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2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3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21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6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5" style:base-cell-address="Sheet1.A1"/>
    </style:style>
    <style:style style:name="ce9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6" style:base-cell-address="Sheet1.A1"/>
    </style:style>
    <style:style style:name="ce1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D2"/>
      <style:map style:condition="cell-content()=0" style:apply-style-name="Accent" style:base-cell-address="Sheet1.D2"/>
    </style:style>
    <style:style style:name="ce12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D2"/>
      <style:map style:condition="cell-content()=0" style:apply-style-name="Accent" style:base-cell-address="Sheet1.D2"/>
    </style:style>
    <style:style style:name="ce13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5" style:base-cell-address="Sheet1.D2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ISODD(ROW()))" style:apply-style-name="Untitled6" style:base-cell-address="Sheet1.A1"/>
    </style:style>
    <style:style style:name="ce15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I2"/>
      <style:map style:condition="cell-content()=0" style:apply-style-name="Accent" style:base-cell-address="Sheet1.I2"/>
    </style:style>
    <style:style style:name="ce1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I2"/>
      <style:map style:condition="cell-content()=0" style:apply-style-name="Accent" style:base-cell-address="Sheet1.I2"/>
    </style:style>
    <style:style style:name="ce18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5" style:base-cell-address="Sheet1.I2"/>
    </style:style>
    <style:style style:name="ce19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6" style:base-cell-address="Sheet1.I2"/>
    </style:style>
    <style:style style:name="ce20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6" style:base-cell-address="Sheet1.I512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1" style:base-cell-address="Sheet1.K112"/>
    </style:style>
    <style:style style:name="ce23" style:family="table-cell" style:parent-style-name="Default">
      <style:table-cell-properties fo:background-color="transparen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4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3" table:default-cell-style-name="ce21"/>
        <table:table-column table:style-name="co12" table:default-cell-style-name="ce23"/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XC</text:p>
          </table:table-cell>
          <table:table-cell table:style-name="ce5" office:value-type="string" calcext:value-type="string">
            <text:p>XGL</text:p>
          </table:table-cell>
          <table:table-cell table:style-name="ce5" office:value-type="string" calcext:value-type="string">
            <text:p>XGR</text:p>
          </table:table-cell>
          <table:table-cell table:style-name="ce5" office:value-type="string" calcext:value-type="string">
            <text:p>DXG</text:p>
          </table:table-cell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YC</text:p>
          </table:table-cell>
          <table:table-cell table:style-name="ce5" office:value-type="string" calcext:value-type="string">
            <text:p>YGB</text:p>
          </table:table-cell>
          <table:table-cell table:style-name="ce5" office:value-type="string" calcext:value-type="string">
            <text:p>YGT</text:p>
          </table:table-cell>
          <table:table-cell table:style-name="ce5" office:value-type="string" calcext:value-type="string">
            <text:p>DYG</text:p>
          </table:table-cell>
          <table:table-cell table:style-name="ce4" table:number-columns-repeated="101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88.708374023438" calcext:value-type="float">
            <text:p>288.708</text:p>
          </table:table-cell>
          <table:table-cell table:style-name="ce6" office:value-type="float" office:value="288.666687011719" calcext:value-type="float">
            <text:p>288.667</text:p>
          </table:table-cell>
          <table:table-cell table:style-name="ce11" office:value-type="float" office:value="288.750030517578" calcext:value-type="float">
            <text:p>288.750</text:p>
          </table:table-cell>
          <table:table-cell table:style-name="ce6" table:formula="of:=[.D2]-[.C2]" office:value-type="float" office:value="0.0833435058590339" calcext:value-type="float">
            <text:p>0.08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-59.6624336242676" calcext:value-type="float">
            <text:p>-59.662</text:p>
          </table:table-cell>
          <table:table-cell table:style-name="ce6" office:value-type="float" office:value="-59.683479309082" calcext:value-type="float">
            <text:p>-59.683</text:p>
          </table:table-cell>
          <table:table-cell table:style-name="ce16" office:value-type="float" office:value="-59.6413879394531" calcext:value-type="float">
            <text:p>-59.641</text:p>
          </table:table-cell>
          <table:table-cell table:style-name="ce6" table:formula="of:=[.I2]-[.H2]" office:value-type="float" office:value="0.0420913696289063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88.791687011719" calcext:value-type="float">
            <text:p>288.792</text:p>
          </table:table-cell>
          <table:table-cell table:style-name="ce6" office:value-type="float" office:value="288.750030517578" calcext:value-type="float">
            <text:p>288.750</text:p>
          </table:table-cell>
          <table:table-cell table:style-name="ce11" office:value-type="float" office:value="288.833374023438" calcext:value-type="float">
            <text:p>288.833</text:p>
          </table:table-cell>
          <table:table-cell table:style-name="ce6" table:formula="of:=[.D3]-[.C3]" office:value-type="float" office:value="0.0833435058600003" calcext:value-type="float">
            <text:p>0.08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-59.6203155517578" calcext:value-type="float">
            <text:p>-59.620</text:p>
          </table:table-cell>
          <table:table-cell table:style-name="ce6" office:value-type="float" office:value="-59.6413879394531" calcext:value-type="float">
            <text:p>-59.641</text:p>
          </table:table-cell>
          <table:table-cell table:style-name="ce16" office:value-type="float" office:value="-59.5992431640625" calcext:value-type="float">
            <text:p>-59.599</text:p>
          </table:table-cell>
          <table:table-cell table:style-name="ce6" table:formula="of:=[.I3]-[.H3]" office:value-type="float" office:value="0.0421447753905966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8.875030517578" calcext:value-type="float">
            <text:p>288.875</text:p>
          </table:table-cell>
          <table:table-cell table:style-name="ce6" office:value-type="float" office:value="288.833374023438" calcext:value-type="float">
            <text:p>288.833</text:p>
          </table:table-cell>
          <table:table-cell table:style-name="ce11" office:value-type="float" office:value="288.916687011719" calcext:value-type="float">
            <text:p>288.917</text:p>
          </table:table-cell>
          <table:table-cell table:style-name="ce6" table:formula="of:=[.D4]-[.C4]" office:value-type="float" office:value="0.0833129882809658" calcext:value-type="float">
            <text:p>0.08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-59.5781440734863" calcext:value-type="float">
            <text:p>-59.578</text:p>
          </table:table-cell>
          <table:table-cell table:style-name="ce6" office:value-type="float" office:value="-59.5992431640625" calcext:value-type="float">
            <text:p>-59.599</text:p>
          </table:table-cell>
          <table:table-cell table:style-name="ce16" office:value-type="float" office:value="-59.5570449829102" calcext:value-type="float">
            <text:p>-59.557</text:p>
          </table:table-cell>
          <table:table-cell table:style-name="ce6" table:formula="of:=[.I4]-[.H4]" office:value-type="float" office:value="0.0421981811523011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88.958374023438" calcext:value-type="float">
            <text:p>288.958</text:p>
          </table:table-cell>
          <table:table-cell table:style-name="ce6" office:value-type="float" office:value="288.916687011719" calcext:value-type="float">
            <text:p>288.917</text:p>
          </table:table-cell>
          <table:table-cell table:style-name="ce11" office:value-type="float" office:value="289.000030517578" calcext:value-type="float">
            <text:p>289.000</text:p>
          </table:table-cell>
          <table:table-cell table:style-name="ce6" table:formula="of:=[.D5]-[.C5]" office:value-type="float" office:value="0.0833435058590339" calcext:value-type="float">
            <text:p>0.08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-59.5359230041504" calcext:value-type="float">
            <text:p>-59.536</text:p>
          </table:table-cell>
          <table:table-cell table:style-name="ce6" office:value-type="float" office:value="-59.5570449829102" calcext:value-type="float">
            <text:p>-59.557</text:p>
          </table:table-cell>
          <table:table-cell table:style-name="ce16" office:value-type="float" office:value="-59.5147972106934" calcext:value-type="float">
            <text:p>-59.515</text:p>
          </table:table-cell>
          <table:table-cell table:style-name="ce6" table:formula="of:=[.I5]-[.H5]" office:value-type="float" office:value="0.0422477722167969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89.041687011719" calcext:value-type="float">
            <text:p>289.042</text:p>
          </table:table-cell>
          <table:table-cell table:style-name="ce6" office:value-type="float" office:value="289.000030517578" calcext:value-type="float">
            <text:p>289.000</text:p>
          </table:table-cell>
          <table:table-cell table:style-name="ce11" office:value-type="float" office:value="289.083374023438" calcext:value-type="float">
            <text:p>289.083</text:p>
          </table:table-cell>
          <table:table-cell table:style-name="ce6" table:formula="of:=[.D6]-[.C6]" office:value-type="float" office:value="0.0833435058600003" calcext:value-type="float">
            <text:p>0.08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-59.4936447143555" calcext:value-type="float">
            <text:p>-59.494</text:p>
          </table:table-cell>
          <table:table-cell table:style-name="ce6" office:value-type="float" office:value="-59.5147972106934" calcext:value-type="float">
            <text:p>-59.515</text:p>
          </table:table-cell>
          <table:table-cell table:style-name="ce16" office:value-type="float" office:value="-59.4724922180176" calcext:value-type="float">
            <text:p>-59.472</text:p>
          </table:table-cell>
          <table:table-cell table:style-name="ce6" table:formula="of:=[.I6]-[.H6]" office:value-type="float" office:value="0.0423049926758026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89.125030517578" calcext:value-type="float">
            <text:p>289.125</text:p>
          </table:table-cell>
          <table:table-cell table:style-name="ce6" office:value-type="float" office:value="289.083374023438" calcext:value-type="float">
            <text:p>289.083</text:p>
          </table:table-cell>
          <table:table-cell table:style-name="ce11" office:value-type="float" office:value="289.166687011719" calcext:value-type="float">
            <text:p>289.167</text:p>
          </table:table-cell>
          <table:table-cell table:style-name="ce6" table:formula="of:=[.D7]-[.C7]" office:value-type="float" office:value="0.0833129882809658" calcext:value-type="float">
            <text:p>0.083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-59.4513168334961" calcext:value-type="float">
            <text:p>-59.451</text:p>
          </table:table-cell>
          <table:table-cell table:style-name="ce6" office:value-type="float" office:value="-59.4724922180176" calcext:value-type="float">
            <text:p>-59.472</text:p>
          </table:table-cell>
          <table:table-cell table:style-name="ce16" office:value-type="float" office:value="-59.4301376342773" calcext:value-type="float">
            <text:p>-59.430</text:p>
          </table:table-cell>
          <table:table-cell table:style-name="ce6" table:formula="of:=[.I7]-[.H7]" office:value-type="float" office:value="0.0423545837402983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89.208374023438" calcext:value-type="float">
            <text:p>289.208</text:p>
          </table:table-cell>
          <table:table-cell table:style-name="ce6" office:value-type="float" office:value="289.166687011719" calcext:value-type="float">
            <text:p>289.167</text:p>
          </table:table-cell>
          <table:table-cell table:style-name="ce11" office:value-type="float" office:value="289.250030517578" calcext:value-type="float">
            <text:p>289.250</text:p>
          </table:table-cell>
          <table:table-cell table:style-name="ce6" table:formula="of:=[.D8]-[.C8]" office:value-type="float" office:value="0.0833435058590339" calcext:value-type="float">
            <text:p>0.08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-59.408935546875" calcext:value-type="float">
            <text:p>-59.409</text:p>
          </table:table-cell>
          <table:table-cell table:style-name="ce6" office:value-type="float" office:value="-59.4301376342773" calcext:value-type="float">
            <text:p>-59.430</text:p>
          </table:table-cell>
          <table:table-cell table:style-name="ce16" office:value-type="float" office:value="-59.3877296447754" calcext:value-type="float">
            <text:p>-59.388</text:p>
          </table:table-cell>
          <table:table-cell table:style-name="ce6" table:formula="of:=[.I8]-[.H8]" office:value-type="float" office:value="0.0424079895019034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89.291687011719" calcext:value-type="float">
            <text:p>289.292</text:p>
          </table:table-cell>
          <table:table-cell table:style-name="ce6" office:value-type="float" office:value="289.250030517578" calcext:value-type="float">
            <text:p>289.250</text:p>
          </table:table-cell>
          <table:table-cell table:style-name="ce11" office:value-type="float" office:value="289.333374023438" calcext:value-type="float">
            <text:p>289.333</text:p>
          </table:table-cell>
          <table:table-cell table:style-name="ce6" table:formula="of:=[.D9]-[.C9]" office:value-type="float" office:value="0.0833435058600003" calcext:value-type="float">
            <text:p>0.083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-59.3664970397949" calcext:value-type="float">
            <text:p>-59.366</text:p>
          </table:table-cell>
          <table:table-cell table:style-name="ce6" office:value-type="float" office:value="-59.3877296447754" calcext:value-type="float">
            <text:p>-59.388</text:p>
          </table:table-cell>
          <table:table-cell table:style-name="ce16" office:value-type="float" office:value="-59.3452644348145" calcext:value-type="float">
            <text:p>-59.345</text:p>
          </table:table-cell>
          <table:table-cell table:style-name="ce6" table:formula="of:=[.I9]-[.H9]" office:value-type="float" office:value="0.0424652099608949" calcext:value-type="float">
            <text:p>0.042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89.375030517578" calcext:value-type="float">
            <text:p>289.375</text:p>
          </table:table-cell>
          <table:table-cell table:style-name="ce6" office:value-type="float" office:value="289.333374023438" calcext:value-type="float">
            <text:p>289.333</text:p>
          </table:table-cell>
          <table:table-cell table:style-name="ce11" office:value-type="float" office:value="289.416687011719" calcext:value-type="float">
            <text:p>289.417</text:p>
          </table:table-cell>
          <table:table-cell table:style-name="ce6" table:formula="of:=[.D10]-[.C10]" office:value-type="float" office:value="0.0833129882809658" calcext:value-type="float">
            <text:p>0.083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-59.3240089416504" calcext:value-type="float">
            <text:p>-59.324</text:p>
          </table:table-cell>
          <table:table-cell table:style-name="ce6" office:value-type="float" office:value="-59.3452644348145" calcext:value-type="float">
            <text:p>-59.345</text:p>
          </table:table-cell>
          <table:table-cell table:style-name="ce16" office:value-type="float" office:value="-59.3027496337891" calcext:value-type="float">
            <text:p>-59.303</text:p>
          </table:table-cell>
          <table:table-cell table:style-name="ce6" table:formula="of:=[.I10]-[.H10]" office:value-type="float" office:value="0.0425148010254048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89.458374023438" calcext:value-type="float">
            <text:p>289.458</text:p>
          </table:table-cell>
          <table:table-cell table:style-name="ce6" office:value-type="float" office:value="289.416687011719" calcext:value-type="float">
            <text:p>289.417</text:p>
          </table:table-cell>
          <table:table-cell table:style-name="ce11" office:value-type="float" office:value="289.500030517578" calcext:value-type="float">
            <text:p>289.500</text:p>
          </table:table-cell>
          <table:table-cell table:style-name="ce6" table:formula="of:=[.D11]-[.C11]" office:value-type="float" office:value="0.0833435058590339" calcext:value-type="float">
            <text:p>0.083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-59.2814674377441" calcext:value-type="float">
            <text:p>-59.281</text:p>
          </table:table-cell>
          <table:table-cell table:style-name="ce6" office:value-type="float" office:value="-59.3027496337891" calcext:value-type="float">
            <text:p>-59.303</text:p>
          </table:table-cell>
          <table:table-cell table:style-name="ce16" office:value-type="float" office:value="-59.260181427002" calcext:value-type="float">
            <text:p>-59.260</text:p>
          </table:table-cell>
          <table:table-cell table:style-name="ce6" table:formula="of:=[.I11]-[.H11]" office:value-type="float" office:value="0.0425682067870952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89.541687011719" calcext:value-type="float">
            <text:p>289.542</text:p>
          </table:table-cell>
          <table:table-cell table:style-name="ce6" office:value-type="float" office:value="289.500030517578" calcext:value-type="float">
            <text:p>289.500</text:p>
          </table:table-cell>
          <table:table-cell table:style-name="ce11" office:value-type="float" office:value="289.583374023438" calcext:value-type="float">
            <text:p>289.583</text:p>
          </table:table-cell>
          <table:table-cell table:style-name="ce6" table:formula="of:=[.D12]-[.C12]" office:value-type="float" office:value="0.0833435058600003" calcext:value-type="float">
            <text:p>0.083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-59.2388725280762" calcext:value-type="float">
            <text:p>-59.239</text:p>
          </table:table-cell>
          <table:table-cell table:style-name="ce6" office:value-type="float" office:value="-59.260181427002" calcext:value-type="float">
            <text:p>-59.260</text:p>
          </table:table-cell>
          <table:table-cell table:style-name="ce16" office:value-type="float" office:value="-59.2175598144531" calcext:value-type="float">
            <text:p>-59.218</text:p>
          </table:table-cell>
          <table:table-cell table:style-name="ce6" table:formula="of:=[.I12]-[.H12]" office:value-type="float" office:value="0.0426216125489063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89.625030517578" calcext:value-type="float">
            <text:p>289.625</text:p>
          </table:table-cell>
          <table:table-cell table:style-name="ce6" office:value-type="float" office:value="289.583374023438" calcext:value-type="float">
            <text:p>289.583</text:p>
          </table:table-cell>
          <table:table-cell table:style-name="ce11" office:value-type="float" office:value="289.666687011719" calcext:value-type="float">
            <text:p>289.667</text:p>
          </table:table-cell>
          <table:table-cell table:style-name="ce6" table:formula="of:=[.D13]-[.C13]" office:value-type="float" office:value="0.0833129882809658" calcext:value-type="float">
            <text:p>0.083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-59.1962242126465" calcext:value-type="float">
            <text:p>-59.196</text:p>
          </table:table-cell>
          <table:table-cell table:style-name="ce6" office:value-type="float" office:value="-59.2175598144531" calcext:value-type="float">
            <text:p>-59.218</text:p>
          </table:table-cell>
          <table:table-cell table:style-name="ce16" office:value-type="float" office:value="-59.1748847961426" calcext:value-type="float">
            <text:p>-59.175</text:p>
          </table:table-cell>
          <table:table-cell table:style-name="ce6" table:formula="of:=[.I13]-[.H13]" office:value-type="float" office:value="0.0426750183104971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89.708374023438" calcext:value-type="float">
            <text:p>289.708</text:p>
          </table:table-cell>
          <table:table-cell table:style-name="ce6" office:value-type="float" office:value="289.666687011719" calcext:value-type="float">
            <text:p>289.667</text:p>
          </table:table-cell>
          <table:table-cell table:style-name="ce11" office:value-type="float" office:value="289.750030517578" calcext:value-type="float">
            <text:p>289.750</text:p>
          </table:table-cell>
          <table:table-cell table:style-name="ce6" table:formula="of:=[.D14]-[.C14]" office:value-type="float" office:value="0.0833435058590339" calcext:value-type="float">
            <text:p>0.083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-59.1535224914551" calcext:value-type="float">
            <text:p>-59.154</text:p>
          </table:table-cell>
          <table:table-cell table:style-name="ce6" office:value-type="float" office:value="-59.1748847961426" calcext:value-type="float">
            <text:p>-59.175</text:p>
          </table:table-cell>
          <table:table-cell table:style-name="ce16" office:value-type="float" office:value="-59.1321563720703" calcext:value-type="float">
            <text:p>-59.132</text:p>
          </table:table-cell>
          <table:table-cell table:style-name="ce6" table:formula="of:=[.I14]-[.H14]" office:value-type="float" office:value="0.0427284240723012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289.791687011719" calcext:value-type="float">
            <text:p>289.792</text:p>
          </table:table-cell>
          <table:table-cell table:style-name="ce6" office:value-type="float" office:value="289.750030517578" calcext:value-type="float">
            <text:p>289.750</text:p>
          </table:table-cell>
          <table:table-cell table:style-name="ce11" office:value-type="float" office:value="289.833374023438" calcext:value-type="float">
            <text:p>289.833</text:p>
          </table:table-cell>
          <table:table-cell table:style-name="ce6" table:formula="of:=[.D15]-[.C15]" office:value-type="float" office:value="0.0833435058600003" calcext:value-type="float">
            <text:p>0.083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-59.110767364502" calcext:value-type="float">
            <text:p>-59.111</text:p>
          </table:table-cell>
          <table:table-cell table:style-name="ce6" office:value-type="float" office:value="-59.1321563720703" calcext:value-type="float">
            <text:p>-59.132</text:p>
          </table:table-cell>
          <table:table-cell table:style-name="ce16" office:value-type="float" office:value="-59.0893745422363" calcext:value-type="float">
            <text:p>-59.089</text:p>
          </table:table-cell>
          <table:table-cell table:style-name="ce6" table:formula="of:=[.I15]-[.H15]" office:value-type="float" office:value="0.0427818298339986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89.875030517578" calcext:value-type="float">
            <text:p>289.875</text:p>
          </table:table-cell>
          <table:table-cell table:style-name="ce6" office:value-type="float" office:value="289.833374023438" calcext:value-type="float">
            <text:p>289.833</text:p>
          </table:table-cell>
          <table:table-cell table:style-name="ce11" office:value-type="float" office:value="289.916687011719" calcext:value-type="float">
            <text:p>289.917</text:p>
          </table:table-cell>
          <table:table-cell table:style-name="ce6" table:formula="of:=[.D16]-[.C16]" office:value-type="float" office:value="0.0833129882809658" calcext:value-type="float">
            <text:p>0.083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-59.0679588317871" calcext:value-type="float">
            <text:p>-59.068</text:p>
          </table:table-cell>
          <table:table-cell table:style-name="ce6" office:value-type="float" office:value="-59.0893745422363" calcext:value-type="float">
            <text:p>-59.089</text:p>
          </table:table-cell>
          <table:table-cell table:style-name="ce16" office:value-type="float" office:value="-59.0465393066406" calcext:value-type="float">
            <text:p>-59.047</text:p>
          </table:table-cell>
          <table:table-cell table:style-name="ce6" table:formula="of:=[.I16]-[.H16]" office:value-type="float" office:value="0.0428352355957031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289.958374023438" calcext:value-type="float">
            <text:p>289.958</text:p>
          </table:table-cell>
          <table:table-cell table:style-name="ce6" office:value-type="float" office:value="289.916687011719" calcext:value-type="float">
            <text:p>289.917</text:p>
          </table:table-cell>
          <table:table-cell table:style-name="ce11" office:value-type="float" office:value="290.000030517578" calcext:value-type="float">
            <text:p>290.000</text:p>
          </table:table-cell>
          <table:table-cell table:style-name="ce6" table:formula="of:=[.D17]-[.C17]" office:value-type="float" office:value="0.0833435058590339" calcext:value-type="float">
            <text:p>0.083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-59.0250968933105" calcext:value-type="float">
            <text:p>-59.025</text:p>
          </table:table-cell>
          <table:table-cell table:style-name="ce6" office:value-type="float" office:value="-59.0465393066406" calcext:value-type="float">
            <text:p>-59.047</text:p>
          </table:table-cell>
          <table:table-cell table:style-name="ce16" office:value-type="float" office:value="-59.0036506652832" calcext:value-type="float">
            <text:p>-59.004</text:p>
          </table:table-cell>
          <table:table-cell table:style-name="ce6" table:formula="of:=[.I17]-[.H17]" office:value-type="float" office:value="0.0428886413573935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90.041687011719" calcext:value-type="float">
            <text:p>290.042</text:p>
          </table:table-cell>
          <table:table-cell table:style-name="ce6" office:value-type="float" office:value="290.000030517578" calcext:value-type="float">
            <text:p>290.000</text:p>
          </table:table-cell>
          <table:table-cell table:style-name="ce11" office:value-type="float" office:value="290.083374023438" calcext:value-type="float">
            <text:p>290.083</text:p>
          </table:table-cell>
          <table:table-cell table:style-name="ce6" table:formula="of:=[.D18]-[.C18]" office:value-type="float" office:value="0.0833435058600003" calcext:value-type="float">
            <text:p>0.083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-58.9821815490723" calcext:value-type="float">
            <text:p>-58.982</text:p>
          </table:table-cell>
          <table:table-cell table:style-name="ce6" office:value-type="float" office:value="-59.0036506652832" calcext:value-type="float">
            <text:p>-59.004</text:p>
          </table:table-cell>
          <table:table-cell table:style-name="ce16" office:value-type="float" office:value="-58.9607086181641" calcext:value-type="float">
            <text:p>-58.961</text:p>
          </table:table-cell>
          <table:table-cell table:style-name="ce6" table:formula="of:=[.I18]-[.H18]" office:value-type="float" office:value="0.0429420471191051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290.125030517578" calcext:value-type="float">
            <text:p>290.125</text:p>
          </table:table-cell>
          <table:table-cell table:style-name="ce6" office:value-type="float" office:value="290.083374023438" calcext:value-type="float">
            <text:p>290.083</text:p>
          </table:table-cell>
          <table:table-cell table:style-name="ce11" office:value-type="float" office:value="290.166687011719" calcext:value-type="float">
            <text:p>290.167</text:p>
          </table:table-cell>
          <table:table-cell table:style-name="ce6" table:formula="of:=[.D19]-[.C19]" office:value-type="float" office:value="0.0833129882809658" calcext:value-type="float">
            <text:p>0.083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-58.9392127990723" calcext:value-type="float">
            <text:p>-58.939</text:p>
          </table:table-cell>
          <table:table-cell table:style-name="ce6" office:value-type="float" office:value="-58.9607086181641" calcext:value-type="float">
            <text:p>-58.961</text:p>
          </table:table-cell>
          <table:table-cell table:style-name="ce16" office:value-type="float" office:value="-58.9177131652832" calcext:value-type="float">
            <text:p>-58.918</text:p>
          </table:table-cell>
          <table:table-cell table:style-name="ce6" table:formula="of:=[.I19]-[.H19]" office:value-type="float" office:value="0.0429954528808949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290.208374023438" calcext:value-type="float">
            <text:p>290.208</text:p>
          </table:table-cell>
          <table:table-cell table:style-name="ce6" office:value-type="float" office:value="290.166687011719" calcext:value-type="float">
            <text:p>290.167</text:p>
          </table:table-cell>
          <table:table-cell table:style-name="ce11" office:value-type="float" office:value="290.250030517578" calcext:value-type="float">
            <text:p>290.250</text:p>
          </table:table-cell>
          <table:table-cell table:style-name="ce6" table:formula="of:=[.D20]-[.C20]" office:value-type="float" office:value="0.0833435058590339" calcext:value-type="float">
            <text:p>0.083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-58.8961906433105" calcext:value-type="float">
            <text:p>-58.896</text:p>
          </table:table-cell>
          <table:table-cell table:style-name="ce6" office:value-type="float" office:value="-58.9177131652832" calcext:value-type="float">
            <text:p>-58.918</text:p>
          </table:table-cell>
          <table:table-cell table:style-name="ce16" office:value-type="float" office:value="-58.8746643066406" calcext:value-type="float">
            <text:p>-58.875</text:p>
          </table:table-cell>
          <table:table-cell table:style-name="ce6" table:formula="of:=[.I20]-[.H20]" office:value-type="float" office:value="0.0430488586426066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90.291687011719" calcext:value-type="float">
            <text:p>290.292</text:p>
          </table:table-cell>
          <table:table-cell table:style-name="ce6" office:value-type="float" office:value="290.250030517578" calcext:value-type="float">
            <text:p>290.250</text:p>
          </table:table-cell>
          <table:table-cell table:style-name="ce11" office:value-type="float" office:value="290.333374023438" calcext:value-type="float">
            <text:p>290.333</text:p>
          </table:table-cell>
          <table:table-cell table:style-name="ce6" table:formula="of:=[.D21]-[.C21]" office:value-type="float" office:value="0.0833435058600003" calcext:value-type="float">
            <text:p>0.083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-58.8531150817871" calcext:value-type="float">
            <text:p>-58.853</text:p>
          </table:table-cell>
          <table:table-cell table:style-name="ce6" office:value-type="float" office:value="-58.8746643066406" calcext:value-type="float">
            <text:p>-58.875</text:p>
          </table:table-cell>
          <table:table-cell table:style-name="ce16" office:value-type="float" office:value="-58.8315620422363" calcext:value-type="float">
            <text:p>-58.832</text:p>
          </table:table-cell>
          <table:table-cell table:style-name="ce6" table:formula="of:=[.I21]-[.H21]" office:value-type="float" office:value="0.0431022644042969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90.375030517578" calcext:value-type="float">
            <text:p>290.375</text:p>
          </table:table-cell>
          <table:table-cell table:style-name="ce6" office:value-type="float" office:value="290.333374023438" calcext:value-type="float">
            <text:p>290.333</text:p>
          </table:table-cell>
          <table:table-cell table:style-name="ce11" office:value-type="float" office:value="290.416687011719" calcext:value-type="float">
            <text:p>290.417</text:p>
          </table:table-cell>
          <table:table-cell table:style-name="ce6" table:formula="of:=[.D22]-[.C22]" office:value-type="float" office:value="0.0833129882809658" calcext:value-type="float">
            <text:p>0.083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-58.809986114502" calcext:value-type="float">
            <text:p>-58.810</text:p>
          </table:table-cell>
          <table:table-cell table:style-name="ce6" office:value-type="float" office:value="-58.8315620422363" calcext:value-type="float">
            <text:p>-58.832</text:p>
          </table:table-cell>
          <table:table-cell table:style-name="ce16" office:value-type="float" office:value="-58.7884063720703" calcext:value-type="float">
            <text:p>-58.788</text:p>
          </table:table-cell>
          <table:table-cell table:style-name="ce6" table:formula="of:=[.I22]-[.H22]" office:value-type="float" office:value="0.0431556701660014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90.458374023438" calcext:value-type="float">
            <text:p>290.458</text:p>
          </table:table-cell>
          <table:table-cell table:style-name="ce6" office:value-type="float" office:value="290.416687011719" calcext:value-type="float">
            <text:p>290.417</text:p>
          </table:table-cell>
          <table:table-cell table:style-name="ce11" office:value-type="float" office:value="290.500030517578" calcext:value-type="float">
            <text:p>290.500</text:p>
          </table:table-cell>
          <table:table-cell table:style-name="ce6" table:formula="of:=[.D23]-[.C23]" office:value-type="float" office:value="0.0833435058590339" calcext:value-type="float">
            <text:p>0.083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-58.7667999267578" calcext:value-type="float">
            <text:p>-58.767</text:p>
          </table:table-cell>
          <table:table-cell table:style-name="ce6" office:value-type="float" office:value="-58.7884063720703" calcext:value-type="float">
            <text:p>-58.788</text:p>
          </table:table-cell>
          <table:table-cell table:style-name="ce16" office:value-type="float" office:value="-58.7451934814453" calcext:value-type="float">
            <text:p>-58.745</text:p>
          </table:table-cell>
          <table:table-cell table:style-name="ce6" table:formula="of:=[.I23]-[.H23]" office:value-type="float" office:value="0.043212890625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90.541687011719" calcext:value-type="float">
            <text:p>290.542</text:p>
          </table:table-cell>
          <table:table-cell table:style-name="ce6" office:value-type="float" office:value="290.500030517578" calcext:value-type="float">
            <text:p>290.500</text:p>
          </table:table-cell>
          <table:table-cell table:style-name="ce11" office:value-type="float" office:value="290.583374023438" calcext:value-type="float">
            <text:p>290.583</text:p>
          </table:table-cell>
          <table:table-cell table:style-name="ce6" table:formula="of:=[.D24]-[.C24]" office:value-type="float" office:value="0.0833435058600003" calcext:value-type="float">
            <text:p>0.083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-58.7235641479492" calcext:value-type="float">
            <text:p>-58.724</text:p>
          </table:table-cell>
          <table:table-cell table:style-name="ce6" office:value-type="float" office:value="-58.7451934814453" calcext:value-type="float">
            <text:p>-58.745</text:p>
          </table:table-cell>
          <table:table-cell table:style-name="ce16" office:value-type="float" office:value="-58.7019309997559" calcext:value-type="float">
            <text:p>-58.702</text:p>
          </table:table-cell>
          <table:table-cell table:style-name="ce6" table:formula="of:=[.I24]-[.H24]" office:value-type="float" office:value="0.0432624816893963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290.625030517578" calcext:value-type="float">
            <text:p>290.625</text:p>
          </table:table-cell>
          <table:table-cell table:style-name="ce6" office:value-type="float" office:value="290.583374023438" calcext:value-type="float">
            <text:p>290.583</text:p>
          </table:table-cell>
          <table:table-cell table:style-name="ce11" office:value-type="float" office:value="290.666687011719" calcext:value-type="float">
            <text:p>290.667</text:p>
          </table:table-cell>
          <table:table-cell table:style-name="ce6" table:formula="of:=[.D25]-[.C25]" office:value-type="float" office:value="0.0833129882809658" calcext:value-type="float">
            <text:p>0.083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-58.6802711486816" calcext:value-type="float">
            <text:p>-58.680</text:p>
          </table:table-cell>
          <table:table-cell table:style-name="ce6" office:value-type="float" office:value="-58.7019309997559" calcext:value-type="float">
            <text:p>-58.702</text:p>
          </table:table-cell>
          <table:table-cell table:style-name="ce16" office:value-type="float" office:value="-58.6586112976074" calcext:value-type="float">
            <text:p>-58.659</text:p>
          </table:table-cell>
          <table:table-cell table:style-name="ce6" table:formula="of:=[.I25]-[.H25]" office:value-type="float" office:value="0.0433197021485015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90.708374023438" calcext:value-type="float">
            <text:p>290.708</text:p>
          </table:table-cell>
          <table:table-cell table:style-name="ce6" office:value-type="float" office:value="290.666687011719" calcext:value-type="float">
            <text:p>290.667</text:p>
          </table:table-cell>
          <table:table-cell table:style-name="ce11" office:value-type="float" office:value="290.750030517578" calcext:value-type="float">
            <text:p>290.750</text:p>
          </table:table-cell>
          <table:table-cell table:style-name="ce6" table:formula="of:=[.D26]-[.C26]" office:value-type="float" office:value="0.0833435058590339" calcext:value-type="float">
            <text:p>0.083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-58.6369285583496" calcext:value-type="float">
            <text:p>-58.637</text:p>
          </table:table-cell>
          <table:table-cell table:style-name="ce6" office:value-type="float" office:value="-58.6586112976074" calcext:value-type="float">
            <text:p>-58.659</text:p>
          </table:table-cell>
          <table:table-cell table:style-name="ce16" office:value-type="float" office:value="-58.6152420043945" calcext:value-type="float">
            <text:p>-58.615</text:p>
          </table:table-cell>
          <table:table-cell table:style-name="ce6" table:formula="of:=[.I26]-[.H26]" office:value-type="float" office:value="0.0433692932128977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90.791687011719" calcext:value-type="float">
            <text:p>290.792</text:p>
          </table:table-cell>
          <table:table-cell table:style-name="ce6" office:value-type="float" office:value="290.750030517578" calcext:value-type="float">
            <text:p>290.750</text:p>
          </table:table-cell>
          <table:table-cell table:style-name="ce11" office:value-type="float" office:value="290.833374023438" calcext:value-type="float">
            <text:p>290.833</text:p>
          </table:table-cell>
          <table:table-cell table:style-name="ce6" table:formula="of:=[.D27]-[.C27]" office:value-type="float" office:value="0.0833435058600003" calcext:value-type="float">
            <text:p>0.083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-58.5935287475586" calcext:value-type="float">
            <text:p>-58.594</text:p>
          </table:table-cell>
          <table:table-cell table:style-name="ce6" office:value-type="float" office:value="-58.6152420043945" calcext:value-type="float">
            <text:p>-58.615</text:p>
          </table:table-cell>
          <table:table-cell table:style-name="ce16" office:value-type="float" office:value="-58.5718154907227" calcext:value-type="float">
            <text:p>-58.572</text:p>
          </table:table-cell>
          <table:table-cell table:style-name="ce6" table:formula="of:=[.I27]-[.H27]" office:value-type="float" office:value="0.0434265136718039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90.875030517578" calcext:value-type="float">
            <text:p>290.875</text:p>
          </table:table-cell>
          <table:table-cell table:style-name="ce6" office:value-type="float" office:value="290.833374023438" calcext:value-type="float">
            <text:p>290.833</text:p>
          </table:table-cell>
          <table:table-cell table:style-name="ce11" office:value-type="float" office:value="290.916687011719" calcext:value-type="float">
            <text:p>290.917</text:p>
          </table:table-cell>
          <table:table-cell table:style-name="ce6" table:formula="of:=[.D28]-[.C28]" office:value-type="float" office:value="0.0833129882809658" calcext:value-type="float">
            <text:p>0.083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-58.5500755310059" calcext:value-type="float">
            <text:p>-58.550</text:p>
          </table:table-cell>
          <table:table-cell table:style-name="ce6" office:value-type="float" office:value="-58.5718154907227" calcext:value-type="float">
            <text:p>-58.572</text:p>
          </table:table-cell>
          <table:table-cell table:style-name="ce16" office:value-type="float" office:value="-58.5283355712891" calcext:value-type="float">
            <text:p>-58.528</text:p>
          </table:table-cell>
          <table:table-cell table:style-name="ce6" table:formula="of:=[.I28]-[.H28]" office:value-type="float" office:value="0.0434799194336009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290.958374023438" calcext:value-type="float">
            <text:p>290.958</text:p>
          </table:table-cell>
          <table:table-cell table:style-name="ce6" office:value-type="float" office:value="290.916687011719" calcext:value-type="float">
            <text:p>290.917</text:p>
          </table:table-cell>
          <table:table-cell table:style-name="ce11" office:value-type="float" office:value="291.000030517578" calcext:value-type="float">
            <text:p>291.000</text:p>
          </table:table-cell>
          <table:table-cell table:style-name="ce6" table:formula="of:=[.D29]-[.C29]" office:value-type="float" office:value="0.0833435058590339" calcext:value-type="float">
            <text:p>0.083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-58.5065689086914" calcext:value-type="float">
            <text:p>-58.507</text:p>
          </table:table-cell>
          <table:table-cell table:style-name="ce6" office:value-type="float" office:value="-58.5283355712891" calcext:value-type="float">
            <text:p>-58.528</text:p>
          </table:table-cell>
          <table:table-cell table:style-name="ce16" office:value-type="float" office:value="-58.4848022460938" calcext:value-type="float">
            <text:p>-58.485</text:p>
          </table:table-cell>
          <table:table-cell table:style-name="ce6" table:formula="of:=[.I29]-[.H29]" office:value-type="float" office:value="0.043533325195298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291.041687011719" calcext:value-type="float">
            <text:p>291.042</text:p>
          </table:table-cell>
          <table:table-cell table:style-name="ce6" office:value-type="float" office:value="291.000030517578" calcext:value-type="float">
            <text:p>291.000</text:p>
          </table:table-cell>
          <table:table-cell table:style-name="ce11" office:value-type="float" office:value="291.083374023438" calcext:value-type="float">
            <text:p>291.083</text:p>
          </table:table-cell>
          <table:table-cell table:style-name="ce6" table:formula="of:=[.D30]-[.C30]" office:value-type="float" office:value="0.0833435058600003" calcext:value-type="float">
            <text:p>0.083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-58.4630088806152" calcext:value-type="float">
            <text:p>-58.463</text:p>
          </table:table-cell>
          <table:table-cell table:style-name="ce6" office:value-type="float" office:value="-58.4848022460938" calcext:value-type="float">
            <text:p>-58.485</text:p>
          </table:table-cell>
          <table:table-cell table:style-name="ce16" office:value-type="float" office:value="-58.4412155151367" calcext:value-type="float">
            <text:p>-58.441</text:p>
          </table:table-cell>
          <table:table-cell table:style-name="ce6" table:formula="of:=[.I30]-[.H30]" office:value-type="float" office:value="0.043586730957102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291.125030517578" calcext:value-type="float">
            <text:p>291.125</text:p>
          </table:table-cell>
          <table:table-cell table:style-name="ce6" office:value-type="float" office:value="291.083374023438" calcext:value-type="float">
            <text:p>291.083</text:p>
          </table:table-cell>
          <table:table-cell table:style-name="ce11" office:value-type="float" office:value="291.166687011719" calcext:value-type="float">
            <text:p>291.167</text:p>
          </table:table-cell>
          <table:table-cell table:style-name="ce6" table:formula="of:=[.D31]-[.C31]" office:value-type="float" office:value="0.0833129882809658" calcext:value-type="float">
            <text:p>0.083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-58.4193954467773" calcext:value-type="float">
            <text:p>-58.419</text:p>
          </table:table-cell>
          <table:table-cell table:style-name="ce6" office:value-type="float" office:value="-58.4412155151367" calcext:value-type="float">
            <text:p>-58.441</text:p>
          </table:table-cell>
          <table:table-cell table:style-name="ce16" office:value-type="float" office:value="-58.397575378418" calcext:value-type="float">
            <text:p>-58.398</text:p>
          </table:table-cell>
          <table:table-cell table:style-name="ce6" table:formula="of:=[.I31]-[.H31]" office:value-type="float" office:value="0.043640136718700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291.208374023438" calcext:value-type="float">
            <text:p>291.208</text:p>
          </table:table-cell>
          <table:table-cell table:style-name="ce6" office:value-type="float" office:value="291.166687011719" calcext:value-type="float">
            <text:p>291.167</text:p>
          </table:table-cell>
          <table:table-cell table:style-name="ce11" office:value-type="float" office:value="291.250030517578" calcext:value-type="float">
            <text:p>291.250</text:p>
          </table:table-cell>
          <table:table-cell table:style-name="ce6" table:formula="of:=[.D32]-[.C32]" office:value-type="float" office:value="0.0833435058590339" calcext:value-type="float">
            <text:p>0.083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-58.3757286071777" calcext:value-type="float">
            <text:p>-58.376</text:p>
          </table:table-cell>
          <table:table-cell table:style-name="ce6" office:value-type="float" office:value="-58.397575378418" calcext:value-type="float">
            <text:p>-58.398</text:p>
          </table:table-cell>
          <table:table-cell table:style-name="ce16" office:value-type="float" office:value="-58.3538780212402" calcext:value-type="float">
            <text:p>-58.354</text:p>
          </table:table-cell>
          <table:table-cell table:style-name="ce6" table:formula="of:=[.I32]-[.H32]" office:value-type="float" office:value="0.043697357177798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291.291687011719" calcext:value-type="float">
            <text:p>291.292</text:p>
          </table:table-cell>
          <table:table-cell table:style-name="ce6" office:value-type="float" office:value="291.250030517578" calcext:value-type="float">
            <text:p>291.250</text:p>
          </table:table-cell>
          <table:table-cell table:style-name="ce11" office:value-type="float" office:value="291.333374023438" calcext:value-type="float">
            <text:p>291.333</text:p>
          </table:table-cell>
          <table:table-cell table:style-name="ce6" table:formula="of:=[.D33]-[.C33]" office:value-type="float" office:value="0.0833435058600003" calcext:value-type="float">
            <text:p>0.083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-58.3320045471191" calcext:value-type="float">
            <text:p>-58.332</text:p>
          </table:table-cell>
          <table:table-cell table:style-name="ce6" office:value-type="float" office:value="-58.3538780212402" calcext:value-type="float">
            <text:p>-58.354</text:p>
          </table:table-cell>
          <table:table-cell table:style-name="ce16" office:value-type="float" office:value="-58.3101272583008" calcext:value-type="float">
            <text:p>-58.310</text:p>
          </table:table-cell>
          <table:table-cell table:style-name="ce6" table:formula="of:=[.I33]-[.H33]" office:value-type="float" office:value="0.043750762939396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291.375030517578" calcext:value-type="float">
            <text:p>291.375</text:p>
          </table:table-cell>
          <table:table-cell table:style-name="ce6" office:value-type="float" office:value="291.333374023438" calcext:value-type="float">
            <text:p>291.333</text:p>
          </table:table-cell>
          <table:table-cell table:style-name="ce11" office:value-type="float" office:value="291.416687011719" calcext:value-type="float">
            <text:p>291.417</text:p>
          </table:table-cell>
          <table:table-cell table:style-name="ce6" table:formula="of:=[.D34]-[.C34]" office:value-type="float" office:value="0.0833129882809658" calcext:value-type="float">
            <text:p>0.083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-58.2882270812988" calcext:value-type="float">
            <text:p>-58.288</text:p>
          </table:table-cell>
          <table:table-cell table:style-name="ce6" office:value-type="float" office:value="-58.3101272583008" calcext:value-type="float">
            <text:p>-58.310</text:p>
          </table:table-cell>
          <table:table-cell table:style-name="ce16" office:value-type="float" office:value="-58.2663230895996" calcext:value-type="float">
            <text:p>-58.266</text:p>
          </table:table-cell>
          <table:table-cell table:style-name="ce6" table:formula="of:=[.I34]-[.H34]" office:value-type="float" office:value="0.0438041687012003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291.458374023438" calcext:value-type="float">
            <text:p>291.458</text:p>
          </table:table-cell>
          <table:table-cell table:style-name="ce6" office:value-type="float" office:value="291.416687011719" calcext:value-type="float">
            <text:p>291.417</text:p>
          </table:table-cell>
          <table:table-cell table:style-name="ce11" office:value-type="float" office:value="291.500030517578" calcext:value-type="float">
            <text:p>291.500</text:p>
          </table:table-cell>
          <table:table-cell table:style-name="ce6" table:formula="of:=[.D35]-[.C35]" office:value-type="float" office:value="0.0833435058590339" calcext:value-type="float">
            <text:p>0.083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-58.2443962097168" calcext:value-type="float">
            <text:p>-58.244</text:p>
          </table:table-cell>
          <table:table-cell table:style-name="ce6" office:value-type="float" office:value="-58.2663230895996" calcext:value-type="float">
            <text:p>-58.266</text:p>
          </table:table-cell>
          <table:table-cell table:style-name="ce16" office:value-type="float" office:value="-58.2224655151367" calcext:value-type="float">
            <text:p>-58.222</text:p>
          </table:table-cell>
          <table:table-cell table:style-name="ce6" table:formula="of:=[.I35]-[.H35]" office:value-type="float" office:value="0.0438575744629048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291.541687011719" calcext:value-type="float">
            <text:p>291.542</text:p>
          </table:table-cell>
          <table:table-cell table:style-name="ce6" office:value-type="float" office:value="291.500030517578" calcext:value-type="float">
            <text:p>291.500</text:p>
          </table:table-cell>
          <table:table-cell table:style-name="ce11" office:value-type="float" office:value="291.583374023438" calcext:value-type="float">
            <text:p>291.583</text:p>
          </table:table-cell>
          <table:table-cell table:style-name="ce6" table:formula="of:=[.D36]-[.C36]" office:value-type="float" office:value="0.0833435058600003" calcext:value-type="float">
            <text:p>0.083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-58.200511932373" calcext:value-type="float">
            <text:p>-58.201</text:p>
          </table:table-cell>
          <table:table-cell table:style-name="ce6" office:value-type="float" office:value="-58.2224655151367" calcext:value-type="float">
            <text:p>-58.222</text:p>
          </table:table-cell>
          <table:table-cell table:style-name="ce16" office:value-type="float" office:value="-58.1785545349121" calcext:value-type="float">
            <text:p>-58.179</text:p>
          </table:table-cell>
          <table:table-cell table:style-name="ce6" table:formula="of:=[.I36]-[.H36]" office:value-type="float" office:value="0.0439109802245952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291.625030517578" calcext:value-type="float">
            <text:p>291.625</text:p>
          </table:table-cell>
          <table:table-cell table:style-name="ce6" office:value-type="float" office:value="291.583374023438" calcext:value-type="float">
            <text:p>291.583</text:p>
          </table:table-cell>
          <table:table-cell table:style-name="ce11" office:value-type="float" office:value="291.666687011719" calcext:value-type="float">
            <text:p>291.667</text:p>
          </table:table-cell>
          <table:table-cell table:style-name="ce6" table:formula="of:=[.D37]-[.C37]" office:value-type="float" office:value="0.0833129882809658" calcext:value-type="float">
            <text:p>0.083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-58.1565704345703" calcext:value-type="float">
            <text:p>-58.157</text:p>
          </table:table-cell>
          <table:table-cell table:style-name="ce6" office:value-type="float" office:value="-58.1785545349121" calcext:value-type="float">
            <text:p>-58.179</text:p>
          </table:table-cell>
          <table:table-cell table:style-name="ce16" office:value-type="float" office:value="-58.1345863342285" calcext:value-type="float">
            <text:p>-58.135</text:p>
          </table:table-cell>
          <table:table-cell table:style-name="ce6" table:formula="of:=[.I37]-[.H37]" office:value-type="float" office:value="0.0439682006836009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291.708374023438" calcext:value-type="float">
            <text:p>291.708</text:p>
          </table:table-cell>
          <table:table-cell table:style-name="ce6" office:value-type="float" office:value="291.666687011719" calcext:value-type="float">
            <text:p>291.667</text:p>
          </table:table-cell>
          <table:table-cell table:style-name="ce11" office:value-type="float" office:value="291.750030517578" calcext:value-type="float">
            <text:p>291.750</text:p>
          </table:table-cell>
          <table:table-cell table:style-name="ce6" table:formula="of:=[.D38]-[.C38]" office:value-type="float" office:value="0.0833435058590339" calcext:value-type="float">
            <text:p>0.083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-58.1125793457031" calcext:value-type="float">
            <text:p>-58.113</text:p>
          </table:table-cell>
          <table:table-cell table:style-name="ce6" office:value-type="float" office:value="-58.1345863342285" calcext:value-type="float">
            <text:p>-58.135</text:p>
          </table:table-cell>
          <table:table-cell table:style-name="ce16" office:value-type="float" office:value="-58.0905685424805" calcext:value-type="float">
            <text:p>-58.091</text:p>
          </table:table-cell>
          <table:table-cell table:style-name="ce6" table:formula="of:=[.I38]-[.H38]" office:value-type="float" office:value="0.0440177917480042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291.791687011719" calcext:value-type="float">
            <text:p>291.792</text:p>
          </table:table-cell>
          <table:table-cell table:style-name="ce6" office:value-type="float" office:value="291.750030517578" calcext:value-type="float">
            <text:p>291.750</text:p>
          </table:table-cell>
          <table:table-cell table:style-name="ce11" office:value-type="float" office:value="291.833374023438" calcext:value-type="float">
            <text:p>291.833</text:p>
          </table:table-cell>
          <table:table-cell table:style-name="ce6" table:formula="of:=[.D39]-[.C39]" office:value-type="float" office:value="0.0833435058600003" calcext:value-type="float">
            <text:p>0.083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-58.068531036377" calcext:value-type="float">
            <text:p>-58.069</text:p>
          </table:table-cell>
          <table:table-cell table:style-name="ce6" office:value-type="float" office:value="-58.0905685424805" calcext:value-type="float">
            <text:p>-58.091</text:p>
          </table:table-cell>
          <table:table-cell table:style-name="ce16" office:value-type="float" office:value="-58.0464935302734" calcext:value-type="float">
            <text:p>-58.046</text:p>
          </table:table-cell>
          <table:table-cell table:style-name="ce6" table:formula="of:=[.I39]-[.H39]" office:value-type="float" office:value="0.0440750122070952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291.875030517578" calcext:value-type="float">
            <text:p>291.875</text:p>
          </table:table-cell>
          <table:table-cell table:style-name="ce6" office:value-type="float" office:value="291.833374023438" calcext:value-type="float">
            <text:p>291.833</text:p>
          </table:table-cell>
          <table:table-cell table:style-name="ce11" office:value-type="float" office:value="291.916687011719" calcext:value-type="float">
            <text:p>291.917</text:p>
          </table:table-cell>
          <table:table-cell table:style-name="ce6" table:formula="of:=[.D40]-[.C40]" office:value-type="float" office:value="0.0833129882809658" calcext:value-type="float">
            <text:p>0.083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-58.0244293212891" calcext:value-type="float">
            <text:p>-58.024</text:p>
          </table:table-cell>
          <table:table-cell table:style-name="ce6" office:value-type="float" office:value="-58.0464935302734" calcext:value-type="float">
            <text:p>-58.046</text:p>
          </table:table-cell>
          <table:table-cell table:style-name="ce16" office:value-type="float" office:value="-58.0023612976074" calcext:value-type="float">
            <text:p>-58.002</text:p>
          </table:table-cell>
          <table:table-cell table:style-name="ce6" table:formula="of:=[.I40]-[.H40]" office:value-type="float" office:value="0.0441322326660014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291.958374023438" calcext:value-type="float">
            <text:p>291.958</text:p>
          </table:table-cell>
          <table:table-cell table:style-name="ce6" office:value-type="float" office:value="291.916687011719" calcext:value-type="float">
            <text:p>291.917</text:p>
          </table:table-cell>
          <table:table-cell table:style-name="ce11" office:value-type="float" office:value="292.000030517578" calcext:value-type="float">
            <text:p>292.000</text:p>
          </table:table-cell>
          <table:table-cell table:style-name="ce6" table:formula="of:=[.D41]-[.C41]" office:value-type="float" office:value="0.0833435058590339" calcext:value-type="float">
            <text:p>0.083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-57.9802703857422" calcext:value-type="float">
            <text:p>-57.980</text:p>
          </table:table-cell>
          <table:table-cell table:style-name="ce6" office:value-type="float" office:value="-58.0023612976074" calcext:value-type="float">
            <text:p>-58.002</text:p>
          </table:table-cell>
          <table:table-cell table:style-name="ce16" office:value-type="float" office:value="-57.958179473877" calcext:value-type="float">
            <text:p>-57.958</text:p>
          </table:table-cell>
          <table:table-cell table:style-name="ce6" table:formula="of:=[.I41]-[.H41]" office:value-type="float" office:value="0.0441818237303977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292.041687011719" calcext:value-type="float">
            <text:p>292.042</text:p>
          </table:table-cell>
          <table:table-cell table:style-name="ce6" office:value-type="float" office:value="292.000030517578" calcext:value-type="float">
            <text:p>292.000</text:p>
          </table:table-cell>
          <table:table-cell table:style-name="ce11" office:value-type="float" office:value="292.083374023438" calcext:value-type="float">
            <text:p>292.083</text:p>
          </table:table-cell>
          <table:table-cell table:style-name="ce6" table:formula="of:=[.D42]-[.C42]" office:value-type="float" office:value="0.0833435058600003" calcext:value-type="float">
            <text:p>0.083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-57.9360618591309" calcext:value-type="float">
            <text:p>-57.936</text:p>
          </table:table-cell>
          <table:table-cell table:style-name="ce6" office:value-type="float" office:value="-57.958179473877" calcext:value-type="float">
            <text:p>-57.958</text:p>
          </table:table-cell>
          <table:table-cell table:style-name="ce16" office:value-type="float" office:value="-57.9139404296875" calcext:value-type="float">
            <text:p>-57.914</text:p>
          </table:table-cell>
          <table:table-cell table:style-name="ce6" table:formula="of:=[.I42]-[.H42]" office:value-type="float" office:value="0.0442390441895029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292.125030517578" calcext:value-type="float">
            <text:p>292.125</text:p>
          </table:table-cell>
          <table:table-cell table:style-name="ce6" office:value-type="float" office:value="292.083374023438" calcext:value-type="float">
            <text:p>292.083</text:p>
          </table:table-cell>
          <table:table-cell table:style-name="ce11" office:value-type="float" office:value="292.166687011719" calcext:value-type="float">
            <text:p>292.167</text:p>
          </table:table-cell>
          <table:table-cell table:style-name="ce6" table:formula="of:=[.D43]-[.C43]" office:value-type="float" office:value="0.0833129882809658" calcext:value-type="float">
            <text:p>0.083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-57.8917922973633" calcext:value-type="float">
            <text:p>-57.892</text:p>
          </table:table-cell>
          <table:table-cell table:style-name="ce6" office:value-type="float" office:value="-57.9139404296875" calcext:value-type="float">
            <text:p>-57.914</text:p>
          </table:table-cell>
          <table:table-cell table:style-name="ce16" office:value-type="float" office:value="-57.8696441650391" calcext:value-type="float">
            <text:p>-57.870</text:p>
          </table:table-cell>
          <table:table-cell table:style-name="ce6" table:formula="of:=[.I43]-[.H43]" office:value-type="float" office:value="0.044296264648402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292.208374023438" calcext:value-type="float">
            <text:p>292.208</text:p>
          </table:table-cell>
          <table:table-cell table:style-name="ce6" office:value-type="float" office:value="292.166687011719" calcext:value-type="float">
            <text:p>292.167</text:p>
          </table:table-cell>
          <table:table-cell table:style-name="ce11" office:value-type="float" office:value="292.250030517578" calcext:value-type="float">
            <text:p>292.250</text:p>
          </table:table-cell>
          <table:table-cell table:style-name="ce6" table:formula="of:=[.D44]-[.C44]" office:value-type="float" office:value="0.0833435058590339" calcext:value-type="float">
            <text:p>0.083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-57.8474731445312" calcext:value-type="float">
            <text:p>-57.847</text:p>
          </table:table-cell>
          <table:table-cell table:style-name="ce6" office:value-type="float" office:value="-57.8696441650391" calcext:value-type="float">
            <text:p>-57.870</text:p>
          </table:table-cell>
          <table:table-cell table:style-name="ce16" office:value-type="float" office:value="-57.8252983093262" calcext:value-type="float">
            <text:p>-57.825</text:p>
          </table:table-cell>
          <table:table-cell table:style-name="ce6" table:formula="of:=[.I44]-[.H44]" office:value-type="float" office:value="0.0443458557128977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292.291687011719" calcext:value-type="float">
            <text:p>292.292</text:p>
          </table:table-cell>
          <table:table-cell table:style-name="ce6" office:value-type="float" office:value="292.250030517578" calcext:value-type="float">
            <text:p>292.250</text:p>
          </table:table-cell>
          <table:table-cell table:style-name="ce11" office:value-type="float" office:value="292.333374023438" calcext:value-type="float">
            <text:p>292.333</text:p>
          </table:table-cell>
          <table:table-cell table:style-name="ce6" table:formula="of:=[.D45]-[.C45]" office:value-type="float" office:value="0.0833435058600003" calcext:value-type="float">
            <text:p>0.083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-57.8030967712402" calcext:value-type="float">
            <text:p>-57.803</text:p>
          </table:table-cell>
          <table:table-cell table:style-name="ce6" office:value-type="float" office:value="-57.8252983093262" calcext:value-type="float">
            <text:p>-57.825</text:p>
          </table:table-cell>
          <table:table-cell table:style-name="ce16" office:value-type="float" office:value="-57.7808952331543" calcext:value-type="float">
            <text:p>-57.781</text:p>
          </table:table-cell>
          <table:table-cell table:style-name="ce6" table:formula="of:=[.I45]-[.H45]" office:value-type="float" office:value="0.0444030761719034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292.375030517578" calcext:value-type="float">
            <text:p>292.375</text:p>
          </table:table-cell>
          <table:table-cell table:style-name="ce6" office:value-type="float" office:value="292.333374023438" calcext:value-type="float">
            <text:p>292.333</text:p>
          </table:table-cell>
          <table:table-cell table:style-name="ce11" office:value-type="float" office:value="292.416687011719" calcext:value-type="float">
            <text:p>292.417</text:p>
          </table:table-cell>
          <table:table-cell table:style-name="ce6" table:formula="of:=[.D46]-[.C46]" office:value-type="float" office:value="0.0833129882809658" calcext:value-type="float">
            <text:p>0.08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-57.7586669921875" calcext:value-type="float">
            <text:p>-57.759</text:p>
          </table:table-cell>
          <table:table-cell table:style-name="ce6" office:value-type="float" office:value="-57.7808952331543" calcext:value-type="float">
            <text:p>-57.781</text:p>
          </table:table-cell>
          <table:table-cell table:style-name="ce16" office:value-type="float" office:value="-57.7364387512207" calcext:value-type="float">
            <text:p>-57.736</text:p>
          </table:table-cell>
          <table:table-cell table:style-name="ce6" table:formula="of:=[.I46]-[.H46]" office:value-type="float" office:value="0.0444564819335938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292.458374023438" calcext:value-type="float">
            <text:p>292.458</text:p>
          </table:table-cell>
          <table:table-cell table:style-name="ce6" office:value-type="float" office:value="292.416687011719" calcext:value-type="float">
            <text:p>292.417</text:p>
          </table:table-cell>
          <table:table-cell table:style-name="ce11" office:value-type="float" office:value="292.500030517578" calcext:value-type="float">
            <text:p>292.500</text:p>
          </table:table-cell>
          <table:table-cell table:style-name="ce6" table:formula="of:=[.D47]-[.C47]" office:value-type="float" office:value="0.0833435058590339" calcext:value-type="float">
            <text:p>0.083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-57.714183807373" calcext:value-type="float">
            <text:p>-57.714</text:p>
          </table:table-cell>
          <table:table-cell table:style-name="ce6" office:value-type="float" office:value="-57.7364387512207" calcext:value-type="float">
            <text:p>-57.736</text:p>
          </table:table-cell>
          <table:table-cell table:style-name="ce16" office:value-type="float" office:value="-57.6919250488281" calcext:value-type="float">
            <text:p>-57.692</text:p>
          </table:table-cell>
          <table:table-cell table:style-name="ce6" table:formula="of:=[.I47]-[.H47]" office:value-type="float" office:value="0.0445137023926066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292.541687011719" calcext:value-type="float">
            <text:p>292.542</text:p>
          </table:table-cell>
          <table:table-cell table:style-name="ce6" office:value-type="float" office:value="292.500030517578" calcext:value-type="float">
            <text:p>292.500</text:p>
          </table:table-cell>
          <table:table-cell table:style-name="ce11" office:value-type="float" office:value="292.583374023438" calcext:value-type="float">
            <text:p>292.583</text:p>
          </table:table-cell>
          <table:table-cell table:style-name="ce6" table:formula="of:=[.D48]-[.C48]" office:value-type="float" office:value="0.0833435058600003" calcext:value-type="float">
            <text:p>0.083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-57.6696434020996" calcext:value-type="float">
            <text:p>-57.670</text:p>
          </table:table-cell>
          <table:table-cell table:style-name="ce6" office:value-type="float" office:value="-57.6919250488281" calcext:value-type="float">
            <text:p>-57.692</text:p>
          </table:table-cell>
          <table:table-cell table:style-name="ce16" office:value-type="float" office:value="-57.6473579406738" calcext:value-type="float">
            <text:p>-57.647</text:p>
          </table:table-cell>
          <table:table-cell table:style-name="ce6" table:formula="of:=[.I48]-[.H48]" office:value-type="float" office:value="0.0445671081542969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292.625030517578" calcext:value-type="float">
            <text:p>292.625</text:p>
          </table:table-cell>
          <table:table-cell table:style-name="ce6" office:value-type="float" office:value="292.583374023438" calcext:value-type="float">
            <text:p>292.583</text:p>
          </table:table-cell>
          <table:table-cell table:style-name="ce11" office:value-type="float" office:value="292.666687011719" calcext:value-type="float">
            <text:p>292.667</text:p>
          </table:table-cell>
          <table:table-cell table:style-name="ce6" table:formula="of:=[.D49]-[.C49]" office:value-type="float" office:value="0.0833129882809658" calcext:value-type="float">
            <text:p>0.083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-57.6250495910645" calcext:value-type="float">
            <text:p>-57.625</text:p>
          </table:table-cell>
          <table:table-cell table:style-name="ce6" office:value-type="float" office:value="-57.6473579406738" calcext:value-type="float">
            <text:p>-57.647</text:p>
          </table:table-cell>
          <table:table-cell table:style-name="ce16" office:value-type="float" office:value="-57.6027374267578" calcext:value-type="float">
            <text:p>-57.603</text:p>
          </table:table-cell>
          <table:table-cell table:style-name="ce6" table:formula="of:=[.I49]-[.H49]" office:value-type="float" office:value="0.0446205139160014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292.708374023438" calcext:value-type="float">
            <text:p>292.708</text:p>
          </table:table-cell>
          <table:table-cell table:style-name="ce6" office:value-type="float" office:value="292.666687011719" calcext:value-type="float">
            <text:p>292.667</text:p>
          </table:table-cell>
          <table:table-cell table:style-name="ce11" office:value-type="float" office:value="292.750030517578" calcext:value-type="float">
            <text:p>292.750</text:p>
          </table:table-cell>
          <table:table-cell table:style-name="ce6" table:formula="of:=[.D50]-[.C50]" office:value-type="float" office:value="0.0833435058590339" calcext:value-type="float">
            <text:p>0.083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-57.5804023742676" calcext:value-type="float">
            <text:p>-57.580</text:p>
          </table:table-cell>
          <table:table-cell table:style-name="ce6" office:value-type="float" office:value="-57.6027374267578" calcext:value-type="float">
            <text:p>-57.603</text:p>
          </table:table-cell>
          <table:table-cell table:style-name="ce16" office:value-type="float" office:value="-57.5580635070801" calcext:value-type="float">
            <text:p>-57.558</text:p>
          </table:table-cell>
          <table:table-cell table:style-name="ce6" table:formula="of:=[.I50]-[.H50]" office:value-type="float" office:value="0.0446739196776989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292.791687011719" calcext:value-type="float">
            <text:p>292.792</text:p>
          </table:table-cell>
          <table:table-cell table:style-name="ce6" office:value-type="float" office:value="292.750030517578" calcext:value-type="float">
            <text:p>292.750</text:p>
          </table:table-cell>
          <table:table-cell table:style-name="ce11" office:value-type="float" office:value="292.833374023438" calcext:value-type="float">
            <text:p>292.833</text:p>
          </table:table-cell>
          <table:table-cell table:style-name="ce6" table:formula="of:=[.D51]-[.C51]" office:value-type="float" office:value="0.0833435058600003" calcext:value-type="float">
            <text:p>0.083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-57.5356979370117" calcext:value-type="float">
            <text:p>-57.536</text:p>
          </table:table-cell>
          <table:table-cell table:style-name="ce6" office:value-type="float" office:value="-57.5580635070801" calcext:value-type="float">
            <text:p>-57.558</text:p>
          </table:table-cell>
          <table:table-cell table:style-name="ce16" office:value-type="float" office:value="-57.5133323669434" calcext:value-type="float">
            <text:p>-57.513</text:p>
          </table:table-cell>
          <table:table-cell table:style-name="ce6" table:formula="of:=[.I51]-[.H51]" office:value-type="float" office:value="0.0447311401366974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292.875030517578" calcext:value-type="float">
            <text:p>292.875</text:p>
          </table:table-cell>
          <table:table-cell table:style-name="ce6" office:value-type="float" office:value="292.833374023438" calcext:value-type="float">
            <text:p>292.833</text:p>
          </table:table-cell>
          <table:table-cell table:style-name="ce11" office:value-type="float" office:value="292.916687011719" calcext:value-type="float">
            <text:p>292.917</text:p>
          </table:table-cell>
          <table:table-cell table:style-name="ce6" table:formula="of:=[.D52]-[.C52]" office:value-type="float" office:value="0.0833129882809658" calcext:value-type="float">
            <text:p>0.083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-57.4909400939941" calcext:value-type="float">
            <text:p>-57.491</text:p>
          </table:table-cell>
          <table:table-cell table:style-name="ce6" office:value-type="float" office:value="-57.5133323669434" calcext:value-type="float">
            <text:p>-57.513</text:p>
          </table:table-cell>
          <table:table-cell table:style-name="ce16" office:value-type="float" office:value="-57.4685440063477" calcext:value-type="float">
            <text:p>-57.469</text:p>
          </table:table-cell>
          <table:table-cell table:style-name="ce6" table:formula="of:=[.I52]-[.H52]" office:value-type="float" office:value="0.0447883605957031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292.958374023438" calcext:value-type="float">
            <text:p>292.958</text:p>
          </table:table-cell>
          <table:table-cell table:style-name="ce6" office:value-type="float" office:value="292.916687011719" calcext:value-type="float">
            <text:p>292.917</text:p>
          </table:table-cell>
          <table:table-cell table:style-name="ce11" office:value-type="float" office:value="293.000030517578" calcext:value-type="float">
            <text:p>293.000</text:p>
          </table:table-cell>
          <table:table-cell table:style-name="ce6" table:formula="of:=[.D53]-[.C53]" office:value-type="float" office:value="0.0833435058590339" calcext:value-type="float">
            <text:p>0.083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-57.4461250305176" calcext:value-type="float">
            <text:p>-57.446</text:p>
          </table:table-cell>
          <table:table-cell table:style-name="ce6" office:value-type="float" office:value="-57.4685440063477" calcext:value-type="float">
            <text:p>-57.469</text:p>
          </table:table-cell>
          <table:table-cell table:style-name="ce16" office:value-type="float" office:value="-57.4237022399902" calcext:value-type="float">
            <text:p>-57.424</text:p>
          </table:table-cell>
          <table:table-cell table:style-name="ce6" table:formula="of:=[.I53]-[.H53]" office:value-type="float" office:value="0.0448417663575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293.041687011719" calcext:value-type="float">
            <text:p>293.042</text:p>
          </table:table-cell>
          <table:table-cell table:style-name="ce6" office:value-type="float" office:value="293.000030517578" calcext:value-type="float">
            <text:p>293.000</text:p>
          </table:table-cell>
          <table:table-cell table:style-name="ce11" office:value-type="float" office:value="293.083374023438" calcext:value-type="float">
            <text:p>293.083</text:p>
          </table:table-cell>
          <table:table-cell table:style-name="ce6" table:formula="of:=[.D54]-[.C54]" office:value-type="float" office:value="0.0833435058600003" calcext:value-type="float">
            <text:p>0.083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-57.4012565612793" calcext:value-type="float">
            <text:p>-57.401</text:p>
          </table:table-cell>
          <table:table-cell table:style-name="ce6" office:value-type="float" office:value="-57.4237022399902" calcext:value-type="float">
            <text:p>-57.424</text:p>
          </table:table-cell>
          <table:table-cell table:style-name="ce16" office:value-type="float" office:value="-57.3788070678711" calcext:value-type="float">
            <text:p>-57.379</text:p>
          </table:table-cell>
          <table:table-cell table:style-name="ce6" table:formula="of:=[.I54]-[.H54]" office:value-type="float" office:value="0.044895172119098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293.125030517578" calcext:value-type="float">
            <text:p>293.125</text:p>
          </table:table-cell>
          <table:table-cell table:style-name="ce6" office:value-type="float" office:value="293.083374023438" calcext:value-type="float">
            <text:p>293.083</text:p>
          </table:table-cell>
          <table:table-cell table:style-name="ce11" office:value-type="float" office:value="293.166687011719" calcext:value-type="float">
            <text:p>293.167</text:p>
          </table:table-cell>
          <table:table-cell table:style-name="ce6" table:formula="of:=[.D55]-[.C55]" office:value-type="float" office:value="0.0833129882809658" calcext:value-type="float">
            <text:p>0.083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-57.3563346862793" calcext:value-type="float">
            <text:p>-57.356</text:p>
          </table:table-cell>
          <table:table-cell table:style-name="ce6" office:value-type="float" office:value="-57.3788070678711" calcext:value-type="float">
            <text:p>-57.379</text:p>
          </table:table-cell>
          <table:table-cell table:style-name="ce16" office:value-type="float" office:value="-57.3338584899902" calcext:value-type="float">
            <text:p>-57.334</text:p>
          </table:table-cell>
          <table:table-cell table:style-name="ce6" table:formula="of:=[.I55]-[.H55]" office:value-type="float" office:value="0.044948577880902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293.208374023438" calcext:value-type="float">
            <text:p>293.208</text:p>
          </table:table-cell>
          <table:table-cell table:style-name="ce6" office:value-type="float" office:value="293.166687011719" calcext:value-type="float">
            <text:p>293.167</text:p>
          </table:table-cell>
          <table:table-cell table:style-name="ce11" office:value-type="float" office:value="293.250030517578" calcext:value-type="float">
            <text:p>293.250</text:p>
          </table:table-cell>
          <table:table-cell table:style-name="ce6" table:formula="of:=[.D56]-[.C56]" office:value-type="float" office:value="0.0833435058590339" calcext:value-type="float">
            <text:p>0.083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-57.3113555908203" calcext:value-type="float">
            <text:p>-57.311</text:p>
          </table:table-cell>
          <table:table-cell table:style-name="ce6" office:value-type="float" office:value="-57.3338584899902" calcext:value-type="float">
            <text:p>-57.334</text:p>
          </table:table-cell>
          <table:table-cell table:style-name="ce16" office:value-type="float" office:value="-57.2888526916504" calcext:value-type="float">
            <text:p>-57.289</text:p>
          </table:table-cell>
          <table:table-cell table:style-name="ce6" table:formula="of:=[.I56]-[.H56]" office:value-type="float" office:value="0.0450057983398011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293.291687011719" calcext:value-type="float">
            <text:p>293.292</text:p>
          </table:table-cell>
          <table:table-cell table:style-name="ce6" office:value-type="float" office:value="293.250030517578" calcext:value-type="float">
            <text:p>293.250</text:p>
          </table:table-cell>
          <table:table-cell table:style-name="ce11" office:value-type="float" office:value="293.333374023438" calcext:value-type="float">
            <text:p>293.333</text:p>
          </table:table-cell>
          <table:table-cell table:style-name="ce6" table:formula="of:=[.D57]-[.C57]" office:value-type="float" office:value="0.0833435058600003" calcext:value-type="float">
            <text:p>0.083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-57.2663230895996" calcext:value-type="float">
            <text:p>-57.266</text:p>
          </table:table-cell>
          <table:table-cell table:style-name="ce6" office:value-type="float" office:value="-57.2888526916504" calcext:value-type="float">
            <text:p>-57.289</text:p>
          </table:table-cell>
          <table:table-cell table:style-name="ce16" office:value-type="float" office:value="-57.2437896728516" calcext:value-type="float">
            <text:p>-57.244</text:p>
          </table:table-cell>
          <table:table-cell table:style-name="ce6" table:formula="of:=[.I57]-[.H57]" office:value-type="float" office:value="0.0450630187987997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293.375030517578" calcext:value-type="float">
            <text:p>293.375</text:p>
          </table:table-cell>
          <table:table-cell table:style-name="ce6" office:value-type="float" office:value="293.333374023438" calcext:value-type="float">
            <text:p>293.333</text:p>
          </table:table-cell>
          <table:table-cell table:style-name="ce11" office:value-type="float" office:value="293.416687011719" calcext:value-type="float">
            <text:p>293.417</text:p>
          </table:table-cell>
          <table:table-cell table:style-name="ce6" table:formula="of:=[.D58]-[.C58]" office:value-type="float" office:value="0.0833129882809658" calcext:value-type="float">
            <text:p>0.083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-57.2212333679199" calcext:value-type="float">
            <text:p>-57.221</text:p>
          </table:table-cell>
          <table:table-cell table:style-name="ce6" office:value-type="float" office:value="-57.2437896728516" calcext:value-type="float">
            <text:p>-57.244</text:p>
          </table:table-cell>
          <table:table-cell table:style-name="ce16" office:value-type="float" office:value="-57.198673248291" calcext:value-type="float">
            <text:p>-57.199</text:p>
          </table:table-cell>
          <table:table-cell table:style-name="ce6" table:formula="of:=[.I58]-[.H58]" office:value-type="float" office:value="0.0451164245605966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293.458374023438" calcext:value-type="float">
            <text:p>293.458</text:p>
          </table:table-cell>
          <table:table-cell table:style-name="ce6" office:value-type="float" office:value="293.416687011719" calcext:value-type="float">
            <text:p>293.417</text:p>
          </table:table-cell>
          <table:table-cell table:style-name="ce11" office:value-type="float" office:value="293.500030517578" calcext:value-type="float">
            <text:p>293.500</text:p>
          </table:table-cell>
          <table:table-cell table:style-name="ce6" table:formula="of:=[.D59]-[.C59]" office:value-type="float" office:value="0.0833435058590339" calcext:value-type="float">
            <text:p>0.083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-57.1760902404785" calcext:value-type="float">
            <text:p>-57.176</text:p>
          </table:table-cell>
          <table:table-cell table:style-name="ce6" office:value-type="float" office:value="-57.198673248291" calcext:value-type="float">
            <text:p>-57.199</text:p>
          </table:table-cell>
          <table:table-cell table:style-name="ce16" office:value-type="float" office:value="-57.1535034179688" calcext:value-type="float">
            <text:p>-57.154</text:p>
          </table:table-cell>
          <table:table-cell table:style-name="ce6" table:formula="of:=[.I59]-[.H59]" office:value-type="float" office:value="0.0451698303222017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293.541687011719" calcext:value-type="float">
            <text:p>293.542</text:p>
          </table:table-cell>
          <table:table-cell table:style-name="ce6" office:value-type="float" office:value="293.500030517578" calcext:value-type="float">
            <text:p>293.500</text:p>
          </table:table-cell>
          <table:table-cell table:style-name="ce11" office:value-type="float" office:value="293.583374023438" calcext:value-type="float">
            <text:p>293.583</text:p>
          </table:table-cell>
          <table:table-cell table:style-name="ce6" table:formula="of:=[.D60]-[.C60]" office:value-type="float" office:value="0.0833435058600003" calcext:value-type="float">
            <text:p>0.083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-57.1308898925781" calcext:value-type="float">
            <text:p>-57.131</text:p>
          </table:table-cell>
          <table:table-cell table:style-name="ce6" office:value-type="float" office:value="-57.1535034179688" calcext:value-type="float">
            <text:p>-57.154</text:p>
          </table:table-cell>
          <table:table-cell table:style-name="ce16" office:value-type="float" office:value="-57.1082763671875" calcext:value-type="float">
            <text:p>-57.108</text:p>
          </table:table-cell>
          <table:table-cell table:style-name="ce6" table:formula="of:=[.I60]-[.H60]" office:value-type="float" office:value="0.0452270507812997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293.625030517578" calcext:value-type="float">
            <text:p>293.625</text:p>
          </table:table-cell>
          <table:table-cell table:style-name="ce6" office:value-type="float" office:value="293.583374023438" calcext:value-type="float">
            <text:p>293.583</text:p>
          </table:table-cell>
          <table:table-cell table:style-name="ce11" office:value-type="float" office:value="293.666687011719" calcext:value-type="float">
            <text:p>293.667</text:p>
          </table:table-cell>
          <table:table-cell table:style-name="ce6" table:formula="of:=[.D61]-[.C61]" office:value-type="float" office:value="0.0833129882809658" calcext:value-type="float">
            <text:p>0.083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-57.085636138916" calcext:value-type="float">
            <text:p>-57.086</text:p>
          </table:table-cell>
          <table:table-cell table:style-name="ce6" office:value-type="float" office:value="-57.1082763671875" calcext:value-type="float">
            <text:p>-57.108</text:p>
          </table:table-cell>
          <table:table-cell table:style-name="ce16" office:value-type="float" office:value="-57.0629920959473" calcext:value-type="float">
            <text:p>-57.063</text:p>
          </table:table-cell>
          <table:table-cell table:style-name="ce6" table:formula="of:=[.I61]-[.H61]" office:value-type="float" office:value="0.0452842712401989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293.708374023438" calcext:value-type="float">
            <text:p>293.708</text:p>
          </table:table-cell>
          <table:table-cell table:style-name="ce6" office:value-type="float" office:value="293.666687011719" calcext:value-type="float">
            <text:p>293.667</text:p>
          </table:table-cell>
          <table:table-cell table:style-name="ce11" office:value-type="float" office:value="293.750030517578" calcext:value-type="float">
            <text:p>293.750</text:p>
          </table:table-cell>
          <table:table-cell table:style-name="ce6" table:formula="of:=[.D62]-[.C62]" office:value-type="float" office:value="0.0833435058590339" calcext:value-type="float">
            <text:p>0.083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-57.0403251647949" calcext:value-type="float">
            <text:p>-57.040</text:p>
          </table:table-cell>
          <table:table-cell table:style-name="ce6" office:value-type="float" office:value="-57.0629920959473" calcext:value-type="float">
            <text:p>-57.063</text:p>
          </table:table-cell>
          <table:table-cell table:style-name="ce16" office:value-type="float" office:value="-57.0176544189453" calcext:value-type="float">
            <text:p>-57.018</text:p>
          </table:table-cell>
          <table:table-cell table:style-name="ce6" table:formula="of:=[.I62]-[.H62]" office:value-type="float" office:value="0.0453376770020029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293.791687011719" calcext:value-type="float">
            <text:p>293.792</text:p>
          </table:table-cell>
          <table:table-cell table:style-name="ce6" office:value-type="float" office:value="293.750030517578" calcext:value-type="float">
            <text:p>293.750</text:p>
          </table:table-cell>
          <table:table-cell table:style-name="ce11" office:value-type="float" office:value="293.833374023438" calcext:value-type="float">
            <text:p>293.833</text:p>
          </table:table-cell>
          <table:table-cell table:style-name="ce6" table:formula="of:=[.D63]-[.C63]" office:value-type="float" office:value="0.0833435058600003" calcext:value-type="float">
            <text:p>0.083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-56.9949607849121" calcext:value-type="float">
            <text:p>-56.995</text:p>
          </table:table-cell>
          <table:table-cell table:style-name="ce6" office:value-type="float" office:value="-57.0176544189453" calcext:value-type="float">
            <text:p>-57.018</text:p>
          </table:table-cell>
          <table:table-cell table:style-name="ce16" office:value-type="float" office:value="-56.9722633361816" calcext:value-type="float">
            <text:p>-56.972</text:p>
          </table:table-cell>
          <table:table-cell table:style-name="ce6" table:formula="of:=[.I63]-[.H63]" office:value-type="float" office:value="0.0453910827637003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293.875030517578" calcext:value-type="float">
            <text:p>293.875</text:p>
          </table:table-cell>
          <table:table-cell table:style-name="ce6" office:value-type="float" office:value="293.833374023438" calcext:value-type="float">
            <text:p>293.833</text:p>
          </table:table-cell>
          <table:table-cell table:style-name="ce11" office:value-type="float" office:value="293.916687011719" calcext:value-type="float">
            <text:p>293.917</text:p>
          </table:table-cell>
          <table:table-cell table:style-name="ce6" table:formula="of:=[.D64]-[.C64]" office:value-type="float" office:value="0.0833129882809658" calcext:value-type="float">
            <text:p>0.083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-56.9495391845703" calcext:value-type="float">
            <text:p>-56.950</text:p>
          </table:table-cell>
          <table:table-cell table:style-name="ce6" office:value-type="float" office:value="-56.9722633361816" calcext:value-type="float">
            <text:p>-56.972</text:p>
          </table:table-cell>
          <table:table-cell table:style-name="ce16" office:value-type="float" office:value="-56.926815032959" calcext:value-type="float">
            <text:p>-56.927</text:p>
          </table:table-cell>
          <table:table-cell table:style-name="ce6" table:formula="of:=[.I64]-[.H64]" office:value-type="float" office:value="0.0454483032225994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293.958374023438" calcext:value-type="float">
            <text:p>293.958</text:p>
          </table:table-cell>
          <table:table-cell table:style-name="ce6" office:value-type="float" office:value="293.916687011719" calcext:value-type="float">
            <text:p>293.917</text:p>
          </table:table-cell>
          <table:table-cell table:style-name="ce11" office:value-type="float" office:value="294.000030517578" calcext:value-type="float">
            <text:p>294.000</text:p>
          </table:table-cell>
          <table:table-cell table:style-name="ce6" table:formula="of:=[.D65]-[.C65]" office:value-type="float" office:value="0.0833435058590339" calcext:value-type="float">
            <text:p>0.08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-56.9040641784668" calcext:value-type="float">
            <text:p>-56.904</text:p>
          </table:table-cell>
          <table:table-cell table:style-name="ce6" office:value-type="float" office:value="-56.926815032959" calcext:value-type="float">
            <text:p>-56.927</text:p>
          </table:table-cell>
          <table:table-cell table:style-name="ce16" office:value-type="float" office:value="-56.8813095092773" calcext:value-type="float">
            <text:p>-56.881</text:p>
          </table:table-cell>
          <table:table-cell table:style-name="ce6" table:formula="of:=[.I65]-[.H65]" office:value-type="float" office:value="0.0455055236816975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294.041687011719" calcext:value-type="float">
            <text:p>294.042</text:p>
          </table:table-cell>
          <table:table-cell table:style-name="ce6" office:value-type="float" office:value="294.000030517578" calcext:value-type="float">
            <text:p>294.000</text:p>
          </table:table-cell>
          <table:table-cell table:style-name="ce11" office:value-type="float" office:value="294.083374023438" calcext:value-type="float">
            <text:p>294.083</text:p>
          </table:table-cell>
          <table:table-cell table:style-name="ce6" table:formula="of:=[.D66]-[.C66]" office:value-type="float" office:value="0.0833435058600003" calcext:value-type="float">
            <text:p>0.083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-56.8585319519043" calcext:value-type="float">
            <text:p>-56.859</text:p>
          </table:table-cell>
          <table:table-cell table:style-name="ce6" office:value-type="float" office:value="-56.8813095092773" calcext:value-type="float">
            <text:p>-56.881</text:p>
          </table:table-cell>
          <table:table-cell table:style-name="ce16" office:value-type="float" office:value="-56.835750579834" calcext:value-type="float">
            <text:p>-56.836</text:p>
          </table:table-cell>
          <table:table-cell table:style-name="ce6" table:formula="of:=[.I66]-[.H66]" office:value-type="float" office:value="0.0455589294433025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294.125030517578" calcext:value-type="float">
            <text:p>294.125</text:p>
          </table:table-cell>
          <table:table-cell table:style-name="ce6" office:value-type="float" office:value="294.083374023438" calcext:value-type="float">
            <text:p>294.083</text:p>
          </table:table-cell>
          <table:table-cell table:style-name="ce11" office:value-type="float" office:value="294.166687011719" calcext:value-type="float">
            <text:p>294.167</text:p>
          </table:table-cell>
          <table:table-cell table:style-name="ce6" table:formula="of:=[.D67]-[.C67]" office:value-type="float" office:value="0.0833129882809658" calcext:value-type="float">
            <text:p>0.083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-56.8129463195801" calcext:value-type="float">
            <text:p>-56.813</text:p>
          </table:table-cell>
          <table:table-cell table:style-name="ce6" office:value-type="float" office:value="-56.835750579834" calcext:value-type="float">
            <text:p>-56.836</text:p>
          </table:table-cell>
          <table:table-cell table:style-name="ce16" office:value-type="float" office:value="-56.7901382446289" calcext:value-type="float">
            <text:p>-56.790</text:p>
          </table:table-cell>
          <table:table-cell table:style-name="ce6" table:formula="of:=[.I67]-[.H67]" office:value-type="float" office:value="0.0456123352050994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294.208374023438" calcext:value-type="float">
            <text:p>294.208</text:p>
          </table:table-cell>
          <table:table-cell table:style-name="ce6" office:value-type="float" office:value="294.166687011719" calcext:value-type="float">
            <text:p>294.167</text:p>
          </table:table-cell>
          <table:table-cell table:style-name="ce11" office:value-type="float" office:value="294.250030517578" calcext:value-type="float">
            <text:p>294.250</text:p>
          </table:table-cell>
          <table:table-cell table:style-name="ce6" table:formula="of:=[.D68]-[.C68]" office:value-type="float" office:value="0.0833435058590339" calcext:value-type="float">
            <text:p>0.083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-56.7673034667969" calcext:value-type="float">
            <text:p>-56.767</text:p>
          </table:table-cell>
          <table:table-cell table:style-name="ce6" office:value-type="float" office:value="-56.7901382446289" calcext:value-type="float">
            <text:p>-56.790</text:p>
          </table:table-cell>
          <table:table-cell table:style-name="ce16" office:value-type="float" office:value="-56.7444686889648" calcext:value-type="float">
            <text:p>-56.744</text:p>
          </table:table-cell>
          <table:table-cell table:style-name="ce6" table:formula="of:=[.I68]-[.H68]" office:value-type="float" office:value="0.045669555664098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294.291687011719" calcext:value-type="float">
            <text:p>294.292</text:p>
          </table:table-cell>
          <table:table-cell table:style-name="ce6" office:value-type="float" office:value="294.250030517578" calcext:value-type="float">
            <text:p>294.250</text:p>
          </table:table-cell>
          <table:table-cell table:style-name="ce11" office:value-type="float" office:value="294.333374023438" calcext:value-type="float">
            <text:p>294.333</text:p>
          </table:table-cell>
          <table:table-cell table:style-name="ce6" table:formula="of:=[.D69]-[.C69]" office:value-type="float" office:value="0.0833435058600003" calcext:value-type="float">
            <text:p>0.083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-56.721607208252" calcext:value-type="float">
            <text:p>-56.722</text:p>
          </table:table-cell>
          <table:table-cell table:style-name="ce6" office:value-type="float" office:value="-56.7444686889648" calcext:value-type="float">
            <text:p>-56.744</text:p>
          </table:table-cell>
          <table:table-cell table:style-name="ce16" office:value-type="float" office:value="-56.6987419128418" calcext:value-type="float">
            <text:p>-56.699</text:p>
          </table:table-cell>
          <table:table-cell table:style-name="ce6" table:formula="of:=[.I69]-[.H69]" office:value-type="float" office:value="0.0457267761230042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294.375030517578" calcext:value-type="float">
            <text:p>294.375</text:p>
          </table:table-cell>
          <table:table-cell table:style-name="ce6" office:value-type="float" office:value="294.333374023438" calcext:value-type="float">
            <text:p>294.333</text:p>
          </table:table-cell>
          <table:table-cell table:style-name="ce11" office:value-type="float" office:value="294.416687011719" calcext:value-type="float">
            <text:p>294.417</text:p>
          </table:table-cell>
          <table:table-cell table:style-name="ce6" table:formula="of:=[.D70]-[.C70]" office:value-type="float" office:value="0.0833129882809658" calcext:value-type="float">
            <text:p>0.083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-56.6758499145508" calcext:value-type="float">
            <text:p>-56.676</text:p>
          </table:table-cell>
          <table:table-cell table:style-name="ce6" office:value-type="float" office:value="-56.6987419128418" calcext:value-type="float">
            <text:p>-56.699</text:p>
          </table:table-cell>
          <table:table-cell table:style-name="ce16" office:value-type="float" office:value="-56.6529579162598" calcext:value-type="float">
            <text:p>-56.653</text:p>
          </table:table-cell>
          <table:table-cell table:style-name="ce6" table:formula="of:=[.I70]-[.H70]" office:value-type="float" office:value="0.0457839965819957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294.458374023438" calcext:value-type="float">
            <text:p>294.458</text:p>
          </table:table-cell>
          <table:table-cell table:style-name="ce6" office:value-type="float" office:value="294.416687011719" calcext:value-type="float">
            <text:p>294.417</text:p>
          </table:table-cell>
          <table:table-cell table:style-name="ce11" office:value-type="float" office:value="294.500030517578" calcext:value-type="float">
            <text:p>294.500</text:p>
          </table:table-cell>
          <table:table-cell table:style-name="ce6" table:formula="of:=[.D71]-[.C71]" office:value-type="float" office:value="0.0833435058590339" calcext:value-type="float">
            <text:p>0.083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-56.6300430297852" calcext:value-type="float">
            <text:p>-56.630</text:p>
          </table:table-cell>
          <table:table-cell table:style-name="ce6" office:value-type="float" office:value="-56.6529579162598" calcext:value-type="float">
            <text:p>-56.653</text:p>
          </table:table-cell>
          <table:table-cell table:style-name="ce16" office:value-type="float" office:value="-56.6071243286133" calcext:value-type="float">
            <text:p>-56.607</text:p>
          </table:table-cell>
          <table:table-cell table:style-name="ce6" table:formula="of:=[.I71]-[.H71]" office:value-type="float" office:value="0.0458335876464986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294.541687011719" calcext:value-type="float">
            <text:p>294.542</text:p>
          </table:table-cell>
          <table:table-cell table:style-name="ce6" office:value-type="float" office:value="294.500030517578" calcext:value-type="float">
            <text:p>294.500</text:p>
          </table:table-cell>
          <table:table-cell table:style-name="ce11" office:value-type="float" office:value="294.583374023438" calcext:value-type="float">
            <text:p>294.583</text:p>
          </table:table-cell>
          <table:table-cell table:style-name="ce6" table:formula="of:=[.D72]-[.C72]" office:value-type="float" office:value="0.0833435058600003" calcext:value-type="float">
            <text:p>0.083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-56.5841789245605" calcext:value-type="float">
            <text:p>-56.584</text:p>
          </table:table-cell>
          <table:table-cell table:style-name="ce6" office:value-type="float" office:value="-56.6071243286133" calcext:value-type="float">
            <text:p>-56.607</text:p>
          </table:table-cell>
          <table:table-cell table:style-name="ce16" office:value-type="float" office:value="-56.5612297058105" calcext:value-type="float">
            <text:p>-56.561</text:p>
          </table:table-cell>
          <table:table-cell table:style-name="ce6" table:formula="of:=[.I72]-[.H72]" office:value-type="float" office:value="0.0458946228028054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294.625030517578" calcext:value-type="float">
            <text:p>294.625</text:p>
          </table:table-cell>
          <table:table-cell table:style-name="ce6" office:value-type="float" office:value="294.583374023438" calcext:value-type="float">
            <text:p>294.583</text:p>
          </table:table-cell>
          <table:table-cell table:style-name="ce11" office:value-type="float" office:value="294.666687011719" calcext:value-type="float">
            <text:p>294.667</text:p>
          </table:table-cell>
          <table:table-cell table:style-name="ce6" table:formula="of:=[.D73]-[.C73]" office:value-type="float" office:value="0.0833129882809658" calcext:value-type="float">
            <text:p>0.083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-56.538257598877" calcext:value-type="float">
            <text:p>-56.538</text:p>
          </table:table-cell>
          <table:table-cell table:style-name="ce6" office:value-type="float" office:value="-56.5612297058105" calcext:value-type="float">
            <text:p>-56.561</text:p>
          </table:table-cell>
          <table:table-cell table:style-name="ce16" office:value-type="float" office:value="-56.5152816772461" calcext:value-type="float">
            <text:p>-56.515</text:p>
          </table:table-cell>
          <table:table-cell table:style-name="ce6" table:formula="of:=[.I73]-[.H73]" office:value-type="float" office:value="0.0459480285643963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294.708374023438" calcext:value-type="float">
            <text:p>294.708</text:p>
          </table:table-cell>
          <table:table-cell table:style-name="ce6" office:value-type="float" office:value="294.666687011719" calcext:value-type="float">
            <text:p>294.667</text:p>
          </table:table-cell>
          <table:table-cell table:style-name="ce11" office:value-type="float" office:value="294.750030517578" calcext:value-type="float">
            <text:p>294.750</text:p>
          </table:table-cell>
          <table:table-cell table:style-name="ce6" table:formula="of:=[.D74]-[.C74]" office:value-type="float" office:value="0.0833435058590339" calcext:value-type="float">
            <text:p>0.083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-56.4922790527344" calcext:value-type="float">
            <text:p>-56.492</text:p>
          </table:table-cell>
          <table:table-cell table:style-name="ce6" office:value-type="float" office:value="-56.5152816772461" calcext:value-type="float">
            <text:p>-56.515</text:p>
          </table:table-cell>
          <table:table-cell table:style-name="ce16" office:value-type="float" office:value="-56.4692764282227" calcext:value-type="float">
            <text:p>-56.469</text:p>
          </table:table-cell>
          <table:table-cell table:style-name="ce6" table:formula="of:=[.I74]-[.H74]" office:value-type="float" office:value="0.046005249023402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294.791687011719" calcext:value-type="float">
            <text:p>294.792</text:p>
          </table:table-cell>
          <table:table-cell table:style-name="ce6" office:value-type="float" office:value="294.750030517578" calcext:value-type="float">
            <text:p>294.750</text:p>
          </table:table-cell>
          <table:table-cell table:style-name="ce11" office:value-type="float" office:value="294.833374023438" calcext:value-type="float">
            <text:p>294.833</text:p>
          </table:table-cell>
          <table:table-cell table:style-name="ce6" table:formula="of:=[.D75]-[.C75]" office:value-type="float" office:value="0.0833435058600003" calcext:value-type="float">
            <text:p>0.083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-56.4462471008301" calcext:value-type="float">
            <text:p>-56.446</text:p>
          </table:table-cell>
          <table:table-cell table:style-name="ce6" office:value-type="float" office:value="-56.4692764282227" calcext:value-type="float">
            <text:p>-56.469</text:p>
          </table:table-cell>
          <table:table-cell table:style-name="ce16" office:value-type="float" office:value="-56.4232177734375" calcext:value-type="float">
            <text:p>-56.423</text:p>
          </table:table-cell>
          <table:table-cell table:style-name="ce6" table:formula="of:=[.I75]-[.H75]" office:value-type="float" office:value="0.0460586547851989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294.875030517578" calcext:value-type="float">
            <text:p>294.875</text:p>
          </table:table-cell>
          <table:table-cell table:style-name="ce6" office:value-type="float" office:value="294.833374023438" calcext:value-type="float">
            <text:p>294.833</text:p>
          </table:table-cell>
          <table:table-cell table:style-name="ce11" office:value-type="float" office:value="294.916687011719" calcext:value-type="float">
            <text:p>294.917</text:p>
          </table:table-cell>
          <table:table-cell table:style-name="ce6" table:formula="of:=[.D76]-[.C76]" office:value-type="float" office:value="0.0833129882809658" calcext:value-type="float">
            <text:p>0.083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-56.4001617431641" calcext:value-type="float">
            <text:p>-56.400</text:p>
          </table:table-cell>
          <table:table-cell table:style-name="ce6" office:value-type="float" office:value="-56.4232177734375" calcext:value-type="float">
            <text:p>-56.423</text:p>
          </table:table-cell>
          <table:table-cell table:style-name="ce16" office:value-type="float" office:value="-56.3771018981934" calcext:value-type="float">
            <text:p>-56.377</text:p>
          </table:table-cell>
          <table:table-cell table:style-name="ce6" table:formula="of:=[.I76]-[.H76]" office:value-type="float" office:value="0.046115875244098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294.958374023438" calcext:value-type="float">
            <text:p>294.958</text:p>
          </table:table-cell>
          <table:table-cell table:style-name="ce6" office:value-type="float" office:value="294.916687011719" calcext:value-type="float">
            <text:p>294.917</text:p>
          </table:table-cell>
          <table:table-cell table:style-name="ce11" office:value-type="float" office:value="295.000030517578" calcext:value-type="float">
            <text:p>295.000</text:p>
          </table:table-cell>
          <table:table-cell table:style-name="ce6" table:formula="of:=[.D77]-[.C77]" office:value-type="float" office:value="0.0833435058590339" calcext:value-type="float">
            <text:p>0.083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-56.3540153503418" calcext:value-type="float">
            <text:p>-56.354</text:p>
          </table:table-cell>
          <table:table-cell table:style-name="ce6" office:value-type="float" office:value="-56.3771018981934" calcext:value-type="float">
            <text:p>-56.377</text:p>
          </table:table-cell>
          <table:table-cell table:style-name="ce16" office:value-type="float" office:value="-56.3309288024902" calcext:value-type="float">
            <text:p>-56.331</text:p>
          </table:table-cell>
          <table:table-cell table:style-name="ce6" table:formula="of:=[.I77]-[.H77]" office:value-type="float" office:value="0.0461730957032032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295.041687011719" calcext:value-type="float">
            <text:p>295.042</text:p>
          </table:table-cell>
          <table:table-cell table:style-name="ce6" office:value-type="float" office:value="295.000030517578" calcext:value-type="float">
            <text:p>295.000</text:p>
          </table:table-cell>
          <table:table-cell table:style-name="ce11" office:value-type="float" office:value="295.083374023438" calcext:value-type="float">
            <text:p>295.083</text:p>
          </table:table-cell>
          <table:table-cell table:style-name="ce6" table:formula="of:=[.D78]-[.C78]" office:value-type="float" office:value="0.0833435058600003" calcext:value-type="float">
            <text:p>0.083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-56.3078155517578" calcext:value-type="float">
            <text:p>-56.308</text:p>
          </table:table-cell>
          <table:table-cell table:style-name="ce6" office:value-type="float" office:value="-56.3309288024902" calcext:value-type="float">
            <text:p>-56.331</text:p>
          </table:table-cell>
          <table:table-cell table:style-name="ce16" office:value-type="float" office:value="-56.2847023010254" calcext:value-type="float">
            <text:p>-56.285</text:p>
          </table:table-cell>
          <table:table-cell table:style-name="ce6" table:formula="of:=[.I78]-[.H78]" office:value-type="float" office:value="0.0462265014648011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295.125030517578" calcext:value-type="float">
            <text:p>295.125</text:p>
          </table:table-cell>
          <table:table-cell table:style-name="ce6" office:value-type="float" office:value="295.083374023438" calcext:value-type="float">
            <text:p>295.083</text:p>
          </table:table-cell>
          <table:table-cell table:style-name="ce11" office:value-type="float" office:value="295.166687011719" calcext:value-type="float">
            <text:p>295.167</text:p>
          </table:table-cell>
          <table:table-cell table:style-name="ce6" table:formula="of:=[.D79]-[.C79]" office:value-type="float" office:value="0.0833129882809658" calcext:value-type="float">
            <text:p>0.083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-56.2615623474121" calcext:value-type="float">
            <text:p>-56.262</text:p>
          </table:table-cell>
          <table:table-cell table:style-name="ce6" office:value-type="float" office:value="-56.2847023010254" calcext:value-type="float">
            <text:p>-56.285</text:p>
          </table:table-cell>
          <table:table-cell table:style-name="ce16" office:value-type="float" office:value="-56.2384185791016" calcext:value-type="float">
            <text:p>-56.238</text:p>
          </table:table-cell>
          <table:table-cell table:style-name="ce6" table:formula="of:=[.I79]-[.H79]" office:value-type="float" office:value="0.0462837219237997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295.208374023438" calcext:value-type="float">
            <text:p>295.208</text:p>
          </table:table-cell>
          <table:table-cell table:style-name="ce6" office:value-type="float" office:value="295.166687011719" calcext:value-type="float">
            <text:p>295.167</text:p>
          </table:table-cell>
          <table:table-cell table:style-name="ce11" office:value-type="float" office:value="295.250030517578" calcext:value-type="float">
            <text:p>295.250</text:p>
          </table:table-cell>
          <table:table-cell table:style-name="ce6" table:formula="of:=[.D80]-[.C80]" office:value-type="float" office:value="0.0833435058590339" calcext:value-type="float">
            <text:p>0.083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-56.2152481079102" calcext:value-type="float">
            <text:p>-56.215</text:p>
          </table:table-cell>
          <table:table-cell table:style-name="ce6" office:value-type="float" office:value="-56.2384185791016" calcext:value-type="float">
            <text:p>-56.238</text:p>
          </table:table-cell>
          <table:table-cell table:style-name="ce16" office:value-type="float" office:value="-56.1920776367188" calcext:value-type="float">
            <text:p>-56.192</text:p>
          </table:table-cell>
          <table:table-cell table:style-name="ce6" table:formula="of:=[.I80]-[.H80]" office:value-type="float" office:value="0.0463409423827983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295.291687011719" calcext:value-type="float">
            <text:p>295.292</text:p>
          </table:table-cell>
          <table:table-cell table:style-name="ce6" office:value-type="float" office:value="295.250030517578" calcext:value-type="float">
            <text:p>295.250</text:p>
          </table:table-cell>
          <table:table-cell table:style-name="ce11" office:value-type="float" office:value="295.333374023438" calcext:value-type="float">
            <text:p>295.333</text:p>
          </table:table-cell>
          <table:table-cell table:style-name="ce6" table:formula="of:=[.D81]-[.C81]" office:value-type="float" office:value="0.0833435058600003" calcext:value-type="float">
            <text:p>0.083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-56.1688804626465" calcext:value-type="float">
            <text:p>-56.169</text:p>
          </table:table-cell>
          <table:table-cell table:style-name="ce6" office:value-type="float" office:value="-56.1920776367188" calcext:value-type="float">
            <text:p>-56.192</text:p>
          </table:table-cell>
          <table:table-cell table:style-name="ce16" office:value-type="float" office:value="-56.1456832885742" calcext:value-type="float">
            <text:p>-56.146</text:p>
          </table:table-cell>
          <table:table-cell table:style-name="ce6" table:formula="of:=[.I81]-[.H81]" office:value-type="float" office:value="0.0463943481446023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295.375030517578" calcext:value-type="float">
            <text:p>295.375</text:p>
          </table:table-cell>
          <table:table-cell table:style-name="ce6" office:value-type="float" office:value="295.333374023438" calcext:value-type="float">
            <text:p>295.333</text:p>
          </table:table-cell>
          <table:table-cell table:style-name="ce11" office:value-type="float" office:value="295.416687011719" calcext:value-type="float">
            <text:p>295.417</text:p>
          </table:table-cell>
          <table:table-cell table:style-name="ce6" table:formula="of:=[.D82]-[.C82]" office:value-type="float" office:value="0.0833129882809658" calcext:value-type="float">
            <text:p>0.083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-56.1224594116211" calcext:value-type="float">
            <text:p>-56.122</text:p>
          </table:table-cell>
          <table:table-cell table:style-name="ce6" office:value-type="float" office:value="-56.1456832885742" calcext:value-type="float">
            <text:p>-56.146</text:p>
          </table:table-cell>
          <table:table-cell table:style-name="ce16" office:value-type="float" office:value="-56.0992317199707" calcext:value-type="float">
            <text:p>-56.099</text:p>
          </table:table-cell>
          <table:table-cell table:style-name="ce6" table:formula="of:=[.I82]-[.H82]" office:value-type="float" office:value="0.0464515686034943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295.458374023438" calcext:value-type="float">
            <text:p>295.458</text:p>
          </table:table-cell>
          <table:table-cell table:style-name="ce6" office:value-type="float" office:value="295.416687011719" calcext:value-type="float">
            <text:p>295.417</text:p>
          </table:table-cell>
          <table:table-cell table:style-name="ce11" office:value-type="float" office:value="295.500030517578" calcext:value-type="float">
            <text:p>295.500</text:p>
          </table:table-cell>
          <table:table-cell table:style-name="ce6" table:formula="of:=[.D83]-[.C83]" office:value-type="float" office:value="0.0833435058590339" calcext:value-type="float">
            <text:p>0.083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-56.0759773254395" calcext:value-type="float">
            <text:p>-56.076</text:p>
          </table:table-cell>
          <table:table-cell table:style-name="ce6" office:value-type="float" office:value="-56.0992317199707" calcext:value-type="float">
            <text:p>-56.099</text:p>
          </table:table-cell>
          <table:table-cell table:style-name="ce16" office:value-type="float" office:value="-56.0527229309082" calcext:value-type="float">
            <text:p>-56.053</text:p>
          </table:table-cell>
          <table:table-cell table:style-name="ce6" table:formula="of:=[.I83]-[.H83]" office:value-type="float" office:value="0.0465087890625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295.541687011719" calcext:value-type="float">
            <text:p>295.542</text:p>
          </table:table-cell>
          <table:table-cell table:style-name="ce6" office:value-type="float" office:value="295.500030517578" calcext:value-type="float">
            <text:p>295.500</text:p>
          </table:table-cell>
          <table:table-cell table:style-name="ce11" office:value-type="float" office:value="295.583374023438" calcext:value-type="float">
            <text:p>295.583</text:p>
          </table:table-cell>
          <table:table-cell table:style-name="ce6" table:formula="of:=[.D84]-[.C84]" office:value-type="float" office:value="0.0833435058600003" calcext:value-type="float">
            <text:p>0.083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-56.0294418334961" calcext:value-type="float">
            <text:p>-56.029</text:p>
          </table:table-cell>
          <table:table-cell table:style-name="ce6" office:value-type="float" office:value="-56.0527229309082" calcext:value-type="float">
            <text:p>-56.053</text:p>
          </table:table-cell>
          <table:table-cell table:style-name="ce16" office:value-type="float" office:value="-56.0061569213867" calcext:value-type="float">
            <text:p>-56.006</text:p>
          </table:table-cell>
          <table:table-cell table:style-name="ce6" table:formula="of:=[.I84]-[.H84]" office:value-type="float" office:value="0.046566009521505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295.625030517578" calcext:value-type="float">
            <text:p>295.625</text:p>
          </table:table-cell>
          <table:table-cell table:style-name="ce6" office:value-type="float" office:value="295.583374023438" calcext:value-type="float">
            <text:p>295.583</text:p>
          </table:table-cell>
          <table:table-cell table:style-name="ce11" office:value-type="float" office:value="295.666687011719" calcext:value-type="float">
            <text:p>295.667</text:p>
          </table:table-cell>
          <table:table-cell table:style-name="ce6" table:formula="of:=[.D85]-[.C85]" office:value-type="float" office:value="0.0833129882809658" calcext:value-type="float">
            <text:p>0.083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-55.9828491210938" calcext:value-type="float">
            <text:p>-55.983</text:p>
          </table:table-cell>
          <table:table-cell table:style-name="ce6" office:value-type="float" office:value="-56.0061569213867" calcext:value-type="float">
            <text:p>-56.006</text:p>
          </table:table-cell>
          <table:table-cell table:style-name="ce16" office:value-type="float" office:value="-55.9595375061035" calcext:value-type="float">
            <text:p>-55.960</text:p>
          </table:table-cell>
          <table:table-cell table:style-name="ce6" table:formula="of:=[.I85]-[.H85]" office:value-type="float" office:value="0.046619415283196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295.708374023438" calcext:value-type="float">
            <text:p>295.708</text:p>
          </table:table-cell>
          <table:table-cell table:style-name="ce6" office:value-type="float" office:value="295.666687011719" calcext:value-type="float">
            <text:p>295.667</text:p>
          </table:table-cell>
          <table:table-cell table:style-name="ce11" office:value-type="float" office:value="295.750030517578" calcext:value-type="float">
            <text:p>295.750</text:p>
          </table:table-cell>
          <table:table-cell table:style-name="ce6" table:formula="of:=[.D86]-[.C86]" office:value-type="float" office:value="0.0833435058590339" calcext:value-type="float">
            <text:p>0.083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-55.9361991882324" calcext:value-type="float">
            <text:p>-55.936</text:p>
          </table:table-cell>
          <table:table-cell table:style-name="ce6" office:value-type="float" office:value="-55.9595375061035" calcext:value-type="float">
            <text:p>-55.960</text:p>
          </table:table-cell>
          <table:table-cell table:style-name="ce16" office:value-type="float" office:value="-55.9128608703613" calcext:value-type="float">
            <text:p>-55.913</text:p>
          </table:table-cell>
          <table:table-cell table:style-name="ce6" table:formula="of:=[.I86]-[.H86]" office:value-type="float" office:value="0.046676635742201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295.791687011719" calcext:value-type="float">
            <text:p>295.792</text:p>
          </table:table-cell>
          <table:table-cell table:style-name="ce6" office:value-type="float" office:value="295.750030517578" calcext:value-type="float">
            <text:p>295.750</text:p>
          </table:table-cell>
          <table:table-cell table:style-name="ce11" office:value-type="float" office:value="295.833374023438" calcext:value-type="float">
            <text:p>295.833</text:p>
          </table:table-cell>
          <table:table-cell table:style-name="ce6" table:formula="of:=[.D87]-[.C87]" office:value-type="float" office:value="0.0833435058600003" calcext:value-type="float">
            <text:p>0.083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-55.8894958496094" calcext:value-type="float">
            <text:p>-55.889</text:p>
          </table:table-cell>
          <table:table-cell table:style-name="ce6" office:value-type="float" office:value="-55.9128608703613" calcext:value-type="float">
            <text:p>-55.913</text:p>
          </table:table-cell>
          <table:table-cell table:style-name="ce16" office:value-type="float" office:value="-55.8661270141602" calcext:value-type="float">
            <text:p>-55.866</text:p>
          </table:table-cell>
          <table:table-cell table:style-name="ce6" table:formula="of:=[.I87]-[.H87]" office:value-type="float" office:value="0.0467338562011008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295.875030517578" calcext:value-type="float">
            <text:p>295.875</text:p>
          </table:table-cell>
          <table:table-cell table:style-name="ce6" office:value-type="float" office:value="295.833374023438" calcext:value-type="float">
            <text:p>295.833</text:p>
          </table:table-cell>
          <table:table-cell table:style-name="ce11" office:value-type="float" office:value="295.916687011719" calcext:value-type="float">
            <text:p>295.917</text:p>
          </table:table-cell>
          <table:table-cell table:style-name="ce6" table:formula="of:=[.D88]-[.C88]" office:value-type="float" office:value="0.0833129882809658" calcext:value-type="float">
            <text:p>0.083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-55.8427352905273" calcext:value-type="float">
            <text:p>-55.843</text:p>
          </table:table-cell>
          <table:table-cell table:style-name="ce6" office:value-type="float" office:value="-55.8661270141602" calcext:value-type="float">
            <text:p>-55.866</text:p>
          </table:table-cell>
          <table:table-cell table:style-name="ce16" office:value-type="float" office:value="-55.8193397521973" calcext:value-type="float">
            <text:p>-55.819</text:p>
          </table:table-cell>
          <table:table-cell table:style-name="ce6" table:formula="of:=[.I88]-[.H88]" office:value-type="float" office:value="0.046787261962897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295.958374023438" calcext:value-type="float">
            <text:p>295.958</text:p>
          </table:table-cell>
          <table:table-cell table:style-name="ce6" office:value-type="float" office:value="295.916687011719" calcext:value-type="float">
            <text:p>295.917</text:p>
          </table:table-cell>
          <table:table-cell table:style-name="ce11" office:value-type="float" office:value="296.000030517578" calcext:value-type="float">
            <text:p>296.000</text:p>
          </table:table-cell>
          <table:table-cell table:style-name="ce6" table:formula="of:=[.D89]-[.C89]" office:value-type="float" office:value="0.0833435058590339" calcext:value-type="float">
            <text:p>0.083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-55.7959175109863" calcext:value-type="float">
            <text:p>-55.796</text:p>
          </table:table-cell>
          <table:table-cell table:style-name="ce6" office:value-type="float" office:value="-55.8193397521973" calcext:value-type="float">
            <text:p>-55.819</text:p>
          </table:table-cell>
          <table:table-cell table:style-name="ce16" office:value-type="float" office:value="-55.7724952697754" calcext:value-type="float">
            <text:p>-55.772</text:p>
          </table:table-cell>
          <table:table-cell table:style-name="ce6" table:formula="of:=[.I89]-[.H89]" office:value-type="float" office:value="0.0468444824219034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296.041687011719" calcext:value-type="float">
            <text:p>296.042</text:p>
          </table:table-cell>
          <table:table-cell table:style-name="ce6" office:value-type="float" office:value="296.000030517578" calcext:value-type="float">
            <text:p>296.000</text:p>
          </table:table-cell>
          <table:table-cell table:style-name="ce11" office:value-type="float" office:value="296.083374023438" calcext:value-type="float">
            <text:p>296.083</text:p>
          </table:table-cell>
          <table:table-cell table:style-name="ce6" table:formula="of:=[.D90]-[.C90]" office:value-type="float" office:value="0.0833435058600003" calcext:value-type="float">
            <text:p>0.083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-55.7490463256836" calcext:value-type="float">
            <text:p>-55.749</text:p>
          </table:table-cell>
          <table:table-cell table:style-name="ce6" office:value-type="float" office:value="-55.7724952697754" calcext:value-type="float">
            <text:p>-55.772</text:p>
          </table:table-cell>
          <table:table-cell table:style-name="ce16" office:value-type="float" office:value="-55.7255935668945" calcext:value-type="float">
            <text:p>-55.726</text:p>
          </table:table-cell>
          <table:table-cell table:style-name="ce6" table:formula="of:=[.I90]-[.H90]" office:value-type="float" office:value="0.0469017028808949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296.125030517578" calcext:value-type="float">
            <text:p>296.125</text:p>
          </table:table-cell>
          <table:table-cell table:style-name="ce6" office:value-type="float" office:value="296.083374023438" calcext:value-type="float">
            <text:p>296.083</text:p>
          </table:table-cell>
          <table:table-cell table:style-name="ce11" office:value-type="float" office:value="296.166687011719" calcext:value-type="float">
            <text:p>296.167</text:p>
          </table:table-cell>
          <table:table-cell table:style-name="ce6" table:formula="of:=[.D91]-[.C91]" office:value-type="float" office:value="0.0833129882809658" calcext:value-type="float">
            <text:p>0.083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-55.7021141052246" calcext:value-type="float">
            <text:p>-55.702</text:p>
          </table:table-cell>
          <table:table-cell table:style-name="ce6" office:value-type="float" office:value="-55.7255935668945" calcext:value-type="float">
            <text:p>-55.726</text:p>
          </table:table-cell>
          <table:table-cell table:style-name="ce16" office:value-type="float" office:value="-55.6786346435547" calcext:value-type="float">
            <text:p>-55.679</text:p>
          </table:table-cell>
          <table:table-cell table:style-name="ce6" table:formula="of:=[.I91]-[.H91]" office:value-type="float" office:value="0.0469589233398011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296.208374023438" calcext:value-type="float">
            <text:p>296.208</text:p>
          </table:table-cell>
          <table:table-cell table:style-name="ce6" office:value-type="float" office:value="296.166687011719" calcext:value-type="float">
            <text:p>296.167</text:p>
          </table:table-cell>
          <table:table-cell table:style-name="ce11" office:value-type="float" office:value="296.250030517578" calcext:value-type="float">
            <text:p>296.250</text:p>
          </table:table-cell>
          <table:table-cell table:style-name="ce6" table:formula="of:=[.D92]-[.C92]" office:value-type="float" office:value="0.0833435058590339" calcext:value-type="float">
            <text:p>0.083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-55.6551284790039" calcext:value-type="float">
            <text:p>-55.655</text:p>
          </table:table-cell>
          <table:table-cell table:style-name="ce6" office:value-type="float" office:value="-55.6786346435547" calcext:value-type="float">
            <text:p>-55.679</text:p>
          </table:table-cell>
          <table:table-cell table:style-name="ce16" office:value-type="float" office:value="-55.6316223144531" calcext:value-type="float">
            <text:p>-55.632</text:p>
          </table:table-cell>
          <table:table-cell table:style-name="ce6" table:formula="of:=[.I92]-[.H92]" office:value-type="float" office:value="0.0470123291016051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296.291687011719" calcext:value-type="float">
            <text:p>296.292</text:p>
          </table:table-cell>
          <table:table-cell table:style-name="ce6" office:value-type="float" office:value="296.250030517578" calcext:value-type="float">
            <text:p>296.250</text:p>
          </table:table-cell>
          <table:table-cell table:style-name="ce11" office:value-type="float" office:value="296.333374023438" calcext:value-type="float">
            <text:p>296.333</text:p>
          </table:table-cell>
          <table:table-cell table:style-name="ce6" table:formula="of:=[.D93]-[.C93]" office:value-type="float" office:value="0.0833435058600003" calcext:value-type="float">
            <text:p>0.083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-55.6080856323242" calcext:value-type="float">
            <text:p>-55.608</text:p>
          </table:table-cell>
          <table:table-cell table:style-name="ce6" office:value-type="float" office:value="-55.6316223144531" calcext:value-type="float">
            <text:p>-55.632</text:p>
          </table:table-cell>
          <table:table-cell table:style-name="ce16" office:value-type="float" office:value="-55.5845489501953" calcext:value-type="float">
            <text:p>-55.585</text:p>
          </table:table-cell>
          <table:table-cell table:style-name="ce6" table:formula="of:=[.I93]-[.H93]" office:value-type="float" office:value="0.0470733642577983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296.375030517578" calcext:value-type="float">
            <text:p>296.375</text:p>
          </table:table-cell>
          <table:table-cell table:style-name="ce6" office:value-type="float" office:value="296.333374023438" calcext:value-type="float">
            <text:p>296.333</text:p>
          </table:table-cell>
          <table:table-cell table:style-name="ce11" office:value-type="float" office:value="296.416687011719" calcext:value-type="float">
            <text:p>296.417</text:p>
          </table:table-cell>
          <table:table-cell table:style-name="ce6" table:formula="of:=[.D94]-[.C94]" office:value-type="float" office:value="0.0833129882809658" calcext:value-type="float">
            <text:p>0.083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-55.5609855651855" calcext:value-type="float">
            <text:p>-55.561</text:p>
          </table:table-cell>
          <table:table-cell table:style-name="ce6" office:value-type="float" office:value="-55.5845489501953" calcext:value-type="float">
            <text:p>-55.585</text:p>
          </table:table-cell>
          <table:table-cell table:style-name="ce16" office:value-type="float" office:value="-55.5374221801758" calcext:value-type="float">
            <text:p>-55.537</text:p>
          </table:table-cell>
          <table:table-cell table:style-name="ce6" table:formula="of:=[.I94]-[.H94]" office:value-type="float" office:value="0.047126770019495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296.458374023438" calcext:value-type="float">
            <text:p>296.458</text:p>
          </table:table-cell>
          <table:table-cell table:style-name="ce6" office:value-type="float" office:value="296.416687011719" calcext:value-type="float">
            <text:p>296.417</text:p>
          </table:table-cell>
          <table:table-cell table:style-name="ce11" office:value-type="float" office:value="296.500030517578" calcext:value-type="float">
            <text:p>296.500</text:p>
          </table:table-cell>
          <table:table-cell table:style-name="ce6" table:formula="of:=[.D95]-[.C95]" office:value-type="float" office:value="0.0833435058590339" calcext:value-type="float">
            <text:p>0.083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-55.5138320922852" calcext:value-type="float">
            <text:p>-55.514</text:p>
          </table:table-cell>
          <table:table-cell table:style-name="ce6" office:value-type="float" office:value="-55.5374221801758" calcext:value-type="float">
            <text:p>-55.537</text:p>
          </table:table-cell>
          <table:table-cell table:style-name="ce16" office:value-type="float" office:value="-55.4902381896973" calcext:value-type="float">
            <text:p>-55.490</text:p>
          </table:table-cell>
          <table:table-cell table:style-name="ce6" table:formula="of:=[.I95]-[.H95]" office:value-type="float" office:value="0.0471839904785014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296.541687011719" calcext:value-type="float">
            <text:p>296.542</text:p>
          </table:table-cell>
          <table:table-cell table:style-name="ce6" office:value-type="float" office:value="296.500030517578" calcext:value-type="float">
            <text:p>296.500</text:p>
          </table:table-cell>
          <table:table-cell table:style-name="ce11" office:value-type="float" office:value="296.583374023438" calcext:value-type="float">
            <text:p>296.583</text:p>
          </table:table-cell>
          <table:table-cell table:style-name="ce6" table:formula="of:=[.D96]-[.C96]" office:value-type="float" office:value="0.0833435058600003" calcext:value-type="float">
            <text:p>0.083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-55.4666175842285" calcext:value-type="float">
            <text:p>-55.467</text:p>
          </table:table-cell>
          <table:table-cell table:style-name="ce6" office:value-type="float" office:value="-55.4902381896973" calcext:value-type="float">
            <text:p>-55.490</text:p>
          </table:table-cell>
          <table:table-cell table:style-name="ce16" office:value-type="float" office:value="-55.4429969787598" calcext:value-type="float">
            <text:p>-55.443</text:p>
          </table:table-cell>
          <table:table-cell table:style-name="ce6" table:formula="of:=[.I96]-[.H96]" office:value-type="float" office:value="0.0472412109375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296.625030517578" calcext:value-type="float">
            <text:p>296.625</text:p>
          </table:table-cell>
          <table:table-cell table:style-name="ce6" office:value-type="float" office:value="296.583374023438" calcext:value-type="float">
            <text:p>296.583</text:p>
          </table:table-cell>
          <table:table-cell table:style-name="ce11" office:value-type="float" office:value="296.666687011719" calcext:value-type="float">
            <text:p>296.667</text:p>
          </table:table-cell>
          <table:table-cell table:style-name="ce6" table:formula="of:=[.D97]-[.C97]" office:value-type="float" office:value="0.0833129882809658" calcext:value-type="float">
            <text:p>0.083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-55.4193496704102" calcext:value-type="float">
            <text:p>-55.419</text:p>
          </table:table-cell>
          <table:table-cell table:style-name="ce6" office:value-type="float" office:value="-55.4429969787598" calcext:value-type="float">
            <text:p>-55.443</text:p>
          </table:table-cell>
          <table:table-cell table:style-name="ce16" office:value-type="float" office:value="-55.3957023620605" calcext:value-type="float">
            <text:p>-55.396</text:p>
          </table:table-cell>
          <table:table-cell table:style-name="ce6" table:formula="of:=[.I97]-[.H97]" office:value-type="float" office:value="0.047294616699304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296.708374023438" calcext:value-type="float">
            <text:p>296.708</text:p>
          </table:table-cell>
          <table:table-cell table:style-name="ce6" office:value-type="float" office:value="296.666687011719" calcext:value-type="float">
            <text:p>296.667</text:p>
          </table:table-cell>
          <table:table-cell table:style-name="ce11" office:value-type="float" office:value="296.750030517578" calcext:value-type="float">
            <text:p>296.750</text:p>
          </table:table-cell>
          <table:table-cell table:style-name="ce6" table:formula="of:=[.D98]-[.C98]" office:value-type="float" office:value="0.0833435058590339" calcext:value-type="float">
            <text:p>0.083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-55.3720245361328" calcext:value-type="float">
            <text:p>-55.372</text:p>
          </table:table-cell>
          <table:table-cell table:style-name="ce6" office:value-type="float" office:value="-55.3957023620605" calcext:value-type="float">
            <text:p>-55.396</text:p>
          </table:table-cell>
          <table:table-cell table:style-name="ce16" office:value-type="float" office:value="-55.3483467102051" calcext:value-type="float">
            <text:p>-55.348</text:p>
          </table:table-cell>
          <table:table-cell table:style-name="ce6" table:formula="of:=[.I98]-[.H98]" office:value-type="float" office:value="0.047355651855397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296.791687011719" calcext:value-type="float">
            <text:p>296.792</text:p>
          </table:table-cell>
          <table:table-cell table:style-name="ce6" office:value-type="float" office:value="296.750030517578" calcext:value-type="float">
            <text:p>296.750</text:p>
          </table:table-cell>
          <table:table-cell table:style-name="ce11" office:value-type="float" office:value="296.833374023438" calcext:value-type="float">
            <text:p>296.833</text:p>
          </table:table-cell>
          <table:table-cell table:style-name="ce6" table:formula="of:=[.D99]-[.C99]" office:value-type="float" office:value="0.0833435058600003" calcext:value-type="float">
            <text:p>0.083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-55.3246421813965" calcext:value-type="float">
            <text:p>-55.325</text:p>
          </table:table-cell>
          <table:table-cell table:style-name="ce6" office:value-type="float" office:value="-55.3483467102051" calcext:value-type="float">
            <text:p>-55.348</text:p>
          </table:table-cell>
          <table:table-cell table:style-name="ce16" office:value-type="float" office:value="-55.3009376525879" calcext:value-type="float">
            <text:p>-55.301</text:p>
          </table:table-cell>
          <table:table-cell table:style-name="ce6" table:formula="of:=[.I99]-[.H99]" office:value-type="float" office:value="0.0474090576172017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296.875030517578" calcext:value-type="float">
            <text:p>296.875</text:p>
          </table:table-cell>
          <table:table-cell table:style-name="ce6" office:value-type="float" office:value="296.833374023438" calcext:value-type="float">
            <text:p>296.833</text:p>
          </table:table-cell>
          <table:table-cell table:style-name="ce11" office:value-type="float" office:value="296.916687011719" calcext:value-type="float">
            <text:p>296.917</text:p>
          </table:table-cell>
          <table:table-cell table:style-name="ce6" table:formula="of:=[.D100]-[.C100]" office:value-type="float" office:value="0.0833129882809658" calcext:value-type="float">
            <text:p>0.083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-55.2772064208984" calcext:value-type="float">
            <text:p>-55.277</text:p>
          </table:table-cell>
          <table:table-cell table:style-name="ce6" office:value-type="float" office:value="-55.3009376525879" calcext:value-type="float">
            <text:p>-55.301</text:p>
          </table:table-cell>
          <table:table-cell table:style-name="ce16" office:value-type="float" office:value="-55.2534713745117" calcext:value-type="float">
            <text:p>-55.253</text:p>
          </table:table-cell>
          <table:table-cell table:style-name="ce6" table:formula="of:=[.I100]-[.H100]" office:value-type="float" office:value="0.0474662780762003" calcext:value-type="float">
            <text:p>0.047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296.958374023438" calcext:value-type="float">
            <text:p>296.958</text:p>
          </table:table-cell>
          <table:table-cell table:style-name="ce6" office:value-type="float" office:value="296.916687011719" calcext:value-type="float">
            <text:p>296.917</text:p>
          </table:table-cell>
          <table:table-cell table:style-name="ce11" office:value-type="float" office:value="297.000030517578" calcext:value-type="float">
            <text:p>297.000</text:p>
          </table:table-cell>
          <table:table-cell table:style-name="ce6" table:formula="of:=[.D101]-[.C101]" office:value-type="float" office:value="0.0833435058590339" calcext:value-type="float">
            <text:p>0.08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-55.2297096252441" calcext:value-type="float">
            <text:p>-55.230</text:p>
          </table:table-cell>
          <table:table-cell table:style-name="ce6" office:value-type="float" office:value="-55.2534713745117" calcext:value-type="float">
            <text:p>-55.253</text:p>
          </table:table-cell>
          <table:table-cell table:style-name="ce16" office:value-type="float" office:value="-55.2059440612793" calcext:value-type="float">
            <text:p>-55.206</text:p>
          </table:table-cell>
          <table:table-cell table:style-name="ce6" table:formula="of:=[.I101]-[.H101]" office:value-type="float" office:value="0.0475273132324006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297.041687011719" calcext:value-type="float">
            <text:p>297.042</text:p>
          </table:table-cell>
          <table:table-cell table:style-name="ce6" office:value-type="float" office:value="297.000030517578" calcext:value-type="float">
            <text:p>297.000</text:p>
          </table:table-cell>
          <table:table-cell table:style-name="ce11" office:value-type="float" office:value="297.083374023438" calcext:value-type="float">
            <text:p>297.083</text:p>
          </table:table-cell>
          <table:table-cell table:style-name="ce6" table:formula="of:=[.D102]-[.C102]" office:value-type="float" office:value="0.0833435058600003" calcext:value-type="float">
            <text:p>0.083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-55.1821556091309" calcext:value-type="float">
            <text:p>-55.182</text:p>
          </table:table-cell>
          <table:table-cell table:style-name="ce6" office:value-type="float" office:value="-55.2059440612793" calcext:value-type="float">
            <text:p>-55.206</text:p>
          </table:table-cell>
          <table:table-cell table:style-name="ce16" office:value-type="float" office:value="-55.1583633422852" calcext:value-type="float">
            <text:p>-55.158</text:p>
          </table:table-cell>
          <table:table-cell table:style-name="ce6" table:formula="of:=[.I102]-[.H102]" office:value-type="float" office:value="0.047580718994098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297.125030517578" calcext:value-type="float">
            <text:p>297.125</text:p>
          </table:table-cell>
          <table:table-cell table:style-name="ce6" office:value-type="float" office:value="297.083374023438" calcext:value-type="float">
            <text:p>297.083</text:p>
          </table:table-cell>
          <table:table-cell table:style-name="ce11" office:value-type="float" office:value="297.166687011719" calcext:value-type="float">
            <text:p>297.167</text:p>
          </table:table-cell>
          <table:table-cell table:style-name="ce6" table:formula="of:=[.D103]-[.C103]" office:value-type="float" office:value="0.0833129882809658" calcext:value-type="float">
            <text:p>0.083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-55.1345443725586" calcext:value-type="float">
            <text:p>-55.135</text:p>
          </table:table-cell>
          <table:table-cell table:style-name="ce6" office:value-type="float" office:value="-55.1583633422852" calcext:value-type="float">
            <text:p>-55.158</text:p>
          </table:table-cell>
          <table:table-cell table:style-name="ce16" office:value-type="float" office:value="-55.110725402832" calcext:value-type="float">
            <text:p>-55.111</text:p>
          </table:table-cell>
          <table:table-cell table:style-name="ce6" table:formula="of:=[.I103]-[.H103]" office:value-type="float" office:value="0.0476379394531961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297.208374023438" calcext:value-type="float">
            <text:p>297.208</text:p>
          </table:table-cell>
          <table:table-cell table:style-name="ce6" office:value-type="float" office:value="297.166687011719" calcext:value-type="float">
            <text:p>297.167</text:p>
          </table:table-cell>
          <table:table-cell table:style-name="ce11" office:value-type="float" office:value="297.250030517578" calcext:value-type="float">
            <text:p>297.250</text:p>
          </table:table-cell>
          <table:table-cell table:style-name="ce6" table:formula="of:=[.D104]-[.C104]" office:value-type="float" office:value="0.0833435058590339" calcext:value-type="float">
            <text:p>0.083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-55.0868797302246" calcext:value-type="float">
            <text:p>-55.087</text:p>
          </table:table-cell>
          <table:table-cell table:style-name="ce6" office:value-type="float" office:value="-55.110725402832" calcext:value-type="float">
            <text:p>-55.111</text:p>
          </table:table-cell>
          <table:table-cell table:style-name="ce16" office:value-type="float" office:value="-55.0630340576172" calcext:value-type="float">
            <text:p>-55.063</text:p>
          </table:table-cell>
          <table:table-cell table:style-name="ce6" table:formula="of:=[.I104]-[.H104]" office:value-type="float" office:value="0.0476913452148011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297.291687011719" calcext:value-type="float">
            <text:p>297.292</text:p>
          </table:table-cell>
          <table:table-cell table:style-name="ce6" office:value-type="float" office:value="297.250030517578" calcext:value-type="float">
            <text:p>297.250</text:p>
          </table:table-cell>
          <table:table-cell table:style-name="ce11" office:value-type="float" office:value="297.333374023438" calcext:value-type="float">
            <text:p>297.333</text:p>
          </table:table-cell>
          <table:table-cell table:style-name="ce6" table:formula="of:=[.D105]-[.C105]" office:value-type="float" office:value="0.0833435058600003" calcext:value-type="float">
            <text:p>0.083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-55.0391578674316" calcext:value-type="float">
            <text:p>-55.039</text:p>
          </table:table-cell>
          <table:table-cell table:style-name="ce6" office:value-type="float" office:value="-55.0630340576172" calcext:value-type="float">
            <text:p>-55.063</text:p>
          </table:table-cell>
          <table:table-cell table:style-name="ce16" office:value-type="float" office:value="-55.0152816772461" calcext:value-type="float">
            <text:p>-55.015</text:p>
          </table:table-cell>
          <table:table-cell table:style-name="ce6" table:formula="of:=[.I105]-[.H105]" office:value-type="float" office:value="0.0477523803711009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297.375030517578" calcext:value-type="float">
            <text:p>297.375</text:p>
          </table:table-cell>
          <table:table-cell table:style-name="ce6" office:value-type="float" office:value="297.333374023438" calcext:value-type="float">
            <text:p>297.333</text:p>
          </table:table-cell>
          <table:table-cell table:style-name="ce11" office:value-type="float" office:value="297.416687011719" calcext:value-type="float">
            <text:p>297.417</text:p>
          </table:table-cell>
          <table:table-cell table:style-name="ce6" table:formula="of:=[.D106]-[.C106]" office:value-type="float" office:value="0.0833129882809658" calcext:value-type="float">
            <text:p>0.083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-54.9913787841797" calcext:value-type="float">
            <text:p>-54.991</text:p>
          </table:table-cell>
          <table:table-cell table:style-name="ce6" office:value-type="float" office:value="-55.0152816772461" calcext:value-type="float">
            <text:p>-55.015</text:p>
          </table:table-cell>
          <table:table-cell table:style-name="ce16" office:value-type="float" office:value="-54.967472076416" calcext:value-type="float">
            <text:p>-54.967</text:p>
          </table:table-cell>
          <table:table-cell table:style-name="ce6" table:formula="of:=[.I106]-[.H106]" office:value-type="float" office:value="0.0478096008300994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297.458374023438" calcext:value-type="float">
            <text:p>297.458</text:p>
          </table:table-cell>
          <table:table-cell table:style-name="ce6" office:value-type="float" office:value="297.416687011719" calcext:value-type="float">
            <text:p>297.417</text:p>
          </table:table-cell>
          <table:table-cell table:style-name="ce11" office:value-type="float" office:value="297.500030517578" calcext:value-type="float">
            <text:p>297.500</text:p>
          </table:table-cell>
          <table:table-cell table:style-name="ce6" table:formula="of:=[.D107]-[.C107]" office:value-type="float" office:value="0.0833435058590339" calcext:value-type="float">
            <text:p>0.083</text:p>
          </table:table-cell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-54.9435424804688" calcext:value-type="float">
            <text:p>-54.944</text:p>
          </table:table-cell>
          <table:table-cell table:style-name="ce6" office:value-type="float" office:value="-54.967472076416" calcext:value-type="float">
            <text:p>-54.967</text:p>
          </table:table-cell>
          <table:table-cell table:style-name="ce16" office:value-type="float" office:value="-54.9196090698242" calcext:value-type="float">
            <text:p>-54.920</text:p>
          </table:table-cell>
          <table:table-cell table:style-name="ce6" table:formula="of:=[.I107]-[.H107]" office:value-type="float" office:value="0.047863006591804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297.541687011719" calcext:value-type="float">
            <text:p>297.542</text:p>
          </table:table-cell>
          <table:table-cell table:style-name="ce6" office:value-type="float" office:value="297.500030517578" calcext:value-type="float">
            <text:p>297.500</text:p>
          </table:table-cell>
          <table:table-cell table:style-name="ce11" office:value-type="float" office:value="297.583374023438" calcext:value-type="float">
            <text:p>297.583</text:p>
          </table:table-cell>
          <table:table-cell table:style-name="ce6" table:formula="of:=[.D108]-[.C108]" office:value-type="float" office:value="0.0833435058600003" calcext:value-type="float">
            <text:p>0.083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-54.8956489562988" calcext:value-type="float">
            <text:p>-54.896</text:p>
          </table:table-cell>
          <table:table-cell table:style-name="ce6" office:value-type="float" office:value="-54.9196090698242" calcext:value-type="float">
            <text:p>-54.920</text:p>
          </table:table-cell>
          <table:table-cell table:style-name="ce16" office:value-type="float" office:value="-54.8716850280762" calcext:value-type="float">
            <text:p>-54.872</text:p>
          </table:table-cell>
          <table:table-cell table:style-name="ce6" table:formula="of:=[.I108]-[.H108]" office:value-type="float" office:value="0.0479240417479971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297.625030517578" calcext:value-type="float">
            <text:p>297.625</text:p>
          </table:table-cell>
          <table:table-cell table:style-name="ce6" office:value-type="float" office:value="297.583374023438" calcext:value-type="float">
            <text:p>297.583</text:p>
          </table:table-cell>
          <table:table-cell table:style-name="ce11" office:value-type="float" office:value="297.666687011719" calcext:value-type="float">
            <text:p>297.667</text:p>
          </table:table-cell>
          <table:table-cell table:style-name="ce6" table:formula="of:=[.D109]-[.C109]" office:value-type="float" office:value="0.0833129882809658" calcext:value-type="float">
            <text:p>0.083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-54.8476982116699" calcext:value-type="float">
            <text:p>-54.848</text:p>
          </table:table-cell>
          <table:table-cell table:style-name="ce6" office:value-type="float" office:value="-54.8716850280762" calcext:value-type="float">
            <text:p>-54.872</text:p>
          </table:table-cell>
          <table:table-cell table:style-name="ce16" office:value-type="float" office:value="-54.8237075805664" calcext:value-type="float">
            <text:p>-54.824</text:p>
          </table:table-cell>
          <table:table-cell table:style-name="ce6" table:formula="of:=[.I109]-[.H109]" office:value-type="float" office:value="0.0479774475098012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297.708374023438" calcext:value-type="float">
            <text:p>297.708</text:p>
          </table:table-cell>
          <table:table-cell table:style-name="ce6" office:value-type="float" office:value="297.666687011719" calcext:value-type="float">
            <text:p>297.667</text:p>
          </table:table-cell>
          <table:table-cell table:style-name="ce11" office:value-type="float" office:value="297.750030517578" calcext:value-type="float">
            <text:p>297.750</text:p>
          </table:table-cell>
          <table:table-cell table:style-name="ce6" table:formula="of:=[.D110]-[.C110]" office:value-type="float" office:value="0.0833435058590339" calcext:value-type="float">
            <text:p>0.083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-54.799690246582" calcext:value-type="float">
            <text:p>-54.800</text:p>
          </table:table-cell>
          <table:table-cell table:style-name="ce6" office:value-type="float" office:value="-54.8237075805664" calcext:value-type="float">
            <text:p>-54.824</text:p>
          </table:table-cell>
          <table:table-cell table:style-name="ce16" office:value-type="float" office:value="-54.7756729125977" calcext:value-type="float">
            <text:p>-54.776</text:p>
          </table:table-cell>
          <table:table-cell table:style-name="ce6" table:formula="of:=[.I110]-[.H110]" office:value-type="float" office:value="0.0480346679687003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297.791687011719" calcext:value-type="float">
            <text:p>297.792</text:p>
          </table:table-cell>
          <table:table-cell table:style-name="ce6" office:value-type="float" office:value="297.750030517578" calcext:value-type="float">
            <text:p>297.750</text:p>
          </table:table-cell>
          <table:table-cell table:style-name="ce11" office:value-type="float" office:value="297.833374023438" calcext:value-type="float">
            <text:p>297.833</text:p>
          </table:table-cell>
          <table:table-cell table:style-name="ce6" table:formula="of:=[.D111]-[.C111]" office:value-type="float" office:value="0.0833435058600003" calcext:value-type="float">
            <text:p>0.083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-54.7516250610352" calcext:value-type="float">
            <text:p>-54.752</text:p>
          </table:table-cell>
          <table:table-cell table:style-name="ce6" office:value-type="float" office:value="-54.7756729125977" calcext:value-type="float">
            <text:p>-54.776</text:p>
          </table:table-cell>
          <table:table-cell table:style-name="ce16" office:value-type="float" office:value="-54.7275772094727" calcext:value-type="float">
            <text:p>-54.728</text:p>
          </table:table-cell>
          <table:table-cell table:style-name="ce6" table:formula="of:=[.I111]-[.H111]" office:value-type="float" office:value="0.048095703125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297.875030517578" calcext:value-type="float">
            <text:p>297.875</text:p>
          </table:table-cell>
          <table:table-cell table:style-name="ce6" office:value-type="float" office:value="297.833374023438" calcext:value-type="float">
            <text:p>297.833</text:p>
          </table:table-cell>
          <table:table-cell table:style-name="ce11" office:value-type="float" office:value="297.916687011719" calcext:value-type="float">
            <text:p>297.917</text:p>
          </table:table-cell>
          <table:table-cell table:style-name="ce6" table:formula="of:=[.D112]-[.C112]" office:value-type="float" office:value="0.0833129882809658" calcext:value-type="float">
            <text:p>0.083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-54.7035026550293" calcext:value-type="float">
            <text:p>-54.704</text:p>
          </table:table-cell>
          <table:table-cell table:style-name="ce6" office:value-type="float" office:value="-54.7275772094727" calcext:value-type="float">
            <text:p>-54.728</text:p>
          </table:table-cell>
          <table:table-cell table:style-name="ce16" office:value-type="float" office:value="-54.6794281005859" calcext:value-type="float">
            <text:p>-54.679</text:p>
          </table:table-cell>
          <table:table-cell table:style-name="ce6" table:formula="of:=[.I112]-[.H112]" office:value-type="float" office:value="0.0481491088867969" calcext:value-type="float">
            <text:p>0.048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297.958374023438" calcext:value-type="float">
            <text:p>297.958</text:p>
          </table:table-cell>
          <table:table-cell table:style-name="ce6" office:value-type="float" office:value="297.916687011719" calcext:value-type="float">
            <text:p>297.917</text:p>
          </table:table-cell>
          <table:table-cell table:style-name="ce11" office:value-type="float" office:value="298.000030517578" calcext:value-type="float">
            <text:p>298.000</text:p>
          </table:table-cell>
          <table:table-cell table:style-name="ce6" table:formula="of:=[.D113]-[.C113]" office:value-type="float" office:value="0.0833435058590339" calcext:value-type="float">
            <text:p>0.083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-54.6553230285645" calcext:value-type="float">
            <text:p>-54.655</text:p>
          </table:table-cell>
          <table:table-cell table:style-name="ce6" office:value-type="float" office:value="-54.6794281005859" calcext:value-type="float">
            <text:p>-54.679</text:p>
          </table:table-cell>
          <table:table-cell table:style-name="ce16" office:value-type="float" office:value="-54.631217956543" calcext:value-type="float">
            <text:p>-54.631</text:p>
          </table:table-cell>
          <table:table-cell table:style-name="ce6" table:formula="of:=[.I113]-[.H113]" office:value-type="float" office:value="0.0482101440429048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298.041687011719" calcext:value-type="float">
            <text:p>298.042</text:p>
          </table:table-cell>
          <table:table-cell table:style-name="ce6" office:value-type="float" office:value="298.000030517578" calcext:value-type="float">
            <text:p>298.000</text:p>
          </table:table-cell>
          <table:table-cell table:style-name="ce11" office:value-type="float" office:value="298.083374023438" calcext:value-type="float">
            <text:p>298.083</text:p>
          </table:table-cell>
          <table:table-cell table:style-name="ce6" table:formula="of:=[.D114]-[.C114]" office:value-type="float" office:value="0.0833435058600003" calcext:value-type="float">
            <text:p>0.083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-54.6070861816406" calcext:value-type="float">
            <text:p>-54.607</text:p>
          </table:table-cell>
          <table:table-cell table:style-name="ce6" office:value-type="float" office:value="-54.631217956543" calcext:value-type="float">
            <text:p>-54.631</text:p>
          </table:table-cell>
          <table:table-cell table:style-name="ce16" office:value-type="float" office:value="-54.5829544067383" calcext:value-type="float">
            <text:p>-54.583</text:p>
          </table:table-cell>
          <table:table-cell table:style-name="ce6" table:formula="of:=[.I114]-[.H114]" office:value-type="float" office:value="0.0482635498046946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298.125030517578" calcext:value-type="float">
            <text:p>298.125</text:p>
          </table:table-cell>
          <table:table-cell table:style-name="ce6" office:value-type="float" office:value="298.083374023438" calcext:value-type="float">
            <text:p>298.083</text:p>
          </table:table-cell>
          <table:table-cell table:style-name="ce11" office:value-type="float" office:value="298.166687011719" calcext:value-type="float">
            <text:p>298.167</text:p>
          </table:table-cell>
          <table:table-cell table:style-name="ce6" table:formula="of:=[.D115]-[.C115]" office:value-type="float" office:value="0.0833129882809658" calcext:value-type="float">
            <text:p>0.083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-54.5587959289551" calcext:value-type="float">
            <text:p>-54.559</text:p>
          </table:table-cell>
          <table:table-cell table:style-name="ce6" office:value-type="float" office:value="-54.5829544067383" calcext:value-type="float">
            <text:p>-54.583</text:p>
          </table:table-cell>
          <table:table-cell table:style-name="ce16" office:value-type="float" office:value="-54.5346336364746" calcext:value-type="float">
            <text:p>-54.535</text:p>
          </table:table-cell>
          <table:table-cell table:style-name="ce6" table:formula="of:=[.I115]-[.H115]" office:value-type="float" office:value="0.0483207702637003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298.208374023438" calcext:value-type="float">
            <text:p>298.208</text:p>
          </table:table-cell>
          <table:table-cell table:style-name="ce6" office:value-type="float" office:value="298.166687011719" calcext:value-type="float">
            <text:p>298.167</text:p>
          </table:table-cell>
          <table:table-cell table:style-name="ce11" office:value-type="float" office:value="298.250030517578" calcext:value-type="float">
            <text:p>298.250</text:p>
          </table:table-cell>
          <table:table-cell table:style-name="ce6" table:formula="of:=[.D116]-[.C116]" office:value-type="float" office:value="0.0833435058590339" calcext:value-type="float">
            <text:p>0.083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-54.5104446411133" calcext:value-type="float">
            <text:p>-54.510</text:p>
          </table:table-cell>
          <table:table-cell table:style-name="ce6" office:value-type="float" office:value="-54.5346336364746" calcext:value-type="float">
            <text:p>-54.535</text:p>
          </table:table-cell>
          <table:table-cell table:style-name="ce16" office:value-type="float" office:value="-54.4862518310547" calcext:value-type="float">
            <text:p>-54.486</text:p>
          </table:table-cell>
          <table:table-cell table:style-name="ce6" table:formula="of:=[.I116]-[.H116]" office:value-type="float" office:value="0.0483818054199006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298.291687011719" calcext:value-type="float">
            <text:p>298.292</text:p>
          </table:table-cell>
          <table:table-cell table:style-name="ce6" office:value-type="float" office:value="298.250030517578" calcext:value-type="float">
            <text:p>298.250</text:p>
          </table:table-cell>
          <table:table-cell table:style-name="ce11" office:value-type="float" office:value="298.333374023438" calcext:value-type="float">
            <text:p>298.333</text:p>
          </table:table-cell>
          <table:table-cell table:style-name="ce6" table:formula="of:=[.D117]-[.C117]" office:value-type="float" office:value="0.0833435058600003" calcext:value-type="float">
            <text:p>0.083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-54.4620361328125" calcext:value-type="float">
            <text:p>-54.462</text:p>
          </table:table-cell>
          <table:table-cell table:style-name="ce6" office:value-type="float" office:value="-54.4862518310547" calcext:value-type="float">
            <text:p>-54.486</text:p>
          </table:table-cell>
          <table:table-cell table:style-name="ce16" office:value-type="float" office:value="-54.437816619873" calcext:value-type="float">
            <text:p>-54.438</text:p>
          </table:table-cell>
          <table:table-cell table:style-name="ce6" table:formula="of:=[.I117]-[.H117]" office:value-type="float" office:value="0.0484352111817046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298.375030517578" calcext:value-type="float">
            <text:p>298.375</text:p>
          </table:table-cell>
          <table:table-cell table:style-name="ce6" office:value-type="float" office:value="298.333374023438" calcext:value-type="float">
            <text:p>298.333</text:p>
          </table:table-cell>
          <table:table-cell table:style-name="ce11" office:value-type="float" office:value="298.416687011719" calcext:value-type="float">
            <text:p>298.417</text:p>
          </table:table-cell>
          <table:table-cell table:style-name="ce6" table:formula="of:=[.D118]-[.C118]" office:value-type="float" office:value="0.0833129882809658" calcext:value-type="float">
            <text:p>0.083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-54.4135704040527" calcext:value-type="float">
            <text:p>-54.414</text:p>
          </table:table-cell>
          <table:table-cell table:style-name="ce6" office:value-type="float" office:value="-54.437816619873" calcext:value-type="float">
            <text:p>-54.438</text:p>
          </table:table-cell>
          <table:table-cell table:style-name="ce16" office:value-type="float" office:value="-54.3893203735352" calcext:value-type="float">
            <text:p>-54.389</text:p>
          </table:table-cell>
          <table:table-cell table:style-name="ce6" table:formula="of:=[.I118]-[.H118]" office:value-type="float" office:value="0.0484962463377983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298.458374023438" calcext:value-type="float">
            <text:p>298.458</text:p>
          </table:table-cell>
          <table:table-cell table:style-name="ce6" office:value-type="float" office:value="298.416687011719" calcext:value-type="float">
            <text:p>298.417</text:p>
          </table:table-cell>
          <table:table-cell table:style-name="ce11" office:value-type="float" office:value="298.500030517578" calcext:value-type="float">
            <text:p>298.500</text:p>
          </table:table-cell>
          <table:table-cell table:style-name="ce6" table:formula="of:=[.D119]-[.C119]" office:value-type="float" office:value="0.0833435058590339" calcext:value-type="float">
            <text:p>0.083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-54.365047454834" calcext:value-type="float">
            <text:p>-54.365</text:p>
          </table:table-cell>
          <table:table-cell table:style-name="ce6" office:value-type="float" office:value="-54.3893203735352" calcext:value-type="float">
            <text:p>-54.389</text:p>
          </table:table-cell>
          <table:table-cell table:style-name="ce16" office:value-type="float" office:value="-54.3407707214355" calcext:value-type="float">
            <text:p>-54.341</text:p>
          </table:table-cell>
          <table:table-cell table:style-name="ce6" table:formula="of:=[.I119]-[.H119]" office:value-type="float" office:value="0.0485496520997017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298.541687011719" calcext:value-type="float">
            <text:p>298.542</text:p>
          </table:table-cell>
          <table:table-cell table:style-name="ce6" office:value-type="float" office:value="298.500030517578" calcext:value-type="float">
            <text:p>298.500</text:p>
          </table:table-cell>
          <table:table-cell table:style-name="ce11" office:value-type="float" office:value="298.583374023438" calcext:value-type="float">
            <text:p>298.583</text:p>
          </table:table-cell>
          <table:table-cell table:style-name="ce6" table:formula="of:=[.D120]-[.C120]" office:value-type="float" office:value="0.0833435058600003" calcext:value-type="float">
            <text:p>0.083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-54.3164672851562" calcext:value-type="float">
            <text:p>-54.316</text:p>
          </table:table-cell>
          <table:table-cell table:style-name="ce6" office:value-type="float" office:value="-54.3407707214355" calcext:value-type="float">
            <text:p>-54.341</text:p>
          </table:table-cell>
          <table:table-cell table:style-name="ce16" office:value-type="float" office:value="-54.2921600341797" calcext:value-type="float">
            <text:p>-54.292</text:p>
          </table:table-cell>
          <table:table-cell table:style-name="ce6" table:formula="of:=[.I120]-[.H120]" office:value-type="float" office:value="0.0486106872557954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298.625030517578" calcext:value-type="float">
            <text:p>298.625</text:p>
          </table:table-cell>
          <table:table-cell table:style-name="ce6" office:value-type="float" office:value="298.583374023438" calcext:value-type="float">
            <text:p>298.583</text:p>
          </table:table-cell>
          <table:table-cell table:style-name="ce11" office:value-type="float" office:value="298.666687011719" calcext:value-type="float">
            <text:p>298.667</text:p>
          </table:table-cell>
          <table:table-cell table:style-name="ce6" table:formula="of:=[.D121]-[.C121]" office:value-type="float" office:value="0.0833129882809658" calcext:value-type="float">
            <text:p>0.083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-54.2678260803223" calcext:value-type="float">
            <text:p>-54.268</text:p>
          </table:table-cell>
          <table:table-cell table:style-name="ce6" office:value-type="float" office:value="-54.2921600341797" calcext:value-type="float">
            <text:p>-54.292</text:p>
          </table:table-cell>
          <table:table-cell table:style-name="ce16" office:value-type="float" office:value="-54.2434921264648" calcext:value-type="float">
            <text:p>-54.243</text:p>
          </table:table-cell>
          <table:table-cell table:style-name="ce6" table:formula="of:=[.I121]-[.H121]" office:value-type="float" office:value="0.0486679077149006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298.708374023438" calcext:value-type="float">
            <text:p>298.708</text:p>
          </table:table-cell>
          <table:table-cell table:style-name="ce6" office:value-type="float" office:value="298.666687011719" calcext:value-type="float">
            <text:p>298.667</text:p>
          </table:table-cell>
          <table:table-cell table:style-name="ce11" office:value-type="float" office:value="298.750030517578" calcext:value-type="float">
            <text:p>298.750</text:p>
          </table:table-cell>
          <table:table-cell table:style-name="ce6" table:formula="of:=[.D122]-[.C122]" office:value-type="float" office:value="0.0833435058590339" calcext:value-type="float">
            <text:p>0.083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-54.2191314697266" calcext:value-type="float">
            <text:p>-54.219</text:p>
          </table:table-cell>
          <table:table-cell table:style-name="ce6" office:value-type="float" office:value="-54.2434921264648" calcext:value-type="float">
            <text:p>-54.243</text:p>
          </table:table-cell>
          <table:table-cell table:style-name="ce16" office:value-type="float" office:value="-54.1947708129883" calcext:value-type="float">
            <text:p>-54.195</text:p>
          </table:table-cell>
          <table:table-cell table:style-name="ce6" table:formula="of:=[.I122]-[.H122]" office:value-type="float" office:value="0.0487213134764986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298.791687011719" calcext:value-type="float">
            <text:p>298.792</text:p>
          </table:table-cell>
          <table:table-cell table:style-name="ce6" office:value-type="float" office:value="298.750030517578" calcext:value-type="float">
            <text:p>298.750</text:p>
          </table:table-cell>
          <table:table-cell table:style-name="ce11" office:value-type="float" office:value="298.833374023438" calcext:value-type="float">
            <text:p>298.833</text:p>
          </table:table-cell>
          <table:table-cell table:style-name="ce6" table:formula="of:=[.D123]-[.C123]" office:value-type="float" office:value="0.0833435058600003" calcext:value-type="float">
            <text:p>0.083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-54.1703796386719" calcext:value-type="float">
            <text:p>-54.170</text:p>
          </table:table-cell>
          <table:table-cell table:style-name="ce6" office:value-type="float" office:value="-54.1947708129883" calcext:value-type="float">
            <text:p>-54.195</text:p>
          </table:table-cell>
          <table:table-cell table:style-name="ce16" office:value-type="float" office:value="-54.1459884643555" calcext:value-type="float">
            <text:p>-54.146</text:p>
          </table:table-cell>
          <table:table-cell table:style-name="ce6" table:formula="of:=[.I123]-[.H123]" office:value-type="float" office:value="0.0487823486328054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298.875030517578" calcext:value-type="float">
            <text:p>298.875</text:p>
          </table:table-cell>
          <table:table-cell table:style-name="ce6" office:value-type="float" office:value="298.833374023438" calcext:value-type="float">
            <text:p>298.833</text:p>
          </table:table-cell>
          <table:table-cell table:style-name="ce11" office:value-type="float" office:value="298.916687011719" calcext:value-type="float">
            <text:p>298.917</text:p>
          </table:table-cell>
          <table:table-cell table:style-name="ce6" table:formula="of:=[.D124]-[.C124]" office:value-type="float" office:value="0.0833129882809658" calcext:value-type="float">
            <text:p>0.083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-54.1215705871582" calcext:value-type="float">
            <text:p>-54.122</text:p>
          </table:table-cell>
          <table:table-cell table:style-name="ce6" office:value-type="float" office:value="-54.1459884643555" calcext:value-type="float">
            <text:p>-54.146</text:p>
          </table:table-cell>
          <table:table-cell table:style-name="ce16" office:value-type="float" office:value="-54.0971488952637" calcext:value-type="float">
            <text:p>-54.097</text:p>
          </table:table-cell>
          <table:table-cell table:style-name="ce6" table:formula="of:=[.I124]-[.H124]" office:value-type="float" office:value="0.0488395690917969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298.958374023438" calcext:value-type="float">
            <text:p>298.958</text:p>
          </table:table-cell>
          <table:table-cell table:style-name="ce6" office:value-type="float" office:value="298.916687011719" calcext:value-type="float">
            <text:p>298.917</text:p>
          </table:table-cell>
          <table:table-cell table:style-name="ce11" office:value-type="float" office:value="299.000030517578" calcext:value-type="float">
            <text:p>299.000</text:p>
          </table:table-cell>
          <table:table-cell table:style-name="ce6" table:formula="of:=[.D125]-[.C125]" office:value-type="float" office:value="0.0833435058590339" calcext:value-type="float">
            <text:p>0.083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-54.0727005004883" calcext:value-type="float">
            <text:p>-54.073</text:p>
          </table:table-cell>
          <table:table-cell table:style-name="ce6" office:value-type="float" office:value="-54.0971488952637" calcext:value-type="float">
            <text:p>-54.097</text:p>
          </table:table-cell>
          <table:table-cell table:style-name="ce16" office:value-type="float" office:value="-54.0482521057129" calcext:value-type="float">
            <text:p>-54.048</text:p>
          </table:table-cell>
          <table:table-cell table:style-name="ce6" table:formula="of:=[.I125]-[.H125]" office:value-type="float" office:value="0.0488967895508026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299.041687011719" calcext:value-type="float">
            <text:p>299.042</text:p>
          </table:table-cell>
          <table:table-cell table:style-name="ce6" office:value-type="float" office:value="299.000030517578" calcext:value-type="float">
            <text:p>299.000</text:p>
          </table:table-cell>
          <table:table-cell table:style-name="ce11" office:value-type="float" office:value="299.083374023438" calcext:value-type="float">
            <text:p>299.083</text:p>
          </table:table-cell>
          <table:table-cell table:style-name="ce6" table:formula="of:=[.D126]-[.C126]" office:value-type="float" office:value="0.0833435058600003" calcext:value-type="float">
            <text:p>0.083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-54.0237770080566" calcext:value-type="float">
            <text:p>-54.024</text:p>
          </table:table-cell>
          <table:table-cell table:style-name="ce6" office:value-type="float" office:value="-54.0482521057129" calcext:value-type="float">
            <text:p>-54.048</text:p>
          </table:table-cell>
          <table:table-cell table:style-name="ce16" office:value-type="float" office:value="-53.9992980957031" calcext:value-type="float">
            <text:p>-53.999</text:p>
          </table:table-cell>
          <table:table-cell table:style-name="ce6" table:formula="of:=[.I126]-[.H126]" office:value-type="float" office:value="0.0489540100098012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299.125030517578" calcext:value-type="float">
            <text:p>299.125</text:p>
          </table:table-cell>
          <table:table-cell table:style-name="ce6" office:value-type="float" office:value="299.083374023438" calcext:value-type="float">
            <text:p>299.083</text:p>
          </table:table-cell>
          <table:table-cell table:style-name="ce11" office:value-type="float" office:value="299.166687011719" calcext:value-type="float">
            <text:p>299.167</text:p>
          </table:table-cell>
          <table:table-cell table:style-name="ce6" table:formula="of:=[.D127]-[.C127]" office:value-type="float" office:value="0.0833129882809658" calcext:value-type="float">
            <text:p>0.083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-53.9747924804688" calcext:value-type="float">
            <text:p>-53.975</text:p>
          </table:table-cell>
          <table:table-cell table:style-name="ce6" office:value-type="float" office:value="-53.9992980957031" calcext:value-type="float">
            <text:p>-53.999</text:p>
          </table:table-cell>
          <table:table-cell table:style-name="ce16" office:value-type="float" office:value="-53.9502868652344" calcext:value-type="float">
            <text:p>-53.950</text:p>
          </table:table-cell>
          <table:table-cell table:style-name="ce6" table:formula="of:=[.I127]-[.H127]" office:value-type="float" office:value="0.0490112304686932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299.208374023438" calcext:value-type="float">
            <text:p>299.208</text:p>
          </table:table-cell>
          <table:table-cell table:style-name="ce6" office:value-type="float" office:value="299.166687011719" calcext:value-type="float">
            <text:p>299.167</text:p>
          </table:table-cell>
          <table:table-cell table:style-name="ce11" office:value-type="float" office:value="299.250030517578" calcext:value-type="float">
            <text:p>299.250</text:p>
          </table:table-cell>
          <table:table-cell table:style-name="ce6" table:formula="of:=[.D128]-[.C128]" office:value-type="float" office:value="0.0833435058590339" calcext:value-type="float">
            <text:p>0.083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-53.9257545471191" calcext:value-type="float">
            <text:p>-53.926</text:p>
          </table:table-cell>
          <table:table-cell table:style-name="ce6" office:value-type="float" office:value="-53.9502868652344" calcext:value-type="float">
            <text:p>-53.950</text:p>
          </table:table-cell>
          <table:table-cell table:style-name="ce16" office:value-type="float" office:value="-53.9012184143066" calcext:value-type="float">
            <text:p>-53.901</text:p>
          </table:table-cell>
          <table:table-cell table:style-name="ce6" table:formula="of:=[.I128]-[.H128]" office:value-type="float" office:value="0.0490684509278054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299.291687011719" calcext:value-type="float">
            <text:p>299.292</text:p>
          </table:table-cell>
          <table:table-cell table:style-name="ce6" office:value-type="float" office:value="299.250030517578" calcext:value-type="float">
            <text:p>299.250</text:p>
          </table:table-cell>
          <table:table-cell table:style-name="ce11" office:value-type="float" office:value="299.333374023438" calcext:value-type="float">
            <text:p>299.333</text:p>
          </table:table-cell>
          <table:table-cell table:style-name="ce6" table:formula="of:=[.D129]-[.C129]" office:value-type="float" office:value="0.0833435058600003" calcext:value-type="float">
            <text:p>0.083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-53.8766555786133" calcext:value-type="float">
            <text:p>-53.877</text:p>
          </table:table-cell>
          <table:table-cell table:style-name="ce6" office:value-type="float" office:value="-53.9012184143066" calcext:value-type="float">
            <text:p>-53.901</text:p>
          </table:table-cell>
          <table:table-cell table:style-name="ce16" office:value-type="float" office:value="-53.8520889282227" calcext:value-type="float">
            <text:p>-53.852</text:p>
          </table:table-cell>
          <table:table-cell table:style-name="ce6" table:formula="of:=[.I129]-[.H129]" office:value-type="float" office:value="0.0491294860838991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299.375030517578" calcext:value-type="float">
            <text:p>299.375</text:p>
          </table:table-cell>
          <table:table-cell table:style-name="ce6" office:value-type="float" office:value="299.333374023438" calcext:value-type="float">
            <text:p>299.333</text:p>
          </table:table-cell>
          <table:table-cell table:style-name="ce11" office:value-type="float" office:value="299.416687011719" calcext:value-type="float">
            <text:p>299.417</text:p>
          </table:table-cell>
          <table:table-cell table:style-name="ce6" table:formula="of:=[.D130]-[.C130]" office:value-type="float" office:value="0.0833129882809658" calcext:value-type="float">
            <text:p>0.083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-53.8274993896484" calcext:value-type="float">
            <text:p>-53.827</text:p>
          </table:table-cell>
          <table:table-cell table:style-name="ce6" office:value-type="float" office:value="-53.8520889282227" calcext:value-type="float">
            <text:p>-53.852</text:p>
          </table:table-cell>
          <table:table-cell table:style-name="ce16" office:value-type="float" office:value="-53.802906036377" calcext:value-type="float">
            <text:p>-53.803</text:p>
          </table:table-cell>
          <table:table-cell table:style-name="ce6" table:formula="of:=[.I130]-[.H130]" office:value-type="float" office:value="0.049182891845696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299.458374023438" calcext:value-type="float">
            <text:p>299.458</text:p>
          </table:table-cell>
          <table:table-cell table:style-name="ce6" office:value-type="float" office:value="299.416687011719" calcext:value-type="float">
            <text:p>299.417</text:p>
          </table:table-cell>
          <table:table-cell table:style-name="ce11" office:value-type="float" office:value="299.500030517578" calcext:value-type="float">
            <text:p>299.500</text:p>
          </table:table-cell>
          <table:table-cell table:style-name="ce6" table:formula="of:=[.D131]-[.C131]" office:value-type="float" office:value="0.0833435058590339" calcext:value-type="float">
            <text:p>0.08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-53.7782859802246" calcext:value-type="float">
            <text:p>-53.778</text:p>
          </table:table-cell>
          <table:table-cell table:style-name="ce6" office:value-type="float" office:value="-53.802906036377" calcext:value-type="float">
            <text:p>-53.803</text:p>
          </table:table-cell>
          <table:table-cell table:style-name="ce16" office:value-type="float" office:value="-53.753662109375" calcext:value-type="float">
            <text:p>-53.754</text:p>
          </table:table-cell>
          <table:table-cell table:style-name="ce6" table:formula="of:=[.I131]-[.H131]" office:value-type="float" office:value="0.0492439270020029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299.541687011719" calcext:value-type="float">
            <text:p>299.542</text:p>
          </table:table-cell>
          <table:table-cell table:style-name="ce6" office:value-type="float" office:value="299.500030517578" calcext:value-type="float">
            <text:p>299.500</text:p>
          </table:table-cell>
          <table:table-cell table:style-name="ce11" office:value-type="float" office:value="299.583374023438" calcext:value-type="float">
            <text:p>299.583</text:p>
          </table:table-cell>
          <table:table-cell table:style-name="ce6" table:formula="of:=[.D132]-[.C132]" office:value-type="float" office:value="0.0833435058600003" calcext:value-type="float">
            <text:p>0.083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-53.7290115356445" calcext:value-type="float">
            <text:p>-53.729</text:p>
          </table:table-cell>
          <table:table-cell table:style-name="ce6" office:value-type="float" office:value="-53.753662109375" calcext:value-type="float">
            <text:p>-53.754</text:p>
          </table:table-cell>
          <table:table-cell table:style-name="ce16" office:value-type="float" office:value="-53.7043609619141" calcext:value-type="float">
            <text:p>-53.704</text:p>
          </table:table-cell>
          <table:table-cell table:style-name="ce6" table:formula="of:=[.I132]-[.H132]" office:value-type="float" office:value="0.049301147460902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299.625030517578" calcext:value-type="float">
            <text:p>299.625</text:p>
          </table:table-cell>
          <table:table-cell table:style-name="ce6" office:value-type="float" office:value="299.583374023438" calcext:value-type="float">
            <text:p>299.583</text:p>
          </table:table-cell>
          <table:table-cell table:style-name="ce12" office:value-type="float" office:value="299.666687011719" calcext:value-type="float">
            <text:p>299.667</text:p>
          </table:table-cell>
          <table:table-cell table:style-name="ce6" table:formula="of:=[.D133]-[.C133]" office:value-type="float" office:value="0.0833129882809658" calcext:value-type="float">
            <text:p>0.083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-53.6796836853027" calcext:value-type="float">
            <text:p>-53.680</text:p>
          </table:table-cell>
          <table:table-cell table:style-name="ce6" office:value-type="float" office:value="-53.7043609619141" calcext:value-type="float">
            <text:p>-53.704</text:p>
          </table:table-cell>
          <table:table-cell table:style-name="ce17" office:value-type="float" office:value="-53.6550064086914" calcext:value-type="float">
            <text:p>-53.655</text:p>
          </table:table-cell>
          <table:table-cell table:style-name="ce6" table:formula="of:=[.I133]-[.H133]" office:value-type="float" office:value="0.0493545532226989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7" office:value-type="float" office:value="299.708374023438" calcext:value-type="float">
            <text:p>299.708</text:p>
          </table:table-cell>
          <table:table-cell table:style-name="ce7" office:value-type="float" office:value="299.666687011719" calcext:value-type="float">
            <text:p>299.667</text:p>
          </table:table-cell>
          <table:table-cell table:style-name="ce12" office:value-type="float" office:value="299.750030517578" calcext:value-type="float">
            <text:p>299.750</text:p>
          </table:table-cell>
          <table:table-cell table:style-name="ce7" table:formula="of:=[.D134]-[.C134]" office:value-type="float" office:value="0.0833435058590339" calcext:value-type="float">
            <text:p>0.083</text:p>
          </table:table-cell>
          <table:table-cell table:style-name="ce2" office:value-type="float" office:value="133" calcext:value-type="float">
            <text:p>133</text:p>
          </table:table-cell>
          <table:table-cell table:style-name="ce15" office:value-type="float" office:value="-53.630298614502" calcext:value-type="float">
            <text:p>-53.630</text:p>
          </table:table-cell>
          <table:table-cell table:style-name="ce15" office:value-type="float" office:value="-53.6550064086914" calcext:value-type="float">
            <text:p>-53.655</text:p>
          </table:table-cell>
          <table:table-cell table:style-name="ce17" office:value-type="float" office:value="-53.6055870056152" calcext:value-type="float">
            <text:p>-53.606</text:p>
          </table:table-cell>
          <table:table-cell table:style-name="ce6" table:formula="of:=[.I134]-[.H134]" office:value-type="float" office:value="0.0494194030762003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7" office:value-type="float" office:value="299.791687011719" calcext:value-type="float">
            <text:p>299.792</text:p>
          </table:table-cell>
          <table:table-cell table:style-name="ce7" office:value-type="float" office:value="299.750030517578" calcext:value-type="float">
            <text:p>299.750</text:p>
          </table:table-cell>
          <table:table-cell table:style-name="ce12" office:value-type="float" office:value="299.833374023438" calcext:value-type="float">
            <text:p>299.833</text:p>
          </table:table-cell>
          <table:table-cell table:style-name="ce7" table:formula="of:=[.D135]-[.C135]" office:value-type="float" office:value="0.0833435058600003" calcext:value-type="float">
            <text:p>0.083</text:p>
          </table:table-cell>
          <table:table-cell table:style-name="ce2" office:value-type="float" office:value="134" calcext:value-type="float">
            <text:p>134</text:p>
          </table:table-cell>
          <table:table-cell table:style-name="ce15" office:value-type="float" office:value="-53.5808525085449" calcext:value-type="float">
            <text:p>-53.581</text:p>
          </table:table-cell>
          <table:table-cell table:style-name="ce15" office:value-type="float" office:value="-53.6055870056152" calcext:value-type="float">
            <text:p>-53.606</text:p>
          </table:table-cell>
          <table:table-cell table:style-name="ce17" office:value-type="float" office:value="-53.5561141967773" calcext:value-type="float">
            <text:p>-53.556</text:p>
          </table:table-cell>
          <table:table-cell table:style-name="ce6" table:formula="of:=[.I135]-[.H135]" office:value-type="float" office:value="0.0494728088378977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7" office:value-type="float" office:value="299.875030517578" calcext:value-type="float">
            <text:p>299.875</text:p>
          </table:table-cell>
          <table:table-cell table:style-name="ce7" office:value-type="float" office:value="299.833374023438" calcext:value-type="float">
            <text:p>299.833</text:p>
          </table:table-cell>
          <table:table-cell table:style-name="ce12" office:value-type="float" office:value="299.916687011719" calcext:value-type="float">
            <text:p>299.917</text:p>
          </table:table-cell>
          <table:table-cell table:style-name="ce7" table:formula="of:=[.D136]-[.C136]" office:value-type="float" office:value="0.0833129882809658" calcext:value-type="float">
            <text:p>0.083</text:p>
          </table:table-cell>
          <table:table-cell table:style-name="ce2" office:value-type="float" office:value="135" calcext:value-type="float">
            <text:p>135</text:p>
          </table:table-cell>
          <table:table-cell table:style-name="ce15" office:value-type="float" office:value="-53.5313491821289" calcext:value-type="float">
            <text:p>-53.531</text:p>
          </table:table-cell>
          <table:table-cell table:style-name="ce15" office:value-type="float" office:value="-53.5561141967773" calcext:value-type="float">
            <text:p>-53.556</text:p>
          </table:table-cell>
          <table:table-cell table:style-name="ce17" office:value-type="float" office:value="-53.5065841674805" calcext:value-type="float">
            <text:p>-53.507</text:p>
          </table:table-cell>
          <table:table-cell table:style-name="ce6" table:formula="of:=[.I136]-[.H136]" office:value-type="float" office:value="0.0495300292968039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7" office:value-type="float" office:value="299.958374023438" calcext:value-type="float">
            <text:p>299.958</text:p>
          </table:table-cell>
          <table:table-cell table:style-name="ce7" office:value-type="float" office:value="299.916687011719" calcext:value-type="float">
            <text:p>299.917</text:p>
          </table:table-cell>
          <table:table-cell table:style-name="ce12" office:value-type="float" office:value="300.000030517578" calcext:value-type="float">
            <text:p>300.000</text:p>
          </table:table-cell>
          <table:table-cell table:style-name="ce7" table:formula="of:=[.D137]-[.C137]" office:value-type="float" office:value="0.0833435058590339" calcext:value-type="float">
            <text:p>0.083</text:p>
          </table:table-cell>
          <table:table-cell table:style-name="ce2" office:value-type="float" office:value="136" calcext:value-type="float">
            <text:p>136</text:p>
          </table:table-cell>
          <table:table-cell table:style-name="ce15" office:value-type="float" office:value="-53.4817886352539" calcext:value-type="float">
            <text:p>-53.482</text:p>
          </table:table-cell>
          <table:table-cell table:style-name="ce15" office:value-type="float" office:value="-53.5065841674805" calcext:value-type="float">
            <text:p>-53.507</text:p>
          </table:table-cell>
          <table:table-cell table:style-name="ce17" office:value-type="float" office:value="-53.4569931030273" calcext:value-type="float">
            <text:p>-53.457</text:p>
          </table:table-cell>
          <table:table-cell table:style-name="ce6" table:formula="of:=[.I137]-[.H137]" office:value-type="float" office:value="0.0495910644531961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7" office:value-type="float" office:value="300.041687011719" calcext:value-type="float">
            <text:p>300.042</text:p>
          </table:table-cell>
          <table:table-cell table:style-name="ce7" office:value-type="float" office:value="300.000030517578" calcext:value-type="float">
            <text:p>300.000</text:p>
          </table:table-cell>
          <table:table-cell table:style-name="ce12" office:value-type="float" office:value="300.083374023438" calcext:value-type="float">
            <text:p>300.083</text:p>
          </table:table-cell>
          <table:table-cell table:style-name="ce7" table:formula="of:=[.D138]-[.C138]" office:value-type="float" office:value="0.0833435058600003" calcext:value-type="float">
            <text:p>0.083</text:p>
          </table:table-cell>
          <table:table-cell table:style-name="ce2" office:value-type="float" office:value="137" calcext:value-type="float">
            <text:p>137</text:p>
          </table:table-cell>
          <table:table-cell table:style-name="ce15" office:value-type="float" office:value="-53.4321708679199" calcext:value-type="float">
            <text:p>-53.432</text:p>
          </table:table-cell>
          <table:table-cell table:style-name="ce15" office:value-type="float" office:value="-53.4569931030273" calcext:value-type="float">
            <text:p>-53.457</text:p>
          </table:table-cell>
          <table:table-cell table:style-name="ce17" office:value-type="float" office:value="-53.4073448181152" calcext:value-type="float">
            <text:p>-53.407</text:p>
          </table:table-cell>
          <table:table-cell table:style-name="ce6" table:formula="of:=[.I138]-[.H138]" office:value-type="float" office:value="0.0496482849121023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7" office:value-type="float" office:value="300.125030517578" calcext:value-type="float">
            <text:p>300.125</text:p>
          </table:table-cell>
          <table:table-cell table:style-name="ce7" office:value-type="float" office:value="300.083374023438" calcext:value-type="float">
            <text:p>300.083</text:p>
          </table:table-cell>
          <table:table-cell table:style-name="ce12" office:value-type="float" office:value="300.166687011719" calcext:value-type="float">
            <text:p>300.167</text:p>
          </table:table-cell>
          <table:table-cell table:style-name="ce7" table:formula="of:=[.D139]-[.C139]" office:value-type="float" office:value="0.0833129882809658" calcext:value-type="float">
            <text:p>0.083</text:p>
          </table:table-cell>
          <table:table-cell table:style-name="ce2" office:value-type="float" office:value="138" calcext:value-type="float">
            <text:p>138</text:p>
          </table:table-cell>
          <table:table-cell table:style-name="ce15" office:value-type="float" office:value="-53.3824920654297" calcext:value-type="float">
            <text:p>-53.382</text:p>
          </table:table-cell>
          <table:table-cell table:style-name="ce15" office:value-type="float" office:value="-53.4073448181152" calcext:value-type="float">
            <text:p>-53.407</text:p>
          </table:table-cell>
          <table:table-cell table:style-name="ce17" office:value-type="float" office:value="-53.3576393127441" calcext:value-type="float">
            <text:p>-53.358</text:p>
          </table:table-cell>
          <table:table-cell table:style-name="ce6" table:formula="of:=[.I139]-[.H139]" office:value-type="float" office:value="0.0497055053711009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7" office:value-type="float" office:value="300.208374023438" calcext:value-type="float">
            <text:p>300.208</text:p>
          </table:table-cell>
          <table:table-cell table:style-name="ce7" office:value-type="float" office:value="300.166687011719" calcext:value-type="float">
            <text:p>300.167</text:p>
          </table:table-cell>
          <table:table-cell table:style-name="ce12" office:value-type="float" office:value="300.250030517578" calcext:value-type="float">
            <text:p>300.250</text:p>
          </table:table-cell>
          <table:table-cell table:style-name="ce7" table:formula="of:=[.D140]-[.C140]" office:value-type="float" office:value="0.0833435058590339" calcext:value-type="float">
            <text:p>0.083</text:p>
          </table:table-cell>
          <table:table-cell table:style-name="ce2" office:value-type="float" office:value="139" calcext:value-type="float">
            <text:p>139</text:p>
          </table:table-cell>
          <table:table-cell table:style-name="ce15" office:value-type="float" office:value="-53.3327598571777" calcext:value-type="float">
            <text:p>-53.333</text:p>
          </table:table-cell>
          <table:table-cell table:style-name="ce15" office:value-type="float" office:value="-53.3576393127441" calcext:value-type="float">
            <text:p>-53.358</text:p>
          </table:table-cell>
          <table:table-cell table:style-name="ce17" office:value-type="float" office:value="-53.3078765869141" calcext:value-type="float">
            <text:p>-53.308</text:p>
          </table:table-cell>
          <table:table-cell table:style-name="ce6" table:formula="of:=[.I140]-[.H140]" office:value-type="float" office:value="0.04976272583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7" office:value-type="float" office:value="300.291687011719" calcext:value-type="float">
            <text:p>300.292</text:p>
          </table:table-cell>
          <table:table-cell table:style-name="ce7" office:value-type="float" office:value="300.250030517578" calcext:value-type="float">
            <text:p>300.250</text:p>
          </table:table-cell>
          <table:table-cell table:style-name="ce12" office:value-type="float" office:value="300.333374023438" calcext:value-type="float">
            <text:p>300.333</text:p>
          </table:table-cell>
          <table:table-cell table:style-name="ce7" table:formula="of:=[.D141]-[.C141]" office:value-type="float" office:value="0.0833435058600003" calcext:value-type="float">
            <text:p>0.083</text:p>
          </table:table-cell>
          <table:table-cell table:style-name="ce2" office:value-type="float" office:value="140" calcext:value-type="float">
            <text:p>140</text:p>
          </table:table-cell>
          <table:table-cell table:style-name="ce15" office:value-type="float" office:value="-53.2829666137695" calcext:value-type="float">
            <text:p>-53.283</text:p>
          </table:table-cell>
          <table:table-cell table:style-name="ce15" office:value-type="float" office:value="-53.3078765869141" calcext:value-type="float">
            <text:p>-53.308</text:p>
          </table:table-cell>
          <table:table-cell table:style-name="ce17" office:value-type="float" office:value="-53.2580528259277" calcext:value-type="float">
            <text:p>-53.258</text:p>
          </table:table-cell>
          <table:table-cell table:style-name="ce6" table:formula="of:=[.I141]-[.H141]" office:value-type="float" office:value="0.0498237609863992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7" office:value-type="float" office:value="300.375030517578" calcext:value-type="float">
            <text:p>300.375</text:p>
          </table:table-cell>
          <table:table-cell table:style-name="ce7" office:value-type="float" office:value="300.333374023438" calcext:value-type="float">
            <text:p>300.333</text:p>
          </table:table-cell>
          <table:table-cell table:style-name="ce12" office:value-type="float" office:value="300.416687011719" calcext:value-type="float">
            <text:p>300.417</text:p>
          </table:table-cell>
          <table:table-cell table:style-name="ce7" table:formula="of:=[.D142]-[.C142]" office:value-type="float" office:value="0.0833129882809658" calcext:value-type="float">
            <text:p>0.083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-53.2331123352051" calcext:value-type="float">
            <text:p>-53.233</text:p>
          </table:table-cell>
          <table:table-cell table:style-name="ce15" office:value-type="float" office:value="-53.2580528259277" calcext:value-type="float">
            <text:p>-53.258</text:p>
          </table:table-cell>
          <table:table-cell table:style-name="ce17" office:value-type="float" office:value="-53.2081718444824" calcext:value-type="float">
            <text:p>-53.208</text:p>
          </table:table-cell>
          <table:table-cell table:style-name="ce6" table:formula="of:=[.I142]-[.H142]" office:value-type="float" office:value="0.0498809814452983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7" office:value-type="float" office:value="300.458374023438" calcext:value-type="float">
            <text:p>300.458</text:p>
          </table:table-cell>
          <table:table-cell table:style-name="ce7" office:value-type="float" office:value="300.416687011719" calcext:value-type="float">
            <text:p>300.417</text:p>
          </table:table-cell>
          <table:table-cell table:style-name="ce12" office:value-type="float" office:value="300.500030517578" calcext:value-type="float">
            <text:p>300.500</text:p>
          </table:table-cell>
          <table:table-cell table:style-name="ce7" table:formula="of:=[.D143]-[.C143]" office:value-type="float" office:value="0.0833435058590339" calcext:value-type="float">
            <text:p>0.083</text:p>
          </table:table-cell>
          <table:table-cell table:style-name="ce2" office:value-type="float" office:value="142" calcext:value-type="float">
            <text:p>142</text:p>
          </table:table-cell>
          <table:table-cell table:style-name="ce15" office:value-type="float" office:value="-53.1832046508789" calcext:value-type="float">
            <text:p>-53.183</text:p>
          </table:table-cell>
          <table:table-cell table:style-name="ce15" office:value-type="float" office:value="-53.2081718444824" calcext:value-type="float">
            <text:p>-53.208</text:p>
          </table:table-cell>
          <table:table-cell table:style-name="ce17" office:value-type="float" office:value="-53.1582336425781" calcext:value-type="float">
            <text:p>-53.158</text:p>
          </table:table-cell>
          <table:table-cell table:style-name="ce6" table:formula="of:=[.I143]-[.H143]" office:value-type="float" office:value="0.049938201904304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7" office:value-type="float" office:value="300.541687011719" calcext:value-type="float">
            <text:p>300.542</text:p>
          </table:table-cell>
          <table:table-cell table:style-name="ce7" office:value-type="float" office:value="300.500030517578" calcext:value-type="float">
            <text:p>300.500</text:p>
          </table:table-cell>
          <table:table-cell table:style-name="ce12" office:value-type="float" office:value="300.583374023438" calcext:value-type="float">
            <text:p>300.583</text:p>
          </table:table-cell>
          <table:table-cell table:style-name="ce7" table:formula="of:=[.D144]-[.C144]" office:value-type="float" office:value="0.0833435058600003" calcext:value-type="float">
            <text:p>0.083</text:p>
          </table:table-cell>
          <table:table-cell table:style-name="ce2" office:value-type="float" office:value="143" calcext:value-type="float">
            <text:p>143</text:p>
          </table:table-cell>
          <table:table-cell table:style-name="ce15" office:value-type="float" office:value="-53.1332359313965" calcext:value-type="float">
            <text:p>-53.133</text:p>
          </table:table-cell>
          <table:table-cell table:style-name="ce15" office:value-type="float" office:value="-53.1582336425781" calcext:value-type="float">
            <text:p>-53.158</text:p>
          </table:table-cell>
          <table:table-cell table:style-name="ce17" office:value-type="float" office:value="-53.1082382202148" calcext:value-type="float">
            <text:p>-53.108</text:p>
          </table:table-cell>
          <table:table-cell table:style-name="ce6" table:formula="of:=[.I144]-[.H144]" office:value-type="float" office:value="0.0499954223632955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300.625030517578" calcext:value-type="float">
            <text:p>300.625</text:p>
          </table:table-cell>
          <table:table-cell table:style-name="ce7" office:value-type="float" office:value="300.583374023438" calcext:value-type="float">
            <text:p>300.583</text:p>
          </table:table-cell>
          <table:table-cell table:style-name="ce12" office:value-type="float" office:value="300.666687011719" calcext:value-type="float">
            <text:p>300.667</text:p>
          </table:table-cell>
          <table:table-cell table:style-name="ce7" table:formula="of:=[.D145]-[.C145]" office:value-type="float" office:value="0.0833129882809658" calcext:value-type="float">
            <text:p>0.083</text:p>
          </table:table-cell>
          <table:table-cell table:style-name="ce2" office:value-type="float" office:value="144" calcext:value-type="float">
            <text:p>144</text:p>
          </table:table-cell>
          <table:table-cell table:style-name="ce15" office:value-type="float" office:value="-53.0832138061523" calcext:value-type="float">
            <text:p>-53.083</text:p>
          </table:table-cell>
          <table:table-cell table:style-name="ce15" office:value-type="float" office:value="-53.1082382202148" calcext:value-type="float">
            <text:p>-53.108</text:p>
          </table:table-cell>
          <table:table-cell table:style-name="ce17" office:value-type="float" office:value="-53.0581855773926" calcext:value-type="float">
            <text:p>-53.058</text:p>
          </table:table-cell>
          <table:table-cell table:style-name="ce6" table:formula="of:=[.I145]-[.H145]" office:value-type="float" office:value="0.0500526428222017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7" office:value-type="float" office:value="300.708374023438" calcext:value-type="float">
            <text:p>300.708</text:p>
          </table:table-cell>
          <table:table-cell table:style-name="ce7" office:value-type="float" office:value="300.666687011719" calcext:value-type="float">
            <text:p>300.667</text:p>
          </table:table-cell>
          <table:table-cell table:style-name="ce12" office:value-type="float" office:value="300.750030517578" calcext:value-type="float">
            <text:p>300.750</text:p>
          </table:table-cell>
          <table:table-cell table:style-name="ce7" table:formula="of:=[.D146]-[.C146]" office:value-type="float" office:value="0.0833435058590339" calcext:value-type="float">
            <text:p>0.083</text:p>
          </table:table-cell>
          <table:table-cell table:style-name="ce2" office:value-type="float" office:value="145" calcext:value-type="float">
            <text:p>145</text:p>
          </table:table-cell>
          <table:table-cell table:style-name="ce15" office:value-type="float" office:value="-53.033130645752" calcext:value-type="float">
            <text:p>-53.033</text:p>
          </table:table-cell>
          <table:table-cell table:style-name="ce15" office:value-type="float" office:value="-53.0581855773926" calcext:value-type="float">
            <text:p>-53.058</text:p>
          </table:table-cell>
          <table:table-cell table:style-name="ce17" office:value-type="float" office:value="-53.0080718994141" calcext:value-type="float">
            <text:p>-53.008</text:p>
          </table:table-cell>
          <table:table-cell table:style-name="ce6" table:formula="of:=[.I146]-[.H146]" office:value-type="float" office:value="0.0501136779785014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7" office:value-type="float" office:value="300.791687011719" calcext:value-type="float">
            <text:p>300.792</text:p>
          </table:table-cell>
          <table:table-cell table:style-name="ce7" office:value-type="float" office:value="300.750030517578" calcext:value-type="float">
            <text:p>300.750</text:p>
          </table:table-cell>
          <table:table-cell table:style-name="ce12" office:value-type="float" office:value="300.833374023438" calcext:value-type="float">
            <text:p>300.833</text:p>
          </table:table-cell>
          <table:table-cell table:style-name="ce7" table:formula="of:=[.D147]-[.C147]" office:value-type="float" office:value="0.0833435058600003" calcext:value-type="float">
            <text:p>0.083</text:p>
          </table:table-cell>
          <table:table-cell table:style-name="ce2" office:value-type="float" office:value="146" calcext:value-type="float">
            <text:p>146</text:p>
          </table:table-cell>
          <table:table-cell table:style-name="ce15" office:value-type="float" office:value="-52.9829864501953" calcext:value-type="float">
            <text:p>-52.983</text:p>
          </table:table-cell>
          <table:table-cell table:style-name="ce15" office:value-type="float" office:value="-53.0080718994141" calcext:value-type="float">
            <text:p>-53.008</text:p>
          </table:table-cell>
          <table:table-cell table:style-name="ce17" office:value-type="float" office:value="-52.9579010009766" calcext:value-type="float">
            <text:p>-52.958</text:p>
          </table:table-cell>
          <table:table-cell table:style-name="ce6" table:formula="of:=[.I147]-[.H147]" office:value-type="float" office:value="0.0501708984375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300.875030517578" calcext:value-type="float">
            <text:p>300.875</text:p>
          </table:table-cell>
          <table:table-cell table:style-name="ce7" office:value-type="float" office:value="300.833374023438" calcext:value-type="float">
            <text:p>300.833</text:p>
          </table:table-cell>
          <table:table-cell table:style-name="ce12" office:value-type="float" office:value="300.916687011719" calcext:value-type="float">
            <text:p>300.917</text:p>
          </table:table-cell>
          <table:table-cell table:style-name="ce7" table:formula="of:=[.D148]-[.C148]" office:value-type="float" office:value="0.0833129882809658" calcext:value-type="float">
            <text:p>0.083</text:p>
          </table:table-cell>
          <table:table-cell table:style-name="ce2" office:value-type="float" office:value="147" calcext:value-type="float">
            <text:p>147</text:p>
          </table:table-cell>
          <table:table-cell table:style-name="ce15" office:value-type="float" office:value="-52.9327850341797" calcext:value-type="float">
            <text:p>-52.933</text:p>
          </table:table-cell>
          <table:table-cell table:style-name="ce15" office:value-type="float" office:value="-52.9579010009766" calcext:value-type="float">
            <text:p>-52.958</text:p>
          </table:table-cell>
          <table:table-cell table:style-name="ce17" office:value-type="float" office:value="-52.9076690673828" calcext:value-type="float">
            <text:p>-52.908</text:p>
          </table:table-cell>
          <table:table-cell table:style-name="ce6" table:formula="of:=[.I148]-[.H148]" office:value-type="float" office:value="0.0502319335937997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7" office:value-type="float" office:value="300.958374023438" calcext:value-type="float">
            <text:p>300.958</text:p>
          </table:table-cell>
          <table:table-cell table:style-name="ce7" office:value-type="float" office:value="300.916687011719" calcext:value-type="float">
            <text:p>300.917</text:p>
          </table:table-cell>
          <table:table-cell table:style-name="ce12" office:value-type="float" office:value="301.000030517578" calcext:value-type="float">
            <text:p>301.000</text:p>
          </table:table-cell>
          <table:table-cell table:style-name="ce7" table:formula="of:=[.D149]-[.C149]" office:value-type="float" office:value="0.0833435058590339" calcext:value-type="float">
            <text:p>0.083</text:p>
          </table:table-cell>
          <table:table-cell table:style-name="ce2" office:value-type="float" office:value="148" calcext:value-type="float">
            <text:p>148</text:p>
          </table:table-cell>
          <table:table-cell table:style-name="ce15" office:value-type="float" office:value="-52.8825263977051" calcext:value-type="float">
            <text:p>-52.883</text:p>
          </table:table-cell>
          <table:table-cell table:style-name="ce15" office:value-type="float" office:value="-52.9076690673828" calcext:value-type="float">
            <text:p>-52.908</text:p>
          </table:table-cell>
          <table:table-cell table:style-name="ce17" office:value-type="float" office:value="-52.8573837280273" calcext:value-type="float">
            <text:p>-52.857</text:p>
          </table:table-cell>
          <table:table-cell table:style-name="ce6" table:formula="of:=[.I149]-[.H149]" office:value-type="float" office:value="0.0502853393554972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7" office:value-type="float" office:value="301.041687011719" calcext:value-type="float">
            <text:p>301.042</text:p>
          </table:table-cell>
          <table:table-cell table:style-name="ce7" office:value-type="float" office:value="301.000030517578" calcext:value-type="float">
            <text:p>301.000</text:p>
          </table:table-cell>
          <table:table-cell table:style-name="ce12" office:value-type="float" office:value="301.083374023438" calcext:value-type="float">
            <text:p>301.083</text:p>
          </table:table-cell>
          <table:table-cell table:style-name="ce7" table:formula="of:=[.D150]-[.C150]" office:value-type="float" office:value="0.0833435058600003" calcext:value-type="float">
            <text:p>0.083</text:p>
          </table:table-cell>
          <table:table-cell table:style-name="ce2" office:value-type="float" office:value="149" calcext:value-type="float">
            <text:p>149</text:p>
          </table:table-cell>
          <table:table-cell table:style-name="ce15" office:value-type="float" office:value="-52.8322105407715" calcext:value-type="float">
            <text:p>-52.832</text:p>
          </table:table-cell>
          <table:table-cell table:style-name="ce15" office:value-type="float" office:value="-52.8573837280273" calcext:value-type="float">
            <text:p>-52.857</text:p>
          </table:table-cell>
          <table:table-cell table:style-name="ce17" office:value-type="float" office:value="-52.8070373535156" calcext:value-type="float">
            <text:p>-52.807</text:p>
          </table:table-cell>
          <table:table-cell table:style-name="ce6" table:formula="of:=[.I150]-[.H150]" office:value-type="float" office:value="0.0503463745117045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7" office:value-type="float" office:value="301.125030517578" calcext:value-type="float">
            <text:p>301.125</text:p>
          </table:table-cell>
          <table:table-cell table:style-name="ce7" office:value-type="float" office:value="301.083374023438" calcext:value-type="float">
            <text:p>301.083</text:p>
          </table:table-cell>
          <table:table-cell table:style-name="ce12" office:value-type="float" office:value="301.166687011719" calcext:value-type="float">
            <text:p>301.167</text:p>
          </table:table-cell>
          <table:table-cell table:style-name="ce7" table:formula="of:=[.D151]-[.C151]" office:value-type="float" office:value="0.0833129882809658" calcext:value-type="float">
            <text:p>0.083</text:p>
          </table:table-cell>
          <table:table-cell table:style-name="ce2" office:value-type="float" office:value="150" calcext:value-type="float">
            <text:p>150</text:p>
          </table:table-cell>
          <table:table-cell table:style-name="ce15" office:value-type="float" office:value="-52.7818374633789" calcext:value-type="float">
            <text:p>-52.782</text:p>
          </table:table-cell>
          <table:table-cell table:style-name="ce15" office:value-type="float" office:value="-52.8070373535156" calcext:value-type="float">
            <text:p>-52.807</text:p>
          </table:table-cell>
          <table:table-cell table:style-name="ce17" office:value-type="float" office:value="-52.7566337585449" calcext:value-type="float">
            <text:p>-52.757</text:p>
          </table:table-cell>
          <table:table-cell table:style-name="ce6" table:formula="of:=[.I151]-[.H151]" office:value-type="float" office:value="0.050403594970696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7" office:value-type="float" office:value="301.208374023438" calcext:value-type="float">
            <text:p>301.208</text:p>
          </table:table-cell>
          <table:table-cell table:style-name="ce7" office:value-type="float" office:value="301.166687011719" calcext:value-type="float">
            <text:p>301.167</text:p>
          </table:table-cell>
          <table:table-cell table:style-name="ce12" office:value-type="float" office:value="301.250030517578" calcext:value-type="float">
            <text:p>301.250</text:p>
          </table:table-cell>
          <table:table-cell table:style-name="ce7" table:formula="of:=[.D152]-[.C152]" office:value-type="float" office:value="0.0833435058590339" calcext:value-type="float">
            <text:p>0.083</text:p>
          </table:table-cell>
          <table:table-cell table:style-name="ce2" office:value-type="float" office:value="151" calcext:value-type="float">
            <text:p>151</text:p>
          </table:table-cell>
          <table:table-cell table:style-name="ce15" office:value-type="float" office:value="-52.7314033508301" calcext:value-type="float">
            <text:p>-52.731</text:p>
          </table:table-cell>
          <table:table-cell table:style-name="ce15" office:value-type="float" office:value="-52.7566337585449" calcext:value-type="float">
            <text:p>-52.757</text:p>
          </table:table-cell>
          <table:table-cell table:style-name="ce17" office:value-type="float" office:value="-52.706169128418" calcext:value-type="float">
            <text:p>-52.706</text:p>
          </table:table-cell>
          <table:table-cell table:style-name="ce6" table:formula="of:=[.I152]-[.H152]" office:value-type="float" office:value="0.0504646301269034" calcext:value-type="float">
            <text:p>0.050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7" office:value-type="float" office:value="301.291687011719" calcext:value-type="float">
            <text:p>301.292</text:p>
          </table:table-cell>
          <table:table-cell table:style-name="ce7" office:value-type="float" office:value="301.250030517578" calcext:value-type="float">
            <text:p>301.250</text:p>
          </table:table-cell>
          <table:table-cell table:style-name="ce12" office:value-type="float" office:value="301.333374023438" calcext:value-type="float">
            <text:p>301.333</text:p>
          </table:table-cell>
          <table:table-cell table:style-name="ce7" table:formula="of:=[.D153]-[.C153]" office:value-type="float" office:value="0.0833435058600003" calcext:value-type="float">
            <text:p>0.083</text:p>
          </table:table-cell>
          <table:table-cell table:style-name="ce2" office:value-type="float" office:value="152" calcext:value-type="float">
            <text:p>152</text:p>
          </table:table-cell>
          <table:table-cell table:style-name="ce15" office:value-type="float" office:value="-52.680908203125" calcext:value-type="float">
            <text:p>-52.681</text:p>
          </table:table-cell>
          <table:table-cell table:style-name="ce15" office:value-type="float" office:value="-52.706169128418" calcext:value-type="float">
            <text:p>-52.706</text:p>
          </table:table-cell>
          <table:table-cell table:style-name="ce17" office:value-type="float" office:value="-52.655647277832" calcext:value-type="float">
            <text:p>-52.656</text:p>
          </table:table-cell>
          <table:table-cell table:style-name="ce6" table:formula="of:=[.I153]-[.H153]" office:value-type="float" office:value="0.0505218505859943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7" office:value-type="float" office:value="301.375030517578" calcext:value-type="float">
            <text:p>301.375</text:p>
          </table:table-cell>
          <table:table-cell table:style-name="ce7" office:value-type="float" office:value="301.333374023438" calcext:value-type="float">
            <text:p>301.333</text:p>
          </table:table-cell>
          <table:table-cell table:style-name="ce12" office:value-type="float" office:value="301.416687011719" calcext:value-type="float">
            <text:p>301.417</text:p>
          </table:table-cell>
          <table:table-cell table:style-name="ce7" table:formula="of:=[.D154]-[.C154]" office:value-type="float" office:value="0.0833129882809658" calcext:value-type="float">
            <text:p>0.083</text:p>
          </table:table-cell>
          <table:table-cell table:style-name="ce2" office:value-type="float" office:value="153" calcext:value-type="float">
            <text:p>153</text:p>
          </table:table-cell>
          <table:table-cell table:style-name="ce15" office:value-type="float" office:value="-52.6303596496582" calcext:value-type="float">
            <text:p>-52.630</text:p>
          </table:table-cell>
          <table:table-cell table:style-name="ce15" office:value-type="float" office:value="-52.655647277832" calcext:value-type="float">
            <text:p>-52.656</text:p>
          </table:table-cell>
          <table:table-cell table:style-name="ce17" office:value-type="float" office:value="-52.6050682067871" calcext:value-type="float">
            <text:p>-52.605</text:p>
          </table:table-cell>
          <table:table-cell table:style-name="ce6" table:formula="of:=[.I154]-[.H154]" office:value-type="float" office:value="0.0505790710449006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7" office:value-type="float" office:value="301.458374023438" calcext:value-type="float">
            <text:p>301.458</text:p>
          </table:table-cell>
          <table:table-cell table:style-name="ce7" office:value-type="float" office:value="301.416687011719" calcext:value-type="float">
            <text:p>301.417</text:p>
          </table:table-cell>
          <table:table-cell table:style-name="ce12" office:value-type="float" office:value="301.500030517578" calcext:value-type="float">
            <text:p>301.500</text:p>
          </table:table-cell>
          <table:table-cell table:style-name="ce7" table:formula="of:=[.D155]-[.C155]" office:value-type="float" office:value="0.0833435058590339" calcext:value-type="float">
            <text:p>0.083</text:p>
          </table:table-cell>
          <table:table-cell table:style-name="ce2" office:value-type="float" office:value="154" calcext:value-type="float">
            <text:p>154</text:p>
          </table:table-cell>
          <table:table-cell table:style-name="ce15" office:value-type="float" office:value="-52.5797500610352" calcext:value-type="float">
            <text:p>-52.580</text:p>
          </table:table-cell>
          <table:table-cell table:style-name="ce15" office:value-type="float" office:value="-52.6050682067871" calcext:value-type="float">
            <text:p>-52.605</text:p>
          </table:table-cell>
          <table:table-cell table:style-name="ce17" office:value-type="float" office:value="-52.5544319152832" calcext:value-type="float">
            <text:p>-52.554</text:p>
          </table:table-cell>
          <table:table-cell table:style-name="ce6" table:formula="of:=[.I155]-[.H155]" office:value-type="float" office:value="0.0506362915038991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7" office:value-type="float" office:value="301.541687011719" calcext:value-type="float">
            <text:p>301.542</text:p>
          </table:table-cell>
          <table:table-cell table:style-name="ce7" office:value-type="float" office:value="301.500030517578" calcext:value-type="float">
            <text:p>301.500</text:p>
          </table:table-cell>
          <table:table-cell table:style-name="ce12" office:value-type="float" office:value="301.583374023438" calcext:value-type="float">
            <text:p>301.583</text:p>
          </table:table-cell>
          <table:table-cell table:style-name="ce7" table:formula="of:=[.D156]-[.C156]" office:value-type="float" office:value="0.0833435058600003" calcext:value-type="float">
            <text:p>0.083</text:p>
          </table:table-cell>
          <table:table-cell table:style-name="ce2" office:value-type="float" office:value="155" calcext:value-type="float">
            <text:p>155</text:p>
          </table:table-cell>
          <table:table-cell table:style-name="ce15" office:value-type="float" office:value="-52.5290832519531" calcext:value-type="float">
            <text:p>-52.529</text:p>
          </table:table-cell>
          <table:table-cell table:style-name="ce15" office:value-type="float" office:value="-52.5544319152832" calcext:value-type="float">
            <text:p>-52.554</text:p>
          </table:table-cell>
          <table:table-cell table:style-name="ce17" office:value-type="float" office:value="-52.503734588623" calcext:value-type="float">
            <text:p>-52.504</text:p>
          </table:table-cell>
          <table:table-cell table:style-name="ce6" table:formula="of:=[.I156]-[.H156]" office:value-type="float" office:value="0.050697326660206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301.625030517578" calcext:value-type="float">
            <text:p>301.625</text:p>
          </table:table-cell>
          <table:table-cell table:style-name="ce7" office:value-type="float" office:value="301.583374023438" calcext:value-type="float">
            <text:p>301.583</text:p>
          </table:table-cell>
          <table:table-cell table:style-name="ce12" office:value-type="float" office:value="301.666687011719" calcext:value-type="float">
            <text:p>301.667</text:p>
          </table:table-cell>
          <table:table-cell table:style-name="ce7" table:formula="of:=[.D157]-[.C157]" office:value-type="float" office:value="0.0833129882809658" calcext:value-type="float">
            <text:p>0.083</text:p>
          </table:table-cell>
          <table:table-cell table:style-name="ce2" office:value-type="float" office:value="156" calcext:value-type="float">
            <text:p>156</text:p>
          </table:table-cell>
          <table:table-cell table:style-name="ce15" office:value-type="float" office:value="-52.4783592224121" calcext:value-type="float">
            <text:p>-52.478</text:p>
          </table:table-cell>
          <table:table-cell table:style-name="ce15" office:value-type="float" office:value="-52.503734588623" calcext:value-type="float">
            <text:p>-52.504</text:p>
          </table:table-cell>
          <table:table-cell table:style-name="ce17" office:value-type="float" office:value="-52.4529800415039" calcext:value-type="float">
            <text:p>-52.453</text:p>
          </table:table-cell>
          <table:table-cell table:style-name="ce6" table:formula="of:=[.I157]-[.H157]" office:value-type="float" office:value="0.050754547119098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7" office:value-type="float" office:value="301.708374023438" calcext:value-type="float">
            <text:p>301.708</text:p>
          </table:table-cell>
          <table:table-cell table:style-name="ce7" office:value-type="float" office:value="301.666687011719" calcext:value-type="float">
            <text:p>301.667</text:p>
          </table:table-cell>
          <table:table-cell table:style-name="ce12" office:value-type="float" office:value="301.750030517578" calcext:value-type="float">
            <text:p>301.750</text:p>
          </table:table-cell>
          <table:table-cell table:style-name="ce7" table:formula="of:=[.D158]-[.C158]" office:value-type="float" office:value="0.0833435058590339" calcext:value-type="float">
            <text:p>0.083</text:p>
          </table:table-cell>
          <table:table-cell table:style-name="ce2" office:value-type="float" office:value="157" calcext:value-type="float">
            <text:p>157</text:p>
          </table:table-cell>
          <table:table-cell table:style-name="ce15" office:value-type="float" office:value="-52.4275741577148" calcext:value-type="float">
            <text:p>-52.428</text:p>
          </table:table-cell>
          <table:table-cell table:style-name="ce15" office:value-type="float" office:value="-52.4529800415039" calcext:value-type="float">
            <text:p>-52.453</text:p>
          </table:table-cell>
          <table:table-cell table:style-name="ce17" office:value-type="float" office:value="-52.4021644592285" calcext:value-type="float">
            <text:p>-52.402</text:p>
          </table:table-cell>
          <table:table-cell table:style-name="ce6" table:formula="of:=[.I158]-[.H158]" office:value-type="float" office:value="0.0508155822753977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7" office:value-type="float" office:value="301.791687011719" calcext:value-type="float">
            <text:p>301.792</text:p>
          </table:table-cell>
          <table:table-cell table:style-name="ce7" office:value-type="float" office:value="301.750030517578" calcext:value-type="float">
            <text:p>301.750</text:p>
          </table:table-cell>
          <table:table-cell table:style-name="ce12" office:value-type="float" office:value="301.833374023438" calcext:value-type="float">
            <text:p>301.833</text:p>
          </table:table-cell>
          <table:table-cell table:style-name="ce7" table:formula="of:=[.D159]-[.C159]" office:value-type="float" office:value="0.0833435058600003" calcext:value-type="float">
            <text:p>0.083</text:p>
          </table:table-cell>
          <table:table-cell table:style-name="ce2" office:value-type="float" office:value="158" calcext:value-type="float">
            <text:p>158</text:p>
          </table:table-cell>
          <table:table-cell table:style-name="ce15" office:value-type="float" office:value="-52.3767280578613" calcext:value-type="float">
            <text:p>-52.377</text:p>
          </table:table-cell>
          <table:table-cell table:style-name="ce15" office:value-type="float" office:value="-52.4021644592285" calcext:value-type="float">
            <text:p>-52.402</text:p>
          </table:table-cell>
          <table:table-cell table:style-name="ce17" office:value-type="float" office:value="-52.3512916564941" calcext:value-type="float">
            <text:p>-52.351</text:p>
          </table:table-cell>
          <table:table-cell table:style-name="ce6" table:formula="of:=[.I159]-[.H159]" office:value-type="float" office:value="0.0508728027344034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7" office:value-type="float" office:value="301.875030517578" calcext:value-type="float">
            <text:p>301.875</text:p>
          </table:table-cell>
          <table:table-cell table:style-name="ce7" office:value-type="float" office:value="301.833374023438" calcext:value-type="float">
            <text:p>301.833</text:p>
          </table:table-cell>
          <table:table-cell table:style-name="ce12" office:value-type="float" office:value="301.916687011719" calcext:value-type="float">
            <text:p>301.917</text:p>
          </table:table-cell>
          <table:table-cell table:style-name="ce7" table:formula="of:=[.D160]-[.C160]" office:value-type="float" office:value="0.0833129882809658" calcext:value-type="float">
            <text:p>0.083</text:p>
          </table:table-cell>
          <table:table-cell table:style-name="ce2" office:value-type="float" office:value="159" calcext:value-type="float">
            <text:p>159</text:p>
          </table:table-cell>
          <table:table-cell table:style-name="ce15" office:value-type="float" office:value="-52.3258285522461" calcext:value-type="float">
            <text:p>-52.326</text:p>
          </table:table-cell>
          <table:table-cell table:style-name="ce15" office:value-type="float" office:value="-52.3512916564941" calcext:value-type="float">
            <text:p>-52.351</text:p>
          </table:table-cell>
          <table:table-cell table:style-name="ce17" office:value-type="float" office:value="-52.3003616333008" calcext:value-type="float">
            <text:p>-52.300</text:p>
          </table:table-cell>
          <table:table-cell table:style-name="ce6" table:formula="of:=[.I160]-[.H160]" office:value-type="float" office:value="0.0509300231932954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301.958374023438" calcext:value-type="float">
            <text:p>301.958</text:p>
          </table:table-cell>
          <table:table-cell table:style-name="ce7" office:value-type="float" office:value="301.916687011719" calcext:value-type="float">
            <text:p>301.917</text:p>
          </table:table-cell>
          <table:table-cell table:style-name="ce12" office:value-type="float" office:value="302.000030517578" calcext:value-type="float">
            <text:p>302.000</text:p>
          </table:table-cell>
          <table:table-cell table:style-name="ce7" table:formula="of:=[.D161]-[.C161]" office:value-type="float" office:value="0.0833435058590339" calcext:value-type="float">
            <text:p>0.083</text:p>
          </table:table-cell>
          <table:table-cell table:style-name="ce2" office:value-type="float" office:value="160" calcext:value-type="float">
            <text:p>160</text:p>
          </table:table-cell>
          <table:table-cell table:style-name="ce15" office:value-type="float" office:value="-52.2748680114746" calcext:value-type="float">
            <text:p>-52.275</text:p>
          </table:table-cell>
          <table:table-cell table:style-name="ce15" office:value-type="float" office:value="-52.3003616333008" calcext:value-type="float">
            <text:p>-52.300</text:p>
          </table:table-cell>
          <table:table-cell table:style-name="ce17" office:value-type="float" office:value="-52.2493705749512" calcext:value-type="float">
            <text:p>-52.249</text:p>
          </table:table-cell>
          <table:table-cell table:style-name="ce6" table:formula="of:=[.I161]-[.H161]" office:value-type="float" office:value="0.0509910583496023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7" office:value-type="float" office:value="302.041687011719" calcext:value-type="float">
            <text:p>302.042</text:p>
          </table:table-cell>
          <table:table-cell table:style-name="ce7" office:value-type="float" office:value="302.000030517578" calcext:value-type="float">
            <text:p>302.000</text:p>
          </table:table-cell>
          <table:table-cell table:style-name="ce12" office:value-type="float" office:value="302.083374023438" calcext:value-type="float">
            <text:p>302.083</text:p>
          </table:table-cell>
          <table:table-cell table:style-name="ce7" table:formula="of:=[.D162]-[.C162]" office:value-type="float" office:value="0.0833435058600003" calcext:value-type="float">
            <text:p>0.083</text:p>
          </table:table-cell>
          <table:table-cell table:style-name="ce2" office:value-type="float" office:value="161" calcext:value-type="float">
            <text:p>161</text:p>
          </table:table-cell>
          <table:table-cell table:style-name="ce15" office:value-type="float" office:value="-52.2238464355469" calcext:value-type="float">
            <text:p>-52.224</text:p>
          </table:table-cell>
          <table:table-cell table:style-name="ce15" office:value-type="float" office:value="-52.2493705749512" calcext:value-type="float">
            <text:p>-52.249</text:p>
          </table:table-cell>
          <table:table-cell table:style-name="ce17" office:value-type="float" office:value="-52.1983222961426" calcext:value-type="float">
            <text:p>-52.198</text:p>
          </table:table-cell>
          <table:table-cell table:style-name="ce6" table:formula="of:=[.I162]-[.H162]" office:value-type="float" office:value="0.0510482788086009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7" office:value-type="float" office:value="302.125030517578" calcext:value-type="float">
            <text:p>302.125</text:p>
          </table:table-cell>
          <table:table-cell table:style-name="ce7" office:value-type="float" office:value="302.083374023438" calcext:value-type="float">
            <text:p>302.083</text:p>
          </table:table-cell>
          <table:table-cell table:style-name="ce12" office:value-type="float" office:value="302.166687011719" calcext:value-type="float">
            <text:p>302.167</text:p>
          </table:table-cell>
          <table:table-cell table:style-name="ce7" table:formula="of:=[.D163]-[.C163]" office:value-type="float" office:value="0.0833129882809658" calcext:value-type="float">
            <text:p>0.083</text:p>
          </table:table-cell>
          <table:table-cell table:style-name="ce2" office:value-type="float" office:value="162" calcext:value-type="float">
            <text:p>162</text:p>
          </table:table-cell>
          <table:table-cell table:style-name="ce15" office:value-type="float" office:value="-52.1727714538574" calcext:value-type="float">
            <text:p>-52.173</text:p>
          </table:table-cell>
          <table:table-cell table:style-name="ce15" office:value-type="float" office:value="-52.1983222961426" calcext:value-type="float">
            <text:p>-52.198</text:p>
          </table:table-cell>
          <table:table-cell table:style-name="ce17" office:value-type="float" office:value="-52.147216796875" calcext:value-type="float">
            <text:p>-52.147</text:p>
          </table:table-cell>
          <table:table-cell table:style-name="ce6" table:formula="of:=[.I163]-[.H163]" office:value-type="float" office:value="0.0511054992675994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302.208374023438" calcext:value-type="float">
            <text:p>302.208</text:p>
          </table:table-cell>
          <table:table-cell table:style-name="ce7" office:value-type="float" office:value="302.166687011719" calcext:value-type="float">
            <text:p>302.167</text:p>
          </table:table-cell>
          <table:table-cell table:style-name="ce12" office:value-type="float" office:value="302.250030517578" calcext:value-type="float">
            <text:p>302.250</text:p>
          </table:table-cell>
          <table:table-cell table:style-name="ce7" table:formula="of:=[.D164]-[.C164]" office:value-type="float" office:value="0.0833435058590339" calcext:value-type="float">
            <text:p>0.083</text:p>
          </table:table-cell>
          <table:table-cell table:style-name="ce2" office:value-type="float" office:value="163" calcext:value-type="float">
            <text:p>163</text:p>
          </table:table-cell>
          <table:table-cell table:style-name="ce15" office:value-type="float" office:value="-52.1216354370117" calcext:value-type="float">
            <text:p>-52.122</text:p>
          </table:table-cell>
          <table:table-cell table:style-name="ce15" office:value-type="float" office:value="-52.147216796875" calcext:value-type="float">
            <text:p>-52.147</text:p>
          </table:table-cell>
          <table:table-cell table:style-name="ce17" office:value-type="float" office:value="-52.0960502624512" calcext:value-type="float">
            <text:p>-52.096</text:p>
          </table:table-cell>
          <table:table-cell table:style-name="ce6" table:formula="of:=[.I164]-[.H164]" office:value-type="float" office:value="0.0511665344237997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302.291687011719" calcext:value-type="float">
            <text:p>302.292</text:p>
          </table:table-cell>
          <table:table-cell table:style-name="ce7" office:value-type="float" office:value="302.250030517578" calcext:value-type="float">
            <text:p>302.250</text:p>
          </table:table-cell>
          <table:table-cell table:style-name="ce12" office:value-type="float" office:value="302.333374023438" calcext:value-type="float">
            <text:p>302.333</text:p>
          </table:table-cell>
          <table:table-cell table:style-name="ce7" table:formula="of:=[.D165]-[.C165]" office:value-type="float" office:value="0.0833435058600003" calcext:value-type="float">
            <text:p>0.083</text:p>
          </table:table-cell>
          <table:table-cell table:style-name="ce2" office:value-type="float" office:value="164" calcext:value-type="float">
            <text:p>164</text:p>
          </table:table-cell>
          <table:table-cell table:style-name="ce15" office:value-type="float" office:value="-52.0704383850098" calcext:value-type="float">
            <text:p>-52.070</text:p>
          </table:table-cell>
          <table:table-cell table:style-name="ce15" office:value-type="float" office:value="-52.0960502624512" calcext:value-type="float">
            <text:p>-52.096</text:p>
          </table:table-cell>
          <table:table-cell table:style-name="ce17" office:value-type="float" office:value="-52.0448265075684" calcext:value-type="float">
            <text:p>-52.045</text:p>
          </table:table-cell>
          <table:table-cell table:style-name="ce6" table:formula="of:=[.I165]-[.H165]" office:value-type="float" office:value="0.0512237548827983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7" office:value-type="float" office:value="302.375030517578" calcext:value-type="float">
            <text:p>302.375</text:p>
          </table:table-cell>
          <table:table-cell table:style-name="ce7" office:value-type="float" office:value="302.333374023438" calcext:value-type="float">
            <text:p>302.333</text:p>
          </table:table-cell>
          <table:table-cell table:style-name="ce12" office:value-type="float" office:value="302.416687011719" calcext:value-type="float">
            <text:p>302.417</text:p>
          </table:table-cell>
          <table:table-cell table:style-name="ce7" table:formula="of:=[.D166]-[.C166]" office:value-type="float" office:value="0.0833129882809658" calcext:value-type="float">
            <text:p>0.083</text:p>
          </table:table-cell>
          <table:table-cell table:style-name="ce2" office:value-type="float" office:value="165" calcext:value-type="float">
            <text:p>165</text:p>
          </table:table-cell>
          <table:table-cell table:style-name="ce15" office:value-type="float" office:value="-52.0191879272461" calcext:value-type="float">
            <text:p>-52.019</text:p>
          </table:table-cell>
          <table:table-cell table:style-name="ce15" office:value-type="float" office:value="-52.0448265075684" calcext:value-type="float">
            <text:p>-52.045</text:p>
          </table:table-cell>
          <table:table-cell table:style-name="ce17" office:value-type="float" office:value="-51.9935455322266" calcext:value-type="float">
            <text:p>-51.994</text:p>
          </table:table-cell>
          <table:table-cell table:style-name="ce6" table:formula="of:=[.I166]-[.H166]" office:value-type="float" office:value="0.051280975341804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302.458374023438" calcext:value-type="float">
            <text:p>302.458</text:p>
          </table:table-cell>
          <table:table-cell table:style-name="ce7" office:value-type="float" office:value="302.416687011719" calcext:value-type="float">
            <text:p>302.417</text:p>
          </table:table-cell>
          <table:table-cell table:style-name="ce12" office:value-type="float" office:value="302.500030517578" calcext:value-type="float">
            <text:p>302.500</text:p>
          </table:table-cell>
          <table:table-cell table:style-name="ce7" table:formula="of:=[.D167]-[.C167]" office:value-type="float" office:value="0.0833435058590339" calcext:value-type="float">
            <text:p>0.083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-51.9678764343262" calcext:value-type="float">
            <text:p>-51.968</text:p>
          </table:table-cell>
          <table:table-cell table:style-name="ce15" office:value-type="float" office:value="-51.9935455322266" calcext:value-type="float">
            <text:p>-51.994</text:p>
          </table:table-cell>
          <table:table-cell table:style-name="ce17" office:value-type="float" office:value="-51.9422035217285" calcext:value-type="float">
            <text:p>-51.942</text:p>
          </table:table-cell>
          <table:table-cell table:style-name="ce6" table:formula="of:=[.I167]-[.H167]" office:value-type="float" office:value="0.0513420104980966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7" office:value-type="float" office:value="302.541687011719" calcext:value-type="float">
            <text:p>302.542</text:p>
          </table:table-cell>
          <table:table-cell table:style-name="ce7" office:value-type="float" office:value="302.500030517578" calcext:value-type="float">
            <text:p>302.500</text:p>
          </table:table-cell>
          <table:table-cell table:style-name="ce12" office:value-type="float" office:value="302.583374023438" calcext:value-type="float">
            <text:p>302.583</text:p>
          </table:table-cell>
          <table:table-cell table:style-name="ce7" table:formula="of:=[.D168]-[.C168]" office:value-type="float" office:value="0.0833435058600003" calcext:value-type="float">
            <text:p>0.083</text:p>
          </table:table-cell>
          <table:table-cell table:style-name="ce2" office:value-type="float" office:value="167" calcext:value-type="float">
            <text:p>167</text:p>
          </table:table-cell>
          <table:table-cell table:style-name="ce15" office:value-type="float" office:value="-51.91650390625" calcext:value-type="float">
            <text:p>-51.917</text:p>
          </table:table-cell>
          <table:table-cell table:style-name="ce15" office:value-type="float" office:value="-51.9422035217285" calcext:value-type="float">
            <text:p>-51.942</text:p>
          </table:table-cell>
          <table:table-cell table:style-name="ce17" office:value-type="float" office:value="-51.8908004760742" calcext:value-type="float">
            <text:p>-51.891</text:p>
          </table:table-cell>
          <table:table-cell table:style-name="ce6" table:formula="of:=[.I168]-[.H168]" office:value-type="float" office:value="0.051403045654304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7" office:value-type="float" office:value="302.625030517578" calcext:value-type="float">
            <text:p>302.625</text:p>
          </table:table-cell>
          <table:table-cell table:style-name="ce7" office:value-type="float" office:value="302.583374023438" calcext:value-type="float">
            <text:p>302.583</text:p>
          </table:table-cell>
          <table:table-cell table:style-name="ce12" office:value-type="float" office:value="302.666687011719" calcext:value-type="float">
            <text:p>302.667</text:p>
          </table:table-cell>
          <table:table-cell table:style-name="ce7" table:formula="of:=[.D169]-[.C169]" office:value-type="float" office:value="0.0833129882809658" calcext:value-type="float">
            <text:p>0.083</text:p>
          </table:table-cell>
          <table:table-cell table:style-name="ce2" office:value-type="float" office:value="168" calcext:value-type="float">
            <text:p>168</text:p>
          </table:table-cell>
          <table:table-cell table:style-name="ce15" office:value-type="float" office:value="-51.8650703430176" calcext:value-type="float">
            <text:p>-51.865</text:p>
          </table:table-cell>
          <table:table-cell table:style-name="ce15" office:value-type="float" office:value="-51.8908004760742" calcext:value-type="float">
            <text:p>-51.891</text:p>
          </table:table-cell>
          <table:table-cell table:style-name="ce17" office:value-type="float" office:value="-51.8393402099609" calcext:value-type="float">
            <text:p>-51.839</text:p>
          </table:table-cell>
          <table:table-cell table:style-name="ce6" table:formula="of:=[.I169]-[.H169]" office:value-type="float" office:value="0.0514602661132955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7" office:value-type="float" office:value="302.708374023438" calcext:value-type="float">
            <text:p>302.708</text:p>
          </table:table-cell>
          <table:table-cell table:style-name="ce7" office:value-type="float" office:value="302.666687011719" calcext:value-type="float">
            <text:p>302.667</text:p>
          </table:table-cell>
          <table:table-cell table:style-name="ce12" office:value-type="float" office:value="302.750030517578" calcext:value-type="float">
            <text:p>302.750</text:p>
          </table:table-cell>
          <table:table-cell table:style-name="ce7" table:formula="of:=[.D170]-[.C170]" office:value-type="float" office:value="0.0833435058590339" calcext:value-type="float">
            <text:p>0.083</text:p>
          </table:table-cell>
          <table:table-cell table:style-name="ce2" office:value-type="float" office:value="169" calcext:value-type="float">
            <text:p>169</text:p>
          </table:table-cell>
          <table:table-cell table:style-name="ce15" office:value-type="float" office:value="-51.8135833740234" calcext:value-type="float">
            <text:p>-51.814</text:p>
          </table:table-cell>
          <table:table-cell table:style-name="ce15" office:value-type="float" office:value="-51.8393402099609" calcext:value-type="float">
            <text:p>-51.839</text:p>
          </table:table-cell>
          <table:table-cell table:style-name="ce17" office:value-type="float" office:value="-51.7878227233887" calcext:value-type="float">
            <text:p>-51.788</text:p>
          </table:table-cell>
          <table:table-cell table:style-name="ce6" table:formula="of:=[.I170]-[.H170]" office:value-type="float" office:value="0.0515174865722017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7" office:value-type="float" office:value="302.791687011719" calcext:value-type="float">
            <text:p>302.792</text:p>
          </table:table-cell>
          <table:table-cell table:style-name="ce7" office:value-type="float" office:value="302.750030517578" calcext:value-type="float">
            <text:p>302.750</text:p>
          </table:table-cell>
          <table:table-cell table:style-name="ce12" office:value-type="float" office:value="302.833374023438" calcext:value-type="float">
            <text:p>302.833</text:p>
          </table:table-cell>
          <table:table-cell table:style-name="ce7" table:formula="of:=[.D171]-[.C171]" office:value-type="float" office:value="0.0833435058600003" calcext:value-type="float">
            <text:p>0.083</text:p>
          </table:table-cell>
          <table:table-cell table:style-name="ce2" office:value-type="float" office:value="170" calcext:value-type="float">
            <text:p>170</text:p>
          </table:table-cell>
          <table:table-cell table:style-name="ce15" office:value-type="float" office:value="-51.762035369873" calcext:value-type="float">
            <text:p>-51.762</text:p>
          </table:table-cell>
          <table:table-cell table:style-name="ce15" office:value-type="float" office:value="-51.7878227233887" calcext:value-type="float">
            <text:p>-51.788</text:p>
          </table:table-cell>
          <table:table-cell table:style-name="ce17" office:value-type="float" office:value="-51.7362442016602" calcext:value-type="float">
            <text:p>-51.736</text:p>
          </table:table-cell>
          <table:table-cell table:style-name="ce6" table:formula="of:=[.I171]-[.H171]" office:value-type="float" office:value="0.0515785217285014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7" office:value-type="float" office:value="302.875030517578" calcext:value-type="float">
            <text:p>302.875</text:p>
          </table:table-cell>
          <table:table-cell table:style-name="ce7" office:value-type="float" office:value="302.833374023438" calcext:value-type="float">
            <text:p>302.833</text:p>
          </table:table-cell>
          <table:table-cell table:style-name="ce12" office:value-type="float" office:value="302.916687011719" calcext:value-type="float">
            <text:p>302.917</text:p>
          </table:table-cell>
          <table:table-cell table:style-name="ce7" table:formula="of:=[.D172]-[.C172]" office:value-type="float" office:value="0.0833129882809658" calcext:value-type="float">
            <text:p>0.083</text:p>
          </table:table-cell>
          <table:table-cell table:style-name="ce2" office:value-type="float" office:value="171" calcext:value-type="float">
            <text:p>171</text:p>
          </table:table-cell>
          <table:table-cell table:style-name="ce15" office:value-type="float" office:value="-51.7104263305664" calcext:value-type="float">
            <text:p>-51.710</text:p>
          </table:table-cell>
          <table:table-cell table:style-name="ce15" office:value-type="float" office:value="-51.7362442016602" calcext:value-type="float">
            <text:p>-51.736</text:p>
          </table:table-cell>
          <table:table-cell table:style-name="ce17" office:value-type="float" office:value="-51.6846084594727" calcext:value-type="float">
            <text:p>-51.685</text:p>
          </table:table-cell>
          <table:table-cell table:style-name="ce6" table:formula="of:=[.I172]-[.H172]" office:value-type="float" office:value="0.0516357421875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302.958374023438" calcext:value-type="float">
            <text:p>302.958</text:p>
          </table:table-cell>
          <table:table-cell table:style-name="ce7" office:value-type="float" office:value="302.916687011719" calcext:value-type="float">
            <text:p>302.917</text:p>
          </table:table-cell>
          <table:table-cell table:style-name="ce12" office:value-type="float" office:value="303.000030517578" calcext:value-type="float">
            <text:p>303.000</text:p>
          </table:table-cell>
          <table:table-cell table:style-name="ce7" table:formula="of:=[.D173]-[.C173]" office:value-type="float" office:value="0.0833435058590339" calcext:value-type="float">
            <text:p>0.083</text:p>
          </table:table-cell>
          <table:table-cell table:style-name="ce2" office:value-type="float" office:value="172" calcext:value-type="float">
            <text:p>172</text:p>
          </table:table-cell>
          <table:table-cell table:style-name="ce15" office:value-type="float" office:value="-51.658763885498" calcext:value-type="float">
            <text:p>-51.659</text:p>
          </table:table-cell>
          <table:table-cell table:style-name="ce15" office:value-type="float" office:value="-51.6846084594727" calcext:value-type="float">
            <text:p>-51.685</text:p>
          </table:table-cell>
          <table:table-cell table:style-name="ce17" office:value-type="float" office:value="-51.6329154968262" calcext:value-type="float">
            <text:p>-51.633</text:p>
          </table:table-cell>
          <table:table-cell table:style-name="ce6" table:formula="of:=[.I173]-[.H173]" office:value-type="float" office:value="0.0516929626464986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7" office:value-type="float" office:value="303.041687011719" calcext:value-type="float">
            <text:p>303.042</text:p>
          </table:table-cell>
          <table:table-cell table:style-name="ce7" office:value-type="float" office:value="303.000030517578" calcext:value-type="float">
            <text:p>303.000</text:p>
          </table:table-cell>
          <table:table-cell table:style-name="ce12" office:value-type="float" office:value="303.083374023438" calcext:value-type="float">
            <text:p>303.083</text:p>
          </table:table-cell>
          <table:table-cell table:style-name="ce7" table:formula="of:=[.D174]-[.C174]" office:value-type="float" office:value="0.0833435058600003" calcext:value-type="float">
            <text:p>0.083</text:p>
          </table:table-cell>
          <table:table-cell table:style-name="ce2" office:value-type="float" office:value="173" calcext:value-type="float">
            <text:p>173</text:p>
          </table:table-cell>
          <table:table-cell table:style-name="ce15" office:value-type="float" office:value="-51.6070404052734" calcext:value-type="float">
            <text:p>-51.607</text:p>
          </table:table-cell>
          <table:table-cell table:style-name="ce15" office:value-type="float" office:value="-51.6329154968262" calcext:value-type="float">
            <text:p>-51.633</text:p>
          </table:table-cell>
          <table:table-cell table:style-name="ce17" office:value-type="float" office:value="-51.5811614990234" calcext:value-type="float">
            <text:p>-51.581</text:p>
          </table:table-cell>
          <table:table-cell table:style-name="ce6" table:formula="of:=[.I174]-[.H174]" office:value-type="float" office:value="0.0517539978027983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7" office:value-type="float" office:value="303.125030517578" calcext:value-type="float">
            <text:p>303.125</text:p>
          </table:table-cell>
          <table:table-cell table:style-name="ce7" office:value-type="float" office:value="303.083374023438" calcext:value-type="float">
            <text:p>303.083</text:p>
          </table:table-cell>
          <table:table-cell table:style-name="ce12" office:value-type="float" office:value="303.166687011719" calcext:value-type="float">
            <text:p>303.167</text:p>
          </table:table-cell>
          <table:table-cell table:style-name="ce7" table:formula="of:=[.D175]-[.C175]" office:value-type="float" office:value="0.0833129882809658" calcext:value-type="float">
            <text:p>0.083</text:p>
          </table:table-cell>
          <table:table-cell table:style-name="ce2" office:value-type="float" office:value="174" calcext:value-type="float">
            <text:p>174</text:p>
          </table:table-cell>
          <table:table-cell table:style-name="ce15" office:value-type="float" office:value="-51.5552558898926" calcext:value-type="float">
            <text:p>-51.555</text:p>
          </table:table-cell>
          <table:table-cell table:style-name="ce15" office:value-type="float" office:value="-51.5811614990234" calcext:value-type="float">
            <text:p>-51.581</text:p>
          </table:table-cell>
          <table:table-cell table:style-name="ce17" office:value-type="float" office:value="-51.5293464660645" calcext:value-type="float">
            <text:p>-51.529</text:p>
          </table:table-cell>
          <table:table-cell table:style-name="ce6" table:formula="of:=[.I175]-[.H175]" office:value-type="float" office:value="0.0518150329588991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7" office:value-type="float" office:value="303.208374023438" calcext:value-type="float">
            <text:p>303.208</text:p>
          </table:table-cell>
          <table:table-cell table:style-name="ce7" office:value-type="float" office:value="303.166687011719" calcext:value-type="float">
            <text:p>303.167</text:p>
          </table:table-cell>
          <table:table-cell table:style-name="ce12" office:value-type="float" office:value="303.250030517578" calcext:value-type="float">
            <text:p>303.250</text:p>
          </table:table-cell>
          <table:table-cell table:style-name="ce7" table:formula="of:=[.D176]-[.C176]" office:value-type="float" office:value="0.0833435058590339" calcext:value-type="float">
            <text:p>0.083</text:p>
          </table:table-cell>
          <table:table-cell table:style-name="ce2" office:value-type="float" office:value="175" calcext:value-type="float">
            <text:p>175</text:p>
          </table:table-cell>
          <table:table-cell table:style-name="ce15" office:value-type="float" office:value="-51.5034103393555" calcext:value-type="float">
            <text:p>-51.503</text:p>
          </table:table-cell>
          <table:table-cell table:style-name="ce15" office:value-type="float" office:value="-51.5293464660645" calcext:value-type="float">
            <text:p>-51.529</text:p>
          </table:table-cell>
          <table:table-cell table:style-name="ce17" office:value-type="float" office:value="-51.4774742126465" calcext:value-type="float">
            <text:p>-51.477</text:p>
          </table:table-cell>
          <table:table-cell table:style-name="ce6" table:formula="of:=[.I176]-[.H176]" office:value-type="float" office:value="0.0518722534180043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 office:value-type="float" office:value="303.291687011719" calcext:value-type="float">
            <text:p>303.292</text:p>
          </table:table-cell>
          <table:table-cell table:style-name="ce7" office:value-type="float" office:value="303.250030517578" calcext:value-type="float">
            <text:p>303.250</text:p>
          </table:table-cell>
          <table:table-cell table:style-name="ce12" office:value-type="float" office:value="303.333374023438" calcext:value-type="float">
            <text:p>303.333</text:p>
          </table:table-cell>
          <table:table-cell table:style-name="ce7" table:formula="of:=[.D177]-[.C177]" office:value-type="float" office:value="0.0833435058600003" calcext:value-type="float">
            <text:p>0.083</text:p>
          </table:table-cell>
          <table:table-cell table:style-name="ce2" office:value-type="float" office:value="176" calcext:value-type="float">
            <text:p>176</text:p>
          </table:table-cell>
          <table:table-cell table:style-name="ce15" office:value-type="float" office:value="-51.4515113830566" calcext:value-type="float">
            <text:p>-51.452</text:p>
          </table:table-cell>
          <table:table-cell table:style-name="ce15" office:value-type="float" office:value="-51.4774742126465" calcext:value-type="float">
            <text:p>-51.477</text:p>
          </table:table-cell>
          <table:table-cell table:style-name="ce17" office:value-type="float" office:value="-51.4255447387695" calcext:value-type="float">
            <text:p>-51.426</text:p>
          </table:table-cell>
          <table:table-cell table:style-name="ce6" table:formula="of:=[.I177]-[.H177]" office:value-type="float" office:value="0.0519294738769958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7" office:value-type="float" office:value="303.375030517578" calcext:value-type="float">
            <text:p>303.375</text:p>
          </table:table-cell>
          <table:table-cell table:style-name="ce7" office:value-type="float" office:value="303.333374023438" calcext:value-type="float">
            <text:p>303.333</text:p>
          </table:table-cell>
          <table:table-cell table:style-name="ce12" office:value-type="float" office:value="303.416687011719" calcext:value-type="float">
            <text:p>303.417</text:p>
          </table:table-cell>
          <table:table-cell table:style-name="ce7" table:formula="of:=[.D178]-[.C178]" office:value-type="float" office:value="0.0833129882809658" calcext:value-type="float">
            <text:p>0.083</text:p>
          </table:table-cell>
          <table:table-cell table:style-name="ce2" office:value-type="float" office:value="177" calcext:value-type="float">
            <text:p>177</text:p>
          </table:table-cell>
          <table:table-cell table:style-name="ce15" office:value-type="float" office:value="-51.3995513916016" calcext:value-type="float">
            <text:p>-51.400</text:p>
          </table:table-cell>
          <table:table-cell table:style-name="ce15" office:value-type="float" office:value="-51.4255447387695" calcext:value-type="float">
            <text:p>-51.426</text:p>
          </table:table-cell>
          <table:table-cell table:style-name="ce17" office:value-type="float" office:value="-51.3735542297363" calcext:value-type="float">
            <text:p>-51.374</text:p>
          </table:table-cell>
          <table:table-cell table:style-name="ce6" table:formula="of:=[.I178]-[.H178]" office:value-type="float" office:value="0.0519905090332031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 office:value-type="float" office:value="303.458374023438" calcext:value-type="float">
            <text:p>303.458</text:p>
          </table:table-cell>
          <table:table-cell table:style-name="ce7" office:value-type="float" office:value="303.416687011719" calcext:value-type="float">
            <text:p>303.417</text:p>
          </table:table-cell>
          <table:table-cell table:style-name="ce12" office:value-type="float" office:value="303.500030517578" calcext:value-type="float">
            <text:p>303.500</text:p>
          </table:table-cell>
          <table:table-cell table:style-name="ce7" table:formula="of:=[.D179]-[.C179]" office:value-type="float" office:value="0.0833435058590339" calcext:value-type="float">
            <text:p>0.083</text:p>
          </table:table-cell>
          <table:table-cell table:style-name="ce2" office:value-type="float" office:value="178" calcext:value-type="float">
            <text:p>178</text:p>
          </table:table-cell>
          <table:table-cell table:style-name="ce15" office:value-type="float" office:value="-51.3475303649902" calcext:value-type="float">
            <text:p>-51.348</text:p>
          </table:table-cell>
          <table:table-cell table:style-name="ce15" office:value-type="float" office:value="-51.3735542297363" calcext:value-type="float">
            <text:p>-51.374</text:p>
          </table:table-cell>
          <table:table-cell table:style-name="ce17" office:value-type="float" office:value="-51.3215026855469" calcext:value-type="float">
            <text:p>-51.322</text:p>
          </table:table-cell>
          <table:table-cell table:style-name="ce6" table:formula="of:=[.I179]-[.H179]" office:value-type="float" office:value="0.0520515441893963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7" office:value-type="float" office:value="303.541687011719" calcext:value-type="float">
            <text:p>303.542</text:p>
          </table:table-cell>
          <table:table-cell table:style-name="ce7" office:value-type="float" office:value="303.500030517578" calcext:value-type="float">
            <text:p>303.500</text:p>
          </table:table-cell>
          <table:table-cell table:style-name="ce12" office:value-type="float" office:value="303.583374023438" calcext:value-type="float">
            <text:p>303.583</text:p>
          </table:table-cell>
          <table:table-cell table:style-name="ce7" table:formula="of:=[.D180]-[.C180]" office:value-type="float" office:value="0.0833435058600003" calcext:value-type="float">
            <text:p>0.083</text:p>
          </table:table-cell>
          <table:table-cell table:style-name="ce2" office:value-type="float" office:value="179" calcext:value-type="float">
            <text:p>179</text:p>
          </table:table-cell>
          <table:table-cell table:style-name="ce15" office:value-type="float" office:value="-51.2954483032227" calcext:value-type="float">
            <text:p>-51.295</text:p>
          </table:table-cell>
          <table:table-cell table:style-name="ce15" office:value-type="float" office:value="-51.3215026855469" calcext:value-type="float">
            <text:p>-51.322</text:p>
          </table:table-cell>
          <table:table-cell table:style-name="ce17" office:value-type="float" office:value="-51.2693939208984" calcext:value-type="float">
            <text:p>-51.269</text:p>
          </table:table-cell>
          <table:table-cell table:style-name="ce6" table:formula="of:=[.I180]-[.H180]" office:value-type="float" office:value="0.0521087646485015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303.625030517578" calcext:value-type="float">
            <text:p>303.625</text:p>
          </table:table-cell>
          <table:table-cell table:style-name="ce7" office:value-type="float" office:value="303.583374023438" calcext:value-type="float">
            <text:p>303.583</text:p>
          </table:table-cell>
          <table:table-cell table:style-name="ce12" office:value-type="float" office:value="303.666687011719" calcext:value-type="float">
            <text:p>303.667</text:p>
          </table:table-cell>
          <table:table-cell table:style-name="ce7" table:formula="of:=[.D181]-[.C181]" office:value-type="float" office:value="0.0833129882809658" calcext:value-type="float">
            <text:p>0.083</text:p>
          </table:table-cell>
          <table:table-cell table:style-name="ce2" office:value-type="float" office:value="180" calcext:value-type="float">
            <text:p>180</text:p>
          </table:table-cell>
          <table:table-cell table:style-name="ce15" office:value-type="float" office:value="-51.2433128356934" calcext:value-type="float">
            <text:p>-51.243</text:p>
          </table:table-cell>
          <table:table-cell table:style-name="ce15" office:value-type="float" office:value="-51.2693939208984" calcext:value-type="float">
            <text:p>-51.269</text:p>
          </table:table-cell>
          <table:table-cell table:style-name="ce17" office:value-type="float" office:value="-51.217227935791" calcext:value-type="float">
            <text:p>-51.217</text:p>
          </table:table-cell>
          <table:table-cell table:style-name="ce6" table:formula="of:=[.I181]-[.H181]" office:value-type="float" office:value="0.0521659851074006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7" office:value-type="float" office:value="303.708374023438" calcext:value-type="float">
            <text:p>303.708</text:p>
          </table:table-cell>
          <table:table-cell table:style-name="ce7" office:value-type="float" office:value="303.666687011719" calcext:value-type="float">
            <text:p>303.667</text:p>
          </table:table-cell>
          <table:table-cell table:style-name="ce12" office:value-type="float" office:value="303.750030517578" calcext:value-type="float">
            <text:p>303.750</text:p>
          </table:table-cell>
          <table:table-cell table:style-name="ce7" table:formula="of:=[.D182]-[.C182]" office:value-type="float" office:value="0.0833435058590339" calcext:value-type="float">
            <text:p>0.083</text:p>
          </table:table-cell>
          <table:table-cell table:style-name="ce2" office:value-type="float" office:value="181" calcext:value-type="float">
            <text:p>181</text:p>
          </table:table-cell>
          <table:table-cell table:style-name="ce15" office:value-type="float" office:value="-51.1911163330078" calcext:value-type="float">
            <text:p>-51.191</text:p>
          </table:table-cell>
          <table:table-cell table:style-name="ce15" office:value-type="float" office:value="-51.217227935791" calcext:value-type="float">
            <text:p>-51.217</text:p>
          </table:table-cell>
          <table:table-cell table:style-name="ce17" office:value-type="float" office:value="-51.1650009155273" calcext:value-type="float">
            <text:p>-51.165</text:p>
          </table:table-cell>
          <table:table-cell table:style-name="ce6" table:formula="of:=[.I182]-[.H182]" office:value-type="float" office:value="0.0522270202637003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7" office:value-type="float" office:value="303.791687011719" calcext:value-type="float">
            <text:p>303.792</text:p>
          </table:table-cell>
          <table:table-cell table:style-name="ce7" office:value-type="float" office:value="303.750030517578" calcext:value-type="float">
            <text:p>303.750</text:p>
          </table:table-cell>
          <table:table-cell table:style-name="ce12" office:value-type="float" office:value="303.833374023438" calcext:value-type="float">
            <text:p>303.833</text:p>
          </table:table-cell>
          <table:table-cell table:style-name="ce7" table:formula="of:=[.D183]-[.C183]" office:value-type="float" office:value="0.0833435058600003" calcext:value-type="float">
            <text:p>0.083</text:p>
          </table:table-cell>
          <table:table-cell table:style-name="ce2" office:value-type="float" office:value="182" calcext:value-type="float">
            <text:p>182</text:p>
          </table:table-cell>
          <table:table-cell table:style-name="ce15" office:value-type="float" office:value="-51.138858795166" calcext:value-type="float">
            <text:p>-51.139</text:p>
          </table:table-cell>
          <table:table-cell table:style-name="ce15" office:value-type="float" office:value="-51.1650009155273" calcext:value-type="float">
            <text:p>-51.165</text:p>
          </table:table-cell>
          <table:table-cell table:style-name="ce17" office:value-type="float" office:value="-51.1127128601074" calcext:value-type="float">
            <text:p>-51.113</text:p>
          </table:table-cell>
          <table:table-cell table:style-name="ce6" table:formula="of:=[.I183]-[.H183]" office:value-type="float" office:value="0.0522880554199006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303.875030517578" calcext:value-type="float">
            <text:p>303.875</text:p>
          </table:table-cell>
          <table:table-cell table:style-name="ce7" office:value-type="float" office:value="303.833374023438" calcext:value-type="float">
            <text:p>303.833</text:p>
          </table:table-cell>
          <table:table-cell table:style-name="ce12" office:value-type="float" office:value="303.916687011719" calcext:value-type="float">
            <text:p>303.917</text:p>
          </table:table-cell>
          <table:table-cell table:style-name="ce7" table:formula="of:=[.D184]-[.C184]" office:value-type="float" office:value="0.0833129882809658" calcext:value-type="float">
            <text:p>0.083</text:p>
          </table:table-cell>
          <table:table-cell table:style-name="ce2" office:value-type="float" office:value="183" calcext:value-type="float">
            <text:p>183</text:p>
          </table:table-cell>
          <table:table-cell table:style-name="ce15" office:value-type="float" office:value="-51.086540222168" calcext:value-type="float">
            <text:p>-51.087</text:p>
          </table:table-cell>
          <table:table-cell table:style-name="ce15" office:value-type="float" office:value="-51.1127128601074" calcext:value-type="float">
            <text:p>-51.113</text:p>
          </table:table-cell>
          <table:table-cell table:style-name="ce17" office:value-type="float" office:value="-51.0603675842285" calcext:value-type="float">
            <text:p>-51.060</text:p>
          </table:table-cell>
          <table:table-cell table:style-name="ce6" table:formula="of:=[.I184]-[.H184]" office:value-type="float" office:value="0.0523452758788991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7" office:value-type="float" office:value="303.958374023438" calcext:value-type="float">
            <text:p>303.958</text:p>
          </table:table-cell>
          <table:table-cell table:style-name="ce7" office:value-type="float" office:value="303.916687011719" calcext:value-type="float">
            <text:p>303.917</text:p>
          </table:table-cell>
          <table:table-cell table:style-name="ce12" office:value-type="float" office:value="304.000030517578" calcext:value-type="float">
            <text:p>304.000</text:p>
          </table:table-cell>
          <table:table-cell table:style-name="ce7" table:formula="of:=[.D185]-[.C185]" office:value-type="float" office:value="0.0833435058590339" calcext:value-type="float">
            <text:p>0.083</text:p>
          </table:table-cell>
          <table:table-cell table:style-name="ce2" office:value-type="float" office:value="184" calcext:value-type="float">
            <text:p>184</text:p>
          </table:table-cell>
          <table:table-cell table:style-name="ce15" office:value-type="float" office:value="-51.0341682434082" calcext:value-type="float">
            <text:p>-51.034</text:p>
          </table:table-cell>
          <table:table-cell table:style-name="ce15" office:value-type="float" office:value="-51.0603675842285" calcext:value-type="float">
            <text:p>-51.060</text:p>
          </table:table-cell>
          <table:table-cell table:style-name="ce17" office:value-type="float" office:value="-51.0079650878906" calcext:value-type="float">
            <text:p>-51.008</text:p>
          </table:table-cell>
          <table:table-cell table:style-name="ce6" table:formula="of:=[.I185]-[.H185]" office:value-type="float" office:value="0.0524024963379048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304.041687011719" calcext:value-type="float">
            <text:p>304.042</text:p>
          </table:table-cell>
          <table:table-cell table:style-name="ce7" office:value-type="float" office:value="304.000030517578" calcext:value-type="float">
            <text:p>304.000</text:p>
          </table:table-cell>
          <table:table-cell table:style-name="ce12" office:value-type="float" office:value="304.083374023438" calcext:value-type="float">
            <text:p>304.083</text:p>
          </table:table-cell>
          <table:table-cell table:style-name="ce7" table:formula="of:=[.D186]-[.C186]" office:value-type="float" office:value="0.0833435058600003" calcext:value-type="float">
            <text:p>0.083</text:p>
          </table:table-cell>
          <table:table-cell table:style-name="ce2" office:value-type="float" office:value="185" calcext:value-type="float">
            <text:p>185</text:p>
          </table:table-cell>
          <table:table-cell table:style-name="ce15" office:value-type="float" office:value="-50.9817352294922" calcext:value-type="float">
            <text:p>-50.982</text:p>
          </table:table-cell>
          <table:table-cell table:style-name="ce15" office:value-type="float" office:value="-51.0079650878906" calcext:value-type="float">
            <text:p>-51.008</text:p>
          </table:table-cell>
          <table:table-cell table:style-name="ce17" office:value-type="float" office:value="-50.9555015563965" calcext:value-type="float">
            <text:p>-50.956</text:p>
          </table:table-cell>
          <table:table-cell table:style-name="ce6" table:formula="of:=[.I186]-[.H186]" office:value-type="float" office:value="0.052463531494098" calcext:value-type="float">
            <text:p>0.052</text:p>
          </table:table-cell>
          <table:table-cell table:number-columns-repeated="1014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7" office:value-type="float" office:value="304.125030517578" calcext:value-type="float">
            <text:p>304.125</text:p>
          </table:table-cell>
          <table:table-cell table:style-name="ce7" office:value-type="float" office:value="304.083374023438" calcext:value-type="float">
            <text:p>304.083</text:p>
          </table:table-cell>
          <table:table-cell table:style-name="ce12" office:value-type="float" office:value="304.166687011719" calcext:value-type="float">
            <text:p>304.167</text:p>
          </table:table-cell>
          <table:table-cell table:style-name="ce7" table:formula="of:=[.D187]-[.C187]" office:value-type="float" office:value="0.0833129882809658" calcext:value-type="float">
            <text:p>0.083</text:p>
          </table:table-cell>
          <table:table-cell table:style-name="ce2" office:value-type="float" office:value="186" calcext:value-type="float">
            <text:p>186</text:p>
          </table:table-cell>
          <table:table-cell table:style-name="ce15" office:value-type="float" office:value="-50.9292411804199" calcext:value-type="float">
            <text:p>-50.929</text:p>
          </table:table-cell>
          <table:table-cell table:style-name="ce15" office:value-type="float" office:value="-50.9555015563965" calcext:value-type="float">
            <text:p>-50.956</text:p>
          </table:table-cell>
          <table:table-cell table:style-name="ce17" office:value-type="float" office:value="-50.9029769897461" calcext:value-type="float">
            <text:p>-50.903</text:p>
          </table:table-cell>
          <table:table-cell table:style-name="ce6" table:formula="of:=[.I187]-[.H187]" office:value-type="float" office:value="0.0525245666503977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7" office:value-type="float" office:value="304.208374023438" calcext:value-type="float">
            <text:p>304.208</text:p>
          </table:table-cell>
          <table:table-cell table:style-name="ce7" office:value-type="float" office:value="304.166687011719" calcext:value-type="float">
            <text:p>304.167</text:p>
          </table:table-cell>
          <table:table-cell table:style-name="ce12" office:value-type="float" office:value="304.250030517578" calcext:value-type="float">
            <text:p>304.250</text:p>
          </table:table-cell>
          <table:table-cell table:style-name="ce7" table:formula="of:=[.D188]-[.C188]" office:value-type="float" office:value="0.0833435058590339" calcext:value-type="float">
            <text:p>0.083</text:p>
          </table:table-cell>
          <table:table-cell table:style-name="ce2" office:value-type="float" office:value="187" calcext:value-type="float">
            <text:p>187</text:p>
          </table:table-cell>
          <table:table-cell table:style-name="ce15" office:value-type="float" office:value="-50.8766860961914" calcext:value-type="float">
            <text:p>-50.877</text:p>
          </table:table-cell>
          <table:table-cell table:style-name="ce15" office:value-type="float" office:value="-50.9029769897461" calcext:value-type="float">
            <text:p>-50.903</text:p>
          </table:table-cell>
          <table:table-cell table:style-name="ce17" office:value-type="float" office:value="-50.8503952026367" calcext:value-type="float">
            <text:p>-50.850</text:p>
          </table:table-cell>
          <table:table-cell table:style-name="ce6" table:formula="of:=[.I188]-[.H188]" office:value-type="float" office:value="0.0525817871094034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304.291687011719" calcext:value-type="float">
            <text:p>304.292</text:p>
          </table:table-cell>
          <table:table-cell table:style-name="ce7" office:value-type="float" office:value="304.250030517578" calcext:value-type="float">
            <text:p>304.250</text:p>
          </table:table-cell>
          <table:table-cell table:style-name="ce12" office:value-type="float" office:value="304.333374023438" calcext:value-type="float">
            <text:p>304.333</text:p>
          </table:table-cell>
          <table:table-cell table:style-name="ce7" table:formula="of:=[.D189]-[.C189]" office:value-type="float" office:value="0.0833435058600003" calcext:value-type="float">
            <text:p>0.083</text:p>
          </table:table-cell>
          <table:table-cell table:style-name="ce2" office:value-type="float" office:value="188" calcext:value-type="float">
            <text:p>188</text:p>
          </table:table-cell>
          <table:table-cell table:style-name="ce15" office:value-type="float" office:value="-50.8240737915039" calcext:value-type="float">
            <text:p>-50.824</text:p>
          </table:table-cell>
          <table:table-cell table:style-name="ce15" office:value-type="float" office:value="-50.8503952026367" calcext:value-type="float">
            <text:p>-50.850</text:p>
          </table:table-cell>
          <table:table-cell table:style-name="ce17" office:value-type="float" office:value="-50.7977523803711" calcext:value-type="float">
            <text:p>-50.798</text:p>
          </table:table-cell>
          <table:table-cell table:style-name="ce6" table:formula="of:=[.I189]-[.H189]" office:value-type="float" office:value="0.0526428222655966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7" office:value-type="float" office:value="304.375030517578" calcext:value-type="float">
            <text:p>304.375</text:p>
          </table:table-cell>
          <table:table-cell table:style-name="ce7" office:value-type="float" office:value="304.333374023438" calcext:value-type="float">
            <text:p>304.333</text:p>
          </table:table-cell>
          <table:table-cell table:style-name="ce12" office:value-type="float" office:value="304.416687011719" calcext:value-type="float">
            <text:p>304.417</text:p>
          </table:table-cell>
          <table:table-cell table:style-name="ce7" table:formula="of:=[.D190]-[.C190]" office:value-type="float" office:value="0.0833129882809658" calcext:value-type="float">
            <text:p>0.083</text:p>
          </table:table-cell>
          <table:table-cell table:style-name="ce2" office:value-type="float" office:value="189" calcext:value-type="float">
            <text:p>189</text:p>
          </table:table-cell>
          <table:table-cell table:style-name="ce15" office:value-type="float" office:value="-50.7714042663574" calcext:value-type="float">
            <text:p>-50.771</text:p>
          </table:table-cell>
          <table:table-cell table:style-name="ce15" office:value-type="float" office:value="-50.7977523803711" calcext:value-type="float">
            <text:p>-50.798</text:p>
          </table:table-cell>
          <table:table-cell table:style-name="ce17" office:value-type="float" office:value="-50.7450523376465" calcext:value-type="float">
            <text:p>-50.745</text:p>
          </table:table-cell>
          <table:table-cell table:style-name="ce6" table:formula="of:=[.I190]-[.H190]" office:value-type="float" office:value="0.0527000427246023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7" office:value-type="float" office:value="304.458374023438" calcext:value-type="float">
            <text:p>304.458</text:p>
          </table:table-cell>
          <table:table-cell table:style-name="ce7" office:value-type="float" office:value="304.416687011719" calcext:value-type="float">
            <text:p>304.417</text:p>
          </table:table-cell>
          <table:table-cell table:style-name="ce12" office:value-type="float" office:value="304.500030517578" calcext:value-type="float">
            <text:p>304.500</text:p>
          </table:table-cell>
          <table:table-cell table:style-name="ce7" table:formula="of:=[.D191]-[.C191]" office:value-type="float" office:value="0.0833435058590339" calcext:value-type="float">
            <text:p>0.083</text:p>
          </table:table-cell>
          <table:table-cell table:style-name="ce2" office:value-type="float" office:value="190" calcext:value-type="float">
            <text:p>190</text:p>
          </table:table-cell>
          <table:table-cell table:style-name="ce15" office:value-type="float" office:value="-50.7186737060547" calcext:value-type="float">
            <text:p>-50.719</text:p>
          </table:table-cell>
          <table:table-cell table:style-name="ce15" office:value-type="float" office:value="-50.7450523376465" calcext:value-type="float">
            <text:p>-50.745</text:p>
          </table:table-cell>
          <table:table-cell table:style-name="ce17" office:value-type="float" office:value="-50.6922912597656" calcext:value-type="float">
            <text:p>-50.692</text:p>
          </table:table-cell>
          <table:table-cell table:style-name="ce6" table:formula="of:=[.I191]-[.H191]" office:value-type="float" office:value="0.052761077880902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7" office:value-type="float" office:value="304.541687011719" calcext:value-type="float">
            <text:p>304.542</text:p>
          </table:table-cell>
          <table:table-cell table:style-name="ce7" office:value-type="float" office:value="304.500030517578" calcext:value-type="float">
            <text:p>304.500</text:p>
          </table:table-cell>
          <table:table-cell table:style-name="ce12" office:value-type="float" office:value="304.583374023438" calcext:value-type="float">
            <text:p>304.583</text:p>
          </table:table-cell>
          <table:table-cell table:style-name="ce7" table:formula="of:=[.D192]-[.C192]" office:value-type="float" office:value="0.0833435058600003" calcext:value-type="float">
            <text:p>0.083</text:p>
          </table:table-cell>
          <table:table-cell table:style-name="ce2" office:value-type="float" office:value="191" calcext:value-type="float">
            <text:p>191</text:p>
          </table:table-cell>
          <table:table-cell table:style-name="ce15" office:value-type="float" office:value="-50.6658821105957" calcext:value-type="float">
            <text:p>-50.666</text:p>
          </table:table-cell>
          <table:table-cell table:style-name="ce15" office:value-type="float" office:value="-50.6922912597656" calcext:value-type="float">
            <text:p>-50.692</text:p>
          </table:table-cell>
          <table:table-cell table:style-name="ce17" office:value-type="float" office:value="-50.6394691467285" calcext:value-type="float">
            <text:p>-50.639</text:p>
          </table:table-cell>
          <table:table-cell table:style-name="ce6" table:formula="of:=[.I192]-[.H192]" office:value-type="float" office:value="0.0528221130370952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7" office:value-type="float" office:value="304.625030517578" calcext:value-type="float">
            <text:p>304.625</text:p>
          </table:table-cell>
          <table:table-cell table:style-name="ce7" office:value-type="float" office:value="304.583374023438" calcext:value-type="float">
            <text:p>304.583</text:p>
          </table:table-cell>
          <table:table-cell table:style-name="ce13" office:value-type="float" office:value="304.666687011719" calcext:value-type="float">
            <text:p>304.667</text:p>
          </table:table-cell>
          <table:table-cell table:style-name="ce7" table:formula="of:=[.D193]-[.C193]" office:value-type="float" office:value="0.0833129882809658" calcext:value-type="float">
            <text:p>0.083</text:p>
          </table:table-cell>
          <table:table-cell table:style-name="ce2" office:value-type="float" office:value="192" calcext:value-type="float">
            <text:p>192</text:p>
          </table:table-cell>
          <table:table-cell table:style-name="ce15" office:value-type="float" office:value="-50.6130294799805" calcext:value-type="float">
            <text:p>-50.613</text:p>
          </table:table-cell>
          <table:table-cell table:style-name="ce15" office:value-type="float" office:value="-50.6394691467285" calcext:value-type="float">
            <text:p>-50.639</text:p>
          </table:table-cell>
          <table:table-cell table:style-name="ce18" office:value-type="float" office:value="-50.5865898132324" calcext:value-type="float">
            <text:p>-50.587</text:p>
          </table:table-cell>
          <table:table-cell table:style-name="ce6" table:formula="of:=[.I193]-[.H193]" office:value-type="float" office:value="0.0528793334961009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304.708374023438" calcext:value-type="float">
            <text:p>304.708</text:p>
          </table:table-cell>
          <table:table-cell table:style-name="ce8" office:value-type="float" office:value="304.666687011719" calcext:value-type="float">
            <text:p>304.667</text:p>
          </table:table-cell>
          <table:table-cell table:style-name="ce13" office:value-type="float" office:value="304.750030517578" calcext:value-type="float">
            <text:p>304.750</text:p>
          </table:table-cell>
          <table:table-cell table:style-name="ce7" table:formula="of:=[.D194]-[.C194]" office:value-type="float" office:value="0.0833435058590339" calcext:value-type="float">
            <text:p>0.083</text:p>
          </table:table-cell>
          <table:table-cell table:style-name="ce2" office:value-type="float" office:value="193" calcext:value-type="float">
            <text:p>193</text:p>
          </table:table-cell>
          <table:table-cell table:style-name="ce8" office:value-type="float" office:value="-50.5601196289062" calcext:value-type="float">
            <text:p>-50.560</text:p>
          </table:table-cell>
          <table:table-cell table:style-name="ce8" office:value-type="float" office:value="-50.5865898132324" calcext:value-type="float">
            <text:p>-50.587</text:p>
          </table:table-cell>
          <table:table-cell table:style-name="ce18" office:value-type="float" office:value="-50.5336494445801" calcext:value-type="float">
            <text:p>-50.534</text:p>
          </table:table-cell>
          <table:table-cell table:style-name="ce6" table:formula="of:=[.I194]-[.H194]" office:value-type="float" office:value="0.0529403686523011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304.791687011719" calcext:value-type="float">
            <text:p>304.792</text:p>
          </table:table-cell>
          <table:table-cell table:style-name="ce8" office:value-type="float" office:value="304.750030517578" calcext:value-type="float">
            <text:p>304.750</text:p>
          </table:table-cell>
          <table:table-cell table:style-name="ce13" office:value-type="float" office:value="304.833374023438" calcext:value-type="float">
            <text:p>304.833</text:p>
          </table:table-cell>
          <table:table-cell table:style-name="ce7" table:formula="of:=[.D195]-[.C195]" office:value-type="float" office:value="0.0833435058600003" calcext:value-type="float">
            <text:p>0.083</text:p>
          </table:table-cell>
          <table:table-cell table:style-name="ce2" office:value-type="float" office:value="194" calcext:value-type="float">
            <text:p>194</text:p>
          </table:table-cell>
          <table:table-cell table:style-name="ce8" office:value-type="float" office:value="-50.507152557373" calcext:value-type="float">
            <text:p>-50.507</text:p>
          </table:table-cell>
          <table:table-cell table:style-name="ce8" office:value-type="float" office:value="-50.5336494445801" calcext:value-type="float">
            <text:p>-50.534</text:p>
          </table:table-cell>
          <table:table-cell table:style-name="ce18" office:value-type="float" office:value="-50.4806518554688" calcext:value-type="float">
            <text:p>-50.481</text:p>
          </table:table-cell>
          <table:table-cell table:style-name="ce6" table:formula="of:=[.I195]-[.H195]" office:value-type="float" office:value="0.0529975891112997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304.875030517578" calcext:value-type="float">
            <text:p>304.875</text:p>
          </table:table-cell>
          <table:table-cell table:style-name="ce8" office:value-type="float" office:value="304.833374023438" calcext:value-type="float">
            <text:p>304.833</text:p>
          </table:table-cell>
          <table:table-cell table:style-name="ce13" office:value-type="float" office:value="304.916687011719" calcext:value-type="float">
            <text:p>304.917</text:p>
          </table:table-cell>
          <table:table-cell table:style-name="ce7" table:formula="of:=[.D196]-[.C196]" office:value-type="float" office:value="0.0833129882809658" calcext:value-type="float">
            <text:p>0.083</text:p>
          </table:table-cell>
          <table:table-cell table:style-name="ce2" office:value-type="float" office:value="195" calcext:value-type="float">
            <text:p>195</text:p>
          </table:table-cell>
          <table:table-cell table:style-name="ce8" office:value-type="float" office:value="-50.4541244506836" calcext:value-type="float">
            <text:p>-50.454</text:p>
          </table:table-cell>
          <table:table-cell table:style-name="ce8" office:value-type="float" office:value="-50.4806518554688" calcext:value-type="float">
            <text:p>-50.481</text:p>
          </table:table-cell>
          <table:table-cell table:style-name="ce18" office:value-type="float" office:value="-50.4275932312012" calcext:value-type="float">
            <text:p>-50.428</text:p>
          </table:table-cell>
          <table:table-cell table:style-name="ce6" table:formula="of:=[.I196]-[.H196]" office:value-type="float" office:value="0.0530586242675994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304.958374023438" calcext:value-type="float">
            <text:p>304.958</text:p>
          </table:table-cell>
          <table:table-cell table:style-name="ce8" office:value-type="float" office:value="304.916687011719" calcext:value-type="float">
            <text:p>304.917</text:p>
          </table:table-cell>
          <table:table-cell table:style-name="ce13" office:value-type="float" office:value="305.000030517578" calcext:value-type="float">
            <text:p>305.000</text:p>
          </table:table-cell>
          <table:table-cell table:style-name="ce7" table:formula="of:=[.D197]-[.C197]" office:value-type="float" office:value="0.0833435058590339" calcext:value-type="float">
            <text:p>0.083</text:p>
          </table:table-cell>
          <table:table-cell table:style-name="ce2" office:value-type="float" office:value="196" calcext:value-type="float">
            <text:p>196</text:p>
          </table:table-cell>
          <table:table-cell table:style-name="ce8" office:value-type="float" office:value="-50.4010353088379" calcext:value-type="float">
            <text:p>-50.401</text:p>
          </table:table-cell>
          <table:table-cell table:style-name="ce8" office:value-type="float" office:value="-50.4275932312012" calcext:value-type="float">
            <text:p>-50.428</text:p>
          </table:table-cell>
          <table:table-cell table:style-name="ce18" office:value-type="float" office:value="-50.3744773864746" calcext:value-type="float">
            <text:p>-50.374</text:p>
          </table:table-cell>
          <table:table-cell table:style-name="ce6" table:formula="of:=[.I197]-[.H197]" office:value-type="float" office:value="0.053115844726598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305.041687011719" calcext:value-type="float">
            <text:p>305.042</text:p>
          </table:table-cell>
          <table:table-cell table:style-name="ce8" office:value-type="float" office:value="305.000030517578" calcext:value-type="float">
            <text:p>305.000</text:p>
          </table:table-cell>
          <table:table-cell table:style-name="ce13" office:value-type="float" office:value="305.083374023438" calcext:value-type="float">
            <text:p>305.083</text:p>
          </table:table-cell>
          <table:table-cell table:style-name="ce7" table:formula="of:=[.D198]-[.C198]" office:value-type="float" office:value="0.0833435058600003" calcext:value-type="float">
            <text:p>0.083</text:p>
          </table:table-cell>
          <table:table-cell table:style-name="ce2" office:value-type="float" office:value="197" calcext:value-type="float">
            <text:p>197</text:p>
          </table:table-cell>
          <table:table-cell table:style-name="ce8" office:value-type="float" office:value="-50.3478889465332" calcext:value-type="float">
            <text:p>-50.348</text:p>
          </table:table-cell>
          <table:table-cell table:style-name="ce8" office:value-type="float" office:value="-50.3744773864746" calcext:value-type="float">
            <text:p>-50.374</text:p>
          </table:table-cell>
          <table:table-cell table:style-name="ce18" office:value-type="float" office:value="-50.3213005065918" calcext:value-type="float">
            <text:p>-50.321</text:p>
          </table:table-cell>
          <table:table-cell table:style-name="ce6" table:formula="of:=[.I198]-[.H198]" office:value-type="float" office:value="0.0531768798828054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305.125030517578" calcext:value-type="float">
            <text:p>305.125</text:p>
          </table:table-cell>
          <table:table-cell table:style-name="ce8" office:value-type="float" office:value="305.083374023438" calcext:value-type="float">
            <text:p>305.083</text:p>
          </table:table-cell>
          <table:table-cell table:style-name="ce13" office:value-type="float" office:value="305.166687011719" calcext:value-type="float">
            <text:p>305.167</text:p>
          </table:table-cell>
          <table:table-cell table:style-name="ce7" table:formula="of:=[.D199]-[.C199]" office:value-type="float" office:value="0.0833129882809658" calcext:value-type="float">
            <text:p>0.083</text:p>
          </table:table-cell>
          <table:table-cell table:style-name="ce2" office:value-type="float" office:value="198" calcext:value-type="float">
            <text:p>198</text:p>
          </table:table-cell>
          <table:table-cell table:style-name="ce8" office:value-type="float" office:value="-50.2946815490723" calcext:value-type="float">
            <text:p>-50.295</text:p>
          </table:table-cell>
          <table:table-cell table:style-name="ce8" office:value-type="float" office:value="-50.3213005065918" calcext:value-type="float">
            <text:p>-50.321</text:p>
          </table:table-cell>
          <table:table-cell table:style-name="ce18" office:value-type="float" office:value="-50.2680625915527" calcext:value-type="float">
            <text:p>-50.268</text:p>
          </table:table-cell>
          <table:table-cell table:style-name="ce6" table:formula="of:=[.I199]-[.H199]" office:value-type="float" office:value="0.053237915039098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305.208374023438" calcext:value-type="float">
            <text:p>305.208</text:p>
          </table:table-cell>
          <table:table-cell table:style-name="ce8" office:value-type="float" office:value="305.166687011719" calcext:value-type="float">
            <text:p>305.167</text:p>
          </table:table-cell>
          <table:table-cell table:style-name="ce13" office:value-type="float" office:value="305.250030517578" calcext:value-type="float">
            <text:p>305.250</text:p>
          </table:table-cell>
          <table:table-cell table:style-name="ce7" table:formula="of:=[.D200]-[.C200]" office:value-type="float" office:value="0.0833435058590339" calcext:value-type="float">
            <text:p>0.083</text:p>
          </table:table-cell>
          <table:table-cell table:style-name="ce2" office:value-type="float" office:value="199" calcext:value-type="float">
            <text:p>199</text:p>
          </table:table-cell>
          <table:table-cell table:style-name="ce8" office:value-type="float" office:value="-50.2414169311523" calcext:value-type="float">
            <text:p>-50.241</text:p>
          </table:table-cell>
          <table:table-cell table:style-name="ce8" office:value-type="float" office:value="-50.2680625915527" calcext:value-type="float">
            <text:p>-50.268</text:p>
          </table:table-cell>
          <table:table-cell table:style-name="ce18" office:value-type="float" office:value="-50.2147674560547" calcext:value-type="float">
            <text:p>-50.215</text:p>
          </table:table-cell>
          <table:table-cell table:style-name="ce6" table:formula="of:=[.I200]-[.H200]" office:value-type="float" office:value="0.0532951354979971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305.291687011719" calcext:value-type="float">
            <text:p>305.292</text:p>
          </table:table-cell>
          <table:table-cell table:style-name="ce8" office:value-type="float" office:value="305.250030517578" calcext:value-type="float">
            <text:p>305.250</text:p>
          </table:table-cell>
          <table:table-cell table:style-name="ce13" office:value-type="float" office:value="305.333374023438" calcext:value-type="float">
            <text:p>305.333</text:p>
          </table:table-cell>
          <table:table-cell table:style-name="ce7" table:formula="of:=[.D201]-[.C201]" office:value-type="float" office:value="0.0833435058600003" calcext:value-type="float">
            <text:p>0.083</text:p>
          </table:table-cell>
          <table:table-cell table:style-name="ce2" office:value-type="float" office:value="200" calcext:value-type="float">
            <text:p>200</text:p>
          </table:table-cell>
          <table:table-cell table:style-name="ce8" office:value-type="float" office:value="-50.1880912780762" calcext:value-type="float">
            <text:p>-50.188</text:p>
          </table:table-cell>
          <table:table-cell table:style-name="ce8" office:value-type="float" office:value="-50.2147674560547" calcext:value-type="float">
            <text:p>-50.215</text:p>
          </table:table-cell>
          <table:table-cell table:style-name="ce18" office:value-type="float" office:value="-50.1614112854004" calcext:value-type="float">
            <text:p>-50.161</text:p>
          </table:table-cell>
          <table:table-cell table:style-name="ce6" table:formula="of:=[.I201]-[.H201]" office:value-type="float" office:value="0.053356170654304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305.375030517578" calcext:value-type="float">
            <text:p>305.375</text:p>
          </table:table-cell>
          <table:table-cell table:style-name="ce8" office:value-type="float" office:value="305.333374023438" calcext:value-type="float">
            <text:p>305.333</text:p>
          </table:table-cell>
          <table:table-cell table:style-name="ce13" office:value-type="float" office:value="305.416687011719" calcext:value-type="float">
            <text:p>305.417</text:p>
          </table:table-cell>
          <table:table-cell table:style-name="ce7" table:formula="of:=[.D202]-[.C202]" office:value-type="float" office:value="0.0833129882809658" calcext:value-type="float">
            <text:p>0.083</text:p>
          </table:table-cell>
          <table:table-cell table:style-name="ce2" office:value-type="float" office:value="201" calcext:value-type="float">
            <text:p>201</text:p>
          </table:table-cell>
          <table:table-cell table:style-name="ce8" office:value-type="float" office:value="-50.1347045898438" calcext:value-type="float">
            <text:p>-50.135</text:p>
          </table:table-cell>
          <table:table-cell table:style-name="ce8" office:value-type="float" office:value="-50.1614112854004" calcext:value-type="float">
            <text:p>-50.161</text:p>
          </table:table-cell>
          <table:table-cell table:style-name="ce18" office:value-type="float" office:value="-50.1079940795898" calcext:value-type="float">
            <text:p>-50.108</text:p>
          </table:table-cell>
          <table:table-cell table:style-name="ce6" table:formula="of:=[.I202]-[.H202]" office:value-type="float" office:value="0.0534172058105966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305.458374023438" calcext:value-type="float">
            <text:p>305.458</text:p>
          </table:table-cell>
          <table:table-cell table:style-name="ce8" office:value-type="float" office:value="305.416687011719" calcext:value-type="float">
            <text:p>305.417</text:p>
          </table:table-cell>
          <table:table-cell table:style-name="ce13" office:value-type="float" office:value="305.500030517578" calcext:value-type="float">
            <text:p>305.500</text:p>
          </table:table-cell>
          <table:table-cell table:style-name="ce7" table:formula="of:=[.D203]-[.C203]" office:value-type="float" office:value="0.0833435058590339" calcext:value-type="float">
            <text:p>0.083</text:p>
          </table:table-cell>
          <table:table-cell table:style-name="ce2" office:value-type="float" office:value="202" calcext:value-type="float">
            <text:p>202</text:p>
          </table:table-cell>
          <table:table-cell table:style-name="ce8" office:value-type="float" office:value="-50.0812568664551" calcext:value-type="float">
            <text:p>-50.081</text:p>
          </table:table-cell>
          <table:table-cell table:style-name="ce8" office:value-type="float" office:value="-50.1079940795898" calcext:value-type="float">
            <text:p>-50.108</text:p>
          </table:table-cell>
          <table:table-cell table:style-name="ce18" office:value-type="float" office:value="-50.0545196533203" calcext:value-type="float">
            <text:p>-50.055</text:p>
          </table:table-cell>
          <table:table-cell table:style-name="ce6" table:formula="of:=[.I203]-[.H203]" office:value-type="float" office:value="0.0534744262695028" calcext:value-type="float">
            <text:p>0.053</text:p>
          </table:table-cell>
          <table:table-cell table:number-columns-repeated="1014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305.541687011719" calcext:value-type="float">
            <text:p>305.542</text:p>
          </table:table-cell>
          <table:table-cell table:style-name="ce8" office:value-type="float" office:value="305.500030517578" calcext:value-type="float">
            <text:p>305.500</text:p>
          </table:table-cell>
          <table:table-cell table:style-name="ce13" office:value-type="float" office:value="305.583374023438" calcext:value-type="float">
            <text:p>305.583</text:p>
          </table:table-cell>
          <table:table-cell table:style-name="ce7" table:formula="of:=[.D204]-[.C204]" office:value-type="float" office:value="0.0833435058600003" calcext:value-type="float">
            <text:p>0.083</text:p>
          </table:table-cell>
          <table:table-cell table:style-name="ce2" office:value-type="float" office:value="203" calcext:value-type="float">
            <text:p>203</text:p>
          </table:table-cell>
          <table:table-cell table:style-name="ce8" office:value-type="float" office:value="-50.0277519226074" calcext:value-type="float">
            <text:p>-50.028</text:p>
          </table:table-cell>
          <table:table-cell table:style-name="ce8" office:value-type="float" office:value="-50.0545196533203" calcext:value-type="float">
            <text:p>-50.055</text:p>
          </table:table-cell>
          <table:table-cell table:style-name="ce18" office:value-type="float" office:value="-50.0009841918945" calcext:value-type="float">
            <text:p>-50.001</text:p>
          </table:table-cell>
          <table:table-cell table:style-name="ce6" table:formula="of:=[.I204]-[.H204]" office:value-type="float" office:value="0.0535354614257955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305.625030517578" calcext:value-type="float">
            <text:p>305.625</text:p>
          </table:table-cell>
          <table:table-cell table:style-name="ce8" office:value-type="float" office:value="305.583374023438" calcext:value-type="float">
            <text:p>305.583</text:p>
          </table:table-cell>
          <table:table-cell table:style-name="ce13" office:value-type="float" office:value="305.666687011719" calcext:value-type="float">
            <text:p>305.667</text:p>
          </table:table-cell>
          <table:table-cell table:style-name="ce7" table:formula="of:=[.D205]-[.C205]" office:value-type="float" office:value="0.0833129882809658" calcext:value-type="float">
            <text:p>0.083</text:p>
          </table:table-cell>
          <table:table-cell table:style-name="ce2" office:value-type="float" office:value="204" calcext:value-type="float">
            <text:p>204</text:p>
          </table:table-cell>
          <table:table-cell table:style-name="ce8" office:value-type="float" office:value="-49.9741897583008" calcext:value-type="float">
            <text:p>-49.974</text:p>
          </table:table-cell>
          <table:table-cell table:style-name="ce8" office:value-type="float" office:value="-50.0009841918945" calcext:value-type="float">
            <text:p>-50.001</text:p>
          </table:table-cell>
          <table:table-cell table:style-name="ce18" office:value-type="float" office:value="-49.9473915100098" calcext:value-type="float">
            <text:p>-49.947</text:p>
          </table:table-cell>
          <table:table-cell table:style-name="ce6" table:formula="of:=[.I205]-[.H205]" office:value-type="float" office:value="0.0535926818847017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305.708374023438" calcext:value-type="float">
            <text:p>305.708</text:p>
          </table:table-cell>
          <table:table-cell table:style-name="ce8" office:value-type="float" office:value="305.666687011719" calcext:value-type="float">
            <text:p>305.667</text:p>
          </table:table-cell>
          <table:table-cell table:style-name="ce13" office:value-type="float" office:value="305.750030517578" calcext:value-type="float">
            <text:p>305.750</text:p>
          </table:table-cell>
          <table:table-cell table:style-name="ce7" table:formula="of:=[.D206]-[.C206]" office:value-type="float" office:value="0.0833435058590339" calcext:value-type="float">
            <text:p>0.083</text:p>
          </table:table-cell>
          <table:table-cell table:style-name="ce2" office:value-type="float" office:value="205" calcext:value-type="float">
            <text:p>205</text:p>
          </table:table-cell>
          <table:table-cell table:style-name="ce8" office:value-type="float" office:value="-49.9205665588379" calcext:value-type="float">
            <text:p>-49.921</text:p>
          </table:table-cell>
          <table:table-cell table:style-name="ce8" office:value-type="float" office:value="-49.9473915100098" calcext:value-type="float">
            <text:p>-49.947</text:p>
          </table:table-cell>
          <table:table-cell table:style-name="ce18" office:value-type="float" office:value="-49.8937377929688" calcext:value-type="float">
            <text:p>-49.894</text:p>
          </table:table-cell>
          <table:table-cell table:style-name="ce6" table:formula="of:=[.I206]-[.H206]" office:value-type="float" office:value="0.0536537170410014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305.791687011719" calcext:value-type="float">
            <text:p>305.792</text:p>
          </table:table-cell>
          <table:table-cell table:style-name="ce8" office:value-type="float" office:value="305.750030517578" calcext:value-type="float">
            <text:p>305.750</text:p>
          </table:table-cell>
          <table:table-cell table:style-name="ce13" office:value-type="float" office:value="305.833374023438" calcext:value-type="float">
            <text:p>305.833</text:p>
          </table:table-cell>
          <table:table-cell table:style-name="ce7" table:formula="of:=[.D207]-[.C207]" office:value-type="float" office:value="0.0833435058600003" calcext:value-type="float">
            <text:p>0.083</text:p>
          </table:table-cell>
          <table:table-cell table:style-name="ce2" office:value-type="float" office:value="206" calcext:value-type="float">
            <text:p>206</text:p>
          </table:table-cell>
          <table:table-cell table:style-name="ce8" office:value-type="float" office:value="-49.8668823242188" calcext:value-type="float">
            <text:p>-49.867</text:p>
          </table:table-cell>
          <table:table-cell table:style-name="ce8" office:value-type="float" office:value="-49.8937377929688" calcext:value-type="float">
            <text:p>-49.894</text:p>
          </table:table-cell>
          <table:table-cell table:style-name="ce18" office:value-type="float" office:value="-49.8400230407715" calcext:value-type="float">
            <text:p>-49.840</text:p>
          </table:table-cell>
          <table:table-cell table:style-name="ce6" table:formula="of:=[.I207]-[.H207]" office:value-type="float" office:value="0.0537147521973012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305.875030517578" calcext:value-type="float">
            <text:p>305.875</text:p>
          </table:table-cell>
          <table:table-cell table:style-name="ce8" office:value-type="float" office:value="305.833374023438" calcext:value-type="float">
            <text:p>305.833</text:p>
          </table:table-cell>
          <table:table-cell table:style-name="ce13" office:value-type="float" office:value="305.916687011719" calcext:value-type="float">
            <text:p>305.917</text:p>
          </table:table-cell>
          <table:table-cell table:style-name="ce7" table:formula="of:=[.D208]-[.C208]" office:value-type="float" office:value="0.0833129882809658" calcext:value-type="float">
            <text:p>0.083</text:p>
          </table:table-cell>
          <table:table-cell table:style-name="ce2" office:value-type="float" office:value="207" calcext:value-type="float">
            <text:p>207</text:p>
          </table:table-cell>
          <table:table-cell table:style-name="ce8" office:value-type="float" office:value="-49.8131370544434" calcext:value-type="float">
            <text:p>-49.813</text:p>
          </table:table-cell>
          <table:table-cell table:style-name="ce8" office:value-type="float" office:value="-49.8400230407715" calcext:value-type="float">
            <text:p>-49.840</text:p>
          </table:table-cell>
          <table:table-cell table:style-name="ce18" office:value-type="float" office:value="-49.7862510681152" calcext:value-type="float">
            <text:p>-49.786</text:p>
          </table:table-cell>
          <table:table-cell table:style-name="ce6" table:formula="of:=[.I208]-[.H208]" office:value-type="float" office:value="0.0537719726562997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305.958374023438" calcext:value-type="float">
            <text:p>305.958</text:p>
          </table:table-cell>
          <table:table-cell table:style-name="ce8" office:value-type="float" office:value="305.916687011719" calcext:value-type="float">
            <text:p>305.917</text:p>
          </table:table-cell>
          <table:table-cell table:style-name="ce13" office:value-type="float" office:value="306.000030517578" calcext:value-type="float">
            <text:p>306.000</text:p>
          </table:table-cell>
          <table:table-cell table:style-name="ce7" table:formula="of:=[.D209]-[.C209]" office:value-type="float" office:value="0.0833435058590339" calcext:value-type="float">
            <text:p>0.083</text:p>
          </table:table-cell>
          <table:table-cell table:style-name="ce2" office:value-type="float" office:value="208" calcext:value-type="float">
            <text:p>208</text:p>
          </table:table-cell>
          <table:table-cell table:style-name="ce8" office:value-type="float" office:value="-49.759334564209" calcext:value-type="float">
            <text:p>-49.759</text:p>
          </table:table-cell>
          <table:table-cell table:style-name="ce8" office:value-type="float" office:value="-49.7862510681152" calcext:value-type="float">
            <text:p>-49.786</text:p>
          </table:table-cell>
          <table:table-cell table:style-name="ce18" office:value-type="float" office:value="-49.7324180603027" calcext:value-type="float">
            <text:p>-49.732</text:p>
          </table:table-cell>
          <table:table-cell table:style-name="ce6" table:formula="of:=[.I209]-[.H209]" office:value-type="float" office:value="0.0538330078125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306.041687011719" calcext:value-type="float">
            <text:p>306.042</text:p>
          </table:table-cell>
          <table:table-cell table:style-name="ce8" office:value-type="float" office:value="306.000030517578" calcext:value-type="float">
            <text:p>306.000</text:p>
          </table:table-cell>
          <table:table-cell table:style-name="ce13" office:value-type="float" office:value="306.083374023438" calcext:value-type="float">
            <text:p>306.083</text:p>
          </table:table-cell>
          <table:table-cell table:style-name="ce7" table:formula="of:=[.D210]-[.C210]" office:value-type="float" office:value="0.0833435058600003" calcext:value-type="float">
            <text:p>0.083</text:p>
          </table:table-cell>
          <table:table-cell table:style-name="ce2" office:value-type="float" office:value="209" calcext:value-type="float">
            <text:p>209</text:p>
          </table:table-cell>
          <table:table-cell table:style-name="ce8" office:value-type="float" office:value="-49.7054710388184" calcext:value-type="float">
            <text:p>-49.705</text:p>
          </table:table-cell>
          <table:table-cell table:style-name="ce8" office:value-type="float" office:value="-49.7324180603027" calcext:value-type="float">
            <text:p>-49.732</text:p>
          </table:table-cell>
          <table:table-cell table:style-name="ce18" office:value-type="float" office:value="-49.678524017334" calcext:value-type="float">
            <text:p>-49.679</text:p>
          </table:table-cell>
          <table:table-cell table:style-name="ce6" table:formula="of:=[.I210]-[.H210]" office:value-type="float" office:value="0.0538940429687003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306.125030517578" calcext:value-type="float">
            <text:p>306.125</text:p>
          </table:table-cell>
          <table:table-cell table:style-name="ce8" office:value-type="float" office:value="306.083374023438" calcext:value-type="float">
            <text:p>306.083</text:p>
          </table:table-cell>
          <table:table-cell table:style-name="ce13" office:value-type="float" office:value="306.166687011719" calcext:value-type="float">
            <text:p>306.167</text:p>
          </table:table-cell>
          <table:table-cell table:style-name="ce7" table:formula="of:=[.D211]-[.C211]" office:value-type="float" office:value="0.0833129882809658" calcext:value-type="float">
            <text:p>0.083</text:p>
          </table:table-cell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-49.6515464782715" calcext:value-type="float">
            <text:p>-49.652</text:p>
          </table:table-cell>
          <table:table-cell table:style-name="ce8" office:value-type="float" office:value="-49.678524017334" calcext:value-type="float">
            <text:p>-49.679</text:p>
          </table:table-cell>
          <table:table-cell table:style-name="ce18" office:value-type="float" office:value="-49.624568939209" calcext:value-type="float">
            <text:p>-49.625</text:p>
          </table:table-cell>
          <table:table-cell table:style-name="ce6" table:formula="of:=[.I211]-[.H211]" office:value-type="float" office:value="0.053955078125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306.208374023438" calcext:value-type="float">
            <text:p>306.208</text:p>
          </table:table-cell>
          <table:table-cell table:style-name="ce8" office:value-type="float" office:value="306.166687011719" calcext:value-type="float">
            <text:p>306.167</text:p>
          </table:table-cell>
          <table:table-cell table:style-name="ce13" office:value-type="float" office:value="306.250030517578" calcext:value-type="float">
            <text:p>306.250</text:p>
          </table:table-cell>
          <table:table-cell table:style-name="ce7" table:formula="of:=[.D212]-[.C212]" office:value-type="float" office:value="0.0833435058590339" calcext:value-type="float">
            <text:p>0.083</text:p>
          </table:table-cell>
          <table:table-cell table:style-name="ce2" office:value-type="float" office:value="211" calcext:value-type="float">
            <text:p>211</text:p>
          </table:table-cell>
          <table:table-cell table:style-name="ce8" office:value-type="float" office:value="-49.5975646972656" calcext:value-type="float">
            <text:p>-49.598</text:p>
          </table:table-cell>
          <table:table-cell table:style-name="ce8" office:value-type="float" office:value="-49.624568939209" calcext:value-type="float">
            <text:p>-49.625</text:p>
          </table:table-cell>
          <table:table-cell table:style-name="ce18" office:value-type="float" office:value="-49.570556640625" calcext:value-type="float">
            <text:p>-49.571</text:p>
          </table:table-cell>
          <table:table-cell table:style-name="ce6" table:formula="of:=[.I212]-[.H212]" office:value-type="float" office:value="0.0540122985839986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306.291687011719" calcext:value-type="float">
            <text:p>306.292</text:p>
          </table:table-cell>
          <table:table-cell table:style-name="ce8" office:value-type="float" office:value="306.250030517578" calcext:value-type="float">
            <text:p>306.250</text:p>
          </table:table-cell>
          <table:table-cell table:style-name="ce13" office:value-type="float" office:value="306.333374023438" calcext:value-type="float">
            <text:p>306.333</text:p>
          </table:table-cell>
          <table:table-cell table:style-name="ce7" table:formula="of:=[.D213]-[.C213]" office:value-type="float" office:value="0.0833435058600003" calcext:value-type="float">
            <text:p>0.083</text:p>
          </table:table-cell>
          <table:table-cell table:style-name="ce2" office:value-type="float" office:value="212" calcext:value-type="float">
            <text:p>212</text:p>
          </table:table-cell>
          <table:table-cell table:style-name="ce8" office:value-type="float" office:value="-49.5435218811035" calcext:value-type="float">
            <text:p>-49.544</text:p>
          </table:table-cell>
          <table:table-cell table:style-name="ce8" office:value-type="float" office:value="-49.570556640625" calcext:value-type="float">
            <text:p>-49.571</text:p>
          </table:table-cell>
          <table:table-cell table:style-name="ce18" office:value-type="float" office:value="-49.5164833068848" calcext:value-type="float">
            <text:p>-49.516</text:p>
          </table:table-cell>
          <table:table-cell table:style-name="ce6" table:formula="of:=[.I213]-[.H213]" office:value-type="float" office:value="0.0540733337401989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306.375030517578" calcext:value-type="float">
            <text:p>306.375</text:p>
          </table:table-cell>
          <table:table-cell table:style-name="ce8" office:value-type="float" office:value="306.333374023438" calcext:value-type="float">
            <text:p>306.333</text:p>
          </table:table-cell>
          <table:table-cell table:style-name="ce13" office:value-type="float" office:value="306.416687011719" calcext:value-type="float">
            <text:p>306.417</text:p>
          </table:table-cell>
          <table:table-cell table:style-name="ce7" table:formula="of:=[.D214]-[.C214]" office:value-type="float" office:value="0.0833129882809658" calcext:value-type="float">
            <text:p>0.083</text:p>
          </table:table-cell>
          <table:table-cell table:style-name="ce2" office:value-type="float" office:value="213" calcext:value-type="float">
            <text:p>213</text:p>
          </table:table-cell>
          <table:table-cell table:style-name="ce8" office:value-type="float" office:value="-49.4894180297852" calcext:value-type="float">
            <text:p>-49.489</text:p>
          </table:table-cell>
          <table:table-cell table:style-name="ce8" office:value-type="float" office:value="-49.5164833068848" calcext:value-type="float">
            <text:p>-49.516</text:p>
          </table:table-cell>
          <table:table-cell table:style-name="ce18" office:value-type="float" office:value="-49.4623527526855" calcext:value-type="float">
            <text:p>-49.462</text:p>
          </table:table-cell>
          <table:table-cell table:style-name="ce6" table:formula="of:=[.I214]-[.H214]" office:value-type="float" office:value="0.054130554199304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8" office:value-type="float" office:value="306.458374023438" calcext:value-type="float">
            <text:p>306.458</text:p>
          </table:table-cell>
          <table:table-cell table:style-name="ce8" office:value-type="float" office:value="306.416687011719" calcext:value-type="float">
            <text:p>306.417</text:p>
          </table:table-cell>
          <table:table-cell table:style-name="ce13" office:value-type="float" office:value="306.500030517578" calcext:value-type="float">
            <text:p>306.500</text:p>
          </table:table-cell>
          <table:table-cell table:style-name="ce7" table:formula="of:=[.D215]-[.C215]" office:value-type="float" office:value="0.0833435058590339" calcext:value-type="float">
            <text:p>0.083</text:p>
          </table:table-cell>
          <table:table-cell table:style-name="ce2" office:value-type="float" office:value="214" calcext:value-type="float">
            <text:p>214</text:p>
          </table:table-cell>
          <table:table-cell table:style-name="ce8" office:value-type="float" office:value="-49.4352569580078" calcext:value-type="float">
            <text:p>-49.435</text:p>
          </table:table-cell>
          <table:table-cell table:style-name="ce8" office:value-type="float" office:value="-49.4623527526855" calcext:value-type="float">
            <text:p>-49.462</text:p>
          </table:table-cell>
          <table:table-cell table:style-name="ce18" office:value-type="float" office:value="-49.4081611633301" calcext:value-type="float">
            <text:p>-49.408</text:p>
          </table:table-cell>
          <table:table-cell table:style-name="ce6" table:formula="of:=[.I215]-[.H215]" office:value-type="float" office:value="0.0541915893553977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306.541687011719" calcext:value-type="float">
            <text:p>306.542</text:p>
          </table:table-cell>
          <table:table-cell table:style-name="ce8" office:value-type="float" office:value="306.500030517578" calcext:value-type="float">
            <text:p>306.500</text:p>
          </table:table-cell>
          <table:table-cell table:style-name="ce13" office:value-type="float" office:value="306.583374023438" calcext:value-type="float">
            <text:p>306.583</text:p>
          </table:table-cell>
          <table:table-cell table:style-name="ce7" table:formula="of:=[.D216]-[.C216]" office:value-type="float" office:value="0.0833435058600003" calcext:value-type="float">
            <text:p>0.083</text:p>
          </table:table-cell>
          <table:table-cell table:style-name="ce2" office:value-type="float" office:value="215" calcext:value-type="float">
            <text:p>215</text:p>
          </table:table-cell>
          <table:table-cell table:style-name="ce8" office:value-type="float" office:value="-49.3810348510742" calcext:value-type="float">
            <text:p>-49.381</text:p>
          </table:table-cell>
          <table:table-cell table:style-name="ce8" office:value-type="float" office:value="-49.4081611633301" calcext:value-type="float">
            <text:p>-49.408</text:p>
          </table:table-cell>
          <table:table-cell table:style-name="ce18" office:value-type="float" office:value="-49.3539085388184" calcext:value-type="float">
            <text:p>-49.354</text:p>
          </table:table-cell>
          <table:table-cell table:style-name="ce6" table:formula="of:=[.I216]-[.H216]" office:value-type="float" office:value="0.0542526245116974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8" office:value-type="float" office:value="306.625030517578" calcext:value-type="float">
            <text:p>306.625</text:p>
          </table:table-cell>
          <table:table-cell table:style-name="ce8" office:value-type="float" office:value="306.583374023438" calcext:value-type="float">
            <text:p>306.583</text:p>
          </table:table-cell>
          <table:table-cell table:style-name="ce13" office:value-type="float" office:value="306.666687011719" calcext:value-type="float">
            <text:p>306.667</text:p>
          </table:table-cell>
          <table:table-cell table:style-name="ce7" table:formula="of:=[.D217]-[.C217]" office:value-type="float" office:value="0.0833129882809658" calcext:value-type="float">
            <text:p>0.083</text:p>
          </table:table-cell>
          <table:table-cell table:style-name="ce2" office:value-type="float" office:value="216" calcext:value-type="float">
            <text:p>216</text:p>
          </table:table-cell>
          <table:table-cell table:style-name="ce8" office:value-type="float" office:value="-49.3267555236816" calcext:value-type="float">
            <text:p>-49.327</text:p>
          </table:table-cell>
          <table:table-cell table:style-name="ce8" office:value-type="float" office:value="-49.3539085388184" calcext:value-type="float">
            <text:p>-49.354</text:p>
          </table:table-cell>
          <table:table-cell table:style-name="ce18" office:value-type="float" office:value="-49.2995986938477" calcext:value-type="float">
            <text:p>-49.300</text:p>
          </table:table-cell>
          <table:table-cell table:style-name="ce6" table:formula="of:=[.I217]-[.H217]" office:value-type="float" office:value="0.0543098449707031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306.708374023438" calcext:value-type="float">
            <text:p>306.708</text:p>
          </table:table-cell>
          <table:table-cell table:style-name="ce8" office:value-type="float" office:value="306.666687011719" calcext:value-type="float">
            <text:p>306.667</text:p>
          </table:table-cell>
          <table:table-cell table:style-name="ce13" office:value-type="float" office:value="306.750030517578" calcext:value-type="float">
            <text:p>306.750</text:p>
          </table:table-cell>
          <table:table-cell table:style-name="ce7" table:formula="of:=[.D218]-[.C218]" office:value-type="float" office:value="0.0833435058590339" calcext:value-type="float">
            <text:p>0.083</text:p>
          </table:table-cell>
          <table:table-cell table:style-name="ce2" office:value-type="float" office:value="217" calcext:value-type="float">
            <text:p>217</text:p>
          </table:table-cell>
          <table:table-cell table:style-name="ce8" office:value-type="float" office:value="-49.2724113464355" calcext:value-type="float">
            <text:p>-49.272</text:p>
          </table:table-cell>
          <table:table-cell table:style-name="ce8" office:value-type="float" office:value="-49.2995986938477" calcext:value-type="float">
            <text:p>-49.300</text:p>
          </table:table-cell>
          <table:table-cell table:style-name="ce18" office:value-type="float" office:value="-49.2452239990234" calcext:value-type="float">
            <text:p>-49.245</text:p>
          </table:table-cell>
          <table:table-cell table:style-name="ce6" table:formula="of:=[.I218]-[.H218]" office:value-type="float" office:value="0.0543746948242969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306.791687011719" calcext:value-type="float">
            <text:p>306.792</text:p>
          </table:table-cell>
          <table:table-cell table:style-name="ce8" office:value-type="float" office:value="306.750030517578" calcext:value-type="float">
            <text:p>306.750</text:p>
          </table:table-cell>
          <table:table-cell table:style-name="ce13" office:value-type="float" office:value="306.833374023438" calcext:value-type="float">
            <text:p>306.833</text:p>
          </table:table-cell>
          <table:table-cell table:style-name="ce7" table:formula="of:=[.D219]-[.C219]" office:value-type="float" office:value="0.0833435058600003" calcext:value-type="float">
            <text:p>0.083</text:p>
          </table:table-cell>
          <table:table-cell table:style-name="ce2" office:value-type="float" office:value="218" calcext:value-type="float">
            <text:p>218</text:p>
          </table:table-cell>
          <table:table-cell table:style-name="ce8" office:value-type="float" office:value="-49.2180099487305" calcext:value-type="float">
            <text:p>-49.218</text:p>
          </table:table-cell>
          <table:table-cell table:style-name="ce8" office:value-type="float" office:value="-49.2452239990234" calcext:value-type="float">
            <text:p>-49.245</text:p>
          </table:table-cell>
          <table:table-cell table:style-name="ce18" office:value-type="float" office:value="-49.1907920837402" calcext:value-type="float">
            <text:p>-49.191</text:p>
          </table:table-cell>
          <table:table-cell table:style-name="ce6" table:formula="of:=[.I219]-[.H219]" office:value-type="float" office:value="0.0544319152832031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306.875030517578" calcext:value-type="float">
            <text:p>306.875</text:p>
          </table:table-cell>
          <table:table-cell table:style-name="ce8" office:value-type="float" office:value="306.833374023438" calcext:value-type="float">
            <text:p>306.833</text:p>
          </table:table-cell>
          <table:table-cell table:style-name="ce13" office:value-type="float" office:value="306.916687011719" calcext:value-type="float">
            <text:p>306.917</text:p>
          </table:table-cell>
          <table:table-cell table:style-name="ce7" table:formula="of:=[.D220]-[.C220]" office:value-type="float" office:value="0.0833129882809658" calcext:value-type="float">
            <text:p>0.083</text:p>
          </table:table-cell>
          <table:table-cell table:style-name="ce2" office:value-type="float" office:value="219" calcext:value-type="float">
            <text:p>219</text:p>
          </table:table-cell>
          <table:table-cell table:style-name="ce8" office:value-type="float" office:value="-49.1635475158691" calcext:value-type="float">
            <text:p>-49.164</text:p>
          </table:table-cell>
          <table:table-cell table:style-name="ce8" office:value-type="float" office:value="-49.1907920837402" calcext:value-type="float">
            <text:p>-49.191</text:p>
          </table:table-cell>
          <table:table-cell table:style-name="ce18" office:value-type="float" office:value="-49.1362991333008" calcext:value-type="float">
            <text:p>-49.136</text:p>
          </table:table-cell>
          <table:table-cell table:style-name="ce6" table:formula="of:=[.I220]-[.H220]" office:value-type="float" office:value="0.0544929504393963" calcext:value-type="float">
            <text:p>0.054</text:p>
          </table:table-cell>
          <table:table-cell table:number-columns-repeated="1014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306.958374023438" calcext:value-type="float">
            <text:p>306.958</text:p>
          </table:table-cell>
          <table:table-cell table:style-name="ce8" office:value-type="float" office:value="306.916687011719" calcext:value-type="float">
            <text:p>306.917</text:p>
          </table:table-cell>
          <table:table-cell table:style-name="ce13" office:value-type="float" office:value="307.000030517578" calcext:value-type="float">
            <text:p>307.000</text:p>
          </table:table-cell>
          <table:table-cell table:style-name="ce7" table:formula="of:=[.D221]-[.C221]" office:value-type="float" office:value="0.0833435058590339" calcext:value-type="float">
            <text:p>0.083</text:p>
          </table:table-cell>
          <table:table-cell table:style-name="ce2" office:value-type="float" office:value="220" calcext:value-type="float">
            <text:p>220</text:p>
          </table:table-cell>
          <table:table-cell table:style-name="ce8" office:value-type="float" office:value="-49.1090240478516" calcext:value-type="float">
            <text:p>-49.109</text:p>
          </table:table-cell>
          <table:table-cell table:style-name="ce8" office:value-type="float" office:value="-49.1362991333008" calcext:value-type="float">
            <text:p>-49.136</text:p>
          </table:table-cell>
          <table:table-cell table:style-name="ce18" office:value-type="float" office:value="-49.0817489624023" calcext:value-type="float">
            <text:p>-49.082</text:p>
          </table:table-cell>
          <table:table-cell table:style-name="ce6" table:formula="of:=[.I221]-[.H221]" office:value-type="float" office:value="0.0545501708985015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307.041687011719" calcext:value-type="float">
            <text:p>307.042</text:p>
          </table:table-cell>
          <table:table-cell table:style-name="ce8" office:value-type="float" office:value="307.000030517578" calcext:value-type="float">
            <text:p>307.000</text:p>
          </table:table-cell>
          <table:table-cell table:style-name="ce13" office:value-type="float" office:value="307.083374023438" calcext:value-type="float">
            <text:p>307.083</text:p>
          </table:table-cell>
          <table:table-cell table:style-name="ce7" table:formula="of:=[.D222]-[.C222]" office:value-type="float" office:value="0.0833435058600003" calcext:value-type="float">
            <text:p>0.083</text:p>
          </table:table-cell>
          <table:table-cell table:style-name="ce2" office:value-type="float" office:value="221" calcext:value-type="float">
            <text:p>221</text:p>
          </table:table-cell>
          <table:table-cell table:style-name="ce8" office:value-type="float" office:value="-49.054443359375" calcext:value-type="float">
            <text:p>-49.054</text:p>
          </table:table-cell>
          <table:table-cell table:style-name="ce8" office:value-type="float" office:value="-49.0817489624023" calcext:value-type="float">
            <text:p>-49.082</text:p>
          </table:table-cell>
          <table:table-cell table:style-name="ce18" office:value-type="float" office:value="-49.0271377563477" calcext:value-type="float">
            <text:p>-49.027</text:p>
          </table:table-cell>
          <table:table-cell table:style-name="ce6" table:formula="of:=[.I222]-[.H222]" office:value-type="float" office:value="0.0546112060546022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8" office:value-type="float" office:value="307.125030517578" calcext:value-type="float">
            <text:p>307.125</text:p>
          </table:table-cell>
          <table:table-cell table:style-name="ce8" office:value-type="float" office:value="307.083374023438" calcext:value-type="float">
            <text:p>307.083</text:p>
          </table:table-cell>
          <table:table-cell table:style-name="ce13" office:value-type="float" office:value="307.166687011719" calcext:value-type="float">
            <text:p>307.167</text:p>
          </table:table-cell>
          <table:table-cell table:style-name="ce7" table:formula="of:=[.D223]-[.C223]" office:value-type="float" office:value="0.0833129882809658" calcext:value-type="float">
            <text:p>0.083</text:p>
          </table:table-cell>
          <table:table-cell table:style-name="ce2" office:value-type="float" office:value="222" calcext:value-type="float">
            <text:p>222</text:p>
          </table:table-cell>
          <table:table-cell table:style-name="ce8" office:value-type="float" office:value="-48.9998016357422" calcext:value-type="float">
            <text:p>-49.000</text:p>
          </table:table-cell>
          <table:table-cell table:style-name="ce8" office:value-type="float" office:value="-49.0271377563477" calcext:value-type="float">
            <text:p>-49.027</text:p>
          </table:table-cell>
          <table:table-cell table:style-name="ce18" office:value-type="float" office:value="-48.9724655151367" calcext:value-type="float">
            <text:p>-48.972</text:p>
          </table:table-cell>
          <table:table-cell table:style-name="ce6" table:formula="of:=[.I223]-[.H223]" office:value-type="float" office:value="0.0546722412110015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307.208374023438" calcext:value-type="float">
            <text:p>307.208</text:p>
          </table:table-cell>
          <table:table-cell table:style-name="ce8" office:value-type="float" office:value="307.166687011719" calcext:value-type="float">
            <text:p>307.167</text:p>
          </table:table-cell>
          <table:table-cell table:style-name="ce13" office:value-type="float" office:value="307.250030517578" calcext:value-type="float">
            <text:p>307.250</text:p>
          </table:table-cell>
          <table:table-cell table:style-name="ce7" table:formula="of:=[.D224]-[.C224]" office:value-type="float" office:value="0.0833435058590339" calcext:value-type="float">
            <text:p>0.083</text:p>
          </table:table-cell>
          <table:table-cell table:style-name="ce2" office:value-type="float" office:value="223" calcext:value-type="float">
            <text:p>223</text:p>
          </table:table-cell>
          <table:table-cell table:style-name="ce8" office:value-type="float" office:value="-48.9450988769531" calcext:value-type="float">
            <text:p>-48.945</text:p>
          </table:table-cell>
          <table:table-cell table:style-name="ce8" office:value-type="float" office:value="-48.9724655151367" calcext:value-type="float">
            <text:p>-48.972</text:p>
          </table:table-cell>
          <table:table-cell table:style-name="ce18" office:value-type="float" office:value="-48.9177322387695" calcext:value-type="float">
            <text:p>-48.918</text:p>
          </table:table-cell>
          <table:table-cell table:style-name="ce6" table:formula="of:=[.I224]-[.H224]" office:value-type="float" office:value="0.0547332763671946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307.291687011719" calcext:value-type="float">
            <text:p>307.292</text:p>
          </table:table-cell>
          <table:table-cell table:style-name="ce8" office:value-type="float" office:value="307.250030517578" calcext:value-type="float">
            <text:p>307.250</text:p>
          </table:table-cell>
          <table:table-cell table:style-name="ce13" office:value-type="float" office:value="307.333374023438" calcext:value-type="float">
            <text:p>307.333</text:p>
          </table:table-cell>
          <table:table-cell table:style-name="ce7" table:formula="of:=[.D225]-[.C225]" office:value-type="float" office:value="0.0833435058600003" calcext:value-type="float">
            <text:p>0.083</text:p>
          </table:table-cell>
          <table:table-cell table:style-name="ce2" office:value-type="float" office:value="224" calcext:value-type="float">
            <text:p>224</text:p>
          </table:table-cell>
          <table:table-cell table:style-name="ce8" office:value-type="float" office:value="-48.8903388977051" calcext:value-type="float">
            <text:p>-48.890</text:p>
          </table:table-cell>
          <table:table-cell table:style-name="ce8" office:value-type="float" office:value="-48.9177322387695" calcext:value-type="float">
            <text:p>-48.918</text:p>
          </table:table-cell>
          <table:table-cell table:style-name="ce18" office:value-type="float" office:value="-48.8629417419434" calcext:value-type="float">
            <text:p>-48.863</text:p>
          </table:table-cell>
          <table:table-cell table:style-name="ce6" table:formula="of:=[.I225]-[.H225]" office:value-type="float" office:value="0.0547904968261008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307.375030517578" calcext:value-type="float">
            <text:p>307.375</text:p>
          </table:table-cell>
          <table:table-cell table:style-name="ce8" office:value-type="float" office:value="307.333374023438" calcext:value-type="float">
            <text:p>307.333</text:p>
          </table:table-cell>
          <table:table-cell table:style-name="ce13" office:value-type="float" office:value="307.416687011719" calcext:value-type="float">
            <text:p>307.417</text:p>
          </table:table-cell>
          <table:table-cell table:style-name="ce7" table:formula="of:=[.D226]-[.C226]" office:value-type="float" office:value="0.0833129882809658" calcext:value-type="float">
            <text:p>0.083</text:p>
          </table:table-cell>
          <table:table-cell table:style-name="ce2" office:value-type="float" office:value="225" calcext:value-type="float">
            <text:p>225</text:p>
          </table:table-cell>
          <table:table-cell table:style-name="ce8" office:value-type="float" office:value="-48.8355178833008" calcext:value-type="float">
            <text:p>-48.836</text:p>
          </table:table-cell>
          <table:table-cell table:style-name="ce8" office:value-type="float" office:value="-48.8629417419434" calcext:value-type="float">
            <text:p>-48.863</text:p>
          </table:table-cell>
          <table:table-cell table:style-name="ce18" office:value-type="float" office:value="-48.8080902099609" calcext:value-type="float">
            <text:p>-48.808</text:p>
          </table:table-cell>
          <table:table-cell table:style-name="ce6" table:formula="of:=[.I226]-[.H226]" office:value-type="float" office:value="0.0548515319825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8" office:value-type="float" office:value="307.458374023438" calcext:value-type="float">
            <text:p>307.458</text:p>
          </table:table-cell>
          <table:table-cell table:style-name="ce8" office:value-type="float" office:value="307.416687011719" calcext:value-type="float">
            <text:p>307.417</text:p>
          </table:table-cell>
          <table:table-cell table:style-name="ce13" office:value-type="float" office:value="307.500030517578" calcext:value-type="float">
            <text:p>307.500</text:p>
          </table:table-cell>
          <table:table-cell table:style-name="ce7" table:formula="of:=[.D227]-[.C227]" office:value-type="float" office:value="0.0833435058590339" calcext:value-type="float">
            <text:p>0.083</text:p>
          </table:table-cell>
          <table:table-cell table:style-name="ce2" office:value-type="float" office:value="226" calcext:value-type="float">
            <text:p>226</text:p>
          </table:table-cell>
          <table:table-cell table:style-name="ce8" office:value-type="float" office:value="-48.7806358337402" calcext:value-type="float">
            <text:p>-48.781</text:p>
          </table:table-cell>
          <table:table-cell table:style-name="ce8" office:value-type="float" office:value="-48.8080902099609" calcext:value-type="float">
            <text:p>-48.808</text:p>
          </table:table-cell>
          <table:table-cell table:style-name="ce18" office:value-type="float" office:value="-48.7531776428223" calcext:value-type="float">
            <text:p>-48.753</text:p>
          </table:table-cell>
          <table:table-cell table:style-name="ce6" table:formula="of:=[.I227]-[.H227]" office:value-type="float" office:value="0.0549125671386008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307.541687011719" calcext:value-type="float">
            <text:p>307.542</text:p>
          </table:table-cell>
          <table:table-cell table:style-name="ce8" office:value-type="float" office:value="307.500030517578" calcext:value-type="float">
            <text:p>307.500</text:p>
          </table:table-cell>
          <table:table-cell table:style-name="ce13" office:value-type="float" office:value="307.583374023438" calcext:value-type="float">
            <text:p>307.583</text:p>
          </table:table-cell>
          <table:table-cell table:style-name="ce7" table:formula="of:=[.D228]-[.C228]" office:value-type="float" office:value="0.0833435058600003" calcext:value-type="float">
            <text:p>0.083</text:p>
          </table:table-cell>
          <table:table-cell table:style-name="ce2" office:value-type="float" office:value="227" calcext:value-type="float">
            <text:p>227</text:p>
          </table:table-cell>
          <table:table-cell table:style-name="ce8" office:value-type="float" office:value="-48.7256927490234" calcext:value-type="float">
            <text:p>-48.726</text:p>
          </table:table-cell>
          <table:table-cell table:style-name="ce8" office:value-type="float" office:value="-48.7531776428223" calcext:value-type="float">
            <text:p>-48.753</text:p>
          </table:table-cell>
          <table:table-cell table:style-name="ce18" office:value-type="float" office:value="-48.6982040405273" calcext:value-type="float">
            <text:p>-48.698</text:p>
          </table:table-cell>
          <table:table-cell table:style-name="ce6" table:formula="of:=[.I228]-[.H228]" office:value-type="float" office:value="0.054973602295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8" office:value-type="float" office:value="307.625030517578" calcext:value-type="float">
            <text:p>307.625</text:p>
          </table:table-cell>
          <table:table-cell table:style-name="ce8" office:value-type="float" office:value="307.583374023438" calcext:value-type="float">
            <text:p>307.583</text:p>
          </table:table-cell>
          <table:table-cell table:style-name="ce13" office:value-type="float" office:value="307.666687011719" calcext:value-type="float">
            <text:p>307.667</text:p>
          </table:table-cell>
          <table:table-cell table:style-name="ce7" table:formula="of:=[.D229]-[.C229]" office:value-type="float" office:value="0.0833129882809658" calcext:value-type="float">
            <text:p>0.083</text:p>
          </table:table-cell>
          <table:table-cell table:style-name="ce2" office:value-type="float" office:value="228" calcext:value-type="float">
            <text:p>228</text:p>
          </table:table-cell>
          <table:table-cell table:style-name="ce8" office:value-type="float" office:value="-48.6706886291504" calcext:value-type="float">
            <text:p>-48.671</text:p>
          </table:table-cell>
          <table:table-cell table:style-name="ce8" office:value-type="float" office:value="-48.6982040405273" calcext:value-type="float">
            <text:p>-48.698</text:p>
          </table:table-cell>
          <table:table-cell table:style-name="ce18" office:value-type="float" office:value="-48.6431732177734" calcext:value-type="float">
            <text:p>-48.643</text:p>
          </table:table-cell>
          <table:table-cell table:style-name="ce6" table:formula="of:=[.I229]-[.H229]" office:value-type="float" office:value="0.0550308227538991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307.708374023438" calcext:value-type="float">
            <text:p>307.708</text:p>
          </table:table-cell>
          <table:table-cell table:style-name="ce8" office:value-type="float" office:value="307.666687011719" calcext:value-type="float">
            <text:p>307.667</text:p>
          </table:table-cell>
          <table:table-cell table:style-name="ce13" office:value-type="float" office:value="307.750030517578" calcext:value-type="float">
            <text:p>307.750</text:p>
          </table:table-cell>
          <table:table-cell table:style-name="ce7" table:formula="of:=[.D230]-[.C230]" office:value-type="float" office:value="0.0833435058590339" calcext:value-type="float">
            <text:p>0.083</text:p>
          </table:table-cell>
          <table:table-cell table:style-name="ce2" office:value-type="float" office:value="229" calcext:value-type="float">
            <text:p>229</text:p>
          </table:table-cell>
          <table:table-cell table:style-name="ce8" office:value-type="float" office:value="-48.6156272888184" calcext:value-type="float">
            <text:p>-48.616</text:p>
          </table:table-cell>
          <table:table-cell table:style-name="ce8" office:value-type="float" office:value="-48.6431732177734" calcext:value-type="float">
            <text:p>-48.643</text:p>
          </table:table-cell>
          <table:table-cell table:style-name="ce18" office:value-type="float" office:value="-48.5880813598633" calcext:value-type="float">
            <text:p>-48.588</text:p>
          </table:table-cell>
          <table:table-cell table:style-name="ce6" table:formula="of:=[.I230]-[.H230]" office:value-type="float" office:value="0.0550918579100994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8" office:value-type="float" office:value="307.791687011719" calcext:value-type="float">
            <text:p>307.792</text:p>
          </table:table-cell>
          <table:table-cell table:style-name="ce8" office:value-type="float" office:value="307.750030517578" calcext:value-type="float">
            <text:p>307.750</text:p>
          </table:table-cell>
          <table:table-cell table:style-name="ce13" office:value-type="float" office:value="307.833374023438" calcext:value-type="float">
            <text:p>307.833</text:p>
          </table:table-cell>
          <table:table-cell table:style-name="ce7" table:formula="of:=[.D231]-[.C231]" office:value-type="float" office:value="0.0833435058600003" calcext:value-type="float">
            <text:p>0.083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float" office:value="-48.5605049133301" calcext:value-type="float">
            <text:p>-48.561</text:p>
          </table:table-cell>
          <table:table-cell table:style-name="ce8" office:value-type="float" office:value="-48.5880813598633" calcext:value-type="float">
            <text:p>-48.588</text:p>
          </table:table-cell>
          <table:table-cell table:style-name="ce18" office:value-type="float" office:value="-48.5329284667969" calcext:value-type="float">
            <text:p>-48.533</text:p>
          </table:table-cell>
          <table:table-cell table:style-name="ce6" table:formula="of:=[.I231]-[.H231]" office:value-type="float" office:value="0.0551528930663991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307.875030517578" calcext:value-type="float">
            <text:p>307.875</text:p>
          </table:table-cell>
          <table:table-cell table:style-name="ce8" office:value-type="float" office:value="307.833374023438" calcext:value-type="float">
            <text:p>307.833</text:p>
          </table:table-cell>
          <table:table-cell table:style-name="ce13" office:value-type="float" office:value="307.916687011719" calcext:value-type="float">
            <text:p>307.917</text:p>
          </table:table-cell>
          <table:table-cell table:style-name="ce7" table:formula="of:=[.D232]-[.C232]" office:value-type="float" office:value="0.0833129882809658" calcext:value-type="float">
            <text:p>0.083</text:p>
          </table:table-cell>
          <table:table-cell table:style-name="ce2" office:value-type="float" office:value="231" calcext:value-type="float">
            <text:p>231</text:p>
          </table:table-cell>
          <table:table-cell table:style-name="ce8" office:value-type="float" office:value="-48.5053215026855" calcext:value-type="float">
            <text:p>-48.505</text:p>
          </table:table-cell>
          <table:table-cell table:style-name="ce8" office:value-type="float" office:value="-48.5329284667969" calcext:value-type="float">
            <text:p>-48.533</text:p>
          </table:table-cell>
          <table:table-cell table:style-name="ce18" office:value-type="float" office:value="-48.4777145385742" calcext:value-type="float">
            <text:p>-48.478</text:p>
          </table:table-cell>
          <table:table-cell table:style-name="ce6" table:formula="of:=[.I232]-[.H232]" office:value-type="float" office:value="0.055213928222706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8" office:value-type="float" office:value="307.958374023438" calcext:value-type="float">
            <text:p>307.958</text:p>
          </table:table-cell>
          <table:table-cell table:style-name="ce8" office:value-type="float" office:value="307.916687011719" calcext:value-type="float">
            <text:p>307.917</text:p>
          </table:table-cell>
          <table:table-cell table:style-name="ce13" office:value-type="float" office:value="308.000030517578" calcext:value-type="float">
            <text:p>308.000</text:p>
          </table:table-cell>
          <table:table-cell table:style-name="ce7" table:formula="of:=[.D233]-[.C233]" office:value-type="float" office:value="0.0833435058590339" calcext:value-type="float">
            <text:p>0.083</text:p>
          </table:table-cell>
          <table:table-cell table:style-name="ce2" office:value-type="float" office:value="232" calcext:value-type="float">
            <text:p>232</text:p>
          </table:table-cell>
          <table:table-cell table:style-name="ce8" office:value-type="float" office:value="-48.450080871582" calcext:value-type="float">
            <text:p>-48.450</text:p>
          </table:table-cell>
          <table:table-cell table:style-name="ce8" office:value-type="float" office:value="-48.4777145385742" calcext:value-type="float">
            <text:p>-48.478</text:p>
          </table:table-cell>
          <table:table-cell table:style-name="ce18" office:value-type="float" office:value="-48.4224433898926" calcext:value-type="float">
            <text:p>-48.422</text:p>
          </table:table-cell>
          <table:table-cell table:style-name="ce6" table:formula="of:=[.I233]-[.H233]" office:value-type="float" office:value="0.055271148681598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308.041687011719" calcext:value-type="float">
            <text:p>308.042</text:p>
          </table:table-cell>
          <table:table-cell table:style-name="ce8" office:value-type="float" office:value="308.000030517578" calcext:value-type="float">
            <text:p>308.000</text:p>
          </table:table-cell>
          <table:table-cell table:style-name="ce13" office:value-type="float" office:value="308.083374023438" calcext:value-type="float">
            <text:p>308.083</text:p>
          </table:table-cell>
          <table:table-cell table:style-name="ce7" table:formula="of:=[.D234]-[.C234]" office:value-type="float" office:value="0.0833435058600003" calcext:value-type="float">
            <text:p>0.083</text:p>
          </table:table-cell>
          <table:table-cell table:style-name="ce2" office:value-type="float" office:value="233" calcext:value-type="float">
            <text:p>233</text:p>
          </table:table-cell>
          <table:table-cell table:style-name="ce8" office:value-type="float" office:value="-48.3947792053223" calcext:value-type="float">
            <text:p>-48.395</text:p>
          </table:table-cell>
          <table:table-cell table:style-name="ce8" office:value-type="float" office:value="-48.4224433898926" calcext:value-type="float">
            <text:p>-48.422</text:p>
          </table:table-cell>
          <table:table-cell table:style-name="ce18" office:value-type="float" office:value="-48.3671112060547" calcext:value-type="float">
            <text:p>-48.367</text:p>
          </table:table-cell>
          <table:table-cell table:style-name="ce6" table:formula="of:=[.I234]-[.H234]" office:value-type="float" office:value="0.0553321838378977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8" office:value-type="float" office:value="308.125030517578" calcext:value-type="float">
            <text:p>308.125</text:p>
          </table:table-cell>
          <table:table-cell table:style-name="ce8" office:value-type="float" office:value="308.083374023438" calcext:value-type="float">
            <text:p>308.083</text:p>
          </table:table-cell>
          <table:table-cell table:style-name="ce13" office:value-type="float" office:value="308.166687011719" calcext:value-type="float">
            <text:p>308.167</text:p>
          </table:table-cell>
          <table:table-cell table:style-name="ce7" table:formula="of:=[.D235]-[.C235]" office:value-type="float" office:value="0.0833129882809658" calcext:value-type="float">
            <text:p>0.083</text:p>
          </table:table-cell>
          <table:table-cell table:style-name="ce2" office:value-type="float" office:value="234" calcext:value-type="float">
            <text:p>234</text:p>
          </table:table-cell>
          <table:table-cell table:style-name="ce8" office:value-type="float" office:value="-48.3394165039062" calcext:value-type="float">
            <text:p>-48.339</text:p>
          </table:table-cell>
          <table:table-cell table:style-name="ce8" office:value-type="float" office:value="-48.3671112060547" calcext:value-type="float">
            <text:p>-48.367</text:p>
          </table:table-cell>
          <table:table-cell table:style-name="ce18" office:value-type="float" office:value="-48.3117179870605" calcext:value-type="float">
            <text:p>-48.312</text:p>
          </table:table-cell>
          <table:table-cell table:style-name="ce6" table:formula="of:=[.I235]-[.H235]" office:value-type="float" office:value="0.0553932189942046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308.208374023438" calcext:value-type="float">
            <text:p>308.208</text:p>
          </table:table-cell>
          <table:table-cell table:style-name="ce8" office:value-type="float" office:value="308.166687011719" calcext:value-type="float">
            <text:p>308.167</text:p>
          </table:table-cell>
          <table:table-cell table:style-name="ce13" office:value-type="float" office:value="308.250030517578" calcext:value-type="float">
            <text:p>308.250</text:p>
          </table:table-cell>
          <table:table-cell table:style-name="ce7" table:formula="of:=[.D236]-[.C236]" office:value-type="float" office:value="0.0833435058590339" calcext:value-type="float">
            <text:p>0.083</text:p>
          </table:table-cell>
          <table:table-cell table:style-name="ce2" office:value-type="float" office:value="235" calcext:value-type="float">
            <text:p>235</text:p>
          </table:table-cell>
          <table:table-cell table:style-name="ce8" office:value-type="float" office:value="-48.283992767334" calcext:value-type="float">
            <text:p>-48.284</text:p>
          </table:table-cell>
          <table:table-cell table:style-name="ce8" office:value-type="float" office:value="-48.3117179870605" calcext:value-type="float">
            <text:p>-48.312</text:p>
          </table:table-cell>
          <table:table-cell table:style-name="ce18" office:value-type="float" office:value="-48.2562637329102" calcext:value-type="float">
            <text:p>-48.256</text:p>
          </table:table-cell>
          <table:table-cell table:style-name="ce6" table:formula="of:=[.I236]-[.H236]" office:value-type="float" office:value="0.0554542541502983" calcext:value-type="float">
            <text:p>0.055</text:p>
          </table:table-cell>
          <table:table-cell table:number-columns-repeated="1014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308.291687011719" calcext:value-type="float">
            <text:p>308.292</text:p>
          </table:table-cell>
          <table:table-cell table:style-name="ce8" office:value-type="float" office:value="308.250030517578" calcext:value-type="float">
            <text:p>308.250</text:p>
          </table:table-cell>
          <table:table-cell table:style-name="ce13" office:value-type="float" office:value="308.333374023438" calcext:value-type="float">
            <text:p>308.333</text:p>
          </table:table-cell>
          <table:table-cell table:style-name="ce7" table:formula="of:=[.D237]-[.C237]" office:value-type="float" office:value="0.0833435058600003" calcext:value-type="float">
            <text:p>0.083</text:p>
          </table:table-cell>
          <table:table-cell table:style-name="ce2" office:value-type="float" office:value="236" calcext:value-type="float">
            <text:p>236</text:p>
          </table:table-cell>
          <table:table-cell table:style-name="ce8" office:value-type="float" office:value="-48.2285079956055" calcext:value-type="float">
            <text:p>-48.229</text:p>
          </table:table-cell>
          <table:table-cell table:style-name="ce8" office:value-type="float" office:value="-48.2562637329102" calcext:value-type="float">
            <text:p>-48.256</text:p>
          </table:table-cell>
          <table:table-cell table:style-name="ce18" office:value-type="float" office:value="-48.2007522583008" calcext:value-type="float">
            <text:p>-48.201</text:p>
          </table:table-cell>
          <table:table-cell table:style-name="ce6" table:formula="of:=[.I237]-[.H237]" office:value-type="float" office:value="0.0555114746093963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308.375030517578" calcext:value-type="float">
            <text:p>308.375</text:p>
          </table:table-cell>
          <table:table-cell table:style-name="ce8" office:value-type="float" office:value="308.333374023438" calcext:value-type="float">
            <text:p>308.333</text:p>
          </table:table-cell>
          <table:table-cell table:style-name="ce13" office:value-type="float" office:value="308.416687011719" calcext:value-type="float">
            <text:p>308.417</text:p>
          </table:table-cell>
          <table:table-cell table:style-name="ce7" table:formula="of:=[.D238]-[.C238]" office:value-type="float" office:value="0.0833129882809658" calcext:value-type="float">
            <text:p>0.083</text:p>
          </table:table-cell>
          <table:table-cell table:style-name="ce2" office:value-type="float" office:value="237" calcext:value-type="float">
            <text:p>237</text:p>
          </table:table-cell>
          <table:table-cell table:style-name="ce8" office:value-type="float" office:value="-48.172966003418" calcext:value-type="float">
            <text:p>-48.173</text:p>
          </table:table-cell>
          <table:table-cell table:style-name="ce8" office:value-type="float" office:value="-48.2007522583008" calcext:value-type="float">
            <text:p>-48.201</text:p>
          </table:table-cell>
          <table:table-cell table:style-name="ce18" office:value-type="float" office:value="-48.1451759338379" calcext:value-type="float">
            <text:p>-48.145</text:p>
          </table:table-cell>
          <table:table-cell table:style-name="ce6" table:formula="of:=[.I238]-[.H238]" office:value-type="float" office:value="0.0555763244629048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8" office:value-type="float" office:value="308.458374023438" calcext:value-type="float">
            <text:p>308.458</text:p>
          </table:table-cell>
          <table:table-cell table:style-name="ce8" office:value-type="float" office:value="308.416687011719" calcext:value-type="float">
            <text:p>308.417</text:p>
          </table:table-cell>
          <table:table-cell table:style-name="ce13" office:value-type="float" office:value="308.500030517578" calcext:value-type="float">
            <text:p>308.500</text:p>
          </table:table-cell>
          <table:table-cell table:style-name="ce7" table:formula="of:=[.D239]-[.C239]" office:value-type="float" office:value="0.0833435058590339" calcext:value-type="float">
            <text:p>0.083</text:p>
          </table:table-cell>
          <table:table-cell table:style-name="ce2" office:value-type="float" office:value="238" calcext:value-type="float">
            <text:p>238</text:p>
          </table:table-cell>
          <table:table-cell table:style-name="ce8" office:value-type="float" office:value="-48.117359161377" calcext:value-type="float">
            <text:p>-48.117</text:p>
          </table:table-cell>
          <table:table-cell table:style-name="ce8" office:value-type="float" office:value="-48.1451759338379" calcext:value-type="float">
            <text:p>-48.145</text:p>
          </table:table-cell>
          <table:table-cell table:style-name="ce18" office:value-type="float" office:value="-48.089542388916" calcext:value-type="float">
            <text:p>-48.090</text:p>
          </table:table-cell>
          <table:table-cell table:style-name="ce6" table:formula="of:=[.I239]-[.H239]" office:value-type="float" office:value="0.0556335449218963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308.541687011719" calcext:value-type="float">
            <text:p>308.542</text:p>
          </table:table-cell>
          <table:table-cell table:style-name="ce8" office:value-type="float" office:value="308.500030517578" calcext:value-type="float">
            <text:p>308.500</text:p>
          </table:table-cell>
          <table:table-cell table:style-name="ce13" office:value-type="float" office:value="308.583374023438" calcext:value-type="float">
            <text:p>308.583</text:p>
          </table:table-cell>
          <table:table-cell table:style-name="ce7" table:formula="of:=[.D240]-[.C240]" office:value-type="float" office:value="0.0833435058600003" calcext:value-type="float">
            <text:p>0.083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float" office:value="-48.061695098877" calcext:value-type="float">
            <text:p>-48.062</text:p>
          </table:table-cell>
          <table:table-cell table:style-name="ce8" office:value-type="float" office:value="-48.089542388916" calcext:value-type="float">
            <text:p>-48.090</text:p>
          </table:table-cell>
          <table:table-cell table:style-name="ce18" office:value-type="float" office:value="-48.0338478088379" calcext:value-type="float">
            <text:p>-48.034</text:p>
          </table:table-cell>
          <table:table-cell table:style-name="ce6" table:formula="of:=[.I240]-[.H240]" office:value-type="float" office:value="0.0556945800781037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8" office:value-type="float" office:value="308.625030517578" calcext:value-type="float">
            <text:p>308.625</text:p>
          </table:table-cell>
          <table:table-cell table:style-name="ce8" office:value-type="float" office:value="308.583374023438" calcext:value-type="float">
            <text:p>308.583</text:p>
          </table:table-cell>
          <table:table-cell table:style-name="ce13" office:value-type="float" office:value="308.666687011719" calcext:value-type="float">
            <text:p>308.667</text:p>
          </table:table-cell>
          <table:table-cell table:style-name="ce7" table:formula="of:=[.D241]-[.C241]" office:value-type="float" office:value="0.0833129882809658" calcext:value-type="float">
            <text:p>0.083</text:p>
          </table:table-cell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-48.005973815918" calcext:value-type="float">
            <text:p>-48.006</text:p>
          </table:table-cell>
          <table:table-cell table:style-name="ce8" office:value-type="float" office:value="-48.0338478088379" calcext:value-type="float">
            <text:p>-48.034</text:p>
          </table:table-cell>
          <table:table-cell table:style-name="ce18" office:value-type="float" office:value="-47.9780960083008" calcext:value-type="float">
            <text:p>-47.978</text:p>
          </table:table-cell>
          <table:table-cell table:style-name="ce6" table:formula="of:=[.I241]-[.H241]" office:value-type="float" office:value="0.0557518005370952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308.708374023438" calcext:value-type="float">
            <text:p>308.708</text:p>
          </table:table-cell>
          <table:table-cell table:style-name="ce8" office:value-type="float" office:value="308.666687011719" calcext:value-type="float">
            <text:p>308.667</text:p>
          </table:table-cell>
          <table:table-cell table:style-name="ce13" office:value-type="float" office:value="308.750030517578" calcext:value-type="float">
            <text:p>308.750</text:p>
          </table:table-cell>
          <table:table-cell table:style-name="ce7" table:formula="of:=[.D242]-[.C242]" office:value-type="float" office:value="0.0833435058590339" calcext:value-type="float">
            <text:p>0.083</text:p>
          </table:table-cell>
          <table:table-cell table:style-name="ce2" office:value-type="float" office:value="241" calcext:value-type="float">
            <text:p>241</text:p>
          </table:table-cell>
          <table:table-cell table:style-name="ce8" office:value-type="float" office:value="-47.9501876831055" calcext:value-type="float">
            <text:p>-47.950</text:p>
          </table:table-cell>
          <table:table-cell table:style-name="ce8" office:value-type="float" office:value="-47.9780960083008" calcext:value-type="float">
            <text:p>-47.978</text:p>
          </table:table-cell>
          <table:table-cell table:style-name="ce18" office:value-type="float" office:value="-47.9222793579102" calcext:value-type="float">
            <text:p>-47.922</text:p>
          </table:table-cell>
          <table:table-cell table:style-name="ce6" table:formula="of:=[.I242]-[.H242]" office:value-type="float" office:value="0.0558166503906037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8" office:value-type="float" office:value="308.791687011719" calcext:value-type="float">
            <text:p>308.792</text:p>
          </table:table-cell>
          <table:table-cell table:style-name="ce8" office:value-type="float" office:value="308.750030517578" calcext:value-type="float">
            <text:p>308.750</text:p>
          </table:table-cell>
          <table:table-cell table:style-name="ce13" office:value-type="float" office:value="308.833374023438" calcext:value-type="float">
            <text:p>308.833</text:p>
          </table:table-cell>
          <table:table-cell table:style-name="ce7" table:formula="of:=[.D243]-[.C243]" office:value-type="float" office:value="0.0833435058600003" calcext:value-type="float">
            <text:p>0.083</text:p>
          </table:table-cell>
          <table:table-cell table:style-name="ce2" office:value-type="float" office:value="242" calcext:value-type="float">
            <text:p>242</text:p>
          </table:table-cell>
          <table:table-cell table:style-name="ce8" office:value-type="float" office:value="-47.894344329834" calcext:value-type="float">
            <text:p>-47.894</text:p>
          </table:table-cell>
          <table:table-cell table:style-name="ce8" office:value-type="float" office:value="-47.9222793579102" calcext:value-type="float">
            <text:p>-47.922</text:p>
          </table:table-cell>
          <table:table-cell table:style-name="ce18" office:value-type="float" office:value="-47.8664054870605" calcext:value-type="float">
            <text:p>-47.866</text:p>
          </table:table-cell>
          <table:table-cell table:style-name="ce6" table:formula="of:=[.I243]-[.H243]" office:value-type="float" office:value="0.0558738708497017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308.875030517578" calcext:value-type="float">
            <text:p>308.875</text:p>
          </table:table-cell>
          <table:table-cell table:style-name="ce8" office:value-type="float" office:value="308.833374023438" calcext:value-type="float">
            <text:p>308.833</text:p>
          </table:table-cell>
          <table:table-cell table:style-name="ce13" office:value-type="float" office:value="308.916687011719" calcext:value-type="float">
            <text:p>308.917</text:p>
          </table:table-cell>
          <table:table-cell table:style-name="ce7" table:formula="of:=[.D244]-[.C244]" office:value-type="float" office:value="0.0833129882809658" calcext:value-type="float">
            <text:p>0.083</text:p>
          </table:table-cell>
          <table:table-cell table:style-name="ce2" office:value-type="float" office:value="243" calcext:value-type="float">
            <text:p>243</text:p>
          </table:table-cell>
          <table:table-cell table:style-name="ce8" office:value-type="float" office:value="-47.8384399414062" calcext:value-type="float">
            <text:p>-47.838</text:p>
          </table:table-cell>
          <table:table-cell table:style-name="ce8" office:value-type="float" office:value="-47.8664054870605" calcext:value-type="float">
            <text:p>-47.866</text:p>
          </table:table-cell>
          <table:table-cell table:style-name="ce18" office:value-type="float" office:value="-47.8104705810547" calcext:value-type="float">
            <text:p>-47.810</text:p>
          </table:table-cell>
          <table:table-cell table:style-name="ce6" table:formula="of:=[.I244]-[.H244]" office:value-type="float" office:value="0.0559349060057954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8" office:value-type="float" office:value="308.958374023438" calcext:value-type="float">
            <text:p>308.958</text:p>
          </table:table-cell>
          <table:table-cell table:style-name="ce8" office:value-type="float" office:value="308.916687011719" calcext:value-type="float">
            <text:p>308.917</text:p>
          </table:table-cell>
          <table:table-cell table:style-name="ce13" office:value-type="float" office:value="309.000030517578" calcext:value-type="float">
            <text:p>309.000</text:p>
          </table:table-cell>
          <table:table-cell table:style-name="ce7" table:formula="of:=[.D245]-[.C245]" office:value-type="float" office:value="0.0833435058590339" calcext:value-type="float">
            <text:p>0.083</text:p>
          </table:table-cell>
          <table:table-cell table:style-name="ce2" office:value-type="float" office:value="244" calcext:value-type="float">
            <text:p>244</text:p>
          </table:table-cell>
          <table:table-cell table:style-name="ce8" office:value-type="float" office:value="-47.7824745178223" calcext:value-type="float">
            <text:p>-47.782</text:p>
          </table:table-cell>
          <table:table-cell table:style-name="ce8" office:value-type="float" office:value="-47.8104705810547" calcext:value-type="float">
            <text:p>-47.810</text:p>
          </table:table-cell>
          <table:table-cell table:style-name="ce18" office:value-type="float" office:value="-47.7544746398926" calcext:value-type="float">
            <text:p>-47.754</text:p>
          </table:table-cell>
          <table:table-cell table:style-name="ce6" table:formula="of:=[.I245]-[.H245]" office:value-type="float" office:value="0.0559959411621023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309.041687011719" calcext:value-type="float">
            <text:p>309.042</text:p>
          </table:table-cell>
          <table:table-cell table:style-name="ce8" office:value-type="float" office:value="309.000030517578" calcext:value-type="float">
            <text:p>309.000</text:p>
          </table:table-cell>
          <table:table-cell table:style-name="ce13" office:value-type="float" office:value="309.083374023438" calcext:value-type="float">
            <text:p>309.083</text:p>
          </table:table-cell>
          <table:table-cell table:style-name="ce7" table:formula="of:=[.D246]-[.C246]" office:value-type="float" office:value="0.0833435058600003" calcext:value-type="float">
            <text:p>0.083</text:p>
          </table:table-cell>
          <table:table-cell table:style-name="ce2" office:value-type="float" office:value="245" calcext:value-type="float">
            <text:p>245</text:p>
          </table:table-cell>
          <table:table-cell table:style-name="ce8" office:value-type="float" office:value="-47.726448059082" calcext:value-type="float">
            <text:p>-47.726</text:p>
          </table:table-cell>
          <table:table-cell table:style-name="ce8" office:value-type="float" office:value="-47.7544746398926" calcext:value-type="float">
            <text:p>-47.754</text:p>
          </table:table-cell>
          <table:table-cell table:style-name="ce18" office:value-type="float" office:value="-47.6984176635742" calcext:value-type="float">
            <text:p>-47.698</text:p>
          </table:table-cell>
          <table:table-cell table:style-name="ce6" table:formula="of:=[.I246]-[.H246]" office:value-type="float" office:value="0.056056976318402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309.125030517578" calcext:value-type="float">
            <text:p>309.125</text:p>
          </table:table-cell>
          <table:table-cell table:style-name="ce8" office:value-type="float" office:value="309.083374023438" calcext:value-type="float">
            <text:p>309.083</text:p>
          </table:table-cell>
          <table:table-cell table:style-name="ce13" office:value-type="float" office:value="309.166687011719" calcext:value-type="float">
            <text:p>309.167</text:p>
          </table:table-cell>
          <table:table-cell table:style-name="ce7" table:formula="of:=[.D247]-[.C247]" office:value-type="float" office:value="0.0833129882809658" calcext:value-type="float">
            <text:p>0.083</text:p>
          </table:table-cell>
          <table:table-cell table:style-name="ce2" office:value-type="float" office:value="246" calcext:value-type="float">
            <text:p>246</text:p>
          </table:table-cell>
          <table:table-cell table:style-name="ce8" office:value-type="float" office:value="-47.6703605651855" calcext:value-type="float">
            <text:p>-47.670</text:p>
          </table:table-cell>
          <table:table-cell table:style-name="ce8" office:value-type="float" office:value="-47.6984176635742" calcext:value-type="float">
            <text:p>-47.698</text:p>
          </table:table-cell>
          <table:table-cell table:style-name="ce18" office:value-type="float" office:value="-47.6423034667969" calcext:value-type="float">
            <text:p>-47.642</text:p>
          </table:table-cell>
          <table:table-cell table:style-name="ce6" table:formula="of:=[.I247]-[.H247]" office:value-type="float" office:value="0.056114196777294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309.208374023438" calcext:value-type="float">
            <text:p>309.208</text:p>
          </table:table-cell>
          <table:table-cell table:style-name="ce8" office:value-type="float" office:value="309.166687011719" calcext:value-type="float">
            <text:p>309.167</text:p>
          </table:table-cell>
          <table:table-cell table:style-name="ce13" office:value-type="float" office:value="309.250030517578" calcext:value-type="float">
            <text:p>309.250</text:p>
          </table:table-cell>
          <table:table-cell table:style-name="ce7" table:formula="of:=[.D248]-[.C248]" office:value-type="float" office:value="0.0833435058590339" calcext:value-type="float">
            <text:p>0.083</text:p>
          </table:table-cell>
          <table:table-cell table:style-name="ce2" office:value-type="float" office:value="247" calcext:value-type="float">
            <text:p>247</text:p>
          </table:table-cell>
          <table:table-cell table:style-name="ce8" office:value-type="float" office:value="-47.6142158508301" calcext:value-type="float">
            <text:p>-47.614</text:p>
          </table:table-cell>
          <table:table-cell table:style-name="ce8" office:value-type="float" office:value="-47.6423034667969" calcext:value-type="float">
            <text:p>-47.642</text:p>
          </table:table-cell>
          <table:table-cell table:style-name="ce18" office:value-type="float" office:value="-47.586124420166" calcext:value-type="float">
            <text:p>-47.586</text:p>
          </table:table-cell>
          <table:table-cell table:style-name="ce6" table:formula="of:=[.I248]-[.H248]" office:value-type="float" office:value="0.056179046630902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309.291687011719" calcext:value-type="float">
            <text:p>309.292</text:p>
          </table:table-cell>
          <table:table-cell table:style-name="ce8" office:value-type="float" office:value="309.250030517578" calcext:value-type="float">
            <text:p>309.250</text:p>
          </table:table-cell>
          <table:table-cell table:style-name="ce13" office:value-type="float" office:value="309.333374023438" calcext:value-type="float">
            <text:p>309.333</text:p>
          </table:table-cell>
          <table:table-cell table:style-name="ce7" table:formula="of:=[.D249]-[.C249]" office:value-type="float" office:value="0.0833435058600003" calcext:value-type="float">
            <text:p>0.083</text:p>
          </table:table-cell>
          <table:table-cell table:style-name="ce2" office:value-type="float" office:value="248" calcext:value-type="float">
            <text:p>248</text:p>
          </table:table-cell>
          <table:table-cell table:style-name="ce8" office:value-type="float" office:value="-47.5580062866211" calcext:value-type="float">
            <text:p>-47.558</text:p>
          </table:table-cell>
          <table:table-cell table:style-name="ce8" office:value-type="float" office:value="-47.586124420166" calcext:value-type="float">
            <text:p>-47.586</text:p>
          </table:table-cell>
          <table:table-cell table:style-name="ce18" office:value-type="float" office:value="-47.5298881530762" calcext:value-type="float">
            <text:p>-47.530</text:p>
          </table:table-cell>
          <table:table-cell table:style-name="ce6" table:formula="of:=[.I249]-[.H249]" office:value-type="float" office:value="0.0562362670898011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309.375030517578" calcext:value-type="float">
            <text:p>309.375</text:p>
          </table:table-cell>
          <table:table-cell table:style-name="ce8" office:value-type="float" office:value="309.333374023438" calcext:value-type="float">
            <text:p>309.333</text:p>
          </table:table-cell>
          <table:table-cell table:style-name="ce13" office:value-type="float" office:value="309.416687011719" calcext:value-type="float">
            <text:p>309.417</text:p>
          </table:table-cell>
          <table:table-cell table:style-name="ce7" table:formula="of:=[.D250]-[.C250]" office:value-type="float" office:value="0.0833129882809658" calcext:value-type="float">
            <text:p>0.083</text:p>
          </table:table-cell>
          <table:table-cell table:style-name="ce2" office:value-type="float" office:value="249" calcext:value-type="float">
            <text:p>249</text:p>
          </table:table-cell>
          <table:table-cell table:style-name="ce8" office:value-type="float" office:value="-47.5017395019531" calcext:value-type="float">
            <text:p>-47.502</text:p>
          </table:table-cell>
          <table:table-cell table:style-name="ce8" office:value-type="float" office:value="-47.5298881530762" calcext:value-type="float">
            <text:p>-47.530</text:p>
          </table:table-cell>
          <table:table-cell table:style-name="ce18" office:value-type="float" office:value="-47.4735908508301" calcext:value-type="float">
            <text:p>-47.474</text:p>
          </table:table-cell>
          <table:table-cell table:style-name="ce6" table:formula="of:=[.I250]-[.H250]" office:value-type="float" office:value="0.0562973022461009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8" office:value-type="float" office:value="309.458374023438" calcext:value-type="float">
            <text:p>309.458</text:p>
          </table:table-cell>
          <table:table-cell table:style-name="ce8" office:value-type="float" office:value="309.416687011719" calcext:value-type="float">
            <text:p>309.417</text:p>
          </table:table-cell>
          <table:table-cell table:style-name="ce13" office:value-type="float" office:value="309.500030517578" calcext:value-type="float">
            <text:p>309.500</text:p>
          </table:table-cell>
          <table:table-cell table:style-name="ce7" table:formula="of:=[.D251]-[.C251]" office:value-type="float" office:value="0.0833435058590339" calcext:value-type="float">
            <text:p>0.083</text:p>
          </table:table-cell>
          <table:table-cell table:style-name="ce2" office:value-type="float" office:value="250" calcext:value-type="float">
            <text:p>250</text:p>
          </table:table-cell>
          <table:table-cell table:style-name="ce8" office:value-type="float" office:value="-47.4454116821289" calcext:value-type="float">
            <text:p>-47.445</text:p>
          </table:table-cell>
          <table:table-cell table:style-name="ce8" office:value-type="float" office:value="-47.4735908508301" calcext:value-type="float">
            <text:p>-47.474</text:p>
          </table:table-cell>
          <table:table-cell table:style-name="ce18" office:value-type="float" office:value="-47.4172325134277" calcext:value-type="float">
            <text:p>-47.417</text:p>
          </table:table-cell>
          <table:table-cell table:style-name="ce6" table:formula="of:=[.I251]-[.H251]" office:value-type="float" office:value="0.0563583374024006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8" office:value-type="float" office:value="309.541687011719" calcext:value-type="float">
            <text:p>309.542</text:p>
          </table:table-cell>
          <table:table-cell table:style-name="ce8" office:value-type="float" office:value="309.500030517578" calcext:value-type="float">
            <text:p>309.500</text:p>
          </table:table-cell>
          <table:table-cell table:style-name="ce13" office:value-type="float" office:value="309.583374023438" calcext:value-type="float">
            <text:p>309.583</text:p>
          </table:table-cell>
          <table:table-cell table:style-name="ce7" table:formula="of:=[.D252]-[.C252]" office:value-type="float" office:value="0.0833435058600003" calcext:value-type="float">
            <text:p>0.083</text:p>
          </table:table-cell>
          <table:table-cell table:style-name="ce2" office:value-type="float" office:value="251" calcext:value-type="float">
            <text:p>251</text:p>
          </table:table-cell>
          <table:table-cell table:style-name="ce8" office:value-type="float" office:value="-47.3890228271484" calcext:value-type="float">
            <text:p>-47.389</text:p>
          </table:table-cell>
          <table:table-cell table:style-name="ce8" office:value-type="float" office:value="-47.4172325134277" calcext:value-type="float">
            <text:p>-47.417</text:p>
          </table:table-cell>
          <table:table-cell table:style-name="ce18" office:value-type="float" office:value="-47.3608131408691" calcext:value-type="float">
            <text:p>-47.361</text:p>
          </table:table-cell>
          <table:table-cell table:style-name="ce6" table:formula="of:=[.I252]-[.H252]" office:value-type="float" office:value="0.0564193725586009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8" office:value-type="float" office:value="309.625030517578" calcext:value-type="float">
            <text:p>309.625</text:p>
          </table:table-cell>
          <table:table-cell table:style-name="ce8" office:value-type="float" office:value="309.583374023438" calcext:value-type="float">
            <text:p>309.583</text:p>
          </table:table-cell>
          <table:table-cell table:style-name="ce13" office:value-type="float" office:value="309.666687011719" calcext:value-type="float">
            <text:p>309.667</text:p>
          </table:table-cell>
          <table:table-cell table:style-name="ce7" table:formula="of:=[.D253]-[.C253]" office:value-type="float" office:value="0.0833129882809658" calcext:value-type="float">
            <text:p>0.083</text:p>
          </table:table-cell>
          <table:table-cell table:style-name="ce2" office:value-type="float" office:value="252" calcext:value-type="float">
            <text:p>252</text:p>
          </table:table-cell>
          <table:table-cell table:style-name="ce8" office:value-type="float" office:value="-47.332576751709" calcext:value-type="float">
            <text:p>-47.333</text:p>
          </table:table-cell>
          <table:table-cell table:style-name="ce8" office:value-type="float" office:value="-47.3608131408691" calcext:value-type="float">
            <text:p>-47.361</text:p>
          </table:table-cell>
          <table:table-cell table:style-name="ce18" office:value-type="float" office:value="-47.3043365478516" calcext:value-type="float">
            <text:p>-47.304</text:p>
          </table:table-cell>
          <table:table-cell table:style-name="ce6" table:formula="of:=[.I253]-[.H253]" office:value-type="float" office:value="0.0564765930175" calcext:value-type="float">
            <text:p>0.056</text:p>
          </table:table-cell>
          <table:table-cell table:number-columns-repeated="1014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8" office:value-type="float" office:value="309.708374023438" calcext:value-type="float">
            <text:p>309.708</text:p>
          </table:table-cell>
          <table:table-cell table:style-name="ce8" office:value-type="float" office:value="309.666687011719" calcext:value-type="float">
            <text:p>309.667</text:p>
          </table:table-cell>
          <table:table-cell table:style-name="ce13" office:value-type="float" office:value="309.750030517578" calcext:value-type="float">
            <text:p>309.750</text:p>
          </table:table-cell>
          <table:table-cell table:style-name="ce7" table:formula="of:=[.D254]-[.C254]" office:value-type="float" office:value="0.0833435058590339" calcext:value-type="float">
            <text:p>0.083</text:p>
          </table:table-cell>
          <table:table-cell table:style-name="ce2" office:value-type="float" office:value="253" calcext:value-type="float">
            <text:p>253</text:p>
          </table:table-cell>
          <table:table-cell table:style-name="ce8" office:value-type="float" office:value="-47.2760696411133" calcext:value-type="float">
            <text:p>-47.276</text:p>
          </table:table-cell>
          <table:table-cell table:style-name="ce8" office:value-type="float" office:value="-47.3043365478516" calcext:value-type="float">
            <text:p>-47.304</text:p>
          </table:table-cell>
          <table:table-cell table:style-name="ce18" office:value-type="float" office:value="-47.2477989196777" calcext:value-type="float">
            <text:p>-47.248</text:p>
          </table:table-cell>
          <table:table-cell table:style-name="ce6" table:formula="of:=[.I254]-[.H254]" office:value-type="float" office:value="0.0565376281738992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8" office:value-type="float" office:value="309.791687011719" calcext:value-type="float">
            <text:p>309.792</text:p>
          </table:table-cell>
          <table:table-cell table:style-name="ce8" office:value-type="float" office:value="309.750030517578" calcext:value-type="float">
            <text:p>309.750</text:p>
          </table:table-cell>
          <table:table-cell table:style-name="ce13" office:value-type="float" office:value="309.833374023438" calcext:value-type="float">
            <text:p>309.833</text:p>
          </table:table-cell>
          <table:table-cell table:style-name="ce7" table:formula="of:=[.D255]-[.C255]" office:value-type="float" office:value="0.0833435058600003" calcext:value-type="float">
            <text:p>0.083</text:p>
          </table:table-cell>
          <table:table-cell table:style-name="ce2" office:value-type="float" office:value="254" calcext:value-type="float">
            <text:p>254</text:p>
          </table:table-cell>
          <table:table-cell table:style-name="ce8" office:value-type="float" office:value="-47.2195014953613" calcext:value-type="float">
            <text:p>-47.220</text:p>
          </table:table-cell>
          <table:table-cell table:style-name="ce8" office:value-type="float" office:value="-47.2477989196777" calcext:value-type="float">
            <text:p>-47.248</text:p>
          </table:table-cell>
          <table:table-cell table:style-name="ce18" office:value-type="float" office:value="-47.1912002563477" calcext:value-type="float">
            <text:p>-47.191</text:p>
          </table:table-cell>
          <table:table-cell table:style-name="ce6" table:formula="of:=[.I255]-[.H255]" office:value-type="float" office:value="0.05659866333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309.875030517578" calcext:value-type="float">
            <text:p>309.875</text:p>
          </table:table-cell>
          <table:table-cell table:style-name="ce8" office:value-type="float" office:value="309.833374023438" calcext:value-type="float">
            <text:p>309.833</text:p>
          </table:table-cell>
          <table:table-cell table:style-name="ce13" office:value-type="float" office:value="309.916687011719" calcext:value-type="float">
            <text:p>309.917</text:p>
          </table:table-cell>
          <table:table-cell table:style-name="ce7" table:formula="of:=[.D256]-[.C256]" office:value-type="float" office:value="0.0833129882809658" calcext:value-type="float">
            <text:p>0.083</text:p>
          </table:table-cell>
          <table:table-cell table:style-name="ce2" office:value-type="float" office:value="255" calcext:value-type="float">
            <text:p>255</text:p>
          </table:table-cell>
          <table:table-cell table:style-name="ce8" office:value-type="float" office:value="-47.1628723144531" calcext:value-type="float">
            <text:p>-47.163</text:p>
          </table:table-cell>
          <table:table-cell table:style-name="ce8" office:value-type="float" office:value="-47.1912002563477" calcext:value-type="float">
            <text:p>-47.191</text:p>
          </table:table-cell>
          <table:table-cell table:style-name="ce18" office:value-type="float" office:value="-47.1345405578613" calcext:value-type="float">
            <text:p>-47.135</text:p>
          </table:table-cell>
          <table:table-cell table:style-name="ce6" table:formula="of:=[.I256]-[.H256]" office:value-type="float" office:value="0.0566596984863992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309.958374023438" calcext:value-type="float">
            <text:p>309.958</text:p>
          </table:table-cell>
          <table:table-cell table:style-name="ce8" office:value-type="float" office:value="309.916687011719" calcext:value-type="float">
            <text:p>309.917</text:p>
          </table:table-cell>
          <table:table-cell table:style-name="ce13" office:value-type="float" office:value="310.000030517578" calcext:value-type="float">
            <text:p>310.000</text:p>
          </table:table-cell>
          <table:table-cell table:style-name="ce7" table:formula="of:=[.D257]-[.C257]" office:value-type="float" office:value="0.0833435058590339" calcext:value-type="float">
            <text:p>0.083</text:p>
          </table:table-cell>
          <table:table-cell table:style-name="ce2" office:value-type="float" office:value="256" calcext:value-type="float">
            <text:p>256</text:p>
          </table:table-cell>
          <table:table-cell table:style-name="ce8" office:value-type="float" office:value="-47.1061820983887" calcext:value-type="float">
            <text:p>-47.106</text:p>
          </table:table-cell>
          <table:table-cell table:style-name="ce8" office:value-type="float" office:value="-47.1345405578613" calcext:value-type="float">
            <text:p>-47.135</text:p>
          </table:table-cell>
          <table:table-cell table:style-name="ce18" office:value-type="float" office:value="-47.0778198242188" calcext:value-type="float">
            <text:p>-47.078</text:p>
          </table:table-cell>
          <table:table-cell table:style-name="ce6" table:formula="of:=[.I257]-[.H257]" office:value-type="float" office:value="0.0567207336425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8" office:value-type="float" office:value="310.041687011719" calcext:value-type="float">
            <text:p>310.042</text:p>
          </table:table-cell>
          <table:table-cell table:style-name="ce8" office:value-type="float" office:value="310.000030517578" calcext:value-type="float">
            <text:p>310.000</text:p>
          </table:table-cell>
          <table:table-cell table:style-name="ce13" office:value-type="float" office:value="310.083374023438" calcext:value-type="float">
            <text:p>310.083</text:p>
          </table:table-cell>
          <table:table-cell table:style-name="ce7" table:formula="of:=[.D258]-[.C258]" office:value-type="float" office:value="0.0833435058600003" calcext:value-type="float">
            <text:p>0.083</text:p>
          </table:table-cell>
          <table:table-cell table:style-name="ce2" office:value-type="float" office:value="257" calcext:value-type="float">
            <text:p>257</text:p>
          </table:table-cell>
          <table:table-cell table:style-name="ce8" office:value-type="float" office:value="-47.049430847168" calcext:value-type="float">
            <text:p>-47.049</text:p>
          </table:table-cell>
          <table:table-cell table:style-name="ce8" office:value-type="float" office:value="-47.0778198242188" calcext:value-type="float">
            <text:p>-47.078</text:p>
          </table:table-cell>
          <table:table-cell table:style-name="ce18" office:value-type="float" office:value="-47.0210380554199" calcext:value-type="float">
            <text:p>-47.021</text:p>
          </table:table-cell>
          <table:table-cell table:style-name="ce6" table:formula="of:=[.I258]-[.H258]" office:value-type="float" office:value="0.0567817687988992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8" office:value-type="float" office:value="310.125030517578" calcext:value-type="float">
            <text:p>310.125</text:p>
          </table:table-cell>
          <table:table-cell table:style-name="ce8" office:value-type="float" office:value="310.083374023438" calcext:value-type="float">
            <text:p>310.083</text:p>
          </table:table-cell>
          <table:table-cell table:style-name="ce13" office:value-type="float" office:value="310.166687011719" calcext:value-type="float">
            <text:p>310.167</text:p>
          </table:table-cell>
          <table:table-cell table:style-name="ce7" table:formula="of:=[.D259]-[.C259]" office:value-type="float" office:value="0.0833129882809658" calcext:value-type="float">
            <text:p>0.083</text:p>
          </table:table-cell>
          <table:table-cell table:style-name="ce2" office:value-type="float" office:value="258" calcext:value-type="float">
            <text:p>258</text:p>
          </table:table-cell>
          <table:table-cell table:style-name="ce8" office:value-type="float" office:value="-46.992618560791" calcext:value-type="float">
            <text:p>-46.993</text:p>
          </table:table-cell>
          <table:table-cell table:style-name="ce8" office:value-type="float" office:value="-47.0210380554199" calcext:value-type="float">
            <text:p>-47.021</text:p>
          </table:table-cell>
          <table:table-cell table:style-name="ce18" office:value-type="float" office:value="-46.9641952514648" calcext:value-type="float">
            <text:p>-46.964</text:p>
          </table:table-cell>
          <table:table-cell table:style-name="ce6" table:formula="of:=[.I259]-[.H259]" office:value-type="float" office:value="0.0568428039550994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8" office:value-type="float" office:value="310.208374023438" calcext:value-type="float">
            <text:p>310.208</text:p>
          </table:table-cell>
          <table:table-cell table:style-name="ce8" office:value-type="float" office:value="310.166687011719" calcext:value-type="float">
            <text:p>310.167</text:p>
          </table:table-cell>
          <table:table-cell table:style-name="ce13" office:value-type="float" office:value="310.250030517578" calcext:value-type="float">
            <text:p>310.250</text:p>
          </table:table-cell>
          <table:table-cell table:style-name="ce7" table:formula="of:=[.D260]-[.C260]" office:value-type="float" office:value="0.0833435058590339" calcext:value-type="float">
            <text:p>0.083</text:p>
          </table:table-cell>
          <table:table-cell table:style-name="ce2" office:value-type="float" office:value="259" calcext:value-type="float">
            <text:p>259</text:p>
          </table:table-cell>
          <table:table-cell table:style-name="ce8" office:value-type="float" office:value="-46.9357452392578" calcext:value-type="float">
            <text:p>-46.936</text:p>
          </table:table-cell>
          <table:table-cell table:style-name="ce8" office:value-type="float" office:value="-46.9641952514648" calcext:value-type="float">
            <text:p>-46.964</text:p>
          </table:table-cell>
          <table:table-cell table:style-name="ce18" office:value-type="float" office:value="-46.9072952270508" calcext:value-type="float">
            <text:p>-46.907</text:p>
          </table:table-cell>
          <table:table-cell table:style-name="ce6" table:formula="of:=[.I260]-[.H260]" office:value-type="float" office:value="0.0569000244139986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8" office:value-type="float" office:value="310.291687011719" calcext:value-type="float">
            <text:p>310.292</text:p>
          </table:table-cell>
          <table:table-cell table:style-name="ce8" office:value-type="float" office:value="310.250030517578" calcext:value-type="float">
            <text:p>310.250</text:p>
          </table:table-cell>
          <table:table-cell table:style-name="ce13" office:value-type="float" office:value="310.333374023438" calcext:value-type="float">
            <text:p>310.333</text:p>
          </table:table-cell>
          <table:table-cell table:style-name="ce7" table:formula="of:=[.D261]-[.C261]" office:value-type="float" office:value="0.0833435058600003" calcext:value-type="float">
            <text:p>0.083</text:p>
          </table:table-cell>
          <table:table-cell table:style-name="ce2" office:value-type="float" office:value="260" calcext:value-type="float">
            <text:p>260</text:p>
          </table:table-cell>
          <table:table-cell table:style-name="ce8" office:value-type="float" office:value="-46.8788146972656" calcext:value-type="float">
            <text:p>-46.879</text:p>
          </table:table-cell>
          <table:table-cell table:style-name="ce8" office:value-type="float" office:value="-46.9072952270508" calcext:value-type="float">
            <text:p>-46.907</text:p>
          </table:table-cell>
          <table:table-cell table:style-name="ce18" office:value-type="float" office:value="-46.8503341674805" calcext:value-type="float">
            <text:p>-46.850</text:p>
          </table:table-cell>
          <table:table-cell table:style-name="ce6" table:formula="of:=[.I261]-[.H261]" office:value-type="float" office:value="0.0569610595703054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8" office:value-type="float" office:value="310.375030517578" calcext:value-type="float">
            <text:p>310.375</text:p>
          </table:table-cell>
          <table:table-cell table:style-name="ce8" office:value-type="float" office:value="310.333374023438" calcext:value-type="float">
            <text:p>310.333</text:p>
          </table:table-cell>
          <table:table-cell table:style-name="ce13" office:value-type="float" office:value="310.416687011719" calcext:value-type="float">
            <text:p>310.417</text:p>
          </table:table-cell>
          <table:table-cell table:style-name="ce7" table:formula="of:=[.D262]-[.C262]" office:value-type="float" office:value="0.0833129882809658" calcext:value-type="float">
            <text:p>0.083</text:p>
          </table:table-cell>
          <table:table-cell table:style-name="ce2" office:value-type="float" office:value="261" calcext:value-type="float">
            <text:p>261</text:p>
          </table:table-cell>
          <table:table-cell table:style-name="ce8" office:value-type="float" office:value="-46.8218231201172" calcext:value-type="float">
            <text:p>-46.822</text:p>
          </table:table-cell>
          <table:table-cell table:style-name="ce8" office:value-type="float" office:value="-46.8503341674805" calcext:value-type="float">
            <text:p>-46.850</text:p>
          </table:table-cell>
          <table:table-cell table:style-name="ce18" office:value-type="float" office:value="-46.7933120727539" calcext:value-type="float">
            <text:p>-46.793</text:p>
          </table:table-cell>
          <table:table-cell table:style-name="ce6" table:formula="of:=[.I262]-[.H262]" office:value-type="float" office:value="0.057022094726598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8" office:value-type="float" office:value="310.458374023438" calcext:value-type="float">
            <text:p>310.458</text:p>
          </table:table-cell>
          <table:table-cell table:style-name="ce8" office:value-type="float" office:value="310.416687011719" calcext:value-type="float">
            <text:p>310.417</text:p>
          </table:table-cell>
          <table:table-cell table:style-name="ce13" office:value-type="float" office:value="310.500030517578" calcext:value-type="float">
            <text:p>310.500</text:p>
          </table:table-cell>
          <table:table-cell table:style-name="ce7" table:formula="of:=[.D263]-[.C263]" office:value-type="float" office:value="0.0833435058590339" calcext:value-type="float">
            <text:p>0.083</text:p>
          </table:table-cell>
          <table:table-cell table:style-name="ce2" office:value-type="float" office:value="262" calcext:value-type="float">
            <text:p>262</text:p>
          </table:table-cell>
          <table:table-cell table:style-name="ce8" office:value-type="float" office:value="-46.7647705078125" calcext:value-type="float">
            <text:p>-46.765</text:p>
          </table:table-cell>
          <table:table-cell table:style-name="ce8" office:value-type="float" office:value="-46.7933120727539" calcext:value-type="float">
            <text:p>-46.793</text:p>
          </table:table-cell>
          <table:table-cell table:style-name="ce18" office:value-type="float" office:value="-46.7362289428711" calcext:value-type="float">
            <text:p>-46.736</text:p>
          </table:table-cell>
          <table:table-cell table:style-name="ce6" table:formula="of:=[.I263]-[.H263]" office:value-type="float" office:value="0.0570831298827983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8" office:value-type="float" office:value="310.541687011719" calcext:value-type="float">
            <text:p>310.542</text:p>
          </table:table-cell>
          <table:table-cell table:style-name="ce8" office:value-type="float" office:value="310.500030517578" calcext:value-type="float">
            <text:p>310.500</text:p>
          </table:table-cell>
          <table:table-cell table:style-name="ce13" office:value-type="float" office:value="310.583374023438" calcext:value-type="float">
            <text:p>310.583</text:p>
          </table:table-cell>
          <table:table-cell table:style-name="ce7" table:formula="of:=[.D264]-[.C264]" office:value-type="float" office:value="0.0833435058600003" calcext:value-type="float">
            <text:p>0.083</text:p>
          </table:table-cell>
          <table:table-cell table:style-name="ce2" office:value-type="float" office:value="263" calcext:value-type="float">
            <text:p>263</text:p>
          </table:table-cell>
          <table:table-cell table:style-name="ce8" office:value-type="float" office:value="-46.7076568603516" calcext:value-type="float">
            <text:p>-46.708</text:p>
          </table:table-cell>
          <table:table-cell table:style-name="ce8" office:value-type="float" office:value="-46.7362289428711" calcext:value-type="float">
            <text:p>-46.736</text:p>
          </table:table-cell>
          <table:table-cell table:style-name="ce18" office:value-type="float" office:value="-46.679084777832" calcext:value-type="float">
            <text:p>-46.679</text:p>
          </table:table-cell>
          <table:table-cell table:style-name="ce6" table:formula="of:=[.I264]-[.H264]" office:value-type="float" office:value="0.057144165039098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8" office:value-type="float" office:value="310.625030517578" calcext:value-type="float">
            <text:p>310.625</text:p>
          </table:table-cell>
          <table:table-cell table:style-name="ce8" office:value-type="float" office:value="310.583374023438" calcext:value-type="float">
            <text:p>310.583</text:p>
          </table:table-cell>
          <table:table-cell table:style-name="ce13" office:value-type="float" office:value="310.666687011719" calcext:value-type="float">
            <text:p>310.667</text:p>
          </table:table-cell>
          <table:table-cell table:style-name="ce7" table:formula="of:=[.D265]-[.C265]" office:value-type="float" office:value="0.0833129882809658" calcext:value-type="float">
            <text:p>0.083</text:p>
          </table:table-cell>
          <table:table-cell table:style-name="ce2" office:value-type="float" office:value="264" calcext:value-type="float">
            <text:p>264</text:p>
          </table:table-cell>
          <table:table-cell table:style-name="ce8" office:value-type="float" office:value="-46.6504821777344" calcext:value-type="float">
            <text:p>-46.650</text:p>
          </table:table-cell>
          <table:table-cell table:style-name="ce8" office:value-type="float" office:value="-46.679084777832" calcext:value-type="float">
            <text:p>-46.679</text:p>
          </table:table-cell>
          <table:table-cell table:style-name="ce18" office:value-type="float" office:value="-46.6218795776367" calcext:value-type="float">
            <text:p>-46.622</text:p>
          </table:table-cell>
          <table:table-cell table:style-name="ce6" table:formula="of:=[.I265]-[.H265]" office:value-type="float" office:value="0.0572052001953054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8" office:value-type="float" office:value="310.708374023438" calcext:value-type="float">
            <text:p>310.708</text:p>
          </table:table-cell>
          <table:table-cell table:style-name="ce8" office:value-type="float" office:value="310.666687011719" calcext:value-type="float">
            <text:p>310.667</text:p>
          </table:table-cell>
          <table:table-cell table:style-name="ce13" office:value-type="float" office:value="310.750030517578" calcext:value-type="float">
            <text:p>310.750</text:p>
          </table:table-cell>
          <table:table-cell table:style-name="ce7" table:formula="of:=[.D266]-[.C266]" office:value-type="float" office:value="0.0833435058590339" calcext:value-type="float">
            <text:p>0.083</text:p>
          </table:table-cell>
          <table:table-cell table:style-name="ce2" office:value-type="float" office:value="265" calcext:value-type="float">
            <text:p>265</text:p>
          </table:table-cell>
          <table:table-cell table:style-name="ce8" office:value-type="float" office:value="-46.5932502746582" calcext:value-type="float">
            <text:p>-46.593</text:p>
          </table:table-cell>
          <table:table-cell table:style-name="ce8" office:value-type="float" office:value="-46.6218795776367" calcext:value-type="float">
            <text:p>-46.622</text:p>
          </table:table-cell>
          <table:table-cell table:style-name="ce18" office:value-type="float" office:value="-46.5646171569824" calcext:value-type="float">
            <text:p>-46.565</text:p>
          </table:table-cell>
          <table:table-cell table:style-name="ce6" table:formula="of:=[.I266]-[.H266]" office:value-type="float" office:value="0.0572624206542969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8" office:value-type="float" office:value="310.791687011719" calcext:value-type="float">
            <text:p>310.792</text:p>
          </table:table-cell>
          <table:table-cell table:style-name="ce8" office:value-type="float" office:value="310.750030517578" calcext:value-type="float">
            <text:p>310.750</text:p>
          </table:table-cell>
          <table:table-cell table:style-name="ce13" office:value-type="float" office:value="310.833374023438" calcext:value-type="float">
            <text:p>310.833</text:p>
          </table:table-cell>
          <table:table-cell table:style-name="ce7" table:formula="of:=[.D267]-[.C267]" office:value-type="float" office:value="0.0833435058600003" calcext:value-type="float">
            <text:p>0.083</text:p>
          </table:table-cell>
          <table:table-cell table:style-name="ce2" office:value-type="float" office:value="266" calcext:value-type="float">
            <text:p>266</text:p>
          </table:table-cell>
          <table:table-cell table:style-name="ce8" office:value-type="float" office:value="-46.5359573364258" calcext:value-type="float">
            <text:p>-46.536</text:p>
          </table:table-cell>
          <table:table-cell table:style-name="ce8" office:value-type="float" office:value="-46.5646171569824" calcext:value-type="float">
            <text:p>-46.565</text:p>
          </table:table-cell>
          <table:table-cell table:style-name="ce18" office:value-type="float" office:value="-46.5072937011719" calcext:value-type="float">
            <text:p>-46.507</text:p>
          </table:table-cell>
          <table:table-cell table:style-name="ce6" table:formula="of:=[.I267]-[.H267]" office:value-type="float" office:value="0.0573234558104971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8" office:value-type="float" office:value="310.875030517578" calcext:value-type="float">
            <text:p>310.875</text:p>
          </table:table-cell>
          <table:table-cell table:style-name="ce8" office:value-type="float" office:value="310.833374023438" calcext:value-type="float">
            <text:p>310.833</text:p>
          </table:table-cell>
          <table:table-cell table:style-name="ce13" office:value-type="float" office:value="310.916687011719" calcext:value-type="float">
            <text:p>310.917</text:p>
          </table:table-cell>
          <table:table-cell table:style-name="ce7" table:formula="of:=[.D268]-[.C268]" office:value-type="float" office:value="0.0833129882809658" calcext:value-type="float">
            <text:p>0.083</text:p>
          </table:table-cell>
          <table:table-cell table:style-name="ce2" office:value-type="float" office:value="267" calcext:value-type="float">
            <text:p>267</text:p>
          </table:table-cell>
          <table:table-cell table:style-name="ce8" office:value-type="float" office:value="-46.4785995483398" calcext:value-type="float">
            <text:p>-46.479</text:p>
          </table:table-cell>
          <table:table-cell table:style-name="ce8" office:value-type="float" office:value="-46.5072937011719" calcext:value-type="float">
            <text:p>-46.507</text:p>
          </table:table-cell>
          <table:table-cell table:style-name="ce18" office:value-type="float" office:value="-46.4499053955078" calcext:value-type="float">
            <text:p>-46.450</text:p>
          </table:table-cell>
          <table:table-cell table:style-name="ce6" table:formula="of:=[.I268]-[.H268]" office:value-type="float" office:value="0.0573883056641051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8" office:value-type="float" office:value="310.958374023438" calcext:value-type="float">
            <text:p>310.958</text:p>
          </table:table-cell>
          <table:table-cell table:style-name="ce8" office:value-type="float" office:value="310.916687011719" calcext:value-type="float">
            <text:p>310.917</text:p>
          </table:table-cell>
          <table:table-cell table:style-name="ce13" office:value-type="float" office:value="311.000030517578" calcext:value-type="float">
            <text:p>311.000</text:p>
          </table:table-cell>
          <table:table-cell table:style-name="ce7" table:formula="of:=[.D269]-[.C269]" office:value-type="float" office:value="0.0833435058590339" calcext:value-type="float">
            <text:p>0.083</text:p>
          </table:table-cell>
          <table:table-cell table:style-name="ce2" office:value-type="float" office:value="268" calcext:value-type="float">
            <text:p>268</text:p>
          </table:table-cell>
          <table:table-cell table:style-name="ce8" office:value-type="float" office:value="-46.4211845397949" calcext:value-type="float">
            <text:p>-46.421</text:p>
          </table:table-cell>
          <table:table-cell table:style-name="ce8" office:value-type="float" office:value="-46.4499053955078" calcext:value-type="float">
            <text:p>-46.450</text:p>
          </table:table-cell>
          <table:table-cell table:style-name="ce18" office:value-type="float" office:value="-46.3924598693848" calcext:value-type="float">
            <text:p>-46.392</text:p>
          </table:table-cell>
          <table:table-cell table:style-name="ce6" table:formula="of:=[.I269]-[.H269]" office:value-type="float" office:value="0.0574455261229971" calcext:value-type="float">
            <text:p>0.057</text:p>
          </table:table-cell>
          <table:table-cell table:number-columns-repeated="1014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8" office:value-type="float" office:value="311.041687011719" calcext:value-type="float">
            <text:p>311.042</text:p>
          </table:table-cell>
          <table:table-cell table:style-name="ce8" office:value-type="float" office:value="311.000030517578" calcext:value-type="float">
            <text:p>311.000</text:p>
          </table:table-cell>
          <table:table-cell table:style-name="ce13" office:value-type="float" office:value="311.083374023438" calcext:value-type="float">
            <text:p>311.083</text:p>
          </table:table-cell>
          <table:table-cell table:style-name="ce7" table:formula="of:=[.D270]-[.C270]" office:value-type="float" office:value="0.0833435058600003" calcext:value-type="float">
            <text:p>0.083</text:p>
          </table:table-cell>
          <table:table-cell table:style-name="ce2" office:value-type="float" office:value="269" calcext:value-type="float">
            <text:p>269</text:p>
          </table:table-cell>
          <table:table-cell table:style-name="ce8" office:value-type="float" office:value="-46.3637084960938" calcext:value-type="float">
            <text:p>-46.364</text:p>
          </table:table-cell>
          <table:table-cell table:style-name="ce8" office:value-type="float" office:value="-46.3924598693848" calcext:value-type="float">
            <text:p>-46.392</text:p>
          </table:table-cell>
          <table:table-cell table:style-name="ce18" office:value-type="float" office:value="-46.3349533081055" calcext:value-type="float">
            <text:p>-46.335</text:p>
          </table:table-cell>
          <table:table-cell table:style-name="ce6" table:formula="of:=[.I270]-[.H270]" office:value-type="float" office:value="0.057506561279304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8" office:value-type="float" office:value="311.125030517578" calcext:value-type="float">
            <text:p>311.125</text:p>
          </table:table-cell>
          <table:table-cell table:style-name="ce8" office:value-type="float" office:value="311.083374023438" calcext:value-type="float">
            <text:p>311.083</text:p>
          </table:table-cell>
          <table:table-cell table:style-name="ce13" office:value-type="float" office:value="311.166687011719" calcext:value-type="float">
            <text:p>311.167</text:p>
          </table:table-cell>
          <table:table-cell table:style-name="ce7" table:formula="of:=[.D271]-[.C271]" office:value-type="float" office:value="0.0833129882809658" calcext:value-type="float">
            <text:p>0.083</text:p>
          </table:table-cell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-46.3061714172363" calcext:value-type="float">
            <text:p>-46.306</text:p>
          </table:table-cell>
          <table:table-cell table:style-name="ce8" office:value-type="float" office:value="-46.3349533081055" calcext:value-type="float">
            <text:p>-46.335</text:p>
          </table:table-cell>
          <table:table-cell table:style-name="ce18" office:value-type="float" office:value="-46.2773857116699" calcext:value-type="float">
            <text:p>-46.277</text:p>
          </table:table-cell>
          <table:table-cell table:style-name="ce6" table:formula="of:=[.I271]-[.H271]" office:value-type="float" office:value="0.0575675964355966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311.208374023438" calcext:value-type="float">
            <text:p>311.208</text:p>
          </table:table-cell>
          <table:table-cell table:style-name="ce8" office:value-type="float" office:value="311.166687011719" calcext:value-type="float">
            <text:p>311.167</text:p>
          </table:table-cell>
          <table:table-cell table:style-name="ce13" office:value-type="float" office:value="311.250030517578" calcext:value-type="float">
            <text:p>311.250</text:p>
          </table:table-cell>
          <table:table-cell table:style-name="ce7" table:formula="of:=[.D272]-[.C272]" office:value-type="float" office:value="0.0833435058590339" calcext:value-type="float">
            <text:p>0.083</text:p>
          </table:table-cell>
          <table:table-cell table:style-name="ce2" office:value-type="float" office:value="271" calcext:value-type="float">
            <text:p>271</text:p>
          </table:table-cell>
          <table:table-cell table:style-name="ce8" office:value-type="float" office:value="-46.2485733032227" calcext:value-type="float">
            <text:p>-46.249</text:p>
          </table:table-cell>
          <table:table-cell table:style-name="ce8" office:value-type="float" office:value="-46.2773857116699" calcext:value-type="float">
            <text:p>-46.277</text:p>
          </table:table-cell>
          <table:table-cell table:style-name="ce18" office:value-type="float" office:value="-46.2197570800781" calcext:value-type="float">
            <text:p>-46.220</text:p>
          </table:table-cell>
          <table:table-cell table:style-name="ce6" table:formula="of:=[.I272]-[.H272]" office:value-type="float" office:value="0.057628631591804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8" office:value-type="float" office:value="311.291687011719" calcext:value-type="float">
            <text:p>311.292</text:p>
          </table:table-cell>
          <table:table-cell table:style-name="ce8" office:value-type="float" office:value="311.250030517578" calcext:value-type="float">
            <text:p>311.250</text:p>
          </table:table-cell>
          <table:table-cell table:style-name="ce13" office:value-type="float" office:value="311.333374023438" calcext:value-type="float">
            <text:p>311.333</text:p>
          </table:table-cell>
          <table:table-cell table:style-name="ce7" table:formula="of:=[.D273]-[.C273]" office:value-type="float" office:value="0.0833435058600003" calcext:value-type="float">
            <text:p>0.083</text:p>
          </table:table-cell>
          <table:table-cell table:style-name="ce2" office:value-type="float" office:value="272" calcext:value-type="float">
            <text:p>272</text:p>
          </table:table-cell>
          <table:table-cell table:style-name="ce8" office:value-type="float" office:value="-46.1909141540527" calcext:value-type="float">
            <text:p>-46.191</text:p>
          </table:table-cell>
          <table:table-cell table:style-name="ce8" office:value-type="float" office:value="-46.2197570800781" calcext:value-type="float">
            <text:p>-46.220</text:p>
          </table:table-cell>
          <table:table-cell table:style-name="ce18" office:value-type="float" office:value="-46.1620712280273" calcext:value-type="float">
            <text:p>-46.162</text:p>
          </table:table-cell>
          <table:table-cell table:style-name="ce6" table:formula="of:=[.I273]-[.H273]" office:value-type="float" office:value="0.0576858520507955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311.375030517578" calcext:value-type="float">
            <text:p>311.375</text:p>
          </table:table-cell>
          <table:table-cell table:style-name="ce8" office:value-type="float" office:value="311.333374023438" calcext:value-type="float">
            <text:p>311.333</text:p>
          </table:table-cell>
          <table:table-cell table:style-name="ce13" office:value-type="float" office:value="311.416687011719" calcext:value-type="float">
            <text:p>311.417</text:p>
          </table:table-cell>
          <table:table-cell table:style-name="ce7" table:formula="of:=[.D274]-[.C274]" office:value-type="float" office:value="0.0833129882809658" calcext:value-type="float">
            <text:p>0.083</text:p>
          </table:table-cell>
          <table:table-cell table:style-name="ce2" office:value-type="float" office:value="273" calcext:value-type="float">
            <text:p>273</text:p>
          </table:table-cell>
          <table:table-cell table:style-name="ce8" office:value-type="float" office:value="-46.1331977844238" calcext:value-type="float">
            <text:p>-46.133</text:p>
          </table:table-cell>
          <table:table-cell table:style-name="ce8" office:value-type="float" office:value="-46.1620712280273" calcext:value-type="float">
            <text:p>-46.162</text:p>
          </table:table-cell>
          <table:table-cell table:style-name="ce18" office:value-type="float" office:value="-46.104320526123" calcext:value-type="float">
            <text:p>-46.104</text:p>
          </table:table-cell>
          <table:table-cell table:style-name="ce6" table:formula="of:=[.I274]-[.H274]" office:value-type="float" office:value="0.057750701904304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8" office:value-type="float" office:value="311.458374023438" calcext:value-type="float">
            <text:p>311.458</text:p>
          </table:table-cell>
          <table:table-cell table:style-name="ce8" office:value-type="float" office:value="311.416687011719" calcext:value-type="float">
            <text:p>311.417</text:p>
          </table:table-cell>
          <table:table-cell table:style-name="ce13" office:value-type="float" office:value="311.500030517578" calcext:value-type="float">
            <text:p>311.500</text:p>
          </table:table-cell>
          <table:table-cell table:style-name="ce7" table:formula="of:=[.D275]-[.C275]" office:value-type="float" office:value="0.0833435058590339" calcext:value-type="float">
            <text:p>0.083</text:p>
          </table:table-cell>
          <table:table-cell table:style-name="ce2" office:value-type="float" office:value="274" calcext:value-type="float">
            <text:p>274</text:p>
          </table:table-cell>
          <table:table-cell table:style-name="ce8" office:value-type="float" office:value="-46.0754165649414" calcext:value-type="float">
            <text:p>-46.075</text:p>
          </table:table-cell>
          <table:table-cell table:style-name="ce8" office:value-type="float" office:value="-46.104320526123" calcext:value-type="float">
            <text:p>-46.104</text:p>
          </table:table-cell>
          <table:table-cell table:style-name="ce18" office:value-type="float" office:value="-46.0465126037598" calcext:value-type="float">
            <text:p>-46.047</text:p>
          </table:table-cell>
          <table:table-cell table:style-name="ce6" table:formula="of:=[.I275]-[.H275]" office:value-type="float" office:value="0.057807922363196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8" office:value-type="float" office:value="311.541687011719" calcext:value-type="float">
            <text:p>311.542</text:p>
          </table:table-cell>
          <table:table-cell table:style-name="ce8" office:value-type="float" office:value="311.500030517578" calcext:value-type="float">
            <text:p>311.500</text:p>
          </table:table-cell>
          <table:table-cell table:style-name="ce13" office:value-type="float" office:value="311.583374023438" calcext:value-type="float">
            <text:p>311.583</text:p>
          </table:table-cell>
          <table:table-cell table:style-name="ce7" table:formula="of:=[.D276]-[.C276]" office:value-type="float" office:value="0.0833435058600003" calcext:value-type="float">
            <text:p>0.083</text:p>
          </table:table-cell>
          <table:table-cell table:style-name="ce2" office:value-type="float" office:value="275" calcext:value-type="float">
            <text:p>275</text:p>
          </table:table-cell>
          <table:table-cell table:style-name="ce8" office:value-type="float" office:value="-46.017578125" calcext:value-type="float">
            <text:p>-46.018</text:p>
          </table:table-cell>
          <table:table-cell table:style-name="ce8" office:value-type="float" office:value="-46.0465126037598" calcext:value-type="float">
            <text:p>-46.047</text:p>
          </table:table-cell>
          <table:table-cell table:style-name="ce18" office:value-type="float" office:value="-45.9886436462402" calcext:value-type="float">
            <text:p>-45.989</text:p>
          </table:table-cell>
          <table:table-cell table:style-name="ce6" table:formula="of:=[.I276]-[.H276]" office:value-type="float" office:value="0.0578689575196023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8" office:value-type="float" office:value="311.625030517578" calcext:value-type="float">
            <text:p>311.625</text:p>
          </table:table-cell>
          <table:table-cell table:style-name="ce8" office:value-type="float" office:value="311.583374023438" calcext:value-type="float">
            <text:p>311.583</text:p>
          </table:table-cell>
          <table:table-cell table:style-name="ce13" office:value-type="float" office:value="311.666687011719" calcext:value-type="float">
            <text:p>311.667</text:p>
          </table:table-cell>
          <table:table-cell table:style-name="ce7" table:formula="of:=[.D277]-[.C277]" office:value-type="float" office:value="0.0833129882809658" calcext:value-type="float">
            <text:p>0.083</text:p>
          </table:table-cell>
          <table:table-cell table:style-name="ce2" office:value-type="float" office:value="276" calcext:value-type="float">
            <text:p>276</text:p>
          </table:table-cell>
          <table:table-cell table:style-name="ce8" office:value-type="float" office:value="-45.9596786499023" calcext:value-type="float">
            <text:p>-45.960</text:p>
          </table:table-cell>
          <table:table-cell table:style-name="ce8" office:value-type="float" office:value="-45.9886436462402" calcext:value-type="float">
            <text:p>-45.989</text:p>
          </table:table-cell>
          <table:table-cell table:style-name="ce18" office:value-type="float" office:value="-45.9307136535645" calcext:value-type="float">
            <text:p>-45.931</text:p>
          </table:table-cell>
          <table:table-cell table:style-name="ce6" table:formula="of:=[.I277]-[.H277]" office:value-type="float" office:value="0.057929992675696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311.708374023438" calcext:value-type="float">
            <text:p>311.708</text:p>
          </table:table-cell>
          <table:table-cell table:style-name="ce8" office:value-type="float" office:value="311.666687011719" calcext:value-type="float">
            <text:p>311.667</text:p>
          </table:table-cell>
          <table:table-cell table:style-name="ce13" office:value-type="float" office:value="311.750030517578" calcext:value-type="float">
            <text:p>311.750</text:p>
          </table:table-cell>
          <table:table-cell table:style-name="ce7" table:formula="of:=[.D278]-[.C278]" office:value-type="float" office:value="0.0833435058590339" calcext:value-type="float">
            <text:p>0.083</text:p>
          </table:table-cell>
          <table:table-cell table:style-name="ce2" office:value-type="float" office:value="277" calcext:value-type="float">
            <text:p>277</text:p>
          </table:table-cell>
          <table:table-cell table:style-name="ce8" office:value-type="float" office:value="-45.9017181396484" calcext:value-type="float">
            <text:p>-45.902</text:p>
          </table:table-cell>
          <table:table-cell table:style-name="ce8" office:value-type="float" office:value="-45.9307136535645" calcext:value-type="float">
            <text:p>-45.931</text:p>
          </table:table-cell>
          <table:table-cell table:style-name="ce18" office:value-type="float" office:value="-45.8727226257324" calcext:value-type="float">
            <text:p>-45.873</text:p>
          </table:table-cell>
          <table:table-cell table:style-name="ce6" table:formula="of:=[.I278]-[.H278]" office:value-type="float" office:value="0.0579910278321023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8" office:value-type="float" office:value="311.791687011719" calcext:value-type="float">
            <text:p>311.792</text:p>
          </table:table-cell>
          <table:table-cell table:style-name="ce8" office:value-type="float" office:value="311.750030517578" calcext:value-type="float">
            <text:p>311.750</text:p>
          </table:table-cell>
          <table:table-cell table:style-name="ce13" office:value-type="float" office:value="311.833374023438" calcext:value-type="float">
            <text:p>311.833</text:p>
          </table:table-cell>
          <table:table-cell table:style-name="ce7" table:formula="of:=[.D279]-[.C279]" office:value-type="float" office:value="0.0833435058600003" calcext:value-type="float">
            <text:p>0.083</text:p>
          </table:table-cell>
          <table:table-cell table:style-name="ce2" office:value-type="float" office:value="278" calcext:value-type="float">
            <text:p>278</text:p>
          </table:table-cell>
          <table:table-cell table:style-name="ce8" office:value-type="float" office:value="-45.8436965942383" calcext:value-type="float">
            <text:p>-45.844</text:p>
          </table:table-cell>
          <table:table-cell table:style-name="ce8" office:value-type="float" office:value="-45.8727226257324" calcext:value-type="float">
            <text:p>-45.873</text:p>
          </table:table-cell>
          <table:table-cell table:style-name="ce18" office:value-type="float" office:value="-45.8146705627441" calcext:value-type="float">
            <text:p>-45.815</text:p>
          </table:table-cell>
          <table:table-cell table:style-name="ce6" table:formula="of:=[.I279]-[.H279]" office:value-type="float" office:value="0.0580520629883026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8" office:value-type="float" office:value="311.875030517578" calcext:value-type="float">
            <text:p>311.875</text:p>
          </table:table-cell>
          <table:table-cell table:style-name="ce8" office:value-type="float" office:value="311.833374023438" calcext:value-type="float">
            <text:p>311.833</text:p>
          </table:table-cell>
          <table:table-cell table:style-name="ce13" office:value-type="float" office:value="311.916687011719" calcext:value-type="float">
            <text:p>311.917</text:p>
          </table:table-cell>
          <table:table-cell table:style-name="ce7" table:formula="of:=[.D280]-[.C280]" office:value-type="float" office:value="0.0833129882809658" calcext:value-type="float">
            <text:p>0.083</text:p>
          </table:table-cell>
          <table:table-cell table:style-name="ce2" office:value-type="float" office:value="279" calcext:value-type="float">
            <text:p>279</text:p>
          </table:table-cell>
          <table:table-cell table:style-name="ce8" office:value-type="float" office:value="-45.7856140136719" calcext:value-type="float">
            <text:p>-45.786</text:p>
          </table:table-cell>
          <table:table-cell table:style-name="ce8" office:value-type="float" office:value="-45.8146705627441" calcext:value-type="float">
            <text:p>-45.815</text:p>
          </table:table-cell>
          <table:table-cell table:style-name="ce18" office:value-type="float" office:value="-45.7565574645996" calcext:value-type="float">
            <text:p>-45.757</text:p>
          </table:table-cell>
          <table:table-cell table:style-name="ce6" table:formula="of:=[.I280]-[.H280]" office:value-type="float" office:value="0.0581130981444957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8" office:value-type="float" office:value="311.958374023438" calcext:value-type="float">
            <text:p>311.958</text:p>
          </table:table-cell>
          <table:table-cell table:style-name="ce8" office:value-type="float" office:value="311.916687011719" calcext:value-type="float">
            <text:p>311.917</text:p>
          </table:table-cell>
          <table:table-cell table:style-name="ce13" office:value-type="float" office:value="312.000030517578" calcext:value-type="float">
            <text:p>312.000</text:p>
          </table:table-cell>
          <table:table-cell table:style-name="ce7" table:formula="of:=[.D281]-[.C281]" office:value-type="float" office:value="0.0833435058590339" calcext:value-type="float">
            <text:p>0.083</text:p>
          </table:table-cell>
          <table:table-cell table:style-name="ce2" office:value-type="float" office:value="280" calcext:value-type="float">
            <text:p>280</text:p>
          </table:table-cell>
          <table:table-cell table:style-name="ce8" office:value-type="float" office:value="-45.7274703979492" calcext:value-type="float">
            <text:p>-45.727</text:p>
          </table:table-cell>
          <table:table-cell table:style-name="ce8" office:value-type="float" office:value="-45.7565574645996" calcext:value-type="float">
            <text:p>-45.757</text:p>
          </table:table-cell>
          <table:table-cell table:style-name="ce18" office:value-type="float" office:value="-45.6983833312988" calcext:value-type="float">
            <text:p>-45.698</text:p>
          </table:table-cell>
          <table:table-cell table:style-name="ce6" table:formula="of:=[.I281]-[.H281]" office:value-type="float" office:value="0.0581741333008026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8" office:value-type="float" office:value="312.041687011719" calcext:value-type="float">
            <text:p>312.042</text:p>
          </table:table-cell>
          <table:table-cell table:style-name="ce8" office:value-type="float" office:value="312.000030517578" calcext:value-type="float">
            <text:p>312.000</text:p>
          </table:table-cell>
          <table:table-cell table:style-name="ce13" office:value-type="float" office:value="312.083374023438" calcext:value-type="float">
            <text:p>312.083</text:p>
          </table:table-cell>
          <table:table-cell table:style-name="ce7" table:formula="of:=[.D282]-[.C282]" office:value-type="float" office:value="0.0833435058600003" calcext:value-type="float">
            <text:p>0.083</text:p>
          </table:table-cell>
          <table:table-cell table:style-name="ce2" office:value-type="float" office:value="281" calcext:value-type="float">
            <text:p>281</text:p>
          </table:table-cell>
          <table:table-cell table:style-name="ce8" office:value-type="float" office:value="-45.6692695617676" calcext:value-type="float">
            <text:p>-45.669</text:p>
          </table:table-cell>
          <table:table-cell table:style-name="ce8" office:value-type="float" office:value="-45.6983833312988" calcext:value-type="float">
            <text:p>-45.698</text:p>
          </table:table-cell>
          <table:table-cell table:style-name="ce18" office:value-type="float" office:value="-45.6401519775391" calcext:value-type="float">
            <text:p>-45.640</text:p>
          </table:table-cell>
          <table:table-cell table:style-name="ce6" table:formula="of:=[.I282]-[.H282]" office:value-type="float" office:value="0.0582313537597017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8" office:value-type="float" office:value="312.125030517578" calcext:value-type="float">
            <text:p>312.125</text:p>
          </table:table-cell>
          <table:table-cell table:style-name="ce8" office:value-type="float" office:value="312.083374023438" calcext:value-type="float">
            <text:p>312.083</text:p>
          </table:table-cell>
          <table:table-cell table:style-name="ce13" office:value-type="float" office:value="312.166687011719" calcext:value-type="float">
            <text:p>312.167</text:p>
          </table:table-cell>
          <table:table-cell table:style-name="ce7" table:formula="of:=[.D283]-[.C283]" office:value-type="float" office:value="0.0833129882809658" calcext:value-type="float">
            <text:p>0.083</text:p>
          </table:table-cell>
          <table:table-cell table:style-name="ce2" office:value-type="float" office:value="282" calcext:value-type="float">
            <text:p>282</text:p>
          </table:table-cell>
          <table:table-cell table:style-name="ce8" office:value-type="float" office:value="-45.6110076904297" calcext:value-type="float">
            <text:p>-45.611</text:p>
          </table:table-cell>
          <table:table-cell table:style-name="ce8" office:value-type="float" office:value="-45.6401519775391" calcext:value-type="float">
            <text:p>-45.640</text:p>
          </table:table-cell>
          <table:table-cell table:style-name="ce18" office:value-type="float" office:value="-45.581859588623" calcext:value-type="float">
            <text:p>-45.582</text:p>
          </table:table-cell>
          <table:table-cell table:style-name="ce6" table:formula="of:=[.I283]-[.H283]" office:value-type="float" office:value="0.0582923889161009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8" office:value-type="float" office:value="312.208374023438" calcext:value-type="float">
            <text:p>312.208</text:p>
          </table:table-cell>
          <table:table-cell table:style-name="ce8" office:value-type="float" office:value="312.166687011719" calcext:value-type="float">
            <text:p>312.167</text:p>
          </table:table-cell>
          <table:table-cell table:style-name="ce13" office:value-type="float" office:value="312.250030517578" calcext:value-type="float">
            <text:p>312.250</text:p>
          </table:table-cell>
          <table:table-cell table:style-name="ce7" table:formula="of:=[.D284]-[.C284]" office:value-type="float" office:value="0.0833435058590339" calcext:value-type="float">
            <text:p>0.083</text:p>
          </table:table-cell>
          <table:table-cell table:style-name="ce2" office:value-type="float" office:value="283" calcext:value-type="float">
            <text:p>283</text:p>
          </table:table-cell>
          <table:table-cell table:style-name="ce8" office:value-type="float" office:value="-45.5526809692383" calcext:value-type="float">
            <text:p>-45.553</text:p>
          </table:table-cell>
          <table:table-cell table:style-name="ce8" office:value-type="float" office:value="-45.581859588623" calcext:value-type="float">
            <text:p>-45.582</text:p>
          </table:table-cell>
          <table:table-cell table:style-name="ce18" office:value-type="float" office:value="-45.5235023498535" calcext:value-type="float">
            <text:p>-45.524</text:p>
          </table:table-cell>
          <table:table-cell table:style-name="ce6" table:formula="of:=[.I284]-[.H284]" office:value-type="float" office:value="0.0583572387694957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8" office:value-type="float" office:value="312.291687011719" calcext:value-type="float">
            <text:p>312.292</text:p>
          </table:table-cell>
          <table:table-cell table:style-name="ce8" office:value-type="float" office:value="312.250030517578" calcext:value-type="float">
            <text:p>312.250</text:p>
          </table:table-cell>
          <table:table-cell table:style-name="ce13" office:value-type="float" office:value="312.333374023438" calcext:value-type="float">
            <text:p>312.333</text:p>
          </table:table-cell>
          <table:table-cell table:style-name="ce7" table:formula="of:=[.D285]-[.C285]" office:value-type="float" office:value="0.0833435058600003" calcext:value-type="float">
            <text:p>0.083</text:p>
          </table:table-cell>
          <table:table-cell table:style-name="ce2" office:value-type="float" office:value="284" calcext:value-type="float">
            <text:p>284</text:p>
          </table:table-cell>
          <table:table-cell table:style-name="ce8" office:value-type="float" office:value="-45.4942970275879" calcext:value-type="float">
            <text:p>-45.494</text:p>
          </table:table-cell>
          <table:table-cell table:style-name="ce8" office:value-type="float" office:value="-45.5235023498535" calcext:value-type="float">
            <text:p>-45.524</text:p>
          </table:table-cell>
          <table:table-cell table:style-name="ce18" office:value-type="float" office:value="-45.465087890625" calcext:value-type="float">
            <text:p>-45.465</text:p>
          </table:table-cell>
          <table:table-cell table:style-name="ce6" table:formula="of:=[.I285]-[.H285]" office:value-type="float" office:value="0.0584144592285014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8" office:value-type="float" office:value="312.375030517578" calcext:value-type="float">
            <text:p>312.375</text:p>
          </table:table-cell>
          <table:table-cell table:style-name="ce8" office:value-type="float" office:value="312.333374023438" calcext:value-type="float">
            <text:p>312.333</text:p>
          </table:table-cell>
          <table:table-cell table:style-name="ce13" office:value-type="float" office:value="312.416687011719" calcext:value-type="float">
            <text:p>312.417</text:p>
          </table:table-cell>
          <table:table-cell table:style-name="ce7" table:formula="of:=[.D286]-[.C286]" office:value-type="float" office:value="0.0833129882809658" calcext:value-type="float">
            <text:p>0.083</text:p>
          </table:table-cell>
          <table:table-cell table:style-name="ce2" office:value-type="float" office:value="285" calcext:value-type="float">
            <text:p>285</text:p>
          </table:table-cell>
          <table:table-cell table:style-name="ce8" office:value-type="float" office:value="-45.4358520507812" calcext:value-type="float">
            <text:p>-45.436</text:p>
          </table:table-cell>
          <table:table-cell table:style-name="ce8" office:value-type="float" office:value="-45.465087890625" calcext:value-type="float">
            <text:p>-45.465</text:p>
          </table:table-cell>
          <table:table-cell table:style-name="ce18" office:value-type="float" office:value="-45.4066123962402" calcext:value-type="float">
            <text:p>-45.407</text:p>
          </table:table-cell>
          <table:table-cell table:style-name="ce6" table:formula="of:=[.I286]-[.H286]" office:value-type="float" office:value="0.0584754943848012" calcext:value-type="float">
            <text:p>0.058</text:p>
          </table:table-cell>
          <table:table-cell table:number-columns-repeated="1014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8" office:value-type="float" office:value="312.458374023438" calcext:value-type="float">
            <text:p>312.458</text:p>
          </table:table-cell>
          <table:table-cell table:style-name="ce8" office:value-type="float" office:value="312.416687011719" calcext:value-type="float">
            <text:p>312.417</text:p>
          </table:table-cell>
          <table:table-cell table:style-name="ce13" office:value-type="float" office:value="312.500030517578" calcext:value-type="float">
            <text:p>312.500</text:p>
          </table:table-cell>
          <table:table-cell table:style-name="ce7" table:formula="of:=[.D287]-[.C287]" office:value-type="float" office:value="0.0833435058590339" calcext:value-type="float">
            <text:p>0.083</text:p>
          </table:table-cell>
          <table:table-cell table:style-name="ce2" office:value-type="float" office:value="286" calcext:value-type="float">
            <text:p>286</text:p>
          </table:table-cell>
          <table:table-cell table:style-name="ce8" office:value-type="float" office:value="-45.3773460388184" calcext:value-type="float">
            <text:p>-45.377</text:p>
          </table:table-cell>
          <table:table-cell table:style-name="ce8" office:value-type="float" office:value="-45.4066123962402" calcext:value-type="float">
            <text:p>-45.407</text:p>
          </table:table-cell>
          <table:table-cell table:style-name="ce18" office:value-type="float" office:value="-45.3480758666992" calcext:value-type="float">
            <text:p>-45.348</text:p>
          </table:table-cell>
          <table:table-cell table:style-name="ce6" table:formula="of:=[.I287]-[.H287]" office:value-type="float" office:value="0.0585365295410014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8" office:value-type="float" office:value="312.541687011719" calcext:value-type="float">
            <text:p>312.542</text:p>
          </table:table-cell>
          <table:table-cell table:style-name="ce8" office:value-type="float" office:value="312.500030517578" calcext:value-type="float">
            <text:p>312.500</text:p>
          </table:table-cell>
          <table:table-cell table:style-name="ce13" office:value-type="float" office:value="312.583374023438" calcext:value-type="float">
            <text:p>312.583</text:p>
          </table:table-cell>
          <table:table-cell table:style-name="ce7" table:formula="of:=[.D288]-[.C288]" office:value-type="float" office:value="0.0833435058600003" calcext:value-type="float">
            <text:p>0.083</text:p>
          </table:table-cell>
          <table:table-cell table:style-name="ce2" office:value-type="float" office:value="287" calcext:value-type="float">
            <text:p>287</text:p>
          </table:table-cell>
          <table:table-cell table:style-name="ce8" office:value-type="float" office:value="-45.3187789916992" calcext:value-type="float">
            <text:p>-45.319</text:p>
          </table:table-cell>
          <table:table-cell table:style-name="ce8" office:value-type="float" office:value="-45.3480758666992" calcext:value-type="float">
            <text:p>-45.348</text:p>
          </table:table-cell>
          <table:table-cell table:style-name="ce18" office:value-type="float" office:value="-45.289478302002" calcext:value-type="float">
            <text:p>-45.289</text:p>
          </table:table-cell>
          <table:table-cell table:style-name="ce6" table:formula="of:=[.I288]-[.H288]" office:value-type="float" office:value="0.0585975646971946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8" office:value-type="float" office:value="312.625030517578" calcext:value-type="float">
            <text:p>312.625</text:p>
          </table:table-cell>
          <table:table-cell table:style-name="ce8" office:value-type="float" office:value="312.583374023438" calcext:value-type="float">
            <text:p>312.583</text:p>
          </table:table-cell>
          <table:table-cell table:style-name="ce13" office:value-type="float" office:value="312.666687011719" calcext:value-type="float">
            <text:p>312.667</text:p>
          </table:table-cell>
          <table:table-cell table:style-name="ce7" table:formula="of:=[.D289]-[.C289]" office:value-type="float" office:value="0.0833129882809658" calcext:value-type="float">
            <text:p>0.083</text:p>
          </table:table-cell>
          <table:table-cell table:style-name="ce2" office:value-type="float" office:value="288" calcext:value-type="float">
            <text:p>288</text:p>
          </table:table-cell>
          <table:table-cell table:style-name="ce8" office:value-type="float" office:value="-45.2601509094238" calcext:value-type="float">
            <text:p>-45.260</text:p>
          </table:table-cell>
          <table:table-cell table:style-name="ce8" office:value-type="float" office:value="-45.289478302002" calcext:value-type="float">
            <text:p>-45.289</text:p>
          </table:table-cell>
          <table:table-cell table:style-name="ce18" office:value-type="float" office:value="-45.2308235168457" calcext:value-type="float">
            <text:p>-45.231</text:p>
          </table:table-cell>
          <table:table-cell table:style-name="ce6" table:formula="of:=[.I289]-[.H289]" office:value-type="float" office:value="0.0586547851562997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8" office:value-type="float" office:value="312.708374023438" calcext:value-type="float">
            <text:p>312.708</text:p>
          </table:table-cell>
          <table:table-cell table:style-name="ce8" office:value-type="float" office:value="312.666687011719" calcext:value-type="float">
            <text:p>312.667</text:p>
          </table:table-cell>
          <table:table-cell table:style-name="ce13" office:value-type="float" office:value="312.750030517578" calcext:value-type="float">
            <text:p>312.750</text:p>
          </table:table-cell>
          <table:table-cell table:style-name="ce7" table:formula="of:=[.D290]-[.C290]" office:value-type="float" office:value="0.0833435058590339" calcext:value-type="float">
            <text:p>0.083</text:p>
          </table:table-cell>
          <table:table-cell table:style-name="ce2" office:value-type="float" office:value="289" calcext:value-type="float">
            <text:p>289</text:p>
          </table:table-cell>
          <table:table-cell table:style-name="ce8" office:value-type="float" office:value="-45.2014656066895" calcext:value-type="float">
            <text:p>-45.201</text:p>
          </table:table-cell>
          <table:table-cell table:style-name="ce8" office:value-type="float" office:value="-45.2308235168457" calcext:value-type="float">
            <text:p>-45.231</text:p>
          </table:table-cell>
          <table:table-cell table:style-name="ce18" office:value-type="float" office:value="-45.1721038818359" calcext:value-type="float">
            <text:p>-45.172</text:p>
          </table:table-cell>
          <table:table-cell table:style-name="ce6" table:formula="of:=[.I290]-[.H290]" office:value-type="float" office:value="0.0587196350098012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8" office:value-type="float" office:value="312.791687011719" calcext:value-type="float">
            <text:p>312.792</text:p>
          </table:table-cell>
          <table:table-cell table:style-name="ce8" office:value-type="float" office:value="312.750030517578" calcext:value-type="float">
            <text:p>312.750</text:p>
          </table:table-cell>
          <table:table-cell table:style-name="ce13" office:value-type="float" office:value="312.833374023438" calcext:value-type="float">
            <text:p>312.833</text:p>
          </table:table-cell>
          <table:table-cell table:style-name="ce7" table:formula="of:=[.D291]-[.C291]" office:value-type="float" office:value="0.0833435058600003" calcext:value-type="float">
            <text:p>0.083</text:p>
          </table:table-cell>
          <table:table-cell table:style-name="ce2" office:value-type="float" office:value="290" calcext:value-type="float">
            <text:p>290</text:p>
          </table:table-cell>
          <table:table-cell table:style-name="ce8" office:value-type="float" office:value="-45.1427154541016" calcext:value-type="float">
            <text:p>-45.143</text:p>
          </table:table-cell>
          <table:table-cell table:style-name="ce8" office:value-type="float" office:value="-45.1721038818359" calcext:value-type="float">
            <text:p>-45.172</text:p>
          </table:table-cell>
          <table:table-cell table:style-name="ce18" office:value-type="float" office:value="-45.1133270263672" calcext:value-type="float">
            <text:p>-45.113</text:p>
          </table:table-cell>
          <table:table-cell table:style-name="ce6" table:formula="of:=[.I291]-[.H291]" office:value-type="float" office:value="0.0587768554687003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8" office:value-type="float" office:value="312.875030517578" calcext:value-type="float">
            <text:p>312.875</text:p>
          </table:table-cell>
          <table:table-cell table:style-name="ce8" office:value-type="float" office:value="312.833374023438" calcext:value-type="float">
            <text:p>312.833</text:p>
          </table:table-cell>
          <table:table-cell table:style-name="ce13" office:value-type="float" office:value="312.916687011719" calcext:value-type="float">
            <text:p>312.917</text:p>
          </table:table-cell>
          <table:table-cell table:style-name="ce7" table:formula="of:=[.D292]-[.C292]" office:value-type="float" office:value="0.0833129882809658" calcext:value-type="float">
            <text:p>0.083</text:p>
          </table:table-cell>
          <table:table-cell table:style-name="ce2" office:value-type="float" office:value="291" calcext:value-type="float">
            <text:p>291</text:p>
          </table:table-cell>
          <table:table-cell table:style-name="ce8" office:value-type="float" office:value="-45.0839080810547" calcext:value-type="float">
            <text:p>-45.084</text:p>
          </table:table-cell>
          <table:table-cell table:style-name="ce8" office:value-type="float" office:value="-45.1133270263672" calcext:value-type="float">
            <text:p>-45.113</text:p>
          </table:table-cell>
          <table:table-cell table:style-name="ce18" office:value-type="float" office:value="-45.0544853210449" calcext:value-type="float">
            <text:p>-45.054</text:p>
          </table:table-cell>
          <table:table-cell table:style-name="ce6" table:formula="of:=[.I292]-[.H292]" office:value-type="float" office:value="0.0588417053223012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8" office:value-type="float" office:value="312.958374023438" calcext:value-type="float">
            <text:p>312.958</text:p>
          </table:table-cell>
          <table:table-cell table:style-name="ce8" office:value-type="float" office:value="312.916687011719" calcext:value-type="float">
            <text:p>312.917</text:p>
          </table:table-cell>
          <table:table-cell table:style-name="ce13" office:value-type="float" office:value="313.000030517578" calcext:value-type="float">
            <text:p>313.000</text:p>
          </table:table-cell>
          <table:table-cell table:style-name="ce7" table:formula="of:=[.D293]-[.C293]" office:value-type="float" office:value="0.0833435058590339" calcext:value-type="float">
            <text:p>0.083</text:p>
          </table:table-cell>
          <table:table-cell table:style-name="ce2" office:value-type="float" office:value="292" calcext:value-type="float">
            <text:p>292</text:p>
          </table:table-cell>
          <table:table-cell table:style-name="ce8" office:value-type="float" office:value="-45.0250358581543" calcext:value-type="float">
            <text:p>-45.025</text:p>
          </table:table-cell>
          <table:table-cell table:style-name="ce8" office:value-type="float" office:value="-45.0544853210449" calcext:value-type="float">
            <text:p>-45.054</text:p>
          </table:table-cell>
          <table:table-cell table:style-name="ce18" office:value-type="float" office:value="-44.9955863952637" calcext:value-type="float">
            <text:p>-44.996</text:p>
          </table:table-cell>
          <table:table-cell table:style-name="ce6" table:formula="of:=[.I293]-[.H293]" office:value-type="float" office:value="0.0588989257812003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313.041687011719" calcext:value-type="float">
            <text:p>313.042</text:p>
          </table:table-cell>
          <table:table-cell table:style-name="ce8" office:value-type="float" office:value="313.000030517578" calcext:value-type="float">
            <text:p>313.000</text:p>
          </table:table-cell>
          <table:table-cell table:style-name="ce13" office:value-type="float" office:value="313.083374023438" calcext:value-type="float">
            <text:p>313.083</text:p>
          </table:table-cell>
          <table:table-cell table:style-name="ce7" table:formula="of:=[.D294]-[.C294]" office:value-type="float" office:value="0.0833435058600003" calcext:value-type="float">
            <text:p>0.083</text:p>
          </table:table-cell>
          <table:table-cell table:style-name="ce2" office:value-type="float" office:value="293" calcext:value-type="float">
            <text:p>293</text:p>
          </table:table-cell>
          <table:table-cell table:style-name="ce8" office:value-type="float" office:value="-44.9661064147949" calcext:value-type="float">
            <text:p>-44.966</text:p>
          </table:table-cell>
          <table:table-cell table:style-name="ce8" office:value-type="float" office:value="-44.9955863952637" calcext:value-type="float">
            <text:p>-44.996</text:p>
          </table:table-cell>
          <table:table-cell table:style-name="ce18" office:value-type="float" office:value="-44.9366264343262" calcext:value-type="float">
            <text:p>-44.937</text:p>
          </table:table-cell>
          <table:table-cell table:style-name="ce6" table:formula="of:=[.I294]-[.H294]" office:value-type="float" office:value="0.0589599609375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8" office:value-type="float" office:value="313.125030517578" calcext:value-type="float">
            <text:p>313.125</text:p>
          </table:table-cell>
          <table:table-cell table:style-name="ce8" office:value-type="float" office:value="313.083374023438" calcext:value-type="float">
            <text:p>313.083</text:p>
          </table:table-cell>
          <table:table-cell table:style-name="ce13" office:value-type="float" office:value="313.166687011719" calcext:value-type="float">
            <text:p>313.167</text:p>
          </table:table-cell>
          <table:table-cell table:style-name="ce7" table:formula="of:=[.D295]-[.C295]" office:value-type="float" office:value="0.0833129882809658" calcext:value-type="float">
            <text:p>0.083</text:p>
          </table:table-cell>
          <table:table-cell table:style-name="ce2" office:value-type="float" office:value="294" calcext:value-type="float">
            <text:p>294</text:p>
          </table:table-cell>
          <table:table-cell table:style-name="ce8" office:value-type="float" office:value="-44.9071159362793" calcext:value-type="float">
            <text:p>-44.907</text:p>
          </table:table-cell>
          <table:table-cell table:style-name="ce8" office:value-type="float" office:value="-44.9366264343262" calcext:value-type="float">
            <text:p>-44.937</text:p>
          </table:table-cell>
          <table:table-cell table:style-name="ce18" office:value-type="float" office:value="-44.8776054382324" calcext:value-type="float">
            <text:p>-44.878</text:p>
          </table:table-cell>
          <table:table-cell table:style-name="ce6" table:formula="of:=[.I295]-[.H295]" office:value-type="float" office:value="0.0590209960937997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8" office:value-type="float" office:value="313.208374023438" calcext:value-type="float">
            <text:p>313.208</text:p>
          </table:table-cell>
          <table:table-cell table:style-name="ce8" office:value-type="float" office:value="313.166687011719" calcext:value-type="float">
            <text:p>313.167</text:p>
          </table:table-cell>
          <table:table-cell table:style-name="ce13" office:value-type="float" office:value="313.250030517578" calcext:value-type="float">
            <text:p>313.250</text:p>
          </table:table-cell>
          <table:table-cell table:style-name="ce7" table:formula="of:=[.D296]-[.C296]" office:value-type="float" office:value="0.0833435058590339" calcext:value-type="float">
            <text:p>0.083</text:p>
          </table:table-cell>
          <table:table-cell table:style-name="ce2" office:value-type="float" office:value="295" calcext:value-type="float">
            <text:p>295</text:p>
          </table:table-cell>
          <table:table-cell table:style-name="ce8" office:value-type="float" office:value="-44.8480644226074" calcext:value-type="float">
            <text:p>-44.848</text:p>
          </table:table-cell>
          <table:table-cell table:style-name="ce8" office:value-type="float" office:value="-44.8776054382324" calcext:value-type="float">
            <text:p>-44.878</text:p>
          </table:table-cell>
          <table:table-cell table:style-name="ce18" office:value-type="float" office:value="-44.8185234069824" calcext:value-type="float">
            <text:p>-44.819</text:p>
          </table:table-cell>
          <table:table-cell table:style-name="ce6" table:formula="of:=[.I296]-[.H296]" office:value-type="float" office:value="0.05908203125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8" office:value-type="float" office:value="313.291687011719" calcext:value-type="float">
            <text:p>313.292</text:p>
          </table:table-cell>
          <table:table-cell table:style-name="ce8" office:value-type="float" office:value="313.250030517578" calcext:value-type="float">
            <text:p>313.250</text:p>
          </table:table-cell>
          <table:table-cell table:style-name="ce13" office:value-type="float" office:value="313.333374023438" calcext:value-type="float">
            <text:p>313.333</text:p>
          </table:table-cell>
          <table:table-cell table:style-name="ce7" table:formula="of:=[.D297]-[.C297]" office:value-type="float" office:value="0.0833435058600003" calcext:value-type="float">
            <text:p>0.083</text:p>
          </table:table-cell>
          <table:table-cell table:style-name="ce2" office:value-type="float" office:value="296" calcext:value-type="float">
            <text:p>296</text:p>
          </table:table-cell>
          <table:table-cell table:style-name="ce8" office:value-type="float" office:value="-44.7889518737793" calcext:value-type="float">
            <text:p>-44.789</text:p>
          </table:table-cell>
          <table:table-cell table:style-name="ce8" office:value-type="float" office:value="-44.8185234069824" calcext:value-type="float">
            <text:p>-44.819</text:p>
          </table:table-cell>
          <table:table-cell table:style-name="ce18" office:value-type="float" office:value="-44.7593803405762" calcext:value-type="float">
            <text:p>-44.759</text:p>
          </table:table-cell>
          <table:table-cell table:style-name="ce6" table:formula="of:=[.I297]-[.H297]" office:value-type="float" office:value="0.0591430664062003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8" office:value-type="float" office:value="313.375030517578" calcext:value-type="float">
            <text:p>313.375</text:p>
          </table:table-cell>
          <table:table-cell table:style-name="ce8" office:value-type="float" office:value="313.333374023438" calcext:value-type="float">
            <text:p>313.333</text:p>
          </table:table-cell>
          <table:table-cell table:style-name="ce13" office:value-type="float" office:value="313.416687011719" calcext:value-type="float">
            <text:p>313.417</text:p>
          </table:table-cell>
          <table:table-cell table:style-name="ce7" table:formula="of:=[.D298]-[.C298]" office:value-type="float" office:value="0.0833129882809658" calcext:value-type="float">
            <text:p>0.083</text:p>
          </table:table-cell>
          <table:table-cell table:style-name="ce2" office:value-type="float" office:value="297" calcext:value-type="float">
            <text:p>297</text:p>
          </table:table-cell>
          <table:table-cell table:style-name="ce8" office:value-type="float" office:value="-44.7297821044922" calcext:value-type="float">
            <text:p>-44.730</text:p>
          </table:table-cell>
          <table:table-cell table:style-name="ce8" office:value-type="float" office:value="-44.7593803405762" calcext:value-type="float">
            <text:p>-44.759</text:p>
          </table:table-cell>
          <table:table-cell table:style-name="ce18" office:value-type="float" office:value="-44.7001800537109" calcext:value-type="float">
            <text:p>-44.700</text:p>
          </table:table-cell>
          <table:table-cell table:style-name="ce6" table:formula="of:=[.I298]-[.H298]" office:value-type="float" office:value="0.0592002868652983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8" office:value-type="float" office:value="313.458374023438" calcext:value-type="float">
            <text:p>313.458</text:p>
          </table:table-cell>
          <table:table-cell table:style-name="ce8" office:value-type="float" office:value="313.416687011719" calcext:value-type="float">
            <text:p>313.417</text:p>
          </table:table-cell>
          <table:table-cell table:style-name="ce13" office:value-type="float" office:value="313.500030517578" calcext:value-type="float">
            <text:p>313.500</text:p>
          </table:table-cell>
          <table:table-cell table:style-name="ce7" table:formula="of:=[.D299]-[.C299]" office:value-type="float" office:value="0.0833435058590339" calcext:value-type="float">
            <text:p>0.083</text:p>
          </table:table-cell>
          <table:table-cell table:style-name="ce2" office:value-type="float" office:value="298" calcext:value-type="float">
            <text:p>298</text:p>
          </table:table-cell>
          <table:table-cell table:style-name="ce8" office:value-type="float" office:value="-44.6705474853516" calcext:value-type="float">
            <text:p>-44.671</text:p>
          </table:table-cell>
          <table:table-cell table:style-name="ce8" office:value-type="float" office:value="-44.7001800537109" calcext:value-type="float">
            <text:p>-44.700</text:p>
          </table:table-cell>
          <table:table-cell table:style-name="ce18" office:value-type="float" office:value="-44.6409149169922" calcext:value-type="float">
            <text:p>-44.641</text:p>
          </table:table-cell>
          <table:table-cell table:style-name="ce6" table:formula="of:=[.I299]-[.H299]" office:value-type="float" office:value="0.0592651367187003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313.541687011719" calcext:value-type="float">
            <text:p>313.542</text:p>
          </table:table-cell>
          <table:table-cell table:style-name="ce8" office:value-type="float" office:value="313.500030517578" calcext:value-type="float">
            <text:p>313.500</text:p>
          </table:table-cell>
          <table:table-cell table:style-name="ce13" office:value-type="float" office:value="313.583374023438" calcext:value-type="float">
            <text:p>313.583</text:p>
          </table:table-cell>
          <table:table-cell table:style-name="ce7" table:formula="of:=[.D300]-[.C300]" office:value-type="float" office:value="0.0833435058600003" calcext:value-type="float">
            <text:p>0.083</text:p>
          </table:table-cell>
          <table:table-cell table:style-name="ce2" office:value-type="float" office:value="299" calcext:value-type="float">
            <text:p>299</text:p>
          </table:table-cell>
          <table:table-cell table:style-name="ce8" office:value-type="float" office:value="-44.611255645752" calcext:value-type="float">
            <text:p>-44.611</text:p>
          </table:table-cell>
          <table:table-cell table:style-name="ce8" office:value-type="float" office:value="-44.6409149169922" calcext:value-type="float">
            <text:p>-44.641</text:p>
          </table:table-cell>
          <table:table-cell table:style-name="ce18" office:value-type="float" office:value="-44.5815925598145" calcext:value-type="float">
            <text:p>-44.582</text:p>
          </table:table-cell>
          <table:table-cell table:style-name="ce6" table:formula="of:=[.I300]-[.H300]" office:value-type="float" office:value="0.0593223571776989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313.625030517578" calcext:value-type="float">
            <text:p>313.625</text:p>
          </table:table-cell>
          <table:table-cell table:style-name="ce8" office:value-type="float" office:value="313.583374023438" calcext:value-type="float">
            <text:p>313.583</text:p>
          </table:table-cell>
          <table:table-cell table:style-name="ce13" office:value-type="float" office:value="313.666687011719" calcext:value-type="float">
            <text:p>313.667</text:p>
          </table:table-cell>
          <table:table-cell table:style-name="ce7" table:formula="of:=[.D301]-[.C301]" office:value-type="float" office:value="0.0833129882809658" calcext:value-type="float">
            <text:p>0.083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-44.5518989562988" calcext:value-type="float">
            <text:p>-44.552</text:p>
          </table:table-cell>
          <table:table-cell table:style-name="ce8" office:value-type="float" office:value="-44.5815925598145" calcext:value-type="float">
            <text:p>-44.582</text:p>
          </table:table-cell>
          <table:table-cell table:style-name="ce18" office:value-type="float" office:value="-44.5222053527832" calcext:value-type="float">
            <text:p>-44.522</text:p>
          </table:table-cell>
          <table:table-cell table:style-name="ce6" table:formula="of:=[.I301]-[.H301]" office:value-type="float" office:value="0.0593872070312997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313.708374023438" calcext:value-type="float">
            <text:p>313.708</text:p>
          </table:table-cell>
          <table:table-cell table:style-name="ce8" office:value-type="float" office:value="313.666687011719" calcext:value-type="float">
            <text:p>313.667</text:p>
          </table:table-cell>
          <table:table-cell table:style-name="ce13" office:value-type="float" office:value="313.750030517578" calcext:value-type="float">
            <text:p>313.750</text:p>
          </table:table-cell>
          <table:table-cell table:style-name="ce7" table:formula="of:=[.D302]-[.C302]" office:value-type="float" office:value="0.0833435058590339" calcext:value-type="float">
            <text:p>0.083</text:p>
          </table:table-cell>
          <table:table-cell table:style-name="ce2" office:value-type="float" office:value="301" calcext:value-type="float">
            <text:p>301</text:p>
          </table:table-cell>
          <table:table-cell table:style-name="ce8" office:value-type="float" office:value="-44.4924850463867" calcext:value-type="float">
            <text:p>-44.492</text:p>
          </table:table-cell>
          <table:table-cell table:style-name="ce8" office:value-type="float" office:value="-44.5222053527832" calcext:value-type="float">
            <text:p>-44.522</text:p>
          </table:table-cell>
          <table:table-cell table:style-name="ce18" office:value-type="float" office:value="-44.462760925293" calcext:value-type="float">
            <text:p>-44.463</text:p>
          </table:table-cell>
          <table:table-cell table:style-name="ce6" table:formula="of:=[.I302]-[.H302]" office:value-type="float" office:value="0.059444427490206" calcext:value-type="float">
            <text:p>0.059</text:p>
          </table:table-cell>
          <table:table-cell table:number-columns-repeated="1014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8" office:value-type="float" office:value="313.791687011719" calcext:value-type="float">
            <text:p>313.792</text:p>
          </table:table-cell>
          <table:table-cell table:style-name="ce8" office:value-type="float" office:value="313.750030517578" calcext:value-type="float">
            <text:p>313.750</text:p>
          </table:table-cell>
          <table:table-cell table:style-name="ce13" office:value-type="float" office:value="313.833374023438" calcext:value-type="float">
            <text:p>313.833</text:p>
          </table:table-cell>
          <table:table-cell table:style-name="ce7" table:formula="of:=[.D303]-[.C303]" office:value-type="float" office:value="0.0833435058600003" calcext:value-type="float">
            <text:p>0.083</text:p>
          </table:table-cell>
          <table:table-cell table:style-name="ce2" office:value-type="float" office:value="302" calcext:value-type="float">
            <text:p>302</text:p>
          </table:table-cell>
          <table:table-cell table:style-name="ce8" office:value-type="float" office:value="-44.4330101013184" calcext:value-type="float">
            <text:p>-44.433</text:p>
          </table:table-cell>
          <table:table-cell table:style-name="ce8" office:value-type="float" office:value="-44.462760925293" calcext:value-type="float">
            <text:p>-44.463</text:p>
          </table:table-cell>
          <table:table-cell table:style-name="ce18" office:value-type="float" office:value="-44.4032554626465" calcext:value-type="float">
            <text:p>-44.403</text:p>
          </table:table-cell>
          <table:table-cell table:style-name="ce6" table:formula="of:=[.I303]-[.H303]" office:value-type="float" office:value="0.0595054626464986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313.875030517578" calcext:value-type="float">
            <text:p>313.875</text:p>
          </table:table-cell>
          <table:table-cell table:style-name="ce8" office:value-type="float" office:value="313.833374023438" calcext:value-type="float">
            <text:p>313.833</text:p>
          </table:table-cell>
          <table:table-cell table:style-name="ce13" office:value-type="float" office:value="313.916687011719" calcext:value-type="float">
            <text:p>313.917</text:p>
          </table:table-cell>
          <table:table-cell table:style-name="ce7" table:formula="of:=[.D304]-[.C304]" office:value-type="float" office:value="0.0833129882809658" calcext:value-type="float">
            <text:p>0.083</text:p>
          </table:table-cell>
          <table:table-cell table:style-name="ce2" office:value-type="float" office:value="303" calcext:value-type="float">
            <text:p>303</text:p>
          </table:table-cell>
          <table:table-cell table:style-name="ce8" office:value-type="float" office:value="-44.3734741210938" calcext:value-type="float">
            <text:p>-44.373</text:p>
          </table:table-cell>
          <table:table-cell table:style-name="ce8" office:value-type="float" office:value="-44.4032554626465" calcext:value-type="float">
            <text:p>-44.403</text:p>
          </table:table-cell>
          <table:table-cell table:style-name="ce18" office:value-type="float" office:value="-44.3436889648438" calcext:value-type="float">
            <text:p>-44.344</text:p>
          </table:table-cell>
          <table:table-cell table:style-name="ce6" table:formula="of:=[.I304]-[.H304]" office:value-type="float" office:value="0.0595664978026989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8" office:value-type="float" office:value="313.958374023438" calcext:value-type="float">
            <text:p>313.958</text:p>
          </table:table-cell>
          <table:table-cell table:style-name="ce8" office:value-type="float" office:value="313.916687011719" calcext:value-type="float">
            <text:p>313.917</text:p>
          </table:table-cell>
          <table:table-cell table:style-name="ce13" office:value-type="float" office:value="314.000030517578" calcext:value-type="float">
            <text:p>314.000</text:p>
          </table:table-cell>
          <table:table-cell table:style-name="ce7" table:formula="of:=[.D305]-[.C305]" office:value-type="float" office:value="0.0833435058590339" calcext:value-type="float">
            <text:p>0.083</text:p>
          </table:table-cell>
          <table:table-cell table:style-name="ce2" office:value-type="float" office:value="304" calcext:value-type="float">
            <text:p>304</text:p>
          </table:table-cell>
          <table:table-cell table:style-name="ce8" office:value-type="float" office:value="-44.3138771057129" calcext:value-type="float">
            <text:p>-44.314</text:p>
          </table:table-cell>
          <table:table-cell table:style-name="ce8" office:value-type="float" office:value="-44.3436889648438" calcext:value-type="float">
            <text:p>-44.344</text:p>
          </table:table-cell>
          <table:table-cell table:style-name="ce18" office:value-type="float" office:value="-44.2840614318848" calcext:value-type="float">
            <text:p>-44.284</text:p>
          </table:table-cell>
          <table:table-cell table:style-name="ce6" table:formula="of:=[.I305]-[.H305]" office:value-type="float" office:value="0.0596275329589986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314.041687011719" calcext:value-type="float">
            <text:p>314.042</text:p>
          </table:table-cell>
          <table:table-cell table:style-name="ce8" office:value-type="float" office:value="314.000030517578" calcext:value-type="float">
            <text:p>314.000</text:p>
          </table:table-cell>
          <table:table-cell table:style-name="ce13" office:value-type="float" office:value="314.083374023438" calcext:value-type="float">
            <text:p>314.083</text:p>
          </table:table-cell>
          <table:table-cell table:style-name="ce7" table:formula="of:=[.D306]-[.C306]" office:value-type="float" office:value="0.0833435058600003" calcext:value-type="float">
            <text:p>0.083</text:p>
          </table:table-cell>
          <table:table-cell table:style-name="ce2" office:value-type="float" office:value="305" calcext:value-type="float">
            <text:p>305</text:p>
          </table:table-cell>
          <table:table-cell table:style-name="ce8" office:value-type="float" office:value="-44.2542190551758" calcext:value-type="float">
            <text:p>-44.254</text:p>
          </table:table-cell>
          <table:table-cell table:style-name="ce8" office:value-type="float" office:value="-44.2840614318848" calcext:value-type="float">
            <text:p>-44.284</text:p>
          </table:table-cell>
          <table:table-cell table:style-name="ce18" office:value-type="float" office:value="-44.2243766784668" calcext:value-type="float">
            <text:p>-44.224</text:p>
          </table:table-cell>
          <table:table-cell table:style-name="ce6" table:formula="of:=[.I306]-[.H306]" office:value-type="float" office:value="0.0596847534180043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8" office:value-type="float" office:value="314.125030517578" calcext:value-type="float">
            <text:p>314.125</text:p>
          </table:table-cell>
          <table:table-cell table:style-name="ce8" office:value-type="float" office:value="314.083374023438" calcext:value-type="float">
            <text:p>314.083</text:p>
          </table:table-cell>
          <table:table-cell table:style-name="ce13" office:value-type="float" office:value="314.166687011719" calcext:value-type="float">
            <text:p>314.167</text:p>
          </table:table-cell>
          <table:table-cell table:style-name="ce7" table:formula="of:=[.D307]-[.C307]" office:value-type="float" office:value="0.0833129882809658" calcext:value-type="float">
            <text:p>0.083</text:p>
          </table:table-cell>
          <table:table-cell table:style-name="ce2" office:value-type="float" office:value="306" calcext:value-type="float">
            <text:p>306</text:p>
          </table:table-cell>
          <table:table-cell table:style-name="ce8" office:value-type="float" office:value="-44.1945037841797" calcext:value-type="float">
            <text:p>-44.195</text:p>
          </table:table-cell>
          <table:table-cell table:style-name="ce8" office:value-type="float" office:value="-44.2243766784668" calcext:value-type="float">
            <text:p>-44.224</text:p>
          </table:table-cell>
          <table:table-cell table:style-name="ce18" office:value-type="float" office:value="-44.1646270751953" calcext:value-type="float">
            <text:p>-44.165</text:p>
          </table:table-cell>
          <table:table-cell table:style-name="ce6" table:formula="of:=[.I307]-[.H307]" office:value-type="float" office:value="0.0597496032714986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8" office:value-type="float" office:value="314.208374023438" calcext:value-type="float">
            <text:p>314.208</text:p>
          </table:table-cell>
          <table:table-cell table:style-name="ce8" office:value-type="float" office:value="314.166687011719" calcext:value-type="float">
            <text:p>314.167</text:p>
          </table:table-cell>
          <table:table-cell table:style-name="ce13" office:value-type="float" office:value="314.250030517578" calcext:value-type="float">
            <text:p>314.250</text:p>
          </table:table-cell>
          <table:table-cell table:style-name="ce7" table:formula="of:=[.D308]-[.C308]" office:value-type="float" office:value="0.0833435058590339" calcext:value-type="float">
            <text:p>0.083</text:p>
          </table:table-cell>
          <table:table-cell table:style-name="ce2" office:value-type="float" office:value="307" calcext:value-type="float">
            <text:p>307</text:p>
          </table:table-cell>
          <table:table-cell table:style-name="ce8" office:value-type="float" office:value="-44.1347236633301" calcext:value-type="float">
            <text:p>-44.135</text:p>
          </table:table-cell>
          <table:table-cell table:style-name="ce8" office:value-type="float" office:value="-44.1646270751953" calcext:value-type="float">
            <text:p>-44.165</text:p>
          </table:table-cell>
          <table:table-cell table:style-name="ce18" office:value-type="float" office:value="-44.1048164367676" calcext:value-type="float">
            <text:p>-44.105</text:p>
          </table:table-cell>
          <table:table-cell table:style-name="ce6" table:formula="of:=[.I308]-[.H308]" office:value-type="float" office:value="0.0598106384276989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8" office:value-type="float" office:value="314.291687011719" calcext:value-type="float">
            <text:p>314.292</text:p>
          </table:table-cell>
          <table:table-cell table:style-name="ce8" office:value-type="float" office:value="314.250030517578" calcext:value-type="float">
            <text:p>314.250</text:p>
          </table:table-cell>
          <table:table-cell table:style-name="ce13" office:value-type="float" office:value="314.333374023438" calcext:value-type="float">
            <text:p>314.333</text:p>
          </table:table-cell>
          <table:table-cell table:style-name="ce7" table:formula="of:=[.D309]-[.C309]" office:value-type="float" office:value="0.0833435058600003" calcext:value-type="float">
            <text:p>0.083</text:p>
          </table:table-cell>
          <table:table-cell table:style-name="ce2" office:value-type="float" office:value="308" calcext:value-type="float">
            <text:p>308</text:p>
          </table:table-cell>
          <table:table-cell table:style-name="ce8" office:value-type="float" office:value="-44.0748825073242" calcext:value-type="float">
            <text:p>-44.075</text:p>
          </table:table-cell>
          <table:table-cell table:style-name="ce8" office:value-type="float" office:value="-44.1048164367676" calcext:value-type="float">
            <text:p>-44.105</text:p>
          </table:table-cell>
          <table:table-cell table:style-name="ce18" office:value-type="float" office:value="-44.0449485778809" calcext:value-type="float">
            <text:p>-44.045</text:p>
          </table:table-cell>
          <table:table-cell table:style-name="ce6" table:formula="of:=[.I309]-[.H309]" office:value-type="float" office:value="0.0598678588866974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8" office:value-type="float" office:value="314.375030517578" calcext:value-type="float">
            <text:p>314.375</text:p>
          </table:table-cell>
          <table:table-cell table:style-name="ce8" office:value-type="float" office:value="314.333374023438" calcext:value-type="float">
            <text:p>314.333</text:p>
          </table:table-cell>
          <table:table-cell table:style-name="ce13" office:value-type="float" office:value="314.416687011719" calcext:value-type="float">
            <text:p>314.417</text:p>
          </table:table-cell>
          <table:table-cell table:style-name="ce7" table:formula="of:=[.D310]-[.C310]" office:value-type="float" office:value="0.0833129882809658" calcext:value-type="float">
            <text:p>0.083</text:p>
          </table:table-cell>
          <table:table-cell table:style-name="ce2" office:value-type="float" office:value="309" calcext:value-type="float">
            <text:p>309</text:p>
          </table:table-cell>
          <table:table-cell table:style-name="ce8" office:value-type="float" office:value="-44.0149841308594" calcext:value-type="float">
            <text:p>-44.015</text:p>
          </table:table-cell>
          <table:table-cell table:style-name="ce8" office:value-type="float" office:value="-44.0449485778809" calcext:value-type="float">
            <text:p>-44.045</text:p>
          </table:table-cell>
          <table:table-cell table:style-name="ce18" office:value-type="float" office:value="-43.9850196838379" calcext:value-type="float">
            <text:p>-43.985</text:p>
          </table:table-cell>
          <table:table-cell table:style-name="ce6" table:formula="of:=[.I310]-[.H310]" office:value-type="float" office:value="0.0599288940430043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8" office:value-type="float" office:value="314.458374023438" calcext:value-type="float">
            <text:p>314.458</text:p>
          </table:table-cell>
          <table:table-cell table:style-name="ce8" office:value-type="float" office:value="314.416687011719" calcext:value-type="float">
            <text:p>314.417</text:p>
          </table:table-cell>
          <table:table-cell table:style-name="ce13" office:value-type="float" office:value="314.500030517578" calcext:value-type="float">
            <text:p>314.500</text:p>
          </table:table-cell>
          <table:table-cell table:style-name="ce7" table:formula="of:=[.D311]-[.C311]" office:value-type="float" office:value="0.0833435058590339" calcext:value-type="float">
            <text:p>0.083</text:p>
          </table:table-cell>
          <table:table-cell table:style-name="ce2" office:value-type="float" office:value="310" calcext:value-type="float">
            <text:p>310</text:p>
          </table:table-cell>
          <table:table-cell table:style-name="ce8" office:value-type="float" office:value="-43.9550247192383" calcext:value-type="float">
            <text:p>-43.955</text:p>
          </table:table-cell>
          <table:table-cell table:style-name="ce8" office:value-type="float" office:value="-43.9850196838379" calcext:value-type="float">
            <text:p>-43.985</text:p>
          </table:table-cell>
          <table:table-cell table:style-name="ce18" office:value-type="float" office:value="-43.9250297546387" calcext:value-type="float">
            <text:p>-43.925</text:p>
          </table:table-cell>
          <table:table-cell table:style-name="ce6" table:formula="of:=[.I311]-[.H311]" office:value-type="float" office:value="0.0599899291991974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8" office:value-type="float" office:value="314.541687011719" calcext:value-type="float">
            <text:p>314.542</text:p>
          </table:table-cell>
          <table:table-cell table:style-name="ce8" office:value-type="float" office:value="314.500030517578" calcext:value-type="float">
            <text:p>314.500</text:p>
          </table:table-cell>
          <table:table-cell table:style-name="ce13" office:value-type="float" office:value="314.583374023438" calcext:value-type="float">
            <text:p>314.583</text:p>
          </table:table-cell>
          <table:table-cell table:style-name="ce7" table:formula="of:=[.D312]-[.C312]" office:value-type="float" office:value="0.0833435058600003" calcext:value-type="float">
            <text:p>0.083</text:p>
          </table:table-cell>
          <table:table-cell table:style-name="ce2" office:value-type="float" office:value="311" calcext:value-type="float">
            <text:p>311</text:p>
          </table:table-cell>
          <table:table-cell table:style-name="ce8" office:value-type="float" office:value="-43.8950042724609" calcext:value-type="float">
            <text:p>-43.895</text:p>
          </table:table-cell>
          <table:table-cell table:style-name="ce8" office:value-type="float" office:value="-43.9250297546387" calcext:value-type="float">
            <text:p>-43.925</text:p>
          </table:table-cell>
          <table:table-cell table:style-name="ce18" office:value-type="float" office:value="-43.8649787902832" calcext:value-type="float">
            <text:p>-43.865</text:p>
          </table:table-cell>
          <table:table-cell table:style-name="ce6" table:formula="of:=[.I312]-[.H312]" office:value-type="float" office:value="0.0600509643554972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8" office:value-type="float" office:value="314.625030517578" calcext:value-type="float">
            <text:p>314.625</text:p>
          </table:table-cell>
          <table:table-cell table:style-name="ce8" office:value-type="float" office:value="314.583374023438" calcext:value-type="float">
            <text:p>314.583</text:p>
          </table:table-cell>
          <table:table-cell table:style-name="ce13" office:value-type="float" office:value="314.666687011719" calcext:value-type="float">
            <text:p>314.667</text:p>
          </table:table-cell>
          <table:table-cell table:style-name="ce7" table:formula="of:=[.D313]-[.C313]" office:value-type="float" office:value="0.0833129882809658" calcext:value-type="float">
            <text:p>0.083</text:p>
          </table:table-cell>
          <table:table-cell table:style-name="ce2" office:value-type="float" office:value="312" calcext:value-type="float">
            <text:p>312</text:p>
          </table:table-cell>
          <table:table-cell table:style-name="ce8" office:value-type="float" office:value="-43.8349227905273" calcext:value-type="float">
            <text:p>-43.835</text:p>
          </table:table-cell>
          <table:table-cell table:style-name="ce8" office:value-type="float" office:value="-43.8649787902832" calcext:value-type="float">
            <text:p>-43.865</text:p>
          </table:table-cell>
          <table:table-cell table:style-name="ce18" office:value-type="float" office:value="-43.8048667907715" calcext:value-type="float">
            <text:p>-43.805</text:p>
          </table:table-cell>
          <table:table-cell table:style-name="ce6" table:formula="of:=[.I313]-[.H313]" office:value-type="float" office:value="0.0601119995117045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8" office:value-type="float" office:value="314.708374023438" calcext:value-type="float">
            <text:p>314.708</text:p>
          </table:table-cell>
          <table:table-cell table:style-name="ce8" office:value-type="float" office:value="314.666687011719" calcext:value-type="float">
            <text:p>314.667</text:p>
          </table:table-cell>
          <table:table-cell table:style-name="ce13" office:value-type="float" office:value="314.750030517578" calcext:value-type="float">
            <text:p>314.750</text:p>
          </table:table-cell>
          <table:table-cell table:style-name="ce7" table:formula="of:=[.D314]-[.C314]" office:value-type="float" office:value="0.0833435058590339" calcext:value-type="float">
            <text:p>0.083</text:p>
          </table:table-cell>
          <table:table-cell table:style-name="ce2" office:value-type="float" office:value="313" calcext:value-type="float">
            <text:p>313</text:p>
          </table:table-cell>
          <table:table-cell table:style-name="ce8" office:value-type="float" office:value="-43.7747802734375" calcext:value-type="float">
            <text:p>-43.775</text:p>
          </table:table-cell>
          <table:table-cell table:style-name="ce8" office:value-type="float" office:value="-43.8048667907715" calcext:value-type="float">
            <text:p>-43.805</text:p>
          </table:table-cell>
          <table:table-cell table:style-name="ce18" office:value-type="float" office:value="-43.7446937561035" calcext:value-type="float">
            <text:p>-43.745</text:p>
          </table:table-cell>
          <table:table-cell table:style-name="ce6" table:formula="of:=[.I314]-[.H314]" office:value-type="float" office:value="0.0601730346679972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8" office:value-type="float" office:value="314.791687011719" calcext:value-type="float">
            <text:p>314.792</text:p>
          </table:table-cell>
          <table:table-cell table:style-name="ce8" office:value-type="float" office:value="314.750030517578" calcext:value-type="float">
            <text:p>314.750</text:p>
          </table:table-cell>
          <table:table-cell table:style-name="ce13" office:value-type="float" office:value="314.833374023438" calcext:value-type="float">
            <text:p>314.833</text:p>
          </table:table-cell>
          <table:table-cell table:style-name="ce7" table:formula="of:=[.D315]-[.C315]" office:value-type="float" office:value="0.0833435058600003" calcext:value-type="float">
            <text:p>0.083</text:p>
          </table:table-cell>
          <table:table-cell table:style-name="ce2" office:value-type="float" office:value="314" calcext:value-type="float">
            <text:p>314</text:p>
          </table:table-cell>
          <table:table-cell table:style-name="ce8" office:value-type="float" office:value="-43.7145767211914" calcext:value-type="float">
            <text:p>-43.715</text:p>
          </table:table-cell>
          <table:table-cell table:style-name="ce8" office:value-type="float" office:value="-43.7446937561035" calcext:value-type="float">
            <text:p>-43.745</text:p>
          </table:table-cell>
          <table:table-cell table:style-name="ce18" office:value-type="float" office:value="-43.6844596862793" calcext:value-type="float">
            <text:p>-43.684</text:p>
          </table:table-cell>
          <table:table-cell table:style-name="ce6" table:formula="of:=[.I315]-[.H315]" office:value-type="float" office:value="0.0602340698242045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314.875030517578" calcext:value-type="float">
            <text:p>314.875</text:p>
          </table:table-cell>
          <table:table-cell table:style-name="ce8" office:value-type="float" office:value="314.833374023438" calcext:value-type="float">
            <text:p>314.833</text:p>
          </table:table-cell>
          <table:table-cell table:style-name="ce13" office:value-type="float" office:value="314.916687011719" calcext:value-type="float">
            <text:p>314.917</text:p>
          </table:table-cell>
          <table:table-cell table:style-name="ce7" table:formula="of:=[.D316]-[.C316]" office:value-type="float" office:value="0.0833129882809658" calcext:value-type="float">
            <text:p>0.083</text:p>
          </table:table-cell>
          <table:table-cell table:style-name="ce2" office:value-type="float" office:value="315" calcext:value-type="float">
            <text:p>315</text:p>
          </table:table-cell>
          <table:table-cell table:style-name="ce8" office:value-type="float" office:value="-43.6543159484863" calcext:value-type="float">
            <text:p>-43.654</text:p>
          </table:table-cell>
          <table:table-cell table:style-name="ce8" office:value-type="float" office:value="-43.6844596862793" calcext:value-type="float">
            <text:p>-43.684</text:p>
          </table:table-cell>
          <table:table-cell table:style-name="ce18" office:value-type="float" office:value="-43.6241683959961" calcext:value-type="float">
            <text:p>-43.624</text:p>
          </table:table-cell>
          <table:table-cell table:style-name="ce6" table:formula="of:=[.I316]-[.H316]" office:value-type="float" office:value="0.060291290283196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8" office:value-type="float" office:value="314.958374023438" calcext:value-type="float">
            <text:p>314.958</text:p>
          </table:table-cell>
          <table:table-cell table:style-name="ce8" office:value-type="float" office:value="314.916687011719" calcext:value-type="float">
            <text:p>314.917</text:p>
          </table:table-cell>
          <table:table-cell table:style-name="ce13" office:value-type="float" office:value="315.000030517578" calcext:value-type="float">
            <text:p>315.000</text:p>
          </table:table-cell>
          <table:table-cell table:style-name="ce7" table:formula="of:=[.D317]-[.C317]" office:value-type="float" office:value="0.0833435058590339" calcext:value-type="float">
            <text:p>0.083</text:p>
          </table:table-cell>
          <table:table-cell table:style-name="ce2" office:value-type="float" office:value="316" calcext:value-type="float">
            <text:p>316</text:p>
          </table:table-cell>
          <table:table-cell table:style-name="ce8" office:value-type="float" office:value="-43.5939903259277" calcext:value-type="float">
            <text:p>-43.594</text:p>
          </table:table-cell>
          <table:table-cell table:style-name="ce8" office:value-type="float" office:value="-43.6241683959961" calcext:value-type="float">
            <text:p>-43.624</text:p>
          </table:table-cell>
          <table:table-cell table:style-name="ce18" office:value-type="float" office:value="-43.5638122558594" calcext:value-type="float">
            <text:p>-43.564</text:p>
          </table:table-cell>
          <table:table-cell table:style-name="ce6" table:formula="of:=[.I317]-[.H317]" office:value-type="float" office:value="0.0603561401366974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8" office:value-type="float" office:value="315.041687011719" calcext:value-type="float">
            <text:p>315.042</text:p>
          </table:table-cell>
          <table:table-cell table:style-name="ce8" office:value-type="float" office:value="315.000030517578" calcext:value-type="float">
            <text:p>315.000</text:p>
          </table:table-cell>
          <table:table-cell table:style-name="ce13" office:value-type="float" office:value="315.083374023438" calcext:value-type="float">
            <text:p>315.083</text:p>
          </table:table-cell>
          <table:table-cell table:style-name="ce7" table:formula="of:=[.D318]-[.C318]" office:value-type="float" office:value="0.0833435058600003" calcext:value-type="float">
            <text:p>0.083</text:p>
          </table:table-cell>
          <table:table-cell table:style-name="ce2" office:value-type="float" office:value="317" calcext:value-type="float">
            <text:p>317</text:p>
          </table:table-cell>
          <table:table-cell table:style-name="ce8" office:value-type="float" office:value="-43.5336074829102" calcext:value-type="float">
            <text:p>-43.534</text:p>
          </table:table-cell>
          <table:table-cell table:style-name="ce8" office:value-type="float" office:value="-43.5638122558594" calcext:value-type="float">
            <text:p>-43.564</text:p>
          </table:table-cell>
          <table:table-cell table:style-name="ce18" office:value-type="float" office:value="-43.5033988952637" calcext:value-type="float">
            <text:p>-43.503</text:p>
          </table:table-cell>
          <table:table-cell table:style-name="ce6" table:formula="of:=[.I318]-[.H318]" office:value-type="float" office:value="0.0604133605957031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8" office:value-type="float" office:value="315.125030517578" calcext:value-type="float">
            <text:p>315.125</text:p>
          </table:table-cell>
          <table:table-cell table:style-name="ce8" office:value-type="float" office:value="315.083374023438" calcext:value-type="float">
            <text:p>315.083</text:p>
          </table:table-cell>
          <table:table-cell table:style-name="ce13" office:value-type="float" office:value="315.166687011719" calcext:value-type="float">
            <text:p>315.167</text:p>
          </table:table-cell>
          <table:table-cell table:style-name="ce7" table:formula="of:=[.D319]-[.C319]" office:value-type="float" office:value="0.0833129882809658" calcext:value-type="float">
            <text:p>0.083</text:p>
          </table:table-cell>
          <table:table-cell table:style-name="ce2" office:value-type="float" office:value="318" calcext:value-type="float">
            <text:p>318</text:p>
          </table:table-cell>
          <table:table-cell table:style-name="ce8" office:value-type="float" office:value="-43.4731636047363" calcext:value-type="float">
            <text:p>-43.473</text:p>
          </table:table-cell>
          <table:table-cell table:style-name="ce8" office:value-type="float" office:value="-43.5033988952637" calcext:value-type="float">
            <text:p>-43.503</text:p>
          </table:table-cell>
          <table:table-cell table:style-name="ce18" office:value-type="float" office:value="-43.4429244995117" calcext:value-type="float">
            <text:p>-43.443</text:p>
          </table:table-cell>
          <table:table-cell table:style-name="ce6" table:formula="of:=[.I319]-[.H319]" office:value-type="float" office:value="0.0604743957520029" calcext:value-type="float">
            <text:p>0.060</text:p>
          </table:table-cell>
          <table:table-cell table:number-columns-repeated="1014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315.208374023438" calcext:value-type="float">
            <text:p>315.208</text:p>
          </table:table-cell>
          <table:table-cell table:style-name="ce8" office:value-type="float" office:value="315.166687011719" calcext:value-type="float">
            <text:p>315.167</text:p>
          </table:table-cell>
          <table:table-cell table:style-name="ce13" office:value-type="float" office:value="315.250030517578" calcext:value-type="float">
            <text:p>315.250</text:p>
          </table:table-cell>
          <table:table-cell table:style-name="ce7" table:formula="of:=[.D320]-[.C320]" office:value-type="float" office:value="0.0833435058590339" calcext:value-type="float">
            <text:p>0.083</text:p>
          </table:table-cell>
          <table:table-cell table:style-name="ce2" office:value-type="float" office:value="319" calcext:value-type="float">
            <text:p>319</text:p>
          </table:table-cell>
          <table:table-cell table:style-name="ce8" office:value-type="float" office:value="-43.4126586914062" calcext:value-type="float">
            <text:p>-43.413</text:p>
          </table:table-cell>
          <table:table-cell table:style-name="ce8" office:value-type="float" office:value="-43.4429244995117" calcext:value-type="float">
            <text:p>-43.443</text:p>
          </table:table-cell>
          <table:table-cell table:style-name="ce18" office:value-type="float" office:value="-43.3823890686035" calcext:value-type="float">
            <text:p>-43.382</text:p>
          </table:table-cell>
          <table:table-cell table:style-name="ce6" table:formula="of:=[.I320]-[.H320]" office:value-type="float" office:value="0.060535430908196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8" office:value-type="float" office:value="315.291687011719" calcext:value-type="float">
            <text:p>315.292</text:p>
          </table:table-cell>
          <table:table-cell table:style-name="ce8" office:value-type="float" office:value="315.250030517578" calcext:value-type="float">
            <text:p>315.250</text:p>
          </table:table-cell>
          <table:table-cell table:style-name="ce13" office:value-type="float" office:value="315.333374023438" calcext:value-type="float">
            <text:p>315.333</text:p>
          </table:table-cell>
          <table:table-cell table:style-name="ce7" table:formula="of:=[.D321]-[.C321]" office:value-type="float" office:value="0.0833435058600003" calcext:value-type="float">
            <text:p>0.083</text:p>
          </table:table-cell>
          <table:table-cell table:style-name="ce2" office:value-type="float" office:value="320" calcext:value-type="float">
            <text:p>320</text:p>
          </table:table-cell>
          <table:table-cell table:style-name="ce8" office:value-type="float" office:value="-43.3520927429199" calcext:value-type="float">
            <text:p>-43.352</text:p>
          </table:table-cell>
          <table:table-cell table:style-name="ce8" office:value-type="float" office:value="-43.3823890686035" calcext:value-type="float">
            <text:p>-43.382</text:p>
          </table:table-cell>
          <table:table-cell table:style-name="ce18" office:value-type="float" office:value="-43.3217926025391" calcext:value-type="float">
            <text:p>-43.322</text:p>
          </table:table-cell>
          <table:table-cell table:style-name="ce6" table:formula="of:=[.I321]-[.H321]" office:value-type="float" office:value="0.0605964660644034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315.375030517578" calcext:value-type="float">
            <text:p>315.375</text:p>
          </table:table-cell>
          <table:table-cell table:style-name="ce8" office:value-type="float" office:value="315.333374023438" calcext:value-type="float">
            <text:p>315.333</text:p>
          </table:table-cell>
          <table:table-cell table:style-name="ce13" office:value-type="float" office:value="315.416687011719" calcext:value-type="float">
            <text:p>315.417</text:p>
          </table:table-cell>
          <table:table-cell table:style-name="ce7" table:formula="of:=[.D322]-[.C322]" office:value-type="float" office:value="0.0833129882809658" calcext:value-type="float">
            <text:p>0.083</text:p>
          </table:table-cell>
          <table:table-cell table:style-name="ce2" office:value-type="float" office:value="321" calcext:value-type="float">
            <text:p>321</text:p>
          </table:table-cell>
          <table:table-cell table:style-name="ce8" office:value-type="float" office:value="-43.2914657592773" calcext:value-type="float">
            <text:p>-43.291</text:p>
          </table:table-cell>
          <table:table-cell table:style-name="ce8" office:value-type="float" office:value="-43.3217926025391" calcext:value-type="float">
            <text:p>-43.322</text:p>
          </table:table-cell>
          <table:table-cell table:style-name="ce18" office:value-type="float" office:value="-43.2611389160156" calcext:value-type="float">
            <text:p>-43.261</text:p>
          </table:table-cell>
          <table:table-cell table:style-name="ce6" table:formula="of:=[.I322]-[.H322]" office:value-type="float" office:value="0.0606536865235015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8" office:value-type="float" office:value="315.458374023438" calcext:value-type="float">
            <text:p>315.458</text:p>
          </table:table-cell>
          <table:table-cell table:style-name="ce8" office:value-type="float" office:value="315.416687011719" calcext:value-type="float">
            <text:p>315.417</text:p>
          </table:table-cell>
          <table:table-cell table:style-name="ce13" office:value-type="float" office:value="315.500030517578" calcext:value-type="float">
            <text:p>315.500</text:p>
          </table:table-cell>
          <table:table-cell table:style-name="ce7" table:formula="of:=[.D323]-[.C323]" office:value-type="float" office:value="0.0833435058590339" calcext:value-type="float">
            <text:p>0.083</text:p>
          </table:table-cell>
          <table:table-cell table:style-name="ce2" office:value-type="float" office:value="322" calcext:value-type="float">
            <text:p>322</text:p>
          </table:table-cell>
          <table:table-cell table:style-name="ce8" office:value-type="float" office:value="-43.2307815551758" calcext:value-type="float">
            <text:p>-43.231</text:p>
          </table:table-cell>
          <table:table-cell table:style-name="ce8" office:value-type="float" office:value="-43.2611389160156" calcext:value-type="float">
            <text:p>-43.261</text:p>
          </table:table-cell>
          <table:table-cell table:style-name="ce18" office:value-type="float" office:value="-43.2004203796387" calcext:value-type="float">
            <text:p>-43.200</text:p>
          </table:table-cell>
          <table:table-cell table:style-name="ce6" table:formula="of:=[.I323]-[.H323]" office:value-type="float" office:value="0.0607185363768963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8" office:value-type="float" office:value="315.541687011719" calcext:value-type="float">
            <text:p>315.542</text:p>
          </table:table-cell>
          <table:table-cell table:style-name="ce8" office:value-type="float" office:value="315.500030517578" calcext:value-type="float">
            <text:p>315.500</text:p>
          </table:table-cell>
          <table:table-cell table:style-name="ce13" office:value-type="float" office:value="315.583374023438" calcext:value-type="float">
            <text:p>315.583</text:p>
          </table:table-cell>
          <table:table-cell table:style-name="ce7" table:formula="of:=[.D324]-[.C324]" office:value-type="float" office:value="0.0833435058600003" calcext:value-type="float">
            <text:p>0.083</text:p>
          </table:table-cell>
          <table:table-cell table:style-name="ce2" office:value-type="float" office:value="323" calcext:value-type="float">
            <text:p>323</text:p>
          </table:table-cell>
          <table:table-cell table:style-name="ce8" office:value-type="float" office:value="-43.1700325012207" calcext:value-type="float">
            <text:p>-43.170</text:p>
          </table:table-cell>
          <table:table-cell table:style-name="ce8" office:value-type="float" office:value="-43.2004203796387" calcext:value-type="float">
            <text:p>-43.200</text:p>
          </table:table-cell>
          <table:table-cell table:style-name="ce18" office:value-type="float" office:value="-43.1396446228027" calcext:value-type="float">
            <text:p>-43.140</text:p>
          </table:table-cell>
          <table:table-cell table:style-name="ce6" table:formula="of:=[.I324]-[.H324]" office:value-type="float" office:value="0.0607757568360015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8" office:value-type="float" office:value="315.625030517578" calcext:value-type="float">
            <text:p>315.625</text:p>
          </table:table-cell>
          <table:table-cell table:style-name="ce8" office:value-type="float" office:value="315.583374023438" calcext:value-type="float">
            <text:p>315.583</text:p>
          </table:table-cell>
          <table:table-cell table:style-name="ce13" office:value-type="float" office:value="315.666687011719" calcext:value-type="float">
            <text:p>315.667</text:p>
          </table:table-cell>
          <table:table-cell table:style-name="ce7" table:formula="of:=[.D325]-[.C325]" office:value-type="float" office:value="0.0833129882809658" calcext:value-type="float">
            <text:p>0.083</text:p>
          </table:table-cell>
          <table:table-cell table:style-name="ce2" office:value-type="float" office:value="324" calcext:value-type="float">
            <text:p>324</text:p>
          </table:table-cell>
          <table:table-cell table:style-name="ce8" office:value-type="float" office:value="-43.1092262268066" calcext:value-type="float">
            <text:p>-43.109</text:p>
          </table:table-cell>
          <table:table-cell table:style-name="ce8" office:value-type="float" office:value="-43.1396446228027" calcext:value-type="float">
            <text:p>-43.140</text:p>
          </table:table-cell>
          <table:table-cell table:style-name="ce18" office:value-type="float" office:value="-43.0788040161133" calcext:value-type="float">
            <text:p>-43.079</text:p>
          </table:table-cell>
          <table:table-cell table:style-name="ce6" table:formula="of:=[.I325]-[.H325]" office:value-type="float" office:value="0.0608406066893963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8" office:value-type="float" office:value="315.708374023438" calcext:value-type="float">
            <text:p>315.708</text:p>
          </table:table-cell>
          <table:table-cell table:style-name="ce8" office:value-type="float" office:value="315.666687011719" calcext:value-type="float">
            <text:p>315.667</text:p>
          </table:table-cell>
          <table:table-cell table:style-name="ce13" office:value-type="float" office:value="315.750030517578" calcext:value-type="float">
            <text:p>315.750</text:p>
          </table:table-cell>
          <table:table-cell table:style-name="ce7" table:formula="of:=[.D326]-[.C326]" office:value-type="float" office:value="0.0833435058590339" calcext:value-type="float">
            <text:p>0.083</text:p>
          </table:table-cell>
          <table:table-cell table:style-name="ce2" office:value-type="float" office:value="325" calcext:value-type="float">
            <text:p>325</text:p>
          </table:table-cell>
          <table:table-cell table:style-name="ce8" office:value-type="float" office:value="-43.0483551025391" calcext:value-type="float">
            <text:p>-43.048</text:p>
          </table:table-cell>
          <table:table-cell table:style-name="ce8" office:value-type="float" office:value="-43.0788040161133" calcext:value-type="float">
            <text:p>-43.079</text:p>
          </table:table-cell>
          <table:table-cell table:style-name="ce18" office:value-type="float" office:value="-43.0179061889648" calcext:value-type="float">
            <text:p>-43.018</text:p>
          </table:table-cell>
          <table:table-cell table:style-name="ce6" table:formula="of:=[.I326]-[.H326]" office:value-type="float" office:value="0.0608978271485015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8" office:value-type="float" office:value="315.791687011719" calcext:value-type="float">
            <text:p>315.792</text:p>
          </table:table-cell>
          <table:table-cell table:style-name="ce8" office:value-type="float" office:value="315.750030517578" calcext:value-type="float">
            <text:p>315.750</text:p>
          </table:table-cell>
          <table:table-cell table:style-name="ce13" office:value-type="float" office:value="315.833374023438" calcext:value-type="float">
            <text:p>315.833</text:p>
          </table:table-cell>
          <table:table-cell table:style-name="ce7" table:formula="of:=[.D327]-[.C327]" office:value-type="float" office:value="0.0833435058600003" calcext:value-type="float">
            <text:p>0.083</text:p>
          </table:table-cell>
          <table:table-cell table:style-name="ce2" office:value-type="float" office:value="326" calcext:value-type="float">
            <text:p>326</text:p>
          </table:table-cell>
          <table:table-cell table:style-name="ce8" office:value-type="float" office:value="-42.9874267578125" calcext:value-type="float">
            <text:p>-42.987</text:p>
          </table:table-cell>
          <table:table-cell table:style-name="ce8" office:value-type="float" office:value="-43.0179061889648" calcext:value-type="float">
            <text:p>-43.018</text:p>
          </table:table-cell>
          <table:table-cell table:style-name="ce18" office:value-type="float" office:value="-42.9569473266602" calcext:value-type="float">
            <text:p>-42.957</text:p>
          </table:table-cell>
          <table:table-cell table:style-name="ce6" table:formula="of:=[.I327]-[.H327]" office:value-type="float" office:value="0.0609588623046022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315.875030517578" calcext:value-type="float">
            <text:p>315.875</text:p>
          </table:table-cell>
          <table:table-cell table:style-name="ce8" office:value-type="float" office:value="315.833374023438" calcext:value-type="float">
            <text:p>315.833</text:p>
          </table:table-cell>
          <table:table-cell table:style-name="ce13" office:value-type="float" office:value="315.916687011719" calcext:value-type="float">
            <text:p>315.917</text:p>
          </table:table-cell>
          <table:table-cell table:style-name="ce7" table:formula="of:=[.D328]-[.C328]" office:value-type="float" office:value="0.0833129882809658" calcext:value-type="float">
            <text:p>0.083</text:p>
          </table:table-cell>
          <table:table-cell table:style-name="ce2" office:value-type="float" office:value="327" calcext:value-type="float">
            <text:p>327</text:p>
          </table:table-cell>
          <table:table-cell table:style-name="ce8" office:value-type="float" office:value="-42.926441192627" calcext:value-type="float">
            <text:p>-42.926</text:p>
          </table:table-cell>
          <table:table-cell table:style-name="ce8" office:value-type="float" office:value="-42.9569473266602" calcext:value-type="float">
            <text:p>-42.957</text:p>
          </table:table-cell>
          <table:table-cell table:style-name="ce18" office:value-type="float" office:value="-42.8959312438965" calcext:value-type="float">
            <text:p>-42.896</text:p>
          </table:table-cell>
          <table:table-cell table:style-name="ce6" table:formula="of:=[.I328]-[.H328]" office:value-type="float" office:value="0.0610160827637003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8" office:value-type="float" office:value="315.958374023438" calcext:value-type="float">
            <text:p>315.958</text:p>
          </table:table-cell>
          <table:table-cell table:style-name="ce8" office:value-type="float" office:value="315.916687011719" calcext:value-type="float">
            <text:p>315.917</text:p>
          </table:table-cell>
          <table:table-cell table:style-name="ce13" office:value-type="float" office:value="316.000030517578" calcext:value-type="float">
            <text:p>316.000</text:p>
          </table:table-cell>
          <table:table-cell table:style-name="ce7" table:formula="of:=[.D329]-[.C329]" office:value-type="float" office:value="0.0833435058590339" calcext:value-type="float">
            <text:p>0.083</text:p>
          </table:table-cell>
          <table:table-cell table:style-name="ce2" office:value-type="float" office:value="328" calcext:value-type="float">
            <text:p>328</text:p>
          </table:table-cell>
          <table:table-cell table:style-name="ce8" office:value-type="float" office:value="-42.8653907775879" calcext:value-type="float">
            <text:p>-42.865</text:p>
          </table:table-cell>
          <table:table-cell table:style-name="ce8" office:value-type="float" office:value="-42.8959312438965" calcext:value-type="float">
            <text:p>-42.896</text:p>
          </table:table-cell>
          <table:table-cell table:style-name="ce18" office:value-type="float" office:value="-42.8348503112793" calcext:value-type="float">
            <text:p>-42.835</text:p>
          </table:table-cell>
          <table:table-cell table:style-name="ce6" table:formula="of:=[.I329]-[.H329]" office:value-type="float" office:value="0.0610809326172017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8" office:value-type="float" office:value="316.041687011719" calcext:value-type="float">
            <text:p>316.042</text:p>
          </table:table-cell>
          <table:table-cell table:style-name="ce8" office:value-type="float" office:value="316.000030517578" calcext:value-type="float">
            <text:p>316.000</text:p>
          </table:table-cell>
          <table:table-cell table:style-name="ce13" office:value-type="float" office:value="316.083374023438" calcext:value-type="float">
            <text:p>316.083</text:p>
          </table:table-cell>
          <table:table-cell table:style-name="ce7" table:formula="of:=[.D330]-[.C330]" office:value-type="float" office:value="0.0833435058600003" calcext:value-type="float">
            <text:p>0.083</text:p>
          </table:table-cell>
          <table:table-cell table:style-name="ce2" office:value-type="float" office:value="329" calcext:value-type="float">
            <text:p>329</text:p>
          </table:table-cell>
          <table:table-cell table:style-name="ce8" office:value-type="float" office:value="-42.8042831420898" calcext:value-type="float">
            <text:p>-42.804</text:p>
          </table:table-cell>
          <table:table-cell table:style-name="ce8" office:value-type="float" office:value="-42.8348503112793" calcext:value-type="float">
            <text:p>-42.835</text:p>
          </table:table-cell>
          <table:table-cell table:style-name="ce18" office:value-type="float" office:value="-42.7737121582031" calcext:value-type="float">
            <text:p>-42.774</text:p>
          </table:table-cell>
          <table:table-cell table:style-name="ce6" table:formula="of:=[.I330]-[.H330]" office:value-type="float" office:value="0.0611381530762003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8" office:value-type="float" office:value="316.125030517578" calcext:value-type="float">
            <text:p>316.125</text:p>
          </table:table-cell>
          <table:table-cell table:style-name="ce8" office:value-type="float" office:value="316.083374023438" calcext:value-type="float">
            <text:p>316.083</text:p>
          </table:table-cell>
          <table:table-cell table:style-name="ce13" office:value-type="float" office:value="316.166687011719" calcext:value-type="float">
            <text:p>316.167</text:p>
          </table:table-cell>
          <table:table-cell table:style-name="ce7" table:formula="of:=[.D331]-[.C331]" office:value-type="float" office:value="0.0833129882809658" calcext:value-type="float">
            <text:p>0.083</text:p>
          </table:table-cell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-42.7431106567383" calcext:value-type="float">
            <text:p>-42.743</text:p>
          </table:table-cell>
          <table:table-cell table:style-name="ce8" office:value-type="float" office:value="-42.7737121582031" calcext:value-type="float">
            <text:p>-42.774</text:p>
          </table:table-cell>
          <table:table-cell table:style-name="ce18" office:value-type="float" office:value="-42.7125091552734" calcext:value-type="float">
            <text:p>-42.713</text:p>
          </table:table-cell>
          <table:table-cell table:style-name="ce6" table:formula="of:=[.I331]-[.H331]" office:value-type="float" office:value="0.0612030029296946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8" office:value-type="float" office:value="316.208374023438" calcext:value-type="float">
            <text:p>316.208</text:p>
          </table:table-cell>
          <table:table-cell table:style-name="ce8" office:value-type="float" office:value="316.166687011719" calcext:value-type="float">
            <text:p>316.167</text:p>
          </table:table-cell>
          <table:table-cell table:style-name="ce13" office:value-type="float" office:value="316.250030517578" calcext:value-type="float">
            <text:p>316.250</text:p>
          </table:table-cell>
          <table:table-cell table:style-name="ce7" table:formula="of:=[.D332]-[.C332]" office:value-type="float" office:value="0.0833435058590339" calcext:value-type="float">
            <text:p>0.083</text:p>
          </table:table-cell>
          <table:table-cell table:style-name="ce2" office:value-type="float" office:value="331" calcext:value-type="float">
            <text:p>331</text:p>
          </table:table-cell>
          <table:table-cell table:style-name="ce8" office:value-type="float" office:value="-42.6818809509277" calcext:value-type="float">
            <text:p>-42.682</text:p>
          </table:table-cell>
          <table:table-cell table:style-name="ce8" office:value-type="float" office:value="-42.7125091552734" calcext:value-type="float">
            <text:p>-42.713</text:p>
          </table:table-cell>
          <table:table-cell table:style-name="ce18" office:value-type="float" office:value="-42.6512489318848" calcext:value-type="float">
            <text:p>-42.651</text:p>
          </table:table-cell>
          <table:table-cell table:style-name="ce6" table:formula="of:=[.I332]-[.H332]" office:value-type="float" office:value="0.0612602233886008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8" office:value-type="float" office:value="316.291687011719" calcext:value-type="float">
            <text:p>316.292</text:p>
          </table:table-cell>
          <table:table-cell table:style-name="ce8" office:value-type="float" office:value="316.250030517578" calcext:value-type="float">
            <text:p>316.250</text:p>
          </table:table-cell>
          <table:table-cell table:style-name="ce13" office:value-type="float" office:value="316.333374023438" calcext:value-type="float">
            <text:p>316.333</text:p>
          </table:table-cell>
          <table:table-cell table:style-name="ce7" table:formula="of:=[.D333]-[.C333]" office:value-type="float" office:value="0.0833435058600003" calcext:value-type="float">
            <text:p>0.083</text:p>
          </table:table-cell>
          <table:table-cell table:style-name="ce2" office:value-type="float" office:value="332" calcext:value-type="float">
            <text:p>332</text:p>
          </table:table-cell>
          <table:table-cell table:style-name="ce8" office:value-type="float" office:value="-42.6205902099609" calcext:value-type="float">
            <text:p>-42.621</text:p>
          </table:table-cell>
          <table:table-cell table:style-name="ce8" office:value-type="float" office:value="-42.6512489318848" calcext:value-type="float">
            <text:p>-42.651</text:p>
          </table:table-cell>
          <table:table-cell table:style-name="ce18" office:value-type="float" office:value="-42.5899276733398" calcext:value-type="float">
            <text:p>-42.590</text:p>
          </table:table-cell>
          <table:table-cell table:style-name="ce6" table:formula="of:=[.I333]-[.H333]" office:value-type="float" office:value="0.061321258545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8" office:value-type="float" office:value="316.375030517578" calcext:value-type="float">
            <text:p>316.375</text:p>
          </table:table-cell>
          <table:table-cell table:style-name="ce8" office:value-type="float" office:value="316.333374023438" calcext:value-type="float">
            <text:p>316.333</text:p>
          </table:table-cell>
          <table:table-cell table:style-name="ce13" office:value-type="float" office:value="316.416687011719" calcext:value-type="float">
            <text:p>316.417</text:p>
          </table:table-cell>
          <table:table-cell table:style-name="ce7" table:formula="of:=[.D334]-[.C334]" office:value-type="float" office:value="0.0833129882809658" calcext:value-type="float">
            <text:p>0.083</text:p>
          </table:table-cell>
          <table:table-cell table:style-name="ce2" office:value-type="float" office:value="333" calcext:value-type="float">
            <text:p>333</text:p>
          </table:table-cell>
          <table:table-cell table:style-name="ce8" office:value-type="float" office:value="-42.5592384338379" calcext:value-type="float">
            <text:p>-42.559</text:p>
          </table:table-cell>
          <table:table-cell table:style-name="ce8" office:value-type="float" office:value="-42.5899276733398" calcext:value-type="float">
            <text:p>-42.590</text:p>
          </table:table-cell>
          <table:table-cell table:style-name="ce18" office:value-type="float" office:value="-42.5285453796387" calcext:value-type="float">
            <text:p>-42.529</text:p>
          </table:table-cell>
          <table:table-cell table:style-name="ce6" table:formula="of:=[.I334]-[.H334]" office:value-type="float" office:value="0.0613822937011008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8" office:value-type="float" office:value="316.458374023438" calcext:value-type="float">
            <text:p>316.458</text:p>
          </table:table-cell>
          <table:table-cell table:style-name="ce8" office:value-type="float" office:value="316.416687011719" calcext:value-type="float">
            <text:p>316.417</text:p>
          </table:table-cell>
          <table:table-cell table:style-name="ce13" office:value-type="float" office:value="316.500030517578" calcext:value-type="float">
            <text:p>316.500</text:p>
          </table:table-cell>
          <table:table-cell table:style-name="ce7" table:formula="of:=[.D335]-[.C335]" office:value-type="float" office:value="0.0833435058590339" calcext:value-type="float">
            <text:p>0.083</text:p>
          </table:table-cell>
          <table:table-cell table:style-name="ce2" office:value-type="float" office:value="334" calcext:value-type="float">
            <text:p>334</text:p>
          </table:table-cell>
          <table:table-cell table:style-name="ce8" office:value-type="float" office:value="-42.4978256225586" calcext:value-type="float">
            <text:p>-42.498</text:p>
          </table:table-cell>
          <table:table-cell table:style-name="ce8" office:value-type="float" office:value="-42.5285453796387" calcext:value-type="float">
            <text:p>-42.529</text:p>
          </table:table-cell>
          <table:table-cell table:style-name="ce18" office:value-type="float" office:value="-42.4671058654785" calcext:value-type="float">
            <text:p>-42.467</text:p>
          </table:table-cell>
          <table:table-cell table:style-name="ce6" table:formula="of:=[.I335]-[.H335]" office:value-type="float" office:value="0.0614395141601989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316.541687011719" calcext:value-type="float">
            <text:p>316.542</text:p>
          </table:table-cell>
          <table:table-cell table:style-name="ce8" office:value-type="float" office:value="316.500030517578" calcext:value-type="float">
            <text:p>316.500</text:p>
          </table:table-cell>
          <table:table-cell table:style-name="ce13" office:value-type="float" office:value="316.583374023438" calcext:value-type="float">
            <text:p>316.583</text:p>
          </table:table-cell>
          <table:table-cell table:style-name="ce7" table:formula="of:=[.D336]-[.C336]" office:value-type="float" office:value="0.0833435058600003" calcext:value-type="float">
            <text:p>0.083</text:p>
          </table:table-cell>
          <table:table-cell table:style-name="ce2" office:value-type="float" office:value="335" calcext:value-type="float">
            <text:p>335</text:p>
          </table:table-cell>
          <table:table-cell table:style-name="ce8" office:value-type="float" office:value="-42.4363555908203" calcext:value-type="float">
            <text:p>-42.436</text:p>
          </table:table-cell>
          <table:table-cell table:style-name="ce8" office:value-type="float" office:value="-42.4671058654785" calcext:value-type="float">
            <text:p>-42.467</text:p>
          </table:table-cell>
          <table:table-cell table:style-name="ce18" office:value-type="float" office:value="-42.4056015014648" calcext:value-type="float">
            <text:p>-42.406</text:p>
          </table:table-cell>
          <table:table-cell table:style-name="ce6" table:formula="of:=[.I336]-[.H336]" office:value-type="float" office:value="0.0615043640137003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8" office:value-type="float" office:value="316.625030517578" calcext:value-type="float">
            <text:p>316.625</text:p>
          </table:table-cell>
          <table:table-cell table:style-name="ce8" office:value-type="float" office:value="316.583374023438" calcext:value-type="float">
            <text:p>316.583</text:p>
          </table:table-cell>
          <table:table-cell table:style-name="ce13" office:value-type="float" office:value="316.666687011719" calcext:value-type="float">
            <text:p>316.667</text:p>
          </table:table-cell>
          <table:table-cell table:style-name="ce7" table:formula="of:=[.D337]-[.C337]" office:value-type="float" office:value="0.0833129882809658" calcext:value-type="float">
            <text:p>0.083</text:p>
          </table:table-cell>
          <table:table-cell table:style-name="ce2" office:value-type="float" office:value="336" calcext:value-type="float">
            <text:p>336</text:p>
          </table:table-cell>
          <table:table-cell table:style-name="ce8" office:value-type="float" office:value="-42.3748207092285" calcext:value-type="float">
            <text:p>-42.375</text:p>
          </table:table-cell>
          <table:table-cell table:style-name="ce8" office:value-type="float" office:value="-42.4056015014648" calcext:value-type="float">
            <text:p>-42.406</text:p>
          </table:table-cell>
          <table:table-cell table:style-name="ce18" office:value-type="float" office:value="-42.3440399169922" calcext:value-type="float">
            <text:p>-42.344</text:p>
          </table:table-cell>
          <table:table-cell table:style-name="ce6" table:formula="of:=[.I337]-[.H337]" office:value-type="float" office:value="0.0615615844725994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316.708374023438" calcext:value-type="float">
            <text:p>316.708</text:p>
          </table:table-cell>
          <table:table-cell table:style-name="ce8" office:value-type="float" office:value="316.666687011719" calcext:value-type="float">
            <text:p>316.667</text:p>
          </table:table-cell>
          <table:table-cell table:style-name="ce13" office:value-type="float" office:value="316.750030517578" calcext:value-type="float">
            <text:p>316.750</text:p>
          </table:table-cell>
          <table:table-cell table:style-name="ce7" table:formula="of:=[.D338]-[.C338]" office:value-type="float" office:value="0.0833435058590339" calcext:value-type="float">
            <text:p>0.083</text:p>
          </table:table-cell>
          <table:table-cell table:style-name="ce2" office:value-type="float" office:value="337" calcext:value-type="float">
            <text:p>337</text:p>
          </table:table-cell>
          <table:table-cell table:style-name="ce8" office:value-type="float" office:value="-42.3132286071777" calcext:value-type="float">
            <text:p>-42.313</text:p>
          </table:table-cell>
          <table:table-cell table:style-name="ce8" office:value-type="float" office:value="-42.3440399169922" calcext:value-type="float">
            <text:p>-42.344</text:p>
          </table:table-cell>
          <table:table-cell table:style-name="ce18" office:value-type="float" office:value="-42.2824172973633" calcext:value-type="float">
            <text:p>-42.282</text:p>
          </table:table-cell>
          <table:table-cell table:style-name="ce6" table:formula="of:=[.I338]-[.H338]" office:value-type="float" office:value="0.0616226196288991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8" office:value-type="float" office:value="316.791687011719" calcext:value-type="float">
            <text:p>316.792</text:p>
          </table:table-cell>
          <table:table-cell table:style-name="ce8" office:value-type="float" office:value="316.750030517578" calcext:value-type="float">
            <text:p>316.750</text:p>
          </table:table-cell>
          <table:table-cell table:style-name="ce13" office:value-type="float" office:value="316.833374023438" calcext:value-type="float">
            <text:p>316.833</text:p>
          </table:table-cell>
          <table:table-cell table:style-name="ce7" table:formula="of:=[.D339]-[.C339]" office:value-type="float" office:value="0.0833435058600003" calcext:value-type="float">
            <text:p>0.083</text:p>
          </table:table-cell>
          <table:table-cell table:style-name="ce2" office:value-type="float" office:value="338" calcext:value-type="float">
            <text:p>338</text:p>
          </table:table-cell>
          <table:table-cell table:style-name="ce8" office:value-type="float" office:value="-42.2515754699707" calcext:value-type="float">
            <text:p>-42.252</text:p>
          </table:table-cell>
          <table:table-cell table:style-name="ce8" office:value-type="float" office:value="-42.2824172973633" calcext:value-type="float">
            <text:p>-42.282</text:p>
          </table:table-cell>
          <table:table-cell table:style-name="ce18" office:value-type="float" office:value="-42.2207336425781" calcext:value-type="float">
            <text:p>-42.221</text:p>
          </table:table-cell>
          <table:table-cell table:style-name="ce6" table:formula="of:=[.I339]-[.H339]" office:value-type="float" office:value="0.061683654785206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316.875030517578" calcext:value-type="float">
            <text:p>316.875</text:p>
          </table:table-cell>
          <table:table-cell table:style-name="ce8" office:value-type="float" office:value="316.833374023438" calcext:value-type="float">
            <text:p>316.833</text:p>
          </table:table-cell>
          <table:table-cell table:style-name="ce13" office:value-type="float" office:value="316.916687011719" calcext:value-type="float">
            <text:p>316.917</text:p>
          </table:table-cell>
          <table:table-cell table:style-name="ce7" table:formula="of:=[.D340]-[.C340]" office:value-type="float" office:value="0.0833129882809658" calcext:value-type="float">
            <text:p>0.083</text:p>
          </table:table-cell>
          <table:table-cell table:style-name="ce2" office:value-type="float" office:value="339" calcext:value-type="float">
            <text:p>339</text:p>
          </table:table-cell>
          <table:table-cell table:style-name="ce8" office:value-type="float" office:value="-42.1898612976074" calcext:value-type="float">
            <text:p>-42.190</text:p>
          </table:table-cell>
          <table:table-cell table:style-name="ce8" office:value-type="float" office:value="-42.2207336425781" calcext:value-type="float">
            <text:p>-42.221</text:p>
          </table:table-cell>
          <table:table-cell table:style-name="ce18" office:value-type="float" office:value="-42.1589889526367" calcext:value-type="float">
            <text:p>-42.159</text:p>
          </table:table-cell>
          <table:table-cell table:style-name="ce6" table:formula="of:=[.I340]-[.H340]" office:value-type="float" office:value="0.0617446899413991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8" office:value-type="float" office:value="316.958374023438" calcext:value-type="float">
            <text:p>316.958</text:p>
          </table:table-cell>
          <table:table-cell table:style-name="ce8" office:value-type="float" office:value="316.916687011719" calcext:value-type="float">
            <text:p>316.917</text:p>
          </table:table-cell>
          <table:table-cell table:style-name="ce13" office:value-type="float" office:value="317.000030517578" calcext:value-type="float">
            <text:p>317.000</text:p>
          </table:table-cell>
          <table:table-cell table:style-name="ce7" table:formula="of:=[.D341]-[.C341]" office:value-type="float" office:value="0.0833435058590339" calcext:value-type="float">
            <text:p>0.083</text:p>
          </table:table-cell>
          <table:table-cell table:style-name="ce2" office:value-type="float" office:value="340" calcext:value-type="float">
            <text:p>340</text:p>
          </table:table-cell>
          <table:table-cell table:style-name="ce8" office:value-type="float" office:value="-42.1280899047852" calcext:value-type="float">
            <text:p>-42.128</text:p>
          </table:table-cell>
          <table:table-cell table:style-name="ce8" office:value-type="float" office:value="-42.1589889526367" calcext:value-type="float">
            <text:p>-42.159</text:p>
          </table:table-cell>
          <table:table-cell table:style-name="ce18" office:value-type="float" office:value="-42.0971870422363" calcext:value-type="float">
            <text:p>-42.097</text:p>
          </table:table-cell>
          <table:table-cell table:style-name="ce6" table:formula="of:=[.I341]-[.H341]" office:value-type="float" office:value="0.0618019104003977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8" office:value-type="float" office:value="317.041687011719" calcext:value-type="float">
            <text:p>317.042</text:p>
          </table:table-cell>
          <table:table-cell table:style-name="ce8" office:value-type="float" office:value="317.000030517578" calcext:value-type="float">
            <text:p>317.000</text:p>
          </table:table-cell>
          <table:table-cell table:style-name="ce13" office:value-type="float" office:value="317.083374023438" calcext:value-type="float">
            <text:p>317.083</text:p>
          </table:table-cell>
          <table:table-cell table:style-name="ce7" table:formula="of:=[.D342]-[.C342]" office:value-type="float" office:value="0.0833435058600003" calcext:value-type="float">
            <text:p>0.083</text:p>
          </table:table-cell>
          <table:table-cell table:style-name="ce2" office:value-type="float" office:value="341" calcext:value-type="float">
            <text:p>341</text:p>
          </table:table-cell>
          <table:table-cell table:style-name="ce8" office:value-type="float" office:value="-42.0662536621094" calcext:value-type="float">
            <text:p>-42.066</text:p>
          </table:table-cell>
          <table:table-cell table:style-name="ce8" office:value-type="float" office:value="-42.0971870422363" calcext:value-type="float">
            <text:p>-42.097</text:p>
          </table:table-cell>
          <table:table-cell table:style-name="ce18" office:value-type="float" office:value="-42.0353202819824" calcext:value-type="float">
            <text:p>-42.035</text:p>
          </table:table-cell>
          <table:table-cell table:style-name="ce6" table:formula="of:=[.I342]-[.H342]" office:value-type="float" office:value="0.0618667602538991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8" office:value-type="float" office:value="317.125030517578" calcext:value-type="float">
            <text:p>317.125</text:p>
          </table:table-cell>
          <table:table-cell table:style-name="ce8" office:value-type="float" office:value="317.083374023438" calcext:value-type="float">
            <text:p>317.083</text:p>
          </table:table-cell>
          <table:table-cell table:style-name="ce13" office:value-type="float" office:value="317.166687011719" calcext:value-type="float">
            <text:p>317.167</text:p>
          </table:table-cell>
          <table:table-cell table:style-name="ce7" table:formula="of:=[.D343]-[.C343]" office:value-type="float" office:value="0.0833129882809658" calcext:value-type="float">
            <text:p>0.083</text:p>
          </table:table-cell>
          <table:table-cell table:style-name="ce2" office:value-type="float" office:value="342" calcext:value-type="float">
            <text:p>342</text:p>
          </table:table-cell>
          <table:table-cell table:style-name="ce8" office:value-type="float" office:value="-42.0043601989746" calcext:value-type="float">
            <text:p>-42.004</text:p>
          </table:table-cell>
          <table:table-cell table:style-name="ce8" office:value-type="float" office:value="-42.0353202819824" calcext:value-type="float">
            <text:p>-42.035</text:p>
          </table:table-cell>
          <table:table-cell table:style-name="ce18" office:value-type="float" office:value="-41.9733963012695" calcext:value-type="float">
            <text:p>-41.973</text:p>
          </table:table-cell>
          <table:table-cell table:style-name="ce6" table:formula="of:=[.I343]-[.H343]" office:value-type="float" office:value="0.0619239807128977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8" office:value-type="float" office:value="317.208374023438" calcext:value-type="float">
            <text:p>317.208</text:p>
          </table:table-cell>
          <table:table-cell table:style-name="ce8" office:value-type="float" office:value="317.166687011719" calcext:value-type="float">
            <text:p>317.167</text:p>
          </table:table-cell>
          <table:table-cell table:style-name="ce13" office:value-type="float" office:value="317.250030517578" calcext:value-type="float">
            <text:p>317.250</text:p>
          </table:table-cell>
          <table:table-cell table:style-name="ce7" table:formula="of:=[.D344]-[.C344]" office:value-type="float" office:value="0.0833435058590339" calcext:value-type="float">
            <text:p>0.083</text:p>
          </table:table-cell>
          <table:table-cell table:style-name="ce2" office:value-type="float" office:value="343" calcext:value-type="float">
            <text:p>343</text:p>
          </table:table-cell>
          <table:table-cell table:style-name="ce8" office:value-type="float" office:value="-41.9424057006836" calcext:value-type="float">
            <text:p>-41.942</text:p>
          </table:table-cell>
          <table:table-cell table:style-name="ce8" office:value-type="float" office:value="-41.9733963012695" calcext:value-type="float">
            <text:p>-41.973</text:p>
          </table:table-cell>
          <table:table-cell table:style-name="ce18" office:value-type="float" office:value="-41.9114112854004" calcext:value-type="float">
            <text:p>-41.911</text:p>
          </table:table-cell>
          <table:table-cell table:style-name="ce6" table:formula="of:=[.I344]-[.H344]" office:value-type="float" office:value="0.0619850158691051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8" office:value-type="float" office:value="317.291687011719" calcext:value-type="float">
            <text:p>317.292</text:p>
          </table:table-cell>
          <table:table-cell table:style-name="ce8" office:value-type="float" office:value="317.250030517578" calcext:value-type="float">
            <text:p>317.250</text:p>
          </table:table-cell>
          <table:table-cell table:style-name="ce13" office:value-type="float" office:value="317.333374023438" calcext:value-type="float">
            <text:p>317.333</text:p>
          </table:table-cell>
          <table:table-cell table:style-name="ce7" table:formula="of:=[.D345]-[.C345]" office:value-type="float" office:value="0.0833435058600003" calcext:value-type="float">
            <text:p>0.083</text:p>
          </table:table-cell>
          <table:table-cell table:style-name="ce2" office:value-type="float" office:value="344" calcext:value-type="float">
            <text:p>344</text:p>
          </table:table-cell>
          <table:table-cell table:style-name="ce8" office:value-type="float" office:value="-41.8803901672363" calcext:value-type="float">
            <text:p>-41.880</text:p>
          </table:table-cell>
          <table:table-cell table:style-name="ce8" office:value-type="float" office:value="-41.9114112854004" calcext:value-type="float">
            <text:p>-41.911</text:p>
          </table:table-cell>
          <table:table-cell table:style-name="ce18" office:value-type="float" office:value="-41.8493690490723" calcext:value-type="float">
            <text:p>-41.849</text:p>
          </table:table-cell>
          <table:table-cell table:style-name="ce6" table:formula="of:=[.I345]-[.H345]" office:value-type="float" office:value="0.0620422363280966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8" office:value-type="float" office:value="317.375030517578" calcext:value-type="float">
            <text:p>317.375</text:p>
          </table:table-cell>
          <table:table-cell table:style-name="ce8" office:value-type="float" office:value="317.333374023438" calcext:value-type="float">
            <text:p>317.333</text:p>
          </table:table-cell>
          <table:table-cell table:style-name="ce13" office:value-type="float" office:value="317.416687011719" calcext:value-type="float">
            <text:p>317.417</text:p>
          </table:table-cell>
          <table:table-cell table:style-name="ce7" table:formula="of:=[.D346]-[.C346]" office:value-type="float" office:value="0.0833129882809658" calcext:value-type="float">
            <text:p>0.083</text:p>
          </table:table-cell>
          <table:table-cell table:style-name="ce2" office:value-type="float" office:value="345" calcext:value-type="float">
            <text:p>345</text:p>
          </table:table-cell>
          <table:table-cell table:style-name="ce8" office:value-type="float" office:value="-41.8183174133301" calcext:value-type="float">
            <text:p>-41.818</text:p>
          </table:table-cell>
          <table:table-cell table:style-name="ce8" office:value-type="float" office:value="-41.8493690490723" calcext:value-type="float">
            <text:p>-41.849</text:p>
          </table:table-cell>
          <table:table-cell table:style-name="ce18" office:value-type="float" office:value="-41.7872619628906" calcext:value-type="float">
            <text:p>-41.787</text:p>
          </table:table-cell>
          <table:table-cell table:style-name="ce6" table:formula="of:=[.I346]-[.H346]" office:value-type="float" office:value="0.0621070861817046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8" office:value-type="float" office:value="317.458374023438" calcext:value-type="float">
            <text:p>317.458</text:p>
          </table:table-cell>
          <table:table-cell table:style-name="ce8" office:value-type="float" office:value="317.416687011719" calcext:value-type="float">
            <text:p>317.417</text:p>
          </table:table-cell>
          <table:table-cell table:style-name="ce13" office:value-type="float" office:value="317.500030517578" calcext:value-type="float">
            <text:p>317.500</text:p>
          </table:table-cell>
          <table:table-cell table:style-name="ce7" table:formula="of:=[.D347]-[.C347]" office:value-type="float" office:value="0.0833435058590339" calcext:value-type="float">
            <text:p>0.083</text:p>
          </table:table-cell>
          <table:table-cell table:style-name="ce2" office:value-type="float" office:value="346" calcext:value-type="float">
            <text:p>346</text:p>
          </table:table-cell>
          <table:table-cell table:style-name="ce8" office:value-type="float" office:value="-41.7561798095703" calcext:value-type="float">
            <text:p>-41.756</text:p>
          </table:table-cell>
          <table:table-cell table:style-name="ce8" office:value-type="float" office:value="-41.7872619628906" calcext:value-type="float">
            <text:p>-41.787</text:p>
          </table:table-cell>
          <table:table-cell table:style-name="ce18" office:value-type="float" office:value="-41.72509765625" calcext:value-type="float">
            <text:p>-41.725</text:p>
          </table:table-cell>
          <table:table-cell table:style-name="ce6" table:formula="of:=[.I347]-[.H347]" office:value-type="float" office:value="0.0621643066405966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317.541687011719" calcext:value-type="float">
            <text:p>317.542</text:p>
          </table:table-cell>
          <table:table-cell table:style-name="ce8" office:value-type="float" office:value="317.500030517578" calcext:value-type="float">
            <text:p>317.500</text:p>
          </table:table-cell>
          <table:table-cell table:style-name="ce13" office:value-type="float" office:value="317.583374023438" calcext:value-type="float">
            <text:p>317.583</text:p>
          </table:table-cell>
          <table:table-cell table:style-name="ce7" table:formula="of:=[.D348]-[.C348]" office:value-type="float" office:value="0.0833435058600003" calcext:value-type="float">
            <text:p>0.083</text:p>
          </table:table-cell>
          <table:table-cell table:style-name="ce2" office:value-type="float" office:value="347" calcext:value-type="float">
            <text:p>347</text:p>
          </table:table-cell>
          <table:table-cell table:style-name="ce8" office:value-type="float" office:value="-41.6939849853516" calcext:value-type="float">
            <text:p>-41.694</text:p>
          </table:table-cell>
          <table:table-cell table:style-name="ce8" office:value-type="float" office:value="-41.72509765625" calcext:value-type="float">
            <text:p>-41.725</text:p>
          </table:table-cell>
          <table:table-cell table:style-name="ce18" office:value-type="float" office:value="-41.6628723144531" calcext:value-type="float">
            <text:p>-41.663</text:p>
          </table:table-cell>
          <table:table-cell table:style-name="ce6" table:formula="of:=[.I348]-[.H348]" office:value-type="float" office:value="0.0622253417969034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8" office:value-type="float" office:value="317.625030517578" calcext:value-type="float">
            <text:p>317.625</text:p>
          </table:table-cell>
          <table:table-cell table:style-name="ce8" office:value-type="float" office:value="317.583374023438" calcext:value-type="float">
            <text:p>317.583</text:p>
          </table:table-cell>
          <table:table-cell table:style-name="ce13" office:value-type="float" office:value="317.666687011719" calcext:value-type="float">
            <text:p>317.667</text:p>
          </table:table-cell>
          <table:table-cell table:style-name="ce7" table:formula="of:=[.D349]-[.C349]" office:value-type="float" office:value="0.0833129882809658" calcext:value-type="float">
            <text:p>0.083</text:p>
          </table:table-cell>
          <table:table-cell table:style-name="ce2" office:value-type="float" office:value="348" calcext:value-type="float">
            <text:p>348</text:p>
          </table:table-cell>
          <table:table-cell table:style-name="ce8" office:value-type="float" office:value="-41.6317291259766" calcext:value-type="float">
            <text:p>-41.632</text:p>
          </table:table-cell>
          <table:table-cell table:style-name="ce8" office:value-type="float" office:value="-41.6628723144531" calcext:value-type="float">
            <text:p>-41.663</text:p>
          </table:table-cell>
          <table:table-cell table:style-name="ce18" office:value-type="float" office:value="-41.6005859375" calcext:value-type="float">
            <text:p>-41.601</text:p>
          </table:table-cell>
          <table:table-cell table:style-name="ce6" table:formula="of:=[.I349]-[.H349]" office:value-type="float" office:value="0.0622863769530966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317.708374023438" calcext:value-type="float">
            <text:p>317.708</text:p>
          </table:table-cell>
          <table:table-cell table:style-name="ce8" office:value-type="float" office:value="317.666687011719" calcext:value-type="float">
            <text:p>317.667</text:p>
          </table:table-cell>
          <table:table-cell table:style-name="ce13" office:value-type="float" office:value="317.750030517578" calcext:value-type="float">
            <text:p>317.750</text:p>
          </table:table-cell>
          <table:table-cell table:style-name="ce7" table:formula="of:=[.D350]-[.C350]" office:value-type="float" office:value="0.0833435058590339" calcext:value-type="float">
            <text:p>0.083</text:p>
          </table:table-cell>
          <table:table-cell table:style-name="ce2" office:value-type="float" office:value="349" calcext:value-type="float">
            <text:p>349</text:p>
          </table:table-cell>
          <table:table-cell table:style-name="ce8" office:value-type="float" office:value="-41.5694122314453" calcext:value-type="float">
            <text:p>-41.569</text:p>
          </table:table-cell>
          <table:table-cell table:style-name="ce8" office:value-type="float" office:value="-41.6005859375" calcext:value-type="float">
            <text:p>-41.601</text:p>
          </table:table-cell>
          <table:table-cell table:style-name="ce18" office:value-type="float" office:value="-41.5382385253906" calcext:value-type="float">
            <text:p>-41.538</text:p>
          </table:table-cell>
          <table:table-cell table:style-name="ce6" table:formula="of:=[.I350]-[.H350]" office:value-type="float" office:value="0.0623474121094034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8" office:value-type="float" office:value="317.791687011719" calcext:value-type="float">
            <text:p>317.792</text:p>
          </table:table-cell>
          <table:table-cell table:style-name="ce8" office:value-type="float" office:value="317.750030517578" calcext:value-type="float">
            <text:p>317.750</text:p>
          </table:table-cell>
          <table:table-cell table:style-name="ce13" office:value-type="float" office:value="317.833374023438" calcext:value-type="float">
            <text:p>317.833</text:p>
          </table:table-cell>
          <table:table-cell table:style-name="ce7" table:formula="of:=[.D351]-[.C351]" office:value-type="float" office:value="0.0833435058600003" calcext:value-type="float">
            <text:p>0.083</text:p>
          </table:table-cell>
          <table:table-cell table:style-name="ce2" office:value-type="float" office:value="350" calcext:value-type="float">
            <text:p>350</text:p>
          </table:table-cell>
          <table:table-cell table:style-name="ce8" office:value-type="float" office:value="-41.5070381164551" calcext:value-type="float">
            <text:p>-41.507</text:p>
          </table:table-cell>
          <table:table-cell table:style-name="ce8" office:value-type="float" office:value="-41.5382385253906" calcext:value-type="float">
            <text:p>-41.538</text:p>
          </table:table-cell>
          <table:table-cell table:style-name="ce18" office:value-type="float" office:value="-41.4758338928223" calcext:value-type="float">
            <text:p>-41.476</text:p>
          </table:table-cell>
          <table:table-cell table:style-name="ce6" table:formula="of:=[.I351]-[.H351]" office:value-type="float" office:value="0.0624046325682954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8" office:value-type="float" office:value="317.875030517578" calcext:value-type="float">
            <text:p>317.875</text:p>
          </table:table-cell>
          <table:table-cell table:style-name="ce8" office:value-type="float" office:value="317.833374023438" calcext:value-type="float">
            <text:p>317.833</text:p>
          </table:table-cell>
          <table:table-cell table:style-name="ce13" office:value-type="float" office:value="317.916687011719" calcext:value-type="float">
            <text:p>317.917</text:p>
          </table:table-cell>
          <table:table-cell table:style-name="ce7" table:formula="of:=[.D352]-[.C352]" office:value-type="float" office:value="0.0833129882809658" calcext:value-type="float">
            <text:p>0.083</text:p>
          </table:table-cell>
          <table:table-cell table:style-name="ce2" office:value-type="float" office:value="351" calcext:value-type="float">
            <text:p>351</text:p>
          </table:table-cell>
          <table:table-cell table:style-name="ce8" office:value-type="float" office:value="-41.4446029663086" calcext:value-type="float">
            <text:p>-41.445</text:p>
          </table:table-cell>
          <table:table-cell table:style-name="ce8" office:value-type="float" office:value="-41.4758338928223" calcext:value-type="float">
            <text:p>-41.476</text:p>
          </table:table-cell>
          <table:table-cell table:style-name="ce18" office:value-type="float" office:value="-41.4133682250977" calcext:value-type="float">
            <text:p>-41.413</text:p>
          </table:table-cell>
          <table:table-cell table:style-name="ce6" table:formula="of:=[.I352]-[.H352]" office:value-type="float" office:value="0.0624656677246023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8" office:value-type="float" office:value="317.958374023438" calcext:value-type="float">
            <text:p>317.958</text:p>
          </table:table-cell>
          <table:table-cell table:style-name="ce8" office:value-type="float" office:value="317.916687011719" calcext:value-type="float">
            <text:p>317.917</text:p>
          </table:table-cell>
          <table:table-cell table:style-name="ce13" office:value-type="float" office:value="318.000030517578" calcext:value-type="float">
            <text:p>318.000</text:p>
          </table:table-cell>
          <table:table-cell table:style-name="ce7" table:formula="of:=[.D353]-[.C353]" office:value-type="float" office:value="0.0833435058590339" calcext:value-type="float">
            <text:p>0.083</text:p>
          </table:table-cell>
          <table:table-cell table:style-name="ce2" office:value-type="float" office:value="352" calcext:value-type="float">
            <text:p>352</text:p>
          </table:table-cell>
          <table:table-cell table:style-name="ce8" office:value-type="float" office:value="-41.3821067810059" calcext:value-type="float">
            <text:p>-41.382</text:p>
          </table:table-cell>
          <table:table-cell table:style-name="ce8" office:value-type="float" office:value="-41.4133682250977" calcext:value-type="float">
            <text:p>-41.413</text:p>
          </table:table-cell>
          <table:table-cell table:style-name="ce18" office:value-type="float" office:value="-41.3508415222168" calcext:value-type="float">
            <text:p>-41.351</text:p>
          </table:table-cell>
          <table:table-cell table:style-name="ce6" table:formula="of:=[.I353]-[.H353]" office:value-type="float" office:value="0.062526702880902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8" office:value-type="float" office:value="318.041687011719" calcext:value-type="float">
            <text:p>318.042</text:p>
          </table:table-cell>
          <table:table-cell table:style-name="ce8" office:value-type="float" office:value="318.000030517578" calcext:value-type="float">
            <text:p>318.000</text:p>
          </table:table-cell>
          <table:table-cell table:style-name="ce13" office:value-type="float" office:value="318.083374023438" calcext:value-type="float">
            <text:p>318.083</text:p>
          </table:table-cell>
          <table:table-cell table:style-name="ce7" table:formula="of:=[.D354]-[.C354]" office:value-type="float" office:value="0.0833435058600003" calcext:value-type="float">
            <text:p>0.083</text:p>
          </table:table-cell>
          <table:table-cell table:style-name="ce2" office:value-type="float" office:value="353" calcext:value-type="float">
            <text:p>353</text:p>
          </table:table-cell>
          <table:table-cell table:style-name="ce8" office:value-type="float" office:value="-41.3195495605469" calcext:value-type="float">
            <text:p>-41.320</text:p>
          </table:table-cell>
          <table:table-cell table:style-name="ce8" office:value-type="float" office:value="-41.3508415222168" calcext:value-type="float">
            <text:p>-41.351</text:p>
          </table:table-cell>
          <table:table-cell table:style-name="ce18" office:value-type="float" office:value="-41.2882537841797" calcext:value-type="float">
            <text:p>-41.288</text:p>
          </table:table-cell>
          <table:table-cell table:style-name="ce6" table:formula="of:=[.I354]-[.H354]" office:value-type="float" office:value="0.0625877380370952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8" office:value-type="float" office:value="318.125030517578" calcext:value-type="float">
            <text:p>318.125</text:p>
          </table:table-cell>
          <table:table-cell table:style-name="ce8" office:value-type="float" office:value="318.083374023438" calcext:value-type="float">
            <text:p>318.083</text:p>
          </table:table-cell>
          <table:table-cell table:style-name="ce13" office:value-type="float" office:value="318.166687011719" calcext:value-type="float">
            <text:p>318.167</text:p>
          </table:table-cell>
          <table:table-cell table:style-name="ce7" table:formula="of:=[.D355]-[.C355]" office:value-type="float" office:value="0.0833129882809658" calcext:value-type="float">
            <text:p>0.083</text:p>
          </table:table-cell>
          <table:table-cell table:style-name="ce2" office:value-type="float" office:value="354" calcext:value-type="float">
            <text:p>354</text:p>
          </table:table-cell>
          <table:table-cell table:style-name="ce8" office:value-type="float" office:value="-41.2569313049316" calcext:value-type="float">
            <text:p>-41.257</text:p>
          </table:table-cell>
          <table:table-cell table:style-name="ce8" office:value-type="float" office:value="-41.2882537841797" calcext:value-type="float">
            <text:p>-41.288</text:p>
          </table:table-cell>
          <table:table-cell table:style-name="ce18" office:value-type="float" office:value="-41.2256088256836" calcext:value-type="float">
            <text:p>-41.226</text:p>
          </table:table-cell>
          <table:table-cell table:style-name="ce6" table:formula="of:=[.I355]-[.H355]" office:value-type="float" office:value="0.0626449584961009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8" office:value-type="float" office:value="318.208374023438" calcext:value-type="float">
            <text:p>318.208</text:p>
          </table:table-cell>
          <table:table-cell table:style-name="ce8" office:value-type="float" office:value="318.166687011719" calcext:value-type="float">
            <text:p>318.167</text:p>
          </table:table-cell>
          <table:table-cell table:style-name="ce13" office:value-type="float" office:value="318.250030517578" calcext:value-type="float">
            <text:p>318.250</text:p>
          </table:table-cell>
          <table:table-cell table:style-name="ce7" table:formula="of:=[.D356]-[.C356]" office:value-type="float" office:value="0.0833435058590339" calcext:value-type="float">
            <text:p>0.083</text:p>
          </table:table-cell>
          <table:table-cell table:style-name="ce2" office:value-type="float" office:value="355" calcext:value-type="float">
            <text:p>355</text:p>
          </table:table-cell>
          <table:table-cell table:style-name="ce8" office:value-type="float" office:value="-41.1942558288574" calcext:value-type="float">
            <text:p>-41.194</text:p>
          </table:table-cell>
          <table:table-cell table:style-name="ce8" office:value-type="float" office:value="-41.2256088256836" calcext:value-type="float">
            <text:p>-41.226</text:p>
          </table:table-cell>
          <table:table-cell table:style-name="ce18" office:value-type="float" office:value="-41.162899017334" calcext:value-type="float">
            <text:p>-41.163</text:p>
          </table:table-cell>
          <table:table-cell table:style-name="ce6" table:formula="of:=[.I356]-[.H356]" office:value-type="float" office:value="0.0627098083496023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8" office:value-type="float" office:value="318.291687011719" calcext:value-type="float">
            <text:p>318.292</text:p>
          </table:table-cell>
          <table:table-cell table:style-name="ce8" office:value-type="float" office:value="318.250030517578" calcext:value-type="float">
            <text:p>318.250</text:p>
          </table:table-cell>
          <table:table-cell table:style-name="ce13" office:value-type="float" office:value="318.333374023438" calcext:value-type="float">
            <text:p>318.333</text:p>
          </table:table-cell>
          <table:table-cell table:style-name="ce7" table:formula="of:=[.D357]-[.C357]" office:value-type="float" office:value="0.0833435058600003" calcext:value-type="float">
            <text:p>0.083</text:p>
          </table:table-cell>
          <table:table-cell table:style-name="ce2" office:value-type="float" office:value="356" calcext:value-type="float">
            <text:p>356</text:p>
          </table:table-cell>
          <table:table-cell table:style-name="ce8" office:value-type="float" office:value="-41.1315155029297" calcext:value-type="float">
            <text:p>-41.132</text:p>
          </table:table-cell>
          <table:table-cell table:style-name="ce8" office:value-type="float" office:value="-41.162899017334" calcext:value-type="float">
            <text:p>-41.163</text:p>
          </table:table-cell>
          <table:table-cell table:style-name="ce18" office:value-type="float" office:value="-41.1001319885254" calcext:value-type="float">
            <text:p>-41.100</text:p>
          </table:table-cell>
          <table:table-cell table:style-name="ce6" table:formula="of:=[.I357]-[.H357]" office:value-type="float" office:value="0.0627670288086009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8" office:value-type="float" office:value="318.375030517578" calcext:value-type="float">
            <text:p>318.375</text:p>
          </table:table-cell>
          <table:table-cell table:style-name="ce8" office:value-type="float" office:value="318.333374023438" calcext:value-type="float">
            <text:p>318.333</text:p>
          </table:table-cell>
          <table:table-cell table:style-name="ce13" office:value-type="float" office:value="318.416687011719" calcext:value-type="float">
            <text:p>318.417</text:p>
          </table:table-cell>
          <table:table-cell table:style-name="ce7" table:formula="of:=[.D358]-[.C358]" office:value-type="float" office:value="0.0833129882809658" calcext:value-type="float">
            <text:p>0.083</text:p>
          </table:table-cell>
          <table:table-cell table:style-name="ce2" office:value-type="float" office:value="357" calcext:value-type="float">
            <text:p>357</text:p>
          </table:table-cell>
          <table:table-cell table:style-name="ce8" office:value-type="float" office:value="-41.0687217712402" calcext:value-type="float">
            <text:p>-41.069</text:p>
          </table:table-cell>
          <table:table-cell table:style-name="ce8" office:value-type="float" office:value="-41.1001319885254" calcext:value-type="float">
            <text:p>-41.100</text:p>
          </table:table-cell>
          <table:table-cell table:style-name="ce18" office:value-type="float" office:value="-41.0373077392578" calcext:value-type="float">
            <text:p>-41.037</text:p>
          </table:table-cell>
          <table:table-cell table:style-name="ce6" table:formula="of:=[.I358]-[.H358]" office:value-type="float" office:value="0.0628242492675994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8" office:value-type="float" office:value="318.458374023438" calcext:value-type="float">
            <text:p>318.458</text:p>
          </table:table-cell>
          <table:table-cell table:style-name="ce8" office:value-type="float" office:value="318.416687011719" calcext:value-type="float">
            <text:p>318.417</text:p>
          </table:table-cell>
          <table:table-cell table:style-name="ce13" office:value-type="float" office:value="318.500030517578" calcext:value-type="float">
            <text:p>318.500</text:p>
          </table:table-cell>
          <table:table-cell table:style-name="ce7" table:formula="of:=[.D359]-[.C359]" office:value-type="float" office:value="0.0833435058590339" calcext:value-type="float">
            <text:p>0.083</text:p>
          </table:table-cell>
          <table:table-cell table:style-name="ce2" office:value-type="float" office:value="358" calcext:value-type="float">
            <text:p>358</text:p>
          </table:table-cell>
          <table:table-cell table:style-name="ce8" office:value-type="float" office:value="-41.0058631896973" calcext:value-type="float">
            <text:p>-41.006</text:p>
          </table:table-cell>
          <table:table-cell table:style-name="ce8" office:value-type="float" office:value="-41.0373077392578" calcext:value-type="float">
            <text:p>-41.037</text:p>
          </table:table-cell>
          <table:table-cell table:style-name="ce18" office:value-type="float" office:value="-40.9744186401367" calcext:value-type="float">
            <text:p>-40.974</text:p>
          </table:table-cell>
          <table:table-cell table:style-name="ce6" table:formula="of:=[.I359]-[.H359]" office:value-type="float" office:value="0.0628890991211009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8" office:value-type="float" office:value="318.541687011719" calcext:value-type="float">
            <text:p>318.542</text:p>
          </table:table-cell>
          <table:table-cell table:style-name="ce8" office:value-type="float" office:value="318.500030517578" calcext:value-type="float">
            <text:p>318.500</text:p>
          </table:table-cell>
          <table:table-cell table:style-name="ce13" office:value-type="float" office:value="318.583374023438" calcext:value-type="float">
            <text:p>318.583</text:p>
          </table:table-cell>
          <table:table-cell table:style-name="ce7" table:formula="of:=[.D360]-[.C360]" office:value-type="float" office:value="0.0833435058600003" calcext:value-type="float">
            <text:p>0.083</text:p>
          </table:table-cell>
          <table:table-cell table:style-name="ce2" office:value-type="float" office:value="359" calcext:value-type="float">
            <text:p>359</text:p>
          </table:table-cell>
          <table:table-cell table:style-name="ce8" office:value-type="float" office:value="-40.9429473876953" calcext:value-type="float">
            <text:p>-40.943</text:p>
          </table:table-cell>
          <table:table-cell table:style-name="ce8" office:value-type="float" office:value="-40.9744186401367" calcext:value-type="float">
            <text:p>-40.974</text:p>
          </table:table-cell>
          <table:table-cell table:style-name="ce18" office:value-type="float" office:value="-40.9114723205566" calcext:value-type="float">
            <text:p>-40.911</text:p>
          </table:table-cell>
          <table:table-cell table:style-name="ce6" table:formula="of:=[.I360]-[.H360]" office:value-type="float" office:value="0.0629463195800994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8" office:value-type="float" office:value="318.625030517578" calcext:value-type="float">
            <text:p>318.625</text:p>
          </table:table-cell>
          <table:table-cell table:style-name="ce8" office:value-type="float" office:value="318.583374023438" calcext:value-type="float">
            <text:p>318.583</text:p>
          </table:table-cell>
          <table:table-cell table:style-name="ce13" office:value-type="float" office:value="318.666687011719" calcext:value-type="float">
            <text:p>318.667</text:p>
          </table:table-cell>
          <table:table-cell table:style-name="ce7" table:formula="of:=[.D361]-[.C361]" office:value-type="float" office:value="0.0833129882809658" calcext:value-type="float">
            <text:p>0.083</text:p>
          </table:table-cell>
          <table:table-cell table:style-name="ce2" office:value-type="float" office:value="360" calcext:value-type="float">
            <text:p>360</text:p>
          </table:table-cell>
          <table:table-cell table:style-name="ce8" office:value-type="float" office:value="-40.8799705505371" calcext:value-type="float">
            <text:p>-40.880</text:p>
          </table:table-cell>
          <table:table-cell table:style-name="ce8" office:value-type="float" office:value="-40.9114723205566" calcext:value-type="float">
            <text:p>-40.911</text:p>
          </table:table-cell>
          <table:table-cell table:style-name="ce18" office:value-type="float" office:value="-40.8484649658203" calcext:value-type="float">
            <text:p>-40.848</text:p>
          </table:table-cell>
          <table:table-cell table:style-name="ce6" table:formula="of:=[.I361]-[.H361]" office:value-type="float" office:value="0.0630073547362997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8" office:value-type="float" office:value="318.708374023438" calcext:value-type="float">
            <text:p>318.708</text:p>
          </table:table-cell>
          <table:table-cell table:style-name="ce8" office:value-type="float" office:value="318.666687011719" calcext:value-type="float">
            <text:p>318.667</text:p>
          </table:table-cell>
          <table:table-cell table:style-name="ce13" office:value-type="float" office:value="318.750030517578" calcext:value-type="float">
            <text:p>318.750</text:p>
          </table:table-cell>
          <table:table-cell table:style-name="ce7" table:formula="of:=[.D362]-[.C362]" office:value-type="float" office:value="0.0833435058590339" calcext:value-type="float">
            <text:p>0.083</text:p>
          </table:table-cell>
          <table:table-cell table:style-name="ce2" office:value-type="float" office:value="361" calcext:value-type="float">
            <text:p>361</text:p>
          </table:table-cell>
          <table:table-cell table:style-name="ce8" office:value-type="float" office:value="-40.8169326782227" calcext:value-type="float">
            <text:p>-40.817</text:p>
          </table:table-cell>
          <table:table-cell table:style-name="ce8" office:value-type="float" office:value="-40.8484649658203" calcext:value-type="float">
            <text:p>-40.848</text:p>
          </table:table-cell>
          <table:table-cell table:style-name="ce18" office:value-type="float" office:value="-40.785400390625" calcext:value-type="float">
            <text:p>-40.785</text:p>
          </table:table-cell>
          <table:table-cell table:style-name="ce6" table:formula="of:=[.I362]-[.H362]" office:value-type="float" office:value="0.0630645751952983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8" office:value-type="float" office:value="318.791687011719" calcext:value-type="float">
            <text:p>318.792</text:p>
          </table:table-cell>
          <table:table-cell table:style-name="ce8" office:value-type="float" office:value="318.750030517578" calcext:value-type="float">
            <text:p>318.750</text:p>
          </table:table-cell>
          <table:table-cell table:style-name="ce13" office:value-type="float" office:value="318.833374023438" calcext:value-type="float">
            <text:p>318.833</text:p>
          </table:table-cell>
          <table:table-cell table:style-name="ce7" table:formula="of:=[.D363]-[.C363]" office:value-type="float" office:value="0.0833435058600003" calcext:value-type="float">
            <text:p>0.083</text:p>
          </table:table-cell>
          <table:table-cell table:style-name="ce2" office:value-type="float" office:value="362" calcext:value-type="float">
            <text:p>362</text:p>
          </table:table-cell>
          <table:table-cell table:style-name="ce8" office:value-type="float" office:value="-40.7538375854492" calcext:value-type="float">
            <text:p>-40.754</text:p>
          </table:table-cell>
          <table:table-cell table:style-name="ce8" office:value-type="float" office:value="-40.785400390625" calcext:value-type="float">
            <text:p>-40.785</text:p>
          </table:table-cell>
          <table:table-cell table:style-name="ce18" office:value-type="float" office:value="-40.7222709655762" calcext:value-type="float">
            <text:p>-40.722</text:p>
          </table:table-cell>
          <table:table-cell table:style-name="ce6" table:formula="of:=[.I363]-[.H363]" office:value-type="float" office:value="0.0631294250487997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8" office:value-type="float" office:value="318.875030517578" calcext:value-type="float">
            <text:p>318.875</text:p>
          </table:table-cell>
          <table:table-cell table:style-name="ce8" office:value-type="float" office:value="318.833374023438" calcext:value-type="float">
            <text:p>318.833</text:p>
          </table:table-cell>
          <table:table-cell table:style-name="ce13" office:value-type="float" office:value="318.916687011719" calcext:value-type="float">
            <text:p>318.917</text:p>
          </table:table-cell>
          <table:table-cell table:style-name="ce7" table:formula="of:=[.D364]-[.C364]" office:value-type="float" office:value="0.0833129882809658" calcext:value-type="float">
            <text:p>0.083</text:p>
          </table:table-cell>
          <table:table-cell table:style-name="ce2" office:value-type="float" office:value="363" calcext:value-type="float">
            <text:p>363</text:p>
          </table:table-cell>
          <table:table-cell table:style-name="ce8" office:value-type="float" office:value="-40.6906776428223" calcext:value-type="float">
            <text:p>-40.691</text:p>
          </table:table-cell>
          <table:table-cell table:style-name="ce8" office:value-type="float" office:value="-40.7222709655762" calcext:value-type="float">
            <text:p>-40.722</text:p>
          </table:table-cell>
          <table:table-cell table:style-name="ce18" office:value-type="float" office:value="-40.6590843200684" calcext:value-type="float">
            <text:p>-40.659</text:p>
          </table:table-cell>
          <table:table-cell table:style-name="ce6" table:formula="of:=[.I364]-[.H364]" office:value-type="float" office:value="0.0631866455077983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8" office:value-type="float" office:value="318.958374023438" calcext:value-type="float">
            <text:p>318.958</text:p>
          </table:table-cell>
          <table:table-cell table:style-name="ce8" office:value-type="float" office:value="318.916687011719" calcext:value-type="float">
            <text:p>318.917</text:p>
          </table:table-cell>
          <table:table-cell table:style-name="ce13" office:value-type="float" office:value="319.000030517578" calcext:value-type="float">
            <text:p>319.000</text:p>
          </table:table-cell>
          <table:table-cell table:style-name="ce7" table:formula="of:=[.D365]-[.C365]" office:value-type="float" office:value="0.0833435058590339" calcext:value-type="float">
            <text:p>0.083</text:p>
          </table:table-cell>
          <table:table-cell table:style-name="ce2" office:value-type="float" office:value="364" calcext:value-type="float">
            <text:p>364</text:p>
          </table:table-cell>
          <table:table-cell table:style-name="ce8" office:value-type="float" office:value="-40.6274604797363" calcext:value-type="float">
            <text:p>-40.627</text:p>
          </table:table-cell>
          <table:table-cell table:style-name="ce8" office:value-type="float" office:value="-40.6590843200684" calcext:value-type="float">
            <text:p>-40.659</text:p>
          </table:table-cell>
          <table:table-cell table:style-name="ce18" office:value-type="float" office:value="-40.5958366394043" calcext:value-type="float">
            <text:p>-40.596</text:p>
          </table:table-cell>
          <table:table-cell table:style-name="ce6" table:formula="of:=[.I365]-[.H365]" office:value-type="float" office:value="0.0632476806641051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8" office:value-type="float" office:value="319.041687011719" calcext:value-type="float">
            <text:p>319.042</text:p>
          </table:table-cell>
          <table:table-cell table:style-name="ce8" office:value-type="float" office:value="319.000030517578" calcext:value-type="float">
            <text:p>319.000</text:p>
          </table:table-cell>
          <table:table-cell table:style-name="ce13" office:value-type="float" office:value="319.083374023438" calcext:value-type="float">
            <text:p>319.083</text:p>
          </table:table-cell>
          <table:table-cell table:style-name="ce7" table:formula="of:=[.D366]-[.C366]" office:value-type="float" office:value="0.0833435058600003" calcext:value-type="float">
            <text:p>0.083</text:p>
          </table:table-cell>
          <table:table-cell table:style-name="ce2" office:value-type="float" office:value="365" calcext:value-type="float">
            <text:p>365</text:p>
          </table:table-cell>
          <table:table-cell table:style-name="ce8" office:value-type="float" office:value="-40.5641860961914" calcext:value-type="float">
            <text:p>-40.564</text:p>
          </table:table-cell>
          <table:table-cell table:style-name="ce8" office:value-type="float" office:value="-40.5958366394043" calcext:value-type="float">
            <text:p>-40.596</text:p>
          </table:table-cell>
          <table:table-cell table:style-name="ce18" office:value-type="float" office:value="-40.5325317382812" calcext:value-type="float">
            <text:p>-40.533</text:p>
          </table:table-cell>
          <table:table-cell table:style-name="ce6" table:formula="of:=[.I366]-[.H366]" office:value-type="float" office:value="0.0633049011230966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8" office:value-type="float" office:value="319.125030517578" calcext:value-type="float">
            <text:p>319.125</text:p>
          </table:table-cell>
          <table:table-cell table:style-name="ce8" office:value-type="float" office:value="319.083374023438" calcext:value-type="float">
            <text:p>319.083</text:p>
          </table:table-cell>
          <table:table-cell table:style-name="ce13" office:value-type="float" office:value="319.166687011719" calcext:value-type="float">
            <text:p>319.167</text:p>
          </table:table-cell>
          <table:table-cell table:style-name="ce7" table:formula="of:=[.D367]-[.C367]" office:value-type="float" office:value="0.0833129882809658" calcext:value-type="float">
            <text:p>0.083</text:p>
          </table:table-cell>
          <table:table-cell table:style-name="ce2" office:value-type="float" office:value="366" calcext:value-type="float">
            <text:p>366</text:p>
          </table:table-cell>
          <table:table-cell table:style-name="ce8" office:value-type="float" office:value="-40.5008506774902" calcext:value-type="float">
            <text:p>-40.501</text:p>
          </table:table-cell>
          <table:table-cell table:style-name="ce8" office:value-type="float" office:value="-40.5325317382812" calcext:value-type="float">
            <text:p>-40.533</text:p>
          </table:table-cell>
          <table:table-cell table:style-name="ce18" office:value-type="float" office:value="-40.469165802002" calcext:value-type="float">
            <text:p>-40.469</text:p>
          </table:table-cell>
          <table:table-cell table:style-name="ce6" table:formula="of:=[.I367]-[.H367]" office:value-type="float" office:value="0.0633659362791974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8" office:value-type="float" office:value="319.208374023438" calcext:value-type="float">
            <text:p>319.208</text:p>
          </table:table-cell>
          <table:table-cell table:style-name="ce8" office:value-type="float" office:value="319.166687011719" calcext:value-type="float">
            <text:p>319.167</text:p>
          </table:table-cell>
          <table:table-cell table:style-name="ce13" office:value-type="float" office:value="319.250030517578" calcext:value-type="float">
            <text:p>319.250</text:p>
          </table:table-cell>
          <table:table-cell table:style-name="ce7" table:formula="of:=[.D368]-[.C368]" office:value-type="float" office:value="0.0833435058590339" calcext:value-type="float">
            <text:p>0.083</text:p>
          </table:table-cell>
          <table:table-cell table:style-name="ce2" office:value-type="float" office:value="367" calcext:value-type="float">
            <text:p>367</text:p>
          </table:table-cell>
          <table:table-cell table:style-name="ce8" office:value-type="float" office:value="-40.4374542236328" calcext:value-type="float">
            <text:p>-40.437</text:p>
          </table:table-cell>
          <table:table-cell table:style-name="ce8" office:value-type="float" office:value="-40.469165802002" calcext:value-type="float">
            <text:p>-40.469</text:p>
          </table:table-cell>
          <table:table-cell table:style-name="ce18" office:value-type="float" office:value="-40.4057388305664" calcext:value-type="float">
            <text:p>-40.406</text:p>
          </table:table-cell>
          <table:table-cell table:style-name="ce6" table:formula="of:=[.I368]-[.H368]" office:value-type="float" office:value="0.0634269714356037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8" office:value-type="float" office:value="319.291687011719" calcext:value-type="float">
            <text:p>319.292</text:p>
          </table:table-cell>
          <table:table-cell table:style-name="ce8" office:value-type="float" office:value="319.250030517578" calcext:value-type="float">
            <text:p>319.250</text:p>
          </table:table-cell>
          <table:table-cell table:style-name="ce13" office:value-type="float" office:value="319.333374023438" calcext:value-type="float">
            <text:p>319.333</text:p>
          </table:table-cell>
          <table:table-cell table:style-name="ce7" table:formula="of:=[.D369]-[.C369]" office:value-type="float" office:value="0.0833435058600003" calcext:value-type="float">
            <text:p>0.083</text:p>
          </table:table-cell>
          <table:table-cell table:style-name="ce2" office:value-type="float" office:value="368" calcext:value-type="float">
            <text:p>368</text:p>
          </table:table-cell>
          <table:table-cell table:style-name="ce8" office:value-type="float" office:value="-40.3739967346191" calcext:value-type="float">
            <text:p>-40.374</text:p>
          </table:table-cell>
          <table:table-cell table:style-name="ce8" office:value-type="float" office:value="-40.4057388305664" calcext:value-type="float">
            <text:p>-40.406</text:p>
          </table:table-cell>
          <table:table-cell table:style-name="ce18" office:value-type="float" office:value="-40.3422546386719" calcext:value-type="float">
            <text:p>-40.342</text:p>
          </table:table-cell>
          <table:table-cell table:style-name="ce6" table:formula="of:=[.I369]-[.H369]" office:value-type="float" office:value="0.0634841918944957" calcext:value-type="float">
            <text:p>0.063</text:p>
          </table:table-cell>
          <table:table-cell table:number-columns-repeated="1014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float" office:value="319.375030517578" calcext:value-type="float">
            <text:p>319.375</text:p>
          </table:table-cell>
          <table:table-cell table:style-name="ce8" office:value-type="float" office:value="319.333374023438" calcext:value-type="float">
            <text:p>319.333</text:p>
          </table:table-cell>
          <table:table-cell table:style-name="ce13" office:value-type="float" office:value="319.416687011719" calcext:value-type="float">
            <text:p>319.417</text:p>
          </table:table-cell>
          <table:table-cell table:style-name="ce7" table:formula="of:=[.D370]-[.C370]" office:value-type="float" office:value="0.0833129882809658" calcext:value-type="float">
            <text:p>0.083</text:p>
          </table:table-cell>
          <table:table-cell table:style-name="ce2" office:value-type="float" office:value="369" calcext:value-type="float">
            <text:p>369</text:p>
          </table:table-cell>
          <table:table-cell table:style-name="ce8" office:value-type="float" office:value="-40.3104820251465" calcext:value-type="float">
            <text:p>-40.310</text:p>
          </table:table-cell>
          <table:table-cell table:style-name="ce8" office:value-type="float" office:value="-40.3422546386719" calcext:value-type="float">
            <text:p>-40.342</text:p>
          </table:table-cell>
          <table:table-cell table:style-name="ce18" office:value-type="float" office:value="-40.2787094116211" calcext:value-type="float">
            <text:p>-40.279</text:p>
          </table:table-cell>
          <table:table-cell table:style-name="ce6" table:formula="of:=[.I370]-[.H370]" office:value-type="float" office:value="0.0635452270508026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8" office:value-type="float" office:value="319.458374023438" calcext:value-type="float">
            <text:p>319.458</text:p>
          </table:table-cell>
          <table:table-cell table:style-name="ce8" office:value-type="float" office:value="319.416687011719" calcext:value-type="float">
            <text:p>319.417</text:p>
          </table:table-cell>
          <table:table-cell table:style-name="ce13" office:value-type="float" office:value="319.500030517578" calcext:value-type="float">
            <text:p>319.500</text:p>
          </table:table-cell>
          <table:table-cell table:style-name="ce7" table:formula="of:=[.D371]-[.C371]" office:value-type="float" office:value="0.0833435058590339" calcext:value-type="float">
            <text:p>0.083</text:p>
          </table:table-cell>
          <table:table-cell table:style-name="ce2" office:value-type="float" office:value="370" calcext:value-type="float">
            <text:p>370</text:p>
          </table:table-cell>
          <table:table-cell table:style-name="ce8" office:value-type="float" office:value="-40.2469062805176" calcext:value-type="float">
            <text:p>-40.247</text:p>
          </table:table-cell>
          <table:table-cell table:style-name="ce8" office:value-type="float" office:value="-40.2787094116211" calcext:value-type="float">
            <text:p>-40.279</text:p>
          </table:table-cell>
          <table:table-cell table:style-name="ce18" office:value-type="float" office:value="-40.2151031494141" calcext:value-type="float">
            <text:p>-40.215</text:p>
          </table:table-cell>
          <table:table-cell table:style-name="ce6" table:formula="of:=[.I371]-[.H371]" office:value-type="float" office:value="0.0636062622070028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8" office:value-type="float" office:value="319.541687011719" calcext:value-type="float">
            <text:p>319.542</text:p>
          </table:table-cell>
          <table:table-cell table:style-name="ce8" office:value-type="float" office:value="319.500030517578" calcext:value-type="float">
            <text:p>319.500</text:p>
          </table:table-cell>
          <table:table-cell table:style-name="ce13" office:value-type="float" office:value="319.583374023438" calcext:value-type="float">
            <text:p>319.583</text:p>
          </table:table-cell>
          <table:table-cell table:style-name="ce7" table:formula="of:=[.D372]-[.C372]" office:value-type="float" office:value="0.0833435058600003" calcext:value-type="float">
            <text:p>0.083</text:p>
          </table:table-cell>
          <table:table-cell table:style-name="ce2" office:value-type="float" office:value="371" calcext:value-type="float">
            <text:p>371</text:p>
          </table:table-cell>
          <table:table-cell table:style-name="ce8" office:value-type="float" office:value="-40.1832695007324" calcext:value-type="float">
            <text:p>-40.183</text:p>
          </table:table-cell>
          <table:table-cell table:style-name="ce8" office:value-type="float" office:value="-40.2151031494141" calcext:value-type="float">
            <text:p>-40.215</text:p>
          </table:table-cell>
          <table:table-cell table:style-name="ce18" office:value-type="float" office:value="-40.1514358520508" calcext:value-type="float">
            <text:p>-40.151</text:p>
          </table:table-cell>
          <table:table-cell table:style-name="ce6" table:formula="of:=[.I372]-[.H372]" office:value-type="float" office:value="0.0636672973632955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8" office:value-type="float" office:value="319.625030517578" calcext:value-type="float">
            <text:p>319.625</text:p>
          </table:table-cell>
          <table:table-cell table:style-name="ce8" office:value-type="float" office:value="319.583374023438" calcext:value-type="float">
            <text:p>319.583</text:p>
          </table:table-cell>
          <table:table-cell table:style-name="ce13" office:value-type="float" office:value="319.666687011719" calcext:value-type="float">
            <text:p>319.667</text:p>
          </table:table-cell>
          <table:table-cell table:style-name="ce7" table:formula="of:=[.D373]-[.C373]" office:value-type="float" office:value="0.0833129882809658" calcext:value-type="float">
            <text:p>0.083</text:p>
          </table:table-cell>
          <table:table-cell table:style-name="ce2" office:value-type="float" office:value="372" calcext:value-type="float">
            <text:p>372</text:p>
          </table:table-cell>
          <table:table-cell table:style-name="ce8" office:value-type="float" office:value="-40.1195755004883" calcext:value-type="float">
            <text:p>-40.120</text:p>
          </table:table-cell>
          <table:table-cell table:style-name="ce8" office:value-type="float" office:value="-40.1514358520508" calcext:value-type="float">
            <text:p>-40.151</text:p>
          </table:table-cell>
          <table:table-cell table:style-name="ce18" office:value-type="float" office:value="-40.0877113342285" calcext:value-type="float">
            <text:p>-40.088</text:p>
          </table:table-cell>
          <table:table-cell table:style-name="ce6" table:formula="of:=[.I373]-[.H373]" office:value-type="float" office:value="0.0637245178223012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319.708374023438" calcext:value-type="float">
            <text:p>319.708</text:p>
          </table:table-cell>
          <table:table-cell table:style-name="ce8" office:value-type="float" office:value="319.666687011719" calcext:value-type="float">
            <text:p>319.667</text:p>
          </table:table-cell>
          <table:table-cell table:style-name="ce13" office:value-type="float" office:value="319.750030517578" calcext:value-type="float">
            <text:p>319.750</text:p>
          </table:table-cell>
          <table:table-cell table:style-name="ce7" table:formula="of:=[.D374]-[.C374]" office:value-type="float" office:value="0.0833435058590339" calcext:value-type="float">
            <text:p>0.083</text:p>
          </table:table-cell>
          <table:table-cell table:style-name="ce2" office:value-type="float" office:value="373" calcext:value-type="float">
            <text:p>373</text:p>
          </table:table-cell>
          <table:table-cell table:style-name="ce8" office:value-type="float" office:value="-40.0558204650879" calcext:value-type="float">
            <text:p>-40.056</text:p>
          </table:table-cell>
          <table:table-cell table:style-name="ce8" office:value-type="float" office:value="-40.0877113342285" calcext:value-type="float">
            <text:p>-40.088</text:p>
          </table:table-cell>
          <table:table-cell table:style-name="ce18" office:value-type="float" office:value="-40.02392578125" calcext:value-type="float">
            <text:p>-40.024</text:p>
          </table:table-cell>
          <table:table-cell table:style-name="ce6" table:formula="of:=[.I374]-[.H374]" office:value-type="float" office:value="0.0637855529785014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8" office:value-type="float" office:value="319.791687011719" calcext:value-type="float">
            <text:p>319.792</text:p>
          </table:table-cell>
          <table:table-cell table:style-name="ce8" office:value-type="float" office:value="319.750030517578" calcext:value-type="float">
            <text:p>319.750</text:p>
          </table:table-cell>
          <table:table-cell table:style-name="ce13" office:value-type="float" office:value="319.833374023438" calcext:value-type="float">
            <text:p>319.833</text:p>
          </table:table-cell>
          <table:table-cell table:style-name="ce7" table:formula="of:=[.D375]-[.C375]" office:value-type="float" office:value="0.0833435058600003" calcext:value-type="float">
            <text:p>0.083</text:p>
          </table:table-cell>
          <table:table-cell table:style-name="ce2" office:value-type="float" office:value="374" calcext:value-type="float">
            <text:p>374</text:p>
          </table:table-cell>
          <table:table-cell table:style-name="ce8" office:value-type="float" office:value="-39.9920043945312" calcext:value-type="float">
            <text:p>-39.992</text:p>
          </table:table-cell>
          <table:table-cell table:style-name="ce8" office:value-type="float" office:value="-40.02392578125" calcext:value-type="float">
            <text:p>-40.024</text:p>
          </table:table-cell>
          <table:table-cell table:style-name="ce18" office:value-type="float" office:value="-39.9600830078125" calcext:value-type="float">
            <text:p>-39.960</text:p>
          </table:table-cell>
          <table:table-cell table:style-name="ce6" table:formula="of:=[.I375]-[.H375]" office:value-type="float" office:value="0.0638427734375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8" office:value-type="float" office:value="319.875030517578" calcext:value-type="float">
            <text:p>319.875</text:p>
          </table:table-cell>
          <table:table-cell table:style-name="ce8" office:value-type="float" office:value="319.833374023438" calcext:value-type="float">
            <text:p>319.833</text:p>
          </table:table-cell>
          <table:table-cell table:style-name="ce13" office:value-type="float" office:value="319.916687011719" calcext:value-type="float">
            <text:p>319.917</text:p>
          </table:table-cell>
          <table:table-cell table:style-name="ce7" table:formula="of:=[.D376]-[.C376]" office:value-type="float" office:value="0.0833129882809658" calcext:value-type="float">
            <text:p>0.083</text:p>
          </table:table-cell>
          <table:table-cell table:style-name="ce2" office:value-type="float" office:value="375" calcext:value-type="float">
            <text:p>375</text:p>
          </table:table-cell>
          <table:table-cell table:style-name="ce8" office:value-type="float" office:value="-39.9281311035156" calcext:value-type="float">
            <text:p>-39.928</text:p>
          </table:table-cell>
          <table:table-cell table:style-name="ce8" office:value-type="float" office:value="-39.9600830078125" calcext:value-type="float">
            <text:p>-39.960</text:p>
          </table:table-cell>
          <table:table-cell table:style-name="ce18" office:value-type="float" office:value="-39.8961791992188" calcext:value-type="float">
            <text:p>-39.896</text:p>
          </table:table-cell>
          <table:table-cell table:style-name="ce6" table:formula="of:=[.I376]-[.H376]" office:value-type="float" office:value="0.0639038085937003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8" office:value-type="float" office:value="319.958374023438" calcext:value-type="float">
            <text:p>319.958</text:p>
          </table:table-cell>
          <table:table-cell table:style-name="ce8" office:value-type="float" office:value="319.916687011719" calcext:value-type="float">
            <text:p>319.917</text:p>
          </table:table-cell>
          <table:table-cell table:style-name="ce13" office:value-type="float" office:value="320.000030517578" calcext:value-type="float">
            <text:p>320.000</text:p>
          </table:table-cell>
          <table:table-cell table:style-name="ce7" table:formula="of:=[.D377]-[.C377]" office:value-type="float" office:value="0.0833435058590339" calcext:value-type="float">
            <text:p>0.083</text:p>
          </table:table-cell>
          <table:table-cell table:style-name="ce2" office:value-type="float" office:value="376" calcext:value-type="float">
            <text:p>376</text:p>
          </table:table-cell>
          <table:table-cell table:style-name="ce8" office:value-type="float" office:value="-39.8641967773438" calcext:value-type="float">
            <text:p>-39.864</text:p>
          </table:table-cell>
          <table:table-cell table:style-name="ce8" office:value-type="float" office:value="-39.8961791992188" calcext:value-type="float">
            <text:p>-39.896</text:p>
          </table:table-cell>
          <table:table-cell table:style-name="ce18" office:value-type="float" office:value="-39.8322143554688" calcext:value-type="float">
            <text:p>-39.832</text:p>
          </table:table-cell>
          <table:table-cell table:style-name="ce6" table:formula="of:=[.I377]-[.H377]" office:value-type="float" office:value="0.06396484375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8" office:value-type="float" office:value="320.041687011719" calcext:value-type="float">
            <text:p>320.042</text:p>
          </table:table-cell>
          <table:table-cell table:style-name="ce8" office:value-type="float" office:value="320.000030517578" calcext:value-type="float">
            <text:p>320.000</text:p>
          </table:table-cell>
          <table:table-cell table:style-name="ce13" office:value-type="float" office:value="320.083374023438" calcext:value-type="float">
            <text:p>320.083</text:p>
          </table:table-cell>
          <table:table-cell table:style-name="ce7" table:formula="of:=[.D378]-[.C378]" office:value-type="float" office:value="0.0833435058600003" calcext:value-type="float">
            <text:p>0.083</text:p>
          </table:table-cell>
          <table:table-cell table:style-name="ce2" office:value-type="float" office:value="377" calcext:value-type="float">
            <text:p>377</text:p>
          </table:table-cell>
          <table:table-cell table:style-name="ce8" office:value-type="float" office:value="-39.8002052307129" calcext:value-type="float">
            <text:p>-39.800</text:p>
          </table:table-cell>
          <table:table-cell table:style-name="ce8" office:value-type="float" office:value="-39.8322143554688" calcext:value-type="float">
            <text:p>-39.832</text:p>
          </table:table-cell>
          <table:table-cell table:style-name="ce18" office:value-type="float" office:value="-39.7681922912598" calcext:value-type="float">
            <text:p>-39.768</text:p>
          </table:table-cell>
          <table:table-cell table:style-name="ce6" table:formula="of:=[.I378]-[.H378]" office:value-type="float" office:value="0.0640220642089986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8" office:value-type="float" office:value="320.125030517578" calcext:value-type="float">
            <text:p>320.125</text:p>
          </table:table-cell>
          <table:table-cell table:style-name="ce8" office:value-type="float" office:value="320.083374023438" calcext:value-type="float">
            <text:p>320.083</text:p>
          </table:table-cell>
          <table:table-cell table:style-name="ce13" office:value-type="float" office:value="320.166687011719" calcext:value-type="float">
            <text:p>320.167</text:p>
          </table:table-cell>
          <table:table-cell table:style-name="ce7" table:formula="of:=[.D379]-[.C379]" office:value-type="float" office:value="0.0833129882809658" calcext:value-type="float">
            <text:p>0.083</text:p>
          </table:table-cell>
          <table:table-cell table:style-name="ce2" office:value-type="float" office:value="378" calcext:value-type="float">
            <text:p>378</text:p>
          </table:table-cell>
          <table:table-cell table:style-name="ce8" office:value-type="float" office:value="-39.7361526489258" calcext:value-type="float">
            <text:p>-39.736</text:p>
          </table:table-cell>
          <table:table-cell table:style-name="ce8" office:value-type="float" office:value="-39.7681922912598" calcext:value-type="float">
            <text:p>-39.768</text:p>
          </table:table-cell>
          <table:table-cell table:style-name="ce18" office:value-type="float" office:value="-39.7041091918945" calcext:value-type="float">
            <text:p>-39.704</text:p>
          </table:table-cell>
          <table:table-cell table:style-name="ce6" table:formula="of:=[.I379]-[.H379]" office:value-type="float" office:value="0.0640830993652983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8" office:value-type="float" office:value="320.208374023438" calcext:value-type="float">
            <text:p>320.208</text:p>
          </table:table-cell>
          <table:table-cell table:style-name="ce8" office:value-type="float" office:value="320.166687011719" calcext:value-type="float">
            <text:p>320.167</text:p>
          </table:table-cell>
          <table:table-cell table:style-name="ce13" office:value-type="float" office:value="320.250030517578" calcext:value-type="float">
            <text:p>320.250</text:p>
          </table:table-cell>
          <table:table-cell table:style-name="ce7" table:formula="of:=[.D380]-[.C380]" office:value-type="float" office:value="0.0833435058590339" calcext:value-type="float">
            <text:p>0.083</text:p>
          </table:table-cell>
          <table:table-cell table:style-name="ce2" office:value-type="float" office:value="379" calcext:value-type="float">
            <text:p>379</text:p>
          </table:table-cell>
          <table:table-cell table:style-name="ce8" office:value-type="float" office:value="-39.6720390319824" calcext:value-type="float">
            <text:p>-39.672</text:p>
          </table:table-cell>
          <table:table-cell table:style-name="ce8" office:value-type="float" office:value="-39.7041091918945" calcext:value-type="float">
            <text:p>-39.704</text:p>
          </table:table-cell>
          <table:table-cell table:style-name="ce18" office:value-type="float" office:value="-39.639965057373" calcext:value-type="float">
            <text:p>-39.640</text:p>
          </table:table-cell>
          <table:table-cell table:style-name="ce6" table:formula="of:=[.I380]-[.H380]" office:value-type="float" office:value="0.0641441345215057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8" office:value-type="float" office:value="320.291687011719" calcext:value-type="float">
            <text:p>320.292</text:p>
          </table:table-cell>
          <table:table-cell table:style-name="ce8" office:value-type="float" office:value="320.250030517578" calcext:value-type="float">
            <text:p>320.250</text:p>
          </table:table-cell>
          <table:table-cell table:style-name="ce13" office:value-type="float" office:value="320.333374023438" calcext:value-type="float">
            <text:p>320.333</text:p>
          </table:table-cell>
          <table:table-cell table:style-name="ce7" table:formula="of:=[.D381]-[.C381]" office:value-type="float" office:value="0.0833435058600003" calcext:value-type="float">
            <text:p>0.083</text:p>
          </table:table-cell>
          <table:table-cell table:style-name="ce2" office:value-type="float" office:value="380" calcext:value-type="float">
            <text:p>380</text:p>
          </table:table-cell>
          <table:table-cell table:style-name="ce8" office:value-type="float" office:value="-39.6078643798828" calcext:value-type="float">
            <text:p>-39.608</text:p>
          </table:table-cell>
          <table:table-cell table:style-name="ce8" office:value-type="float" office:value="-39.639965057373" calcext:value-type="float">
            <text:p>-39.640</text:p>
          </table:table-cell>
          <table:table-cell table:style-name="ce18" office:value-type="float" office:value="-39.5757637023926" calcext:value-type="float">
            <text:p>-39.576</text:p>
          </table:table-cell>
          <table:table-cell table:style-name="ce6" table:formula="of:=[.I381]-[.H381]" office:value-type="float" office:value="0.0642013549803977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8" office:value-type="float" office:value="320.375030517578" calcext:value-type="float">
            <text:p>320.375</text:p>
          </table:table-cell>
          <table:table-cell table:style-name="ce8" office:value-type="float" office:value="320.333374023438" calcext:value-type="float">
            <text:p>320.333</text:p>
          </table:table-cell>
          <table:table-cell table:style-name="ce13" office:value-type="float" office:value="320.416687011719" calcext:value-type="float">
            <text:p>320.417</text:p>
          </table:table-cell>
          <table:table-cell table:style-name="ce7" table:formula="of:=[.D382]-[.C382]" office:value-type="float" office:value="0.0833129882809658" calcext:value-type="float">
            <text:p>0.083</text:p>
          </table:table-cell>
          <table:table-cell table:style-name="ce2" office:value-type="float" office:value="381" calcext:value-type="float">
            <text:p>381</text:p>
          </table:table-cell>
          <table:table-cell table:style-name="ce8" office:value-type="float" office:value="-39.5436325073242" calcext:value-type="float">
            <text:p>-39.544</text:p>
          </table:table-cell>
          <table:table-cell table:style-name="ce8" office:value-type="float" office:value="-39.5757637023926" calcext:value-type="float">
            <text:p>-39.576</text:p>
          </table:table-cell>
          <table:table-cell table:style-name="ce18" office:value-type="float" office:value="-39.5115013122559" calcext:value-type="float">
            <text:p>-39.512</text:p>
          </table:table-cell>
          <table:table-cell table:style-name="ce6" table:formula="of:=[.I382]-[.H382]" office:value-type="float" office:value="0.0642623901366974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8" office:value-type="float" office:value="320.458374023438" calcext:value-type="float">
            <text:p>320.458</text:p>
          </table:table-cell>
          <table:table-cell table:style-name="ce8" office:value-type="float" office:value="320.416687011719" calcext:value-type="float">
            <text:p>320.417</text:p>
          </table:table-cell>
          <table:table-cell table:style-name="ce13" office:value-type="float" office:value="320.500030517578" calcext:value-type="float">
            <text:p>320.500</text:p>
          </table:table-cell>
          <table:table-cell table:style-name="ce7" table:formula="of:=[.D383]-[.C383]" office:value-type="float" office:value="0.0833435058590339" calcext:value-type="float">
            <text:p>0.083</text:p>
          </table:table-cell>
          <table:table-cell table:style-name="ce2" office:value-type="float" office:value="382" calcext:value-type="float">
            <text:p>382</text:p>
          </table:table-cell>
          <table:table-cell table:style-name="ce8" office:value-type="float" office:value="-39.4793434143066" calcext:value-type="float">
            <text:p>-39.479</text:p>
          </table:table-cell>
          <table:table-cell table:style-name="ce8" office:value-type="float" office:value="-39.5115013122559" calcext:value-type="float">
            <text:p>-39.512</text:p>
          </table:table-cell>
          <table:table-cell table:style-name="ce18" office:value-type="float" office:value="-39.4471817016602" calcext:value-type="float">
            <text:p>-39.447</text:p>
          </table:table-cell>
          <table:table-cell table:style-name="ce6" table:formula="of:=[.I383]-[.H383]" office:value-type="float" office:value="0.0643196105957031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320.541687011719" calcext:value-type="float">
            <text:p>320.542</text:p>
          </table:table-cell>
          <table:table-cell table:style-name="ce8" office:value-type="float" office:value="320.500030517578" calcext:value-type="float">
            <text:p>320.500</text:p>
          </table:table-cell>
          <table:table-cell table:style-name="ce13" office:value-type="float" office:value="320.583374023438" calcext:value-type="float">
            <text:p>320.583</text:p>
          </table:table-cell>
          <table:table-cell table:style-name="ce7" table:formula="of:=[.D384]-[.C384]" office:value-type="float" office:value="0.0833435058600003" calcext:value-type="float">
            <text:p>0.083</text:p>
          </table:table-cell>
          <table:table-cell table:style-name="ce2" office:value-type="float" office:value="383" calcext:value-type="float">
            <text:p>383</text:p>
          </table:table-cell>
          <table:table-cell table:style-name="ce8" office:value-type="float" office:value="-39.4149894714355" calcext:value-type="float">
            <text:p>-39.415</text:p>
          </table:table-cell>
          <table:table-cell table:style-name="ce8" office:value-type="float" office:value="-39.4471817016602" calcext:value-type="float">
            <text:p>-39.447</text:p>
          </table:table-cell>
          <table:table-cell table:style-name="ce18" office:value-type="float" office:value="-39.3827972412109" calcext:value-type="float">
            <text:p>-39.383</text:p>
          </table:table-cell>
          <table:table-cell table:style-name="ce6" table:formula="of:=[.I384]-[.H384]" office:value-type="float" office:value="0.0643844604492969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8" office:value-type="float" office:value="320.625030517578" calcext:value-type="float">
            <text:p>320.625</text:p>
          </table:table-cell>
          <table:table-cell table:style-name="ce8" office:value-type="float" office:value="320.583374023438" calcext:value-type="float">
            <text:p>320.583</text:p>
          </table:table-cell>
          <table:table-cell table:style-name="ce9" office:value-type="float" office:value="320.666687011719" calcext:value-type="float">
            <text:p>320.667</text:p>
          </table:table-cell>
          <table:table-cell table:style-name="ce7" table:formula="of:=[.D385]-[.C385]" office:value-type="float" office:value="0.0833129882809658" calcext:value-type="float">
            <text:p>0.083</text:p>
          </table:table-cell>
          <table:table-cell table:style-name="ce2" office:value-type="float" office:value="384" calcext:value-type="float">
            <text:p>384</text:p>
          </table:table-cell>
          <table:table-cell table:style-name="ce8" office:value-type="float" office:value="-39.3505783081055" calcext:value-type="float">
            <text:p>-39.351</text:p>
          </table:table-cell>
          <table:table-cell table:style-name="ce8" office:value-type="float" office:value="-39.3827972412109" calcext:value-type="float">
            <text:p>-39.383</text:p>
          </table:table-cell>
          <table:table-cell table:style-name="ce19" office:value-type="float" office:value="-39.318359375" calcext:value-type="float">
            <text:p>-39.318</text:p>
          </table:table-cell>
          <table:table-cell table:style-name="ce6" table:formula="of:=[.I385]-[.H385]" office:value-type="float" office:value="0.064437866210902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9" office:value-type="float" office:value="320.708374023438" calcext:value-type="float">
            <text:p>320.708</text:p>
          </table:table-cell>
          <table:table-cell table:style-name="ce9" office:value-type="float" office:value="320.666687011719" calcext:value-type="float">
            <text:p>320.667</text:p>
          </table:table-cell>
          <table:table-cell table:style-name="ce9" office:value-type="float" office:value="320.750030517578" calcext:value-type="float">
            <text:p>320.750</text:p>
          </table:table-cell>
          <table:table-cell table:style-name="ce7" table:formula="of:=[.D386]-[.C386]" office:value-type="float" office:value="0.0833435058590339" calcext:value-type="float">
            <text:p>0.083</text:p>
          </table:table-cell>
          <table:table-cell table:style-name="ce2" office:value-type="float" office:value="385" calcext:value-type="float">
            <text:p>385</text:p>
          </table:table-cell>
          <table:table-cell table:style-name="ce9" office:value-type="float" office:value="-39.2861099243164" calcext:value-type="float">
            <text:p>-39.286</text:p>
          </table:table-cell>
          <table:table-cell table:style-name="ce9" office:value-type="float" office:value="-39.318359375" calcext:value-type="float">
            <text:p>-39.318</text:p>
          </table:table-cell>
          <table:table-cell table:style-name="ce19" office:value-type="float" office:value="-39.2538604736328" calcext:value-type="float">
            <text:p>-39.254</text:p>
          </table:table-cell>
          <table:table-cell table:style-name="ce6" table:formula="of:=[.I386]-[.H386]" office:value-type="float" office:value="0.0644989013672017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9" office:value-type="float" office:value="320.791687011719" calcext:value-type="float">
            <text:p>320.792</text:p>
          </table:table-cell>
          <table:table-cell table:style-name="ce9" office:value-type="float" office:value="320.750030517578" calcext:value-type="float">
            <text:p>320.750</text:p>
          </table:table-cell>
          <table:table-cell table:style-name="ce9" office:value-type="float" office:value="320.833374023438" calcext:value-type="float">
            <text:p>320.833</text:p>
          </table:table-cell>
          <table:table-cell table:style-name="ce7" table:formula="of:=[.D387]-[.C387]" office:value-type="float" office:value="0.0833435058600003" calcext:value-type="float">
            <text:p>0.083</text:p>
          </table:table-cell>
          <table:table-cell table:style-name="ce2" office:value-type="float" office:value="386" calcext:value-type="float">
            <text:p>386</text:p>
          </table:table-cell>
          <table:table-cell table:style-name="ce9" office:value-type="float" office:value="-39.2215805053711" calcext:value-type="float">
            <text:p>-39.222</text:p>
          </table:table-cell>
          <table:table-cell table:style-name="ce9" office:value-type="float" office:value="-39.2538604736328" calcext:value-type="float">
            <text:p>-39.254</text:p>
          </table:table-cell>
          <table:table-cell table:style-name="ce19" office:value-type="float" office:value="-39.1893005371094" calcext:value-type="float">
            <text:p>-39.189</text:p>
          </table:table-cell>
          <table:table-cell table:style-name="ce6" table:formula="of:=[.I387]-[.H387]" office:value-type="float" office:value="0.0645599365233949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9" office:value-type="float" office:value="320.875030517578" calcext:value-type="float">
            <text:p>320.875</text:p>
          </table:table-cell>
          <table:table-cell table:style-name="ce9" office:value-type="float" office:value="320.833374023438" calcext:value-type="float">
            <text:p>320.833</text:p>
          </table:table-cell>
          <table:table-cell table:style-name="ce9" office:value-type="float" office:value="320.916687011719" calcext:value-type="float">
            <text:p>320.917</text:p>
          </table:table-cell>
          <table:table-cell table:style-name="ce7" table:formula="of:=[.D388]-[.C388]" office:value-type="float" office:value="0.0833129882809658" calcext:value-type="float">
            <text:p>0.083</text:p>
          </table:table-cell>
          <table:table-cell table:style-name="ce2" office:value-type="float" office:value="387" calcext:value-type="float">
            <text:p>387</text:p>
          </table:table-cell>
          <table:table-cell table:style-name="ce9" office:value-type="float" office:value="-39.1569938659668" calcext:value-type="float">
            <text:p>-39.157</text:p>
          </table:table-cell>
          <table:table-cell table:style-name="ce9" office:value-type="float" office:value="-39.1893005371094" calcext:value-type="float">
            <text:p>-39.189</text:p>
          </table:table-cell>
          <table:table-cell table:style-name="ce19" office:value-type="float" office:value="-39.124683380127" calcext:value-type="float">
            <text:p>-39.125</text:p>
          </table:table-cell>
          <table:table-cell table:style-name="ce6" table:formula="of:=[.I388]-[.H388]" office:value-type="float" office:value="0.0646171569824006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9" office:value-type="float" office:value="320.958374023438" calcext:value-type="float">
            <text:p>320.958</text:p>
          </table:table-cell>
          <table:table-cell table:style-name="ce9" office:value-type="float" office:value="320.916687011719" calcext:value-type="float">
            <text:p>320.917</text:p>
          </table:table-cell>
          <table:table-cell table:style-name="ce9" office:value-type="float" office:value="321.000030517578" calcext:value-type="float">
            <text:p>321.000</text:p>
          </table:table-cell>
          <table:table-cell table:style-name="ce7" table:formula="of:=[.D389]-[.C389]" office:value-type="float" office:value="0.0833435058590339" calcext:value-type="float">
            <text:p>0.083</text:p>
          </table:table-cell>
          <table:table-cell table:style-name="ce2" office:value-type="float" office:value="388" calcext:value-type="float">
            <text:p>388</text:p>
          </table:table-cell>
          <table:table-cell table:style-name="ce9" office:value-type="float" office:value="-39.0923461914062" calcext:value-type="float">
            <text:p>-39.092</text:p>
          </table:table-cell>
          <table:table-cell table:style-name="ce9" office:value-type="float" office:value="-39.124683380127" calcext:value-type="float">
            <text:p>-39.125</text:p>
          </table:table-cell>
          <table:table-cell table:style-name="ce19" office:value-type="float" office:value="-39.0600051879883" calcext:value-type="float">
            <text:p>-39.060</text:p>
          </table:table-cell>
          <table:table-cell table:style-name="ce6" table:formula="of:=[.I389]-[.H389]" office:value-type="float" office:value="0.0646781921387003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9" office:value-type="float" office:value="321.041687011719" calcext:value-type="float">
            <text:p>321.042</text:p>
          </table:table-cell>
          <table:table-cell table:style-name="ce9" office:value-type="float" office:value="321.000030517578" calcext:value-type="float">
            <text:p>321.000</text:p>
          </table:table-cell>
          <table:table-cell table:style-name="ce9" office:value-type="float" office:value="321.083374023438" calcext:value-type="float">
            <text:p>321.083</text:p>
          </table:table-cell>
          <table:table-cell table:style-name="ce7" table:formula="of:=[.D390]-[.C390]" office:value-type="float" office:value="0.0833435058600003" calcext:value-type="float">
            <text:p>0.083</text:p>
          </table:table-cell>
          <table:table-cell table:style-name="ce2" office:value-type="float" office:value="389" calcext:value-type="float">
            <text:p>389</text:p>
          </table:table-cell>
          <table:table-cell table:style-name="ce9" office:value-type="float" office:value="-39.0276374816895" calcext:value-type="float">
            <text:p>-39.028</text:p>
          </table:table-cell>
          <table:table-cell table:style-name="ce9" office:value-type="float" office:value="-39.0600051879883" calcext:value-type="float">
            <text:p>-39.060</text:p>
          </table:table-cell>
          <table:table-cell table:style-name="ce19" office:value-type="float" office:value="-38.9952659606934" calcext:value-type="float">
            <text:p>-38.995</text:p>
          </table:table-cell>
          <table:table-cell table:style-name="ce6" table:formula="of:=[.I390]-[.H390]" office:value-type="float" office:value="0.0647392272949006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9" office:value-type="float" office:value="321.125030517578" calcext:value-type="float">
            <text:p>321.125</text:p>
          </table:table-cell>
          <table:table-cell table:style-name="ce9" office:value-type="float" office:value="321.083374023438" calcext:value-type="float">
            <text:p>321.083</text:p>
          </table:table-cell>
          <table:table-cell table:style-name="ce9" office:value-type="float" office:value="321.166687011719" calcext:value-type="float">
            <text:p>321.167</text:p>
          </table:table-cell>
          <table:table-cell table:style-name="ce7" table:formula="of:=[.D391]-[.C391]" office:value-type="float" office:value="0.0833129882809658" calcext:value-type="float">
            <text:p>0.083</text:p>
          </table:table-cell>
          <table:table-cell table:style-name="ce2" office:value-type="float" office:value="390" calcext:value-type="float">
            <text:p>390</text:p>
          </table:table-cell>
          <table:table-cell table:style-name="ce9" office:value-type="float" office:value="-38.9628715515137" calcext:value-type="float">
            <text:p>-38.963</text:p>
          </table:table-cell>
          <table:table-cell table:style-name="ce9" office:value-type="float" office:value="-38.9952659606934" calcext:value-type="float">
            <text:p>-38.995</text:p>
          </table:table-cell>
          <table:table-cell table:style-name="ce19" office:value-type="float" office:value="-38.9304733276367" calcext:value-type="float">
            <text:p>-38.930</text:p>
          </table:table-cell>
          <table:table-cell table:style-name="ce6" table:formula="of:=[.I391]-[.H391]" office:value-type="float" office:value="0.0647926330567046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9" office:value-type="float" office:value="321.208374023438" calcext:value-type="float">
            <text:p>321.208</text:p>
          </table:table-cell>
          <table:table-cell table:style-name="ce9" office:value-type="float" office:value="321.166687011719" calcext:value-type="float">
            <text:p>321.167</text:p>
          </table:table-cell>
          <table:table-cell table:style-name="ce9" office:value-type="float" office:value="321.250030517578" calcext:value-type="float">
            <text:p>321.250</text:p>
          </table:table-cell>
          <table:table-cell table:style-name="ce7" table:formula="of:=[.D392]-[.C392]" office:value-type="float" office:value="0.0833435058590339" calcext:value-type="float">
            <text:p>0.083</text:p>
          </table:table-cell>
          <table:table-cell table:style-name="ce2" office:value-type="float" office:value="391" calcext:value-type="float">
            <text:p>391</text:p>
          </table:table-cell>
          <table:table-cell table:style-name="ce9" office:value-type="float" office:value="-38.8980445861816" calcext:value-type="float">
            <text:p>-38.898</text:p>
          </table:table-cell>
          <table:table-cell table:style-name="ce9" office:value-type="float" office:value="-38.9304733276367" calcext:value-type="float">
            <text:p>-38.930</text:p>
          </table:table-cell>
          <table:table-cell table:style-name="ce19" office:value-type="float" office:value="-38.8656158447266" calcext:value-type="float">
            <text:p>-38.866</text:p>
          </table:table-cell>
          <table:table-cell table:style-name="ce6" table:formula="of:=[.I392]-[.H392]" office:value-type="float" office:value="0.0648574829100994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9" office:value-type="float" office:value="321.291687011719" calcext:value-type="float">
            <text:p>321.292</text:p>
          </table:table-cell>
          <table:table-cell table:style-name="ce9" office:value-type="float" office:value="321.250030517578" calcext:value-type="float">
            <text:p>321.250</text:p>
          </table:table-cell>
          <table:table-cell table:style-name="ce9" office:value-type="float" office:value="321.333374023438" calcext:value-type="float">
            <text:p>321.333</text:p>
          </table:table-cell>
          <table:table-cell table:style-name="ce7" table:formula="of:=[.D393]-[.C393]" office:value-type="float" office:value="0.0833435058600003" calcext:value-type="float">
            <text:p>0.083</text:p>
          </table:table-cell>
          <table:table-cell table:style-name="ce2" office:value-type="float" office:value="392" calcext:value-type="float">
            <text:p>392</text:p>
          </table:table-cell>
          <table:table-cell table:style-name="ce9" office:value-type="float" office:value="-38.8331604003906" calcext:value-type="float">
            <text:p>-38.833</text:p>
          </table:table-cell>
          <table:table-cell table:style-name="ce9" office:value-type="float" office:value="-38.8656158447266" calcext:value-type="float">
            <text:p>-38.866</text:p>
          </table:table-cell>
          <table:table-cell table:style-name="ce19" office:value-type="float" office:value="-38.8007011413574" calcext:value-type="float">
            <text:p>-38.801</text:p>
          </table:table-cell>
          <table:table-cell table:style-name="ce6" table:formula="of:=[.I393]-[.H393]" office:value-type="float" office:value="0.0649147033691975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9" office:value-type="float" office:value="321.375030517578" calcext:value-type="float">
            <text:p>321.375</text:p>
          </table:table-cell>
          <table:table-cell table:style-name="ce9" office:value-type="float" office:value="321.333374023438" calcext:value-type="float">
            <text:p>321.333</text:p>
          </table:table-cell>
          <table:table-cell table:style-name="ce9" office:value-type="float" office:value="321.416687011719" calcext:value-type="float">
            <text:p>321.417</text:p>
          </table:table-cell>
          <table:table-cell table:style-name="ce7" table:formula="of:=[.D394]-[.C394]" office:value-type="float" office:value="0.0833129882809658" calcext:value-type="float">
            <text:p>0.083</text:p>
          </table:table-cell>
          <table:table-cell table:style-name="ce2" office:value-type="float" office:value="393" calcext:value-type="float">
            <text:p>393</text:p>
          </table:table-cell>
          <table:table-cell table:style-name="ce9" office:value-type="float" office:value="-38.7682151794434" calcext:value-type="float">
            <text:p>-38.768</text:p>
          </table:table-cell>
          <table:table-cell table:style-name="ce9" office:value-type="float" office:value="-38.8007011413574" calcext:value-type="float">
            <text:p>-38.801</text:p>
          </table:table-cell>
          <table:table-cell table:style-name="ce19" office:value-type="float" office:value="-38.7357292175293" calcext:value-type="float">
            <text:p>-38.736</text:p>
          </table:table-cell>
          <table:table-cell table:style-name="ce6" table:formula="of:=[.I394]-[.H394]" office:value-type="float" office:value="0.0649719238281037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9" office:value-type="float" office:value="321.458374023438" calcext:value-type="float">
            <text:p>321.458</text:p>
          </table:table-cell>
          <table:table-cell table:style-name="ce9" office:value-type="float" office:value="321.416687011719" calcext:value-type="float">
            <text:p>321.417</text:p>
          </table:table-cell>
          <table:table-cell table:style-name="ce9" office:value-type="float" office:value="321.500030517578" calcext:value-type="float">
            <text:p>321.500</text:p>
          </table:table-cell>
          <table:table-cell table:style-name="ce7" table:formula="of:=[.D395]-[.C395]" office:value-type="float" office:value="0.0833435058590339" calcext:value-type="float">
            <text:p>0.083</text:p>
          </table:table-cell>
          <table:table-cell table:style-name="ce2" office:value-type="float" office:value="394" calcext:value-type="float">
            <text:p>394</text:p>
          </table:table-cell>
          <table:table-cell table:style-name="ce9" office:value-type="float" office:value="-38.7032127380371" calcext:value-type="float">
            <text:p>-38.703</text:p>
          </table:table-cell>
          <table:table-cell table:style-name="ce9" office:value-type="float" office:value="-38.7357292175293" calcext:value-type="float">
            <text:p>-38.736</text:p>
          </table:table-cell>
          <table:table-cell table:style-name="ce19" office:value-type="float" office:value="-38.6706962585449" calcext:value-type="float">
            <text:p>-38.671</text:p>
          </table:table-cell>
          <table:table-cell table:style-name="ce6" table:formula="of:=[.I395]-[.H395]" office:value-type="float" office:value="0.0650329589843963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9" office:value-type="float" office:value="321.541687011719" calcext:value-type="float">
            <text:p>321.542</text:p>
          </table:table-cell>
          <table:table-cell table:style-name="ce9" office:value-type="float" office:value="321.500030517578" calcext:value-type="float">
            <text:p>321.500</text:p>
          </table:table-cell>
          <table:table-cell table:style-name="ce9" office:value-type="float" office:value="321.583374023438" calcext:value-type="float">
            <text:p>321.583</text:p>
          </table:table-cell>
          <table:table-cell table:style-name="ce7" table:formula="of:=[.D396]-[.C396]" office:value-type="float" office:value="0.0833435058600003" calcext:value-type="float">
            <text:p>0.083</text:p>
          </table:table-cell>
          <table:table-cell table:style-name="ce2" office:value-type="float" office:value="395" calcext:value-type="float">
            <text:p>395</text:p>
          </table:table-cell>
          <table:table-cell table:style-name="ce9" office:value-type="float" office:value="-38.6381492614746" calcext:value-type="float">
            <text:p>-38.638</text:p>
          </table:table-cell>
          <table:table-cell table:style-name="ce9" office:value-type="float" office:value="-38.6706962585449" calcext:value-type="float">
            <text:p>-38.671</text:p>
          </table:table-cell>
          <table:table-cell table:style-name="ce19" office:value-type="float" office:value="-38.6056022644043" calcext:value-type="float">
            <text:p>-38.606</text:p>
          </table:table-cell>
          <table:table-cell table:style-name="ce6" table:formula="of:=[.I396]-[.H396]" office:value-type="float" office:value="0.0650939941406037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9" office:value-type="float" office:value="321.625030517578" calcext:value-type="float">
            <text:p>321.625</text:p>
          </table:table-cell>
          <table:table-cell table:style-name="ce9" office:value-type="float" office:value="321.583374023438" calcext:value-type="float">
            <text:p>321.583</text:p>
          </table:table-cell>
          <table:table-cell table:style-name="ce9" office:value-type="float" office:value="321.666687011719" calcext:value-type="float">
            <text:p>321.667</text:p>
          </table:table-cell>
          <table:table-cell table:style-name="ce7" table:formula="of:=[.D397]-[.C397]" office:value-type="float" office:value="0.0833129882809658" calcext:value-type="float">
            <text:p>0.083</text:p>
          </table:table-cell>
          <table:table-cell table:style-name="ce2" office:value-type="float" office:value="396" calcext:value-type="float">
            <text:p>396</text:p>
          </table:table-cell>
          <table:table-cell table:style-name="ce9" office:value-type="float" office:value="-38.5730285644531" calcext:value-type="float">
            <text:p>-38.573</text:p>
          </table:table-cell>
          <table:table-cell table:style-name="ce9" office:value-type="float" office:value="-38.6056022644043" calcext:value-type="float">
            <text:p>-38.606</text:p>
          </table:table-cell>
          <table:table-cell table:style-name="ce19" office:value-type="float" office:value="-38.5404510498047" calcext:value-type="float">
            <text:p>-38.540</text:p>
          </table:table-cell>
          <table:table-cell table:style-name="ce6" table:formula="of:=[.I397]-[.H397]" office:value-type="float" office:value="0.0651512145995952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9" office:value-type="float" office:value="321.708374023438" calcext:value-type="float">
            <text:p>321.708</text:p>
          </table:table-cell>
          <table:table-cell table:style-name="ce9" office:value-type="float" office:value="321.666687011719" calcext:value-type="float">
            <text:p>321.667</text:p>
          </table:table-cell>
          <table:table-cell table:style-name="ce9" office:value-type="float" office:value="321.750030517578" calcext:value-type="float">
            <text:p>321.750</text:p>
          </table:table-cell>
          <table:table-cell table:style-name="ce7" table:formula="of:=[.D398]-[.C398]" office:value-type="float" office:value="0.0833435058590339" calcext:value-type="float">
            <text:p>0.083</text:p>
          </table:table-cell>
          <table:table-cell table:style-name="ce2" office:value-type="float" office:value="397" calcext:value-type="float">
            <text:p>397</text:p>
          </table:table-cell>
          <table:table-cell table:style-name="ce9" office:value-type="float" office:value="-38.5078468322754" calcext:value-type="float">
            <text:p>-38.508</text:p>
          </table:table-cell>
          <table:table-cell table:style-name="ce9" office:value-type="float" office:value="-38.5404510498047" calcext:value-type="float">
            <text:p>-38.540</text:p>
          </table:table-cell>
          <table:table-cell table:style-name="ce19" office:value-type="float" office:value="-38.4752426147461" calcext:value-type="float">
            <text:p>-38.475</text:p>
          </table:table-cell>
          <table:table-cell table:style-name="ce6" table:formula="of:=[.I398]-[.H398]" office:value-type="float" office:value="0.0652084350586009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9" office:value-type="float" office:value="321.791687011719" calcext:value-type="float">
            <text:p>321.792</text:p>
          </table:table-cell>
          <table:table-cell table:style-name="ce9" office:value-type="float" office:value="321.750030517578" calcext:value-type="float">
            <text:p>321.750</text:p>
          </table:table-cell>
          <table:table-cell table:style-name="ce9" office:value-type="float" office:value="321.833374023438" calcext:value-type="float">
            <text:p>321.833</text:p>
          </table:table-cell>
          <table:table-cell table:style-name="ce7" table:formula="of:=[.D399]-[.C399]" office:value-type="float" office:value="0.0833435058600003" calcext:value-type="float">
            <text:p>0.083</text:p>
          </table:table-cell>
          <table:table-cell table:style-name="ce2" office:value-type="float" office:value="398" calcext:value-type="float">
            <text:p>398</text:p>
          </table:table-cell>
          <table:table-cell table:style-name="ce9" office:value-type="float" office:value="-38.4426078796387" calcext:value-type="float">
            <text:p>-38.443</text:p>
          </table:table-cell>
          <table:table-cell table:style-name="ce9" office:value-type="float" office:value="-38.4752426147461" calcext:value-type="float">
            <text:p>-38.475</text:p>
          </table:table-cell>
          <table:table-cell table:style-name="ce19" office:value-type="float" office:value="-38.4099731445312" calcext:value-type="float">
            <text:p>-38.410</text:p>
          </table:table-cell>
          <table:table-cell table:style-name="ce6" table:formula="of:=[.I399]-[.H399]" office:value-type="float" office:value="0.0652694702149006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9" office:value-type="float" office:value="321.875030517578" calcext:value-type="float">
            <text:p>321.875</text:p>
          </table:table-cell>
          <table:table-cell table:style-name="ce9" office:value-type="float" office:value="321.833374023438" calcext:value-type="float">
            <text:p>321.833</text:p>
          </table:table-cell>
          <table:table-cell table:style-name="ce9" office:value-type="float" office:value="321.916687011719" calcext:value-type="float">
            <text:p>321.917</text:p>
          </table:table-cell>
          <table:table-cell table:style-name="ce7" table:formula="of:=[.D400]-[.C400]" office:value-type="float" office:value="0.0833129882809658" calcext:value-type="float">
            <text:p>0.083</text:p>
          </table:table-cell>
          <table:table-cell table:style-name="ce2" office:value-type="float" office:value="399" calcext:value-type="float">
            <text:p>399</text:p>
          </table:table-cell>
          <table:table-cell table:style-name="ce9" office:value-type="float" office:value="-38.377311706543" calcext:value-type="float">
            <text:p>-38.377</text:p>
          </table:table-cell>
          <table:table-cell table:style-name="ce9" office:value-type="float" office:value="-38.4099731445312" calcext:value-type="float">
            <text:p>-38.410</text:p>
          </table:table-cell>
          <table:table-cell table:style-name="ce19" office:value-type="float" office:value="-38.3446464538574" calcext:value-type="float">
            <text:p>-38.345</text:p>
          </table:table-cell>
          <table:table-cell table:style-name="ce6" table:formula="of:=[.I400]-[.H400]" office:value-type="float" office:value="0.0653266906737997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9" office:value-type="float" office:value="321.958374023438" calcext:value-type="float">
            <text:p>321.958</text:p>
          </table:table-cell>
          <table:table-cell table:style-name="ce9" office:value-type="float" office:value="321.916687011719" calcext:value-type="float">
            <text:p>321.917</text:p>
          </table:table-cell>
          <table:table-cell table:style-name="ce9" office:value-type="float" office:value="322.000030517578" calcext:value-type="float">
            <text:p>322.000</text:p>
          </table:table-cell>
          <table:table-cell table:style-name="ce7" table:formula="of:=[.D401]-[.C401]" office:value-type="float" office:value="0.0833435058590339" calcext:value-type="float">
            <text:p>0.083</text:p>
          </table:table-cell>
          <table:table-cell table:style-name="ce2" office:value-type="float" office:value="400" calcext:value-type="float">
            <text:p>400</text:p>
          </table:table-cell>
          <table:table-cell table:style-name="ce9" office:value-type="float" office:value="-38.311954498291" calcext:value-type="float">
            <text:p>-38.312</text:p>
          </table:table-cell>
          <table:table-cell table:style-name="ce9" office:value-type="float" office:value="-38.3446464538574" calcext:value-type="float">
            <text:p>-38.345</text:p>
          </table:table-cell>
          <table:table-cell table:style-name="ce19" office:value-type="float" office:value="-38.2792587280273" calcext:value-type="float">
            <text:p>-38.279</text:p>
          </table:table-cell>
          <table:table-cell table:style-name="ce6" table:formula="of:=[.I401]-[.H401]" office:value-type="float" office:value="0.0653877258300994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9" office:value-type="float" office:value="322.041687011719" calcext:value-type="float">
            <text:p>322.042</text:p>
          </table:table-cell>
          <table:table-cell table:style-name="ce9" office:value-type="float" office:value="322.000030517578" calcext:value-type="float">
            <text:p>322.000</text:p>
          </table:table-cell>
          <table:table-cell table:style-name="ce9" office:value-type="float" office:value="322.083374023438" calcext:value-type="float">
            <text:p>322.083</text:p>
          </table:table-cell>
          <table:table-cell table:style-name="ce7" table:formula="of:=[.D402]-[.C402]" office:value-type="float" office:value="0.0833435058600003" calcext:value-type="float">
            <text:p>0.083</text:p>
          </table:table-cell>
          <table:table-cell table:style-name="ce2" office:value-type="float" office:value="401" calcext:value-type="float">
            <text:p>401</text:p>
          </table:table-cell>
          <table:table-cell table:style-name="ce9" office:value-type="float" office:value="-38.2465362548828" calcext:value-type="float">
            <text:p>-38.247</text:p>
          </table:table-cell>
          <table:table-cell table:style-name="ce9" office:value-type="float" office:value="-38.2792587280273" calcext:value-type="float">
            <text:p>-38.279</text:p>
          </table:table-cell>
          <table:table-cell table:style-name="ce19" office:value-type="float" office:value="-38.213809967041" calcext:value-type="float">
            <text:p>-38.214</text:p>
          </table:table-cell>
          <table:table-cell table:style-name="ce6" table:formula="of:=[.I402]-[.H402]" office:value-type="float" office:value="0.0654487609862997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9" office:value-type="float" office:value="322.125030517578" calcext:value-type="float">
            <text:p>322.125</text:p>
          </table:table-cell>
          <table:table-cell table:style-name="ce9" office:value-type="float" office:value="322.083374023438" calcext:value-type="float">
            <text:p>322.083</text:p>
          </table:table-cell>
          <table:table-cell table:style-name="ce9" office:value-type="float" office:value="322.166687011719" calcext:value-type="float">
            <text:p>322.167</text:p>
          </table:table-cell>
          <table:table-cell table:style-name="ce7" table:formula="of:=[.D403]-[.C403]" office:value-type="float" office:value="0.0833129882809658" calcext:value-type="float">
            <text:p>0.083</text:p>
          </table:table-cell>
          <table:table-cell table:style-name="ce2" office:value-type="float" office:value="402" calcext:value-type="float">
            <text:p>402</text:p>
          </table:table-cell>
          <table:table-cell table:style-name="ce9" office:value-type="float" office:value="-38.1810607910156" calcext:value-type="float">
            <text:p>-38.181</text:p>
          </table:table-cell>
          <table:table-cell table:style-name="ce9" office:value-type="float" office:value="-38.213809967041" calcext:value-type="float">
            <text:p>-38.214</text:p>
          </table:table-cell>
          <table:table-cell table:style-name="ce19" office:value-type="float" office:value="-38.148307800293" calcext:value-type="float">
            <text:p>-38.148</text:p>
          </table:table-cell>
          <table:table-cell table:style-name="ce6" table:formula="of:=[.I403]-[.H403]" office:value-type="float" office:value="0.0655021667480042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9" office:value-type="float" office:value="322.208374023438" calcext:value-type="float">
            <text:p>322.208</text:p>
          </table:table-cell>
          <table:table-cell table:style-name="ce9" office:value-type="float" office:value="322.166687011719" calcext:value-type="float">
            <text:p>322.167</text:p>
          </table:table-cell>
          <table:table-cell table:style-name="ce9" office:value-type="float" office:value="322.250030517578" calcext:value-type="float">
            <text:p>322.250</text:p>
          </table:table-cell>
          <table:table-cell table:style-name="ce7" table:formula="of:=[.D404]-[.C404]" office:value-type="float" office:value="0.0833435058590339" calcext:value-type="float">
            <text:p>0.083</text:p>
          </table:table-cell>
          <table:table-cell table:style-name="ce2" office:value-type="float" office:value="403" calcext:value-type="float">
            <text:p>403</text:p>
          </table:table-cell>
          <table:table-cell table:style-name="ce9" office:value-type="float" office:value="-38.1155281066895" calcext:value-type="float">
            <text:p>-38.116</text:p>
          </table:table-cell>
          <table:table-cell table:style-name="ce9" office:value-type="float" office:value="-38.148307800293" calcext:value-type="float">
            <text:p>-38.148</text:p>
          </table:table-cell>
          <table:table-cell table:style-name="ce19" office:value-type="float" office:value="-38.0827445983887" calcext:value-type="float">
            <text:p>-38.083</text:p>
          </table:table-cell>
          <table:table-cell table:style-name="ce6" table:formula="of:=[.I404]-[.H404]" office:value-type="float" office:value="0.0655632019042969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9" office:value-type="float" office:value="322.291687011719" calcext:value-type="float">
            <text:p>322.292</text:p>
          </table:table-cell>
          <table:table-cell table:style-name="ce9" office:value-type="float" office:value="322.250030517578" calcext:value-type="float">
            <text:p>322.250</text:p>
          </table:table-cell>
          <table:table-cell table:style-name="ce9" office:value-type="float" office:value="322.333374023438" calcext:value-type="float">
            <text:p>322.333</text:p>
          </table:table-cell>
          <table:table-cell table:style-name="ce7" table:formula="of:=[.D405]-[.C405]" office:value-type="float" office:value="0.0833435058600003" calcext:value-type="float">
            <text:p>0.083</text:p>
          </table:table-cell>
          <table:table-cell table:style-name="ce2" office:value-type="float" office:value="404" calcext:value-type="float">
            <text:p>404</text:p>
          </table:table-cell>
          <table:table-cell table:style-name="ce9" office:value-type="float" office:value="-38.049934387207" calcext:value-type="float">
            <text:p>-38.050</text:p>
          </table:table-cell>
          <table:table-cell table:style-name="ce9" office:value-type="float" office:value="-38.0827445983887" calcext:value-type="float">
            <text:p>-38.083</text:p>
          </table:table-cell>
          <table:table-cell table:style-name="ce19" office:value-type="float" office:value="-38.0171203613281" calcext:value-type="float">
            <text:p>-38.017</text:p>
          </table:table-cell>
          <table:table-cell table:style-name="ce6" table:formula="of:=[.I405]-[.H405]" office:value-type="float" office:value="0.0656242370606037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9" office:value-type="float" office:value="322.375030517578" calcext:value-type="float">
            <text:p>322.375</text:p>
          </table:table-cell>
          <table:table-cell table:style-name="ce9" office:value-type="float" office:value="322.333374023438" calcext:value-type="float">
            <text:p>322.333</text:p>
          </table:table-cell>
          <table:table-cell table:style-name="ce9" office:value-type="float" office:value="322.416687011719" calcext:value-type="float">
            <text:p>322.417</text:p>
          </table:table-cell>
          <table:table-cell table:style-name="ce7" table:formula="of:=[.D406]-[.C406]" office:value-type="float" office:value="0.0833129882809658" calcext:value-type="float">
            <text:p>0.083</text:p>
          </table:table-cell>
          <table:table-cell table:style-name="ce2" office:value-type="float" office:value="405" calcext:value-type="float">
            <text:p>405</text:p>
          </table:table-cell>
          <table:table-cell table:style-name="ce9" office:value-type="float" office:value="-37.9842796325684" calcext:value-type="float">
            <text:p>-37.984</text:p>
          </table:table-cell>
          <table:table-cell table:style-name="ce9" office:value-type="float" office:value="-38.0171203613281" calcext:value-type="float">
            <text:p>-38.017</text:p>
          </table:table-cell>
          <table:table-cell table:style-name="ce19" office:value-type="float" office:value="-37.9514389038086" calcext:value-type="float">
            <text:p>-37.951</text:p>
          </table:table-cell>
          <table:table-cell table:style-name="ce6" table:formula="of:=[.I406]-[.H406]" office:value-type="float" office:value="0.0656814575194957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9" office:value-type="float" office:value="322.458374023438" calcext:value-type="float">
            <text:p>322.458</text:p>
          </table:table-cell>
          <table:table-cell table:style-name="ce9" office:value-type="float" office:value="322.416687011719" calcext:value-type="float">
            <text:p>322.417</text:p>
          </table:table-cell>
          <table:table-cell table:style-name="ce9" office:value-type="float" office:value="322.500030517578" calcext:value-type="float">
            <text:p>322.500</text:p>
          </table:table-cell>
          <table:table-cell table:style-name="ce7" table:formula="of:=[.D407]-[.C407]" office:value-type="float" office:value="0.0833435058590339" calcext:value-type="float">
            <text:p>0.083</text:p>
          </table:table-cell>
          <table:table-cell table:style-name="ce2" office:value-type="float" office:value="406" calcext:value-type="float">
            <text:p>406</text:p>
          </table:table-cell>
          <table:table-cell table:style-name="ce9" office:value-type="float" office:value="-37.9185676574707" calcext:value-type="float">
            <text:p>-37.919</text:p>
          </table:table-cell>
          <table:table-cell table:style-name="ce9" office:value-type="float" office:value="-37.9514389038086" calcext:value-type="float">
            <text:p>-37.951</text:p>
          </table:table-cell>
          <table:table-cell table:style-name="ce19" office:value-type="float" office:value="-37.8856964111328" calcext:value-type="float">
            <text:p>-37.886</text:p>
          </table:table-cell>
          <table:table-cell table:style-name="ce6" table:formula="of:=[.I407]-[.H407]" office:value-type="float" office:value="0.0657424926758026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9" office:value-type="float" office:value="322.541687011719" calcext:value-type="float">
            <text:p>322.542</text:p>
          </table:table-cell>
          <table:table-cell table:style-name="ce9" office:value-type="float" office:value="322.500030517578" calcext:value-type="float">
            <text:p>322.500</text:p>
          </table:table-cell>
          <table:table-cell table:style-name="ce9" office:value-type="float" office:value="322.583374023438" calcext:value-type="float">
            <text:p>322.583</text:p>
          </table:table-cell>
          <table:table-cell table:style-name="ce7" table:formula="of:=[.D408]-[.C408]" office:value-type="float" office:value="0.0833435058600003" calcext:value-type="float">
            <text:p>0.083</text:p>
          </table:table-cell>
          <table:table-cell table:style-name="ce2" office:value-type="float" office:value="407" calcext:value-type="float">
            <text:p>407</text:p>
          </table:table-cell>
          <table:table-cell table:style-name="ce9" office:value-type="float" office:value="-37.8527984619141" calcext:value-type="float">
            <text:p>-37.853</text:p>
          </table:table-cell>
          <table:table-cell table:style-name="ce9" office:value-type="float" office:value="-37.8856964111328" calcext:value-type="float">
            <text:p>-37.886</text:p>
          </table:table-cell>
          <table:table-cell table:style-name="ce19" office:value-type="float" office:value="-37.8199005126953" calcext:value-type="float">
            <text:p>-37.820</text:p>
          </table:table-cell>
          <table:table-cell table:style-name="ce6" table:formula="of:=[.I408]-[.H408]" office:value-type="float" office:value="0.0657958984375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float" office:value="322.625030517578" calcext:value-type="float">
            <text:p>322.625</text:p>
          </table:table-cell>
          <table:table-cell table:style-name="ce9" office:value-type="float" office:value="322.583374023438" calcext:value-type="float">
            <text:p>322.583</text:p>
          </table:table-cell>
          <table:table-cell table:style-name="ce9" office:value-type="float" office:value="322.666687011719" calcext:value-type="float">
            <text:p>322.667</text:p>
          </table:table-cell>
          <table:table-cell table:style-name="ce7" table:formula="of:=[.D409]-[.C409]" office:value-type="float" office:value="0.0833129882809658" calcext:value-type="float">
            <text:p>0.083</text:p>
          </table:table-cell>
          <table:table-cell table:style-name="ce2" office:value-type="float" office:value="408" calcext:value-type="float">
            <text:p>408</text:p>
          </table:table-cell>
          <table:table-cell table:style-name="ce9" office:value-type="float" office:value="-37.7869720458984" calcext:value-type="float">
            <text:p>-37.787</text:p>
          </table:table-cell>
          <table:table-cell table:style-name="ce9" office:value-type="float" office:value="-37.8199005126953" calcext:value-type="float">
            <text:p>-37.820</text:p>
          </table:table-cell>
          <table:table-cell table:style-name="ce19" office:value-type="float" office:value="-37.7540397644043" calcext:value-type="float">
            <text:p>-37.754</text:p>
          </table:table-cell>
          <table:table-cell table:style-name="ce6" table:formula="of:=[.I409]-[.H409]" office:value-type="float" office:value="0.0658607482910014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9" office:value-type="float" office:value="322.708374023438" calcext:value-type="float">
            <text:p>322.708</text:p>
          </table:table-cell>
          <table:table-cell table:style-name="ce9" office:value-type="float" office:value="322.666687011719" calcext:value-type="float">
            <text:p>322.667</text:p>
          </table:table-cell>
          <table:table-cell table:style-name="ce9" office:value-type="float" office:value="322.750030517578" calcext:value-type="float">
            <text:p>322.750</text:p>
          </table:table-cell>
          <table:table-cell table:style-name="ce7" table:formula="of:=[.D410]-[.C410]" office:value-type="float" office:value="0.0833435058590339" calcext:value-type="float">
            <text:p>0.083</text:p>
          </table:table-cell>
          <table:table-cell table:style-name="ce2" office:value-type="float" office:value="409" calcext:value-type="float">
            <text:p>409</text:p>
          </table:table-cell>
          <table:table-cell table:style-name="ce9" office:value-type="float" office:value="-37.7210845947266" calcext:value-type="float">
            <text:p>-37.721</text:p>
          </table:table-cell>
          <table:table-cell table:style-name="ce9" office:value-type="float" office:value="-37.7540397644043" calcext:value-type="float">
            <text:p>-37.754</text:p>
          </table:table-cell>
          <table:table-cell table:style-name="ce19" office:value-type="float" office:value="-37.6881256103516" calcext:value-type="float">
            <text:p>-37.688</text:p>
          </table:table-cell>
          <table:table-cell table:style-name="ce6" table:formula="of:=[.I410]-[.H410]" office:value-type="float" office:value="0.0659141540526989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9" office:value-type="float" office:value="322.791687011719" calcext:value-type="float">
            <text:p>322.792</text:p>
          </table:table-cell>
          <table:table-cell table:style-name="ce9" office:value-type="float" office:value="322.750030517578" calcext:value-type="float">
            <text:p>322.750</text:p>
          </table:table-cell>
          <table:table-cell table:style-name="ce9" office:value-type="float" office:value="322.833374023438" calcext:value-type="float">
            <text:p>322.833</text:p>
          </table:table-cell>
          <table:table-cell table:style-name="ce7" table:formula="of:=[.D411]-[.C411]" office:value-type="float" office:value="0.0833435058600003" calcext:value-type="float">
            <text:p>0.083</text:p>
          </table:table-cell>
          <table:table-cell table:style-name="ce2" office:value-type="float" office:value="410" calcext:value-type="float">
            <text:p>410</text:p>
          </table:table-cell>
          <table:table-cell table:style-name="ce9" office:value-type="float" office:value="-37.6551399230957" calcext:value-type="float">
            <text:p>-37.655</text:p>
          </table:table-cell>
          <table:table-cell table:style-name="ce9" office:value-type="float" office:value="-37.6881256103516" calcext:value-type="float">
            <text:p>-37.688</text:p>
          </table:table-cell>
          <table:table-cell table:style-name="ce19" office:value-type="float" office:value="-37.6221504211426" calcext:value-type="float">
            <text:p>-37.622</text:p>
          </table:table-cell>
          <table:table-cell table:style-name="ce6" table:formula="of:=[.I411]-[.H411]" office:value-type="float" office:value="0.0659751892089986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9" office:value-type="float" office:value="322.875030517578" calcext:value-type="float">
            <text:p>322.875</text:p>
          </table:table-cell>
          <table:table-cell table:style-name="ce9" office:value-type="float" office:value="322.833374023438" calcext:value-type="float">
            <text:p>322.833</text:p>
          </table:table-cell>
          <table:table-cell table:style-name="ce9" office:value-type="float" office:value="322.916687011719" calcext:value-type="float">
            <text:p>322.917</text:p>
          </table:table-cell>
          <table:table-cell table:style-name="ce7" table:formula="of:=[.D412]-[.C412]" office:value-type="float" office:value="0.0833129882809658" calcext:value-type="float">
            <text:p>0.083</text:p>
          </table:table-cell>
          <table:table-cell table:style-name="ce2" office:value-type="float" office:value="411" calcext:value-type="float">
            <text:p>411</text:p>
          </table:table-cell>
          <table:table-cell table:style-name="ce9" office:value-type="float" office:value="-37.5891342163086" calcext:value-type="float">
            <text:p>-37.589</text:p>
          </table:table-cell>
          <table:table-cell table:style-name="ce9" office:value-type="float" office:value="-37.6221504211426" calcext:value-type="float">
            <text:p>-37.622</text:p>
          </table:table-cell>
          <table:table-cell table:style-name="ce19" office:value-type="float" office:value="-37.5561141967773" calcext:value-type="float">
            <text:p>-37.556</text:p>
          </table:table-cell>
          <table:table-cell table:style-name="ce6" table:formula="of:=[.I412]-[.H412]" office:value-type="float" office:value="0.0660362243652983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9" office:value-type="float" office:value="322.958374023438" calcext:value-type="float">
            <text:p>322.958</text:p>
          </table:table-cell>
          <table:table-cell table:style-name="ce9" office:value-type="float" office:value="322.916687011719" calcext:value-type="float">
            <text:p>322.917</text:p>
          </table:table-cell>
          <table:table-cell table:style-name="ce9" office:value-type="float" office:value="323.000030517578" calcext:value-type="float">
            <text:p>323.000</text:p>
          </table:table-cell>
          <table:table-cell table:style-name="ce7" table:formula="of:=[.D413]-[.C413]" office:value-type="float" office:value="0.0833435058590339" calcext:value-type="float">
            <text:p>0.083</text:p>
          </table:table-cell>
          <table:table-cell table:style-name="ce2" office:value-type="float" office:value="412" calcext:value-type="float">
            <text:p>412</text:p>
          </table:table-cell>
          <table:table-cell table:style-name="ce9" office:value-type="float" office:value="-37.5230712890625" calcext:value-type="float">
            <text:p>-37.523</text:p>
          </table:table-cell>
          <table:table-cell table:style-name="ce9" office:value-type="float" office:value="-37.5561141967773" calcext:value-type="float">
            <text:p>-37.556</text:p>
          </table:table-cell>
          <table:table-cell table:style-name="ce19" office:value-type="float" office:value="-37.4900245666504" calcext:value-type="float">
            <text:p>-37.490</text:p>
          </table:table-cell>
          <table:table-cell table:style-name="ce6" table:formula="of:=[.I413]-[.H413]" office:value-type="float" office:value="0.0660896301269034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9" office:value-type="float" office:value="323.041687011719" calcext:value-type="float">
            <text:p>323.042</text:p>
          </table:table-cell>
          <table:table-cell table:style-name="ce9" office:value-type="float" office:value="323.000030517578" calcext:value-type="float">
            <text:p>323.000</text:p>
          </table:table-cell>
          <table:table-cell table:style-name="ce9" office:value-type="float" office:value="323.083374023438" calcext:value-type="float">
            <text:p>323.083</text:p>
          </table:table-cell>
          <table:table-cell table:style-name="ce7" table:formula="of:=[.D414]-[.C414]" office:value-type="float" office:value="0.0833435058600003" calcext:value-type="float">
            <text:p>0.083</text:p>
          </table:table-cell>
          <table:table-cell table:style-name="ce2" office:value-type="float" office:value="413" calcext:value-type="float">
            <text:p>413</text:p>
          </table:table-cell>
          <table:table-cell table:style-name="ce9" office:value-type="float" office:value="-37.4569473266602" calcext:value-type="float">
            <text:p>-37.457</text:p>
          </table:table-cell>
          <table:table-cell table:style-name="ce9" office:value-type="float" office:value="-37.4900245666504" calcext:value-type="float">
            <text:p>-37.490</text:p>
          </table:table-cell>
          <table:table-cell table:style-name="ce19" office:value-type="float" office:value="-37.4238700866699" calcext:value-type="float">
            <text:p>-37.424</text:p>
          </table:table-cell>
          <table:table-cell table:style-name="ce6" table:formula="of:=[.I414]-[.H414]" office:value-type="float" office:value="0.0661544799804972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9" office:value-type="float" office:value="323.125030517578" calcext:value-type="float">
            <text:p>323.125</text:p>
          </table:table-cell>
          <table:table-cell table:style-name="ce9" office:value-type="float" office:value="323.083374023438" calcext:value-type="float">
            <text:p>323.083</text:p>
          </table:table-cell>
          <table:table-cell table:style-name="ce9" office:value-type="float" office:value="323.166687011719" calcext:value-type="float">
            <text:p>323.167</text:p>
          </table:table-cell>
          <table:table-cell table:style-name="ce7" table:formula="of:=[.D415]-[.C415]" office:value-type="float" office:value="0.0833129882809658" calcext:value-type="float">
            <text:p>0.083</text:p>
          </table:table-cell>
          <table:table-cell table:style-name="ce2" office:value-type="float" office:value="414" calcext:value-type="float">
            <text:p>414</text:p>
          </table:table-cell>
          <table:table-cell table:style-name="ce9" office:value-type="float" office:value="-37.3907661437988" calcext:value-type="float">
            <text:p>-37.391</text:p>
          </table:table-cell>
          <table:table-cell table:style-name="ce9" office:value-type="float" office:value="-37.4238700866699" calcext:value-type="float">
            <text:p>-37.424</text:p>
          </table:table-cell>
          <table:table-cell table:style-name="ce19" office:value-type="float" office:value="-37.3576622009277" calcext:value-type="float">
            <text:p>-37.358</text:p>
          </table:table-cell>
          <table:table-cell table:style-name="ce6" table:formula="of:=[.I415]-[.H415]" office:value-type="float" office:value="0.0662078857422017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9" office:value-type="float" office:value="323.208374023438" calcext:value-type="float">
            <text:p>323.208</text:p>
          </table:table-cell>
          <table:table-cell table:style-name="ce9" office:value-type="float" office:value="323.166687011719" calcext:value-type="float">
            <text:p>323.167</text:p>
          </table:table-cell>
          <table:table-cell table:style-name="ce9" office:value-type="float" office:value="323.250030517578" calcext:value-type="float">
            <text:p>323.250</text:p>
          </table:table-cell>
          <table:table-cell table:style-name="ce7" table:formula="of:=[.D416]-[.C416]" office:value-type="float" office:value="0.0833435058590339" calcext:value-type="float">
            <text:p>0.083</text:p>
          </table:table-cell>
          <table:table-cell table:style-name="ce2" office:value-type="float" office:value="415" calcext:value-type="float">
            <text:p>415</text:p>
          </table:table-cell>
          <table:table-cell table:style-name="ce9" office:value-type="float" office:value="-37.3245277404785" calcext:value-type="float">
            <text:p>-37.325</text:p>
          </table:table-cell>
          <table:table-cell table:style-name="ce9" office:value-type="float" office:value="-37.3576622009277" calcext:value-type="float">
            <text:p>-37.358</text:p>
          </table:table-cell>
          <table:table-cell table:style-name="ce19" office:value-type="float" office:value="-37.2913932800293" calcext:value-type="float">
            <text:p>-37.291</text:p>
          </table:table-cell>
          <table:table-cell table:style-name="ce6" table:formula="of:=[.I416]-[.H416]" office:value-type="float" office:value="0.066268920898402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9" office:value-type="float" office:value="323.291687011719" calcext:value-type="float">
            <text:p>323.292</text:p>
          </table:table-cell>
          <table:table-cell table:style-name="ce9" office:value-type="float" office:value="323.250030517578" calcext:value-type="float">
            <text:p>323.250</text:p>
          </table:table-cell>
          <table:table-cell table:style-name="ce9" office:value-type="float" office:value="323.333374023438" calcext:value-type="float">
            <text:p>323.333</text:p>
          </table:table-cell>
          <table:table-cell table:style-name="ce7" table:formula="of:=[.D417]-[.C417]" office:value-type="float" office:value="0.0833435058600003" calcext:value-type="float">
            <text:p>0.083</text:p>
          </table:table-cell>
          <table:table-cell table:style-name="ce2" office:value-type="float" office:value="416" calcext:value-type="float">
            <text:p>416</text:p>
          </table:table-cell>
          <table:table-cell table:style-name="ce9" office:value-type="float" office:value="-37.2582321166992" calcext:value-type="float">
            <text:p>-37.258</text:p>
          </table:table-cell>
          <table:table-cell table:style-name="ce9" office:value-type="float" office:value="-37.2913932800293" calcext:value-type="float">
            <text:p>-37.291</text:p>
          </table:table-cell>
          <table:table-cell table:style-name="ce19" office:value-type="float" office:value="-37.2250671386719" calcext:value-type="float">
            <text:p>-37.225</text:p>
          </table:table-cell>
          <table:table-cell table:style-name="ce6" table:formula="of:=[.I417]-[.H417]" office:value-type="float" office:value="0.0663261413573935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9" office:value-type="float" office:value="323.375030517578" calcext:value-type="float">
            <text:p>323.375</text:p>
          </table:table-cell>
          <table:table-cell table:style-name="ce9" office:value-type="float" office:value="323.333374023438" calcext:value-type="float">
            <text:p>323.333</text:p>
          </table:table-cell>
          <table:table-cell table:style-name="ce9" office:value-type="float" office:value="323.416687011719" calcext:value-type="float">
            <text:p>323.417</text:p>
          </table:table-cell>
          <table:table-cell table:style-name="ce7" table:formula="of:=[.D418]-[.C418]" office:value-type="float" office:value="0.0833129882809658" calcext:value-type="float">
            <text:p>0.083</text:p>
          </table:table-cell>
          <table:table-cell table:style-name="ce2" office:value-type="float" office:value="417" calcext:value-type="float">
            <text:p>417</text:p>
          </table:table-cell>
          <table:table-cell table:style-name="ce9" office:value-type="float" office:value="-37.1918754577637" calcext:value-type="float">
            <text:p>-37.192</text:p>
          </table:table-cell>
          <table:table-cell table:style-name="ce9" office:value-type="float" office:value="-37.2250671386719" calcext:value-type="float">
            <text:p>-37.225</text:p>
          </table:table-cell>
          <table:table-cell table:style-name="ce19" office:value-type="float" office:value="-37.1586837768555" calcext:value-type="float">
            <text:p>-37.159</text:p>
          </table:table-cell>
          <table:table-cell table:style-name="ce6" table:formula="of:=[.I418]-[.H418]" office:value-type="float" office:value="0.0663833618164063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9" office:value-type="float" office:value="323.458374023438" calcext:value-type="float">
            <text:p>323.458</text:p>
          </table:table-cell>
          <table:table-cell table:style-name="ce9" office:value-type="float" office:value="323.416687011719" calcext:value-type="float">
            <text:p>323.417</text:p>
          </table:table-cell>
          <table:table-cell table:style-name="ce9" office:value-type="float" office:value="323.500030517578" calcext:value-type="float">
            <text:p>323.500</text:p>
          </table:table-cell>
          <table:table-cell table:style-name="ce7" table:formula="of:=[.D419]-[.C419]" office:value-type="float" office:value="0.0833435058590339" calcext:value-type="float">
            <text:p>0.083</text:p>
          </table:table-cell>
          <table:table-cell table:style-name="ce2" office:value-type="float" office:value="418" calcext:value-type="float">
            <text:p>418</text:p>
          </table:table-cell>
          <table:table-cell table:style-name="ce9" office:value-type="float" office:value="-37.1254615783691" calcext:value-type="float">
            <text:p>-37.125</text:p>
          </table:table-cell>
          <table:table-cell table:style-name="ce9" office:value-type="float" office:value="-37.1586837768555" calcext:value-type="float">
            <text:p>-37.159</text:p>
          </table:table-cell>
          <table:table-cell table:style-name="ce19" office:value-type="float" office:value="-37.0922393798828" calcext:value-type="float">
            <text:p>-37.092</text:p>
          </table:table-cell>
          <table:table-cell table:style-name="ce6" table:formula="of:=[.I419]-[.H419]" office:value-type="float" office:value="0.0664443969726989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9" office:value-type="float" office:value="323.541687011719" calcext:value-type="float">
            <text:p>323.542</text:p>
          </table:table-cell>
          <table:table-cell table:style-name="ce9" office:value-type="float" office:value="323.500030517578" calcext:value-type="float">
            <text:p>323.500</text:p>
          </table:table-cell>
          <table:table-cell table:style-name="ce9" office:value-type="float" office:value="323.583374023438" calcext:value-type="float">
            <text:p>323.583</text:p>
          </table:table-cell>
          <table:table-cell table:style-name="ce7" table:formula="of:=[.D420]-[.C420]" office:value-type="float" office:value="0.0833435058600003" calcext:value-type="float">
            <text:p>0.083</text:p>
          </table:table-cell>
          <table:table-cell table:style-name="ce2" office:value-type="float" office:value="419" calcext:value-type="float">
            <text:p>419</text:p>
          </table:table-cell>
          <table:table-cell table:style-name="ce9" office:value-type="float" office:value="-37.0589904785156" calcext:value-type="float">
            <text:p>-37.059</text:p>
          </table:table-cell>
          <table:table-cell table:style-name="ce9" office:value-type="float" office:value="-37.0922393798828" calcext:value-type="float">
            <text:p>-37.092</text:p>
          </table:table-cell>
          <table:table-cell table:style-name="ce19" office:value-type="float" office:value="-37.0257415771484" calcext:value-type="float">
            <text:p>-37.026</text:p>
          </table:table-cell>
          <table:table-cell table:style-name="ce6" table:formula="of:=[.I420]-[.H420]" office:value-type="float" office:value="0.0664978027343963" calcext:value-type="float">
            <text:p>0.066</text:p>
          </table:table-cell>
          <table:table-cell table:number-columns-repeated="1014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9" office:value-type="float" office:value="323.625030517578" calcext:value-type="float">
            <text:p>323.625</text:p>
          </table:table-cell>
          <table:table-cell table:style-name="ce9" office:value-type="float" office:value="323.583374023438" calcext:value-type="float">
            <text:p>323.583</text:p>
          </table:table-cell>
          <table:table-cell table:style-name="ce9" office:value-type="float" office:value="323.666687011719" calcext:value-type="float">
            <text:p>323.667</text:p>
          </table:table-cell>
          <table:table-cell table:style-name="ce7" table:formula="of:=[.D421]-[.C421]" office:value-type="float" office:value="0.0833129882809658" calcext:value-type="float">
            <text:p>0.083</text:p>
          </table:table-cell>
          <table:table-cell table:style-name="ce2" office:value-type="float" office:value="420" calcext:value-type="float">
            <text:p>420</text:p>
          </table:table-cell>
          <table:table-cell table:style-name="ce9" office:value-type="float" office:value="-36.9924621582031" calcext:value-type="float">
            <text:p>-36.992</text:p>
          </table:table-cell>
          <table:table-cell table:style-name="ce9" office:value-type="float" office:value="-37.0257415771484" calcext:value-type="float">
            <text:p>-37.026</text:p>
          </table:table-cell>
          <table:table-cell table:style-name="ce19" office:value-type="float" office:value="-36.9591789245605" calcext:value-type="float">
            <text:p>-36.959</text:p>
          </table:table-cell>
          <table:table-cell table:style-name="ce6" table:formula="of:=[.I421]-[.H421]" office:value-type="float" office:value="0.0665626525879048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9" office:value-type="float" office:value="323.708374023438" calcext:value-type="float">
            <text:p>323.708</text:p>
          </table:table-cell>
          <table:table-cell table:style-name="ce9" office:value-type="float" office:value="323.666687011719" calcext:value-type="float">
            <text:p>323.667</text:p>
          </table:table-cell>
          <table:table-cell table:style-name="ce9" office:value-type="float" office:value="323.750030517578" calcext:value-type="float">
            <text:p>323.750</text:p>
          </table:table-cell>
          <table:table-cell table:style-name="ce7" table:formula="of:=[.D422]-[.C422]" office:value-type="float" office:value="0.0833435058590339" calcext:value-type="float">
            <text:p>0.083</text:p>
          </table:table-cell>
          <table:table-cell table:style-name="ce2" office:value-type="float" office:value="421" calcext:value-type="float">
            <text:p>421</text:p>
          </table:table-cell>
          <table:table-cell table:style-name="ce9" office:value-type="float" office:value="-36.9258728027344" calcext:value-type="float">
            <text:p>-36.926</text:p>
          </table:table-cell>
          <table:table-cell table:style-name="ce9" office:value-type="float" office:value="-36.9591789245605" calcext:value-type="float">
            <text:p>-36.959</text:p>
          </table:table-cell>
          <table:table-cell table:style-name="ce19" office:value-type="float" office:value="-36.8925628662109" calcext:value-type="float">
            <text:p>-36.893</text:p>
          </table:table-cell>
          <table:table-cell table:style-name="ce6" table:formula="of:=[.I422]-[.H422]" office:value-type="float" office:value="0.0666160583495952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9" office:value-type="float" office:value="323.791687011719" calcext:value-type="float">
            <text:p>323.792</text:p>
          </table:table-cell>
          <table:table-cell table:style-name="ce9" office:value-type="float" office:value="323.750030517578" calcext:value-type="float">
            <text:p>323.750</text:p>
          </table:table-cell>
          <table:table-cell table:style-name="ce9" office:value-type="float" office:value="323.833374023438" calcext:value-type="float">
            <text:p>323.833</text:p>
          </table:table-cell>
          <table:table-cell table:style-name="ce7" table:formula="of:=[.D423]-[.C423]" office:value-type="float" office:value="0.0833435058600003" calcext:value-type="float">
            <text:p>0.083</text:p>
          </table:table-cell>
          <table:table-cell table:style-name="ce2" office:value-type="float" office:value="422" calcext:value-type="float">
            <text:p>422</text:p>
          </table:table-cell>
          <table:table-cell table:style-name="ce9" office:value-type="float" office:value="-36.8592262268066" calcext:value-type="float">
            <text:p>-36.859</text:p>
          </table:table-cell>
          <table:table-cell table:style-name="ce9" office:value-type="float" office:value="-36.8925628662109" calcext:value-type="float">
            <text:p>-36.893</text:p>
          </table:table-cell>
          <table:table-cell table:style-name="ce19" office:value-type="float" office:value="-36.8258857727051" calcext:value-type="float">
            <text:p>-36.826</text:p>
          </table:table-cell>
          <table:table-cell table:style-name="ce6" table:formula="of:=[.I423]-[.H423]" office:value-type="float" office:value="0.0666770935058025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9" office:value-type="float" office:value="323.875030517578" calcext:value-type="float">
            <text:p>323.875</text:p>
          </table:table-cell>
          <table:table-cell table:style-name="ce9" office:value-type="float" office:value="323.833374023438" calcext:value-type="float">
            <text:p>323.833</text:p>
          </table:table-cell>
          <table:table-cell table:style-name="ce9" office:value-type="float" office:value="323.916687011719" calcext:value-type="float">
            <text:p>323.917</text:p>
          </table:table-cell>
          <table:table-cell table:style-name="ce7" table:formula="of:=[.D424]-[.C424]" office:value-type="float" office:value="0.0833129882809658" calcext:value-type="float">
            <text:p>0.083</text:p>
          </table:table-cell>
          <table:table-cell table:style-name="ce2" office:value-type="float" office:value="423" calcext:value-type="float">
            <text:p>423</text:p>
          </table:table-cell>
          <table:table-cell table:style-name="ce9" office:value-type="float" office:value="-36.7925186157227" calcext:value-type="float">
            <text:p>-36.793</text:p>
          </table:table-cell>
          <table:table-cell table:style-name="ce9" office:value-type="float" office:value="-36.8258857727051" calcext:value-type="float">
            <text:p>-36.826</text:p>
          </table:table-cell>
          <table:table-cell table:style-name="ce19" office:value-type="float" office:value="-36.7591514587402" calcext:value-type="float">
            <text:p>-36.759</text:p>
          </table:table-cell>
          <table:table-cell table:style-name="ce6" table:formula="of:=[.I424]-[.H424]" office:value-type="float" office:value="0.0667343139649006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9" office:value-type="float" office:value="323.958374023438" calcext:value-type="float">
            <text:p>323.958</text:p>
          </table:table-cell>
          <table:table-cell table:style-name="ce9" office:value-type="float" office:value="323.916687011719" calcext:value-type="float">
            <text:p>323.917</text:p>
          </table:table-cell>
          <table:table-cell table:style-name="ce9" office:value-type="float" office:value="324.000030517578" calcext:value-type="float">
            <text:p>324.000</text:p>
          </table:table-cell>
          <table:table-cell table:style-name="ce7" table:formula="of:=[.D425]-[.C425]" office:value-type="float" office:value="0.0833435058590339" calcext:value-type="float">
            <text:p>0.083</text:p>
          </table:table-cell>
          <table:table-cell table:style-name="ce2" office:value-type="float" office:value="424" calcext:value-type="float">
            <text:p>424</text:p>
          </table:table-cell>
          <table:table-cell table:style-name="ce9" office:value-type="float" office:value="-36.725757598877" calcext:value-type="float">
            <text:p>-36.726</text:p>
          </table:table-cell>
          <table:table-cell table:style-name="ce9" office:value-type="float" office:value="-36.7591514587402" calcext:value-type="float">
            <text:p>-36.759</text:p>
          </table:table-cell>
          <table:table-cell table:style-name="ce19" office:value-type="float" office:value="-36.6923599243164" calcext:value-type="float">
            <text:p>-36.692</text:p>
          </table:table-cell>
          <table:table-cell table:style-name="ce6" table:formula="of:=[.I425]-[.H425]" office:value-type="float" office:value="0.0667915344237997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9" office:value-type="float" office:value="324.041687011719" calcext:value-type="float">
            <text:p>324.042</text:p>
          </table:table-cell>
          <table:table-cell table:style-name="ce9" office:value-type="float" office:value="324.000030517578" calcext:value-type="float">
            <text:p>324.000</text:p>
          </table:table-cell>
          <table:table-cell table:style-name="ce9" office:value-type="float" office:value="324.083374023438" calcext:value-type="float">
            <text:p>324.083</text:p>
          </table:table-cell>
          <table:table-cell table:style-name="ce7" table:formula="of:=[.D426]-[.C426]" office:value-type="float" office:value="0.0833435058600003" calcext:value-type="float">
            <text:p>0.083</text:p>
          </table:table-cell>
          <table:table-cell table:style-name="ce2" office:value-type="float" office:value="425" calcext:value-type="float">
            <text:p>425</text:p>
          </table:table-cell>
          <table:table-cell table:style-name="ce9" office:value-type="float" office:value="-36.658935546875" calcext:value-type="float">
            <text:p>-36.659</text:p>
          </table:table-cell>
          <table:table-cell table:style-name="ce9" office:value-type="float" office:value="-36.6923599243164" calcext:value-type="float">
            <text:p>-36.692</text:p>
          </table:table-cell>
          <table:table-cell table:style-name="ce19" office:value-type="float" office:value="-36.6255111694336" calcext:value-type="float">
            <text:p>-36.626</text:p>
          </table:table-cell>
          <table:table-cell table:style-name="ce6" table:formula="of:=[.I426]-[.H426]" office:value-type="float" office:value="0.0668487548827983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9" office:value-type="float" office:value="324.125030517578" calcext:value-type="float">
            <text:p>324.125</text:p>
          </table:table-cell>
          <table:table-cell table:style-name="ce9" office:value-type="float" office:value="324.083374023438" calcext:value-type="float">
            <text:p>324.083</text:p>
          </table:table-cell>
          <table:table-cell table:style-name="ce9" office:value-type="float" office:value="324.166687011719" calcext:value-type="float">
            <text:p>324.167</text:p>
          </table:table-cell>
          <table:table-cell table:style-name="ce7" table:formula="of:=[.D427]-[.C427]" office:value-type="float" office:value="0.0833129882809658" calcext:value-type="float">
            <text:p>0.083</text:p>
          </table:table-cell>
          <table:table-cell table:style-name="ce2" office:value-type="float" office:value="426" calcext:value-type="float">
            <text:p>426</text:p>
          </table:table-cell>
          <table:table-cell table:style-name="ce9" office:value-type="float" office:value="-36.5920562744141" calcext:value-type="float">
            <text:p>-36.592</text:p>
          </table:table-cell>
          <table:table-cell table:style-name="ce9" office:value-type="float" office:value="-36.6255111694336" calcext:value-type="float">
            <text:p>-36.626</text:p>
          </table:table-cell>
          <table:table-cell table:style-name="ce19" office:value-type="float" office:value="-36.5586013793945" calcext:value-type="float">
            <text:p>-36.559</text:p>
          </table:table-cell>
          <table:table-cell table:style-name="ce6" table:formula="of:=[.I427]-[.H427]" office:value-type="float" office:value="0.066909790039098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9" office:value-type="float" office:value="324.208374023438" calcext:value-type="float">
            <text:p>324.208</text:p>
          </table:table-cell>
          <table:table-cell table:style-name="ce9" office:value-type="float" office:value="324.166687011719" calcext:value-type="float">
            <text:p>324.167</text:p>
          </table:table-cell>
          <table:table-cell table:style-name="ce9" office:value-type="float" office:value="324.250030517578" calcext:value-type="float">
            <text:p>324.250</text:p>
          </table:table-cell>
          <table:table-cell table:style-name="ce7" table:formula="of:=[.D428]-[.C428]" office:value-type="float" office:value="0.0833435058590339" calcext:value-type="float">
            <text:p>0.083</text:p>
          </table:table-cell>
          <table:table-cell table:style-name="ce2" office:value-type="float" office:value="427" calcext:value-type="float">
            <text:p>427</text:p>
          </table:table-cell>
          <table:table-cell table:style-name="ce9" office:value-type="float" office:value="-36.5251197814941" calcext:value-type="float">
            <text:p>-36.525</text:p>
          </table:table-cell>
          <table:table-cell table:style-name="ce9" office:value-type="float" office:value="-36.5586013793945" calcext:value-type="float">
            <text:p>-36.559</text:p>
          </table:table-cell>
          <table:table-cell table:style-name="ce19" office:value-type="float" office:value="-36.4916343688965" calcext:value-type="float">
            <text:p>-36.492</text:p>
          </table:table-cell>
          <table:table-cell table:style-name="ce6" table:formula="of:=[.I428]-[.H428]" office:value-type="float" office:value="0.0669670104980042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9" office:value-type="float" office:value="324.291687011719" calcext:value-type="float">
            <text:p>324.292</text:p>
          </table:table-cell>
          <table:table-cell table:style-name="ce9" office:value-type="float" office:value="324.250030517578" calcext:value-type="float">
            <text:p>324.250</text:p>
          </table:table-cell>
          <table:table-cell table:style-name="ce9" office:value-type="float" office:value="324.333374023438" calcext:value-type="float">
            <text:p>324.333</text:p>
          </table:table-cell>
          <table:table-cell table:style-name="ce7" table:formula="of:=[.D429]-[.C429]" office:value-type="float" office:value="0.0833435058600003" calcext:value-type="float">
            <text:p>0.083</text:p>
          </table:table-cell>
          <table:table-cell table:style-name="ce2" office:value-type="float" office:value="428" calcext:value-type="float">
            <text:p>428</text:p>
          </table:table-cell>
          <table:table-cell table:style-name="ce9" office:value-type="float" office:value="-36.458122253418" calcext:value-type="float">
            <text:p>-36.458</text:p>
          </table:table-cell>
          <table:table-cell table:style-name="ce9" office:value-type="float" office:value="-36.4916343688965" calcext:value-type="float">
            <text:p>-36.492</text:p>
          </table:table-cell>
          <table:table-cell table:style-name="ce19" office:value-type="float" office:value="-36.4246101379395" calcext:value-type="float">
            <text:p>-36.425</text:p>
          </table:table-cell>
          <table:table-cell table:style-name="ce6" table:formula="of:=[.I429]-[.H429]" office:value-type="float" office:value="0.0670242309569957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9" office:value-type="float" office:value="324.375030517578" calcext:value-type="float">
            <text:p>324.375</text:p>
          </table:table-cell>
          <table:table-cell table:style-name="ce9" office:value-type="float" office:value="324.333374023438" calcext:value-type="float">
            <text:p>324.333</text:p>
          </table:table-cell>
          <table:table-cell table:style-name="ce9" office:value-type="float" office:value="324.416687011719" calcext:value-type="float">
            <text:p>324.417</text:p>
          </table:table-cell>
          <table:table-cell table:style-name="ce7" table:formula="of:=[.D430]-[.C430]" office:value-type="float" office:value="0.0833129882809658" calcext:value-type="float">
            <text:p>0.083</text:p>
          </table:table-cell>
          <table:table-cell table:style-name="ce2" office:value-type="float" office:value="429" calcext:value-type="float">
            <text:p>429</text:p>
          </table:table-cell>
          <table:table-cell table:style-name="ce9" office:value-type="float" office:value="-36.3910713195801" calcext:value-type="float">
            <text:p>-36.391</text:p>
          </table:table-cell>
          <table:table-cell table:style-name="ce9" office:value-type="float" office:value="-36.4246101379395" calcext:value-type="float">
            <text:p>-36.425</text:p>
          </table:table-cell>
          <table:table-cell table:style-name="ce19" office:value-type="float" office:value="-36.3575286865234" calcext:value-type="float">
            <text:p>-36.358</text:p>
          </table:table-cell>
          <table:table-cell table:style-name="ce6" table:formula="of:=[.I430]-[.H430]" office:value-type="float" office:value="0.0670814514161009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9" office:value-type="float" office:value="324.458374023438" calcext:value-type="float">
            <text:p>324.458</text:p>
          </table:table-cell>
          <table:table-cell table:style-name="ce9" office:value-type="float" office:value="324.416687011719" calcext:value-type="float">
            <text:p>324.417</text:p>
          </table:table-cell>
          <table:table-cell table:style-name="ce9" office:value-type="float" office:value="324.500030517578" calcext:value-type="float">
            <text:p>324.500</text:p>
          </table:table-cell>
          <table:table-cell table:style-name="ce7" table:formula="of:=[.D431]-[.C431]" office:value-type="float" office:value="0.0833435058590339" calcext:value-type="float">
            <text:p>0.083</text:p>
          </table:table-cell>
          <table:table-cell table:style-name="ce2" office:value-type="float" office:value="430" calcext:value-type="float">
            <text:p>430</text:p>
          </table:table-cell>
          <table:table-cell table:style-name="ce9" office:value-type="float" office:value="-36.3239593505859" calcext:value-type="float">
            <text:p>-36.324</text:p>
          </table:table-cell>
          <table:table-cell table:style-name="ce9" office:value-type="float" office:value="-36.3575286865234" calcext:value-type="float">
            <text:p>-36.358</text:p>
          </table:table-cell>
          <table:table-cell table:style-name="ce19" office:value-type="float" office:value="-36.2903900146484" calcext:value-type="float">
            <text:p>-36.290</text:p>
          </table:table-cell>
          <table:table-cell table:style-name="ce6" table:formula="of:=[.I431]-[.H431]" office:value-type="float" office:value="0.067138671875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9" office:value-type="float" office:value="324.541687011719" calcext:value-type="float">
            <text:p>324.542</text:p>
          </table:table-cell>
          <table:table-cell table:style-name="ce9" office:value-type="float" office:value="324.500030517578" calcext:value-type="float">
            <text:p>324.500</text:p>
          </table:table-cell>
          <table:table-cell table:style-name="ce9" office:value-type="float" office:value="324.583374023438" calcext:value-type="float">
            <text:p>324.583</text:p>
          </table:table-cell>
          <table:table-cell table:style-name="ce7" table:formula="of:=[.D432]-[.C432]" office:value-type="float" office:value="0.0833435058600003" calcext:value-type="float">
            <text:p>0.083</text:p>
          </table:table-cell>
          <table:table-cell table:style-name="ce2" office:value-type="float" office:value="431" calcext:value-type="float">
            <text:p>431</text:p>
          </table:table-cell>
          <table:table-cell table:style-name="ce9" office:value-type="float" office:value="-36.2567901611328" calcext:value-type="float">
            <text:p>-36.257</text:p>
          </table:table-cell>
          <table:table-cell table:style-name="ce9" office:value-type="float" office:value="-36.2903900146484" calcext:value-type="float">
            <text:p>-36.290</text:p>
          </table:table-cell>
          <table:table-cell table:style-name="ce19" office:value-type="float" office:value="-36.2231903076172" calcext:value-type="float">
            <text:p>-36.223</text:p>
          </table:table-cell>
          <table:table-cell table:style-name="ce6" table:formula="of:=[.I432]-[.H432]" office:value-type="float" office:value="0.0671997070312003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9" office:value-type="float" office:value="324.625030517578" calcext:value-type="float">
            <text:p>324.625</text:p>
          </table:table-cell>
          <table:table-cell table:style-name="ce9" office:value-type="float" office:value="324.583374023438" calcext:value-type="float">
            <text:p>324.583</text:p>
          </table:table-cell>
          <table:table-cell table:style-name="ce9" office:value-type="float" office:value="324.666687011719" calcext:value-type="float">
            <text:p>324.667</text:p>
          </table:table-cell>
          <table:table-cell table:style-name="ce7" table:formula="of:=[.D433]-[.C433]" office:value-type="float" office:value="0.0833129882809658" calcext:value-type="float">
            <text:p>0.083</text:p>
          </table:table-cell>
          <table:table-cell table:style-name="ce2" office:value-type="float" office:value="432" calcext:value-type="float">
            <text:p>432</text:p>
          </table:table-cell>
          <table:table-cell table:style-name="ce9" office:value-type="float" office:value="-36.1895637512207" calcext:value-type="float">
            <text:p>-36.190</text:p>
          </table:table-cell>
          <table:table-cell table:style-name="ce9" office:value-type="float" office:value="-36.2231903076172" calcext:value-type="float">
            <text:p>-36.223</text:p>
          </table:table-cell>
          <table:table-cell table:style-name="ce19" office:value-type="float" office:value="-36.1559371948242" calcext:value-type="float">
            <text:p>-36.156</text:p>
          </table:table-cell>
          <table:table-cell table:style-name="ce6" table:formula="of:=[.I433]-[.H433]" office:value-type="float" office:value="0.0672531127930043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9" office:value-type="float" office:value="324.708374023438" calcext:value-type="float">
            <text:p>324.708</text:p>
          </table:table-cell>
          <table:table-cell table:style-name="ce9" office:value-type="float" office:value="324.666687011719" calcext:value-type="float">
            <text:p>324.667</text:p>
          </table:table-cell>
          <table:table-cell table:style-name="ce9" office:value-type="float" office:value="324.750030517578" calcext:value-type="float">
            <text:p>324.750</text:p>
          </table:table-cell>
          <table:table-cell table:style-name="ce7" table:formula="of:=[.D434]-[.C434]" office:value-type="float" office:value="0.0833435058590339" calcext:value-type="float">
            <text:p>0.083</text:p>
          </table:table-cell>
          <table:table-cell table:style-name="ce2" office:value-type="float" office:value="433" calcext:value-type="float">
            <text:p>433</text:p>
          </table:table-cell>
          <table:table-cell table:style-name="ce9" office:value-type="float" office:value="-36.1222801208496" calcext:value-type="float">
            <text:p>-36.122</text:p>
          </table:table-cell>
          <table:table-cell table:style-name="ce9" office:value-type="float" office:value="-36.1559371948242" calcext:value-type="float">
            <text:p>-36.156</text:p>
          </table:table-cell>
          <table:table-cell table:style-name="ce19" office:value-type="float" office:value="-36.088623046875" calcext:value-type="float">
            <text:p>-36.089</text:p>
          </table:table-cell>
          <table:table-cell table:style-name="ce6" table:formula="of:=[.I434]-[.H434]" office:value-type="float" office:value="0.0673141479491974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9" office:value-type="float" office:value="324.791687011719" calcext:value-type="float">
            <text:p>324.792</text:p>
          </table:table-cell>
          <table:table-cell table:style-name="ce9" office:value-type="float" office:value="324.750030517578" calcext:value-type="float">
            <text:p>324.750</text:p>
          </table:table-cell>
          <table:table-cell table:style-name="ce9" office:value-type="float" office:value="324.833374023438" calcext:value-type="float">
            <text:p>324.833</text:p>
          </table:table-cell>
          <table:table-cell table:style-name="ce7" table:formula="of:=[.D435]-[.C435]" office:value-type="float" office:value="0.0833435058600003" calcext:value-type="float">
            <text:p>0.083</text:p>
          </table:table-cell>
          <table:table-cell table:style-name="ce2" office:value-type="float" office:value="434" calcext:value-type="float">
            <text:p>434</text:p>
          </table:table-cell>
          <table:table-cell table:style-name="ce9" office:value-type="float" office:value="-36.0549392700195" calcext:value-type="float">
            <text:p>-36.055</text:p>
          </table:table-cell>
          <table:table-cell table:style-name="ce9" office:value-type="float" office:value="-36.088623046875" calcext:value-type="float">
            <text:p>-36.089</text:p>
          </table:table-cell>
          <table:table-cell table:style-name="ce19" office:value-type="float" office:value="-36.0212516784668" calcext:value-type="float">
            <text:p>-36.021</text:p>
          </table:table-cell>
          <table:table-cell table:style-name="ce6" table:formula="of:=[.I435]-[.H435]" office:value-type="float" office:value="0.0673713684082031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9" office:value-type="float" office:value="324.875030517578" calcext:value-type="float">
            <text:p>324.875</text:p>
          </table:table-cell>
          <table:table-cell table:style-name="ce9" office:value-type="float" office:value="324.833374023438" calcext:value-type="float">
            <text:p>324.833</text:p>
          </table:table-cell>
          <table:table-cell table:style-name="ce9" office:value-type="float" office:value="324.916687011719" calcext:value-type="float">
            <text:p>324.917</text:p>
          </table:table-cell>
          <table:table-cell table:style-name="ce7" table:formula="of:=[.D436]-[.C436]" office:value-type="float" office:value="0.0833129882809658" calcext:value-type="float">
            <text:p>0.083</text:p>
          </table:table-cell>
          <table:table-cell table:style-name="ce2" office:value-type="float" office:value="435" calcext:value-type="float">
            <text:p>435</text:p>
          </table:table-cell>
          <table:table-cell table:style-name="ce9" office:value-type="float" office:value="-35.9875373840332" calcext:value-type="float">
            <text:p>-35.988</text:p>
          </table:table-cell>
          <table:table-cell table:style-name="ce9" office:value-type="float" office:value="-36.0212516784668" calcext:value-type="float">
            <text:p>-36.021</text:p>
          </table:table-cell>
          <table:table-cell table:style-name="ce19" office:value-type="float" office:value="-35.9538230895996" calcext:value-type="float">
            <text:p>-35.954</text:p>
          </table:table-cell>
          <table:table-cell table:style-name="ce6" table:formula="of:=[.I436]-[.H436]" office:value-type="float" office:value="0.0674285888671946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9" office:value-type="float" office:value="324.958374023438" calcext:value-type="float">
            <text:p>324.958</text:p>
          </table:table-cell>
          <table:table-cell table:style-name="ce9" office:value-type="float" office:value="324.916687011719" calcext:value-type="float">
            <text:p>324.917</text:p>
          </table:table-cell>
          <table:table-cell table:style-name="ce9" office:value-type="float" office:value="325.000030517578" calcext:value-type="float">
            <text:p>325.000</text:p>
          </table:table-cell>
          <table:table-cell table:style-name="ce7" table:formula="of:=[.D437]-[.C437]" office:value-type="float" office:value="0.0833435058590339" calcext:value-type="float">
            <text:p>0.083</text:p>
          </table:table-cell>
          <table:table-cell table:style-name="ce2" office:value-type="float" office:value="436" calcext:value-type="float">
            <text:p>436</text:p>
          </table:table-cell>
          <table:table-cell table:style-name="ce9" office:value-type="float" office:value="-35.9200820922852" calcext:value-type="float">
            <text:p>-35.920</text:p>
          </table:table-cell>
          <table:table-cell table:style-name="ce9" office:value-type="float" office:value="-35.9538230895996" calcext:value-type="float">
            <text:p>-35.954</text:p>
          </table:table-cell>
          <table:table-cell table:style-name="ce19" office:value-type="float" office:value="-35.8863372802734" calcext:value-type="float">
            <text:p>-35.886</text:p>
          </table:table-cell>
          <table:table-cell table:style-name="ce6" table:formula="of:=[.I437]-[.H437]" office:value-type="float" office:value="0.0674858093262003" calcext:value-type="float">
            <text:p>0.067</text:p>
          </table:table-cell>
          <table:table-cell table:number-columns-repeated="1014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9" office:value-type="float" office:value="325.041687011719" calcext:value-type="float">
            <text:p>325.042</text:p>
          </table:table-cell>
          <table:table-cell table:style-name="ce9" office:value-type="float" office:value="325.000030517578" calcext:value-type="float">
            <text:p>325.000</text:p>
          </table:table-cell>
          <table:table-cell table:style-name="ce9" office:value-type="float" office:value="325.083374023438" calcext:value-type="float">
            <text:p>325.083</text:p>
          </table:table-cell>
          <table:table-cell table:style-name="ce7" table:formula="of:=[.D438]-[.C438]" office:value-type="float" office:value="0.0833435058600003" calcext:value-type="float">
            <text:p>0.083</text:p>
          </table:table-cell>
          <table:table-cell table:style-name="ce2" office:value-type="float" office:value="437" calcext:value-type="float">
            <text:p>437</text:p>
          </table:table-cell>
          <table:table-cell table:style-name="ce9" office:value-type="float" office:value="-35.8525657653809" calcext:value-type="float">
            <text:p>-35.853</text:p>
          </table:table-cell>
          <table:table-cell table:style-name="ce9" office:value-type="float" office:value="-35.8863372802734" calcext:value-type="float">
            <text:p>-35.886</text:p>
          </table:table-cell>
          <table:table-cell table:style-name="ce19" office:value-type="float" office:value="-35.8187942504883" calcext:value-type="float">
            <text:p>-35.819</text:p>
          </table:table-cell>
          <table:table-cell table:style-name="ce6" table:formula="of:=[.I438]-[.H438]" office:value-type="float" office:value="0.0675430297850994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9" office:value-type="float" office:value="325.125030517578" calcext:value-type="float">
            <text:p>325.125</text:p>
          </table:table-cell>
          <table:table-cell table:style-name="ce9" office:value-type="float" office:value="325.083374023438" calcext:value-type="float">
            <text:p>325.083</text:p>
          </table:table-cell>
          <table:table-cell table:style-name="ce9" office:value-type="float" office:value="325.166687011719" calcext:value-type="float">
            <text:p>325.167</text:p>
          </table:table-cell>
          <table:table-cell table:style-name="ce7" table:formula="of:=[.D439]-[.C439]" office:value-type="float" office:value="0.0833129882809658" calcext:value-type="float">
            <text:p>0.083</text:p>
          </table:table-cell>
          <table:table-cell table:style-name="ce2" office:value-type="float" office:value="438" calcext:value-type="float">
            <text:p>438</text:p>
          </table:table-cell>
          <table:table-cell table:style-name="ce9" office:value-type="float" office:value="-35.7849922180176" calcext:value-type="float">
            <text:p>-35.785</text:p>
          </table:table-cell>
          <table:table-cell table:style-name="ce9" office:value-type="float" office:value="-35.8187942504883" calcext:value-type="float">
            <text:p>-35.819</text:p>
          </table:table-cell>
          <table:table-cell table:style-name="ce19" office:value-type="float" office:value="-35.7511901855469" calcext:value-type="float">
            <text:p>-35.751</text:p>
          </table:table-cell>
          <table:table-cell table:style-name="ce6" table:formula="of:=[.I439]-[.H439]" office:value-type="float" office:value="0.0676040649413991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9" office:value-type="float" office:value="325.208374023438" calcext:value-type="float">
            <text:p>325.208</text:p>
          </table:table-cell>
          <table:table-cell table:style-name="ce9" office:value-type="float" office:value="325.166687011719" calcext:value-type="float">
            <text:p>325.167</text:p>
          </table:table-cell>
          <table:table-cell table:style-name="ce9" office:value-type="float" office:value="325.250030517578" calcext:value-type="float">
            <text:p>325.250</text:p>
          </table:table-cell>
          <table:table-cell table:style-name="ce7" table:formula="of:=[.D440]-[.C440]" office:value-type="float" office:value="0.0833435058590339" calcext:value-type="float">
            <text:p>0.083</text:p>
          </table:table-cell>
          <table:table-cell table:style-name="ce2" office:value-type="float" office:value="439" calcext:value-type="float">
            <text:p>439</text:p>
          </table:table-cell>
          <table:table-cell table:style-name="ce9" office:value-type="float" office:value="-35.7173614501953" calcext:value-type="float">
            <text:p>-35.717</text:p>
          </table:table-cell>
          <table:table-cell table:style-name="ce9" office:value-type="float" office:value="-35.7511901855469" calcext:value-type="float">
            <text:p>-35.751</text:p>
          </table:table-cell>
          <table:table-cell table:style-name="ce19" office:value-type="float" office:value="-35.6835327148438" calcext:value-type="float">
            <text:p>-35.684</text:p>
          </table:table-cell>
          <table:table-cell table:style-name="ce6" table:formula="of:=[.I440]-[.H440]" office:value-type="float" office:value="0.0676574707031037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9" office:value-type="float" office:value="325.291687011719" calcext:value-type="float">
            <text:p>325.292</text:p>
          </table:table-cell>
          <table:table-cell table:style-name="ce9" office:value-type="float" office:value="325.250030517578" calcext:value-type="float">
            <text:p>325.250</text:p>
          </table:table-cell>
          <table:table-cell table:style-name="ce9" office:value-type="float" office:value="325.333374023438" calcext:value-type="float">
            <text:p>325.333</text:p>
          </table:table-cell>
          <table:table-cell table:style-name="ce7" table:formula="of:=[.D441]-[.C441]" office:value-type="float" office:value="0.0833435058600003" calcext:value-type="float">
            <text:p>0.083</text:p>
          </table:table-cell>
          <table:table-cell table:style-name="ce2" office:value-type="float" office:value="440" calcext:value-type="float">
            <text:p>440</text:p>
          </table:table-cell>
          <table:table-cell table:style-name="ce9" office:value-type="float" office:value="-35.6496772766113" calcext:value-type="float">
            <text:p>-35.650</text:p>
          </table:table-cell>
          <table:table-cell table:style-name="ce9" office:value-type="float" office:value="-35.6835327148438" calcext:value-type="float">
            <text:p>-35.684</text:p>
          </table:table-cell>
          <table:table-cell table:style-name="ce19" office:value-type="float" office:value="-35.6158180236816" calcext:value-type="float">
            <text:p>-35.616</text:p>
          </table:table-cell>
          <table:table-cell table:style-name="ce6" table:formula="of:=[.I441]-[.H441]" office:value-type="float" office:value="0.0677146911622017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9" office:value-type="float" office:value="325.375030517578" calcext:value-type="float">
            <text:p>325.375</text:p>
          </table:table-cell>
          <table:table-cell table:style-name="ce9" office:value-type="float" office:value="325.333374023438" calcext:value-type="float">
            <text:p>325.333</text:p>
          </table:table-cell>
          <table:table-cell table:style-name="ce9" office:value-type="float" office:value="325.416687011719" calcext:value-type="float">
            <text:p>325.417</text:p>
          </table:table-cell>
          <table:table-cell table:style-name="ce7" table:formula="of:=[.D442]-[.C442]" office:value-type="float" office:value="0.0833129882809658" calcext:value-type="float">
            <text:p>0.083</text:p>
          </table:table-cell>
          <table:table-cell table:style-name="ce2" office:value-type="float" office:value="441" calcext:value-type="float">
            <text:p>441</text:p>
          </table:table-cell>
          <table:table-cell table:style-name="ce9" office:value-type="float" office:value="-35.5819320678711" calcext:value-type="float">
            <text:p>-35.582</text:p>
          </table:table-cell>
          <table:table-cell table:style-name="ce9" office:value-type="float" office:value="-35.6158180236816" calcext:value-type="float">
            <text:p>-35.616</text:p>
          </table:table-cell>
          <table:table-cell table:style-name="ce19" office:value-type="float" office:value="-35.5480422973633" calcext:value-type="float">
            <text:p>-35.548</text:p>
          </table:table-cell>
          <table:table-cell table:style-name="ce6" table:formula="of:=[.I442]-[.H442]" office:value-type="float" office:value="0.0677757263182954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9" office:value-type="float" office:value="325.458374023438" calcext:value-type="float">
            <text:p>325.458</text:p>
          </table:table-cell>
          <table:table-cell table:style-name="ce9" office:value-type="float" office:value="325.416687011719" calcext:value-type="float">
            <text:p>325.417</text:p>
          </table:table-cell>
          <table:table-cell table:style-name="ce9" office:value-type="float" office:value="325.500030517578" calcext:value-type="float">
            <text:p>325.500</text:p>
          </table:table-cell>
          <table:table-cell table:style-name="ce7" table:formula="of:=[.D443]-[.C443]" office:value-type="float" office:value="0.0833435058590339" calcext:value-type="float">
            <text:p>0.083</text:p>
          </table:table-cell>
          <table:table-cell table:style-name="ce2" office:value-type="float" office:value="442" calcext:value-type="float">
            <text:p>442</text:p>
          </table:table-cell>
          <table:table-cell table:style-name="ce9" office:value-type="float" office:value="-35.5141296386719" calcext:value-type="float">
            <text:p>-35.514</text:p>
          </table:table-cell>
          <table:table-cell table:style-name="ce9" office:value-type="float" office:value="-35.5480422973633" calcext:value-type="float">
            <text:p>-35.548</text:p>
          </table:table-cell>
          <table:table-cell table:style-name="ce19" office:value-type="float" office:value="-35.4802131652832" calcext:value-type="float">
            <text:p>-35.480</text:p>
          </table:table-cell>
          <table:table-cell table:style-name="ce6" table:formula="of:=[.I443]-[.H443]" office:value-type="float" office:value="0.0678291320800994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9" office:value-type="float" office:value="325.541687011719" calcext:value-type="float">
            <text:p>325.542</text:p>
          </table:table-cell>
          <table:table-cell table:style-name="ce9" office:value-type="float" office:value="325.500030517578" calcext:value-type="float">
            <text:p>325.500</text:p>
          </table:table-cell>
          <table:table-cell table:style-name="ce9" office:value-type="float" office:value="325.583374023438" calcext:value-type="float">
            <text:p>325.583</text:p>
          </table:table-cell>
          <table:table-cell table:style-name="ce7" table:formula="of:=[.D444]-[.C444]" office:value-type="float" office:value="0.0833435058600003" calcext:value-type="float">
            <text:p>0.083</text:p>
          </table:table-cell>
          <table:table-cell table:style-name="ce2" office:value-type="float" office:value="443" calcext:value-type="float">
            <text:p>443</text:p>
          </table:table-cell>
          <table:table-cell table:style-name="ce9" office:value-type="float" office:value="-35.4462699890137" calcext:value-type="float">
            <text:p>-35.446</text:p>
          </table:table-cell>
          <table:table-cell table:style-name="ce9" office:value-type="float" office:value="-35.4802131652832" calcext:value-type="float">
            <text:p>-35.480</text:p>
          </table:table-cell>
          <table:table-cell table:style-name="ce19" office:value-type="float" office:value="-35.4123229980469" calcext:value-type="float">
            <text:p>-35.412</text:p>
          </table:table-cell>
          <table:table-cell table:style-name="ce6" table:formula="of:=[.I444]-[.H444]" office:value-type="float" office:value="0.0678901672362997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9" office:value-type="float" office:value="325.625030517578" calcext:value-type="float">
            <text:p>325.625</text:p>
          </table:table-cell>
          <table:table-cell table:style-name="ce9" office:value-type="float" office:value="325.583374023438" calcext:value-type="float">
            <text:p>325.583</text:p>
          </table:table-cell>
          <table:table-cell table:style-name="ce9" office:value-type="float" office:value="325.666687011719" calcext:value-type="float">
            <text:p>325.667</text:p>
          </table:table-cell>
          <table:table-cell table:style-name="ce7" table:formula="of:=[.D445]-[.C445]" office:value-type="float" office:value="0.0833129882809658" calcext:value-type="float">
            <text:p>0.083</text:p>
          </table:table-cell>
          <table:table-cell table:style-name="ce2" office:value-type="float" office:value="444" calcext:value-type="float">
            <text:p>444</text:p>
          </table:table-cell>
          <table:table-cell table:style-name="ce9" office:value-type="float" office:value="-35.3783531188965" calcext:value-type="float">
            <text:p>-35.378</text:p>
          </table:table-cell>
          <table:table-cell table:style-name="ce9" office:value-type="float" office:value="-35.4123229980469" calcext:value-type="float">
            <text:p>-35.412</text:p>
          </table:table-cell>
          <table:table-cell table:style-name="ce19" office:value-type="float" office:value="-35.3443794250488" calcext:value-type="float">
            <text:p>-35.344</text:p>
          </table:table-cell>
          <table:table-cell table:style-name="ce6" table:formula="of:=[.I445]-[.H445]" office:value-type="float" office:value="0.0679435729981037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9" office:value-type="float" office:value="325.708374023438" calcext:value-type="float">
            <text:p>325.708</text:p>
          </table:table-cell>
          <table:table-cell table:style-name="ce9" office:value-type="float" office:value="325.666687011719" calcext:value-type="float">
            <text:p>325.667</text:p>
          </table:table-cell>
          <table:table-cell table:style-name="ce9" office:value-type="float" office:value="325.750030517578" calcext:value-type="float">
            <text:p>325.750</text:p>
          </table:table-cell>
          <table:table-cell table:style-name="ce7" table:formula="of:=[.D446]-[.C446]" office:value-type="float" office:value="0.0833435058590339" calcext:value-type="float">
            <text:p>0.083</text:p>
          </table:table-cell>
          <table:table-cell table:style-name="ce2" office:value-type="float" office:value="445" calcext:value-type="float">
            <text:p>445</text:p>
          </table:table-cell>
          <table:table-cell table:style-name="ce9" office:value-type="float" office:value="-35.3103790283203" calcext:value-type="float">
            <text:p>-35.310</text:p>
          </table:table-cell>
          <table:table-cell table:style-name="ce9" office:value-type="float" office:value="-35.3443794250488" calcext:value-type="float">
            <text:p>-35.344</text:p>
          </table:table-cell>
          <table:table-cell table:style-name="ce19" office:value-type="float" office:value="-35.2763748168945" calcext:value-type="float">
            <text:p>-35.276</text:p>
          </table:table-cell>
          <table:table-cell table:style-name="ce6" table:formula="of:=[.I446]-[.H446]" office:value-type="float" office:value="0.0680046081542969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9" office:value-type="float" office:value="325.791687011719" calcext:value-type="float">
            <text:p>325.792</text:p>
          </table:table-cell>
          <table:table-cell table:style-name="ce9" office:value-type="float" office:value="325.750030517578" calcext:value-type="float">
            <text:p>325.750</text:p>
          </table:table-cell>
          <table:table-cell table:style-name="ce9" office:value-type="float" office:value="325.833374023438" calcext:value-type="float">
            <text:p>325.833</text:p>
          </table:table-cell>
          <table:table-cell table:style-name="ce7" table:formula="of:=[.D447]-[.C447]" office:value-type="float" office:value="0.0833435058600003" calcext:value-type="float">
            <text:p>0.083</text:p>
          </table:table-cell>
          <table:table-cell table:style-name="ce2" office:value-type="float" office:value="446" calcext:value-type="float">
            <text:p>446</text:p>
          </table:table-cell>
          <table:table-cell table:style-name="ce9" office:value-type="float" office:value="-35.2423439025879" calcext:value-type="float">
            <text:p>-35.242</text:p>
          </table:table-cell>
          <table:table-cell table:style-name="ce9" office:value-type="float" office:value="-35.2763748168945" calcext:value-type="float">
            <text:p>-35.276</text:p>
          </table:table-cell>
          <table:table-cell table:style-name="ce19" office:value-type="float" office:value="-35.2083129882812" calcext:value-type="float">
            <text:p>-35.208</text:p>
          </table:table-cell>
          <table:table-cell table:style-name="ce6" table:formula="of:=[.I447]-[.H447]" office:value-type="float" office:value="0.0680618286133026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9" office:value-type="float" office:value="325.875030517578" calcext:value-type="float">
            <text:p>325.875</text:p>
          </table:table-cell>
          <table:table-cell table:style-name="ce9" office:value-type="float" office:value="325.833374023438" calcext:value-type="float">
            <text:p>325.833</text:p>
          </table:table-cell>
          <table:table-cell table:style-name="ce9" office:value-type="float" office:value="325.916687011719" calcext:value-type="float">
            <text:p>325.917</text:p>
          </table:table-cell>
          <table:table-cell table:style-name="ce7" table:formula="of:=[.D448]-[.C448]" office:value-type="float" office:value="0.0833129882809658" calcext:value-type="float">
            <text:p>0.083</text:p>
          </table:table-cell>
          <table:table-cell table:style-name="ce2" office:value-type="float" office:value="447" calcext:value-type="float">
            <text:p>447</text:p>
          </table:table-cell>
          <table:table-cell table:style-name="ce9" office:value-type="float" office:value="-35.1742553710938" calcext:value-type="float">
            <text:p>-35.174</text:p>
          </table:table-cell>
          <table:table-cell table:style-name="ce9" office:value-type="float" office:value="-35.2083129882812" calcext:value-type="float">
            <text:p>-35.208</text:p>
          </table:table-cell>
          <table:table-cell table:style-name="ce19" office:value-type="float" office:value="-35.1401977539062" calcext:value-type="float">
            <text:p>-35.140</text:p>
          </table:table-cell>
          <table:table-cell table:style-name="ce6" table:formula="of:=[.I448]-[.H448]" office:value-type="float" office:value="0.068115234375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9" office:value-type="float" office:value="325.958374023438" calcext:value-type="float">
            <text:p>325.958</text:p>
          </table:table-cell>
          <table:table-cell table:style-name="ce9" office:value-type="float" office:value="325.916687011719" calcext:value-type="float">
            <text:p>325.917</text:p>
          </table:table-cell>
          <table:table-cell table:style-name="ce9" office:value-type="float" office:value="326.000030517578" calcext:value-type="float">
            <text:p>326.000</text:p>
          </table:table-cell>
          <table:table-cell table:style-name="ce7" table:formula="of:=[.D449]-[.C449]" office:value-type="float" office:value="0.0833435058590339" calcext:value-type="float">
            <text:p>0.083</text:p>
          </table:table-cell>
          <table:table-cell table:style-name="ce2" office:value-type="float" office:value="448" calcext:value-type="float">
            <text:p>448</text:p>
          </table:table-cell>
          <table:table-cell table:style-name="ce9" office:value-type="float" office:value="-35.1061134338379" calcext:value-type="float">
            <text:p>-35.106</text:p>
          </table:table-cell>
          <table:table-cell table:style-name="ce9" office:value-type="float" office:value="-35.1401977539062" calcext:value-type="float">
            <text:p>-35.140</text:p>
          </table:table-cell>
          <table:table-cell table:style-name="ce19" office:value-type="float" office:value="-35.0720252990723" calcext:value-type="float">
            <text:p>-35.072</text:p>
          </table:table-cell>
          <table:table-cell table:style-name="ce6" table:formula="of:=[.I449]-[.H449]" office:value-type="float" office:value="0.0681724548338991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9" office:value-type="float" office:value="326.041687011719" calcext:value-type="float">
            <text:p>326.042</text:p>
          </table:table-cell>
          <table:table-cell table:style-name="ce9" office:value-type="float" office:value="326.000030517578" calcext:value-type="float">
            <text:p>326.000</text:p>
          </table:table-cell>
          <table:table-cell table:style-name="ce9" office:value-type="float" office:value="326.083374023438" calcext:value-type="float">
            <text:p>326.083</text:p>
          </table:table-cell>
          <table:table-cell table:style-name="ce7" table:formula="of:=[.D450]-[.C450]" office:value-type="float" office:value="0.0833435058600003" calcext:value-type="float">
            <text:p>0.083</text:p>
          </table:table-cell>
          <table:table-cell table:style-name="ce2" office:value-type="float" office:value="449" calcext:value-type="float">
            <text:p>449</text:p>
          </table:table-cell>
          <table:table-cell table:style-name="ce9" office:value-type="float" office:value="-35.0379104614258" calcext:value-type="float">
            <text:p>-35.038</text:p>
          </table:table-cell>
          <table:table-cell table:style-name="ce9" office:value-type="float" office:value="-35.0720252990723" calcext:value-type="float">
            <text:p>-35.072</text:p>
          </table:table-cell>
          <table:table-cell table:style-name="ce19" office:value-type="float" office:value="-35.003791809082" calcext:value-type="float">
            <text:p>-35.004</text:p>
          </table:table-cell>
          <table:table-cell table:style-name="ce6" table:formula="of:=[.I450]-[.H450]" office:value-type="float" office:value="0.0682334899902983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9" office:value-type="float" office:value="326.125030517578" calcext:value-type="float">
            <text:p>326.125</text:p>
          </table:table-cell>
          <table:table-cell table:style-name="ce9" office:value-type="float" office:value="326.083374023438" calcext:value-type="float">
            <text:p>326.083</text:p>
          </table:table-cell>
          <table:table-cell table:style-name="ce9" office:value-type="float" office:value="326.166687011719" calcext:value-type="float">
            <text:p>326.167</text:p>
          </table:table-cell>
          <table:table-cell table:style-name="ce7" table:formula="of:=[.D451]-[.C451]" office:value-type="float" office:value="0.0833129882809658" calcext:value-type="float">
            <text:p>0.083</text:p>
          </table:table-cell>
          <table:table-cell table:style-name="ce2" office:value-type="float" office:value="450" calcext:value-type="float">
            <text:p>450</text:p>
          </table:table-cell>
          <table:table-cell table:style-name="ce9" office:value-type="float" office:value="-34.9696502685547" calcext:value-type="float">
            <text:p>-34.970</text:p>
          </table:table-cell>
          <table:table-cell table:style-name="ce9" office:value-type="float" office:value="-35.003791809082" calcext:value-type="float">
            <text:p>-35.004</text:p>
          </table:table-cell>
          <table:table-cell table:style-name="ce19" office:value-type="float" office:value="-34.9355049133301" calcext:value-type="float">
            <text:p>-34.936</text:p>
          </table:table-cell>
          <table:table-cell table:style-name="ce6" table:formula="of:=[.I451]-[.H451]" office:value-type="float" office:value="0.0682868957519034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9" office:value-type="float" office:value="326.208374023438" calcext:value-type="float">
            <text:p>326.208</text:p>
          </table:table-cell>
          <table:table-cell table:style-name="ce9" office:value-type="float" office:value="326.166687011719" calcext:value-type="float">
            <text:p>326.167</text:p>
          </table:table-cell>
          <table:table-cell table:style-name="ce9" office:value-type="float" office:value="326.250030517578" calcext:value-type="float">
            <text:p>326.250</text:p>
          </table:table-cell>
          <table:table-cell table:style-name="ce7" table:formula="of:=[.D452]-[.C452]" office:value-type="float" office:value="0.0833435058590339" calcext:value-type="float">
            <text:p>0.083</text:p>
          </table:table-cell>
          <table:table-cell table:style-name="ce2" office:value-type="float" office:value="451" calcext:value-type="float">
            <text:p>451</text:p>
          </table:table-cell>
          <table:table-cell table:style-name="ce9" office:value-type="float" office:value="-34.9013328552246" calcext:value-type="float">
            <text:p>-34.901</text:p>
          </table:table-cell>
          <table:table-cell table:style-name="ce9" office:value-type="float" office:value="-34.9355049133301" calcext:value-type="float">
            <text:p>-34.936</text:p>
          </table:table-cell>
          <table:table-cell table:style-name="ce19" office:value-type="float" office:value="-34.8671607971191" calcext:value-type="float">
            <text:p>-34.867</text:p>
          </table:table-cell>
          <table:table-cell table:style-name="ce6" table:formula="of:=[.I452]-[.H452]" office:value-type="float" office:value="0.0683441162110015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9" office:value-type="float" office:value="326.291687011719" calcext:value-type="float">
            <text:p>326.292</text:p>
          </table:table-cell>
          <table:table-cell table:style-name="ce9" office:value-type="float" office:value="326.250030517578" calcext:value-type="float">
            <text:p>326.250</text:p>
          </table:table-cell>
          <table:table-cell table:style-name="ce9" office:value-type="float" office:value="326.333374023438" calcext:value-type="float">
            <text:p>326.333</text:p>
          </table:table-cell>
          <table:table-cell table:style-name="ce7" table:formula="of:=[.D453]-[.C453]" office:value-type="float" office:value="0.0833435058600003" calcext:value-type="float">
            <text:p>0.083</text:p>
          </table:table-cell>
          <table:table-cell table:style-name="ce2" office:value-type="float" office:value="452" calcext:value-type="float">
            <text:p>452</text:p>
          </table:table-cell>
          <table:table-cell table:style-name="ce9" office:value-type="float" office:value="-34.8329620361328" calcext:value-type="float">
            <text:p>-34.833</text:p>
          </table:table-cell>
          <table:table-cell table:style-name="ce9" office:value-type="float" office:value="-34.8671607971191" calcext:value-type="float">
            <text:p>-34.867</text:p>
          </table:table-cell>
          <table:table-cell table:style-name="ce19" office:value-type="float" office:value="-34.7987594604492" calcext:value-type="float">
            <text:p>-34.799</text:p>
          </table:table-cell>
          <table:table-cell table:style-name="ce6" table:formula="of:=[.I453]-[.H453]" office:value-type="float" office:value="0.0684013366699006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9" office:value-type="float" office:value="326.375030517578" calcext:value-type="float">
            <text:p>326.375</text:p>
          </table:table-cell>
          <table:table-cell table:style-name="ce9" office:value-type="float" office:value="326.333374023438" calcext:value-type="float">
            <text:p>326.333</text:p>
          </table:table-cell>
          <table:table-cell table:style-name="ce9" office:value-type="float" office:value="326.416687011719" calcext:value-type="float">
            <text:p>326.417</text:p>
          </table:table-cell>
          <table:table-cell table:style-name="ce7" table:formula="of:=[.D454]-[.C454]" office:value-type="float" office:value="0.0833129882809658" calcext:value-type="float">
            <text:p>0.083</text:p>
          </table:table-cell>
          <table:table-cell table:style-name="ce2" office:value-type="float" office:value="453" calcext:value-type="float">
            <text:p>453</text:p>
          </table:table-cell>
          <table:table-cell table:style-name="ce9" office:value-type="float" office:value="-34.7645301818848" calcext:value-type="float">
            <text:p>-34.765</text:p>
          </table:table-cell>
          <table:table-cell table:style-name="ce9" office:value-type="float" office:value="-34.7987594604492" calcext:value-type="float">
            <text:p>-34.799</text:p>
          </table:table-cell>
          <table:table-cell table:style-name="ce19" office:value-type="float" office:value="-34.730297088623" calcext:value-type="float">
            <text:p>-34.730</text:p>
          </table:table-cell>
          <table:table-cell table:style-name="ce6" table:formula="of:=[.I454]-[.H454]" office:value-type="float" office:value="0.0684623718262003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9" office:value-type="float" office:value="326.458374023438" calcext:value-type="float">
            <text:p>326.458</text:p>
          </table:table-cell>
          <table:table-cell table:style-name="ce9" office:value-type="float" office:value="326.416687011719" calcext:value-type="float">
            <text:p>326.417</text:p>
          </table:table-cell>
          <table:table-cell table:style-name="ce9" office:value-type="float" office:value="326.500030517578" calcext:value-type="float">
            <text:p>326.500</text:p>
          </table:table-cell>
          <table:table-cell table:style-name="ce7" table:formula="of:=[.D455]-[.C455]" office:value-type="float" office:value="0.0833435058590339" calcext:value-type="float">
            <text:p>0.083</text:p>
          </table:table-cell>
          <table:table-cell table:style-name="ce2" office:value-type="float" office:value="454" calcext:value-type="float">
            <text:p>454</text:p>
          </table:table-cell>
          <table:table-cell table:style-name="ce9" office:value-type="float" office:value="-34.6960411071777" calcext:value-type="float">
            <text:p>-34.696</text:p>
          </table:table-cell>
          <table:table-cell table:style-name="ce9" office:value-type="float" office:value="-34.730297088623" calcext:value-type="float">
            <text:p>-34.730</text:p>
          </table:table-cell>
          <table:table-cell table:style-name="ce19" office:value-type="float" office:value="-34.6617851257324" calcext:value-type="float">
            <text:p>-34.662</text:p>
          </table:table-cell>
          <table:table-cell table:style-name="ce6" table:formula="of:=[.I455]-[.H455]" office:value-type="float" office:value="0.0685119628905966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9" office:value-type="float" office:value="326.541687011719" calcext:value-type="float">
            <text:p>326.542</text:p>
          </table:table-cell>
          <table:table-cell table:style-name="ce9" office:value-type="float" office:value="326.500030517578" calcext:value-type="float">
            <text:p>326.500</text:p>
          </table:table-cell>
          <table:table-cell table:style-name="ce9" office:value-type="float" office:value="326.583374023438" calcext:value-type="float">
            <text:p>326.583</text:p>
          </table:table-cell>
          <table:table-cell table:style-name="ce7" table:formula="of:=[.D456]-[.C456]" office:value-type="float" office:value="0.0833435058600003" calcext:value-type="float">
            <text:p>0.083</text:p>
          </table:table-cell>
          <table:table-cell table:style-name="ce2" office:value-type="float" office:value="455" calcext:value-type="float">
            <text:p>455</text:p>
          </table:table-cell>
          <table:table-cell table:style-name="ce9" office:value-type="float" office:value="-34.627498626709" calcext:value-type="float">
            <text:p>-34.627</text:p>
          </table:table-cell>
          <table:table-cell table:style-name="ce9" office:value-type="float" office:value="-34.6617851257324" calcext:value-type="float">
            <text:p>-34.662</text:p>
          </table:table-cell>
          <table:table-cell table:style-name="ce19" office:value-type="float" office:value="-34.5932121276855" calcext:value-type="float">
            <text:p>-34.593</text:p>
          </table:table-cell>
          <table:table-cell table:style-name="ce6" table:formula="of:=[.I456]-[.H456]" office:value-type="float" office:value="0.0685729980469034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9" office:value-type="float" office:value="326.625030517578" calcext:value-type="float">
            <text:p>326.625</text:p>
          </table:table-cell>
          <table:table-cell table:style-name="ce9" office:value-type="float" office:value="326.583374023438" calcext:value-type="float">
            <text:p>326.583</text:p>
          </table:table-cell>
          <table:table-cell table:style-name="ce9" office:value-type="float" office:value="326.666687011719" calcext:value-type="float">
            <text:p>326.667</text:p>
          </table:table-cell>
          <table:table-cell table:style-name="ce7" table:formula="of:=[.D457]-[.C457]" office:value-type="float" office:value="0.0833129882809658" calcext:value-type="float">
            <text:p>0.083</text:p>
          </table:table-cell>
          <table:table-cell table:style-name="ce2" office:value-type="float" office:value="456" calcext:value-type="float">
            <text:p>456</text:p>
          </table:table-cell>
          <table:table-cell table:style-name="ce9" office:value-type="float" office:value="-34.5588989257812" calcext:value-type="float">
            <text:p>-34.559</text:p>
          </table:table-cell>
          <table:table-cell table:style-name="ce9" office:value-type="float" office:value="-34.5932121276855" calcext:value-type="float">
            <text:p>-34.593</text:p>
          </table:table-cell>
          <table:table-cell table:style-name="ce19" office:value-type="float" office:value="-34.5245819091797" calcext:value-type="float">
            <text:p>-34.525</text:p>
          </table:table-cell>
          <table:table-cell table:style-name="ce6" table:formula="of:=[.I457]-[.H457]" office:value-type="float" office:value="0.0686302185057954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9" office:value-type="float" office:value="326.708374023438" calcext:value-type="float">
            <text:p>326.708</text:p>
          </table:table-cell>
          <table:table-cell table:style-name="ce9" office:value-type="float" office:value="326.666687011719" calcext:value-type="float">
            <text:p>326.667</text:p>
          </table:table-cell>
          <table:table-cell table:style-name="ce9" office:value-type="float" office:value="326.750030517578" calcext:value-type="float">
            <text:p>326.750</text:p>
          </table:table-cell>
          <table:table-cell table:style-name="ce7" table:formula="of:=[.D458]-[.C458]" office:value-type="float" office:value="0.0833435058590339" calcext:value-type="float">
            <text:p>0.083</text:p>
          </table:table-cell>
          <table:table-cell table:style-name="ce2" office:value-type="float" office:value="457" calcext:value-type="float">
            <text:p>457</text:p>
          </table:table-cell>
          <table:table-cell table:style-name="ce9" office:value-type="float" office:value="-34.4902420043945" calcext:value-type="float">
            <text:p>-34.490</text:p>
          </table:table-cell>
          <table:table-cell table:style-name="ce9" office:value-type="float" office:value="-34.5245819091797" calcext:value-type="float">
            <text:p>-34.525</text:p>
          </table:table-cell>
          <table:table-cell table:style-name="ce19" office:value-type="float" office:value="-34.4558982849121" calcext:value-type="float">
            <text:p>-34.456</text:p>
          </table:table-cell>
          <table:table-cell table:style-name="ce6" table:formula="of:=[.I458]-[.H458]" office:value-type="float" office:value="0.0686836242675994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9" office:value-type="float" office:value="326.791687011719" calcext:value-type="float">
            <text:p>326.792</text:p>
          </table:table-cell>
          <table:table-cell table:style-name="ce9" office:value-type="float" office:value="326.750030517578" calcext:value-type="float">
            <text:p>326.750</text:p>
          </table:table-cell>
          <table:table-cell table:style-name="ce9" office:value-type="float" office:value="326.833374023438" calcext:value-type="float">
            <text:p>326.833</text:p>
          </table:table-cell>
          <table:table-cell table:style-name="ce7" table:formula="of:=[.D459]-[.C459]" office:value-type="float" office:value="0.0833435058600003" calcext:value-type="float">
            <text:p>0.083</text:p>
          </table:table-cell>
          <table:table-cell table:style-name="ce2" office:value-type="float" office:value="458" calcext:value-type="float">
            <text:p>458</text:p>
          </table:table-cell>
          <table:table-cell table:style-name="ce9" office:value-type="float" office:value="-34.4215278625488" calcext:value-type="float">
            <text:p>-34.422</text:p>
          </table:table-cell>
          <table:table-cell table:style-name="ce9" office:value-type="float" office:value="-34.4558982849121" calcext:value-type="float">
            <text:p>-34.456</text:p>
          </table:table-cell>
          <table:table-cell table:style-name="ce19" office:value-type="float" office:value="-34.3871574401855" calcext:value-type="float">
            <text:p>-34.387</text:p>
          </table:table-cell>
          <table:table-cell table:style-name="ce6" table:formula="of:=[.I459]-[.H459]" office:value-type="float" office:value="0.0687408447266051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9" office:value-type="float" office:value="326.875030517578" calcext:value-type="float">
            <text:p>326.875</text:p>
          </table:table-cell>
          <table:table-cell table:style-name="ce9" office:value-type="float" office:value="326.833374023438" calcext:value-type="float">
            <text:p>326.833</text:p>
          </table:table-cell>
          <table:table-cell table:style-name="ce9" office:value-type="float" office:value="326.916687011719" calcext:value-type="float">
            <text:p>326.917</text:p>
          </table:table-cell>
          <table:table-cell table:style-name="ce7" table:formula="of:=[.D460]-[.C460]" office:value-type="float" office:value="0.0833129882809658" calcext:value-type="float">
            <text:p>0.083</text:p>
          </table:table-cell>
          <table:table-cell table:style-name="ce2" office:value-type="float" office:value="459" calcext:value-type="float">
            <text:p>459</text:p>
          </table:table-cell>
          <table:table-cell table:style-name="ce9" office:value-type="float" office:value="-34.3527603149414" calcext:value-type="float">
            <text:p>-34.353</text:p>
          </table:table-cell>
          <table:table-cell table:style-name="ce9" office:value-type="float" office:value="-34.3871574401855" calcext:value-type="float">
            <text:p>-34.387</text:p>
          </table:table-cell>
          <table:table-cell table:style-name="ce19" office:value-type="float" office:value="-34.318359375" calcext:value-type="float">
            <text:p>-34.318</text:p>
          </table:table-cell>
          <table:table-cell table:style-name="ce6" table:formula="of:=[.I460]-[.H460]" office:value-type="float" office:value="0.0687980651854971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9" office:value-type="float" office:value="326.958374023438" calcext:value-type="float">
            <text:p>326.958</text:p>
          </table:table-cell>
          <table:table-cell table:style-name="ce9" office:value-type="float" office:value="326.916687011719" calcext:value-type="float">
            <text:p>326.917</text:p>
          </table:table-cell>
          <table:table-cell table:style-name="ce9" office:value-type="float" office:value="327.000030517578" calcext:value-type="float">
            <text:p>327.000</text:p>
          </table:table-cell>
          <table:table-cell table:style-name="ce7" table:formula="of:=[.D461]-[.C461]" office:value-type="float" office:value="0.0833435058590339" calcext:value-type="float">
            <text:p>0.083</text:p>
          </table:table-cell>
          <table:table-cell table:style-name="ce2" office:value-type="float" office:value="460" calcext:value-type="float">
            <text:p>460</text:p>
          </table:table-cell>
          <table:table-cell table:style-name="ce9" office:value-type="float" office:value="-34.2839317321777" calcext:value-type="float">
            <text:p>-34.284</text:p>
          </table:table-cell>
          <table:table-cell table:style-name="ce9" office:value-type="float" office:value="-34.318359375" calcext:value-type="float">
            <text:p>-34.318</text:p>
          </table:table-cell>
          <table:table-cell table:style-name="ce19" office:value-type="float" office:value="-34.2495040893555" calcext:value-type="float">
            <text:p>-34.250</text:p>
          </table:table-cell>
          <table:table-cell table:style-name="ce6" table:formula="of:=[.I461]-[.H461]" office:value-type="float" office:value="0.0688552856445028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9" office:value-type="float" office:value="327.041687011719" calcext:value-type="float">
            <text:p>327.042</text:p>
          </table:table-cell>
          <table:table-cell table:style-name="ce9" office:value-type="float" office:value="327.000030517578" calcext:value-type="float">
            <text:p>327.000</text:p>
          </table:table-cell>
          <table:table-cell table:style-name="ce9" office:value-type="float" office:value="327.083374023438" calcext:value-type="float">
            <text:p>327.083</text:p>
          </table:table-cell>
          <table:table-cell table:style-name="ce7" table:formula="of:=[.D462]-[.C462]" office:value-type="float" office:value="0.0833435058600003" calcext:value-type="float">
            <text:p>0.083</text:p>
          </table:table-cell>
          <table:table-cell table:style-name="ce2" office:value-type="float" office:value="461" calcext:value-type="float">
            <text:p>461</text:p>
          </table:table-cell>
          <table:table-cell table:style-name="ce9" office:value-type="float" office:value="-34.2150497436523" calcext:value-type="float">
            <text:p>-34.215</text:p>
          </table:table-cell>
          <table:table-cell table:style-name="ce9" office:value-type="float" office:value="-34.2495040893555" calcext:value-type="float">
            <text:p>-34.250</text:p>
          </table:table-cell>
          <table:table-cell table:style-name="ce19" office:value-type="float" office:value="-34.180591583252" calcext:value-type="float">
            <text:p>-34.181</text:p>
          </table:table-cell>
          <table:table-cell table:style-name="ce6" table:formula="of:=[.I462]-[.H462]" office:value-type="float" office:value="0.0689125061034943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9" office:value-type="float" office:value="327.125030517578" calcext:value-type="float">
            <text:p>327.125</text:p>
          </table:table-cell>
          <table:table-cell table:style-name="ce9" office:value-type="float" office:value="327.083374023438" calcext:value-type="float">
            <text:p>327.083</text:p>
          </table:table-cell>
          <table:table-cell table:style-name="ce9" office:value-type="float" office:value="327.166687011719" calcext:value-type="float">
            <text:p>327.167</text:p>
          </table:table-cell>
          <table:table-cell table:style-name="ce7" table:formula="of:=[.D463]-[.C463]" office:value-type="float" office:value="0.0833129882809658" calcext:value-type="float">
            <text:p>0.083</text:p>
          </table:table-cell>
          <table:table-cell table:style-name="ce2" office:value-type="float" office:value="462" calcext:value-type="float">
            <text:p>462</text:p>
          </table:table-cell>
          <table:table-cell table:style-name="ce9" office:value-type="float" office:value="-34.146110534668" calcext:value-type="float">
            <text:p>-34.146</text:p>
          </table:table-cell>
          <table:table-cell table:style-name="ce9" office:value-type="float" office:value="-34.180591583252" calcext:value-type="float">
            <text:p>-34.181</text:p>
          </table:table-cell>
          <table:table-cell table:style-name="ce19" office:value-type="float" office:value="-34.1116256713867" calcext:value-type="float">
            <text:p>-34.112</text:p>
          </table:table-cell>
          <table:table-cell table:style-name="ce6" table:formula="of:=[.I463]-[.H463]" office:value-type="float" office:value="0.0689659118653054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9" office:value-type="float" office:value="327.208374023438" calcext:value-type="float">
            <text:p>327.208</text:p>
          </table:table-cell>
          <table:table-cell table:style-name="ce9" office:value-type="float" office:value="327.166687011719" calcext:value-type="float">
            <text:p>327.167</text:p>
          </table:table-cell>
          <table:table-cell table:style-name="ce9" office:value-type="float" office:value="327.250030517578" calcext:value-type="float">
            <text:p>327.250</text:p>
          </table:table-cell>
          <table:table-cell table:style-name="ce7" table:formula="of:=[.D464]-[.C464]" office:value-type="float" office:value="0.0833435058590339" calcext:value-type="float">
            <text:p>0.083</text:p>
          </table:table-cell>
          <table:table-cell table:style-name="ce2" office:value-type="float" office:value="463" calcext:value-type="float">
            <text:p>463</text:p>
          </table:table-cell>
          <table:table-cell table:style-name="ce9" office:value-type="float" office:value="-34.0771141052246" calcext:value-type="float">
            <text:p>-34.077</text:p>
          </table:table-cell>
          <table:table-cell table:style-name="ce9" office:value-type="float" office:value="-34.1116256713867" calcext:value-type="float">
            <text:p>-34.112</text:p>
          </table:table-cell>
          <table:table-cell table:style-name="ce19" office:value-type="float" office:value="-34.0426025390625" calcext:value-type="float">
            <text:p>-34.043</text:p>
          </table:table-cell>
          <table:table-cell table:style-name="ce6" table:formula="of:=[.I464]-[.H464]" office:value-type="float" office:value="0.0690231323241974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9" office:value-type="float" office:value="327.291687011719" calcext:value-type="float">
            <text:p>327.292</text:p>
          </table:table-cell>
          <table:table-cell table:style-name="ce9" office:value-type="float" office:value="327.250030517578" calcext:value-type="float">
            <text:p>327.250</text:p>
          </table:table-cell>
          <table:table-cell table:style-name="ce9" office:value-type="float" office:value="327.333374023438" calcext:value-type="float">
            <text:p>327.333</text:p>
          </table:table-cell>
          <table:table-cell table:style-name="ce7" table:formula="of:=[.D465]-[.C465]" office:value-type="float" office:value="0.0833435058600003" calcext:value-type="float">
            <text:p>0.083</text:p>
          </table:table-cell>
          <table:table-cell table:style-name="ce2" office:value-type="float" office:value="464" calcext:value-type="float">
            <text:p>464</text:p>
          </table:table-cell>
          <table:table-cell table:style-name="ce9" office:value-type="float" office:value="-34.0080642700195" calcext:value-type="float">
            <text:p>-34.008</text:p>
          </table:table-cell>
          <table:table-cell table:style-name="ce9" office:value-type="float" office:value="-34.0426025390625" calcext:value-type="float">
            <text:p>-34.043</text:p>
          </table:table-cell>
          <table:table-cell table:style-name="ce19" office:value-type="float" office:value="-33.9735221862793" calcext:value-type="float">
            <text:p>-33.974</text:p>
          </table:table-cell>
          <table:table-cell table:style-name="ce6" table:formula="of:=[.I465]-[.H465]" office:value-type="float" office:value="0.0690803527832031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9" office:value-type="float" office:value="327.375030517578" calcext:value-type="float">
            <text:p>327.375</text:p>
          </table:table-cell>
          <table:table-cell table:style-name="ce9" office:value-type="float" office:value="327.333374023438" calcext:value-type="float">
            <text:p>327.333</text:p>
          </table:table-cell>
          <table:table-cell table:style-name="ce9" office:value-type="float" office:value="327.416687011719" calcext:value-type="float">
            <text:p>327.417</text:p>
          </table:table-cell>
          <table:table-cell table:style-name="ce7" table:formula="of:=[.D466]-[.C466]" office:value-type="float" office:value="0.0833129882809658" calcext:value-type="float">
            <text:p>0.083</text:p>
          </table:table-cell>
          <table:table-cell table:style-name="ce2" office:value-type="float" office:value="465" calcext:value-type="float">
            <text:p>465</text:p>
          </table:table-cell>
          <table:table-cell table:style-name="ce9" office:value-type="float" office:value="-33.9389533996582" calcext:value-type="float">
            <text:p>-33.939</text:p>
          </table:table-cell>
          <table:table-cell table:style-name="ce9" office:value-type="float" office:value="-33.9735221862793" calcext:value-type="float">
            <text:p>-33.974</text:p>
          </table:table-cell>
          <table:table-cell table:style-name="ce19" office:value-type="float" office:value="-33.9043846130371" calcext:value-type="float">
            <text:p>-33.904</text:p>
          </table:table-cell>
          <table:table-cell table:style-name="ce6" table:formula="of:=[.I466]-[.H466]" office:value-type="float" office:value="0.0691375732421946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9" office:value-type="float" office:value="327.458374023438" calcext:value-type="float">
            <text:p>327.458</text:p>
          </table:table-cell>
          <table:table-cell table:style-name="ce9" office:value-type="float" office:value="327.416687011719" calcext:value-type="float">
            <text:p>327.417</text:p>
          </table:table-cell>
          <table:table-cell table:style-name="ce9" office:value-type="float" office:value="327.500030517578" calcext:value-type="float">
            <text:p>327.500</text:p>
          </table:table-cell>
          <table:table-cell table:style-name="ce7" table:formula="of:=[.D467]-[.C467]" office:value-type="float" office:value="0.0833435058590339" calcext:value-type="float">
            <text:p>0.083</text:p>
          </table:table-cell>
          <table:table-cell table:style-name="ce2" office:value-type="float" office:value="466" calcext:value-type="float">
            <text:p>466</text:p>
          </table:table-cell>
          <table:table-cell table:style-name="ce9" office:value-type="float" office:value="-33.8697891235352" calcext:value-type="float">
            <text:p>-33.870</text:p>
          </table:table-cell>
          <table:table-cell table:style-name="ce9" office:value-type="float" office:value="-33.9043846130371" calcext:value-type="float">
            <text:p>-33.904</text:p>
          </table:table-cell>
          <table:table-cell table:style-name="ce19" office:value-type="float" office:value="-33.8351936340332" calcext:value-type="float">
            <text:p>-33.835</text:p>
          </table:table-cell>
          <table:table-cell table:style-name="ce6" table:formula="of:=[.I467]-[.H467]" office:value-type="float" office:value="0.0691909790038991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9" office:value-type="float" office:value="327.541687011719" calcext:value-type="float">
            <text:p>327.542</text:p>
          </table:table-cell>
          <table:table-cell table:style-name="ce9" office:value-type="float" office:value="327.500030517578" calcext:value-type="float">
            <text:p>327.500</text:p>
          </table:table-cell>
          <table:table-cell table:style-name="ce9" office:value-type="float" office:value="327.583374023438" calcext:value-type="float">
            <text:p>327.583</text:p>
          </table:table-cell>
          <table:table-cell table:style-name="ce7" table:formula="of:=[.D468]-[.C468]" office:value-type="float" office:value="0.0833435058600003" calcext:value-type="float">
            <text:p>0.083</text:p>
          </table:table-cell>
          <table:table-cell table:style-name="ce2" office:value-type="float" office:value="467" calcext:value-type="float">
            <text:p>467</text:p>
          </table:table-cell>
          <table:table-cell table:style-name="ce9" office:value-type="float" office:value="-33.8005714416504" calcext:value-type="float">
            <text:p>-33.801</text:p>
          </table:table-cell>
          <table:table-cell table:style-name="ce9" office:value-type="float" office:value="-33.8351936340332" calcext:value-type="float">
            <text:p>-33.835</text:p>
          </table:table-cell>
          <table:table-cell table:style-name="ce19" office:value-type="float" office:value="-33.7659454345703" calcext:value-type="float">
            <text:p>-33.766</text:p>
          </table:table-cell>
          <table:table-cell table:style-name="ce6" table:formula="of:=[.I468]-[.H468]" office:value-type="float" office:value="0.0692481994629048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9" office:value-type="float" office:value="327.625030517578" calcext:value-type="float">
            <text:p>327.625</text:p>
          </table:table-cell>
          <table:table-cell table:style-name="ce9" office:value-type="float" office:value="327.583374023438" calcext:value-type="float">
            <text:p>327.583</text:p>
          </table:table-cell>
          <table:table-cell table:style-name="ce9" office:value-type="float" office:value="327.666687011719" calcext:value-type="float">
            <text:p>327.667</text:p>
          </table:table-cell>
          <table:table-cell table:style-name="ce7" table:formula="of:=[.D469]-[.C469]" office:value-type="float" office:value="0.0833129882809658" calcext:value-type="float">
            <text:p>0.083</text:p>
          </table:table-cell>
          <table:table-cell table:style-name="ce2" office:value-type="float" office:value="468" calcext:value-type="float">
            <text:p>468</text:p>
          </table:table-cell>
          <table:table-cell table:style-name="ce9" office:value-type="float" office:value="-33.7312927246094" calcext:value-type="float">
            <text:p>-33.731</text:p>
          </table:table-cell>
          <table:table-cell table:style-name="ce9" office:value-type="float" office:value="-33.7659454345703" calcext:value-type="float">
            <text:p>-33.766</text:p>
          </table:table-cell>
          <table:table-cell table:style-name="ce19" office:value-type="float" office:value="-33.6966400146484" calcext:value-type="float">
            <text:p>-33.697</text:p>
          </table:table-cell>
          <table:table-cell table:style-name="ce6" table:formula="of:=[.I469]-[.H469]" office:value-type="float" office:value="0.0693054199218963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9" office:value-type="float" office:value="327.708374023438" calcext:value-type="float">
            <text:p>327.708</text:p>
          </table:table-cell>
          <table:table-cell table:style-name="ce9" office:value-type="float" office:value="327.666687011719" calcext:value-type="float">
            <text:p>327.667</text:p>
          </table:table-cell>
          <table:table-cell table:style-name="ce9" office:value-type="float" office:value="327.750030517578" calcext:value-type="float">
            <text:p>327.750</text:p>
          </table:table-cell>
          <table:table-cell table:style-name="ce7" table:formula="of:=[.D470]-[.C470]" office:value-type="float" office:value="0.0833435058590339" calcext:value-type="float">
            <text:p>0.083</text:p>
          </table:table-cell>
          <table:table-cell table:style-name="ce2" office:value-type="float" office:value="469" calcext:value-type="float">
            <text:p>469</text:p>
          </table:table-cell>
          <table:table-cell table:style-name="ce9" office:value-type="float" office:value="-33.6619606018066" calcext:value-type="float">
            <text:p>-33.662</text:p>
          </table:table-cell>
          <table:table-cell table:style-name="ce9" office:value-type="float" office:value="-33.6966400146484" calcext:value-type="float">
            <text:p>-33.697</text:p>
          </table:table-cell>
          <table:table-cell table:style-name="ce19" office:value-type="float" office:value="-33.6272811889648" calcext:value-type="float">
            <text:p>-33.627</text:p>
          </table:table-cell>
          <table:table-cell table:style-name="ce6" table:formula="of:=[.I470]-[.H470]" office:value-type="float" office:value="0.0693588256836009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9" office:value-type="float" office:value="327.791687011719" calcext:value-type="float">
            <text:p>327.792</text:p>
          </table:table-cell>
          <table:table-cell table:style-name="ce9" office:value-type="float" office:value="327.750030517578" calcext:value-type="float">
            <text:p>327.750</text:p>
          </table:table-cell>
          <table:table-cell table:style-name="ce9" office:value-type="float" office:value="327.833374023438" calcext:value-type="float">
            <text:p>327.833</text:p>
          </table:table-cell>
          <table:table-cell table:style-name="ce7" table:formula="of:=[.D471]-[.C471]" office:value-type="float" office:value="0.0833435058600003" calcext:value-type="float">
            <text:p>0.083</text:p>
          </table:table-cell>
          <table:table-cell table:style-name="ce2" office:value-type="float" office:value="470" calcext:value-type="float">
            <text:p>470</text:p>
          </table:table-cell>
          <table:table-cell table:style-name="ce9" office:value-type="float" office:value="-33.5925750732422" calcext:value-type="float">
            <text:p>-33.593</text:p>
          </table:table-cell>
          <table:table-cell table:style-name="ce9" office:value-type="float" office:value="-33.6272811889648" calcext:value-type="float">
            <text:p>-33.627</text:p>
          </table:table-cell>
          <table:table-cell table:style-name="ce19" office:value-type="float" office:value="-33.5578651428223" calcext:value-type="float">
            <text:p>-33.558</text:p>
          </table:table-cell>
          <table:table-cell table:style-name="ce6" table:formula="of:=[.I471]-[.H471]" office:value-type="float" office:value="0.0694160461425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9" office:value-type="float" office:value="327.875030517578" calcext:value-type="float">
            <text:p>327.875</text:p>
          </table:table-cell>
          <table:table-cell table:style-name="ce9" office:value-type="float" office:value="327.833374023438" calcext:value-type="float">
            <text:p>327.833</text:p>
          </table:table-cell>
          <table:table-cell table:style-name="ce9" office:value-type="float" office:value="327.916687011719" calcext:value-type="float">
            <text:p>327.917</text:p>
          </table:table-cell>
          <table:table-cell table:style-name="ce7" table:formula="of:=[.D472]-[.C472]" office:value-type="float" office:value="0.0833129882809658" calcext:value-type="float">
            <text:p>0.083</text:p>
          </table:table-cell>
          <table:table-cell table:style-name="ce2" office:value-type="float" office:value="471" calcext:value-type="float">
            <text:p>471</text:p>
          </table:table-cell>
          <table:table-cell table:style-name="ce9" office:value-type="float" office:value="-33.5231285095215" calcext:value-type="float">
            <text:p>-33.523</text:p>
          </table:table-cell>
          <table:table-cell table:style-name="ce9" office:value-type="float" office:value="-33.5578651428223" calcext:value-type="float">
            <text:p>-33.558</text:p>
          </table:table-cell>
          <table:table-cell table:style-name="ce19" office:value-type="float" office:value="-33.4883918762207" calcext:value-type="float">
            <text:p>-33.488</text:p>
          </table:table-cell>
          <table:table-cell table:style-name="ce6" table:formula="of:=[.I472]-[.H472]" office:value-type="float" office:value="0.069473266601598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9" office:value-type="float" office:value="327.958374023438" calcext:value-type="float">
            <text:p>327.958</text:p>
          </table:table-cell>
          <table:table-cell table:style-name="ce9" office:value-type="float" office:value="327.916687011719" calcext:value-type="float">
            <text:p>327.917</text:p>
          </table:table-cell>
          <table:table-cell table:style-name="ce9" office:value-type="float" office:value="328.000030517578" calcext:value-type="float">
            <text:p>328.000</text:p>
          </table:table-cell>
          <table:table-cell table:style-name="ce7" table:formula="of:=[.D473]-[.C473]" office:value-type="float" office:value="0.0833435058590339" calcext:value-type="float">
            <text:p>0.083</text:p>
          </table:table-cell>
          <table:table-cell table:style-name="ce2" office:value-type="float" office:value="472" calcext:value-type="float">
            <text:p>472</text:p>
          </table:table-cell>
          <table:table-cell table:style-name="ce9" office:value-type="float" office:value="-33.4536285400391" calcext:value-type="float">
            <text:p>-33.454</text:p>
          </table:table-cell>
          <table:table-cell table:style-name="ce9" office:value-type="float" office:value="-33.4883918762207" calcext:value-type="float">
            <text:p>-33.488</text:p>
          </table:table-cell>
          <table:table-cell table:style-name="ce19" office:value-type="float" office:value="-33.4188652038574" calcext:value-type="float">
            <text:p>-33.419</text:p>
          </table:table-cell>
          <table:table-cell table:style-name="ce6" table:formula="of:=[.I473]-[.H473]" office:value-type="float" office:value="0.0695266723633026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9" office:value-type="float" office:value="328.041687011719" calcext:value-type="float">
            <text:p>328.042</text:p>
          </table:table-cell>
          <table:table-cell table:style-name="ce9" office:value-type="float" office:value="328.000030517578" calcext:value-type="float">
            <text:p>328.000</text:p>
          </table:table-cell>
          <table:table-cell table:style-name="ce9" office:value-type="float" office:value="328.083374023438" calcext:value-type="float">
            <text:p>328.083</text:p>
          </table:table-cell>
          <table:table-cell table:style-name="ce7" table:formula="of:=[.D474]-[.C474]" office:value-type="float" office:value="0.0833435058600003" calcext:value-type="float">
            <text:p>0.083</text:p>
          </table:table-cell>
          <table:table-cell table:style-name="ce2" office:value-type="float" office:value="473" calcext:value-type="float">
            <text:p>473</text:p>
          </table:table-cell>
          <table:table-cell table:style-name="ce9" office:value-type="float" office:value="-33.3840751647949" calcext:value-type="float">
            <text:p>-33.384</text:p>
          </table:table-cell>
          <table:table-cell table:style-name="ce9" office:value-type="float" office:value="-33.4188652038574" calcext:value-type="float">
            <text:p>-33.419</text:p>
          </table:table-cell>
          <table:table-cell table:style-name="ce19" office:value-type="float" office:value="-33.3492813110352" calcext:value-type="float">
            <text:p>-33.349</text:p>
          </table:table-cell>
          <table:table-cell table:style-name="ce6" table:formula="of:=[.I474]-[.H474]" office:value-type="float" office:value="0.0695838928222017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9" office:value-type="float" office:value="328.125030517578" calcext:value-type="float">
            <text:p>328.125</text:p>
          </table:table-cell>
          <table:table-cell table:style-name="ce9" office:value-type="float" office:value="328.083374023438" calcext:value-type="float">
            <text:p>328.083</text:p>
          </table:table-cell>
          <table:table-cell table:style-name="ce9" office:value-type="float" office:value="328.166687011719" calcext:value-type="float">
            <text:p>328.167</text:p>
          </table:table-cell>
          <table:table-cell table:style-name="ce7" table:formula="of:=[.D475]-[.C475]" office:value-type="float" office:value="0.0833129882809658" calcext:value-type="float">
            <text:p>0.083</text:p>
          </table:table-cell>
          <table:table-cell table:style-name="ce2" office:value-type="float" office:value="474" calcext:value-type="float">
            <text:p>474</text:p>
          </table:table-cell>
          <table:table-cell table:style-name="ce9" office:value-type="float" office:value="-33.3144645690918" calcext:value-type="float">
            <text:p>-33.314</text:p>
          </table:table-cell>
          <table:table-cell table:style-name="ce9" office:value-type="float" office:value="-33.3492813110352" calcext:value-type="float">
            <text:p>-33.349</text:p>
          </table:table-cell>
          <table:table-cell table:style-name="ce19" office:value-type="float" office:value="-33.2796440124512" calcext:value-type="float">
            <text:p>-33.280</text:p>
          </table:table-cell>
          <table:table-cell table:style-name="ce6" table:formula="of:=[.I475]-[.H475]" office:value-type="float" office:value="0.0696372985839986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9" office:value-type="float" office:value="328.208374023438" calcext:value-type="float">
            <text:p>328.208</text:p>
          </table:table-cell>
          <table:table-cell table:style-name="ce9" office:value-type="float" office:value="328.166687011719" calcext:value-type="float">
            <text:p>328.167</text:p>
          </table:table-cell>
          <table:table-cell table:style-name="ce9" office:value-type="float" office:value="328.250030517578" calcext:value-type="float">
            <text:p>328.250</text:p>
          </table:table-cell>
          <table:table-cell table:style-name="ce7" table:formula="of:=[.D476]-[.C476]" office:value-type="float" office:value="0.0833435058590339" calcext:value-type="float">
            <text:p>0.083</text:p>
          </table:table-cell>
          <table:table-cell table:style-name="ce2" office:value-type="float" office:value="475" calcext:value-type="float">
            <text:p>475</text:p>
          </table:table-cell>
          <table:table-cell table:style-name="ce9" office:value-type="float" office:value="-33.2447967529297" calcext:value-type="float">
            <text:p>-33.245</text:p>
          </table:table-cell>
          <table:table-cell table:style-name="ce9" office:value-type="float" office:value="-33.2796440124512" calcext:value-type="float">
            <text:p>-33.280</text:p>
          </table:table-cell>
          <table:table-cell table:style-name="ce19" office:value-type="float" office:value="-33.2099494934082" calcext:value-type="float">
            <text:p>-33.210</text:p>
          </table:table-cell>
          <table:table-cell table:style-name="ce6" table:formula="of:=[.I476]-[.H476]" office:value-type="float" office:value="0.0696945190429972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9" office:value-type="float" office:value="328.291687011719" calcext:value-type="float">
            <text:p>328.292</text:p>
          </table:table-cell>
          <table:table-cell table:style-name="ce9" office:value-type="float" office:value="328.250030517578" calcext:value-type="float">
            <text:p>328.250</text:p>
          </table:table-cell>
          <table:table-cell table:style-name="ce9" office:value-type="float" office:value="328.333374023438" calcext:value-type="float">
            <text:p>328.333</text:p>
          </table:table-cell>
          <table:table-cell table:style-name="ce7" table:formula="of:=[.D477]-[.C477]" office:value-type="float" office:value="0.0833435058600003" calcext:value-type="float">
            <text:p>0.083</text:p>
          </table:table-cell>
          <table:table-cell table:style-name="ce2" office:value-type="float" office:value="476" calcext:value-type="float">
            <text:p>476</text:p>
          </table:table-cell>
          <table:table-cell table:style-name="ce9" office:value-type="float" office:value="-33.1750755310059" calcext:value-type="float">
            <text:p>-33.175</text:p>
          </table:table-cell>
          <table:table-cell table:style-name="ce9" office:value-type="float" office:value="-33.2099494934082" calcext:value-type="float">
            <text:p>-33.210</text:p>
          </table:table-cell>
          <table:table-cell table:style-name="ce19" office:value-type="float" office:value="-33.1401977539062" calcext:value-type="float">
            <text:p>-33.140</text:p>
          </table:table-cell>
          <table:table-cell table:style-name="ce6" table:formula="of:=[.I477]-[.H477]" office:value-type="float" office:value="0.0697517395020029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9" office:value-type="float" office:value="328.375030517578" calcext:value-type="float">
            <text:p>328.375</text:p>
          </table:table-cell>
          <table:table-cell table:style-name="ce9" office:value-type="float" office:value="328.333374023438" calcext:value-type="float">
            <text:p>328.333</text:p>
          </table:table-cell>
          <table:table-cell table:style-name="ce9" office:value-type="float" office:value="328.416687011719" calcext:value-type="float">
            <text:p>328.417</text:p>
          </table:table-cell>
          <table:table-cell table:style-name="ce7" table:formula="of:=[.D478]-[.C478]" office:value-type="float" office:value="0.0833129882809658" calcext:value-type="float">
            <text:p>0.083</text:p>
          </table:table-cell>
          <table:table-cell table:style-name="ce2" office:value-type="float" office:value="477" calcext:value-type="float">
            <text:p>477</text:p>
          </table:table-cell>
          <table:table-cell table:style-name="ce9" office:value-type="float" office:value="-33.105297088623" calcext:value-type="float">
            <text:p>-33.105</text:p>
          </table:table-cell>
          <table:table-cell table:style-name="ce9" office:value-type="float" office:value="-33.1401977539062" calcext:value-type="float">
            <text:p>-33.140</text:p>
          </table:table-cell>
          <table:table-cell table:style-name="ce19" office:value-type="float" office:value="-33.0703926086426" calcext:value-type="float">
            <text:p>-33.070</text:p>
          </table:table-cell>
          <table:table-cell table:style-name="ce6" table:formula="of:=[.I478]-[.H478]" office:value-type="float" office:value="0.0698051452636008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9" office:value-type="float" office:value="328.458374023438" calcext:value-type="float">
            <text:p>328.458</text:p>
          </table:table-cell>
          <table:table-cell table:style-name="ce9" office:value-type="float" office:value="328.416687011719" calcext:value-type="float">
            <text:p>328.417</text:p>
          </table:table-cell>
          <table:table-cell table:style-name="ce9" office:value-type="float" office:value="328.500030517578" calcext:value-type="float">
            <text:p>328.500</text:p>
          </table:table-cell>
          <table:table-cell table:style-name="ce7" table:formula="of:=[.D479]-[.C479]" office:value-type="float" office:value="0.0833435058590339" calcext:value-type="float">
            <text:p>0.083</text:p>
          </table:table-cell>
          <table:table-cell table:style-name="ce2" office:value-type="float" office:value="478" calcext:value-type="float">
            <text:p>478</text:p>
          </table:table-cell>
          <table:table-cell table:style-name="ce9" office:value-type="float" office:value="-33.0354614257812" calcext:value-type="float">
            <text:p>-33.035</text:p>
          </table:table-cell>
          <table:table-cell table:style-name="ce9" office:value-type="float" office:value="-33.0703926086426" calcext:value-type="float">
            <text:p>-33.070</text:p>
          </table:table-cell>
          <table:table-cell table:style-name="ce19" office:value-type="float" office:value="-33.0005302429199" calcext:value-type="float">
            <text:p>-33.001</text:p>
          </table:table-cell>
          <table:table-cell table:style-name="ce6" table:formula="of:=[.I479]-[.H479]" office:value-type="float" office:value="0.0698623657226989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9" office:value-type="float" office:value="328.541687011719" calcext:value-type="float">
            <text:p>328.542</text:p>
          </table:table-cell>
          <table:table-cell table:style-name="ce9" office:value-type="float" office:value="328.500030517578" calcext:value-type="float">
            <text:p>328.500</text:p>
          </table:table-cell>
          <table:table-cell table:style-name="ce9" office:value-type="float" office:value="328.583374023438" calcext:value-type="float">
            <text:p>328.583</text:p>
          </table:table-cell>
          <table:table-cell table:style-name="ce7" table:formula="of:=[.D480]-[.C480]" office:value-type="float" office:value="0.0833435058600003" calcext:value-type="float">
            <text:p>0.083</text:p>
          </table:table-cell>
          <table:table-cell table:style-name="ce2" office:value-type="float" office:value="479" calcext:value-type="float">
            <text:p>479</text:p>
          </table:table-cell>
          <table:table-cell table:style-name="ce9" office:value-type="float" office:value="-32.9655723571777" calcext:value-type="float">
            <text:p>-32.966</text:p>
          </table:table-cell>
          <table:table-cell table:style-name="ce9" office:value-type="float" office:value="-33.0005302429199" calcext:value-type="float">
            <text:p>-33.001</text:p>
          </table:table-cell>
          <table:table-cell table:style-name="ce19" office:value-type="float" office:value="-32.9306144714355" calcext:value-type="float">
            <text:p>-32.931</text:p>
          </table:table-cell>
          <table:table-cell table:style-name="ce6" table:formula="of:=[.I480]-[.H480]" office:value-type="float" office:value="0.0699157714844034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9" office:value-type="float" office:value="328.625030517578" calcext:value-type="float">
            <text:p>328.625</text:p>
          </table:table-cell>
          <table:table-cell table:style-name="ce9" office:value-type="float" office:value="328.583374023438" calcext:value-type="float">
            <text:p>328.583</text:p>
          </table:table-cell>
          <table:table-cell table:style-name="ce9" office:value-type="float" office:value="328.666687011719" calcext:value-type="float">
            <text:p>328.667</text:p>
          </table:table-cell>
          <table:table-cell table:style-name="ce7" table:formula="of:=[.D481]-[.C481]" office:value-type="float" office:value="0.0833129882809658" calcext:value-type="float">
            <text:p>0.083</text:p>
          </table:table-cell>
          <table:table-cell table:style-name="ce2" office:value-type="float" office:value="480" calcext:value-type="float">
            <text:p>480</text:p>
          </table:table-cell>
          <table:table-cell table:style-name="ce9" office:value-type="float" office:value="-32.8956298828125" calcext:value-type="float">
            <text:p>-32.896</text:p>
          </table:table-cell>
          <table:table-cell table:style-name="ce9" office:value-type="float" office:value="-32.9306144714355" calcext:value-type="float">
            <text:p>-32.931</text:p>
          </table:table-cell>
          <table:table-cell table:style-name="ce19" office:value-type="float" office:value="-32.8606414794922" calcext:value-type="float">
            <text:p>-32.861</text:p>
          </table:table-cell>
          <table:table-cell table:style-name="ce6" table:formula="of:=[.I481]-[.H481]" office:value-type="float" office:value="0.0699729919432954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9" office:value-type="float" office:value="328.708374023438" calcext:value-type="float">
            <text:p>328.708</text:p>
          </table:table-cell>
          <table:table-cell table:style-name="ce9" office:value-type="float" office:value="328.666687011719" calcext:value-type="float">
            <text:p>328.667</text:p>
          </table:table-cell>
          <table:table-cell table:style-name="ce9" office:value-type="float" office:value="328.750030517578" calcext:value-type="float">
            <text:p>328.750</text:p>
          </table:table-cell>
          <table:table-cell table:style-name="ce7" table:formula="of:=[.D482]-[.C482]" office:value-type="float" office:value="0.0833435058590339" calcext:value-type="float">
            <text:p>0.083</text:p>
          </table:table-cell>
          <table:table-cell table:style-name="ce2" office:value-type="float" office:value="481" calcext:value-type="float">
            <text:p>481</text:p>
          </table:table-cell>
          <table:table-cell table:style-name="ce9" office:value-type="float" office:value="-32.8256301879883" calcext:value-type="float">
            <text:p>-32.826</text:p>
          </table:table-cell>
          <table:table-cell table:style-name="ce9" office:value-type="float" office:value="-32.8606414794922" calcext:value-type="float">
            <text:p>-32.861</text:p>
          </table:table-cell>
          <table:table-cell table:style-name="ce19" office:value-type="float" office:value="-32.7906150817871" calcext:value-type="float">
            <text:p>-32.791</text:p>
          </table:table-cell>
          <table:table-cell table:style-name="ce6" table:formula="of:=[.I482]-[.H482]" office:value-type="float" office:value="0.0700263977050994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9" office:value-type="float" office:value="328.791687011719" calcext:value-type="float">
            <text:p>328.792</text:p>
          </table:table-cell>
          <table:table-cell table:style-name="ce9" office:value-type="float" office:value="328.750030517578" calcext:value-type="float">
            <text:p>328.750</text:p>
          </table:table-cell>
          <table:table-cell table:style-name="ce9" office:value-type="float" office:value="328.833374023438" calcext:value-type="float">
            <text:p>328.833</text:p>
          </table:table-cell>
          <table:table-cell table:style-name="ce7" table:formula="of:=[.D483]-[.C483]" office:value-type="float" office:value="0.0833435058600003" calcext:value-type="float">
            <text:p>0.083</text:p>
          </table:table-cell>
          <table:table-cell table:style-name="ce2" office:value-type="float" office:value="482" calcext:value-type="float">
            <text:p>482</text:p>
          </table:table-cell>
          <table:table-cell table:style-name="ce9" office:value-type="float" office:value="-32.7555770874023" calcext:value-type="float">
            <text:p>-32.756</text:p>
          </table:table-cell>
          <table:table-cell table:style-name="ce9" office:value-type="float" office:value="-32.7906150817871" calcext:value-type="float">
            <text:p>-32.791</text:p>
          </table:table-cell>
          <table:table-cell table:style-name="ce19" office:value-type="float" office:value="-32.7205352783203" calcext:value-type="float">
            <text:p>-32.721</text:p>
          </table:table-cell>
          <table:table-cell table:style-name="ce6" table:formula="of:=[.I483]-[.H483]" office:value-type="float" office:value="0.070079803466804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9" office:value-type="float" office:value="328.875030517578" calcext:value-type="float">
            <text:p>328.875</text:p>
          </table:table-cell>
          <table:table-cell table:style-name="ce9" office:value-type="float" office:value="328.833374023438" calcext:value-type="float">
            <text:p>328.833</text:p>
          </table:table-cell>
          <table:table-cell table:style-name="ce9" office:value-type="float" office:value="328.916687011719" calcext:value-type="float">
            <text:p>328.917</text:p>
          </table:table-cell>
          <table:table-cell table:style-name="ce7" table:formula="of:=[.D484]-[.C484]" office:value-type="float" office:value="0.0833129882809658" calcext:value-type="float">
            <text:p>0.083</text:p>
          </table:table-cell>
          <table:table-cell table:style-name="ce2" office:value-type="float" office:value="483" calcext:value-type="float">
            <text:p>483</text:p>
          </table:table-cell>
          <table:table-cell table:style-name="ce9" office:value-type="float" office:value="-32.6854667663574" calcext:value-type="float">
            <text:p>-32.685</text:p>
          </table:table-cell>
          <table:table-cell table:style-name="ce9" office:value-type="float" office:value="-32.7205352783203" calcext:value-type="float">
            <text:p>-32.721</text:p>
          </table:table-cell>
          <table:table-cell table:style-name="ce19" office:value-type="float" office:value="-32.6503982543945" calcext:value-type="float">
            <text:p>-32.650</text:p>
          </table:table-cell>
          <table:table-cell table:style-name="ce6" table:formula="of:=[.I484]-[.H484]" office:value-type="float" office:value="0.0701370239257955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9" office:value-type="float" office:value="328.958374023438" calcext:value-type="float">
            <text:p>328.958</text:p>
          </table:table-cell>
          <table:table-cell table:style-name="ce9" office:value-type="float" office:value="328.916687011719" calcext:value-type="float">
            <text:p>328.917</text:p>
          </table:table-cell>
          <table:table-cell table:style-name="ce9" office:value-type="float" office:value="329.000030517578" calcext:value-type="float">
            <text:p>329.000</text:p>
          </table:table-cell>
          <table:table-cell table:style-name="ce7" table:formula="of:=[.D485]-[.C485]" office:value-type="float" office:value="0.0833435058590339" calcext:value-type="float">
            <text:p>0.083</text:p>
          </table:table-cell>
          <table:table-cell table:style-name="ce2" office:value-type="float" office:value="484" calcext:value-type="float">
            <text:p>484</text:p>
          </table:table-cell>
          <table:table-cell table:style-name="ce9" office:value-type="float" office:value="-32.6153030395508" calcext:value-type="float">
            <text:p>-32.615</text:p>
          </table:table-cell>
          <table:table-cell table:style-name="ce9" office:value-type="float" office:value="-32.6503982543945" calcext:value-type="float">
            <text:p>-32.650</text:p>
          </table:table-cell>
          <table:table-cell table:style-name="ce19" office:value-type="float" office:value="-32.5802040100098" calcext:value-type="float">
            <text:p>-32.580</text:p>
          </table:table-cell>
          <table:table-cell table:style-name="ce6" table:formula="of:=[.I485]-[.H485]" office:value-type="float" office:value="0.0701942443847017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9" office:value-type="float" office:value="329.041687011719" calcext:value-type="float">
            <text:p>329.042</text:p>
          </table:table-cell>
          <table:table-cell table:style-name="ce9" office:value-type="float" office:value="329.000030517578" calcext:value-type="float">
            <text:p>329.000</text:p>
          </table:table-cell>
          <table:table-cell table:style-name="ce9" office:value-type="float" office:value="329.083374023438" calcext:value-type="float">
            <text:p>329.083</text:p>
          </table:table-cell>
          <table:table-cell table:style-name="ce7" table:formula="of:=[.D486]-[.C486]" office:value-type="float" office:value="0.0833435058600003" calcext:value-type="float">
            <text:p>0.083</text:p>
          </table:table-cell>
          <table:table-cell table:style-name="ce2" office:value-type="float" office:value="485" calcext:value-type="float">
            <text:p>485</text:p>
          </table:table-cell>
          <table:table-cell table:style-name="ce9" office:value-type="float" office:value="-32.5450820922852" calcext:value-type="float">
            <text:p>-32.545</text:p>
          </table:table-cell>
          <table:table-cell table:style-name="ce9" office:value-type="float" office:value="-32.5802040100098" calcext:value-type="float">
            <text:p>-32.580</text:p>
          </table:table-cell>
          <table:table-cell table:style-name="ce19" office:value-type="float" office:value="-32.5099563598633" calcext:value-type="float">
            <text:p>-32.510</text:p>
          </table:table-cell>
          <table:table-cell table:style-name="ce6" table:formula="of:=[.I486]-[.H486]" office:value-type="float" office:value="0.0702476501464986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9" office:value-type="float" office:value="329.125030517578" calcext:value-type="float">
            <text:p>329.125</text:p>
          </table:table-cell>
          <table:table-cell table:style-name="ce9" office:value-type="float" office:value="329.083374023438" calcext:value-type="float">
            <text:p>329.083</text:p>
          </table:table-cell>
          <table:table-cell table:style-name="ce9" office:value-type="float" office:value="329.166687011719" calcext:value-type="float">
            <text:p>329.167</text:p>
          </table:table-cell>
          <table:table-cell table:style-name="ce7" table:formula="of:=[.D487]-[.C487]" office:value-type="float" office:value="0.0833129882809658" calcext:value-type="float">
            <text:p>0.083</text:p>
          </table:table-cell>
          <table:table-cell table:style-name="ce2" office:value-type="float" office:value="486" calcext:value-type="float">
            <text:p>486</text:p>
          </table:table-cell>
          <table:table-cell table:style-name="ce9" office:value-type="float" office:value="-32.4748077392578" calcext:value-type="float">
            <text:p>-32.475</text:p>
          </table:table-cell>
          <table:table-cell table:style-name="ce9" office:value-type="float" office:value="-32.5099563598633" calcext:value-type="float">
            <text:p>-32.510</text:p>
          </table:table-cell>
          <table:table-cell table:style-name="ce19" office:value-type="float" office:value="-32.4396553039551" calcext:value-type="float">
            <text:p>-32.440</text:p>
          </table:table-cell>
          <table:table-cell table:style-name="ce6" table:formula="of:=[.I487]-[.H487]" office:value-type="float" office:value="0.0703010559082031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9" office:value-type="float" office:value="329.208374023438" calcext:value-type="float">
            <text:p>329.208</text:p>
          </table:table-cell>
          <table:table-cell table:style-name="ce9" office:value-type="float" office:value="329.166687011719" calcext:value-type="float">
            <text:p>329.167</text:p>
          </table:table-cell>
          <table:table-cell table:style-name="ce9" office:value-type="float" office:value="329.250030517578" calcext:value-type="float">
            <text:p>329.250</text:p>
          </table:table-cell>
          <table:table-cell table:style-name="ce7" table:formula="of:=[.D488]-[.C488]" office:value-type="float" office:value="0.0833435058590339" calcext:value-type="float">
            <text:p>0.083</text:p>
          </table:table-cell>
          <table:table-cell table:style-name="ce2" office:value-type="float" office:value="487" calcext:value-type="float">
            <text:p>487</text:p>
          </table:table-cell>
          <table:table-cell table:style-name="ce9" office:value-type="float" office:value="-32.4044761657715" calcext:value-type="float">
            <text:p>-32.404</text:p>
          </table:table-cell>
          <table:table-cell table:style-name="ce9" office:value-type="float" office:value="-32.4396553039551" calcext:value-type="float">
            <text:p>-32.440</text:p>
          </table:table-cell>
          <table:table-cell table:style-name="ce19" office:value-type="float" office:value="-32.3692970275879" calcext:value-type="float">
            <text:p>-32.369</text:p>
          </table:table-cell>
          <table:table-cell table:style-name="ce6" table:formula="of:=[.I488]-[.H488]" office:value-type="float" office:value="0.0703582763672017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9" office:value-type="float" office:value="329.291687011719" calcext:value-type="float">
            <text:p>329.292</text:p>
          </table:table-cell>
          <table:table-cell table:style-name="ce9" office:value-type="float" office:value="329.250030517578" calcext:value-type="float">
            <text:p>329.250</text:p>
          </table:table-cell>
          <table:table-cell table:style-name="ce9" office:value-type="float" office:value="329.333374023438" calcext:value-type="float">
            <text:p>329.333</text:p>
          </table:table-cell>
          <table:table-cell table:style-name="ce7" table:formula="of:=[.D489]-[.C489]" office:value-type="float" office:value="0.0833435058600003" calcext:value-type="float">
            <text:p>0.083</text:p>
          </table:table-cell>
          <table:table-cell table:style-name="ce2" office:value-type="float" office:value="488" calcext:value-type="float">
            <text:p>488</text:p>
          </table:table-cell>
          <table:table-cell table:style-name="ce9" office:value-type="float" office:value="-32.3340911865234" calcext:value-type="float">
            <text:p>-32.334</text:p>
          </table:table-cell>
          <table:table-cell table:style-name="ce9" office:value-type="float" office:value="-32.3692970275879" calcext:value-type="float">
            <text:p>-32.369</text:p>
          </table:table-cell>
          <table:table-cell table:style-name="ce19" office:value-type="float" office:value="-32.298885345459" calcext:value-type="float">
            <text:p>-32.299</text:p>
          </table:table-cell>
          <table:table-cell table:style-name="ce6" table:formula="of:=[.I489]-[.H489]" office:value-type="float" office:value="0.0704116821288991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9" office:value-type="float" office:value="329.375030517578" calcext:value-type="float">
            <text:p>329.375</text:p>
          </table:table-cell>
          <table:table-cell table:style-name="ce9" office:value-type="float" office:value="329.333374023438" calcext:value-type="float">
            <text:p>329.333</text:p>
          </table:table-cell>
          <table:table-cell table:style-name="ce9" office:value-type="float" office:value="329.416687011719" calcext:value-type="float">
            <text:p>329.417</text:p>
          </table:table-cell>
          <table:table-cell table:style-name="ce7" table:formula="of:=[.D490]-[.C490]" office:value-type="float" office:value="0.0833129882809658" calcext:value-type="float">
            <text:p>0.083</text:p>
          </table:table-cell>
          <table:table-cell table:style-name="ce2" office:value-type="float" office:value="489" calcext:value-type="float">
            <text:p>489</text:p>
          </table:table-cell>
          <table:table-cell table:style-name="ce9" office:value-type="float" office:value="-32.2636528015137" calcext:value-type="float">
            <text:p>-32.264</text:p>
          </table:table-cell>
          <table:table-cell table:style-name="ce9" office:value-type="float" office:value="-32.298885345459" calcext:value-type="float">
            <text:p>-32.299</text:p>
          </table:table-cell>
          <table:table-cell table:style-name="ce19" office:value-type="float" office:value="-32.2284202575684" calcext:value-type="float">
            <text:p>-32.228</text:p>
          </table:table-cell>
          <table:table-cell table:style-name="ce6" table:formula="of:=[.I490]-[.H490]" office:value-type="float" office:value="0.0704650878905966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9" office:value-type="float" office:value="329.458374023438" calcext:value-type="float">
            <text:p>329.458</text:p>
          </table:table-cell>
          <table:table-cell table:style-name="ce9" office:value-type="float" office:value="329.416687011719" calcext:value-type="float">
            <text:p>329.417</text:p>
          </table:table-cell>
          <table:table-cell table:style-name="ce9" office:value-type="float" office:value="329.500030517578" calcext:value-type="float">
            <text:p>329.500</text:p>
          </table:table-cell>
          <table:table-cell table:style-name="ce7" table:formula="of:=[.D491]-[.C491]" office:value-type="float" office:value="0.0833435058590339" calcext:value-type="float">
            <text:p>0.083</text:p>
          </table:table-cell>
          <table:table-cell table:style-name="ce2" office:value-type="float" office:value="490" calcext:value-type="float">
            <text:p>490</text:p>
          </table:table-cell>
          <table:table-cell table:style-name="ce9" office:value-type="float" office:value="-32.1931610107422" calcext:value-type="float">
            <text:p>-32.193</text:p>
          </table:table-cell>
          <table:table-cell table:style-name="ce9" office:value-type="float" office:value="-32.2284202575684" calcext:value-type="float">
            <text:p>-32.228</text:p>
          </table:table-cell>
          <table:table-cell table:style-name="ce19" office:value-type="float" office:value="-32.1578979492188" calcext:value-type="float">
            <text:p>-32.158</text:p>
          </table:table-cell>
          <table:table-cell table:style-name="ce6" table:formula="of:=[.I491]-[.H491]" office:value-type="float" office:value="0.0705223083496023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9" office:value-type="float" office:value="329.541687011719" calcext:value-type="float">
            <text:p>329.542</text:p>
          </table:table-cell>
          <table:table-cell table:style-name="ce9" office:value-type="float" office:value="329.500030517578" calcext:value-type="float">
            <text:p>329.500</text:p>
          </table:table-cell>
          <table:table-cell table:style-name="ce9" office:value-type="float" office:value="329.583374023438" calcext:value-type="float">
            <text:p>329.583</text:p>
          </table:table-cell>
          <table:table-cell table:style-name="ce7" table:formula="of:=[.D492]-[.C492]" office:value-type="float" office:value="0.0833435058600003" calcext:value-type="float">
            <text:p>0.083</text:p>
          </table:table-cell>
          <table:table-cell table:style-name="ce2" office:value-type="float" office:value="491" calcext:value-type="float">
            <text:p>491</text:p>
          </table:table-cell>
          <table:table-cell table:style-name="ce9" office:value-type="float" office:value="-32.1226119995117" calcext:value-type="float">
            <text:p>-32.123</text:p>
          </table:table-cell>
          <table:table-cell table:style-name="ce9" office:value-type="float" office:value="-32.1578979492188" calcext:value-type="float">
            <text:p>-32.158</text:p>
          </table:table-cell>
          <table:table-cell table:style-name="ce19" office:value-type="float" office:value="-32.0873222351074" calcext:value-type="float">
            <text:p>-32.087</text:p>
          </table:table-cell>
          <table:table-cell table:style-name="ce6" table:formula="of:=[.I492]-[.H492]" office:value-type="float" office:value="0.0705757141113992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9" office:value-type="float" office:value="329.625030517578" calcext:value-type="float">
            <text:p>329.625</text:p>
          </table:table-cell>
          <table:table-cell table:style-name="ce9" office:value-type="float" office:value="329.583374023438" calcext:value-type="float">
            <text:p>329.583</text:p>
          </table:table-cell>
          <table:table-cell table:style-name="ce9" office:value-type="float" office:value="329.666687011719" calcext:value-type="float">
            <text:p>329.667</text:p>
          </table:table-cell>
          <table:table-cell table:style-name="ce7" table:formula="of:=[.D493]-[.C493]" office:value-type="float" office:value="0.0833129882809658" calcext:value-type="float">
            <text:p>0.083</text:p>
          </table:table-cell>
          <table:table-cell table:style-name="ce2" office:value-type="float" office:value="492" calcext:value-type="float">
            <text:p>492</text:p>
          </table:table-cell>
          <table:table-cell table:style-name="ce9" office:value-type="float" office:value="-32.0520095825195" calcext:value-type="float">
            <text:p>-32.052</text:p>
          </table:table-cell>
          <table:table-cell table:style-name="ce9" office:value-type="float" office:value="-32.0873222351074" calcext:value-type="float">
            <text:p>-32.087</text:p>
          </table:table-cell>
          <table:table-cell table:style-name="ce19" office:value-type="float" office:value="-32.0166931152344" calcext:value-type="float">
            <text:p>-32.017</text:p>
          </table:table-cell>
          <table:table-cell table:style-name="ce6" table:formula="of:=[.I493]-[.H493]" office:value-type="float" office:value="0.0706291198729971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9" office:value-type="float" office:value="329.708374023438" calcext:value-type="float">
            <text:p>329.708</text:p>
          </table:table-cell>
          <table:table-cell table:style-name="ce9" office:value-type="float" office:value="329.666687011719" calcext:value-type="float">
            <text:p>329.667</text:p>
          </table:table-cell>
          <table:table-cell table:style-name="ce9" office:value-type="float" office:value="329.750030517578" calcext:value-type="float">
            <text:p>329.750</text:p>
          </table:table-cell>
          <table:table-cell table:style-name="ce7" table:formula="of:=[.D494]-[.C494]" office:value-type="float" office:value="0.0833435058590339" calcext:value-type="float">
            <text:p>0.083</text:p>
          </table:table-cell>
          <table:table-cell table:style-name="ce2" office:value-type="float" office:value="493" calcext:value-type="float">
            <text:p>493</text:p>
          </table:table-cell>
          <table:table-cell table:style-name="ce9" office:value-type="float" office:value="-31.9813499450684" calcext:value-type="float">
            <text:p>-31.981</text:p>
          </table:table-cell>
          <table:table-cell table:style-name="ce9" office:value-type="float" office:value="-32.0166931152344" calcext:value-type="float">
            <text:p>-32.017</text:p>
          </table:table-cell>
          <table:table-cell table:style-name="ce19" office:value-type="float" office:value="-31.9460067749023" calcext:value-type="float">
            <text:p>-31.946</text:p>
          </table:table-cell>
          <table:table-cell table:style-name="ce6" table:formula="of:=[.I494]-[.H494]" office:value-type="float" office:value="0.0706863403321023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9" office:value-type="float" office:value="329.791687011719" calcext:value-type="float">
            <text:p>329.792</text:p>
          </table:table-cell>
          <table:table-cell table:style-name="ce9" office:value-type="float" office:value="329.750030517578" calcext:value-type="float">
            <text:p>329.750</text:p>
          </table:table-cell>
          <table:table-cell table:style-name="ce9" office:value-type="float" office:value="329.833374023438" calcext:value-type="float">
            <text:p>329.833</text:p>
          </table:table-cell>
          <table:table-cell table:style-name="ce7" table:formula="of:=[.D495]-[.C495]" office:value-type="float" office:value="0.0833435058600003" calcext:value-type="float">
            <text:p>0.083</text:p>
          </table:table-cell>
          <table:table-cell table:style-name="ce2" office:value-type="float" office:value="494" calcext:value-type="float">
            <text:p>494</text:p>
          </table:table-cell>
          <table:table-cell table:style-name="ce9" office:value-type="float" office:value="-31.9106369018555" calcext:value-type="float">
            <text:p>-31.911</text:p>
          </table:table-cell>
          <table:table-cell table:style-name="ce9" office:value-type="float" office:value="-31.9460067749023" calcext:value-type="float">
            <text:p>-31.946</text:p>
          </table:table-cell>
          <table:table-cell table:style-name="ce19" office:value-type="float" office:value="-31.8752670288086" calcext:value-type="float">
            <text:p>-31.875</text:p>
          </table:table-cell>
          <table:table-cell table:style-name="ce6" table:formula="of:=[.I495]-[.H495]" office:value-type="float" office:value="0.0707397460937003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9" office:value-type="float" office:value="329.875030517578" calcext:value-type="float">
            <text:p>329.875</text:p>
          </table:table-cell>
          <table:table-cell table:style-name="ce9" office:value-type="float" office:value="329.833374023438" calcext:value-type="float">
            <text:p>329.833</text:p>
          </table:table-cell>
          <table:table-cell table:style-name="ce9" office:value-type="float" office:value="329.916687011719" calcext:value-type="float">
            <text:p>329.917</text:p>
          </table:table-cell>
          <table:table-cell table:style-name="ce7" table:formula="of:=[.D496]-[.C496]" office:value-type="float" office:value="0.0833129882809658" calcext:value-type="float">
            <text:p>0.083</text:p>
          </table:table-cell>
          <table:table-cell table:style-name="ce2" office:value-type="float" office:value="495" calcext:value-type="float">
            <text:p>495</text:p>
          </table:table-cell>
          <table:table-cell table:style-name="ce9" office:value-type="float" office:value="-31.8398704528809" calcext:value-type="float">
            <text:p>-31.840</text:p>
          </table:table-cell>
          <table:table-cell table:style-name="ce9" office:value-type="float" office:value="-31.8752670288086" calcext:value-type="float">
            <text:p>-31.875</text:p>
          </table:table-cell>
          <table:table-cell table:style-name="ce19" office:value-type="float" office:value="-31.8044738769531" calcext:value-type="float">
            <text:p>-31.804</text:p>
          </table:table-cell>
          <table:table-cell table:style-name="ce6" table:formula="of:=[.I496]-[.H496]" office:value-type="float" office:value="0.0707931518555007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9" office:value-type="float" office:value="329.958374023438" calcext:value-type="float">
            <text:p>329.958</text:p>
          </table:table-cell>
          <table:table-cell table:style-name="ce9" office:value-type="float" office:value="329.916687011719" calcext:value-type="float">
            <text:p>329.917</text:p>
          </table:table-cell>
          <table:table-cell table:style-name="ce9" office:value-type="float" office:value="330.000030517578" calcext:value-type="float">
            <text:p>330.000</text:p>
          </table:table-cell>
          <table:table-cell table:style-name="ce7" table:formula="of:=[.D497]-[.C497]" office:value-type="float" office:value="0.0833435058590339" calcext:value-type="float">
            <text:p>0.083</text:p>
          </table:table-cell>
          <table:table-cell table:style-name="ce2" office:value-type="float" office:value="496" calcext:value-type="float">
            <text:p>496</text:p>
          </table:table-cell>
          <table:table-cell table:style-name="ce9" office:value-type="float" office:value="-31.7690505981445" calcext:value-type="float">
            <text:p>-31.769</text:p>
          </table:table-cell>
          <table:table-cell table:style-name="ce9" office:value-type="float" office:value="-31.8044738769531" calcext:value-type="float">
            <text:p>-31.804</text:p>
          </table:table-cell>
          <table:table-cell table:style-name="ce19" office:value-type="float" office:value="-31.7336254119873" calcext:value-type="float">
            <text:p>-31.734</text:p>
          </table:table-cell>
          <table:table-cell table:style-name="ce6" table:formula="of:=[.I497]-[.H497]" office:value-type="float" office:value="0.070848464965799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9" office:value-type="float" office:value="330.041687011719" calcext:value-type="float">
            <text:p>330.042</text:p>
          </table:table-cell>
          <table:table-cell table:style-name="ce9" office:value-type="float" office:value="330.000030517578" calcext:value-type="float">
            <text:p>330.000</text:p>
          </table:table-cell>
          <table:table-cell table:style-name="ce9" office:value-type="float" office:value="330.083374023438" calcext:value-type="float">
            <text:p>330.083</text:p>
          </table:table-cell>
          <table:table-cell table:style-name="ce7" table:formula="of:=[.D498]-[.C498]" office:value-type="float" office:value="0.0833435058600003" calcext:value-type="float">
            <text:p>0.083</text:p>
          </table:table-cell>
          <table:table-cell table:style-name="ce2" office:value-type="float" office:value="497" calcext:value-type="float">
            <text:p>497</text:p>
          </table:table-cell>
          <table:table-cell table:style-name="ce9" office:value-type="float" office:value="-31.6981754302979" calcext:value-type="float">
            <text:p>-31.698</text:p>
          </table:table-cell>
          <table:table-cell table:style-name="ce9" office:value-type="float" office:value="-31.7336254119873" calcext:value-type="float">
            <text:p>-31.734</text:p>
          </table:table-cell>
          <table:table-cell table:style-name="ce19" office:value-type="float" office:value="-31.6627235412598" calcext:value-type="float">
            <text:p>-31.663</text:p>
          </table:table-cell>
          <table:table-cell table:style-name="ce6" table:formula="of:=[.I498]-[.H498]" office:value-type="float" office:value="0.0709018707275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9" office:value-type="float" office:value="330.125030517578" calcext:value-type="float">
            <text:p>330.125</text:p>
          </table:table-cell>
          <table:table-cell table:style-name="ce9" office:value-type="float" office:value="330.083374023438" calcext:value-type="float">
            <text:p>330.083</text:p>
          </table:table-cell>
          <table:table-cell table:style-name="ce9" office:value-type="float" office:value="330.166687011719" calcext:value-type="float">
            <text:p>330.167</text:p>
          </table:table-cell>
          <table:table-cell table:style-name="ce7" table:formula="of:=[.D499]-[.C499]" office:value-type="float" office:value="0.0833129882809658" calcext:value-type="float">
            <text:p>0.083</text:p>
          </table:table-cell>
          <table:table-cell table:style-name="ce2" office:value-type="float" office:value="498" calcext:value-type="float">
            <text:p>498</text:p>
          </table:table-cell>
          <table:table-cell table:style-name="ce9" office:value-type="float" office:value="-31.6272468566895" calcext:value-type="float">
            <text:p>-31.627</text:p>
          </table:table-cell>
          <table:table-cell table:style-name="ce9" office:value-type="float" office:value="-31.6627235412598" calcext:value-type="float">
            <text:p>-31.663</text:p>
          </table:table-cell>
          <table:table-cell table:style-name="ce19" office:value-type="float" office:value="-31.5917682647705" calcext:value-type="float">
            <text:p>-31.592</text:p>
          </table:table-cell>
          <table:table-cell table:style-name="ce6" table:formula="of:=[.I499]-[.H499]" office:value-type="float" office:value="0.0709552764893004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9" office:value-type="float" office:value="330.208374023438" calcext:value-type="float">
            <text:p>330.208</text:p>
          </table:table-cell>
          <table:table-cell table:style-name="ce9" office:value-type="float" office:value="330.166687011719" calcext:value-type="float">
            <text:p>330.167</text:p>
          </table:table-cell>
          <table:table-cell table:style-name="ce9" office:value-type="float" office:value="330.250030517578" calcext:value-type="float">
            <text:p>330.250</text:p>
          </table:table-cell>
          <table:table-cell table:style-name="ce7" table:formula="of:=[.D500]-[.C500]" office:value-type="float" office:value="0.0833435058590339" calcext:value-type="float">
            <text:p>0.083</text:p>
          </table:table-cell>
          <table:table-cell table:style-name="ce2" office:value-type="float" office:value="499" calcext:value-type="float">
            <text:p>499</text:p>
          </table:table-cell>
          <table:table-cell table:style-name="ce9" office:value-type="float" office:value="-31.5562629699707" calcext:value-type="float">
            <text:p>-31.556</text:p>
          </table:table-cell>
          <table:table-cell table:style-name="ce9" office:value-type="float" office:value="-31.5917682647705" calcext:value-type="float">
            <text:p>-31.592</text:p>
          </table:table-cell>
          <table:table-cell table:style-name="ce19" office:value-type="float" office:value="-31.5207576751709" calcext:value-type="float">
            <text:p>-31.521</text:p>
          </table:table-cell>
          <table:table-cell table:style-name="ce6" table:formula="of:=[.I500]-[.H500]" office:value-type="float" office:value="0.0710105895996023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9" office:value-type="float" office:value="330.291687011719" calcext:value-type="float">
            <text:p>330.292</text:p>
          </table:table-cell>
          <table:table-cell table:style-name="ce9" office:value-type="float" office:value="330.250030517578" calcext:value-type="float">
            <text:p>330.250</text:p>
          </table:table-cell>
          <table:table-cell table:style-name="ce9" office:value-type="float" office:value="330.333374023438" calcext:value-type="float">
            <text:p>330.333</text:p>
          </table:table-cell>
          <table:table-cell table:style-name="ce7" table:formula="of:=[.D501]-[.C501]" office:value-type="float" office:value="0.0833435058600003" calcext:value-type="float">
            <text:p>0.083</text:p>
          </table:table-cell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-31.4852256774902" calcext:value-type="float">
            <text:p>-31.485</text:p>
          </table:table-cell>
          <table:table-cell table:style-name="ce9" office:value-type="float" office:value="-31.5207576751709" calcext:value-type="float">
            <text:p>-31.521</text:p>
          </table:table-cell>
          <table:table-cell table:style-name="ce19" office:value-type="float" office:value="-31.4496917724609" calcext:value-type="float">
            <text:p>-31.450</text:p>
          </table:table-cell>
          <table:table-cell table:style-name="ce6" table:formula="of:=[.I501]-[.H501]" office:value-type="float" office:value="0.07106590271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9" office:value-type="float" office:value="330.375030517578" calcext:value-type="float">
            <text:p>330.375</text:p>
          </table:table-cell>
          <table:table-cell table:style-name="ce9" office:value-type="float" office:value="330.333374023438" calcext:value-type="float">
            <text:p>330.333</text:p>
          </table:table-cell>
          <table:table-cell table:style-name="ce9" office:value-type="float" office:value="330.416687011719" calcext:value-type="float">
            <text:p>330.417</text:p>
          </table:table-cell>
          <table:table-cell table:style-name="ce7" table:formula="of:=[.D502]-[.C502]" office:value-type="float" office:value="0.0833129882809658" calcext:value-type="float">
            <text:p>0.083</text:p>
          </table:table-cell>
          <table:table-cell table:style-name="ce2" office:value-type="float" office:value="501" calcext:value-type="float">
            <text:p>501</text:p>
          </table:table-cell>
          <table:table-cell table:style-name="ce9" office:value-type="float" office:value="-31.4141330718994" calcext:value-type="float">
            <text:p>-31.414</text:p>
          </table:table-cell>
          <table:table-cell table:style-name="ce9" office:value-type="float" office:value="-31.4496917724609" calcext:value-type="float">
            <text:p>-31.450</text:p>
          </table:table-cell>
          <table:table-cell table:style-name="ce19" office:value-type="float" office:value="-31.3785724639893" calcext:value-type="float">
            <text:p>-31.379</text:p>
          </table:table-cell>
          <table:table-cell table:style-name="ce6" table:formula="of:=[.I502]-[.H502]" office:value-type="float" office:value="0.071119308471598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9" office:value-type="float" office:value="330.458374023438" calcext:value-type="float">
            <text:p>330.458</text:p>
          </table:table-cell>
          <table:table-cell table:style-name="ce9" office:value-type="float" office:value="330.416687011719" calcext:value-type="float">
            <text:p>330.417</text:p>
          </table:table-cell>
          <table:table-cell table:style-name="ce9" office:value-type="float" office:value="330.500030517578" calcext:value-type="float">
            <text:p>330.500</text:p>
          </table:table-cell>
          <table:table-cell table:style-name="ce7" table:formula="of:=[.D503]-[.C503]" office:value-type="float" office:value="0.0833435058590339" calcext:value-type="float">
            <text:p>0.083</text:p>
          </table:table-cell>
          <table:table-cell table:style-name="ce2" office:value-type="float" office:value="502" calcext:value-type="float">
            <text:p>502</text:p>
          </table:table-cell>
          <table:table-cell table:style-name="ce9" office:value-type="float" office:value="-31.3429870605469" calcext:value-type="float">
            <text:p>-31.343</text:p>
          </table:table-cell>
          <table:table-cell table:style-name="ce9" office:value-type="float" office:value="-31.3785724639893" calcext:value-type="float">
            <text:p>-31.379</text:p>
          </table:table-cell>
          <table:table-cell table:style-name="ce19" office:value-type="float" office:value="-31.3074016571045" calcext:value-type="float">
            <text:p>-31.307</text:p>
          </table:table-cell>
          <table:table-cell table:style-name="ce6" table:formula="of:=[.I503]-[.H503]" office:value-type="float" office:value="0.0711708068848012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9" office:value-type="float" office:value="330.541687011719" calcext:value-type="float">
            <text:p>330.542</text:p>
          </table:table-cell>
          <table:table-cell table:style-name="ce9" office:value-type="float" office:value="330.500030517578" calcext:value-type="float">
            <text:p>330.500</text:p>
          </table:table-cell>
          <table:table-cell table:style-name="ce9" office:value-type="float" office:value="330.583374023438" calcext:value-type="float">
            <text:p>330.583</text:p>
          </table:table-cell>
          <table:table-cell table:style-name="ce7" table:formula="of:=[.D504]-[.C504]" office:value-type="float" office:value="0.0833435058600003" calcext:value-type="float">
            <text:p>0.083</text:p>
          </table:table-cell>
          <table:table-cell table:style-name="ce2" office:value-type="float" office:value="503" calcext:value-type="float">
            <text:p>503</text:p>
          </table:table-cell>
          <table:table-cell table:style-name="ce9" office:value-type="float" office:value="-31.2717895507812" calcext:value-type="float">
            <text:p>-31.272</text:p>
          </table:table-cell>
          <table:table-cell table:style-name="ce9" office:value-type="float" office:value="-31.3074016571045" calcext:value-type="float">
            <text:p>-31.307</text:p>
          </table:table-cell>
          <table:table-cell table:style-name="ce19" office:value-type="float" office:value="-31.2361755371094" calcext:value-type="float">
            <text:p>-31.236</text:p>
          </table:table-cell>
          <table:table-cell table:style-name="ce6" table:formula="of:=[.I504]-[.H504]" office:value-type="float" office:value="0.0712261199950994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9" office:value-type="float" office:value="330.625030517578" calcext:value-type="float">
            <text:p>330.625</text:p>
          </table:table-cell>
          <table:table-cell table:style-name="ce9" office:value-type="float" office:value="330.583374023438" calcext:value-type="float">
            <text:p>330.583</text:p>
          </table:table-cell>
          <table:table-cell table:style-name="ce9" office:value-type="float" office:value="330.666687011719" calcext:value-type="float">
            <text:p>330.667</text:p>
          </table:table-cell>
          <table:table-cell table:style-name="ce7" table:formula="of:=[.D505]-[.C505]" office:value-type="float" office:value="0.0833129882809658" calcext:value-type="float">
            <text:p>0.083</text:p>
          </table:table-cell>
          <table:table-cell table:style-name="ce2" office:value-type="float" office:value="504" calcext:value-type="float">
            <text:p>504</text:p>
          </table:table-cell>
          <table:table-cell table:style-name="ce9" office:value-type="float" office:value="-31.2005348205566" calcext:value-type="float">
            <text:p>-31.201</text:p>
          </table:table-cell>
          <table:table-cell table:style-name="ce9" office:value-type="float" office:value="-31.2361755371094" calcext:value-type="float">
            <text:p>-31.236</text:p>
          </table:table-cell>
          <table:table-cell table:style-name="ce19" office:value-type="float" office:value="-31.1648941040039" calcext:value-type="float">
            <text:p>-31.165</text:p>
          </table:table-cell>
          <table:table-cell table:style-name="ce6" table:formula="of:=[.I505]-[.H505]" office:value-type="float" office:value="0.0712814331055007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9" office:value-type="float" office:value="330.708374023438" calcext:value-type="float">
            <text:p>330.708</text:p>
          </table:table-cell>
          <table:table-cell table:style-name="ce9" office:value-type="float" office:value="330.666687011719" calcext:value-type="float">
            <text:p>330.667</text:p>
          </table:table-cell>
          <table:table-cell table:style-name="ce9" office:value-type="float" office:value="330.750030517578" calcext:value-type="float">
            <text:p>330.750</text:p>
          </table:table-cell>
          <table:table-cell table:style-name="ce7" table:formula="of:=[.D506]-[.C506]" office:value-type="float" office:value="0.0833435058590339" calcext:value-type="float">
            <text:p>0.083</text:p>
          </table:table-cell>
          <table:table-cell table:style-name="ce2" office:value-type="float" office:value="505" calcext:value-type="float">
            <text:p>505</text:p>
          </table:table-cell>
          <table:table-cell table:style-name="ce9" office:value-type="float" office:value="-31.1292285919189" calcext:value-type="float">
            <text:p>-31.129</text:p>
          </table:table-cell>
          <table:table-cell table:style-name="ce9" office:value-type="float" office:value="-31.1648941040039" calcext:value-type="float">
            <text:p>-31.165</text:p>
          </table:table-cell>
          <table:table-cell table:style-name="ce19" office:value-type="float" office:value="-31.0935611724854" calcext:value-type="float">
            <text:p>-31.094</text:p>
          </table:table-cell>
          <table:table-cell table:style-name="ce6" table:formula="of:=[.I506]-[.H506]" office:value-type="float" office:value="0.0713329315184978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9" office:value-type="float" office:value="330.791687011719" calcext:value-type="float">
            <text:p>330.792</text:p>
          </table:table-cell>
          <table:table-cell table:style-name="ce9" office:value-type="float" office:value="330.750030517578" calcext:value-type="float">
            <text:p>330.750</text:p>
          </table:table-cell>
          <table:table-cell table:style-name="ce9" office:value-type="float" office:value="330.833374023438" calcext:value-type="float">
            <text:p>330.833</text:p>
          </table:table-cell>
          <table:table-cell table:style-name="ce7" table:formula="of:=[.D507]-[.C507]" office:value-type="float" office:value="0.0833435058600003" calcext:value-type="float">
            <text:p>0.083</text:p>
          </table:table-cell>
          <table:table-cell table:style-name="ce2" office:value-type="float" office:value="506" calcext:value-type="float">
            <text:p>506</text:p>
          </table:table-cell>
          <table:table-cell table:style-name="ce9" office:value-type="float" office:value="-31.0578670501709" calcext:value-type="float">
            <text:p>-31.058</text:p>
          </table:table-cell>
          <table:table-cell table:style-name="ce9" office:value-type="float" office:value="-31.0935611724854" calcext:value-type="float">
            <text:p>-31.094</text:p>
          </table:table-cell>
          <table:table-cell table:style-name="ce19" office:value-type="float" office:value="-31.0221729278564" calcext:value-type="float">
            <text:p>-31.022</text:p>
          </table:table-cell>
          <table:table-cell table:style-name="ce6" table:formula="of:=[.I507]-[.H507]" office:value-type="float" office:value="0.0713882446290022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9" office:value-type="float" office:value="330.875030517578" calcext:value-type="float">
            <text:p>330.875</text:p>
          </table:table-cell>
          <table:table-cell table:style-name="ce9" office:value-type="float" office:value="330.833374023438" calcext:value-type="float">
            <text:p>330.833</text:p>
          </table:table-cell>
          <table:table-cell table:style-name="ce9" office:value-type="float" office:value="330.916687011719" calcext:value-type="float">
            <text:p>330.917</text:p>
          </table:table-cell>
          <table:table-cell table:style-name="ce7" table:formula="of:=[.D508]-[.C508]" office:value-type="float" office:value="0.0833129882809658" calcext:value-type="float">
            <text:p>0.083</text:p>
          </table:table-cell>
          <table:table-cell table:style-name="ce2" office:value-type="float" office:value="507" calcext:value-type="float">
            <text:p>507</text:p>
          </table:table-cell>
          <table:table-cell table:style-name="ce9" office:value-type="float" office:value="-30.9864540100098" calcext:value-type="float">
            <text:p>-30.986</text:p>
          </table:table-cell>
          <table:table-cell table:style-name="ce9" office:value-type="float" office:value="-31.0221729278564" calcext:value-type="float">
            <text:p>-31.022</text:p>
          </table:table-cell>
          <table:table-cell table:style-name="ce19" office:value-type="float" office:value="-30.9507331848145" calcext:value-type="float">
            <text:p>-30.951</text:p>
          </table:table-cell>
          <table:table-cell table:style-name="ce6" table:formula="of:=[.I508]-[.H508]" office:value-type="float" office:value="0.0714397430418998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9" office:value-type="float" office:value="330.958374023438" calcext:value-type="float">
            <text:p>330.958</text:p>
          </table:table-cell>
          <table:table-cell table:style-name="ce9" office:value-type="float" office:value="330.916687011719" calcext:value-type="float">
            <text:p>330.917</text:p>
          </table:table-cell>
          <table:table-cell table:style-name="ce9" office:value-type="float" office:value="331.000030517578" calcext:value-type="float">
            <text:p>331.000</text:p>
          </table:table-cell>
          <table:table-cell table:style-name="ce7" table:formula="of:=[.D509]-[.C509]" office:value-type="float" office:value="0.0833435058590339" calcext:value-type="float">
            <text:p>0.083</text:p>
          </table:table-cell>
          <table:table-cell table:style-name="ce2" office:value-type="float" office:value="508" calcext:value-type="float">
            <text:p>508</text:p>
          </table:table-cell>
          <table:table-cell table:style-name="ce9" office:value-type="float" office:value="-30.9149856567383" calcext:value-type="float">
            <text:p>-30.915</text:p>
          </table:table-cell>
          <table:table-cell table:style-name="ce9" office:value-type="float" office:value="-30.9507331848145" calcext:value-type="float">
            <text:p>-30.951</text:p>
          </table:table-cell>
          <table:table-cell table:style-name="ce19" office:value-type="float" office:value="-30.8792381286621" calcext:value-type="float">
            <text:p>-30.879</text:p>
          </table:table-cell>
          <table:table-cell table:style-name="ce6" table:formula="of:=[.I509]-[.H509]" office:value-type="float" office:value="0.0714950561524006" calcext:value-type="float">
            <text:p>0.071</text:p>
          </table:table-cell>
          <table:table-cell table:number-columns-repeated="1014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9" office:value-type="float" office:value="331.041687011719" calcext:value-type="float">
            <text:p>331.042</text:p>
          </table:table-cell>
          <table:table-cell table:style-name="ce9" office:value-type="float" office:value="331.000030517578" calcext:value-type="float">
            <text:p>331.000</text:p>
          </table:table-cell>
          <table:table-cell table:style-name="ce9" office:value-type="float" office:value="331.083374023438" calcext:value-type="float">
            <text:p>331.083</text:p>
          </table:table-cell>
          <table:table-cell table:style-name="ce7" table:formula="of:=[.D510]-[.C510]" office:value-type="float" office:value="0.0833435058600003" calcext:value-type="float">
            <text:p>0.083</text:p>
          </table:table-cell>
          <table:table-cell table:style-name="ce2" office:value-type="float" office:value="509" calcext:value-type="float">
            <text:p>509</text:p>
          </table:table-cell>
          <table:table-cell table:style-name="ce9" office:value-type="float" office:value="-30.8434658050537" calcext:value-type="float">
            <text:p>-30.843</text:p>
          </table:table-cell>
          <table:table-cell table:style-name="ce9" office:value-type="float" office:value="-30.8792381286621" calcext:value-type="float">
            <text:p>-30.879</text:p>
          </table:table-cell>
          <table:table-cell table:style-name="ce19" office:value-type="float" office:value="-30.8076915740967" calcext:value-type="float">
            <text:p>-30.808</text:p>
          </table:table-cell>
          <table:table-cell table:style-name="ce6" table:formula="of:=[.I510]-[.H510]" office:value-type="float" office:value="0.0715465545653977" calcext:value-type="float">
            <text:p>0.072</text:p>
          </table:table-cell>
          <table:table-cell table:number-columns-repeated="1014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9" office:value-type="float" office:value="331.125030517578" calcext:value-type="float">
            <text:p>331.125</text:p>
          </table:table-cell>
          <table:table-cell table:style-name="ce9" office:value-type="float" office:value="331.083374023438" calcext:value-type="float">
            <text:p>331.083</text:p>
          </table:table-cell>
          <table:table-cell table:style-name="ce9" office:value-type="float" office:value="331.166687011719" calcext:value-type="float">
            <text:p>331.167</text:p>
          </table:table-cell>
          <table:table-cell table:style-name="ce7" table:formula="of:=[.D511]-[.C511]" office:value-type="float" office:value="0.0833129882809658" calcext:value-type="float">
            <text:p>0.083</text:p>
          </table:table-cell>
          <table:table-cell table:style-name="ce2" office:value-type="float" office:value="510" calcext:value-type="float">
            <text:p>510</text:p>
          </table:table-cell>
          <table:table-cell table:style-name="ce9" office:value-type="float" office:value="-30.7718906402588" calcext:value-type="float">
            <text:p>-30.772</text:p>
          </table:table-cell>
          <table:table-cell table:style-name="ce9" office:value-type="float" office:value="-30.8076915740967" calcext:value-type="float">
            <text:p>-30.808</text:p>
          </table:table-cell>
          <table:table-cell table:style-name="ce19" office:value-type="float" office:value="-30.7360897064209" calcext:value-type="float">
            <text:p>-30.736</text:p>
          </table:table-cell>
          <table:table-cell table:style-name="ce6" table:formula="of:=[.I511]-[.H511]" office:value-type="float" office:value="0.0716018676758026" calcext:value-type="float">
            <text:p>0.072</text:p>
          </table:table-cell>
          <table:table-cell table:number-columns-repeated="1014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9" office:value-type="float" office:value="331.208374023438" calcext:value-type="float">
            <text:p>331.208</text:p>
          </table:table-cell>
          <table:table-cell table:style-name="ce9" office:value-type="float" office:value="331.166687011719" calcext:value-type="float">
            <text:p>331.167</text:p>
          </table:table-cell>
          <table:table-cell table:style-name="ce9" office:value-type="float" office:value="331.250030517578" calcext:value-type="float">
            <text:p>331.250</text:p>
          </table:table-cell>
          <table:table-cell table:style-name="ce7" table:formula="of:=[.D512]-[.C512]" office:value-type="float" office:value="0.0833435058590339" calcext:value-type="float">
            <text:p>0.083</text:p>
          </table:table-cell>
          <table:table-cell table:style-name="ce2" office:value-type="float" office:value="511" calcext:value-type="float">
            <text:p>511</text:p>
          </table:table-cell>
          <table:table-cell table:style-name="ce9" office:value-type="float" office:value="-30.7002639770508" calcext:value-type="float">
            <text:p>-30.700</text:p>
          </table:table-cell>
          <table:table-cell table:style-name="ce9" office:value-type="float" office:value="-30.7360897064209" calcext:value-type="float">
            <text:p>-30.736</text:p>
          </table:table-cell>
          <table:table-cell table:style-name="ce20" office:value-type="float" office:value="-30.664436340332" calcext:value-type="float">
            <text:p>-30.664</text:p>
          </table:table-cell>
          <table:table-cell table:style-name="ce6" table:formula="of:=[.I512]-[.H512]" office:value-type="float" office:value="0.0716533660888992" calcext:value-type="float">
            <text:p>0.072</text:p>
          </table:table-cell>
          <table:table-cell table:number-columns-repeated="1014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9" office:value-type="float" office:value="331.291687011719" calcext:value-type="float">
            <text:p>331.292</text:p>
          </table:table-cell>
          <table:table-cell table:style-name="ce9" office:value-type="float" office:value="331.250030517578" calcext:value-type="float">
            <text:p>331.250</text:p>
          </table:table-cell>
          <table:table-cell table:style-name="ce9" office:value-type="float" office:value="331.333374023438" calcext:value-type="float">
            <text:p>331.333</text:p>
          </table:table-cell>
          <table:table-cell table:style-name="ce7" table:formula="of:=[.D513]-[.C513]" office:value-type="float" office:value="0.0833435058600003" calcext:value-type="float">
            <text:p>0.083</text:p>
          </table:table-cell>
          <table:table-cell table:style-name="ce2" office:value-type="float" office:value="512" calcext:value-type="float">
            <text:p>512</text:p>
          </table:table-cell>
          <table:table-cell table:style-name="ce9" office:value-type="float" office:value="-30.6285839080811" calcext:value-type="float">
            <text:p>-30.629</text:p>
          </table:table-cell>
          <table:table-cell table:style-name="ce9" office:value-type="float" office:value="-30.664436340332" calcext:value-type="float">
            <text:p>-30.664</text:p>
          </table:table-cell>
          <table:table-cell table:style-name="ce9" office:value-type="float" office:value="-30.592" calcext:value-type="float">
            <text:p>-30.592</text:p>
          </table:table-cell>
          <table:table-cell table:style-name="ce6" table:formula="of:=[.I513]-[.H513]" office:value-type="float" office:value="0.0724363403320005" calcext:value-type="float">
            <text:p>0.072</text:p>
          </table:table-cell>
          <table:table-cell table:number-columns-repeated="1014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9" office:value-type="float" office:value="331.375030517578" calcext:value-type="float">
            <text:p>331.375</text:p>
          </table:table-cell>
          <table:table-cell table:style-name="ce9" office:value-type="float" office:value="331.333374023438" calcext:value-type="float">
            <text:p>331.333</text:p>
          </table:table-cell>
          <table:table-cell table:style-name="ce9" office:value-type="float" office:value="331.416687011719" calcext:value-type="float">
            <text:p>331.417</text:p>
          </table:table-cell>
          <table:table-cell table:style-name="ce7" table:formula="of:=[.D514]-[.C51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9" office:value-type="float" office:value="331.458374023438" calcext:value-type="float">
            <text:p>331.458</text:p>
          </table:table-cell>
          <table:table-cell table:style-name="ce9" office:value-type="float" office:value="331.416687011719" calcext:value-type="float">
            <text:p>331.417</text:p>
          </table:table-cell>
          <table:table-cell table:style-name="ce9" office:value-type="float" office:value="331.500030517578" calcext:value-type="float">
            <text:p>331.500</text:p>
          </table:table-cell>
          <table:table-cell table:style-name="ce7" table:formula="of:=[.D515]-[.C51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9" office:value-type="float" office:value="331.541687011719" calcext:value-type="float">
            <text:p>331.542</text:p>
          </table:table-cell>
          <table:table-cell table:style-name="ce9" office:value-type="float" office:value="331.500030517578" calcext:value-type="float">
            <text:p>331.500</text:p>
          </table:table-cell>
          <table:table-cell table:style-name="ce9" office:value-type="float" office:value="331.583374023438" calcext:value-type="float">
            <text:p>331.583</text:p>
          </table:table-cell>
          <table:table-cell table:style-name="ce7" table:formula="of:=[.D516]-[.C51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9" office:value-type="float" office:value="331.625030517578" calcext:value-type="float">
            <text:p>331.625</text:p>
          </table:table-cell>
          <table:table-cell table:style-name="ce9" office:value-type="float" office:value="331.583374023438" calcext:value-type="float">
            <text:p>331.583</text:p>
          </table:table-cell>
          <table:table-cell table:style-name="ce9" office:value-type="float" office:value="331.666687011719" calcext:value-type="float">
            <text:p>331.667</text:p>
          </table:table-cell>
          <table:table-cell table:style-name="ce7" table:formula="of:=[.D517]-[.C51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9" office:value-type="float" office:value="331.708374023438" calcext:value-type="float">
            <text:p>331.708</text:p>
          </table:table-cell>
          <table:table-cell table:style-name="ce9" office:value-type="float" office:value="331.666687011719" calcext:value-type="float">
            <text:p>331.667</text:p>
          </table:table-cell>
          <table:table-cell table:style-name="ce9" office:value-type="float" office:value="331.750030517578" calcext:value-type="float">
            <text:p>331.750</text:p>
          </table:table-cell>
          <table:table-cell table:style-name="ce7" table:formula="of:=[.D518]-[.C51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9" office:value-type="float" office:value="331.791687011719" calcext:value-type="float">
            <text:p>331.792</text:p>
          </table:table-cell>
          <table:table-cell table:style-name="ce9" office:value-type="float" office:value="331.750030517578" calcext:value-type="float">
            <text:p>331.750</text:p>
          </table:table-cell>
          <table:table-cell table:style-name="ce9" office:value-type="float" office:value="331.833374023438" calcext:value-type="float">
            <text:p>331.833</text:p>
          </table:table-cell>
          <table:table-cell table:style-name="ce7" table:formula="of:=[.D519]-[.C51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9" office:value-type="float" office:value="331.875030517578" calcext:value-type="float">
            <text:p>331.875</text:p>
          </table:table-cell>
          <table:table-cell table:style-name="ce9" office:value-type="float" office:value="331.833374023438" calcext:value-type="float">
            <text:p>331.833</text:p>
          </table:table-cell>
          <table:table-cell table:style-name="ce9" office:value-type="float" office:value="331.916687011719" calcext:value-type="float">
            <text:p>331.917</text:p>
          </table:table-cell>
          <table:table-cell table:style-name="ce7" table:formula="of:=[.D520]-[.C52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9" office:value-type="float" office:value="331.958374023438" calcext:value-type="float">
            <text:p>331.958</text:p>
          </table:table-cell>
          <table:table-cell table:style-name="ce9" office:value-type="float" office:value="331.916687011719" calcext:value-type="float">
            <text:p>331.917</text:p>
          </table:table-cell>
          <table:table-cell table:style-name="ce9" office:value-type="float" office:value="332.000030517578" calcext:value-type="float">
            <text:p>332.000</text:p>
          </table:table-cell>
          <table:table-cell table:style-name="ce7" table:formula="of:=[.D521]-[.C52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9" office:value-type="float" office:value="332.041687011719" calcext:value-type="float">
            <text:p>332.042</text:p>
          </table:table-cell>
          <table:table-cell table:style-name="ce9" office:value-type="float" office:value="332.000030517578" calcext:value-type="float">
            <text:p>332.000</text:p>
          </table:table-cell>
          <table:table-cell table:style-name="ce9" office:value-type="float" office:value="332.083374023438" calcext:value-type="float">
            <text:p>332.083</text:p>
          </table:table-cell>
          <table:table-cell table:style-name="ce7" table:formula="of:=[.D522]-[.C52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9" office:value-type="float" office:value="332.125030517578" calcext:value-type="float">
            <text:p>332.125</text:p>
          </table:table-cell>
          <table:table-cell table:style-name="ce9" office:value-type="float" office:value="332.083374023438" calcext:value-type="float">
            <text:p>332.083</text:p>
          </table:table-cell>
          <table:table-cell table:style-name="ce9" office:value-type="float" office:value="332.166687011719" calcext:value-type="float">
            <text:p>332.167</text:p>
          </table:table-cell>
          <table:table-cell table:style-name="ce7" table:formula="of:=[.D523]-[.C52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9" office:value-type="float" office:value="332.208374023438" calcext:value-type="float">
            <text:p>332.208</text:p>
          </table:table-cell>
          <table:table-cell table:style-name="ce9" office:value-type="float" office:value="332.166687011719" calcext:value-type="float">
            <text:p>332.167</text:p>
          </table:table-cell>
          <table:table-cell table:style-name="ce9" office:value-type="float" office:value="332.250030517578" calcext:value-type="float">
            <text:p>332.250</text:p>
          </table:table-cell>
          <table:table-cell table:style-name="ce7" table:formula="of:=[.D524]-[.C52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9" office:value-type="float" office:value="332.291687011719" calcext:value-type="float">
            <text:p>332.292</text:p>
          </table:table-cell>
          <table:table-cell table:style-name="ce9" office:value-type="float" office:value="332.250030517578" calcext:value-type="float">
            <text:p>332.250</text:p>
          </table:table-cell>
          <table:table-cell table:style-name="ce9" office:value-type="float" office:value="332.333374023438" calcext:value-type="float">
            <text:p>332.333</text:p>
          </table:table-cell>
          <table:table-cell table:style-name="ce7" table:formula="of:=[.D525]-[.C52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9" office:value-type="float" office:value="332.375030517578" calcext:value-type="float">
            <text:p>332.375</text:p>
          </table:table-cell>
          <table:table-cell table:style-name="ce9" office:value-type="float" office:value="332.333374023438" calcext:value-type="float">
            <text:p>332.333</text:p>
          </table:table-cell>
          <table:table-cell table:style-name="ce9" office:value-type="float" office:value="332.416687011719" calcext:value-type="float">
            <text:p>332.417</text:p>
          </table:table-cell>
          <table:table-cell table:style-name="ce7" table:formula="of:=[.D526]-[.C52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9" office:value-type="float" office:value="332.458374023438" calcext:value-type="float">
            <text:p>332.458</text:p>
          </table:table-cell>
          <table:table-cell table:style-name="ce9" office:value-type="float" office:value="332.416687011719" calcext:value-type="float">
            <text:p>332.417</text:p>
          </table:table-cell>
          <table:table-cell table:style-name="ce9" office:value-type="float" office:value="332.500030517578" calcext:value-type="float">
            <text:p>332.500</text:p>
          </table:table-cell>
          <table:table-cell table:style-name="ce7" table:formula="of:=[.D527]-[.C52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9" office:value-type="float" office:value="332.541687011719" calcext:value-type="float">
            <text:p>332.542</text:p>
          </table:table-cell>
          <table:table-cell table:style-name="ce9" office:value-type="float" office:value="332.500030517578" calcext:value-type="float">
            <text:p>332.500</text:p>
          </table:table-cell>
          <table:table-cell table:style-name="ce9" office:value-type="float" office:value="332.583374023438" calcext:value-type="float">
            <text:p>332.583</text:p>
          </table:table-cell>
          <table:table-cell table:style-name="ce7" table:formula="of:=[.D528]-[.C52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9" office:value-type="float" office:value="332.625030517578" calcext:value-type="float">
            <text:p>332.625</text:p>
          </table:table-cell>
          <table:table-cell table:style-name="ce9" office:value-type="float" office:value="332.583374023438" calcext:value-type="float">
            <text:p>332.583</text:p>
          </table:table-cell>
          <table:table-cell table:style-name="ce9" office:value-type="float" office:value="332.666687011719" calcext:value-type="float">
            <text:p>332.667</text:p>
          </table:table-cell>
          <table:table-cell table:style-name="ce7" table:formula="of:=[.D529]-[.C52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9" office:value-type="float" office:value="332.708374023438" calcext:value-type="float">
            <text:p>332.708</text:p>
          </table:table-cell>
          <table:table-cell table:style-name="ce9" office:value-type="float" office:value="332.666687011719" calcext:value-type="float">
            <text:p>332.667</text:p>
          </table:table-cell>
          <table:table-cell table:style-name="ce9" office:value-type="float" office:value="332.750030517578" calcext:value-type="float">
            <text:p>332.750</text:p>
          </table:table-cell>
          <table:table-cell table:style-name="ce7" table:formula="of:=[.D530]-[.C53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9" office:value-type="float" office:value="332.791687011719" calcext:value-type="float">
            <text:p>332.792</text:p>
          </table:table-cell>
          <table:table-cell table:style-name="ce9" office:value-type="float" office:value="332.750030517578" calcext:value-type="float">
            <text:p>332.750</text:p>
          </table:table-cell>
          <table:table-cell table:style-name="ce9" office:value-type="float" office:value="332.833374023438" calcext:value-type="float">
            <text:p>332.833</text:p>
          </table:table-cell>
          <table:table-cell table:style-name="ce7" table:formula="of:=[.D531]-[.C53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9" office:value-type="float" office:value="332.875030517578" calcext:value-type="float">
            <text:p>332.875</text:p>
          </table:table-cell>
          <table:table-cell table:style-name="ce9" office:value-type="float" office:value="332.833374023438" calcext:value-type="float">
            <text:p>332.833</text:p>
          </table:table-cell>
          <table:table-cell table:style-name="ce9" office:value-type="float" office:value="332.916687011719" calcext:value-type="float">
            <text:p>332.917</text:p>
          </table:table-cell>
          <table:table-cell table:style-name="ce7" table:formula="of:=[.D532]-[.C53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9" office:value-type="float" office:value="332.958374023438" calcext:value-type="float">
            <text:p>332.958</text:p>
          </table:table-cell>
          <table:table-cell table:style-name="ce9" office:value-type="float" office:value="332.916687011719" calcext:value-type="float">
            <text:p>332.917</text:p>
          </table:table-cell>
          <table:table-cell table:style-name="ce9" office:value-type="float" office:value="333.000030517578" calcext:value-type="float">
            <text:p>333.000</text:p>
          </table:table-cell>
          <table:table-cell table:style-name="ce7" table:formula="of:=[.D533]-[.C53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9" office:value-type="float" office:value="333.041687011719" calcext:value-type="float">
            <text:p>333.042</text:p>
          </table:table-cell>
          <table:table-cell table:style-name="ce9" office:value-type="float" office:value="333.000030517578" calcext:value-type="float">
            <text:p>333.000</text:p>
          </table:table-cell>
          <table:table-cell table:style-name="ce9" office:value-type="float" office:value="333.083374023438" calcext:value-type="float">
            <text:p>333.083</text:p>
          </table:table-cell>
          <table:table-cell table:style-name="ce7" table:formula="of:=[.D534]-[.C53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9" office:value-type="float" office:value="333.125030517578" calcext:value-type="float">
            <text:p>333.125</text:p>
          </table:table-cell>
          <table:table-cell table:style-name="ce9" office:value-type="float" office:value="333.083374023438" calcext:value-type="float">
            <text:p>333.083</text:p>
          </table:table-cell>
          <table:table-cell table:style-name="ce9" office:value-type="float" office:value="333.166687011719" calcext:value-type="float">
            <text:p>333.167</text:p>
          </table:table-cell>
          <table:table-cell table:style-name="ce7" table:formula="of:=[.D535]-[.C53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9" office:value-type="float" office:value="333.208374023438" calcext:value-type="float">
            <text:p>333.208</text:p>
          </table:table-cell>
          <table:table-cell table:style-name="ce9" office:value-type="float" office:value="333.166687011719" calcext:value-type="float">
            <text:p>333.167</text:p>
          </table:table-cell>
          <table:table-cell table:style-name="ce9" office:value-type="float" office:value="333.250030517578" calcext:value-type="float">
            <text:p>333.250</text:p>
          </table:table-cell>
          <table:table-cell table:style-name="ce7" table:formula="of:=[.D536]-[.C53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9" office:value-type="float" office:value="333.291687011719" calcext:value-type="float">
            <text:p>333.292</text:p>
          </table:table-cell>
          <table:table-cell table:style-name="ce9" office:value-type="float" office:value="333.250030517578" calcext:value-type="float">
            <text:p>333.250</text:p>
          </table:table-cell>
          <table:table-cell table:style-name="ce9" office:value-type="float" office:value="333.333374023438" calcext:value-type="float">
            <text:p>333.333</text:p>
          </table:table-cell>
          <table:table-cell table:style-name="ce7" table:formula="of:=[.D537]-[.C53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9" office:value-type="float" office:value="333.375030517578" calcext:value-type="float">
            <text:p>333.375</text:p>
          </table:table-cell>
          <table:table-cell table:style-name="ce9" office:value-type="float" office:value="333.333374023438" calcext:value-type="float">
            <text:p>333.333</text:p>
          </table:table-cell>
          <table:table-cell table:style-name="ce9" office:value-type="float" office:value="333.416687011719" calcext:value-type="float">
            <text:p>333.417</text:p>
          </table:table-cell>
          <table:table-cell table:style-name="ce7" table:formula="of:=[.D538]-[.C53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9" office:value-type="float" office:value="333.458374023438" calcext:value-type="float">
            <text:p>333.458</text:p>
          </table:table-cell>
          <table:table-cell table:style-name="ce9" office:value-type="float" office:value="333.416687011719" calcext:value-type="float">
            <text:p>333.417</text:p>
          </table:table-cell>
          <table:table-cell table:style-name="ce9" office:value-type="float" office:value="333.500030517578" calcext:value-type="float">
            <text:p>333.500</text:p>
          </table:table-cell>
          <table:table-cell table:style-name="ce7" table:formula="of:=[.D539]-[.C53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9" office:value-type="float" office:value="333.541687011719" calcext:value-type="float">
            <text:p>333.542</text:p>
          </table:table-cell>
          <table:table-cell table:style-name="ce9" office:value-type="float" office:value="333.500030517578" calcext:value-type="float">
            <text:p>333.500</text:p>
          </table:table-cell>
          <table:table-cell table:style-name="ce9" office:value-type="float" office:value="333.583374023438" calcext:value-type="float">
            <text:p>333.583</text:p>
          </table:table-cell>
          <table:table-cell table:style-name="ce7" table:formula="of:=[.D540]-[.C54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9" office:value-type="float" office:value="333.625030517578" calcext:value-type="float">
            <text:p>333.625</text:p>
          </table:table-cell>
          <table:table-cell table:style-name="ce9" office:value-type="float" office:value="333.583374023438" calcext:value-type="float">
            <text:p>333.583</text:p>
          </table:table-cell>
          <table:table-cell table:style-name="ce9" office:value-type="float" office:value="333.666687011719" calcext:value-type="float">
            <text:p>333.667</text:p>
          </table:table-cell>
          <table:table-cell table:style-name="ce7" table:formula="of:=[.D541]-[.C54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9" office:value-type="float" office:value="333.708374023438" calcext:value-type="float">
            <text:p>333.708</text:p>
          </table:table-cell>
          <table:table-cell table:style-name="ce9" office:value-type="float" office:value="333.666687011719" calcext:value-type="float">
            <text:p>333.667</text:p>
          </table:table-cell>
          <table:table-cell table:style-name="ce9" office:value-type="float" office:value="333.750030517578" calcext:value-type="float">
            <text:p>333.750</text:p>
          </table:table-cell>
          <table:table-cell table:style-name="ce7" table:formula="of:=[.D542]-[.C54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9" office:value-type="float" office:value="333.791687011719" calcext:value-type="float">
            <text:p>333.792</text:p>
          </table:table-cell>
          <table:table-cell table:style-name="ce9" office:value-type="float" office:value="333.750030517578" calcext:value-type="float">
            <text:p>333.750</text:p>
          </table:table-cell>
          <table:table-cell table:style-name="ce9" office:value-type="float" office:value="333.833374023438" calcext:value-type="float">
            <text:p>333.833</text:p>
          </table:table-cell>
          <table:table-cell table:style-name="ce7" table:formula="of:=[.D543]-[.C54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9" office:value-type="float" office:value="333.875030517578" calcext:value-type="float">
            <text:p>333.875</text:p>
          </table:table-cell>
          <table:table-cell table:style-name="ce9" office:value-type="float" office:value="333.833374023438" calcext:value-type="float">
            <text:p>333.833</text:p>
          </table:table-cell>
          <table:table-cell table:style-name="ce9" office:value-type="float" office:value="333.916687011719" calcext:value-type="float">
            <text:p>333.917</text:p>
          </table:table-cell>
          <table:table-cell table:style-name="ce7" table:formula="of:=[.D544]-[.C54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9" office:value-type="float" office:value="333.958374023438" calcext:value-type="float">
            <text:p>333.958</text:p>
          </table:table-cell>
          <table:table-cell table:style-name="ce9" office:value-type="float" office:value="333.916687011719" calcext:value-type="float">
            <text:p>333.917</text:p>
          </table:table-cell>
          <table:table-cell table:style-name="ce9" office:value-type="float" office:value="334.000030517578" calcext:value-type="float">
            <text:p>334.000</text:p>
          </table:table-cell>
          <table:table-cell table:style-name="ce7" table:formula="of:=[.D545]-[.C54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9" office:value-type="float" office:value="334.041687011719" calcext:value-type="float">
            <text:p>334.042</text:p>
          </table:table-cell>
          <table:table-cell table:style-name="ce9" office:value-type="float" office:value="334.000030517578" calcext:value-type="float">
            <text:p>334.000</text:p>
          </table:table-cell>
          <table:table-cell table:style-name="ce9" office:value-type="float" office:value="334.083374023438" calcext:value-type="float">
            <text:p>334.083</text:p>
          </table:table-cell>
          <table:table-cell table:style-name="ce7" table:formula="of:=[.D546]-[.C54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9" office:value-type="float" office:value="334.125030517578" calcext:value-type="float">
            <text:p>334.125</text:p>
          </table:table-cell>
          <table:table-cell table:style-name="ce9" office:value-type="float" office:value="334.083374023438" calcext:value-type="float">
            <text:p>334.083</text:p>
          </table:table-cell>
          <table:table-cell table:style-name="ce9" office:value-type="float" office:value="334.166687011719" calcext:value-type="float">
            <text:p>334.167</text:p>
          </table:table-cell>
          <table:table-cell table:style-name="ce7" table:formula="of:=[.D547]-[.C54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9" office:value-type="float" office:value="334.208374023438" calcext:value-type="float">
            <text:p>334.208</text:p>
          </table:table-cell>
          <table:table-cell table:style-name="ce9" office:value-type="float" office:value="334.166687011719" calcext:value-type="float">
            <text:p>334.167</text:p>
          </table:table-cell>
          <table:table-cell table:style-name="ce9" office:value-type="float" office:value="334.250030517578" calcext:value-type="float">
            <text:p>334.250</text:p>
          </table:table-cell>
          <table:table-cell table:style-name="ce7" table:formula="of:=[.D548]-[.C54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9" office:value-type="float" office:value="334.291687011719" calcext:value-type="float">
            <text:p>334.292</text:p>
          </table:table-cell>
          <table:table-cell table:style-name="ce9" office:value-type="float" office:value="334.250030517578" calcext:value-type="float">
            <text:p>334.250</text:p>
          </table:table-cell>
          <table:table-cell table:style-name="ce9" office:value-type="float" office:value="334.333374023438" calcext:value-type="float">
            <text:p>334.333</text:p>
          </table:table-cell>
          <table:table-cell table:style-name="ce7" table:formula="of:=[.D549]-[.C54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9" office:value-type="float" office:value="334.375030517578" calcext:value-type="float">
            <text:p>334.375</text:p>
          </table:table-cell>
          <table:table-cell table:style-name="ce9" office:value-type="float" office:value="334.333374023438" calcext:value-type="float">
            <text:p>334.333</text:p>
          </table:table-cell>
          <table:table-cell table:style-name="ce9" office:value-type="float" office:value="334.416687011719" calcext:value-type="float">
            <text:p>334.417</text:p>
          </table:table-cell>
          <table:table-cell table:style-name="ce7" table:formula="of:=[.D550]-[.C55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9" office:value-type="float" office:value="334.458374023438" calcext:value-type="float">
            <text:p>334.458</text:p>
          </table:table-cell>
          <table:table-cell table:style-name="ce9" office:value-type="float" office:value="334.416687011719" calcext:value-type="float">
            <text:p>334.417</text:p>
          </table:table-cell>
          <table:table-cell table:style-name="ce9" office:value-type="float" office:value="334.500030517578" calcext:value-type="float">
            <text:p>334.500</text:p>
          </table:table-cell>
          <table:table-cell table:style-name="ce7" table:formula="of:=[.D551]-[.C55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9" office:value-type="float" office:value="334.541687011719" calcext:value-type="float">
            <text:p>334.542</text:p>
          </table:table-cell>
          <table:table-cell table:style-name="ce9" office:value-type="float" office:value="334.500030517578" calcext:value-type="float">
            <text:p>334.500</text:p>
          </table:table-cell>
          <table:table-cell table:style-name="ce9" office:value-type="float" office:value="334.583374023438" calcext:value-type="float">
            <text:p>334.583</text:p>
          </table:table-cell>
          <table:table-cell table:style-name="ce7" table:formula="of:=[.D552]-[.C55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9" office:value-type="float" office:value="334.625030517578" calcext:value-type="float">
            <text:p>334.625</text:p>
          </table:table-cell>
          <table:table-cell table:style-name="ce9" office:value-type="float" office:value="334.583374023438" calcext:value-type="float">
            <text:p>334.583</text:p>
          </table:table-cell>
          <table:table-cell table:style-name="ce9" office:value-type="float" office:value="334.666687011719" calcext:value-type="float">
            <text:p>334.667</text:p>
          </table:table-cell>
          <table:table-cell table:style-name="ce7" table:formula="of:=[.D553]-[.C55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9" office:value-type="float" office:value="334.708374023438" calcext:value-type="float">
            <text:p>334.708</text:p>
          </table:table-cell>
          <table:table-cell table:style-name="ce9" office:value-type="float" office:value="334.666687011719" calcext:value-type="float">
            <text:p>334.667</text:p>
          </table:table-cell>
          <table:table-cell table:style-name="ce9" office:value-type="float" office:value="334.750030517578" calcext:value-type="float">
            <text:p>334.750</text:p>
          </table:table-cell>
          <table:table-cell table:style-name="ce7" table:formula="of:=[.D554]-[.C55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9" office:value-type="float" office:value="334.791687011719" calcext:value-type="float">
            <text:p>334.792</text:p>
          </table:table-cell>
          <table:table-cell table:style-name="ce9" office:value-type="float" office:value="334.750030517578" calcext:value-type="float">
            <text:p>334.750</text:p>
          </table:table-cell>
          <table:table-cell table:style-name="ce9" office:value-type="float" office:value="334.833374023438" calcext:value-type="float">
            <text:p>334.833</text:p>
          </table:table-cell>
          <table:table-cell table:style-name="ce7" table:formula="of:=[.D555]-[.C55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9" office:value-type="float" office:value="334.875030517578" calcext:value-type="float">
            <text:p>334.875</text:p>
          </table:table-cell>
          <table:table-cell table:style-name="ce9" office:value-type="float" office:value="334.833374023438" calcext:value-type="float">
            <text:p>334.833</text:p>
          </table:table-cell>
          <table:table-cell table:style-name="ce9" office:value-type="float" office:value="334.916687011719" calcext:value-type="float">
            <text:p>334.917</text:p>
          </table:table-cell>
          <table:table-cell table:style-name="ce7" table:formula="of:=[.D556]-[.C55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9" office:value-type="float" office:value="334.958374023438" calcext:value-type="float">
            <text:p>334.958</text:p>
          </table:table-cell>
          <table:table-cell table:style-name="ce9" office:value-type="float" office:value="334.916687011719" calcext:value-type="float">
            <text:p>334.917</text:p>
          </table:table-cell>
          <table:table-cell table:style-name="ce9" office:value-type="float" office:value="335.000030517578" calcext:value-type="float">
            <text:p>335.000</text:p>
          </table:table-cell>
          <table:table-cell table:style-name="ce7" table:formula="of:=[.D557]-[.C55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9" office:value-type="float" office:value="335.041687011719" calcext:value-type="float">
            <text:p>335.042</text:p>
          </table:table-cell>
          <table:table-cell table:style-name="ce9" office:value-type="float" office:value="335.000030517578" calcext:value-type="float">
            <text:p>335.000</text:p>
          </table:table-cell>
          <table:table-cell table:style-name="ce9" office:value-type="float" office:value="335.083374023438" calcext:value-type="float">
            <text:p>335.083</text:p>
          </table:table-cell>
          <table:table-cell table:style-name="ce7" table:formula="of:=[.D558]-[.C55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9" office:value-type="float" office:value="335.125030517578" calcext:value-type="float">
            <text:p>335.125</text:p>
          </table:table-cell>
          <table:table-cell table:style-name="ce9" office:value-type="float" office:value="335.083374023438" calcext:value-type="float">
            <text:p>335.083</text:p>
          </table:table-cell>
          <table:table-cell table:style-name="ce9" office:value-type="float" office:value="335.166687011719" calcext:value-type="float">
            <text:p>335.167</text:p>
          </table:table-cell>
          <table:table-cell table:style-name="ce7" table:formula="of:=[.D559]-[.C55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9" office:value-type="float" office:value="335.208374023438" calcext:value-type="float">
            <text:p>335.208</text:p>
          </table:table-cell>
          <table:table-cell table:style-name="ce9" office:value-type="float" office:value="335.166687011719" calcext:value-type="float">
            <text:p>335.167</text:p>
          </table:table-cell>
          <table:table-cell table:style-name="ce9" office:value-type="float" office:value="335.250030517578" calcext:value-type="float">
            <text:p>335.250</text:p>
          </table:table-cell>
          <table:table-cell table:style-name="ce7" table:formula="of:=[.D560]-[.C56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9" office:value-type="float" office:value="335.291687011719" calcext:value-type="float">
            <text:p>335.292</text:p>
          </table:table-cell>
          <table:table-cell table:style-name="ce9" office:value-type="float" office:value="335.250030517578" calcext:value-type="float">
            <text:p>335.250</text:p>
          </table:table-cell>
          <table:table-cell table:style-name="ce9" office:value-type="float" office:value="335.333374023438" calcext:value-type="float">
            <text:p>335.333</text:p>
          </table:table-cell>
          <table:table-cell table:style-name="ce7" table:formula="of:=[.D561]-[.C56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9" office:value-type="float" office:value="335.375030517578" calcext:value-type="float">
            <text:p>335.375</text:p>
          </table:table-cell>
          <table:table-cell table:style-name="ce9" office:value-type="float" office:value="335.333374023438" calcext:value-type="float">
            <text:p>335.333</text:p>
          </table:table-cell>
          <table:table-cell table:style-name="ce9" office:value-type="float" office:value="335.416687011719" calcext:value-type="float">
            <text:p>335.417</text:p>
          </table:table-cell>
          <table:table-cell table:style-name="ce7" table:formula="of:=[.D562]-[.C56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9" office:value-type="float" office:value="335.458374023438" calcext:value-type="float">
            <text:p>335.458</text:p>
          </table:table-cell>
          <table:table-cell table:style-name="ce9" office:value-type="float" office:value="335.416687011719" calcext:value-type="float">
            <text:p>335.417</text:p>
          </table:table-cell>
          <table:table-cell table:style-name="ce9" office:value-type="float" office:value="335.500030517578" calcext:value-type="float">
            <text:p>335.500</text:p>
          </table:table-cell>
          <table:table-cell table:style-name="ce7" table:formula="of:=[.D563]-[.C56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9" office:value-type="float" office:value="335.541687011719" calcext:value-type="float">
            <text:p>335.542</text:p>
          </table:table-cell>
          <table:table-cell table:style-name="ce9" office:value-type="float" office:value="335.500030517578" calcext:value-type="float">
            <text:p>335.500</text:p>
          </table:table-cell>
          <table:table-cell table:style-name="ce9" office:value-type="float" office:value="335.583374023438" calcext:value-type="float">
            <text:p>335.583</text:p>
          </table:table-cell>
          <table:table-cell table:style-name="ce7" table:formula="of:=[.D564]-[.C56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9" office:value-type="float" office:value="335.625030517578" calcext:value-type="float">
            <text:p>335.625</text:p>
          </table:table-cell>
          <table:table-cell table:style-name="ce9" office:value-type="float" office:value="335.583374023438" calcext:value-type="float">
            <text:p>335.583</text:p>
          </table:table-cell>
          <table:table-cell table:style-name="ce9" office:value-type="float" office:value="335.666687011719" calcext:value-type="float">
            <text:p>335.667</text:p>
          </table:table-cell>
          <table:table-cell table:style-name="ce7" table:formula="of:=[.D565]-[.C56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9" office:value-type="float" office:value="335.708374023438" calcext:value-type="float">
            <text:p>335.708</text:p>
          </table:table-cell>
          <table:table-cell table:style-name="ce9" office:value-type="float" office:value="335.666687011719" calcext:value-type="float">
            <text:p>335.667</text:p>
          </table:table-cell>
          <table:table-cell table:style-name="ce9" office:value-type="float" office:value="335.750030517578" calcext:value-type="float">
            <text:p>335.750</text:p>
          </table:table-cell>
          <table:table-cell table:style-name="ce7" table:formula="of:=[.D566]-[.C56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9" office:value-type="float" office:value="335.791687011719" calcext:value-type="float">
            <text:p>335.792</text:p>
          </table:table-cell>
          <table:table-cell table:style-name="ce9" office:value-type="float" office:value="335.750030517578" calcext:value-type="float">
            <text:p>335.750</text:p>
          </table:table-cell>
          <table:table-cell table:style-name="ce9" office:value-type="float" office:value="335.833374023438" calcext:value-type="float">
            <text:p>335.833</text:p>
          </table:table-cell>
          <table:table-cell table:style-name="ce7" table:formula="of:=[.D567]-[.C56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9" office:value-type="float" office:value="335.875030517578" calcext:value-type="float">
            <text:p>335.875</text:p>
          </table:table-cell>
          <table:table-cell table:style-name="ce9" office:value-type="float" office:value="335.833374023438" calcext:value-type="float">
            <text:p>335.833</text:p>
          </table:table-cell>
          <table:table-cell table:style-name="ce9" office:value-type="float" office:value="335.916687011719" calcext:value-type="float">
            <text:p>335.917</text:p>
          </table:table-cell>
          <table:table-cell table:style-name="ce7" table:formula="of:=[.D568]-[.C56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9" office:value-type="float" office:value="335.958374023438" calcext:value-type="float">
            <text:p>335.958</text:p>
          </table:table-cell>
          <table:table-cell table:style-name="ce9" office:value-type="float" office:value="335.916687011719" calcext:value-type="float">
            <text:p>335.917</text:p>
          </table:table-cell>
          <table:table-cell table:style-name="ce9" office:value-type="float" office:value="336.000030517578" calcext:value-type="float">
            <text:p>336.000</text:p>
          </table:table-cell>
          <table:table-cell table:style-name="ce7" table:formula="of:=[.D569]-[.C56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9" office:value-type="float" office:value="336.041687011719" calcext:value-type="float">
            <text:p>336.042</text:p>
          </table:table-cell>
          <table:table-cell table:style-name="ce9" office:value-type="float" office:value="336.000030517578" calcext:value-type="float">
            <text:p>336.000</text:p>
          </table:table-cell>
          <table:table-cell table:style-name="ce9" office:value-type="float" office:value="336.083374023438" calcext:value-type="float">
            <text:p>336.083</text:p>
          </table:table-cell>
          <table:table-cell table:style-name="ce7" table:formula="of:=[.D570]-[.C57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9" office:value-type="float" office:value="336.125030517578" calcext:value-type="float">
            <text:p>336.125</text:p>
          </table:table-cell>
          <table:table-cell table:style-name="ce9" office:value-type="float" office:value="336.083374023438" calcext:value-type="float">
            <text:p>336.083</text:p>
          </table:table-cell>
          <table:table-cell table:style-name="ce9" office:value-type="float" office:value="336.166687011719" calcext:value-type="float">
            <text:p>336.167</text:p>
          </table:table-cell>
          <table:table-cell table:style-name="ce7" table:formula="of:=[.D571]-[.C57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9" office:value-type="float" office:value="336.208374023438" calcext:value-type="float">
            <text:p>336.208</text:p>
          </table:table-cell>
          <table:table-cell table:style-name="ce9" office:value-type="float" office:value="336.166687011719" calcext:value-type="float">
            <text:p>336.167</text:p>
          </table:table-cell>
          <table:table-cell table:style-name="ce9" office:value-type="float" office:value="336.250030517578" calcext:value-type="float">
            <text:p>336.250</text:p>
          </table:table-cell>
          <table:table-cell table:style-name="ce7" table:formula="of:=[.D572]-[.C57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9" office:value-type="float" office:value="336.291687011719" calcext:value-type="float">
            <text:p>336.292</text:p>
          </table:table-cell>
          <table:table-cell table:style-name="ce9" office:value-type="float" office:value="336.250030517578" calcext:value-type="float">
            <text:p>336.250</text:p>
          </table:table-cell>
          <table:table-cell table:style-name="ce9" office:value-type="float" office:value="336.333374023438" calcext:value-type="float">
            <text:p>336.333</text:p>
          </table:table-cell>
          <table:table-cell table:style-name="ce7" table:formula="of:=[.D573]-[.C57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9" office:value-type="float" office:value="336.375030517578" calcext:value-type="float">
            <text:p>336.375</text:p>
          </table:table-cell>
          <table:table-cell table:style-name="ce9" office:value-type="float" office:value="336.333374023438" calcext:value-type="float">
            <text:p>336.333</text:p>
          </table:table-cell>
          <table:table-cell table:style-name="ce9" office:value-type="float" office:value="336.416687011719" calcext:value-type="float">
            <text:p>336.417</text:p>
          </table:table-cell>
          <table:table-cell table:style-name="ce7" table:formula="of:=[.D574]-[.C57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9" office:value-type="float" office:value="336.458374023438" calcext:value-type="float">
            <text:p>336.458</text:p>
          </table:table-cell>
          <table:table-cell table:style-name="ce9" office:value-type="float" office:value="336.416687011719" calcext:value-type="float">
            <text:p>336.417</text:p>
          </table:table-cell>
          <table:table-cell table:style-name="ce9" office:value-type="float" office:value="336.500030517578" calcext:value-type="float">
            <text:p>336.500</text:p>
          </table:table-cell>
          <table:table-cell table:style-name="ce7" table:formula="of:=[.D575]-[.C57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9" office:value-type="float" office:value="336.541687011719" calcext:value-type="float">
            <text:p>336.542</text:p>
          </table:table-cell>
          <table:table-cell table:style-name="ce9" office:value-type="float" office:value="336.500030517578" calcext:value-type="float">
            <text:p>336.500</text:p>
          </table:table-cell>
          <table:table-cell table:style-name="ce9" office:value-type="float" office:value="336.583374023438" calcext:value-type="float">
            <text:p>336.583</text:p>
          </table:table-cell>
          <table:table-cell table:style-name="ce7" table:formula="of:=[.D576]-[.C57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9" office:value-type="float" office:value="336.625030517578" calcext:value-type="float">
            <text:p>336.625</text:p>
          </table:table-cell>
          <table:table-cell table:style-name="ce9" office:value-type="float" office:value="336.583374023438" calcext:value-type="float">
            <text:p>336.583</text:p>
          </table:table-cell>
          <table:table-cell table:style-name="ce9" office:value-type="float" office:value="336.666687011719" calcext:value-type="float">
            <text:p>336.667</text:p>
          </table:table-cell>
          <table:table-cell table:style-name="ce7" table:formula="of:=[.D577]-[.C57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9" office:value-type="float" office:value="336.708374023438" calcext:value-type="float">
            <text:p>336.708</text:p>
          </table:table-cell>
          <table:table-cell table:style-name="ce9" office:value-type="float" office:value="336.666687011719" calcext:value-type="float">
            <text:p>336.667</text:p>
          </table:table-cell>
          <table:table-cell table:style-name="ce9" office:value-type="float" office:value="336.750030517578" calcext:value-type="float">
            <text:p>336.750</text:p>
          </table:table-cell>
          <table:table-cell table:style-name="ce7" table:formula="of:=[.D578]-[.C57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9" office:value-type="float" office:value="336.791687011719" calcext:value-type="float">
            <text:p>336.792</text:p>
          </table:table-cell>
          <table:table-cell table:style-name="ce9" office:value-type="float" office:value="336.750030517578" calcext:value-type="float">
            <text:p>336.750</text:p>
          </table:table-cell>
          <table:table-cell table:style-name="ce9" office:value-type="float" office:value="336.833374023438" calcext:value-type="float">
            <text:p>336.833</text:p>
          </table:table-cell>
          <table:table-cell table:style-name="ce7" table:formula="of:=[.D579]-[.C57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9" office:value-type="float" office:value="336.875030517578" calcext:value-type="float">
            <text:p>336.875</text:p>
          </table:table-cell>
          <table:table-cell table:style-name="ce9" office:value-type="float" office:value="336.833374023438" calcext:value-type="float">
            <text:p>336.833</text:p>
          </table:table-cell>
          <table:table-cell table:style-name="ce9" office:value-type="float" office:value="336.916687011719" calcext:value-type="float">
            <text:p>336.917</text:p>
          </table:table-cell>
          <table:table-cell table:style-name="ce7" table:formula="of:=[.D580]-[.C58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9" office:value-type="float" office:value="336.958374023438" calcext:value-type="float">
            <text:p>336.958</text:p>
          </table:table-cell>
          <table:table-cell table:style-name="ce9" office:value-type="float" office:value="336.916687011719" calcext:value-type="float">
            <text:p>336.917</text:p>
          </table:table-cell>
          <table:table-cell table:style-name="ce9" office:value-type="float" office:value="337.000030517578" calcext:value-type="float">
            <text:p>337.000</text:p>
          </table:table-cell>
          <table:table-cell table:style-name="ce7" table:formula="of:=[.D581]-[.C58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9" office:value-type="float" office:value="337.041687011719" calcext:value-type="float">
            <text:p>337.042</text:p>
          </table:table-cell>
          <table:table-cell table:style-name="ce9" office:value-type="float" office:value="337.000030517578" calcext:value-type="float">
            <text:p>337.000</text:p>
          </table:table-cell>
          <table:table-cell table:style-name="ce9" office:value-type="float" office:value="337.083374023438" calcext:value-type="float">
            <text:p>337.083</text:p>
          </table:table-cell>
          <table:table-cell table:style-name="ce7" table:formula="of:=[.D582]-[.C58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9" office:value-type="float" office:value="337.125030517578" calcext:value-type="float">
            <text:p>337.125</text:p>
          </table:table-cell>
          <table:table-cell table:style-name="ce9" office:value-type="float" office:value="337.083374023438" calcext:value-type="float">
            <text:p>337.083</text:p>
          </table:table-cell>
          <table:table-cell table:style-name="ce9" office:value-type="float" office:value="337.166687011719" calcext:value-type="float">
            <text:p>337.167</text:p>
          </table:table-cell>
          <table:table-cell table:style-name="ce7" table:formula="of:=[.D583]-[.C58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9" office:value-type="float" office:value="337.208374023438" calcext:value-type="float">
            <text:p>337.208</text:p>
          </table:table-cell>
          <table:table-cell table:style-name="ce9" office:value-type="float" office:value="337.166687011719" calcext:value-type="float">
            <text:p>337.167</text:p>
          </table:table-cell>
          <table:table-cell table:style-name="ce9" office:value-type="float" office:value="337.250030517578" calcext:value-type="float">
            <text:p>337.250</text:p>
          </table:table-cell>
          <table:table-cell table:style-name="ce7" table:formula="of:=[.D584]-[.C58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9" office:value-type="float" office:value="337.291687011719" calcext:value-type="float">
            <text:p>337.292</text:p>
          </table:table-cell>
          <table:table-cell table:style-name="ce9" office:value-type="float" office:value="337.250030517578" calcext:value-type="float">
            <text:p>337.250</text:p>
          </table:table-cell>
          <table:table-cell table:style-name="ce9" office:value-type="float" office:value="337.333374023438" calcext:value-type="float">
            <text:p>337.333</text:p>
          </table:table-cell>
          <table:table-cell table:style-name="ce7" table:formula="of:=[.D585]-[.C58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9" office:value-type="float" office:value="337.375030517578" calcext:value-type="float">
            <text:p>337.375</text:p>
          </table:table-cell>
          <table:table-cell table:style-name="ce9" office:value-type="float" office:value="337.333374023438" calcext:value-type="float">
            <text:p>337.333</text:p>
          </table:table-cell>
          <table:table-cell table:style-name="ce9" office:value-type="float" office:value="337.416687011719" calcext:value-type="float">
            <text:p>337.417</text:p>
          </table:table-cell>
          <table:table-cell table:style-name="ce7" table:formula="of:=[.D586]-[.C58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9" office:value-type="float" office:value="337.458374023438" calcext:value-type="float">
            <text:p>337.458</text:p>
          </table:table-cell>
          <table:table-cell table:style-name="ce9" office:value-type="float" office:value="337.416687011719" calcext:value-type="float">
            <text:p>337.417</text:p>
          </table:table-cell>
          <table:table-cell table:style-name="ce9" office:value-type="float" office:value="337.500030517578" calcext:value-type="float">
            <text:p>337.500</text:p>
          </table:table-cell>
          <table:table-cell table:style-name="ce7" table:formula="of:=[.D587]-[.C58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9" office:value-type="float" office:value="337.541687011719" calcext:value-type="float">
            <text:p>337.542</text:p>
          </table:table-cell>
          <table:table-cell table:style-name="ce9" office:value-type="float" office:value="337.500030517578" calcext:value-type="float">
            <text:p>337.500</text:p>
          </table:table-cell>
          <table:table-cell table:style-name="ce9" office:value-type="float" office:value="337.583374023438" calcext:value-type="float">
            <text:p>337.583</text:p>
          </table:table-cell>
          <table:table-cell table:style-name="ce7" table:formula="of:=[.D588]-[.C58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9" office:value-type="float" office:value="337.625030517578" calcext:value-type="float">
            <text:p>337.625</text:p>
          </table:table-cell>
          <table:table-cell table:style-name="ce9" office:value-type="float" office:value="337.583374023438" calcext:value-type="float">
            <text:p>337.583</text:p>
          </table:table-cell>
          <table:table-cell table:style-name="ce9" office:value-type="float" office:value="337.666687011719" calcext:value-type="float">
            <text:p>337.667</text:p>
          </table:table-cell>
          <table:table-cell table:style-name="ce7" table:formula="of:=[.D589]-[.C58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9" office:value-type="float" office:value="337.708374023438" calcext:value-type="float">
            <text:p>337.708</text:p>
          </table:table-cell>
          <table:table-cell table:style-name="ce9" office:value-type="float" office:value="337.666687011719" calcext:value-type="float">
            <text:p>337.667</text:p>
          </table:table-cell>
          <table:table-cell table:style-name="ce9" office:value-type="float" office:value="337.750030517578" calcext:value-type="float">
            <text:p>337.750</text:p>
          </table:table-cell>
          <table:table-cell table:style-name="ce7" table:formula="of:=[.D590]-[.C59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9" office:value-type="float" office:value="337.791687011719" calcext:value-type="float">
            <text:p>337.792</text:p>
          </table:table-cell>
          <table:table-cell table:style-name="ce9" office:value-type="float" office:value="337.750030517578" calcext:value-type="float">
            <text:p>337.750</text:p>
          </table:table-cell>
          <table:table-cell table:style-name="ce9" office:value-type="float" office:value="337.833374023438" calcext:value-type="float">
            <text:p>337.833</text:p>
          </table:table-cell>
          <table:table-cell table:style-name="ce7" table:formula="of:=[.D591]-[.C59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9" office:value-type="float" office:value="337.875030517578" calcext:value-type="float">
            <text:p>337.875</text:p>
          </table:table-cell>
          <table:table-cell table:style-name="ce9" office:value-type="float" office:value="337.833374023438" calcext:value-type="float">
            <text:p>337.833</text:p>
          </table:table-cell>
          <table:table-cell table:style-name="ce9" office:value-type="float" office:value="337.916687011719" calcext:value-type="float">
            <text:p>337.917</text:p>
          </table:table-cell>
          <table:table-cell table:style-name="ce7" table:formula="of:=[.D592]-[.C59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9" office:value-type="float" office:value="337.958374023438" calcext:value-type="float">
            <text:p>337.958</text:p>
          </table:table-cell>
          <table:table-cell table:style-name="ce9" office:value-type="float" office:value="337.916687011719" calcext:value-type="float">
            <text:p>337.917</text:p>
          </table:table-cell>
          <table:table-cell table:style-name="ce9" office:value-type="float" office:value="338.000030517578" calcext:value-type="float">
            <text:p>338.000</text:p>
          </table:table-cell>
          <table:table-cell table:style-name="ce7" table:formula="of:=[.D593]-[.C59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table:style-name="ce9" office:value-type="float" office:value="338.041687011719" calcext:value-type="float">
            <text:p>338.042</text:p>
          </table:table-cell>
          <table:table-cell table:style-name="ce9" office:value-type="float" office:value="338.000030517578" calcext:value-type="float">
            <text:p>338.000</text:p>
          </table:table-cell>
          <table:table-cell table:style-name="ce9" office:value-type="float" office:value="338.083374023438" calcext:value-type="float">
            <text:p>338.083</text:p>
          </table:table-cell>
          <table:table-cell table:style-name="ce7" table:formula="of:=[.D594]-[.C59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9" office:value-type="float" office:value="338.125030517578" calcext:value-type="float">
            <text:p>338.125</text:p>
          </table:table-cell>
          <table:table-cell table:style-name="ce9" office:value-type="float" office:value="338.083374023438" calcext:value-type="float">
            <text:p>338.083</text:p>
          </table:table-cell>
          <table:table-cell table:style-name="ce9" office:value-type="float" office:value="338.166687011719" calcext:value-type="float">
            <text:p>338.167</text:p>
          </table:table-cell>
          <table:table-cell table:style-name="ce7" table:formula="of:=[.D595]-[.C59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9" office:value-type="float" office:value="338.208374023438" calcext:value-type="float">
            <text:p>338.208</text:p>
          </table:table-cell>
          <table:table-cell table:style-name="ce9" office:value-type="float" office:value="338.166687011719" calcext:value-type="float">
            <text:p>338.167</text:p>
          </table:table-cell>
          <table:table-cell table:style-name="ce9" office:value-type="float" office:value="338.250030517578" calcext:value-type="float">
            <text:p>338.250</text:p>
          </table:table-cell>
          <table:table-cell table:style-name="ce7" table:formula="of:=[.D596]-[.C59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9" office:value-type="float" office:value="338.291687011719" calcext:value-type="float">
            <text:p>338.292</text:p>
          </table:table-cell>
          <table:table-cell table:style-name="ce9" office:value-type="float" office:value="338.250030517578" calcext:value-type="float">
            <text:p>338.250</text:p>
          </table:table-cell>
          <table:table-cell table:style-name="ce9" office:value-type="float" office:value="338.333374023438" calcext:value-type="float">
            <text:p>338.333</text:p>
          </table:table-cell>
          <table:table-cell table:style-name="ce7" table:formula="of:=[.D597]-[.C59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table:style-name="ce9" office:value-type="float" office:value="338.375030517578" calcext:value-type="float">
            <text:p>338.375</text:p>
          </table:table-cell>
          <table:table-cell table:style-name="ce9" office:value-type="float" office:value="338.333374023438" calcext:value-type="float">
            <text:p>338.333</text:p>
          </table:table-cell>
          <table:table-cell table:style-name="ce9" office:value-type="float" office:value="338.416687011719" calcext:value-type="float">
            <text:p>338.417</text:p>
          </table:table-cell>
          <table:table-cell table:style-name="ce7" table:formula="of:=[.D598]-[.C59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9" office:value-type="float" office:value="338.458374023438" calcext:value-type="float">
            <text:p>338.458</text:p>
          </table:table-cell>
          <table:table-cell table:style-name="ce9" office:value-type="float" office:value="338.416687011719" calcext:value-type="float">
            <text:p>338.417</text:p>
          </table:table-cell>
          <table:table-cell table:style-name="ce9" office:value-type="float" office:value="338.500030517578" calcext:value-type="float">
            <text:p>338.500</text:p>
          </table:table-cell>
          <table:table-cell table:style-name="ce7" table:formula="of:=[.D599]-[.C59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9" office:value-type="float" office:value="338.541687011719" calcext:value-type="float">
            <text:p>338.542</text:p>
          </table:table-cell>
          <table:table-cell table:style-name="ce9" office:value-type="float" office:value="338.500030517578" calcext:value-type="float">
            <text:p>338.500</text:p>
          </table:table-cell>
          <table:table-cell table:style-name="ce9" office:value-type="float" office:value="338.583374023438" calcext:value-type="float">
            <text:p>338.583</text:p>
          </table:table-cell>
          <table:table-cell table:style-name="ce7" table:formula="of:=[.D600]-[.C60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9" office:value-type="float" office:value="338.625030517578" calcext:value-type="float">
            <text:p>338.625</text:p>
          </table:table-cell>
          <table:table-cell table:style-name="ce9" office:value-type="float" office:value="338.583374023438" calcext:value-type="float">
            <text:p>338.583</text:p>
          </table:table-cell>
          <table:table-cell table:style-name="ce9" office:value-type="float" office:value="338.666687011719" calcext:value-type="float">
            <text:p>338.667</text:p>
          </table:table-cell>
          <table:table-cell table:style-name="ce7" table:formula="of:=[.D601]-[.C60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9" office:value-type="float" office:value="338.708374023438" calcext:value-type="float">
            <text:p>338.708</text:p>
          </table:table-cell>
          <table:table-cell table:style-name="ce9" office:value-type="float" office:value="338.666687011719" calcext:value-type="float">
            <text:p>338.667</text:p>
          </table:table-cell>
          <table:table-cell table:style-name="ce9" office:value-type="float" office:value="338.750030517578" calcext:value-type="float">
            <text:p>338.750</text:p>
          </table:table-cell>
          <table:table-cell table:style-name="ce7" table:formula="of:=[.D602]-[.C60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9" office:value-type="float" office:value="338.791687011719" calcext:value-type="float">
            <text:p>338.792</text:p>
          </table:table-cell>
          <table:table-cell table:style-name="ce9" office:value-type="float" office:value="338.750030517578" calcext:value-type="float">
            <text:p>338.750</text:p>
          </table:table-cell>
          <table:table-cell table:style-name="ce9" office:value-type="float" office:value="338.833374023438" calcext:value-type="float">
            <text:p>338.833</text:p>
          </table:table-cell>
          <table:table-cell table:style-name="ce7" table:formula="of:=[.D603]-[.C60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9" office:value-type="float" office:value="338.875030517578" calcext:value-type="float">
            <text:p>338.875</text:p>
          </table:table-cell>
          <table:table-cell table:style-name="ce9" office:value-type="float" office:value="338.833374023438" calcext:value-type="float">
            <text:p>338.833</text:p>
          </table:table-cell>
          <table:table-cell table:style-name="ce9" office:value-type="float" office:value="338.916687011719" calcext:value-type="float">
            <text:p>338.917</text:p>
          </table:table-cell>
          <table:table-cell table:style-name="ce7" table:formula="of:=[.D604]-[.C60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9" office:value-type="float" office:value="338.958374023438" calcext:value-type="float">
            <text:p>338.958</text:p>
          </table:table-cell>
          <table:table-cell table:style-name="ce9" office:value-type="float" office:value="338.916687011719" calcext:value-type="float">
            <text:p>338.917</text:p>
          </table:table-cell>
          <table:table-cell table:style-name="ce9" office:value-type="float" office:value="339.000030517578" calcext:value-type="float">
            <text:p>339.000</text:p>
          </table:table-cell>
          <table:table-cell table:style-name="ce7" table:formula="of:=[.D605]-[.C60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9" office:value-type="float" office:value="339.041687011719" calcext:value-type="float">
            <text:p>339.042</text:p>
          </table:table-cell>
          <table:table-cell table:style-name="ce9" office:value-type="float" office:value="339.000030517578" calcext:value-type="float">
            <text:p>339.000</text:p>
          </table:table-cell>
          <table:table-cell table:style-name="ce9" office:value-type="float" office:value="339.083374023438" calcext:value-type="float">
            <text:p>339.083</text:p>
          </table:table-cell>
          <table:table-cell table:style-name="ce7" table:formula="of:=[.D606]-[.C60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9" office:value-type="float" office:value="339.125030517578" calcext:value-type="float">
            <text:p>339.125</text:p>
          </table:table-cell>
          <table:table-cell table:style-name="ce9" office:value-type="float" office:value="339.083374023438" calcext:value-type="float">
            <text:p>339.083</text:p>
          </table:table-cell>
          <table:table-cell table:style-name="ce9" office:value-type="float" office:value="339.166687011719" calcext:value-type="float">
            <text:p>339.167</text:p>
          </table:table-cell>
          <table:table-cell table:style-name="ce7" table:formula="of:=[.D607]-[.C60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table:style-name="ce9" office:value-type="float" office:value="339.208374023438" calcext:value-type="float">
            <text:p>339.208</text:p>
          </table:table-cell>
          <table:table-cell table:style-name="ce9" office:value-type="float" office:value="339.166687011719" calcext:value-type="float">
            <text:p>339.167</text:p>
          </table:table-cell>
          <table:table-cell table:style-name="ce9" office:value-type="float" office:value="339.250030517578" calcext:value-type="float">
            <text:p>339.250</text:p>
          </table:table-cell>
          <table:table-cell table:style-name="ce7" table:formula="of:=[.D608]-[.C60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9" office:value-type="float" office:value="339.291687011719" calcext:value-type="float">
            <text:p>339.292</text:p>
          </table:table-cell>
          <table:table-cell table:style-name="ce9" office:value-type="float" office:value="339.250030517578" calcext:value-type="float">
            <text:p>339.250</text:p>
          </table:table-cell>
          <table:table-cell table:style-name="ce9" office:value-type="float" office:value="339.333374023438" calcext:value-type="float">
            <text:p>339.333</text:p>
          </table:table-cell>
          <table:table-cell table:style-name="ce7" table:formula="of:=[.D609]-[.C60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9" office:value-type="float" office:value="339.375030517578" calcext:value-type="float">
            <text:p>339.375</text:p>
          </table:table-cell>
          <table:table-cell table:style-name="ce9" office:value-type="float" office:value="339.333374023438" calcext:value-type="float">
            <text:p>339.333</text:p>
          </table:table-cell>
          <table:table-cell table:style-name="ce9" office:value-type="float" office:value="339.416687011719" calcext:value-type="float">
            <text:p>339.417</text:p>
          </table:table-cell>
          <table:table-cell table:style-name="ce7" table:formula="of:=[.D610]-[.C61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9" office:value-type="float" office:value="339.458374023438" calcext:value-type="float">
            <text:p>339.458</text:p>
          </table:table-cell>
          <table:table-cell table:style-name="ce9" office:value-type="float" office:value="339.416687011719" calcext:value-type="float">
            <text:p>339.417</text:p>
          </table:table-cell>
          <table:table-cell table:style-name="ce9" office:value-type="float" office:value="339.500030517578" calcext:value-type="float">
            <text:p>339.500</text:p>
          </table:table-cell>
          <table:table-cell table:style-name="ce7" table:formula="of:=[.D611]-[.C61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9" office:value-type="float" office:value="339.541687011719" calcext:value-type="float">
            <text:p>339.542</text:p>
          </table:table-cell>
          <table:table-cell table:style-name="ce9" office:value-type="float" office:value="339.500030517578" calcext:value-type="float">
            <text:p>339.500</text:p>
          </table:table-cell>
          <table:table-cell table:style-name="ce9" office:value-type="float" office:value="339.583374023438" calcext:value-type="float">
            <text:p>339.583</text:p>
          </table:table-cell>
          <table:table-cell table:style-name="ce7" table:formula="of:=[.D612]-[.C61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table:style-name="ce9" office:value-type="float" office:value="339.625030517578" calcext:value-type="float">
            <text:p>339.625</text:p>
          </table:table-cell>
          <table:table-cell table:style-name="ce9" office:value-type="float" office:value="339.583374023438" calcext:value-type="float">
            <text:p>339.583</text:p>
          </table:table-cell>
          <table:table-cell table:style-name="ce9" office:value-type="float" office:value="339.666687011719" calcext:value-type="float">
            <text:p>339.667</text:p>
          </table:table-cell>
          <table:table-cell table:style-name="ce7" table:formula="of:=[.D613]-[.C61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table:style-name="ce9" office:value-type="float" office:value="339.708374023438" calcext:value-type="float">
            <text:p>339.708</text:p>
          </table:table-cell>
          <table:table-cell table:style-name="ce9" office:value-type="float" office:value="339.666687011719" calcext:value-type="float">
            <text:p>339.667</text:p>
          </table:table-cell>
          <table:table-cell table:style-name="ce9" office:value-type="float" office:value="339.750030517578" calcext:value-type="float">
            <text:p>339.750</text:p>
          </table:table-cell>
          <table:table-cell table:style-name="ce7" table:formula="of:=[.D614]-[.C61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9" office:value-type="float" office:value="339.791687011719" calcext:value-type="float">
            <text:p>339.792</text:p>
          </table:table-cell>
          <table:table-cell table:style-name="ce9" office:value-type="float" office:value="339.750030517578" calcext:value-type="float">
            <text:p>339.750</text:p>
          </table:table-cell>
          <table:table-cell table:style-name="ce9" office:value-type="float" office:value="339.833374023438" calcext:value-type="float">
            <text:p>339.833</text:p>
          </table:table-cell>
          <table:table-cell table:style-name="ce7" table:formula="of:=[.D615]-[.C61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9" office:value-type="float" office:value="339.875030517578" calcext:value-type="float">
            <text:p>339.875</text:p>
          </table:table-cell>
          <table:table-cell table:style-name="ce9" office:value-type="float" office:value="339.833374023438" calcext:value-type="float">
            <text:p>339.833</text:p>
          </table:table-cell>
          <table:table-cell table:style-name="ce9" office:value-type="float" office:value="339.916687011719" calcext:value-type="float">
            <text:p>339.917</text:p>
          </table:table-cell>
          <table:table-cell table:style-name="ce7" table:formula="of:=[.D616]-[.C61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9" office:value-type="float" office:value="339.958374023438" calcext:value-type="float">
            <text:p>339.958</text:p>
          </table:table-cell>
          <table:table-cell table:style-name="ce9" office:value-type="float" office:value="339.916687011719" calcext:value-type="float">
            <text:p>339.917</text:p>
          </table:table-cell>
          <table:table-cell table:style-name="ce9" office:value-type="float" office:value="340.000030517578" calcext:value-type="float">
            <text:p>340.000</text:p>
          </table:table-cell>
          <table:table-cell table:style-name="ce7" table:formula="of:=[.D617]-[.C61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table:style-name="ce9" office:value-type="float" office:value="340.041687011719" calcext:value-type="float">
            <text:p>340.042</text:p>
          </table:table-cell>
          <table:table-cell table:style-name="ce9" office:value-type="float" office:value="340.000030517578" calcext:value-type="float">
            <text:p>340.000</text:p>
          </table:table-cell>
          <table:table-cell table:style-name="ce9" office:value-type="float" office:value="340.083374023438" calcext:value-type="float">
            <text:p>340.083</text:p>
          </table:table-cell>
          <table:table-cell table:style-name="ce7" table:formula="of:=[.D618]-[.C61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9" office:value-type="float" office:value="340.125030517578" calcext:value-type="float">
            <text:p>340.125</text:p>
          </table:table-cell>
          <table:table-cell table:style-name="ce9" office:value-type="float" office:value="340.083374023438" calcext:value-type="float">
            <text:p>340.083</text:p>
          </table:table-cell>
          <table:table-cell table:style-name="ce9" office:value-type="float" office:value="340.166687011719" calcext:value-type="float">
            <text:p>340.167</text:p>
          </table:table-cell>
          <table:table-cell table:style-name="ce7" table:formula="of:=[.D619]-[.C61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table:style-name="ce9" office:value-type="float" office:value="340.208374023438" calcext:value-type="float">
            <text:p>340.208</text:p>
          </table:table-cell>
          <table:table-cell table:style-name="ce9" office:value-type="float" office:value="340.166687011719" calcext:value-type="float">
            <text:p>340.167</text:p>
          </table:table-cell>
          <table:table-cell table:style-name="ce9" office:value-type="float" office:value="340.250030517578" calcext:value-type="float">
            <text:p>340.250</text:p>
          </table:table-cell>
          <table:table-cell table:style-name="ce7" table:formula="of:=[.D620]-[.C62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9" office:value-type="float" office:value="340.291687011719" calcext:value-type="float">
            <text:p>340.292</text:p>
          </table:table-cell>
          <table:table-cell table:style-name="ce9" office:value-type="float" office:value="340.250030517578" calcext:value-type="float">
            <text:p>340.250</text:p>
          </table:table-cell>
          <table:table-cell table:style-name="ce9" office:value-type="float" office:value="340.333374023438" calcext:value-type="float">
            <text:p>340.333</text:p>
          </table:table-cell>
          <table:table-cell table:style-name="ce7" table:formula="of:=[.D621]-[.C62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table:style-name="ce9" office:value-type="float" office:value="340.375030517578" calcext:value-type="float">
            <text:p>340.375</text:p>
          </table:table-cell>
          <table:table-cell table:style-name="ce9" office:value-type="float" office:value="340.333374023438" calcext:value-type="float">
            <text:p>340.333</text:p>
          </table:table-cell>
          <table:table-cell table:style-name="ce9" office:value-type="float" office:value="340.416687011719" calcext:value-type="float">
            <text:p>340.417</text:p>
          </table:table-cell>
          <table:table-cell table:style-name="ce7" table:formula="of:=[.D622]-[.C62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9" office:value-type="float" office:value="340.458374023438" calcext:value-type="float">
            <text:p>340.458</text:p>
          </table:table-cell>
          <table:table-cell table:style-name="ce9" office:value-type="float" office:value="340.416687011719" calcext:value-type="float">
            <text:p>340.417</text:p>
          </table:table-cell>
          <table:table-cell table:style-name="ce9" office:value-type="float" office:value="340.500030517578" calcext:value-type="float">
            <text:p>340.500</text:p>
          </table:table-cell>
          <table:table-cell table:style-name="ce7" table:formula="of:=[.D623]-[.C62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table:style-name="ce9" office:value-type="float" office:value="340.541687011719" calcext:value-type="float">
            <text:p>340.542</text:p>
          </table:table-cell>
          <table:table-cell table:style-name="ce9" office:value-type="float" office:value="340.500030517578" calcext:value-type="float">
            <text:p>340.500</text:p>
          </table:table-cell>
          <table:table-cell table:style-name="ce9" office:value-type="float" office:value="340.583374023438" calcext:value-type="float">
            <text:p>340.583</text:p>
          </table:table-cell>
          <table:table-cell table:style-name="ce7" table:formula="of:=[.D624]-[.C62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9" office:value-type="float" office:value="340.625030517578" calcext:value-type="float">
            <text:p>340.625</text:p>
          </table:table-cell>
          <table:table-cell table:style-name="ce9" office:value-type="float" office:value="340.583374023438" calcext:value-type="float">
            <text:p>340.583</text:p>
          </table:table-cell>
          <table:table-cell table:style-name="ce9" office:value-type="float" office:value="340.666687011719" calcext:value-type="float">
            <text:p>340.667</text:p>
          </table:table-cell>
          <table:table-cell table:style-name="ce7" table:formula="of:=[.D625]-[.C62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9" office:value-type="float" office:value="340.708374023438" calcext:value-type="float">
            <text:p>340.708</text:p>
          </table:table-cell>
          <table:table-cell table:style-name="ce9" office:value-type="float" office:value="340.666687011719" calcext:value-type="float">
            <text:p>340.667</text:p>
          </table:table-cell>
          <table:table-cell table:style-name="ce9" office:value-type="float" office:value="340.750030517578" calcext:value-type="float">
            <text:p>340.750</text:p>
          </table:table-cell>
          <table:table-cell table:style-name="ce7" table:formula="of:=[.D626]-[.C62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9" office:value-type="float" office:value="340.791687011719" calcext:value-type="float">
            <text:p>340.792</text:p>
          </table:table-cell>
          <table:table-cell table:style-name="ce9" office:value-type="float" office:value="340.750030517578" calcext:value-type="float">
            <text:p>340.750</text:p>
          </table:table-cell>
          <table:table-cell table:style-name="ce9" office:value-type="float" office:value="340.833374023438" calcext:value-type="float">
            <text:p>340.833</text:p>
          </table:table-cell>
          <table:table-cell table:style-name="ce7" table:formula="of:=[.D627]-[.C62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table:style-name="ce9" office:value-type="float" office:value="340.875030517578" calcext:value-type="float">
            <text:p>340.875</text:p>
          </table:table-cell>
          <table:table-cell table:style-name="ce9" office:value-type="float" office:value="340.833374023438" calcext:value-type="float">
            <text:p>340.833</text:p>
          </table:table-cell>
          <table:table-cell table:style-name="ce9" office:value-type="float" office:value="340.916687011719" calcext:value-type="float">
            <text:p>340.917</text:p>
          </table:table-cell>
          <table:table-cell table:style-name="ce7" table:formula="of:=[.D628]-[.C62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table:style-name="ce9" office:value-type="float" office:value="340.958374023438" calcext:value-type="float">
            <text:p>340.958</text:p>
          </table:table-cell>
          <table:table-cell table:style-name="ce9" office:value-type="float" office:value="340.916687011719" calcext:value-type="float">
            <text:p>340.917</text:p>
          </table:table-cell>
          <table:table-cell table:style-name="ce9" office:value-type="float" office:value="341.000030517578" calcext:value-type="float">
            <text:p>341.000</text:p>
          </table:table-cell>
          <table:table-cell table:style-name="ce7" table:formula="of:=[.D629]-[.C62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table:style-name="ce9" office:value-type="float" office:value="341.041687011719" calcext:value-type="float">
            <text:p>341.042</text:p>
          </table:table-cell>
          <table:table-cell table:style-name="ce9" office:value-type="float" office:value="341.000030517578" calcext:value-type="float">
            <text:p>341.000</text:p>
          </table:table-cell>
          <table:table-cell table:style-name="ce9" office:value-type="float" office:value="341.083374023438" calcext:value-type="float">
            <text:p>341.083</text:p>
          </table:table-cell>
          <table:table-cell table:style-name="ce7" table:formula="of:=[.D630]-[.C63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9" office:value-type="float" office:value="341.125030517578" calcext:value-type="float">
            <text:p>341.125</text:p>
          </table:table-cell>
          <table:table-cell table:style-name="ce9" office:value-type="float" office:value="341.083374023438" calcext:value-type="float">
            <text:p>341.083</text:p>
          </table:table-cell>
          <table:table-cell table:style-name="ce9" office:value-type="float" office:value="341.166687011719" calcext:value-type="float">
            <text:p>341.167</text:p>
          </table:table-cell>
          <table:table-cell table:style-name="ce7" table:formula="of:=[.D631]-[.C63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table:style-name="ce9" office:value-type="float" office:value="341.208374023438" calcext:value-type="float">
            <text:p>341.208</text:p>
          </table:table-cell>
          <table:table-cell table:style-name="ce9" office:value-type="float" office:value="341.166687011719" calcext:value-type="float">
            <text:p>341.167</text:p>
          </table:table-cell>
          <table:table-cell table:style-name="ce9" office:value-type="float" office:value="341.250030517578" calcext:value-type="float">
            <text:p>341.250</text:p>
          </table:table-cell>
          <table:table-cell table:style-name="ce7" table:formula="of:=[.D632]-[.C63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table:style-name="ce9" office:value-type="float" office:value="341.291687011719" calcext:value-type="float">
            <text:p>341.292</text:p>
          </table:table-cell>
          <table:table-cell table:style-name="ce9" office:value-type="float" office:value="341.250030517578" calcext:value-type="float">
            <text:p>341.250</text:p>
          </table:table-cell>
          <table:table-cell table:style-name="ce9" office:value-type="float" office:value="341.333374023438" calcext:value-type="float">
            <text:p>341.333</text:p>
          </table:table-cell>
          <table:table-cell table:style-name="ce7" table:formula="of:=[.D633]-[.C63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table:style-name="ce9" office:value-type="float" office:value="341.375030517578" calcext:value-type="float">
            <text:p>341.375</text:p>
          </table:table-cell>
          <table:table-cell table:style-name="ce9" office:value-type="float" office:value="341.333374023438" calcext:value-type="float">
            <text:p>341.333</text:p>
          </table:table-cell>
          <table:table-cell table:style-name="ce9" office:value-type="float" office:value="341.416687011719" calcext:value-type="float">
            <text:p>341.417</text:p>
          </table:table-cell>
          <table:table-cell table:style-name="ce7" table:formula="of:=[.D634]-[.C63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table:style-name="ce9" office:value-type="float" office:value="341.458374023438" calcext:value-type="float">
            <text:p>341.458</text:p>
          </table:table-cell>
          <table:table-cell table:style-name="ce9" office:value-type="float" office:value="341.416687011719" calcext:value-type="float">
            <text:p>341.417</text:p>
          </table:table-cell>
          <table:table-cell table:style-name="ce9" office:value-type="float" office:value="341.500030517578" calcext:value-type="float">
            <text:p>341.500</text:p>
          </table:table-cell>
          <table:table-cell table:style-name="ce7" table:formula="of:=[.D635]-[.C63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9" office:value-type="float" office:value="341.541687011719" calcext:value-type="float">
            <text:p>341.542</text:p>
          </table:table-cell>
          <table:table-cell table:style-name="ce9" office:value-type="float" office:value="341.500030517578" calcext:value-type="float">
            <text:p>341.500</text:p>
          </table:table-cell>
          <table:table-cell table:style-name="ce9" office:value-type="float" office:value="341.583374023438" calcext:value-type="float">
            <text:p>341.583</text:p>
          </table:table-cell>
          <table:table-cell table:style-name="ce7" table:formula="of:=[.D636]-[.C63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table:style-name="ce9" office:value-type="float" office:value="341.625030517578" calcext:value-type="float">
            <text:p>341.625</text:p>
          </table:table-cell>
          <table:table-cell table:style-name="ce9" office:value-type="float" office:value="341.583374023438" calcext:value-type="float">
            <text:p>341.583</text:p>
          </table:table-cell>
          <table:table-cell table:style-name="ce9" office:value-type="float" office:value="341.666687011719" calcext:value-type="float">
            <text:p>341.667</text:p>
          </table:table-cell>
          <table:table-cell table:style-name="ce7" table:formula="of:=[.D637]-[.C63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table:style-name="ce9" office:value-type="float" office:value="341.708374023438" calcext:value-type="float">
            <text:p>341.708</text:p>
          </table:table-cell>
          <table:table-cell table:style-name="ce9" office:value-type="float" office:value="341.666687011719" calcext:value-type="float">
            <text:p>341.667</text:p>
          </table:table-cell>
          <table:table-cell table:style-name="ce9" office:value-type="float" office:value="341.750030517578" calcext:value-type="float">
            <text:p>341.750</text:p>
          </table:table-cell>
          <table:table-cell table:style-name="ce7" table:formula="of:=[.D638]-[.C63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table:style-name="ce9" office:value-type="float" office:value="341.791687011719" calcext:value-type="float">
            <text:p>341.792</text:p>
          </table:table-cell>
          <table:table-cell table:style-name="ce9" office:value-type="float" office:value="341.750030517578" calcext:value-type="float">
            <text:p>341.750</text:p>
          </table:table-cell>
          <table:table-cell table:style-name="ce9" office:value-type="float" office:value="341.833374023438" calcext:value-type="float">
            <text:p>341.833</text:p>
          </table:table-cell>
          <table:table-cell table:style-name="ce7" table:formula="of:=[.D639]-[.C63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table:style-name="ce9" office:value-type="float" office:value="341.875030517578" calcext:value-type="float">
            <text:p>341.875</text:p>
          </table:table-cell>
          <table:table-cell table:style-name="ce9" office:value-type="float" office:value="341.833374023438" calcext:value-type="float">
            <text:p>341.833</text:p>
          </table:table-cell>
          <table:table-cell table:style-name="ce9" office:value-type="float" office:value="341.916687011719" calcext:value-type="float">
            <text:p>341.917</text:p>
          </table:table-cell>
          <table:table-cell table:style-name="ce7" table:formula="of:=[.D640]-[.C64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9" office:value-type="float" office:value="341.958374023438" calcext:value-type="float">
            <text:p>341.958</text:p>
          </table:table-cell>
          <table:table-cell table:style-name="ce9" office:value-type="float" office:value="341.916687011719" calcext:value-type="float">
            <text:p>341.917</text:p>
          </table:table-cell>
          <table:table-cell table:style-name="ce9" office:value-type="float" office:value="342.000030517578" calcext:value-type="float">
            <text:p>342.000</text:p>
          </table:table-cell>
          <table:table-cell table:style-name="ce7" table:formula="of:=[.D641]-[.C64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table:style-name="ce9" office:value-type="float" office:value="342.041687011719" calcext:value-type="float">
            <text:p>342.042</text:p>
          </table:table-cell>
          <table:table-cell table:style-name="ce9" office:value-type="float" office:value="342.000030517578" calcext:value-type="float">
            <text:p>342.000</text:p>
          </table:table-cell>
          <table:table-cell table:style-name="ce9" office:value-type="float" office:value="342.083374023438" calcext:value-type="float">
            <text:p>342.083</text:p>
          </table:table-cell>
          <table:table-cell table:style-name="ce7" table:formula="of:=[.D642]-[.C64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table:style-name="ce9" office:value-type="float" office:value="342.125030517578" calcext:value-type="float">
            <text:p>342.125</text:p>
          </table:table-cell>
          <table:table-cell table:style-name="ce9" office:value-type="float" office:value="342.083374023438" calcext:value-type="float">
            <text:p>342.083</text:p>
          </table:table-cell>
          <table:table-cell table:style-name="ce9" office:value-type="float" office:value="342.166687011719" calcext:value-type="float">
            <text:p>342.167</text:p>
          </table:table-cell>
          <table:table-cell table:style-name="ce7" table:formula="of:=[.D643]-[.C64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table:style-name="ce9" office:value-type="float" office:value="342.208374023438" calcext:value-type="float">
            <text:p>342.208</text:p>
          </table:table-cell>
          <table:table-cell table:style-name="ce9" office:value-type="float" office:value="342.166687011719" calcext:value-type="float">
            <text:p>342.167</text:p>
          </table:table-cell>
          <table:table-cell table:style-name="ce9" office:value-type="float" office:value="342.250030517578" calcext:value-type="float">
            <text:p>342.250</text:p>
          </table:table-cell>
          <table:table-cell table:style-name="ce7" table:formula="of:=[.D644]-[.C64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table:style-name="ce9" office:value-type="float" office:value="342.291687011719" calcext:value-type="float">
            <text:p>342.292</text:p>
          </table:table-cell>
          <table:table-cell table:style-name="ce9" office:value-type="float" office:value="342.250030517578" calcext:value-type="float">
            <text:p>342.250</text:p>
          </table:table-cell>
          <table:table-cell table:style-name="ce9" office:value-type="float" office:value="342.333374023438" calcext:value-type="float">
            <text:p>342.333</text:p>
          </table:table-cell>
          <table:table-cell table:style-name="ce7" table:formula="of:=[.D645]-[.C64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9" office:value-type="float" office:value="342.375030517578" calcext:value-type="float">
            <text:p>342.375</text:p>
          </table:table-cell>
          <table:table-cell table:style-name="ce9" office:value-type="float" office:value="342.333374023438" calcext:value-type="float">
            <text:p>342.333</text:p>
          </table:table-cell>
          <table:table-cell table:style-name="ce9" office:value-type="float" office:value="342.416687011719" calcext:value-type="float">
            <text:p>342.417</text:p>
          </table:table-cell>
          <table:table-cell table:style-name="ce7" table:formula="of:=[.D646]-[.C64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table:style-name="ce9" office:value-type="float" office:value="342.458374023438" calcext:value-type="float">
            <text:p>342.458</text:p>
          </table:table-cell>
          <table:table-cell table:style-name="ce9" office:value-type="float" office:value="342.416687011719" calcext:value-type="float">
            <text:p>342.417</text:p>
          </table:table-cell>
          <table:table-cell table:style-name="ce9" office:value-type="float" office:value="342.500030517578" calcext:value-type="float">
            <text:p>342.500</text:p>
          </table:table-cell>
          <table:table-cell table:style-name="ce7" table:formula="of:=[.D647]-[.C64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table:style-name="ce9" office:value-type="float" office:value="342.541687011719" calcext:value-type="float">
            <text:p>342.542</text:p>
          </table:table-cell>
          <table:table-cell table:style-name="ce9" office:value-type="float" office:value="342.500030517578" calcext:value-type="float">
            <text:p>342.500</text:p>
          </table:table-cell>
          <table:table-cell table:style-name="ce9" office:value-type="float" office:value="342.583374023438" calcext:value-type="float">
            <text:p>342.583</text:p>
          </table:table-cell>
          <table:table-cell table:style-name="ce7" table:formula="of:=[.D648]-[.C64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table:style-name="ce9" office:value-type="float" office:value="342.625030517578" calcext:value-type="float">
            <text:p>342.625</text:p>
          </table:table-cell>
          <table:table-cell table:style-name="ce9" office:value-type="float" office:value="342.583374023438" calcext:value-type="float">
            <text:p>342.583</text:p>
          </table:table-cell>
          <table:table-cell table:style-name="ce9" office:value-type="float" office:value="342.666687011719" calcext:value-type="float">
            <text:p>342.667</text:p>
          </table:table-cell>
          <table:table-cell table:style-name="ce7" table:formula="of:=[.D649]-[.C64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table:style-name="ce9" office:value-type="float" office:value="342.708374023438" calcext:value-type="float">
            <text:p>342.708</text:p>
          </table:table-cell>
          <table:table-cell table:style-name="ce9" office:value-type="float" office:value="342.666687011719" calcext:value-type="float">
            <text:p>342.667</text:p>
          </table:table-cell>
          <table:table-cell table:style-name="ce9" office:value-type="float" office:value="342.750030517578" calcext:value-type="float">
            <text:p>342.750</text:p>
          </table:table-cell>
          <table:table-cell table:style-name="ce7" table:formula="of:=[.D650]-[.C65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9" office:value-type="float" office:value="342.791687011719" calcext:value-type="float">
            <text:p>342.792</text:p>
          </table:table-cell>
          <table:table-cell table:style-name="ce9" office:value-type="float" office:value="342.750030517578" calcext:value-type="float">
            <text:p>342.750</text:p>
          </table:table-cell>
          <table:table-cell table:style-name="ce9" office:value-type="float" office:value="342.833374023438" calcext:value-type="float">
            <text:p>342.833</text:p>
          </table:table-cell>
          <table:table-cell table:style-name="ce7" table:formula="of:=[.D651]-[.C65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9" office:value-type="float" office:value="342.875030517578" calcext:value-type="float">
            <text:p>342.875</text:p>
          </table:table-cell>
          <table:table-cell table:style-name="ce9" office:value-type="float" office:value="342.833374023438" calcext:value-type="float">
            <text:p>342.833</text:p>
          </table:table-cell>
          <table:table-cell table:style-name="ce9" office:value-type="float" office:value="342.916687011719" calcext:value-type="float">
            <text:p>342.917</text:p>
          </table:table-cell>
          <table:table-cell table:style-name="ce7" table:formula="of:=[.D652]-[.C65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table:style-name="ce9" office:value-type="float" office:value="342.958374023438" calcext:value-type="float">
            <text:p>342.958</text:p>
          </table:table-cell>
          <table:table-cell table:style-name="ce9" office:value-type="float" office:value="342.916687011719" calcext:value-type="float">
            <text:p>342.917</text:p>
          </table:table-cell>
          <table:table-cell table:style-name="ce9" office:value-type="float" office:value="343.000030517578" calcext:value-type="float">
            <text:p>343.000</text:p>
          </table:table-cell>
          <table:table-cell table:style-name="ce7" table:formula="of:=[.D653]-[.C65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table:style-name="ce9" office:value-type="float" office:value="343.041687011719" calcext:value-type="float">
            <text:p>343.042</text:p>
          </table:table-cell>
          <table:table-cell table:style-name="ce9" office:value-type="float" office:value="343.000030517578" calcext:value-type="float">
            <text:p>343.000</text:p>
          </table:table-cell>
          <table:table-cell table:style-name="ce9" office:value-type="float" office:value="343.083374023438" calcext:value-type="float">
            <text:p>343.083</text:p>
          </table:table-cell>
          <table:table-cell table:style-name="ce7" table:formula="of:=[.D654]-[.C65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9" office:value-type="float" office:value="343.125030517578" calcext:value-type="float">
            <text:p>343.125</text:p>
          </table:table-cell>
          <table:table-cell table:style-name="ce9" office:value-type="float" office:value="343.083374023438" calcext:value-type="float">
            <text:p>343.083</text:p>
          </table:table-cell>
          <table:table-cell table:style-name="ce9" office:value-type="float" office:value="343.166687011719" calcext:value-type="float">
            <text:p>343.167</text:p>
          </table:table-cell>
          <table:table-cell table:style-name="ce7" table:formula="of:=[.D655]-[.C65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9" office:value-type="float" office:value="343.208374023438" calcext:value-type="float">
            <text:p>343.208</text:p>
          </table:table-cell>
          <table:table-cell table:style-name="ce9" office:value-type="float" office:value="343.166687011719" calcext:value-type="float">
            <text:p>343.167</text:p>
          </table:table-cell>
          <table:table-cell table:style-name="ce9" office:value-type="float" office:value="343.250030517578" calcext:value-type="float">
            <text:p>343.250</text:p>
          </table:table-cell>
          <table:table-cell table:style-name="ce7" table:formula="of:=[.D656]-[.C65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table:style-name="ce9" office:value-type="float" office:value="343.291687011719" calcext:value-type="float">
            <text:p>343.292</text:p>
          </table:table-cell>
          <table:table-cell table:style-name="ce9" office:value-type="float" office:value="343.250030517578" calcext:value-type="float">
            <text:p>343.250</text:p>
          </table:table-cell>
          <table:table-cell table:style-name="ce9" office:value-type="float" office:value="343.333374023438" calcext:value-type="float">
            <text:p>343.333</text:p>
          </table:table-cell>
          <table:table-cell table:style-name="ce7" table:formula="of:=[.D657]-[.C65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table:style-name="ce9" office:value-type="float" office:value="343.375030517578" calcext:value-type="float">
            <text:p>343.375</text:p>
          </table:table-cell>
          <table:table-cell table:style-name="ce9" office:value-type="float" office:value="343.333374023438" calcext:value-type="float">
            <text:p>343.333</text:p>
          </table:table-cell>
          <table:table-cell table:style-name="ce9" office:value-type="float" office:value="343.416687011719" calcext:value-type="float">
            <text:p>343.417</text:p>
          </table:table-cell>
          <table:table-cell table:style-name="ce7" table:formula="of:=[.D658]-[.C65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table:style-name="ce9" office:value-type="float" office:value="343.458374023438" calcext:value-type="float">
            <text:p>343.458</text:p>
          </table:table-cell>
          <table:table-cell table:style-name="ce9" office:value-type="float" office:value="343.416687011719" calcext:value-type="float">
            <text:p>343.417</text:p>
          </table:table-cell>
          <table:table-cell table:style-name="ce9" office:value-type="float" office:value="343.500030517578" calcext:value-type="float">
            <text:p>343.500</text:p>
          </table:table-cell>
          <table:table-cell table:style-name="ce7" table:formula="of:=[.D659]-[.C65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table:style-name="ce9" office:value-type="float" office:value="343.541687011719" calcext:value-type="float">
            <text:p>343.542</text:p>
          </table:table-cell>
          <table:table-cell table:style-name="ce9" office:value-type="float" office:value="343.500030517578" calcext:value-type="float">
            <text:p>343.500</text:p>
          </table:table-cell>
          <table:table-cell table:style-name="ce9" office:value-type="float" office:value="343.583374023438" calcext:value-type="float">
            <text:p>343.583</text:p>
          </table:table-cell>
          <table:table-cell table:style-name="ce7" table:formula="of:=[.D660]-[.C66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9" office:value-type="float" office:value="343.625030517578" calcext:value-type="float">
            <text:p>343.625</text:p>
          </table:table-cell>
          <table:table-cell table:style-name="ce9" office:value-type="float" office:value="343.583374023438" calcext:value-type="float">
            <text:p>343.583</text:p>
          </table:table-cell>
          <table:table-cell table:style-name="ce9" office:value-type="float" office:value="343.666687011719" calcext:value-type="float">
            <text:p>343.667</text:p>
          </table:table-cell>
          <table:table-cell table:style-name="ce7" table:formula="of:=[.D661]-[.C66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table:style-name="ce9" office:value-type="float" office:value="343.708374023438" calcext:value-type="float">
            <text:p>343.708</text:p>
          </table:table-cell>
          <table:table-cell table:style-name="ce9" office:value-type="float" office:value="343.666687011719" calcext:value-type="float">
            <text:p>343.667</text:p>
          </table:table-cell>
          <table:table-cell table:style-name="ce9" office:value-type="float" office:value="343.750030517578" calcext:value-type="float">
            <text:p>343.750</text:p>
          </table:table-cell>
          <table:table-cell table:style-name="ce7" table:formula="of:=[.D662]-[.C66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9" office:value-type="float" office:value="343.791687011719" calcext:value-type="float">
            <text:p>343.792</text:p>
          </table:table-cell>
          <table:table-cell table:style-name="ce9" office:value-type="float" office:value="343.750030517578" calcext:value-type="float">
            <text:p>343.750</text:p>
          </table:table-cell>
          <table:table-cell table:style-name="ce9" office:value-type="float" office:value="343.833374023438" calcext:value-type="float">
            <text:p>343.833</text:p>
          </table:table-cell>
          <table:table-cell table:style-name="ce7" table:formula="of:=[.D663]-[.C66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table:style-name="ce9" office:value-type="float" office:value="343.875030517578" calcext:value-type="float">
            <text:p>343.875</text:p>
          </table:table-cell>
          <table:table-cell table:style-name="ce9" office:value-type="float" office:value="343.833374023438" calcext:value-type="float">
            <text:p>343.833</text:p>
          </table:table-cell>
          <table:table-cell table:style-name="ce9" office:value-type="float" office:value="343.916687011719" calcext:value-type="float">
            <text:p>343.917</text:p>
          </table:table-cell>
          <table:table-cell table:style-name="ce7" table:formula="of:=[.D664]-[.C66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table:style-name="ce9" office:value-type="float" office:value="343.958374023438" calcext:value-type="float">
            <text:p>343.958</text:p>
          </table:table-cell>
          <table:table-cell table:style-name="ce9" office:value-type="float" office:value="343.916687011719" calcext:value-type="float">
            <text:p>343.917</text:p>
          </table:table-cell>
          <table:table-cell table:style-name="ce9" office:value-type="float" office:value="344.000030517578" calcext:value-type="float">
            <text:p>344.000</text:p>
          </table:table-cell>
          <table:table-cell table:style-name="ce7" table:formula="of:=[.D665]-[.C66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9" office:value-type="float" office:value="344.041687011719" calcext:value-type="float">
            <text:p>344.042</text:p>
          </table:table-cell>
          <table:table-cell table:style-name="ce9" office:value-type="float" office:value="344.000030517578" calcext:value-type="float">
            <text:p>344.000</text:p>
          </table:table-cell>
          <table:table-cell table:style-name="ce9" office:value-type="float" office:value="344.083374023438" calcext:value-type="float">
            <text:p>344.083</text:p>
          </table:table-cell>
          <table:table-cell table:style-name="ce7" table:formula="of:=[.D666]-[.C66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table:style-name="ce9" office:value-type="float" office:value="344.125030517578" calcext:value-type="float">
            <text:p>344.125</text:p>
          </table:table-cell>
          <table:table-cell table:style-name="ce9" office:value-type="float" office:value="344.083374023438" calcext:value-type="float">
            <text:p>344.083</text:p>
          </table:table-cell>
          <table:table-cell table:style-name="ce9" office:value-type="float" office:value="344.166687011719" calcext:value-type="float">
            <text:p>344.167</text:p>
          </table:table-cell>
          <table:table-cell table:style-name="ce7" table:formula="of:=[.D667]-[.C66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table:style-name="ce9" office:value-type="float" office:value="344.208374023438" calcext:value-type="float">
            <text:p>344.208</text:p>
          </table:table-cell>
          <table:table-cell table:style-name="ce9" office:value-type="float" office:value="344.166687011719" calcext:value-type="float">
            <text:p>344.167</text:p>
          </table:table-cell>
          <table:table-cell table:style-name="ce9" office:value-type="float" office:value="344.250030517578" calcext:value-type="float">
            <text:p>344.250</text:p>
          </table:table-cell>
          <table:table-cell table:style-name="ce7" table:formula="of:=[.D668]-[.C66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table:style-name="ce9" office:value-type="float" office:value="344.291687011719" calcext:value-type="float">
            <text:p>344.292</text:p>
          </table:table-cell>
          <table:table-cell table:style-name="ce9" office:value-type="float" office:value="344.250030517578" calcext:value-type="float">
            <text:p>344.250</text:p>
          </table:table-cell>
          <table:table-cell table:style-name="ce9" office:value-type="float" office:value="344.333374023438" calcext:value-type="float">
            <text:p>344.333</text:p>
          </table:table-cell>
          <table:table-cell table:style-name="ce7" table:formula="of:=[.D669]-[.C66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table:style-name="ce9" office:value-type="float" office:value="344.375030517578" calcext:value-type="float">
            <text:p>344.375</text:p>
          </table:table-cell>
          <table:table-cell table:style-name="ce9" office:value-type="float" office:value="344.333374023438" calcext:value-type="float">
            <text:p>344.333</text:p>
          </table:table-cell>
          <table:table-cell table:style-name="ce9" office:value-type="float" office:value="344.416687011719" calcext:value-type="float">
            <text:p>344.417</text:p>
          </table:table-cell>
          <table:table-cell table:style-name="ce7" table:formula="of:=[.D670]-[.C67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9" office:value-type="float" office:value="344.458374023438" calcext:value-type="float">
            <text:p>344.458</text:p>
          </table:table-cell>
          <table:table-cell table:style-name="ce9" office:value-type="float" office:value="344.416687011719" calcext:value-type="float">
            <text:p>344.417</text:p>
          </table:table-cell>
          <table:table-cell table:style-name="ce9" office:value-type="float" office:value="344.500030517578" calcext:value-type="float">
            <text:p>344.500</text:p>
          </table:table-cell>
          <table:table-cell table:style-name="ce7" table:formula="of:=[.D671]-[.C67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table:style-name="ce9" office:value-type="float" office:value="344.541687011719" calcext:value-type="float">
            <text:p>344.542</text:p>
          </table:table-cell>
          <table:table-cell table:style-name="ce9" office:value-type="float" office:value="344.500030517578" calcext:value-type="float">
            <text:p>344.500</text:p>
          </table:table-cell>
          <table:table-cell table:style-name="ce9" office:value-type="float" office:value="344.583374023438" calcext:value-type="float">
            <text:p>344.583</text:p>
          </table:table-cell>
          <table:table-cell table:style-name="ce7" table:formula="of:=[.D672]-[.C67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table:style-name="ce9" office:value-type="float" office:value="344.625030517578" calcext:value-type="float">
            <text:p>344.625</text:p>
          </table:table-cell>
          <table:table-cell table:style-name="ce9" office:value-type="float" office:value="344.583374023438" calcext:value-type="float">
            <text:p>344.583</text:p>
          </table:table-cell>
          <table:table-cell table:style-name="ce9" office:value-type="float" office:value="344.666687011719" calcext:value-type="float">
            <text:p>344.667</text:p>
          </table:table-cell>
          <table:table-cell table:style-name="ce7" table:formula="of:=[.D673]-[.C67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table:style-name="ce9" office:value-type="float" office:value="344.708374023438" calcext:value-type="float">
            <text:p>344.708</text:p>
          </table:table-cell>
          <table:table-cell table:style-name="ce9" office:value-type="float" office:value="344.666687011719" calcext:value-type="float">
            <text:p>344.667</text:p>
          </table:table-cell>
          <table:table-cell table:style-name="ce9" office:value-type="float" office:value="344.750030517578" calcext:value-type="float">
            <text:p>344.750</text:p>
          </table:table-cell>
          <table:table-cell table:style-name="ce7" table:formula="of:=[.D674]-[.C67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9" office:value-type="float" office:value="344.791687011719" calcext:value-type="float">
            <text:p>344.792</text:p>
          </table:table-cell>
          <table:table-cell table:style-name="ce9" office:value-type="float" office:value="344.750030517578" calcext:value-type="float">
            <text:p>344.750</text:p>
          </table:table-cell>
          <table:table-cell table:style-name="ce9" office:value-type="float" office:value="344.833374023438" calcext:value-type="float">
            <text:p>344.833</text:p>
          </table:table-cell>
          <table:table-cell table:style-name="ce7" table:formula="of:=[.D675]-[.C67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9" office:value-type="float" office:value="344.875030517578" calcext:value-type="float">
            <text:p>344.875</text:p>
          </table:table-cell>
          <table:table-cell table:style-name="ce9" office:value-type="float" office:value="344.833374023438" calcext:value-type="float">
            <text:p>344.833</text:p>
          </table:table-cell>
          <table:table-cell table:style-name="ce9" office:value-type="float" office:value="344.916687011719" calcext:value-type="float">
            <text:p>344.917</text:p>
          </table:table-cell>
          <table:table-cell table:style-name="ce7" table:formula="of:=[.D676]-[.C67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table:style-name="ce9" office:value-type="float" office:value="344.958374023438" calcext:value-type="float">
            <text:p>344.958</text:p>
          </table:table-cell>
          <table:table-cell table:style-name="ce9" office:value-type="float" office:value="344.916687011719" calcext:value-type="float">
            <text:p>344.917</text:p>
          </table:table-cell>
          <table:table-cell table:style-name="ce9" office:value-type="float" office:value="345.000030517578" calcext:value-type="float">
            <text:p>345.000</text:p>
          </table:table-cell>
          <table:table-cell table:style-name="ce7" table:formula="of:=[.D677]-[.C67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table:style-name="ce9" office:value-type="float" office:value="345.041687011719" calcext:value-type="float">
            <text:p>345.042</text:p>
          </table:table-cell>
          <table:table-cell table:style-name="ce9" office:value-type="float" office:value="345.000030517578" calcext:value-type="float">
            <text:p>345.000</text:p>
          </table:table-cell>
          <table:table-cell table:style-name="ce9" office:value-type="float" office:value="345.083374023438" calcext:value-type="float">
            <text:p>345.083</text:p>
          </table:table-cell>
          <table:table-cell table:style-name="ce7" table:formula="of:=[.D678]-[.C67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table:style-name="ce9" office:value-type="float" office:value="345.125030517578" calcext:value-type="float">
            <text:p>345.125</text:p>
          </table:table-cell>
          <table:table-cell table:style-name="ce9" office:value-type="float" office:value="345.083374023438" calcext:value-type="float">
            <text:p>345.083</text:p>
          </table:table-cell>
          <table:table-cell table:style-name="ce9" office:value-type="float" office:value="345.166687011719" calcext:value-type="float">
            <text:p>345.167</text:p>
          </table:table-cell>
          <table:table-cell table:style-name="ce7" table:formula="of:=[.D679]-[.C67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table:style-name="ce9" office:value-type="float" office:value="345.208374023438" calcext:value-type="float">
            <text:p>345.208</text:p>
          </table:table-cell>
          <table:table-cell table:style-name="ce9" office:value-type="float" office:value="345.166687011719" calcext:value-type="float">
            <text:p>345.167</text:p>
          </table:table-cell>
          <table:table-cell table:style-name="ce9" office:value-type="float" office:value="345.250030517578" calcext:value-type="float">
            <text:p>345.250</text:p>
          </table:table-cell>
          <table:table-cell table:style-name="ce7" table:formula="of:=[.D680]-[.C68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9" office:value-type="float" office:value="345.291687011719" calcext:value-type="float">
            <text:p>345.292</text:p>
          </table:table-cell>
          <table:table-cell table:style-name="ce9" office:value-type="float" office:value="345.250030517578" calcext:value-type="float">
            <text:p>345.250</text:p>
          </table:table-cell>
          <table:table-cell table:style-name="ce9" office:value-type="float" office:value="345.333374023438" calcext:value-type="float">
            <text:p>345.333</text:p>
          </table:table-cell>
          <table:table-cell table:style-name="ce7" table:formula="of:=[.D681]-[.C68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9" office:value-type="float" office:value="345.375030517578" calcext:value-type="float">
            <text:p>345.375</text:p>
          </table:table-cell>
          <table:table-cell table:style-name="ce9" office:value-type="float" office:value="345.333374023438" calcext:value-type="float">
            <text:p>345.333</text:p>
          </table:table-cell>
          <table:table-cell table:style-name="ce9" office:value-type="float" office:value="345.416687011719" calcext:value-type="float">
            <text:p>345.417</text:p>
          </table:table-cell>
          <table:table-cell table:style-name="ce7" table:formula="of:=[.D682]-[.C68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table:style-name="ce9" office:value-type="float" office:value="345.458374023438" calcext:value-type="float">
            <text:p>345.458</text:p>
          </table:table-cell>
          <table:table-cell table:style-name="ce9" office:value-type="float" office:value="345.416687011719" calcext:value-type="float">
            <text:p>345.417</text:p>
          </table:table-cell>
          <table:table-cell table:style-name="ce9" office:value-type="float" office:value="345.500030517578" calcext:value-type="float">
            <text:p>345.500</text:p>
          </table:table-cell>
          <table:table-cell table:style-name="ce7" table:formula="of:=[.D683]-[.C68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table:style-name="ce9" office:value-type="float" office:value="345.541687011719" calcext:value-type="float">
            <text:p>345.542</text:p>
          </table:table-cell>
          <table:table-cell table:style-name="ce9" office:value-type="float" office:value="345.500030517578" calcext:value-type="float">
            <text:p>345.500</text:p>
          </table:table-cell>
          <table:table-cell table:style-name="ce9" office:value-type="float" office:value="345.583374023438" calcext:value-type="float">
            <text:p>345.583</text:p>
          </table:table-cell>
          <table:table-cell table:style-name="ce7" table:formula="of:=[.D684]-[.C68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table:style-name="ce9" office:value-type="float" office:value="345.625030517578" calcext:value-type="float">
            <text:p>345.625</text:p>
          </table:table-cell>
          <table:table-cell table:style-name="ce9" office:value-type="float" office:value="345.583374023438" calcext:value-type="float">
            <text:p>345.583</text:p>
          </table:table-cell>
          <table:table-cell table:style-name="ce9" office:value-type="float" office:value="345.666687011719" calcext:value-type="float">
            <text:p>345.667</text:p>
          </table:table-cell>
          <table:table-cell table:style-name="ce7" table:formula="of:=[.D685]-[.C68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9" office:value-type="float" office:value="345.708374023438" calcext:value-type="float">
            <text:p>345.708</text:p>
          </table:table-cell>
          <table:table-cell table:style-name="ce9" office:value-type="float" office:value="345.666687011719" calcext:value-type="float">
            <text:p>345.667</text:p>
          </table:table-cell>
          <table:table-cell table:style-name="ce9" office:value-type="float" office:value="345.750030517578" calcext:value-type="float">
            <text:p>345.750</text:p>
          </table:table-cell>
          <table:table-cell table:style-name="ce7" table:formula="of:=[.D686]-[.C68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table:style-name="ce9" office:value-type="float" office:value="345.791687011719" calcext:value-type="float">
            <text:p>345.792</text:p>
          </table:table-cell>
          <table:table-cell table:style-name="ce9" office:value-type="float" office:value="345.750030517578" calcext:value-type="float">
            <text:p>345.750</text:p>
          </table:table-cell>
          <table:table-cell table:style-name="ce9" office:value-type="float" office:value="345.833374023438" calcext:value-type="float">
            <text:p>345.833</text:p>
          </table:table-cell>
          <table:table-cell table:style-name="ce7" table:formula="of:=[.D687]-[.C68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9" office:value-type="float" office:value="345.875030517578" calcext:value-type="float">
            <text:p>345.875</text:p>
          </table:table-cell>
          <table:table-cell table:style-name="ce9" office:value-type="float" office:value="345.833374023438" calcext:value-type="float">
            <text:p>345.833</text:p>
          </table:table-cell>
          <table:table-cell table:style-name="ce9" office:value-type="float" office:value="345.916687011719" calcext:value-type="float">
            <text:p>345.917</text:p>
          </table:table-cell>
          <table:table-cell table:style-name="ce7" table:formula="of:=[.D688]-[.C68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9" office:value-type="float" office:value="345.958374023438" calcext:value-type="float">
            <text:p>345.958</text:p>
          </table:table-cell>
          <table:table-cell table:style-name="ce9" office:value-type="float" office:value="345.916687011719" calcext:value-type="float">
            <text:p>345.917</text:p>
          </table:table-cell>
          <table:table-cell table:style-name="ce9" office:value-type="float" office:value="346.000030517578" calcext:value-type="float">
            <text:p>346.000</text:p>
          </table:table-cell>
          <table:table-cell table:style-name="ce7" table:formula="of:=[.D689]-[.C68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table:style-name="ce9" office:value-type="float" office:value="346.041687011719" calcext:value-type="float">
            <text:p>346.042</text:p>
          </table:table-cell>
          <table:table-cell table:style-name="ce9" office:value-type="float" office:value="346.000030517578" calcext:value-type="float">
            <text:p>346.000</text:p>
          </table:table-cell>
          <table:table-cell table:style-name="ce9" office:value-type="float" office:value="346.083374023438" calcext:value-type="float">
            <text:p>346.083</text:p>
          </table:table-cell>
          <table:table-cell table:style-name="ce7" table:formula="of:=[.D690]-[.C69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9" office:value-type="float" office:value="346.125030517578" calcext:value-type="float">
            <text:p>346.125</text:p>
          </table:table-cell>
          <table:table-cell table:style-name="ce9" office:value-type="float" office:value="346.083374023438" calcext:value-type="float">
            <text:p>346.083</text:p>
          </table:table-cell>
          <table:table-cell table:style-name="ce9" office:value-type="float" office:value="346.166687011719" calcext:value-type="float">
            <text:p>346.167</text:p>
          </table:table-cell>
          <table:table-cell table:style-name="ce7" table:formula="of:=[.D691]-[.C69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table:style-name="ce9" office:value-type="float" office:value="346.208374023438" calcext:value-type="float">
            <text:p>346.208</text:p>
          </table:table-cell>
          <table:table-cell table:style-name="ce9" office:value-type="float" office:value="346.166687011719" calcext:value-type="float">
            <text:p>346.167</text:p>
          </table:table-cell>
          <table:table-cell table:style-name="ce9" office:value-type="float" office:value="346.250030517578" calcext:value-type="float">
            <text:p>346.250</text:p>
          </table:table-cell>
          <table:table-cell table:style-name="ce7" table:formula="of:=[.D692]-[.C69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table:style-name="ce9" office:value-type="float" office:value="346.291687011719" calcext:value-type="float">
            <text:p>346.292</text:p>
          </table:table-cell>
          <table:table-cell table:style-name="ce9" office:value-type="float" office:value="346.250030517578" calcext:value-type="float">
            <text:p>346.250</text:p>
          </table:table-cell>
          <table:table-cell table:style-name="ce9" office:value-type="float" office:value="346.333374023438" calcext:value-type="float">
            <text:p>346.333</text:p>
          </table:table-cell>
          <table:table-cell table:style-name="ce7" table:formula="of:=[.D693]-[.C69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table:style-name="ce9" office:value-type="float" office:value="346.375030517578" calcext:value-type="float">
            <text:p>346.375</text:p>
          </table:table-cell>
          <table:table-cell table:style-name="ce9" office:value-type="float" office:value="346.333374023438" calcext:value-type="float">
            <text:p>346.333</text:p>
          </table:table-cell>
          <table:table-cell table:style-name="ce9" office:value-type="float" office:value="346.416687011719" calcext:value-type="float">
            <text:p>346.417</text:p>
          </table:table-cell>
          <table:table-cell table:style-name="ce7" table:formula="of:=[.D694]-[.C69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table:style-name="ce9" office:value-type="float" office:value="346.458374023438" calcext:value-type="float">
            <text:p>346.458</text:p>
          </table:table-cell>
          <table:table-cell table:style-name="ce9" office:value-type="float" office:value="346.416687011719" calcext:value-type="float">
            <text:p>346.417</text:p>
          </table:table-cell>
          <table:table-cell table:style-name="ce9" office:value-type="float" office:value="346.500030517578" calcext:value-type="float">
            <text:p>346.500</text:p>
          </table:table-cell>
          <table:table-cell table:style-name="ce7" table:formula="of:=[.D695]-[.C69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9" office:value-type="float" office:value="346.541687011719" calcext:value-type="float">
            <text:p>346.542</text:p>
          </table:table-cell>
          <table:table-cell table:style-name="ce9" office:value-type="float" office:value="346.500030517578" calcext:value-type="float">
            <text:p>346.500</text:p>
          </table:table-cell>
          <table:table-cell table:style-name="ce9" office:value-type="float" office:value="346.583374023438" calcext:value-type="float">
            <text:p>346.583</text:p>
          </table:table-cell>
          <table:table-cell table:style-name="ce7" table:formula="of:=[.D696]-[.C69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table:style-name="ce9" office:value-type="float" office:value="346.625030517578" calcext:value-type="float">
            <text:p>346.625</text:p>
          </table:table-cell>
          <table:table-cell table:style-name="ce9" office:value-type="float" office:value="346.583374023438" calcext:value-type="float">
            <text:p>346.583</text:p>
          </table:table-cell>
          <table:table-cell table:style-name="ce9" office:value-type="float" office:value="346.666687011719" calcext:value-type="float">
            <text:p>346.667</text:p>
          </table:table-cell>
          <table:table-cell table:style-name="ce7" table:formula="of:=[.D697]-[.C69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table:style-name="ce9" office:value-type="float" office:value="346.708374023438" calcext:value-type="float">
            <text:p>346.708</text:p>
          </table:table-cell>
          <table:table-cell table:style-name="ce9" office:value-type="float" office:value="346.666687011719" calcext:value-type="float">
            <text:p>346.667</text:p>
          </table:table-cell>
          <table:table-cell table:style-name="ce9" office:value-type="float" office:value="346.750030517578" calcext:value-type="float">
            <text:p>346.750</text:p>
          </table:table-cell>
          <table:table-cell table:style-name="ce7" table:formula="of:=[.D698]-[.C69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table:style-name="ce9" office:value-type="float" office:value="346.791687011719" calcext:value-type="float">
            <text:p>346.792</text:p>
          </table:table-cell>
          <table:table-cell table:style-name="ce9" office:value-type="float" office:value="346.750030517578" calcext:value-type="float">
            <text:p>346.750</text:p>
          </table:table-cell>
          <table:table-cell table:style-name="ce9" office:value-type="float" office:value="346.833374023438" calcext:value-type="float">
            <text:p>346.833</text:p>
          </table:table-cell>
          <table:table-cell table:style-name="ce7" table:formula="of:=[.D699]-[.C69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table:style-name="ce9" office:value-type="float" office:value="346.875030517578" calcext:value-type="float">
            <text:p>346.875</text:p>
          </table:table-cell>
          <table:table-cell table:style-name="ce9" office:value-type="float" office:value="346.833374023438" calcext:value-type="float">
            <text:p>346.833</text:p>
          </table:table-cell>
          <table:table-cell table:style-name="ce9" office:value-type="float" office:value="346.916687011719" calcext:value-type="float">
            <text:p>346.917</text:p>
          </table:table-cell>
          <table:table-cell table:style-name="ce7" table:formula="of:=[.D700]-[.C70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9" office:value-type="float" office:value="346.958374023438" calcext:value-type="float">
            <text:p>346.958</text:p>
          </table:table-cell>
          <table:table-cell table:style-name="ce9" office:value-type="float" office:value="346.916687011719" calcext:value-type="float">
            <text:p>346.917</text:p>
          </table:table-cell>
          <table:table-cell table:style-name="ce9" office:value-type="float" office:value="347.000030517578" calcext:value-type="float">
            <text:p>347.000</text:p>
          </table:table-cell>
          <table:table-cell table:style-name="ce7" table:formula="of:=[.D701]-[.C70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table:style-name="ce9" office:value-type="float" office:value="347.041687011719" calcext:value-type="float">
            <text:p>347.042</text:p>
          </table:table-cell>
          <table:table-cell table:style-name="ce9" office:value-type="float" office:value="347.000030517578" calcext:value-type="float">
            <text:p>347.000</text:p>
          </table:table-cell>
          <table:table-cell table:style-name="ce9" office:value-type="float" office:value="347.083374023438" calcext:value-type="float">
            <text:p>347.083</text:p>
          </table:table-cell>
          <table:table-cell table:style-name="ce7" table:formula="of:=[.D702]-[.C70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table:style-name="ce9" office:value-type="float" office:value="347.125030517578" calcext:value-type="float">
            <text:p>347.125</text:p>
          </table:table-cell>
          <table:table-cell table:style-name="ce9" office:value-type="float" office:value="347.083374023438" calcext:value-type="float">
            <text:p>347.083</text:p>
          </table:table-cell>
          <table:table-cell table:style-name="ce9" office:value-type="float" office:value="347.166687011719" calcext:value-type="float">
            <text:p>347.167</text:p>
          </table:table-cell>
          <table:table-cell table:style-name="ce7" table:formula="of:=[.D703]-[.C70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table:style-name="ce9" office:value-type="float" office:value="347.208374023438" calcext:value-type="float">
            <text:p>347.208</text:p>
          </table:table-cell>
          <table:table-cell table:style-name="ce9" office:value-type="float" office:value="347.166687011719" calcext:value-type="float">
            <text:p>347.167</text:p>
          </table:table-cell>
          <table:table-cell table:style-name="ce9" office:value-type="float" office:value="347.250030517578" calcext:value-type="float">
            <text:p>347.250</text:p>
          </table:table-cell>
          <table:table-cell table:style-name="ce7" table:formula="of:=[.D704]-[.C70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9" office:value-type="float" office:value="347.291687011719" calcext:value-type="float">
            <text:p>347.292</text:p>
          </table:table-cell>
          <table:table-cell table:style-name="ce9" office:value-type="float" office:value="347.250030517578" calcext:value-type="float">
            <text:p>347.250</text:p>
          </table:table-cell>
          <table:table-cell table:style-name="ce9" office:value-type="float" office:value="347.333374023438" calcext:value-type="float">
            <text:p>347.333</text:p>
          </table:table-cell>
          <table:table-cell table:style-name="ce7" table:formula="of:=[.D705]-[.C70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9" office:value-type="float" office:value="347.375030517578" calcext:value-type="float">
            <text:p>347.375</text:p>
          </table:table-cell>
          <table:table-cell table:style-name="ce9" office:value-type="float" office:value="347.333374023438" calcext:value-type="float">
            <text:p>347.333</text:p>
          </table:table-cell>
          <table:table-cell table:style-name="ce9" office:value-type="float" office:value="347.416687011719" calcext:value-type="float">
            <text:p>347.417</text:p>
          </table:table-cell>
          <table:table-cell table:style-name="ce7" table:formula="of:=[.D706]-[.C70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9" office:value-type="float" office:value="347.458374023438" calcext:value-type="float">
            <text:p>347.458</text:p>
          </table:table-cell>
          <table:table-cell table:style-name="ce9" office:value-type="float" office:value="347.416687011719" calcext:value-type="float">
            <text:p>347.417</text:p>
          </table:table-cell>
          <table:table-cell table:style-name="ce9" office:value-type="float" office:value="347.500030517578" calcext:value-type="float">
            <text:p>347.500</text:p>
          </table:table-cell>
          <table:table-cell table:style-name="ce7" table:formula="of:=[.D707]-[.C70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table:style-name="ce9" office:value-type="float" office:value="347.541687011719" calcext:value-type="float">
            <text:p>347.542</text:p>
          </table:table-cell>
          <table:table-cell table:style-name="ce9" office:value-type="float" office:value="347.500030517578" calcext:value-type="float">
            <text:p>347.500</text:p>
          </table:table-cell>
          <table:table-cell table:style-name="ce9" office:value-type="float" office:value="347.583374023438" calcext:value-type="float">
            <text:p>347.583</text:p>
          </table:table-cell>
          <table:table-cell table:style-name="ce7" table:formula="of:=[.D708]-[.C70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table:style-name="ce9" office:value-type="float" office:value="347.625030517578" calcext:value-type="float">
            <text:p>347.625</text:p>
          </table:table-cell>
          <table:table-cell table:style-name="ce9" office:value-type="float" office:value="347.583374023438" calcext:value-type="float">
            <text:p>347.583</text:p>
          </table:table-cell>
          <table:table-cell table:style-name="ce9" office:value-type="float" office:value="347.666687011719" calcext:value-type="float">
            <text:p>347.667</text:p>
          </table:table-cell>
          <table:table-cell table:style-name="ce7" table:formula="of:=[.D709]-[.C70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table:style-name="ce9" office:value-type="float" office:value="347.708374023438" calcext:value-type="float">
            <text:p>347.708</text:p>
          </table:table-cell>
          <table:table-cell table:style-name="ce9" office:value-type="float" office:value="347.666687011719" calcext:value-type="float">
            <text:p>347.667</text:p>
          </table:table-cell>
          <table:table-cell table:style-name="ce9" office:value-type="float" office:value="347.750030517578" calcext:value-type="float">
            <text:p>347.750</text:p>
          </table:table-cell>
          <table:table-cell table:style-name="ce7" table:formula="of:=[.D710]-[.C71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9" office:value-type="float" office:value="347.791687011719" calcext:value-type="float">
            <text:p>347.792</text:p>
          </table:table-cell>
          <table:table-cell table:style-name="ce9" office:value-type="float" office:value="347.750030517578" calcext:value-type="float">
            <text:p>347.750</text:p>
          </table:table-cell>
          <table:table-cell table:style-name="ce9" office:value-type="float" office:value="347.833374023438" calcext:value-type="float">
            <text:p>347.833</text:p>
          </table:table-cell>
          <table:table-cell table:style-name="ce7" table:formula="of:=[.D711]-[.C71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table:style-name="ce9" office:value-type="float" office:value="347.875030517578" calcext:value-type="float">
            <text:p>347.875</text:p>
          </table:table-cell>
          <table:table-cell table:style-name="ce9" office:value-type="float" office:value="347.833374023438" calcext:value-type="float">
            <text:p>347.833</text:p>
          </table:table-cell>
          <table:table-cell table:style-name="ce9" office:value-type="float" office:value="347.916687011719" calcext:value-type="float">
            <text:p>347.917</text:p>
          </table:table-cell>
          <table:table-cell table:style-name="ce7" table:formula="of:=[.D712]-[.C71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table:style-name="ce9" office:value-type="float" office:value="347.958374023438" calcext:value-type="float">
            <text:p>347.958</text:p>
          </table:table-cell>
          <table:table-cell table:style-name="ce9" office:value-type="float" office:value="347.916687011719" calcext:value-type="float">
            <text:p>347.917</text:p>
          </table:table-cell>
          <table:table-cell table:style-name="ce9" office:value-type="float" office:value="348.000030517578" calcext:value-type="float">
            <text:p>348.000</text:p>
          </table:table-cell>
          <table:table-cell table:style-name="ce7" table:formula="of:=[.D713]-[.C71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table:style-name="ce9" office:value-type="float" office:value="348.041687011719" calcext:value-type="float">
            <text:p>348.042</text:p>
          </table:table-cell>
          <table:table-cell table:style-name="ce9" office:value-type="float" office:value="348.000030517578" calcext:value-type="float">
            <text:p>348.000</text:p>
          </table:table-cell>
          <table:table-cell table:style-name="ce9" office:value-type="float" office:value="348.083374023438" calcext:value-type="float">
            <text:p>348.083</text:p>
          </table:table-cell>
          <table:table-cell table:style-name="ce7" table:formula="of:=[.D714]-[.C71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9" office:value-type="float" office:value="348.125030517578" calcext:value-type="float">
            <text:p>348.125</text:p>
          </table:table-cell>
          <table:table-cell table:style-name="ce9" office:value-type="float" office:value="348.083374023438" calcext:value-type="float">
            <text:p>348.083</text:p>
          </table:table-cell>
          <table:table-cell table:style-name="ce9" office:value-type="float" office:value="348.166687011719" calcext:value-type="float">
            <text:p>348.167</text:p>
          </table:table-cell>
          <table:table-cell table:style-name="ce7" table:formula="of:=[.D715]-[.C71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9" office:value-type="float" office:value="348.208374023438" calcext:value-type="float">
            <text:p>348.208</text:p>
          </table:table-cell>
          <table:table-cell table:style-name="ce9" office:value-type="float" office:value="348.166687011719" calcext:value-type="float">
            <text:p>348.167</text:p>
          </table:table-cell>
          <table:table-cell table:style-name="ce9" office:value-type="float" office:value="348.250030517578" calcext:value-type="float">
            <text:p>348.250</text:p>
          </table:table-cell>
          <table:table-cell table:style-name="ce7" table:formula="of:=[.D716]-[.C71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9" office:value-type="float" office:value="348.291687011719" calcext:value-type="float">
            <text:p>348.292</text:p>
          </table:table-cell>
          <table:table-cell table:style-name="ce9" office:value-type="float" office:value="348.250030517578" calcext:value-type="float">
            <text:p>348.250</text:p>
          </table:table-cell>
          <table:table-cell table:style-name="ce9" office:value-type="float" office:value="348.333374023438" calcext:value-type="float">
            <text:p>348.333</text:p>
          </table:table-cell>
          <table:table-cell table:style-name="ce7" table:formula="of:=[.D717]-[.C71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table:style-name="ce9" office:value-type="float" office:value="348.375030517578" calcext:value-type="float">
            <text:p>348.375</text:p>
          </table:table-cell>
          <table:table-cell table:style-name="ce9" office:value-type="float" office:value="348.333374023438" calcext:value-type="float">
            <text:p>348.333</text:p>
          </table:table-cell>
          <table:table-cell table:style-name="ce9" office:value-type="float" office:value="348.416687011719" calcext:value-type="float">
            <text:p>348.417</text:p>
          </table:table-cell>
          <table:table-cell table:style-name="ce7" table:formula="of:=[.D718]-[.C71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table:style-name="ce9" office:value-type="float" office:value="348.458374023438" calcext:value-type="float">
            <text:p>348.458</text:p>
          </table:table-cell>
          <table:table-cell table:style-name="ce9" office:value-type="float" office:value="348.416687011719" calcext:value-type="float">
            <text:p>348.417</text:p>
          </table:table-cell>
          <table:table-cell table:style-name="ce9" office:value-type="float" office:value="348.500030517578" calcext:value-type="float">
            <text:p>348.500</text:p>
          </table:table-cell>
          <table:table-cell table:style-name="ce7" table:formula="of:=[.D719]-[.C71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table:style-name="ce9" office:value-type="float" office:value="348.541687011719" calcext:value-type="float">
            <text:p>348.542</text:p>
          </table:table-cell>
          <table:table-cell table:style-name="ce9" office:value-type="float" office:value="348.500030517578" calcext:value-type="float">
            <text:p>348.500</text:p>
          </table:table-cell>
          <table:table-cell table:style-name="ce9" office:value-type="float" office:value="348.583374023438" calcext:value-type="float">
            <text:p>348.583</text:p>
          </table:table-cell>
          <table:table-cell table:style-name="ce7" table:formula="of:=[.D720]-[.C72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9" office:value-type="float" office:value="348.625030517578" calcext:value-type="float">
            <text:p>348.625</text:p>
          </table:table-cell>
          <table:table-cell table:style-name="ce9" office:value-type="float" office:value="348.583374023438" calcext:value-type="float">
            <text:p>348.583</text:p>
          </table:table-cell>
          <table:table-cell table:style-name="ce9" office:value-type="float" office:value="348.666687011719" calcext:value-type="float">
            <text:p>348.667</text:p>
          </table:table-cell>
          <table:table-cell table:style-name="ce7" table:formula="of:=[.D721]-[.C72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table:style-name="ce9" office:value-type="float" office:value="348.708374023438" calcext:value-type="float">
            <text:p>348.708</text:p>
          </table:table-cell>
          <table:table-cell table:style-name="ce9" office:value-type="float" office:value="348.666687011719" calcext:value-type="float">
            <text:p>348.667</text:p>
          </table:table-cell>
          <table:table-cell table:style-name="ce9" office:value-type="float" office:value="348.750030517578" calcext:value-type="float">
            <text:p>348.750</text:p>
          </table:table-cell>
          <table:table-cell table:style-name="ce7" table:formula="of:=[.D722]-[.C72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table:style-name="ce9" office:value-type="float" office:value="348.791687011719" calcext:value-type="float">
            <text:p>348.792</text:p>
          </table:table-cell>
          <table:table-cell table:style-name="ce9" office:value-type="float" office:value="348.750030517578" calcext:value-type="float">
            <text:p>348.750</text:p>
          </table:table-cell>
          <table:table-cell table:style-name="ce9" office:value-type="float" office:value="348.833374023438" calcext:value-type="float">
            <text:p>348.833</text:p>
          </table:table-cell>
          <table:table-cell table:style-name="ce7" table:formula="of:=[.D723]-[.C72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table:style-name="ce9" office:value-type="float" office:value="348.875030517578" calcext:value-type="float">
            <text:p>348.875</text:p>
          </table:table-cell>
          <table:table-cell table:style-name="ce9" office:value-type="float" office:value="348.833374023438" calcext:value-type="float">
            <text:p>348.833</text:p>
          </table:table-cell>
          <table:table-cell table:style-name="ce9" office:value-type="float" office:value="348.916687011719" calcext:value-type="float">
            <text:p>348.917</text:p>
          </table:table-cell>
          <table:table-cell table:style-name="ce7" table:formula="of:=[.D724]-[.C72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9" office:value-type="float" office:value="348.958374023438" calcext:value-type="float">
            <text:p>348.958</text:p>
          </table:table-cell>
          <table:table-cell table:style-name="ce9" office:value-type="float" office:value="348.916687011719" calcext:value-type="float">
            <text:p>348.917</text:p>
          </table:table-cell>
          <table:table-cell table:style-name="ce9" office:value-type="float" office:value="349.000030517578" calcext:value-type="float">
            <text:p>349.000</text:p>
          </table:table-cell>
          <table:table-cell table:style-name="ce7" table:formula="of:=[.D725]-[.C72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9" office:value-type="float" office:value="349.041687011719" calcext:value-type="float">
            <text:p>349.042</text:p>
          </table:table-cell>
          <table:table-cell table:style-name="ce9" office:value-type="float" office:value="349.000030517578" calcext:value-type="float">
            <text:p>349.000</text:p>
          </table:table-cell>
          <table:table-cell table:style-name="ce9" office:value-type="float" office:value="349.083374023438" calcext:value-type="float">
            <text:p>349.083</text:p>
          </table:table-cell>
          <table:table-cell table:style-name="ce7" table:formula="of:=[.D726]-[.C72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9" office:value-type="float" office:value="349.125030517578" calcext:value-type="float">
            <text:p>349.125</text:p>
          </table:table-cell>
          <table:table-cell table:style-name="ce9" office:value-type="float" office:value="349.083374023438" calcext:value-type="float">
            <text:p>349.083</text:p>
          </table:table-cell>
          <table:table-cell table:style-name="ce9" office:value-type="float" office:value="349.166687011719" calcext:value-type="float">
            <text:p>349.167</text:p>
          </table:table-cell>
          <table:table-cell table:style-name="ce7" table:formula="of:=[.D727]-[.C727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table:style-name="ce9" office:value-type="float" office:value="349.208374023438" calcext:value-type="float">
            <text:p>349.208</text:p>
          </table:table-cell>
          <table:table-cell table:style-name="ce9" office:value-type="float" office:value="349.166687011719" calcext:value-type="float">
            <text:p>349.167</text:p>
          </table:table-cell>
          <table:table-cell table:style-name="ce9" office:value-type="float" office:value="349.250030517578" calcext:value-type="float">
            <text:p>349.250</text:p>
          </table:table-cell>
          <table:table-cell table:style-name="ce7" table:formula="of:=[.D728]-[.C728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table:style-name="ce9" office:value-type="float" office:value="349.291687011719" calcext:value-type="float">
            <text:p>349.292</text:p>
          </table:table-cell>
          <table:table-cell table:style-name="ce9" office:value-type="float" office:value="349.250030517578" calcext:value-type="float">
            <text:p>349.250</text:p>
          </table:table-cell>
          <table:table-cell table:style-name="ce9" office:value-type="float" office:value="349.333374023438" calcext:value-type="float">
            <text:p>349.333</text:p>
          </table:table-cell>
          <table:table-cell table:style-name="ce7" table:formula="of:=[.D729]-[.C729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9" office:value-type="float" office:value="349.375030517578" calcext:value-type="float">
            <text:p>349.375</text:p>
          </table:table-cell>
          <table:table-cell table:style-name="ce9" office:value-type="float" office:value="349.333374023438" calcext:value-type="float">
            <text:p>349.333</text:p>
          </table:table-cell>
          <table:table-cell table:style-name="ce9" office:value-type="float" office:value="349.416687011719" calcext:value-type="float">
            <text:p>349.417</text:p>
          </table:table-cell>
          <table:table-cell table:style-name="ce7" table:formula="of:=[.D730]-[.C730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9" office:value-type="float" office:value="349.458374023438" calcext:value-type="float">
            <text:p>349.458</text:p>
          </table:table-cell>
          <table:table-cell table:style-name="ce9" office:value-type="float" office:value="349.416687011719" calcext:value-type="float">
            <text:p>349.417</text:p>
          </table:table-cell>
          <table:table-cell table:style-name="ce9" office:value-type="float" office:value="349.500030517578" calcext:value-type="float">
            <text:p>349.500</text:p>
          </table:table-cell>
          <table:table-cell table:style-name="ce7" table:formula="of:=[.D731]-[.C731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9" office:value-type="float" office:value="349.541687011719" calcext:value-type="float">
            <text:p>349.542</text:p>
          </table:table-cell>
          <table:table-cell table:style-name="ce9" office:value-type="float" office:value="349.500030517578" calcext:value-type="float">
            <text:p>349.500</text:p>
          </table:table-cell>
          <table:table-cell table:style-name="ce9" office:value-type="float" office:value="349.583374023438" calcext:value-type="float">
            <text:p>349.583</text:p>
          </table:table-cell>
          <table:table-cell table:style-name="ce7" table:formula="of:=[.D732]-[.C732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table:style-name="ce9" office:value-type="float" office:value="349.625030517578" calcext:value-type="float">
            <text:p>349.625</text:p>
          </table:table-cell>
          <table:table-cell table:style-name="ce9" office:value-type="float" office:value="349.583374023438" calcext:value-type="float">
            <text:p>349.583</text:p>
          </table:table-cell>
          <table:table-cell table:style-name="ce9" office:value-type="float" office:value="349.666687011719" calcext:value-type="float">
            <text:p>349.667</text:p>
          </table:table-cell>
          <table:table-cell table:style-name="ce7" table:formula="of:=[.D733]-[.C733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table:style-name="ce9" office:value-type="float" office:value="349.708374023438" calcext:value-type="float">
            <text:p>349.708</text:p>
          </table:table-cell>
          <table:table-cell table:style-name="ce9" office:value-type="float" office:value="349.666687011719" calcext:value-type="float">
            <text:p>349.667</text:p>
          </table:table-cell>
          <table:table-cell table:style-name="ce9" office:value-type="float" office:value="349.750030517578" calcext:value-type="float">
            <text:p>349.750</text:p>
          </table:table-cell>
          <table:table-cell table:style-name="ce7" table:formula="of:=[.D734]-[.C734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9" office:value-type="float" office:value="349.791687011719" calcext:value-type="float">
            <text:p>349.792</text:p>
          </table:table-cell>
          <table:table-cell table:style-name="ce9" office:value-type="float" office:value="349.750030517578" calcext:value-type="float">
            <text:p>349.750</text:p>
          </table:table-cell>
          <table:table-cell table:style-name="ce9" office:value-type="float" office:value="349.833374023438" calcext:value-type="float">
            <text:p>349.833</text:p>
          </table:table-cell>
          <table:table-cell table:style-name="ce7" table:formula="of:=[.D735]-[.C735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9" office:value-type="float" office:value="349.875030517578" calcext:value-type="float">
            <text:p>349.875</text:p>
          </table:table-cell>
          <table:table-cell table:style-name="ce9" office:value-type="float" office:value="349.833374023438" calcext:value-type="float">
            <text:p>349.833</text:p>
          </table:table-cell>
          <table:table-cell table:style-name="ce9" office:value-type="float" office:value="349.916687011719" calcext:value-type="float">
            <text:p>349.917</text:p>
          </table:table-cell>
          <table:table-cell table:style-name="ce7" table:formula="of:=[.D736]-[.C736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9" office:value-type="float" office:value="349.958374023438" calcext:value-type="float">
            <text:p>349.958</text:p>
          </table:table-cell>
          <table:table-cell table:style-name="ce9" office:value-type="float" office:value="349.916687011719" calcext:value-type="float">
            <text:p>349.917</text:p>
          </table:table-cell>
          <table:table-cell table:style-name="ce9" office:value-type="float" office:value="350.000030517578" calcext:value-type="float">
            <text:p>350.000</text:p>
          </table:table-cell>
          <table:table-cell table:style-name="ce7" table:formula="of:=[.D737]-[.C737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table:style-name="ce9" office:value-type="float" office:value="350.041687011719" calcext:value-type="float">
            <text:p>350.042</text:p>
          </table:table-cell>
          <table:table-cell table:style-name="ce9" office:value-type="float" office:value="350.000030517578" calcext:value-type="float">
            <text:p>350.000</text:p>
          </table:table-cell>
          <table:table-cell table:style-name="ce9" office:value-type="float" office:value="350.083374023438" calcext:value-type="float">
            <text:p>350.083</text:p>
          </table:table-cell>
          <table:table-cell table:style-name="ce7" table:formula="of:=[.D738]-[.C738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table:style-name="ce9" office:value-type="float" office:value="350.125030517578" calcext:value-type="float">
            <text:p>350.125</text:p>
          </table:table-cell>
          <table:table-cell table:style-name="ce9" office:value-type="float" office:value="350.083374023438" calcext:value-type="float">
            <text:p>350.083</text:p>
          </table:table-cell>
          <table:table-cell table:style-name="ce9" office:value-type="float" office:value="350.166687011719" calcext:value-type="float">
            <text:p>350.167</text:p>
          </table:table-cell>
          <table:table-cell table:style-name="ce7" table:formula="of:=[.D739]-[.C739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table:style-name="ce9" office:value-type="float" office:value="350.208374023438" calcext:value-type="float">
            <text:p>350.208</text:p>
          </table:table-cell>
          <table:table-cell table:style-name="ce9" office:value-type="float" office:value="350.166687011719" calcext:value-type="float">
            <text:p>350.167</text:p>
          </table:table-cell>
          <table:table-cell table:style-name="ce9" office:value-type="float" office:value="350.250030517578" calcext:value-type="float">
            <text:p>350.250</text:p>
          </table:table-cell>
          <table:table-cell table:style-name="ce7" table:formula="of:=[.D740]-[.C740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9" office:value-type="float" office:value="350.291687011719" calcext:value-type="float">
            <text:p>350.292</text:p>
          </table:table-cell>
          <table:table-cell table:style-name="ce9" office:value-type="float" office:value="350.250030517578" calcext:value-type="float">
            <text:p>350.250</text:p>
          </table:table-cell>
          <table:table-cell table:style-name="ce9" office:value-type="float" office:value="350.333374023438" calcext:value-type="float">
            <text:p>350.333</text:p>
          </table:table-cell>
          <table:table-cell table:style-name="ce7" table:formula="of:=[.D741]-[.C741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table:style-name="ce9" office:value-type="float" office:value="350.375030517578" calcext:value-type="float">
            <text:p>350.375</text:p>
          </table:table-cell>
          <table:table-cell table:style-name="ce9" office:value-type="float" office:value="350.333374023438" calcext:value-type="float">
            <text:p>350.333</text:p>
          </table:table-cell>
          <table:table-cell table:style-name="ce9" office:value-type="float" office:value="350.416687011719" calcext:value-type="float">
            <text:p>350.417</text:p>
          </table:table-cell>
          <table:table-cell table:style-name="ce7" table:formula="of:=[.D742]-[.C742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table:style-name="ce9" office:value-type="float" office:value="350.458374023438" calcext:value-type="float">
            <text:p>350.458</text:p>
          </table:table-cell>
          <table:table-cell table:style-name="ce9" office:value-type="float" office:value="350.416687011719" calcext:value-type="float">
            <text:p>350.417</text:p>
          </table:table-cell>
          <table:table-cell table:style-name="ce9" office:value-type="float" office:value="350.500030517578" calcext:value-type="float">
            <text:p>350.500</text:p>
          </table:table-cell>
          <table:table-cell table:style-name="ce7" table:formula="of:=[.D743]-[.C743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table:style-name="ce9" office:value-type="float" office:value="350.541687011719" calcext:value-type="float">
            <text:p>350.542</text:p>
          </table:table-cell>
          <table:table-cell table:style-name="ce9" office:value-type="float" office:value="350.500030517578" calcext:value-type="float">
            <text:p>350.500</text:p>
          </table:table-cell>
          <table:table-cell table:style-name="ce9" office:value-type="float" office:value="350.583374023438" calcext:value-type="float">
            <text:p>350.583</text:p>
          </table:table-cell>
          <table:table-cell table:style-name="ce7" table:formula="of:=[.D744]-[.C744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table:style-name="ce9" office:value-type="float" office:value="350.625030517578" calcext:value-type="float">
            <text:p>350.625</text:p>
          </table:table-cell>
          <table:table-cell table:style-name="ce9" office:value-type="float" office:value="350.583374023438" calcext:value-type="float">
            <text:p>350.583</text:p>
          </table:table-cell>
          <table:table-cell table:style-name="ce9" office:value-type="float" office:value="350.666687011719" calcext:value-type="float">
            <text:p>350.667</text:p>
          </table:table-cell>
          <table:table-cell table:style-name="ce7" table:formula="of:=[.D745]-[.C745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9" office:value-type="float" office:value="350.708374023438" calcext:value-type="float">
            <text:p>350.708</text:p>
          </table:table-cell>
          <table:table-cell table:style-name="ce9" office:value-type="float" office:value="350.666687011719" calcext:value-type="float">
            <text:p>350.667</text:p>
          </table:table-cell>
          <table:table-cell table:style-name="ce9" office:value-type="float" office:value="350.750030517578" calcext:value-type="float">
            <text:p>350.750</text:p>
          </table:table-cell>
          <table:table-cell table:style-name="ce7" table:formula="of:=[.D746]-[.C746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table:style-name="ce9" office:value-type="float" office:value="350.791687011719" calcext:value-type="float">
            <text:p>350.792</text:p>
          </table:table-cell>
          <table:table-cell table:style-name="ce9" office:value-type="float" office:value="350.750030517578" calcext:value-type="float">
            <text:p>350.750</text:p>
          </table:table-cell>
          <table:table-cell table:style-name="ce9" office:value-type="float" office:value="350.833374023438" calcext:value-type="float">
            <text:p>350.833</text:p>
          </table:table-cell>
          <table:table-cell table:style-name="ce7" table:formula="of:=[.D747]-[.C747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table:style-name="ce9" office:value-type="float" office:value="350.875030517578" calcext:value-type="float">
            <text:p>350.875</text:p>
          </table:table-cell>
          <table:table-cell table:style-name="ce9" office:value-type="float" office:value="350.833374023438" calcext:value-type="float">
            <text:p>350.833</text:p>
          </table:table-cell>
          <table:table-cell table:style-name="ce9" office:value-type="float" office:value="350.916687011719" calcext:value-type="float">
            <text:p>350.917</text:p>
          </table:table-cell>
          <table:table-cell table:style-name="ce7" table:formula="of:=[.D748]-[.C748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table:style-name="ce9" office:value-type="float" office:value="350.958374023438" calcext:value-type="float">
            <text:p>350.958</text:p>
          </table:table-cell>
          <table:table-cell table:style-name="ce9" office:value-type="float" office:value="350.916687011719" calcext:value-type="float">
            <text:p>350.917</text:p>
          </table:table-cell>
          <table:table-cell table:style-name="ce9" office:value-type="float" office:value="351.000030517578" calcext:value-type="float">
            <text:p>351.000</text:p>
          </table:table-cell>
          <table:table-cell table:style-name="ce7" table:formula="of:=[.D749]-[.C749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table:style-name="ce9" office:value-type="float" office:value="351.041687011719" calcext:value-type="float">
            <text:p>351.042</text:p>
          </table:table-cell>
          <table:table-cell table:style-name="ce9" office:value-type="float" office:value="351.000030517578" calcext:value-type="float">
            <text:p>351.000</text:p>
          </table:table-cell>
          <table:table-cell table:style-name="ce9" office:value-type="float" office:value="351.083374023438" calcext:value-type="float">
            <text:p>351.083</text:p>
          </table:table-cell>
          <table:table-cell table:style-name="ce7" table:formula="of:=[.D750]-[.C750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9" office:value-type="float" office:value="351.125030517578" calcext:value-type="float">
            <text:p>351.125</text:p>
          </table:table-cell>
          <table:table-cell table:style-name="ce9" office:value-type="float" office:value="351.083374023438" calcext:value-type="float">
            <text:p>351.083</text:p>
          </table:table-cell>
          <table:table-cell table:style-name="ce9" office:value-type="float" office:value="351.166687011719" calcext:value-type="float">
            <text:p>351.167</text:p>
          </table:table-cell>
          <table:table-cell table:style-name="ce7" table:formula="of:=[.D751]-[.C751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table:style-name="ce9" office:value-type="float" office:value="351.208374023438" calcext:value-type="float">
            <text:p>351.208</text:p>
          </table:table-cell>
          <table:table-cell table:style-name="ce9" office:value-type="float" office:value="351.166687011719" calcext:value-type="float">
            <text:p>351.167</text:p>
          </table:table-cell>
          <table:table-cell table:style-name="ce9" office:value-type="float" office:value="351.250030517578" calcext:value-type="float">
            <text:p>351.250</text:p>
          </table:table-cell>
          <table:table-cell table:style-name="ce7" table:formula="of:=[.D752]-[.C752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table:style-name="ce9" office:value-type="float" office:value="351.291687011719" calcext:value-type="float">
            <text:p>351.292</text:p>
          </table:table-cell>
          <table:table-cell table:style-name="ce9" office:value-type="float" office:value="351.250030517578" calcext:value-type="float">
            <text:p>351.250</text:p>
          </table:table-cell>
          <table:table-cell table:style-name="ce9" office:value-type="float" office:value="351.333374023438" calcext:value-type="float">
            <text:p>351.333</text:p>
          </table:table-cell>
          <table:table-cell table:style-name="ce7" table:formula="of:=[.D753]-[.C753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table:style-name="ce9" office:value-type="float" office:value="351.375030517578" calcext:value-type="float">
            <text:p>351.375</text:p>
          </table:table-cell>
          <table:table-cell table:style-name="ce9" office:value-type="float" office:value="351.333374023438" calcext:value-type="float">
            <text:p>351.333</text:p>
          </table:table-cell>
          <table:table-cell table:style-name="ce9" office:value-type="float" office:value="351.416687011719" calcext:value-type="float">
            <text:p>351.417</text:p>
          </table:table-cell>
          <table:table-cell table:style-name="ce7" table:formula="of:=[.D754]-[.C754]" office:value-type="float" office:value="0.0833129882809658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9" office:value-type="float" office:value="351.458374023438" calcext:value-type="float">
            <text:p>351.458</text:p>
          </table:table-cell>
          <table:table-cell table:style-name="ce9" office:value-type="float" office:value="351.416687011719" calcext:value-type="float">
            <text:p>351.417</text:p>
          </table:table-cell>
          <table:table-cell table:style-name="ce9" office:value-type="float" office:value="351.500030517578" calcext:value-type="float">
            <text:p>351.500</text:p>
          </table:table-cell>
          <table:table-cell table:style-name="ce7" table:formula="of:=[.D755]-[.C755]" office:value-type="float" office:value="0.0833435058590339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9" office:value-type="float" office:value="351.541687011719" calcext:value-type="float">
            <text:p>351.542</text:p>
          </table:table-cell>
          <table:table-cell table:style-name="ce9" office:value-type="float" office:value="351.500030517578" calcext:value-type="float">
            <text:p>351.500</text:p>
          </table:table-cell>
          <table:table-cell table:style-name="ce9" office:value-type="float" office:value="351.583374023438" calcext:value-type="float">
            <text:p>351.583</text:p>
          </table:table-cell>
          <table:table-cell table:style-name="ce7" table:formula="of:=[.D756]-[.C756]" office:value-type="float" office:value="0.0833435058600003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9" office:value-type="float" office:value="351.625030517578" calcext:value-type="float">
            <text:p>351.625</text:p>
          </table:table-cell>
          <table:table-cell table:style-name="ce9" office:value-type="float" office:value="351.583374023438" calcext:value-type="float">
            <text:p>351.583</text:p>
          </table:table-cell>
          <table:table-cell table:style-name="ce9" office:value-type="float" office:value="351.666" calcext:value-type="float">
            <text:p>351.666</text:p>
          </table:table-cell>
          <table:table-cell table:style-name="ce7" table:formula="of:=[.D757]-[.C757]" office:value-type="float" office:value="0.0826259765619852" calcext:value-type="float">
            <text:p>0.083</text:p>
          </table:table-cell>
          <table:table-cell table:style-name="ce14"/>
          <table:table-cell table:style-name="ce9" table:number-columns-repeated="4"/>
          <table:table-cell table:number-columns-repeated="1014"/>
        </table:table-row>
        <table:table-row table:style-name="ro2" table:number-rows-repeated="10478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112:Sheet1.K112">
            <calcext:condition calcext:apply-style-name="Untitled1" calcext:value="formula-is(MOD(ROW()+1;2=1))" calcext:base-cell-address="Sheet1.K112"/>
          </calcext:conditional-format>
          <calcext:conditional-format calcext:target-range-address="Sheet1.J2:Sheet1.J513 Sheet1.A194:Sheet1.A757 Sheet1.A2:Sheet1.C193 Sheet1.E134:Sheet1.E392 Sheet1.F134:Sheet1.F513 Sheet1.E2:Sheet1.H133 Sheet1.G134:Sheet1.H193 Sheet1.E393:Sheet1.E757">
            <calcext:condition calcext:apply-style-name="Untitled2" calcext:value="formula-is(MOD(ROW()+1;2=1))" calcext:base-cell-address="Sheet1.A2"/>
            <calcext:condition calcext:apply-style-name="Accent" calcext:value="=0" calcext:base-cell-address="Sheet1.A2"/>
          </calcext:conditional-format>
          <calcext:conditional-format calcext:target-range-address="Sheet1.A2:Sheet1.C133 Sheet1.F134:Sheet1.F513 Sheet1.E2:Sheet1.H133 Sheet1.J2:Sheet1.J513">
            <calcext:condition calcext:apply-style-name="Untitled2" calcext:value="formula-is(MOD(ROW()+1;2=1))" calcext:base-cell-address="Sheet1.A2"/>
            <calcext:condition calcext:apply-style-name="Accent" calcext:value="=0" calcext:base-cell-address="Sheet1.A2"/>
          </calcext:conditional-format>
          <calcext:conditional-format calcext:target-range-address="Sheet1.A1:Sheet1.J1 Sheet1.A2:Sheet1.C133 Sheet1.J2:Sheet1.J512 Sheet1.F134:Sheet1.F513 Sheet1.E2:Sheet1.H133 Sheet1.J513:Sheet1.J513">
            <calcext:condition calcext:apply-style-name="Untitled2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E134:Sheet1.E392 Sheet1.A194:Sheet1.A757 Sheet1.A134:Sheet1.C193 Sheet1.E393:Sheet1.E757">
            <calcext:condition calcext:apply-style-name="Untitled4" calcext:value="formula-is(ISODD(ROW()))" calcext:base-cell-address="Sheet1.A134"/>
          </calcext:conditional-format>
          <calcext:conditional-format calcext:target-range-address="Sheet1.A1:Sheet1.J1 Sheet1.A386:Sheet1.A757 Sheet1.E262:Sheet1.E757 Sheet1.F262:Sheet1.F513 Sheet1.A2:Sheet1.C385 Sheet1.J2:Sheet1.J513 Sheet1.G262:Sheet1.H385 Sheet1.E2:Sheet1.H261">
            <calcext:condition calcext:apply-style-name="Untitled5" calcext:value="formula-is(ISODD(ROW()))" calcext:base-cell-address="Sheet1.A1"/>
          </calcext:conditional-format>
          <calcext:conditional-format calcext:target-range-address="Sheet1.D2:Sheet1.D192">
            <calcext:condition calcext:apply-style-name="Untitled2" calcext:value="formula-is(MOD(ROW()+1;2=1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2:Sheet1.D132">
            <calcext:condition calcext:apply-style-name="Untitled2" calcext:value="formula-is(MOD(ROW()+1;2=1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2:Sheet1.D132">
            <calcext:condition calcext:apply-style-name="Untitled2" calcext:value="formula-is(ISODD(ROW()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133:Sheet1.D192">
            <calcext:condition calcext:apply-style-name="Untitled4" calcext:value="formula-is(ISODD(ROW()))" calcext:base-cell-address="Sheet1.D133"/>
          </calcext:conditional-format>
          <calcext:conditional-format calcext:target-range-address="Sheet1.D2:Sheet1.D384">
            <calcext:condition calcext:apply-style-name="Untitled5" calcext:value="formula-is(ISODD(ROW()))" calcext:base-cell-address="Sheet1.D2"/>
          </calcext:conditional-format>
          <calcext:conditional-format calcext:target-range-address="Sheet1.A1:Sheet1.J1 Sheet1.A514:Sheet1.J757 Sheet1.A2:Sheet1.H757 Sheet1.J2:Sheet1.J513 Sheet1.A513:Sheet1.I757">
            <calcext:condition calcext:apply-style-name="Untitled6" calcext:value="formula-is(ISODD(ROW()))" calcext:base-cell-address="Sheet1.A1"/>
          </calcext:conditional-format>
          <calcext:conditional-format calcext:target-range-address="Sheet1.I2:Sheet1.I192">
            <calcext:condition calcext:apply-style-name="Untitled2" calcext:value="formula-is(MOD(ROW()+1;2=1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I2:Sheet1.I132">
            <calcext:condition calcext:apply-style-name="Untitled2" calcext:value="formula-is(MOD(ROW()+1;2=1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I2:Sheet1.I132">
            <calcext:condition calcext:apply-style-name="Untitled2" calcext:value="formula-is(ISODD(ROW()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I2:Sheet1.I384">
            <calcext:condition calcext:apply-style-name="Untitled5" calcext:value="formula-is(ISODD(ROW()))" calcext:base-cell-address="Sheet1.I2"/>
          </calcext:conditional-format>
          <calcext:conditional-format calcext:target-range-address="Sheet1.I2:Sheet1.I511">
            <calcext:condition calcext:apply-style-name="Untitled6" calcext:value="formula-is(ISODD(ROW()))" calcext:base-cell-address="Sheet1.I2"/>
          </calcext:conditional-format>
          <calcext:conditional-format calcext:target-range-address="Sheet1.I512:Sheet1.I512">
            <calcext:condition calcext:apply-style-name="Untitled6" calcext:value="formula-is(ISODD(ROW()))" calcext:base-cell-address="Sheet1.I5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adc5e7"/>
    </style:style>
    <style:style style:name="Untitled2" style:family="table-cell" style:parent-style-name="Default">
      <style:table-cell-properties fo:background-color="#adc5e7"/>
    </style:style>
    <style:style style:name="Untitled3" style:family="table-cell" style:parent-style-name="Default">
      <style:table-cell-properties fo:background-color="#adc5e7"/>
    </style:style>
    <style:style style:name="Untitled4" style:family="table-cell" style:parent-style-name="Default">
      <style:table-cell-properties fo:background-color="#adc5e7"/>
    </style:style>
    <style:style style:name="Untitled5" style:family="table-cell" style:parent-style-name="Default">
      <style:table-cell-properties fo:background-color="#adc5e7"/>
    </style:style>
    <style:style style:name="Untitled6" style:family="table-cell" style:parent-style-name="Default">
      <style:table-cell-properties fo:background-color="#adc5e7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32:08.797580967</meta:creation-date>
    <meta:generator>LibreOffice/6.0.7.3$Linux_X86_64 LibreOffice_project/00m0$Build-3</meta:generator>
    <dc:date>2019-09-26T13:23:48.925684427</dc:date>
    <meta:editing-duration>PT1H51M37S</meta:editing-duration>
    <meta:editing-cycles>8</meta:editing-cycles>
    <meta:document-statistic meta:table-count="1" meta:cell-count="6350" meta:object-count="0"/>
  </office:meta>
</office:document-meta>
</file>